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258cm"/>
    </style:style>
    <style:style style:name="co3" style:family="table-column">
      <style:table-column-properties fo:break-before="auto" style:column-width="1.753cm"/>
    </style:style>
    <style:style style:name="co4" style:family="table-column">
      <style:table-column-properties fo:break-before="auto" style:column-width="7.357cm"/>
    </style:style>
    <style:style style:name="co5" style:family="table-column">
      <style:table-column-properties fo:break-before="auto" style:column-width="0.699cm"/>
    </style:style>
    <style:style style:name="co6" style:family="table-column">
      <style:table-column-properties fo:break-before="auto" style:column-width="6.553cm"/>
    </style:style>
    <style:style style:name="co7" style:family="table-column">
      <style:table-column-properties fo:break-before="auto" style:column-width="8.58cm"/>
    </style:style>
    <style:style style:name="co8" style:family="table-column">
      <style:table-column-properties fo:break-before="auto" style:column-width="2.78cm"/>
    </style:style>
    <style:style style:name="co9" style:family="table-column">
      <style:table-column-properties fo:break-before="auto" style:column-width="0.504cm"/>
    </style:style>
    <style:style style:name="co10" style:family="table-column">
      <style:table-column-properties fo:break-before="auto" style:column-width="2.584cm"/>
    </style:style>
    <style:style style:name="co11" style:family="table-column">
      <style:table-column-properties fo:break-before="auto" style:column-width="2.801cm"/>
    </style:style>
    <style:style style:name="co12" style:family="table-column">
      <style:table-column-properties fo:break-before="auto" style:column-width="3.39cm"/>
    </style:style>
    <style:style style:name="co13" style:family="table-column">
      <style:table-column-properties fo:break-before="auto" style:column-width="1.053cm"/>
    </style:style>
    <style:style style:name="co14" style:family="table-column">
      <style:table-column-properties fo:break-before="auto" style:column-width="0.915cm"/>
    </style:style>
    <style:style style:name="co15" style:family="table-column">
      <style:table-column-properties fo:break-before="auto" style:column-width="1.803cm"/>
    </style:style>
    <style:style style:name="co16" style:family="table-column">
      <style:table-column-properties fo:break-before="auto" style:column-width="3.196cm"/>
    </style:style>
    <style:style style:name="ro1" style:family="table-row">
      <style:table-row-properties style:row-height="0.478cm" fo:break-before="auto" style:use-optimal-row-height="true"/>
    </style:style>
    <style:style style:name="ro2" style:family="table-row">
      <style:table-row-properties style:row-height="0.432cm" fo:break-before="auto" style:use-optimal-row-height="true"/>
    </style:style>
    <style:style style:name="ro3" style:family="table-row">
      <style:table-row-properties style:row-height="0.446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font-name="Arial" style:font-name-asian="ＭＳ Ｐゴシック" style:font-name-complex="Mangal"/>
    </style:style>
    <style:style style:name="ce3" style:family="table-cell" style:parent-style-name="Default">
      <style:text-properties style:font-name="Times New Roman" style:font-name-asian="ＭＳ Ｐゴシック" style:font-name-complex="Mangal"/>
    </style:style>
    <style:style style:name="ce4" style:family="table-cell" style:parent-style-name="Default" style:data-style-name="N100"/>
    <style:style style:name="ce5" style:family="table-cell" style:parent-style-name="Default" style:data-style-name="N110"/>
    <style:style style:name="ce6" style:family="table-cell" style:parent-style-name="Default">
      <style:table-cell-properties fo:wrap-option="no-wrap"/>
    </style:style>
    <style:style style:name="ce7" style:family="table-cell" style:parent-style-name="Default">
      <style:table-cell-properties fo:wrap-option="no-wrap"/>
      <style:text-properties style:font-name="Arial" style:font-name-asian="ＭＳ Ｐゴシック" style:font-name-complex="Mangal"/>
    </style:style>
    <style:style style:name="T1" style:family="text">
      <style:text-properties style:font-name-asian="ＭＳ Ｐゴシック"/>
    </style:style>
  </office:automatic-styles>
  <office:body>
    <office:spreadsheet>
      <table:table table:name="概要" table:style-name="ta1">
        <office:forms form:automatic-focus="false" form:apply-design-mode="false">
          <form:form form:name="フォーム"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Default"/>
        <table:table-row table:style-name="ro1">
          <table:table-cell/>
        </table:table-row>
        <table:table-row table:style-name="ro1">
          <table:table-cell office:value-type="string" calcext:value-type="string">
            <text:p>■ライセンスに関わる表示</text:p>
          </table:table-cell>
        </table:table-row>
        <table:table-row table:style-name="ro1">
          <table:table-cell/>
        </table:table-row>
        <table:table-row table:style-name="ro1">
          <table:table-cell office:value-type="string" calcext:value-type="string">
            <text:p>この 作品 は <text:a xlink:href="http://creativecommons.org/licenses/by/3.0/deed.ja" xlink:type="simple">クリエイティブ・コモンズ 表示 3.0 非移植 ライセンスの下に提供されています。</text:a></text:p>
          </table:table-cell>
        </table:table-row>
        <table:table-row table:style-name="ro1" table:number-rows-repeated="2">
          <table:table-cell/>
        </table:table-row>
        <table:table-row table:style-name="ro1">
          <table:table-cell office:value-type="string" calcext:value-type="string">
            <text:p>■著作権表示</text:p>
          </table:table-cell>
        </table:table-row>
        <table:table-row table:style-name="ro1">
          <table:table-cell/>
        </table:table-row>
        <table:table-row table:style-name="ro1">
          <table:table-cell office:value-type="string" calcext:value-type="string">
            <text:p>作成者： @eida_s (<text:a xlink:href="https://twitter.com/eida_s" xlink:type="simple">https://twitter.com/eida_s</text:a>)</text:p>
          </table:table-cell>
        </table:table-row>
        <table:table-row table:style-name="ro1">
          <table:table-cell office:value-type="string" calcext:value-type="string">
            <text:p>作成日： 2013/5/1</text:p>
          </table:table-cell>
        </table:table-row>
        <table:table-row table:style-name="ro1">
          <table:table-cell/>
        </table:table-row>
        <table:table-row table:style-name="ro1">
          <table:table-cell office:value-type="string" calcext:value-type="string">
            <text:p>【問題データ作成の背景】</text:p>
          </table:table-cell>
        </table:table-row>
        <table:table-row table:style-name="ro1">
          <table:table-cell/>
        </table:table-row>
        <table:table-row table:style-name="ro1">
          <table:table-cell office:value-type="string" calcext:value-type="string">
            <text:p>作者は、1980年代から90年代のカプコンのアーケードのクイズゲーム（「ハテナの冒険」「殿様の野望」など）をよく遊んでいて、これと似たような雰囲気の問題が出題されるクイズゲームを作りたいと考えました。</text:p>
          </table:table-cell>
        </table:table-row>
        <table:table-row table:style-name="ro1">
          <table:table-cell office:value-type="string" calcext:value-type="string">
            <text:p>このクイズゲームのための作成したのが、本問題データです。</text:p>
          </table:table-cell>
        </table:table-row>
        <table:table-row table:style-name="ro1">
          <table:table-cell office:value-type="string" calcext:value-type="string">
            <text:p>作者がお手本とした作品の問題データの特徴としては以下が挙げられます。</text:p>
          </table:table-cell>
        </table:table-row>
        <table:table-row table:style-name="ro1">
          <table:table-cell/>
        </table:table-row>
        <table:table-row table:style-name="ro1">
          <table:table-cell office:value-type="string" calcext:value-type="string">
            <text:p>・問題に対する解答を知らなくとも、選択肢から推理可能な問題が多く含まれている</text:p>
          </table:table-cell>
        </table:table-row>
        <table:table-row table:style-name="ro1">
          <table:table-cell office:value-type="string" calcext:value-type="string">
            <text:p>・単にマニアが知識を競うような内容のものは少なく、問題を知ることで教養を深めることができる</text:p>
          </table:table-cell>
        </table:table-row>
        <table:table-row table:style-name="ro1">
          <table:table-cell office:value-type="string" calcext:value-type="string">
            <text:p>・解答の選択肢にちょっとしたユーモアを含んだものが多く、問題を知るほど笑いを楽しむことができる</text:p>
          </table:table-cell>
        </table:table-row>
        <table:table-row table:style-name="ro1">
          <table:table-cell office:value-type="string" calcext:value-type="string">
            <text:p>・短時間で解答する、というゲームの性質にあわせて、明らかに誤りの選択肢であるのに、急いでいるとなぜか誤っているものを選択してしまうようなものがある</text:p>
          </table:table-cell>
        </table:table-row>
        <table:table-row table:style-name="ro1">
          <table:table-cell/>
        </table:table-row>
        <table:table-row table:style-name="ro1">
          <table:table-cell office:value-type="string" calcext:value-type="string">
            <text:p>今回は上記の特徴を取り入れた問題を作成することを心がけました。</text:p>
          </table:table-cell>
        </table:table-row>
        <table:table-row table:style-name="ro1">
          <table:table-cell/>
        </table:table-row>
        <table:table-row table:style-name="ro1">
          <table:table-cell office:value-type="string" calcext:value-type="string">
            <text:p>また、当初、クイズゲームを作ることが趣旨であったため、オープンソースとして提供されているクイズ問題集がないかを調べましたが、</text:p>
          </table:table-cell>
        </table:table-row>
        <table:table-row table:style-name="ro1">
          <table:table-cell office:value-type="string" calcext:value-type="string">
            <text:p>データの形式で提供されている日本語のクイズ問題データを見つけることができなかったことから、クイズゲームとは独立して問題データを提供することにしました。</text:p>
          </table:table-cell>
        </table:table-row>
        <table:table-row table:style-name="ro1">
          <table:table-cell office:value-type="string" calcext:value-type="string">
            <text:p>そのため、クリエイティブコモンズのクイズ問題集として発表することとし、今後も同様の問題集が多く発表されるようにするための基本的形式を整えました。</text:p>
          </table:table-cell>
        </table:table-row>
        <table:table-row table:style-name="ro1">
          <table:table-cell office:value-type="string" calcext:value-type="string">
            <text:p>（ターゲット層、難易度想定、ライセンシー等）</text:p>
          </table:table-cell>
        </table:table-row>
        <table:table-row table:style-name="ro1">
          <table:table-cell office:value-type="string" calcext:value-type="string">
            <text:p>問題データについては検証可能性を重視し、問題文とその解答について検証可能なWebサイトへのリンクを添付しました。</text:p>
          </table:table-cell>
        </table:table-row>
        <table:table-row table:style-name="ro1">
          <table:table-cell office:value-type="string" calcext:value-type="string">
            <text:p>その多くはwikipediaからとっています。</text:p>
          </table:table-cell>
        </table:table-row>
        <table:table-row table:style-name="ro1" table:number-rows-repeated="2">
          <table:table-cell/>
        </table:table-row>
        <table:table-row table:style-name="ro1">
          <table:table-cell office:value-type="string" calcext:value-type="string">
            <text:p>【問題データに関する事項】</text:p>
          </table:table-cell>
        </table:table-row>
        <table:table-row table:style-name="ro1">
          <table:table-cell/>
        </table:table-row>
        <table:table-row table:style-name="ro1">
          <table:table-cell office:value-type="string" calcext:value-type="string">
            <text:p>■ターゲット層</text:p>
          </table:table-cell>
        </table:table-row>
        <table:table-row table:style-name="ro1">
          <table:table-cell office:value-type="string" calcext:value-type="string">
            <text:p>2013年現在30～40代の男性で、中学・高校の頃からゲームに慣れ親しんだ世代。企業に所属し、仕事によりなんらかの定収入を得ている。プチコンmkIIを購入し、少しプログラミングを試したりしている人</text:p>
          </table:table-cell>
        </table:table-row>
        <table:table-row table:style-name="ro2">
          <table:table-cell/>
        </table:table-row>
        <table:table-row table:style-name="ro2">
          <table:table-cell office:value-type="string" calcext:value-type="string">
            <text:p>■問題集全体の出題傾向</text:p>
          </table:table-cell>
        </table:table-row>
        <table:table-row table:style-name="ro2">
          <table:table-cell office:value-type="string" calcext:value-type="string">
            <text:p>一般教養を中心として出題するが、ゲーム問題がやや多めです。</text:p>
          </table:table-cell>
        </table:table-row>
        <table:table-row table:style-name="ro3">
          <table:table-cell office:value-type="string" calcext:value-type="string">
            <text:p>また、プチコンmkII用クイズゲームの問題データとして作成したため、プチコンというソフト及びそのコミュニティーに関する問題を多く出題しています。</text:p>
          </table:table-cell>
        </table:table-row>
        <table:table-row table:style-name="ro2">
          <table:table-cell/>
        </table:table-row>
        <table:table-row table:style-name="ro1">
          <table:table-cell office:value-type="string" calcext:value-type="string">
            <text:p>■問題集全体の難易度想定</text:p>
          </table:table-cell>
        </table:table-row>
        <table:table-row table:style-name="ro1">
          <table:table-cell office:value-type="string" calcext:value-type="string">
            <text:p>・ターゲット層が特に時間の制限がなく、選択肢の中から回答する場合、10問のうち7問正解する</text:p>
          </table:table-cell>
        </table:table-row>
        <table:table-row table:style-name="ro1">
          <table:table-cell office:value-type="string" calcext:value-type="string">
            <text:p>・ターゲット層が短い時間(5秒以内)の制限の中で、選択肢の中から回答する場合、10問のうち5問正解する</text:p>
          </table:table-cell>
        </table:table-row>
        <table:table-row table:style-name="ro1">
          <table:table-cell office:value-type="string" calcext:value-type="string">
            <text:p>・ターゲット層が短い時間(5秒以内)の制限の中で、口述で回答する場合、10問のうち3問正解する</text:p>
          </table:table-cell>
        </table:table-row>
        <table:table-row table:style-name="ro1">
          <table:table-cell/>
        </table:table-row>
        <table:table-row table:style-name="ro1">
          <table:table-cell office:value-type="string" calcext:value-type="string">
            <text:p>■注意事項</text:p>
          </table:table-cell>
        </table:table-row>
        <table:table-row table:style-name="ro3">
          <table:table-cell office:value-type="string" calcext:value-type="string">
            <text:p>なお上述の通り、本問題集はスマイルブーム社のプチコンmkII用クイズゲームの問題データとして作成したため、プチコンというソフト及びそのコミュニティーに関する問題を含んでいます。</text:p>
          </table:table-cell>
        </table:table-row>
        <table:table-row table:style-name="ro1">
          <table:table-cell office:value-type="string" calcext:value-type="string">
            <text:p>これらの問題は、このコミュニティー外では一般的ではないので、それ以外の場所に配布する場合は問題集としての難易度が上がるので注意を要します。</text:p>
          </table:table-cell>
        </table:table-row>
        <table:table-row table:style-name="ro1">
          <table:table-cell office:value-type="string" calcext:value-type="string">
            <text:p>想定難易度のまま、コミュニティー外に配布したい場合には、これらの問題を削除するのがよいと思います。</text:p>
          </table:table-cell>
        </table:table-row>
        <table:table-row table:style-name="ro1" table:number-rows-repeated="2">
          <table:table-cell/>
        </table:table-row>
        <table:table-row table:style-name="ro1">
          <table:table-cell office:value-type="string" calcext:value-type="string">
            <text:p>【問題データのフォーマット】</text:p>
          </table:table-cell>
        </table:table-row>
      </table:table>
      <table:table table:name="問題の保守性について" table:style-name="ta1">
        <table:table-column table:style-name="co1" table:default-cell-style-name="Default"/>
        <table:table-row table:style-name="ro1">
          <table:table-cell office:value-type="string" calcext:value-type="string">
            <text:p>【問題の保守性について】</text:p>
          </table:table-cell>
        </table:table-row>
        <table:table-row table:style-name="ro2">
          <table:table-cell office:value-type="string" calcext:value-type="string">
            <text:p>この問題データを作成するにあたり、まず一番最初に考えたことは、この問題データをオープンソースとしたところで、</text:p>
          </table:table-cell>
        </table:table-row>
        <table:table-row table:style-name="ro2">
          <table:table-cell office:value-type="string" calcext:value-type="string">
            <text:p>どのように他の人が問題データのメンテナンスをすることができるかです。</text:p>
          </table:table-cell>
        </table:table-row>
        <table:table-row table:style-name="ro2">
          <table:table-cell office:value-type="string" calcext:value-type="string">
            <text:p>そこで、メンテナンス作業を容易にするために、問題の検証可能性を重視することとしました。</text:p>
          </table:table-cell>
        </table:table-row>
        <table:table-row table:style-name="ro2">
          <table:table-cell/>
        </table:table-row>
        <table:table-row table:style-name="ro1">
          <table:table-cell office:value-type="string" calcext:value-type="string">
            <text:p>問題の検証可能性は、回答者の納得性の確保のためではなく、問題データのメンテナンス作業者の作業を容易にするためのものです。</text:p>
          </table:table-cell>
        </table:table-row>
        <table:table-row table:style-name="ro1">
          <table:table-cell office:value-type="string" calcext:value-type="string">
            <text:p>本問題データは、クリエイティブコモンズに基づき配布されますが、自由な改変を認めており、またそうした自由な改変を行った上で再配布を行うことは歓迎されることです。</text:p>
          </table:table-cell>
        </table:table-row>
        <table:table-row table:style-name="ro1">
          <table:table-cell office:value-type="string" calcext:value-type="string">
            <text:p>そのように多くの人の手で修正・追加がなされることを想定して、問題データのメンテナンスは、特定個人の知識に依存するのではなく、不特定多数の人が作業できるようにしておきたいと考えました。</text:p>
          </table:table-cell>
        </table:table-row>
        <table:table-row table:style-name="ro1">
          <table:table-cell office:value-type="string" calcext:value-type="string">
            <text:p>ある知識情報から、どのような問題を組み立てるかは問題作成者の創意によりますが、クイズである以上、問題とその回答は、客観的に一意に決まるものでなくてはなりません。</text:p>
          </table:table-cell>
        </table:table-row>
        <table:table-row table:style-name="ro2">
          <table:table-cell office:value-type="string" calcext:value-type="string">
            <text:p>しかし、最初の作成者と異なる知識領域を持ったメンテナンス者が問題の真偽を判定することは難しいと考えられます。</text:p>
          </table:table-cell>
        </table:table-row>
        <table:table-row table:style-name="ro2">
          <table:table-cell/>
        </table:table-row>
        <table:table-row table:style-name="ro4">
          <table:table-cell office:value-type="string" calcext:value-type="string">
            <text:p>そこで、問題データは原則出典を明示することとし、その出典のリンクを添付することとしました。</text:p>
          </table:table-cell>
        </table:table-row>
        <table:table-row table:style-name="ro4">
          <table:table-cell office:value-type="string" calcext:value-type="string">
            <text:p>また、出典は情報の確度がそのページ内の情報だけである程度見積もれた方が都合がよいことから、主にWikipediaの情報を採用しています。</text:p>
          </table:table-cell>
        </table:table-row>
        <table:table-row table:style-name="ro4">
          <table:table-cell office:value-type="string" calcext:value-type="string">
            <text:p>これはWikipediaの情報の信頼性が高いということではなく、情報の検証が可能であるように執筆者に求めていることから、</text:p>
          </table:table-cell>
        </table:table-row>
        <table:table-row table:style-name="ro4">
          <table:table-cell office:value-type="string" calcext:value-type="string">
            <text:p>検証可能性がある程度以上のレベルにあると思われるからです。</text:p>
          </table:table-cell>
        </table:table-row>
      </table:table>
      <table:table table:name="問題" table:style-name="ta1">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5" table:default-cell-style-name="Default"/>
        <table:table-column table:style-name="co7" table:default-cell-style-name="Default"/>
        <table:table-column table:style-name="co5"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9" table:default-cell-style-name="Default"/>
        <table:table-column table:style-name="co12" table:default-cell-style-name="Default"/>
        <table:table-column table:style-name="co9" table:default-cell-style-name="Default"/>
        <table:table-column table:style-name="co13" table:default-cell-style-name="Default"/>
        <table:table-column table:style-name="co14" table:default-cell-style-name="Default"/>
        <table:table-column table:style-name="co1" table:default-cell-style-name="Default"/>
        <table:table-column table:style-name="co15" table:default-cell-style-name="Default"/>
        <table:table-column table:style-name="co1" table:default-cell-style-name="ce6"/>
        <table:table-column table:style-name="co1" table:default-cell-style-name="Default"/>
        <table:table-row table:style-name="ro3">
          <table:table-cell office:value-type="string" calcext:value-type="string">
            <text:p>ジャンル</text:p>
          </table:table-cell>
          <table:table-cell office:value-type="string" calcext:value-type="string">
            <text:p>問題文(1行目)　24文字以内</text:p>
          </table:table-cell>
          <table:table-cell/>
          <table:table-cell office:value-type="string" calcext:value-type="string">
            <text:p>問題文(2行目)　24文字以内</text:p>
          </table:table-cell>
          <table:table-cell/>
          <table:table-cell office:value-type="string" calcext:value-type="string">
            <text:p>TALK カナ40文字以内</text:p>
          </table:table-cell>
          <table:table-cell/>
          <table:table-cell office:value-type="string" calcext:value-type="string">
            <text:p>回答 9文字以内</text:p>
          </table:table-cell>
          <table:table-cell table:number-columns-repeated="8"/>
          <table:table-cell office:value-type="string" calcext:value-type="string">
            <text:p>計</text:p>
          </table:table-cell>
          <table:table-cell office:value-type="string" calcext:value-type="string">
            <text:p>問題作成日</text:p>
          </table:table-cell>
          <table:table-cell office:value-type="string" calcext:value-type="string">
            <text:p>難度(四択でのターゲット層に対する想定)</text:p>
          </table:table-cell>
          <table:table-cell office:value-type="string" calcext:value-type="string">
            <text:p>参考URL</text:p>
          </table:table-cell>
          <table:table-cell/>
        </table:table-row>
        <table:table-row table:style-name="ro1">
          <table:table-cell office:value-type="string" calcext:value-type="string">
            <text:p>ﾌﾟﾁｺﾝ</text:p>
          </table:table-cell>
          <table:table-cell office:value-type="string" calcext:value-type="string">
            <text:p>ﾌﾟﾁｺﾝの「ﾌﾟﾁ」 これって何語？</text:p>
          </table:table-cell>
          <table:table-cell table:formula="of:=LEN([.B2])" office:value-type="float" office:value="19" calcext:value-type="float">
            <text:p>19</text:p>
          </table:table-cell>
          <table:table-cell/>
          <table:table-cell table:formula="of:=LEN([.D2])" office:value-type="float" office:value="0" calcext:value-type="float">
            <text:p>0</text:p>
          </table:table-cell>
          <table:table-cell office:value-type="string" calcext:value-type="string">
            <text:p>ﾌﾟﾁｺﾝﾉﾌﾟﾁ ｺﾚｯﾃﾅﾆｺﾞ?</text:p>
          </table:table-cell>
          <table:table-cell table:formula="of:=LEN([.F2])" office:value-type="float" office:value="19" calcext:value-type="float">
            <text:p>19</text:p>
          </table:table-cell>
          <table:table-cell office:value-type="string" calcext:value-type="string">
            <text:p>ﾌﾗﾝｽ語</text:p>
          </table:table-cell>
          <table:table-cell table:formula="of:=LEN([.H2])" office:value-type="float" office:value="5" calcext:value-type="float">
            <text:p>5</text:p>
          </table:table-cell>
          <table:table-cell office:value-type="string" calcext:value-type="string">
            <text:p>英語</text:p>
          </table:table-cell>
          <table:table-cell table:formula="of:=LEN([.J2])" office:value-type="float" office:value="2" calcext:value-type="float">
            <text:p>2</text:p>
          </table:table-cell>
          <table:table-cell office:value-type="string" calcext:value-type="string">
            <text:p>ﾀｶﾞﾛｸﾞ語</text:p>
          </table:table-cell>
          <table:table-cell table:formula="of:=LEN([.L2])" office:value-type="float" office:value="7" calcext:value-type="float">
            <text:p>7</text:p>
          </table:table-cell>
          <table:table-cell office:value-type="string" calcext:value-type="string">
            <text:p>日本語</text:p>
          </table:table-cell>
          <table:table-cell table:formula="of:=LEN([.N2])" office:value-type="float" office:value="3" calcext:value-type="float">
            <text:p>3</text:p>
          </table:table-cell>
          <table:table-cell/>
          <table:table-cell table:formula="of:=[.C2]*2+[.E2]*2+[.G2]+([.I2]+[.K2]+[.M2]+[.O2])*2+9" office:value-type="float" office:value="100" calcext:value-type="float">
            <text:p>100</text:p>
          </table:table-cell>
          <table:table-cell table:style-name="ce5" office:value-type="date" office:date-value="2013-04-30" calcext:value-type="date">
            <text:p>4月30日</text:p>
          </table:table-cell>
          <table:table-cell office:value-type="float" office:value="3" calcext:value-type="float">
            <text:p>3</text:p>
          </table:table-cell>
          <table:table-cell office:value-type="string" calcext:value-type="string">
            <text:p><text:a xlink:href="https://ja.wikipedia.org/wiki/プチ" xlink:type="simple">https://ja.wikipedia.org/wiki/%E3%83%97%E3%83%81</text:a></text:p>
          </table:table-cell>
          <table:table-cell/>
        </table:table-row>
        <table:table-row table:style-name="ro1">
          <table:table-cell office:value-type="string" calcext:value-type="string">
            <text:p>なつかし</text:p>
          </table:table-cell>
          <table:table-cell office:value-type="string" calcext:value-type="string">
            <text:p>薬師丸ひろ子の主演映画</text:p>
          </table:table-cell>
          <table:table-cell table:formula="of:=LEN([.B3])" office:value-type="float" office:value="11" calcext:value-type="float">
            <text:p>11</text:p>
          </table:table-cell>
          <table:table-cell office:value-type="string" calcext:value-type="string">
            <text:p>「ｾｰﾗｰ服と？？？」</text:p>
          </table:table-cell>
          <table:table-cell table:formula="of:=LEN([.D3])" office:value-type="float" office:value="11" calcext:value-type="float">
            <text:p>11</text:p>
          </table:table-cell>
          <table:table-cell office:value-type="string" calcext:value-type="string">
            <text:p>ﾔｸｼﾏﾙﾋﾛｺﾉｼｭｴﾝｴｲｶﾞ ｾｰﾗｰﾌｸﾄ?</text:p>
          </table:table-cell>
          <table:table-cell table:formula="of:=LEN([.F3])" office:value-type="float" office:value="26" calcext:value-type="float">
            <text:p>26</text:p>
          </table:table-cell>
          <table:table-cell office:value-type="string" calcext:value-type="string">
            <text:p>機関銃</text:p>
          </table:table-cell>
          <table:table-cell table:formula="of:=LEN([.H3])" office:value-type="float" office:value="3" calcext:value-type="float">
            <text:p>3</text:p>
          </table:table-cell>
          <table:table-cell office:value-type="string" calcext:value-type="string">
            <text:p>きかん坊</text:p>
          </table:table-cell>
          <table:table-cell table:formula="of:=LEN([.J3])" office:value-type="float" office:value="4" calcext:value-type="float">
            <text:p>4</text:p>
          </table:table-cell>
          <table:table-cell office:value-type="string" calcext:value-type="string">
            <text:p>一晩中</text:p>
          </table:table-cell>
          <table:table-cell table:formula="of:=LEN([.L3])" office:value-type="float" office:value="3" calcext:value-type="float">
            <text:p>3</text:p>
          </table:table-cell>
          <table:table-cell office:value-type="string" calcext:value-type="string">
            <text:p>五里霧中</text:p>
          </table:table-cell>
          <table:table-cell table:formula="of:=LEN([.N3])" office:value-type="float" office:value="4" calcext:value-type="float">
            <text:p>4</text:p>
          </table:table-cell>
          <table:table-cell/>
          <table:table-cell table:formula="of:=[.C3]*2+[.E3]*2+[.G3]+([.I3]+[.K3]+[.M3]+[.O3])*2+9" office:value-type="float" office:value="107" calcext:value-type="float">
            <text:p>107</text:p>
          </table:table-cell>
          <table:table-cell table:style-name="ce5" office:value-type="date" office:date-value="2013-04-30" calcext:value-type="date">
            <text:p>4月30日</text:p>
          </table:table-cell>
          <table:table-cell office:value-type="float" office:value="2" calcext:value-type="float">
            <text:p>2</text:p>
          </table:table-cell>
          <table:table-cell office:value-type="string" calcext:value-type="string">
            <text:p><text:a xlink:href="http://ja.wikipedia.org/wiki/セーラー服と機関銃" xlink:type="simple">http://ja.wikipedia.org/wiki/%E3%82%BB%E3%83%BC%E3%83%A9%E3%83%BC%E6%9C%8D%E3%81%A8%E6%A9%9F%E9%96%A2%E9%8A%83</text:a></text:p>
          </table:table-cell>
          <table:table-cell/>
        </table:table-row>
        <table:table-row table:style-name="ro1">
          <table:table-cell office:value-type="string" calcext:value-type="string">
            <text:p>ことわざ</text:p>
          </table:table-cell>
          <table:table-cell office:value-type="string" calcext:value-type="string">
            <text:p>よどみなく、すらすらしゃべるさま</text:p>
          </table:table-cell>
          <table:table-cell table:formula="of:=LEN([.B4])" office:value-type="float" office:value="16" calcext:value-type="float">
            <text:p>16</text:p>
          </table:table-cell>
          <table:table-cell office:value-type="string" calcext:value-type="string">
            <text:p>「立て板に？？？」</text:p>
          </table:table-cell>
          <table:table-cell table:formula="of:=LEN([.D4])" office:value-type="float" office:value="9" calcext:value-type="float">
            <text:p>9</text:p>
          </table:table-cell>
          <table:table-cell office:value-type="string" calcext:value-type="string">
            <text:p>ﾖﾄﾞﾐﾅｸｽﾗｽﾗｼｬﾍﾞﾙｻﾏ ﾀﾃｲﾀﾆ?</text:p>
          </table:table-cell>
          <table:table-cell table:formula="of:=LEN([.F4])" office:value-type="float" office:value="24" calcext:value-type="float">
            <text:p>24</text:p>
          </table:table-cell>
          <table:table-cell office:value-type="string" calcext:value-type="string">
            <text:p>みず</text:p>
          </table:table-cell>
          <table:table-cell table:formula="of:=LEN([.H4])" office:value-type="float" office:value="2" calcext:value-type="float">
            <text:p>2</text:p>
          </table:table-cell>
          <table:table-cell office:value-type="string" calcext:value-type="string">
            <text:p>ﾐｽ</text:p>
          </table:table-cell>
          <table:table-cell table:formula="of:=LEN([.J4])" office:value-type="float" office:value="2" calcext:value-type="float">
            <text:p>2</text:p>
          </table:table-cell>
          <table:table-cell office:value-type="string" calcext:value-type="string">
            <text:p>すし</text:p>
          </table:table-cell>
          <table:table-cell table:formula="of:=LEN([.L4])" office:value-type="float" office:value="2" calcext:value-type="float">
            <text:p>2</text:p>
          </table:table-cell>
          <table:table-cell office:value-type="string" calcext:value-type="string">
            <text:p>ﾍﾟﾝｷ</text:p>
          </table:table-cell>
          <table:table-cell table:formula="of:=LEN([.N4])" office:value-type="float" office:value="4" calcext:value-type="float">
            <text:p>4</text:p>
          </table:table-cell>
          <table:table-cell/>
          <table:table-cell table:formula="of:=[.C4]*2+[.E4]*2+[.G4]+([.I4]+[.K4]+[.M4]+[.O4])*2+9" office:value-type="float" office:value="103" calcext:value-type="float">
            <text:p>103</text:p>
          </table:table-cell>
          <table:table-cell table:style-name="ce5" office:value-type="date" office:date-value="2013-04-30" calcext:value-type="date">
            <text:p>4月30日</text:p>
          </table:table-cell>
          <table:table-cell office:value-type="float" office:value="3" calcext:value-type="float">
            <text:p>3</text:p>
          </table:table-cell>
          <table:table-cell office:value-type="string" calcext:value-type="string">
            <text:p><text:a xlink:href="http://kotobank.jp/word/立て板に水" xlink:type="simple">http://kotobank.jp/word/%E7%AB%8B%E3%81%A6%E6%9D%BF%E3%81%AB%E6%B0%B4</text:a></text:p>
          </table:table-cell>
          <table:table-cell/>
        </table:table-row>
        <table:table-row table:style-name="ro1">
          <table:table-cell office:value-type="string" calcext:value-type="string">
            <text:p>ことわざ</text:p>
          </table:table-cell>
          <table:table-cell office:value-type="string" calcext:value-type="string">
            <text:p>「猫に小判」と同じ意味の諺（ことわざ）は</text:p>
          </table:table-cell>
          <table:table-cell table:formula="of:=LEN([.B5])" office:value-type="float" office:value="20" calcext:value-type="float">
            <text:p>20</text:p>
          </table:table-cell>
          <table:table-cell office:value-type="string" calcext:value-type="string">
            <text:p>次のうちどれ？</text:p>
          </table:table-cell>
          <table:table-cell table:formula="of:=LEN([.D5])" office:value-type="float" office:value="7" calcext:value-type="float">
            <text:p>7</text:p>
          </table:table-cell>
          <table:table-cell office:value-type="string" calcext:value-type="string">
            <text:p>ﾈｺﾆｺﾊﾞﾝﾄｵﾅｼﾞｲﾐﾉｺﾄﾜｻﾞﾊ ﾂｷﾞﾉｳﾁﾄﾞﾚ?</text:p>
          </table:table-cell>
          <table:table-cell table:formula="of:=LEN([.F5])" office:value-type="float" office:value="32" calcext:value-type="float">
            <text:p>32</text:p>
          </table:table-cell>
          <table:table-cell office:value-type="string" calcext:value-type="string">
            <text:p>馬の耳に念仏</text:p>
          </table:table-cell>
          <table:table-cell table:formula="of:=LEN([.H5])" office:value-type="float" office:value="6" calcext:value-type="float">
            <text:p>6</text:p>
          </table:table-cell>
          <table:table-cell office:value-type="string" calcext:value-type="string">
            <text:p>棚からぼたもち</text:p>
          </table:table-cell>
          <table:table-cell table:formula="of:=LEN([.J5])" office:value-type="float" office:value="7" calcext:value-type="float">
            <text:p>7</text:p>
          </table:table-cell>
          <table:table-cell office:value-type="string" calcext:value-type="string">
            <text:p>二階から目薬</text:p>
          </table:table-cell>
          <table:table-cell table:formula="of:=LEN([.L5])" office:value-type="float" office:value="6" calcext:value-type="float">
            <text:p>6</text:p>
          </table:table-cell>
          <table:table-cell office:value-type="string" calcext:value-type="string">
            <text:p>千里の道も一歩から</text:p>
          </table:table-cell>
          <table:table-cell table:formula="of:=LEN([.N5])" office:value-type="float" office:value="9" calcext:value-type="float">
            <text:p>9</text:p>
          </table:table-cell>
          <table:table-cell/>
          <table:table-cell table:formula="of:=[.C5]*2+[.E5]*2+[.G5]+([.I5]+[.K5]+[.M5]+[.O5])*2+9" office:value-type="float" office:value="151" calcext:value-type="float">
            <text:p>151</text:p>
          </table:table-cell>
          <table:table-cell table:style-name="ce5" office:value-type="date" office:date-value="2013-04-30" calcext:value-type="date">
            <text:p>4月30日</text:p>
          </table:table-cell>
          <table:table-cell office:value-type="float" office:value="2" calcext:value-type="float">
            <text:p>2</text:p>
          </table:table-cell>
          <table:table-cell office:value-type="string" calcext:value-type="string">
            <text:p><text:a xlink:href="http://kotowaza-allguide.com/u/umanomimininenbutsu.html" xlink:type="simple">http://kotowaza-allguide.com/u/umanomimininenbutsu.html</text:a></text:p>
          </table:table-cell>
          <table:table-cell/>
        </table:table-row>
        <table:table-row table:style-name="ro3">
          <table:table-cell office:value-type="string" calcext:value-type="string">
            <text:p>ことわざ</text:p>
          </table:table-cell>
          <table:table-cell office:value-type="string" calcext:value-type="string">
            <text:p>「人間万事、塞翁（さいおう）が？？？」</text:p>
          </table:table-cell>
          <table:table-cell table:formula="of:=LEN([.B6])" office:value-type="float" office:value="19" calcext:value-type="float">
            <text:p>19</text:p>
          </table:table-cell>
          <table:table-cell office:value-type="string" calcext:value-type="string">
            <text:p>？？？に入るのは？</text:p>
          </table:table-cell>
          <table:table-cell table:formula="of:=LEN([.D6])" office:value-type="float" office:value="9" calcext:value-type="float">
            <text:p>9</text:p>
          </table:table-cell>
          <table:table-cell office:value-type="string" calcext:value-type="string">
            <text:p>ﾆﾝｹﾞﾝﾊﾞﾝｼﾞｻｲｵｳｶﾞ ﾊﾃﾅﾆﾊｲﾙﾉﾊ?</text:p>
          </table:table-cell>
          <table:table-cell table:formula="of:=LEN([.F6])" office:value-type="float" office:value="27" calcext:value-type="float">
            <text:p>27</text:p>
          </table:table-cell>
          <table:table-cell office:value-type="string" calcext:value-type="string">
            <text:p>馬</text:p>
          </table:table-cell>
          <table:table-cell table:formula="of:=LEN([.H6])" office:value-type="float" office:value="1" calcext:value-type="float">
            <text:p>1</text:p>
          </table:table-cell>
          <table:table-cell office:value-type="string" calcext:value-type="string">
            <text:p>牛</text:p>
          </table:table-cell>
          <table:table-cell table:formula="of:=LEN([.J6])" office:value-type="float" office:value="1" calcext:value-type="float">
            <text:p>1</text:p>
          </table:table-cell>
          <table:table-cell office:value-type="string" calcext:value-type="string">
            <text:p>猫</text:p>
          </table:table-cell>
          <table:table-cell table:formula="of:=LEN([.L6])" office:value-type="float" office:value="1" calcext:value-type="float">
            <text:p>1</text:p>
          </table:table-cell>
          <table:table-cell office:value-type="string" calcext:value-type="string">
            <text:p>犬</text:p>
          </table:table-cell>
          <table:table-cell table:formula="of:=LEN([.N6])" office:value-type="float" office:value="1" calcext:value-type="float">
            <text:p>1</text:p>
          </table:table-cell>
          <table:table-cell/>
          <table:table-cell table:formula="of:=[.C6]*2+[.E6]*2+[.G6]+([.I6]+[.K6]+[.M6]+[.O6])*2+9" office:value-type="float" office:value="100" calcext:value-type="float">
            <text:p>100</text:p>
          </table:table-cell>
          <table:table-cell table:style-name="ce5" office:value-type="date" office:date-value="2013-04-30" calcext:value-type="date">
            <text:p>4月30日</text:p>
          </table:table-cell>
          <table:table-cell office:value-type="float" office:value="2" calcext:value-type="float">
            <text:p>2</text:p>
          </table:table-cell>
          <table:table-cell office:value-type="string" calcext:value-type="string">
            <text:p><text:a xlink:href="http://kotowaza-allguide.com/ni/saiougauma.html" xlink:type="simple">http://kotowaza-allguide.com/ni/saiougauma.html</text:a></text:p>
          </table:table-cell>
          <table:table-cell/>
        </table:table-row>
        <table:table-row table:style-name="ro1">
          <table:table-cell office:value-type="string" calcext:value-type="string">
            <text:p>一般教養</text:p>
          </table:table-cell>
          <table:table-cell office:value-type="string" calcext:value-type="string">
            <text:p>ｱｲｽｸﾘｰﾑ「ｻﾝﾃﾞｰ」</text:p>
          </table:table-cell>
          <table:table-cell table:formula="of:=LEN([.B7])" office:value-type="float" office:value="14" calcext:value-type="float">
            <text:p>14</text:p>
          </table:table-cell>
          <table:table-cell office:value-type="string" calcext:value-type="string">
            <text:p>もともとはいつ売っていた？</text:p>
          </table:table-cell>
          <table:table-cell table:formula="of:=LEN([.D7])" office:value-type="float" office:value="13" calcext:value-type="float">
            <text:p>13</text:p>
          </table:table-cell>
          <table:table-cell office:value-type="string" calcext:value-type="string">
            <text:p>ｱｲｽｸﾘｰﾑｻﾝﾃﾞｰ ﾓﾄﾓﾄﾊｲﾂｳｯﾃｲﾀ?</text:p>
          </table:table-cell>
          <table:table-cell table:formula="of:=LEN([.F7])" office:value-type="float" office:value="26" calcext:value-type="float">
            <text:p>26</text:p>
          </table:table-cell>
          <table:table-cell office:value-type="string" calcext:value-type="string">
            <text:p>日曜日</text:p>
          </table:table-cell>
          <table:table-cell table:formula="of:=LEN([.H7])" office:value-type="float" office:value="3" calcext:value-type="float">
            <text:p>3</text:p>
          </table:table-cell>
          <table:table-cell office:value-type="string" calcext:value-type="string">
            <text:p>月曜日</text:p>
          </table:table-cell>
          <table:table-cell table:formula="of:=LEN([.J7])" office:value-type="float" office:value="3" calcext:value-type="float">
            <text:p>3</text:p>
          </table:table-cell>
          <table:table-cell office:value-type="string" calcext:value-type="string">
            <text:p>土曜日</text:p>
          </table:table-cell>
          <table:table-cell table:formula="of:=LEN([.L7])" office:value-type="float" office:value="3" calcext:value-type="float">
            <text:p>3</text:p>
          </table:table-cell>
          <table:table-cell office:value-type="string" calcext:value-type="string">
            <text:p>金曜日</text:p>
          </table:table-cell>
          <table:table-cell table:formula="of:=LEN([.N7])" office:value-type="float" office:value="3" calcext:value-type="float">
            <text:p>3</text:p>
          </table:table-cell>
          <table:table-cell/>
          <table:table-cell table:formula="of:=[.C7]*2+[.E7]*2+[.G7]+([.I7]+[.K7]+[.M7]+[.O7])*2+9" office:value-type="float" office:value="113" calcext:value-type="float">
            <text:p>113</text:p>
          </table:table-cell>
          <table:table-cell table:style-name="ce5" office:value-type="date" office:date-value="2013-04-30" calcext:value-type="date">
            <text:p>4月30日</text:p>
          </table:table-cell>
          <table:table-cell office:value-type="float" office:value="3" calcext:value-type="float">
            <text:p>3</text:p>
          </table:table-cell>
          <table:table-cell office:value-type="string" calcext:value-type="string">
            <text:p><text:a xlink:href="http://ja.wikipedia.org/wiki/サンデー_(デザート" xlink:type="simple">http://ja.wikipedia.org/wiki/%E3%82%B5%E3%83%B3%E3%83%87%E3%83%BC_(%E3%83%87%E3%82%B6%E3%83%BC%E3%83%88</text:a>)</text:p>
          </table:table-cell>
          <table:table-cell/>
        </table:table-row>
        <table:table-row table:style-name="ro1">
          <table:table-cell office:value-type="string" calcext:value-type="string">
            <text:p>歴史</text:p>
          </table:table-cell>
          <table:table-cell office:value-type="string" calcext:value-type="string">
            <text:p>第二次世界大戦で上陸作戦の舞台(ぶたい)</text:p>
          </table:table-cell>
          <table:table-cell table:formula="of:=LEN([.B8])" office:value-type="float" office:value="20" calcext:value-type="float">
            <text:p>20</text:p>
          </table:table-cell>
          <table:table-cell office:value-type="string" calcext:value-type="string">
            <text:p>となったﾌﾗﾝｽの地方は？</text:p>
          </table:table-cell>
          <table:table-cell table:formula="of:=LEN([.D8])" office:value-type="float" office:value="13" calcext:value-type="float">
            <text:p>13</text:p>
          </table:table-cell>
          <table:table-cell office:value-type="string" calcext:value-type="string">
            <text:p>ﾀﾞｲﾆｼﾞｾｶｲﾀｲｾﾝﾃﾞｼﾞｮｳﾘｸｻｸｾﾝﾉﾌﾞﾀｲﾄﾅｯﾀ ﾌﾗﾝｽﾉﾁﾎｳﾊ?_____</text:p>
          </table:table-cell>
          <table:table-cell table:formula="of:=LEN([.F8])" office:value-type="float" office:value="50" calcext:value-type="float">
            <text:p>50</text:p>
          </table:table-cell>
          <table:table-cell office:value-type="string" calcext:value-type="string">
            <text:p>ﾉﾙﾏﾝﾃﾞｨｰ</text:p>
          </table:table-cell>
          <table:table-cell table:formula="of:=LEN([.H8])" office:value-type="float" office:value="8" calcext:value-type="float">
            <text:p>8</text:p>
          </table:table-cell>
          <table:table-cell office:value-type="string" calcext:value-type="string">
            <text:p>ｶﾙﾌｫﾙﾆｱ</text:p>
          </table:table-cell>
          <table:table-cell table:formula="of:=LEN([.J8])" office:value-type="float" office:value="7" calcext:value-type="float">
            <text:p>7</text:p>
          </table:table-cell>
          <table:table-cell office:value-type="string" calcext:value-type="string">
            <text:p>ｼﾞｬﾌﾞﾛｰ</text:p>
          </table:table-cell>
          <table:table-cell table:formula="of:=LEN([.L8])" office:value-type="float" office:value="7" calcext:value-type="float">
            <text:p>7</text:p>
          </table:table-cell>
          <table:table-cell office:value-type="string" calcext:value-type="string">
            <text:p>ｵﾃﾞｯｻ</text:p>
          </table:table-cell>
          <table:table-cell table:formula="of:=LEN([.N8])" office:value-type="float" office:value="5" calcext:value-type="float">
            <text:p>5</text:p>
          </table:table-cell>
          <table:table-cell/>
          <table:table-cell table:formula="of:=[.C8]*2+[.E8]*2+[.G8]+([.I8]+[.K8]+[.M8]+[.O8])*2+9" office:value-type="float" office:value="179" calcext:value-type="float">
            <text:p>179</text:p>
          </table:table-cell>
          <table:table-cell table:style-name="ce5" office:value-type="date" office:date-value="2013-04-30" calcext:value-type="date">
            <text:p>4月30日</text:p>
          </table:table-cell>
          <table:table-cell office:value-type="float" office:value="3" calcext:value-type="float">
            <text:p>3</text:p>
          </table:table-cell>
          <table:table-cell office:value-type="string" calcext:value-type="string">
            <text:p><text:a xlink:href="http://ja.wikipedia.org/wiki/ノルマンディー上陸作戦" xlink:type="simple">http://ja.wikipedia.org/wiki/%E3%83%8E%E3%83%AB%E3%83%9E%E3%83%B3%E3%83%87%E3%82%A3%E3%83%BC%E4%B8%8A%E9%99%B8%E4%BD%9C%E6%88%A6</text:a></text:p>
          </table:table-cell>
          <table:table-cell/>
        </table:table-row>
        <table:table-row table:style-name="ro1">
          <table:table-cell office:value-type="string" calcext:value-type="string">
            <text:p>地理</text:p>
          </table:table-cell>
          <table:table-cell office:value-type="string" calcext:value-type="string">
            <text:p>世界遺産にも指定されている</text:p>
          </table:table-cell>
          <table:table-cell table:formula="of:=LEN([.B9])" office:value-type="float" office:value="13" calcext:value-type="float">
            <text:p>13</text:p>
          </table:table-cell>
          <table:table-cell office:value-type="string" calcext:value-type="string">
            <text:p>世界最小の国は？</text:p>
          </table:table-cell>
          <table:table-cell table:formula="of:=LEN([.D9])" office:value-type="float" office:value="8" calcext:value-type="float">
            <text:p>8</text:p>
          </table:table-cell>
          <table:table-cell office:value-type="string" calcext:value-type="string">
            <text:p>ｾｶｲｲｻﾝﾆﾓｼﾃｲｻﾚﾃｲﾙ ｾｶｲｻｲｼｮｳﾉｸﾆﾊ?</text:p>
          </table:table-cell>
          <table:table-cell table:formula="of:=LEN([.F9])" office:value-type="float" office:value="30" calcext:value-type="float">
            <text:p>30</text:p>
          </table:table-cell>
          <table:table-cell office:value-type="string" calcext:value-type="string">
            <text:p>ﾊﾞﾁｶﾝ市国</text:p>
          </table:table-cell>
          <table:table-cell table:formula="of:=LEN([.H9])" office:value-type="float" office:value="7" calcext:value-type="float">
            <text:p>7</text:p>
          </table:table-cell>
          <table:table-cell office:value-type="string" calcext:value-type="string">
            <text:p>日本</text:p>
          </table:table-cell>
          <table:table-cell table:formula="of:=LEN([.J9])" office:value-type="float" office:value="2" calcext:value-type="float">
            <text:p>2</text:p>
          </table:table-cell>
          <table:table-cell office:value-type="string" calcext:value-type="string">
            <text:p>中国</text:p>
          </table:table-cell>
          <table:table-cell table:formula="of:=LEN([.L9])" office:value-type="float" office:value="2" calcext:value-type="float">
            <text:p>2</text:p>
          </table:table-cell>
          <table:table-cell office:value-type="string" calcext:value-type="string">
            <text:p>ｲﾀﾘｱ</text:p>
          </table:table-cell>
          <table:table-cell table:formula="of:=LEN([.N9])" office:value-type="float" office:value="4" calcext:value-type="float">
            <text:p>4</text:p>
          </table:table-cell>
          <table:table-cell/>
          <table:table-cell table:formula="of:=[.C9]*2+[.E9]*2+[.G9]+([.I9]+[.K9]+[.M9]+[.O9])*2+9" office:value-type="float" office:value="111" calcext:value-type="float">
            <text:p>111</text:p>
          </table:table-cell>
          <table:table-cell table:style-name="ce5" office:value-type="date" office:date-value="2013-04-30" calcext:value-type="date">
            <text:p>4月30日</text:p>
          </table:table-cell>
          <table:table-cell office:value-type="float" office:value="3" calcext:value-type="float">
            <text:p>3</text:p>
          </table:table-cell>
          <table:table-cell office:value-type="string" calcext:value-type="string">
            <text:p><text:a xlink:href="http://ja.wikipedia.org/wiki/国の面積順リスト" xlink:type="simple">http://ja.wikipedia.org/wiki/%E5%9B%BD%E3%81%AE%E9%9D%A2%E7%A9%8D%E9%A0%86%E3%83%AA%E3%82%B9%E3%83%88</text:a></text:p>
          </table:table-cell>
          <table:table-cell/>
        </table:table-row>
        <table:table-row table:style-name="ro3">
          <table:table-cell office:value-type="string" calcext:value-type="string">
            <text:p>ｹﾞｰﾑ</text:p>
          </table:table-cell>
          <table:table-cell office:value-type="string" calcext:value-type="string">
            <text:p>ドラクエ2のｻﾏﾙﾄﾘｱ王子の</text:p>
          </table:table-cell>
          <table:table-cell table:formula="of:=LEN([.B10])" office:value-type="float" office:value="15" calcext:value-type="float">
            <text:p>15</text:p>
          </table:table-cell>
          <table:table-cell office:value-type="string" calcext:value-type="string">
            <text:p>名前の候補はどれ？</text:p>
          </table:table-cell>
          <table:table-cell table:formula="of:=LEN([.D10])" office:value-type="float" office:value="9" calcext:value-type="float">
            <text:p>9</text:p>
          </table:table-cell>
          <table:table-cell office:value-type="string" calcext:value-type="string">
            <text:p>ﾄﾞﾗｸｴﾂｰﾉ ｻﾏﾙﾄﾘｱｵｳｼﾞﾉﾅﾏｴﾉｺｳﾎﾊ?</text:p>
          </table:table-cell>
          <table:table-cell table:formula="of:=LEN([.F10])" office:value-type="float" office:value="29" calcext:value-type="float">
            <text:p>29</text:p>
          </table:table-cell>
          <table:table-cell office:value-type="string" calcext:value-type="string">
            <text:p>ﾄﾝﾇﾗ</text:p>
          </table:table-cell>
          <table:table-cell table:formula="of:=LEN([.H10])" office:value-type="float" office:value="4" calcext:value-type="float">
            <text:p>4</text:p>
          </table:table-cell>
          <table:table-cell office:value-type="string" calcext:value-type="string">
            <text:p>ｼｹﾞﾁｰ</text:p>
          </table:table-cell>
          <table:table-cell table:formula="of:=LEN([.J10])" office:value-type="float" office:value="5" calcext:value-type="float">
            <text:p>5</text:p>
          </table:table-cell>
          <table:table-cell office:value-type="string" calcext:value-type="string">
            <text:p>ﾊﾅﾐﾁ</text:p>
          </table:table-cell>
          <table:table-cell table:formula="of:=LEN([.L10])" office:value-type="float" office:value="4" calcext:value-type="float">
            <text:p>4</text:p>
          </table:table-cell>
          <table:table-cell office:value-type="string" calcext:value-type="string">
            <text:p>ｺﾞｸｳ</text:p>
          </table:table-cell>
          <table:table-cell table:formula="of:=LEN([.N10])" office:value-type="float" office:value="4" calcext:value-type="float">
            <text:p>4</text:p>
          </table:table-cell>
          <table:table-cell/>
          <table:table-cell table:formula="of:=[.C10]*2+[.E10]*2+[.G10]+([.I10]+[.K10]+[.M10]+[.O10])*2+9" office:value-type="float" office:value="120" calcext:value-type="float">
            <text:p>120</text:p>
          </table:table-cell>
          <table:table-cell table:style-name="ce5" office:value-type="date" office:date-value="2013-04-30" calcext:value-type="date">
            <text:p>4月30日</text:p>
          </table:table-cell>
          <table:table-cell office:value-type="float" office:value="3" calcext:value-type="float">
            <text:p>3</text:p>
          </table:table-cell>
          <table:table-cell office:value-type="string" calcext:value-type="string">
            <text:p><text:a xlink:href="http://ja.wikipedia.org/wiki/トンヌラ_(ドラゴンクエスト" xlink:type="simple">http://ja.wikipedia.org/wiki/%E3%83%88%E3%83%B3%E3%83%8C%E3%83%A9_(%E3%83%89%E3%83%A9%E3%82%B4%E3%83%B3%E3%82%AF%E3%82%A8%E3%82%B9%E3%83%88</text:a>)</text:p>
          </table:table-cell>
          <table:table-cell/>
        </table:table-row>
        <table:table-row table:style-name="ro3">
          <table:table-cell office:value-type="string" calcext:value-type="string">
            <text:p>ｹﾞｰﾑ</text:p>
          </table:table-cell>
          <table:table-cell office:value-type="string" calcext:value-type="string">
            <text:p>「ｲﾝﾄﾞ人を右に」 この有名な誤植が</text:p>
          </table:table-cell>
          <table:table-cell table:formula="of:=LEN([.B11])" office:value-type="float" office:value="19" calcext:value-type="float">
            <text:p>19</text:p>
          </table:table-cell>
          <table:table-cell office:value-type="string" calcext:value-type="string">
            <text:p>載った雑誌は？</text:p>
          </table:table-cell>
          <table:table-cell table:formula="of:=LEN([.D11])" office:value-type="float" office:value="7" calcext:value-type="float">
            <text:p>7</text:p>
          </table:table-cell>
          <table:table-cell office:value-type="string" calcext:value-type="string">
            <text:p>ｲﾝﾄﾞｼﾞﾝｦﾐｷﾞﾆ ｺﾉﾕｳﾒｲﾅｺﾞｼｮｸｶﾞﾉｯﾀｻﾞｯｼﾊ?</text:p>
          </table:table-cell>
          <table:table-cell table:formula="of:=LEN([.F11])" office:value-type="float" office:value="36" calcext:value-type="float">
            <text:p>36</text:p>
          </table:table-cell>
          <table:table-cell office:value-type="string" calcext:value-type="string">
            <text:p>ｹﾞｰﾒｽﾄ</text:p>
          </table:table-cell>
          <table:table-cell table:formula="of:=LEN([.H11])" office:value-type="float" office:value="6" calcext:value-type="float">
            <text:p>6</text:p>
          </table:table-cell>
          <table:table-cell office:value-type="string" calcext:value-type="string">
            <text:p>Beep</text:p>
          </table:table-cell>
          <table:table-cell table:formula="of:=LEN([.J11])" office:value-type="float" office:value="4" calcext:value-type="float">
            <text:p>4</text:p>
          </table:table-cell>
          <table:table-cell office:value-type="string" calcext:value-type="string">
            <text:p>ﾛｸﾞｲﾝ</text:p>
          </table:table-cell>
          <table:table-cell table:formula="of:=LEN([.L11])" office:value-type="float" office:value="5" calcext:value-type="float">
            <text:p>5</text:p>
          </table:table-cell>
          <table:table-cell office:value-type="string" calcext:value-type="string">
            <text:p>ｺﾝﾌﾟﾃｨｰｸ</text:p>
          </table:table-cell>
          <table:table-cell table:formula="of:=LEN([.N11])" office:value-type="float" office:value="8" calcext:value-type="float">
            <text:p>8</text:p>
          </table:table-cell>
          <table:table-cell/>
          <table:table-cell table:formula="of:=[.C11]*2+[.E11]*2+[.G11]+([.I11]+[.K11]+[.M11]+[.O11])*2+9" office:value-type="float" office:value="143" calcext:value-type="float">
            <text:p>143</text:p>
          </table:table-cell>
          <table:table-cell table:style-name="ce5" office:value-type="date" office:date-value="2013-04-30" calcext:value-type="date">
            <text:p>4月30日</text:p>
          </table:table-cell>
          <table:table-cell office:value-type="float" office:value="3" calcext:value-type="float">
            <text:p>3</text:p>
          </table:table-cell>
          <table:table-cell office:value-type="string" calcext:value-type="string">
            <text:p><text:a xlink:href="http://dic.nicovideo.jp/a/インド人を右に" xlink:type="simple">http://dic.nicovideo.jp/a/%E3%82%A4%E3%83%B3%E3%83%89%E4%BA%BA%E3%82%92%E5%8F%B3%E3%81%AB</text:a></text:p>
          </table:table-cell>
          <table:table-cell/>
        </table:table-row>
        <table:table-row table:style-name="ro3">
          <table:table-cell office:value-type="string" calcext:value-type="string">
            <text:p>ｹﾞｰﾑ</text:p>
          </table:table-cell>
          <table:table-cell office:value-type="string" calcext:value-type="string">
            <text:p>ｻﾞﾝｷﾞｴﾌのﾀﾞﾌﾞﾙﾗﾘｱｯﾄの出し方は？</text:p>
          </table:table-cell>
          <table:table-cell table:formula="of:=LEN([.B12])" office:value-type="float" office:value="24" calcext:value-type="float">
            <text:p>24</text:p>
          </table:table-cell>
          <table:table-cell/>
          <table:table-cell table:formula="of:=LEN([.D12])" office:value-type="float" office:value="0" calcext:value-type="float">
            <text:p>0</text:p>
          </table:table-cell>
          <table:table-cell office:value-type="string" calcext:value-type="string">
            <text:p>ｻﾞﾝｷﾞｴﾌﾉﾀﾞﾌﾞﾙﾗﾘｱｯﾄﾉﾀﾞｼｶﾀﾊ?</text:p>
          </table:table-cell>
          <table:table-cell table:formula="of:=LEN([.F12])" office:value-type="float" office:value="26" calcext:value-type="float">
            <text:p>26</text:p>
          </table:table-cell>
          <table:table-cell office:value-type="string" calcext:value-type="string">
            <text:p>弱中強ﾊﾟﾝﾁ</text:p>
          </table:table-cell>
          <table:table-cell table:formula="of:=LEN([.H12])" office:value-type="float" office:value="7" calcext:value-type="float">
            <text:p>7</text:p>
          </table:table-cell>
          <table:table-cell office:value-type="string" calcext:value-type="string">
            <text:p>ﾚﾊﾞｰ上</text:p>
          </table:table-cell>
          <table:table-cell table:formula="of:=LEN([.J12])" office:value-type="float" office:value="5" calcext:value-type="float">
            <text:p>5</text:p>
          </table:table-cell>
          <table:table-cell office:value-type="string" calcext:value-type="string">
            <text:p>強ｷｯｸ</text:p>
          </table:table-cell>
          <table:table-cell table:formula="of:=LEN([.L12])" office:value-type="float" office:value="4" calcext:value-type="float">
            <text:p>4</text:p>
          </table:table-cell>
          <table:table-cell office:value-type="string" calcext:value-type="string">
            <text:p>ｽﾀｰﾄﾎﾞﾀﾝ</text:p>
          </table:table-cell>
          <table:table-cell table:formula="of:=LEN([.N12])" office:value-type="float" office:value="8" calcext:value-type="float">
            <text:p>8</text:p>
          </table:table-cell>
          <table:table-cell/>
          <table:table-cell table:formula="of:=[.C12]*2+[.E12]*2+[.G12]+([.I12]+[.K12]+[.M12]+[.O12])*2+9" office:value-type="float" office:value="131" calcext:value-type="float">
            <text:p>131</text:p>
          </table:table-cell>
          <table:table-cell table:style-name="ce5" office:value-type="date" office:date-value="2013-04-30" calcext:value-type="date">
            <text:p>4月30日</text:p>
          </table:table-cell>
          <table:table-cell office:value-type="float" office:value="2" calcext:value-type="float">
            <text:p>2</text:p>
          </table:table-cell>
          <table:table-cell office:value-type="string" calcext:value-type="string">
            <text:p><text:a xlink:href="http://kakuge.com/wiki/pages/ダブルラリアット" xlink:type="simple">http://kakuge.com/wiki/pages/%E3%83%80%E3%83%96%E3%83%AB%E3%83%A9%E3%83%AA%E3%82%A2%E3%83%83%E3%83%88</text:a></text:p>
          </table:table-cell>
          <table:table-cell/>
        </table:table-row>
        <table:table-row table:style-name="ro3">
          <table:table-cell office:value-type="string" calcext:value-type="string">
            <text:p>ｹﾞｰﾑ</text:p>
          </table:table-cell>
          <table:table-cell office:value-type="string" calcext:value-type="string">
            <text:p>「ｺｲﾝいっこいれる」 このｹﾞｰﾑﾒｰｶｰは？</text:p>
          </table:table-cell>
          <table:table-cell table:formula="of:=LEN([.B13])" office:value-type="float" office:value="24" calcext:value-type="float">
            <text:p>24</text:p>
          </table:table-cell>
          <table:table-cell/>
          <table:table-cell table:formula="of:=LEN([.D13])" office:value-type="float" office:value="0" calcext:value-type="float">
            <text:p>0</text:p>
          </table:table-cell>
          <table:table-cell office:value-type="string" calcext:value-type="string">
            <text:p>ｺｲﾝｲｯｺｲﾚﾙ ｺﾉｹﾞｰﾑﾒｰｶｰﾊ?</text:p>
          </table:table-cell>
          <table:table-cell table:formula="of:=LEN([.F13])" office:value-type="float" office:value="22" calcext:value-type="float">
            <text:p>22</text:p>
          </table:table-cell>
          <table:table-cell office:value-type="string" calcext:value-type="string">
            <text:p>ｱﾀﾘ</text:p>
          </table:table-cell>
          <table:table-cell table:formula="of:=LEN([.H13])" office:value-type="float" office:value="3" calcext:value-type="float">
            <text:p>3</text:p>
          </table:table-cell>
          <table:table-cell office:value-type="string" calcext:value-type="string">
            <text:p>ﾅﾑｺ</text:p>
          </table:table-cell>
          <table:table-cell table:formula="of:=LEN([.J13])" office:value-type="float" office:value="3" calcext:value-type="float">
            <text:p>3</text:p>
          </table:table-cell>
          <table:table-cell office:value-type="string" calcext:value-type="string">
            <text:p>ｺﾅﾐ</text:p>
          </table:table-cell>
          <table:table-cell table:formula="of:=LEN([.L13])" office:value-type="float" office:value="3" calcext:value-type="float">
            <text:p>3</text:p>
          </table:table-cell>
          <table:table-cell office:value-type="string" calcext:value-type="string">
            <text:p>ﾆﾁﾌﾞﾂ</text:p>
          </table:table-cell>
          <table:table-cell table:formula="of:=LEN([.N13])" office:value-type="float" office:value="5" calcext:value-type="float">
            <text:p>5</text:p>
          </table:table-cell>
          <table:table-cell/>
          <table:table-cell table:formula="of:=[.C13]*2+[.E13]*2+[.G13]+([.I13]+[.K13]+[.M13]+[.O13])*2+9" office:value-type="float" office:value="107" calcext:value-type="float">
            <text:p>107</text:p>
          </table:table-cell>
          <table:table-cell table:style-name="ce5" office:value-type="date" office:date-value="2013-04-30" calcext:value-type="date">
            <text:p>4月30日</text:p>
          </table:table-cell>
          <table:table-cell office:value-type="float" office:value="4" calcext:value-type="float">
            <text:p>4</text:p>
          </table:table-cell>
          <table:table-cell office:value-type="string" calcext:value-type="string">
            <text:p><text:a xlink:href="http://gamedic.jpn.org/game/game_ko01.htm" xlink:type="simple">http://gamedic.jpn.org/game/game_ko01.htm</text:a></text:p>
          </table:table-cell>
          <table:table-cell/>
        </table:table-row>
        <table:table-row table:style-name="ro3">
          <table:table-cell office:value-type="string" calcext:value-type="string">
            <text:p>ｹﾞｰﾑ</text:p>
          </table:table-cell>
          <table:table-cell office:value-type="string" calcext:value-type="string">
            <text:p>ｱﾀﾘの「E.T.」が埋められたとされる砂漠は？</text:p>
          </table:table-cell>
          <table:table-cell table:formula="of:=LEN([.B14])" office:value-type="float" office:value="24" calcext:value-type="float">
            <text:p>24</text:p>
          </table:table-cell>
          <table:table-cell/>
          <table:table-cell table:formula="of:=LEN([.D14])" office:value-type="float" office:value="0" calcext:value-type="float">
            <text:p>0</text:p>
          </table:table-cell>
          <table:table-cell office:value-type="string" calcext:value-type="string">
            <text:p>ｱﾀﾘﾉｲｰﾃｨｰｶﾞｳﾒﾗﾚﾀﾄｻﾚﾙｻﾊﾞｸﾊ?</text:p>
          </table:table-cell>
          <table:table-cell table:formula="of:=LEN([.F14])" office:value-type="float" office:value="26" calcext:value-type="float">
            <text:p>26</text:p>
          </table:table-cell>
          <table:table-cell office:value-type="string" calcext:value-type="string">
            <text:p>ｱﾗﾓｺﾞｰﾄﾞ</text:p>
          </table:table-cell>
          <table:table-cell table:formula="of:=LEN([.H14])" office:value-type="float" office:value="8" calcext:value-type="float">
            <text:p>8</text:p>
          </table:table-cell>
          <table:table-cell office:value-type="string" calcext:value-type="string">
            <text:p>ｱﾗﾓｰﾄﾞ</text:p>
          </table:table-cell>
          <table:table-cell table:formula="of:=LEN([.J14])" office:value-type="float" office:value="6" calcext:value-type="float">
            <text:p>6</text:p>
          </table:table-cell>
          <table:table-cell office:value-type="string" calcext:value-type="string">
            <text:p>ｺﾞﾋﾞ</text:p>
          </table:table-cell>
          <table:table-cell table:formula="of:=LEN([.L14])" office:value-type="float" office:value="4" calcext:value-type="float">
            <text:p>4</text:p>
          </table:table-cell>
          <table:table-cell office:value-type="string" calcext:value-type="string">
            <text:p>ｻﾊﾗ</text:p>
          </table:table-cell>
          <table:table-cell table:formula="of:=LEN([.N14])" office:value-type="float" office:value="3" calcext:value-type="float">
            <text:p>3</text:p>
          </table:table-cell>
          <table:table-cell/>
          <table:table-cell table:formula="of:=[.C14]*2+[.E14]*2+[.G14]+([.I14]+[.K14]+[.M14]+[.O14])*2+9" office:value-type="float" office:value="125" calcext:value-type="float">
            <text:p>125</text:p>
          </table:table-cell>
          <table:table-cell table:style-name="ce5" office:value-type="date" office:date-value="2013-04-30" calcext:value-type="date">
            <text:p>4月30日</text:p>
          </table:table-cell>
          <table:table-cell office:value-type="float" office:value="4" calcext:value-type="float">
            <text:p>4</text:p>
          </table:table-cell>
          <table:table-cell office:value-type="string" calcext:value-type="string">
            <text:p><text:a xlink:href="http://ja.wikipedia.org/wiki/アラモゴード" xlink:type="simple">http://ja.wikipedia.org/wiki/%E3%82%A2%E3%83%A9%E3%83%A2%E3%82%B4%E3%83%BC%E3%83%89</text:a></text:p>
          </table:table-cell>
          <table:table-cell/>
        </table:table-row>
        <table:table-row table:style-name="ro1">
          <table:table-cell office:value-type="string" calcext:value-type="string">
            <text:p>地理</text:p>
          </table:table-cell>
          <table:table-cell office:value-type="string" calcext:value-type="string">
            <text:p>「ｻﾊﾗ砂漠」の「ｻﾊﾗ」 これってどんな意味？</text:p>
          </table:table-cell>
          <table:table-cell table:formula="of:=LEN([.B15])" office:value-type="float" office:value="24" calcext:value-type="float">
            <text:p>24</text:p>
          </table:table-cell>
          <table:table-cell/>
          <table:table-cell table:formula="of:=LEN([.D15])" office:value-type="float" office:value="0" calcext:value-type="float">
            <text:p>0</text:p>
          </table:table-cell>
          <table:table-cell office:value-type="string" calcext:value-type="string">
            <text:p>ｻﾊﾗｻﾊﾞｸﾉｻﾊﾗ ｺﾚｯﾃﾄﾞﾝﾅｲﾐ?</text:p>
          </table:table-cell>
          <table:table-cell table:formula="of:=LEN([.F15])" office:value-type="float" office:value="23" calcext:value-type="float">
            <text:p>23</text:p>
          </table:table-cell>
          <table:table-cell office:value-type="string" calcext:value-type="string">
            <text:p>砂漠</text:p>
          </table:table-cell>
          <table:table-cell table:formula="of:=LEN([.H15])" office:value-type="float" office:value="2" calcext:value-type="float">
            <text:p>2</text:p>
          </table:table-cell>
          <table:table-cell office:value-type="string" calcext:value-type="string">
            <text:p>鳥取</text:p>
          </table:table-cell>
          <table:table-cell table:formula="of:=LEN([.J15])" office:value-type="float" office:value="2" calcext:value-type="float">
            <text:p>2</text:p>
          </table:table-cell>
          <table:table-cell office:value-type="string" calcext:value-type="string">
            <text:p>東京</text:p>
          </table:table-cell>
          <table:table-cell table:formula="of:=LEN([.L15])" office:value-type="float" office:value="2" calcext:value-type="float">
            <text:p>2</text:p>
          </table:table-cell>
          <table:table-cell office:value-type="string" calcext:value-type="string">
            <text:p>ｼﾞｬﾝｸﾞﾙ</text:p>
          </table:table-cell>
          <table:table-cell table:formula="of:=LEN([.N15])" office:value-type="float" office:value="7" calcext:value-type="float">
            <text:p>7</text:p>
          </table:table-cell>
          <table:table-cell/>
          <table:table-cell table:formula="of:=[.C15]*2+[.E15]*2+[.G15]+([.I15]+[.K15]+[.M15]+[.O15])*2+9" office:value-type="float" office:value="106" calcext:value-type="float">
            <text:p>106</text:p>
          </table:table-cell>
          <table:table-cell table:style-name="ce5" office:value-type="date" office:date-value="2013-04-30" calcext:value-type="date">
            <text:p>4月30日</text:p>
          </table:table-cell>
          <table:table-cell office:value-type="float" office:value="3" calcext:value-type="float">
            <text:p>3</text:p>
          </table:table-cell>
          <table:table-cell office:value-type="string" calcext:value-type="string">
            <text:p><text:a xlink:href="http://ja.wikipedia.org/wiki/サハラ砂漠" xlink:type="simple">http://ja.wikipedia.org/wiki/%E3%82%B5%E3%83%8F%E3%83%A9%E7%A0%82%E6%BC%A0</text:a></text:p>
          </table:table-cell>
          <table:table-cell/>
        </table:table-row>
        <table:table-row table:style-name="ro1">
          <table:table-cell office:value-type="string" calcext:value-type="string">
            <text:p>ｱﾆﾒ</text:p>
          </table:table-cell>
          <table:table-cell office:value-type="string" calcext:value-type="string">
            <text:p>映画「紅の豚」 主人公が乗っているのは？</text:p>
          </table:table-cell>
          <table:table-cell table:formula="of:=LEN([.B16])" office:value-type="float" office:value="20" calcext:value-type="float">
            <text:p>20</text:p>
          </table:table-cell>
          <table:table-cell/>
          <table:table-cell table:formula="of:=LEN([.D16])" office:value-type="float" office:value="0" calcext:value-type="float">
            <text:p>0</text:p>
          </table:table-cell>
          <table:table-cell office:value-type="string" calcext:value-type="string">
            <text:p>ｴｲｶﾞｸﾚﾅｲﾉﾌﾞﾀ ｼｭｼﾞﾝｺｳｶﾞﾉｯﾃｲﾙﾉﾊ?</text:p>
          </table:table-cell>
          <table:table-cell table:formula="of:=LEN([.F16])" office:value-type="float" office:value="30" calcext:value-type="float">
            <text:p>30</text:p>
          </table:table-cell>
          <table:table-cell office:value-type="string" calcext:value-type="string">
            <text:p>飛行艇</text:p>
          </table:table-cell>
          <table:table-cell table:formula="of:=LEN([.H16])" office:value-type="float" office:value="3" calcext:value-type="float">
            <text:p>3</text:p>
          </table:table-cell>
          <table:table-cell office:value-type="string" calcext:value-type="string">
            <text:p>荷車</text:p>
          </table:table-cell>
          <table:table-cell table:formula="of:=LEN([.J16])" office:value-type="float" office:value="2" calcext:value-type="float">
            <text:p>2</text:p>
          </table:table-cell>
          <table:table-cell office:value-type="string" calcext:value-type="string">
            <text:p>ﾖｯﾄ</text:p>
          </table:table-cell>
          <table:table-cell table:formula="of:=LEN([.L16])" office:value-type="float" office:value="3" calcext:value-type="float">
            <text:p>3</text:p>
          </table:table-cell>
          <table:table-cell office:value-type="string" calcext:value-type="string">
            <text:p>ｻｰﾌﾎﾞｰﾄﾞ</text:p>
          </table:table-cell>
          <table:table-cell table:formula="of:=LEN([.N16])" office:value-type="float" office:value="8" calcext:value-type="float">
            <text:p>8</text:p>
          </table:table-cell>
          <table:table-cell/>
          <table:table-cell table:formula="of:=[.C16]*2+[.E16]*2+[.G16]+([.I16]+[.K16]+[.M16]+[.O16])*2+9" office:value-type="float" office:value="111" calcext:value-type="float">
            <text:p>111</text:p>
          </table:table-cell>
          <table:table-cell table:style-name="ce5" office:value-type="date" office:date-value="2013-04-30" calcext:value-type="date">
            <text:p>4月30日</text:p>
          </table:table-cell>
          <table:table-cell office:value-type="float" office:value="1" calcext:value-type="float">
            <text:p>1</text:p>
          </table:table-cell>
          <table:table-cell office:value-type="string" calcext:value-type="string">
            <text:p><text:a xlink:href="http://ja.wikipedia.org/wiki/紅の豚" xlink:type="simple">http://ja.wikipedia.org/wiki/%E7%B4%85%E3%81%AE%E8%B1%9A</text:a></text:p>
          </table:table-cell>
          <table:table-cell/>
        </table:table-row>
        <table:table-row table:style-name="ro3">
          <table:table-cell office:value-type="string" calcext:value-type="string">
            <text:p>IT</text:p>
          </table:table-cell>
          <table:table-cell office:value-type="string" calcext:value-type="string">
            <text:p>MS-DOSで採用されていた</text:p>
          </table:table-cell>
          <table:table-cell table:formula="of:=LEN([.B17])" office:value-type="float" office:value="14" calcext:value-type="float">
            <text:p>14</text:p>
          </table:table-cell>
          <table:table-cell office:value-type="string" calcext:value-type="string">
            <text:p>日本語の文字ｺｰﾄﾞは？</text:p>
          </table:table-cell>
          <table:table-cell table:formula="of:=LEN([.D17])" office:value-type="float" office:value="12" calcext:value-type="float">
            <text:p>12</text:p>
          </table:table-cell>
          <table:table-cell office:value-type="string" calcext:value-type="string">
            <text:p>ｴﾑｴｽﾄﾞｽﾃﾞｻｲﾖｳｻﾚﾃｲﾀ ﾆﾎﾝｺﾞﾉﾓｼﾞｺｰﾄﾞﾊ?</text:p>
          </table:table-cell>
          <table:table-cell table:formula="of:=LEN([.F17])" office:value-type="float" office:value="34" calcext:value-type="float">
            <text:p>34</text:p>
          </table:table-cell>
          <table:table-cell office:value-type="string" calcext:value-type="string">
            <text:p>ｼﾌﾄJIS</text:p>
          </table:table-cell>
          <table:table-cell table:formula="of:=LEN([.H17])" office:value-type="float" office:value="6" calcext:value-type="float">
            <text:p>6</text:p>
          </table:table-cell>
          <table:table-cell office:value-type="string" calcext:value-type="string">
            <text:p>JIS</text:p>
          </table:table-cell>
          <table:table-cell table:formula="of:=LEN([.J17])" office:value-type="float" office:value="3" calcext:value-type="float">
            <text:p>3</text:p>
          </table:table-cell>
          <table:table-cell office:value-type="string" calcext:value-type="string">
            <text:p>EUC</text:p>
          </table:table-cell>
          <table:table-cell table:formula="of:=LEN([.L17])" office:value-type="float" office:value="3" calcext:value-type="float">
            <text:p>3</text:p>
          </table:table-cell>
          <table:table-cell office:value-type="string" calcext:value-type="string">
            <text:p>UNICODE</text:p>
          </table:table-cell>
          <table:table-cell table:formula="of:=LEN([.N17])" office:value-type="float" office:value="7" calcext:value-type="float">
            <text:p>7</text:p>
          </table:table-cell>
          <table:table-cell/>
          <table:table-cell table:formula="of:=[.C17]*2+[.E17]*2+[.G17]+([.I17]+[.K17]+[.M17]+[.O17])*2+9" office:value-type="float" office:value="133" calcext:value-type="float">
            <text:p>133</text:p>
          </table:table-cell>
          <table:table-cell table:style-name="ce5" office:value-type="date" office:date-value="2013-04-30" calcext:value-type="date">
            <text:p>4月30日</text:p>
          </table:table-cell>
          <table:table-cell office:value-type="float" office:value="2" calcext:value-type="float">
            <text:p>2</text:p>
          </table:table-cell>
          <table:table-cell office:value-type="string" calcext:value-type="string">
            <text:p><text:a xlink:href="http://www.wdic.org/w/WDIC/シフトJIS" xlink:type="simple">http://www.wdic.org/w/WDIC/%E3%82%B7%E3%83%95%E3%83%88JIS</text:a></text:p>
          </table:table-cell>
          <table:table-cell/>
        </table:table-row>
        <table:table-row table:style-name="ro3">
          <table:table-cell office:value-type="string" calcext:value-type="string">
            <text:p>IT</text:p>
          </table:table-cell>
          <table:table-cell office:value-type="string" calcext:value-type="string">
            <text:p>EXから発展したUNIXのﾃｷｽﾄｴﾃﾞｨﾀは？</text:p>
          </table:table-cell>
          <table:table-cell table:formula="of:=LEN([.B18])" office:value-type="float" office:value="24" calcext:value-type="float">
            <text:p>24</text:p>
          </table:table-cell>
          <table:table-cell/>
          <table:table-cell table:formula="of:=LEN([.D18])" office:value-type="float" office:value="0" calcext:value-type="float">
            <text:p>0</text:p>
          </table:table-cell>
          <table:table-cell office:value-type="string" calcext:value-type="string">
            <text:p>ｲｰｴｸｽｶﾗﾊｯﾃﾝｼﾀ ﾕﾆｯｸｽﾉﾃｷｽﾄｴﾃﾞｨﾀﾊ?</text:p>
          </table:table-cell>
          <table:table-cell table:formula="of:=LEN([.F18])" office:value-type="float" office:value="31" calcext:value-type="float">
            <text:p>31</text:p>
          </table:table-cell>
          <table:table-cell office:value-type="string" calcext:value-type="string">
            <text:p>Vi</text:p>
          </table:table-cell>
          <table:table-cell table:formula="of:=LEN([.H18])" office:value-type="float" office:value="2" calcext:value-type="float">
            <text:p>2</text:p>
          </table:table-cell>
          <table:table-cell office:value-type="string" calcext:value-type="string">
            <text:p>Emacs</text:p>
          </table:table-cell>
          <table:table-cell table:formula="of:=LEN([.J18])" office:value-type="float" office:value="5" calcext:value-type="float">
            <text:p>5</text:p>
          </table:table-cell>
          <table:table-cell office:value-type="string" calcext:value-type="string">
            <text:p>VZ</text:p>
          </table:table-cell>
          <table:table-cell table:formula="of:=LEN([.L18])" office:value-type="float" office:value="2" calcext:value-type="float">
            <text:p>2</text:p>
          </table:table-cell>
          <table:table-cell office:value-type="string" calcext:value-type="string">
            <text:p>秀丸</text:p>
          </table:table-cell>
          <table:table-cell table:formula="of:=LEN([.N18])" office:value-type="float" office:value="2" calcext:value-type="float">
            <text:p>2</text:p>
          </table:table-cell>
          <table:table-cell/>
          <table:table-cell table:formula="of:=[.C18]*2+[.E18]*2+[.G18]+([.I18]+[.K18]+[.M18]+[.O18])*2+9" office:value-type="float" office:value="110" calcext:value-type="float">
            <text:p>110</text:p>
          </table:table-cell>
          <table:table-cell table:style-name="ce5" office:value-type="date" office:date-value="2013-04-30" calcext:value-type="date">
            <text:p>4月30日</text:p>
          </table:table-cell>
          <table:table-cell office:value-type="float" office:value="4" calcext:value-type="float">
            <text:p>4</text:p>
          </table:table-cell>
          <table:table-cell table:style-name="Default" office:value-type="string" calcext:value-type="string">
            <text:p><text:a xlink:href="http://ja.wikipedia.org/wiki/Vi" xlink:type="simple">http://ja.wikipedia.org/wiki/Vi</text:a></text:p>
          </table:table-cell>
          <table:table-cell/>
        </table:table-row>
        <table:table-row table:style-name="ro3">
          <table:table-cell office:value-type="string" calcext:value-type="string">
            <text:p>数学</text:p>
          </table:table-cell>
          <table:table-cell office:value-type="string" calcext:value-type="string">
            <text:p>2の10乗を計算すると？</text:p>
          </table:table-cell>
          <table:table-cell table:formula="of:=LEN([.B19])" office:value-type="float" office:value="12" calcext:value-type="float">
            <text:p>12</text:p>
          </table:table-cell>
          <table:table-cell/>
          <table:table-cell table:formula="of:=LEN([.D19])" office:value-type="float" office:value="0" calcext:value-type="float">
            <text:p>0</text:p>
          </table:table-cell>
          <table:table-cell office:value-type="string" calcext:value-type="string">
            <text:p>ﾆﾉｼﾞｭｰｼﾞｮｰｦｹｲｻﾝｽﾙﾄ?</text:p>
          </table:table-cell>
          <table:table-cell table:formula="of:=LEN([.F19])" office:value-type="float" office:value="19" calcext:value-type="float">
            <text:p>19</text:p>
          </table:table-cell>
          <table:table-cell office:value-type="float" office:value="1024" calcext:value-type="float">
            <text:p>1024</text:p>
          </table:table-cell>
          <table:table-cell table:formula="of:=LEN([.H19])" office:value-type="float" office:value="4" calcext:value-type="float">
            <text:p>4</text:p>
          </table:table-cell>
          <table:table-cell office:value-type="float" office:value="512" calcext:value-type="float">
            <text:p>512</text:p>
          </table:table-cell>
          <table:table-cell table:formula="of:=LEN([.J19])" office:value-type="float" office:value="3" calcext:value-type="float">
            <text:p>3</text:p>
          </table:table-cell>
          <table:table-cell office:value-type="float" office:value="256" calcext:value-type="float">
            <text:p>256</text:p>
          </table:table-cell>
          <table:table-cell table:formula="of:=LEN([.L19])" office:value-type="float" office:value="3" calcext:value-type="float">
            <text:p>3</text:p>
          </table:table-cell>
          <table:table-cell office:value-type="float" office:value="8" calcext:value-type="float">
            <text:p>8</text:p>
          </table:table-cell>
          <table:table-cell table:formula="of:=LEN([.N19])" office:value-type="float" office:value="1" calcext:value-type="float">
            <text:p>1</text:p>
          </table:table-cell>
          <table:table-cell/>
          <table:table-cell table:formula="of:=[.C19]*2+[.E19]*2+[.G19]+([.I19]+[.K19]+[.M19]+[.O19])*2+9" office:value-type="float" office:value="74" calcext:value-type="float">
            <text:p>74</text:p>
          </table:table-cell>
          <table:table-cell table:style-name="ce5" office:value-type="date" office:date-value="2013-04-30" calcext:value-type="date">
            <text:p>4月30日</text:p>
          </table:table-cell>
          <table:table-cell office:value-type="float" office:value="4" calcext:value-type="float">
            <text:p>4</text:p>
          </table:table-cell>
          <table:table-cell office:value-type="string" calcext:value-type="string">
            <text:p><text:a xlink:href="https://www.google.co.jp/search?q=ms-dos&amp;aq=f&amp;oq=ms-dos&amp;aqs=chrome.0.57j0l2j5j62l2.3920j0&amp;sourceid=chrome&amp;ie=UTF-8#sclient=psy-ab&amp;q=2%5E10&amp;oq=2%5E10&amp;gs_l=serp.3..0l4j0i30l6.253349.260747.2.261243.18.9.4.0.0.1.431.1822.2-5j0j1.6.0...0.0...1c.1j4.12.serp.ymIYqJR_5eQ&amp;psj=1&amp;bav=on.2,or.r_cp.r_qf.&amp;bvm=bv.45960087,d.dGI&amp;fp=48d98a6ef7431afc&amp;biw=1600&amp;bih=651" xlink:type="simple">https://www.google.co.jp/search?q=ms-dos&amp;aq=f&amp;oq=ms-dos&amp;aqs=chrome.0.57j0l2j5j62l2.3920j0&amp;sourceid=chrome&amp;ie=UTF-8#sclient=psy-ab&amp;q=2%5E10&amp;oq=2%5E10&amp;gs_l=serp.3..0l4j0i30l6.253349.260747.2.261243.18.9.4.0.0.1.431.1822.2-5j0j1.6.0...0.0...1c.1j4.12.serp.ymIYqJR_5eQ&amp;psj=1&amp;bav=on.2,or.r_cp.r_qf.&amp;bvm=bv.45960087,d.dGI&amp;fp=48d98a6ef7431afc&amp;biw=1600&amp;bih=651</text:a></text:p>
          </table:table-cell>
          <table:table-cell/>
        </table:table-row>
        <table:table-row table:style-name="ro3">
          <table:table-cell office:value-type="string" calcext:value-type="string">
            <text:p>ｱﾆﾒ</text:p>
          </table:table-cell>
          <table:table-cell office:value-type="string" calcext:value-type="string">
            <text:p>ｱﾆﾒ「伝説巨人ｲﾃﾞｵﾝ」</text:p>
          </table:table-cell>
          <table:table-cell table:formula="of:=LEN([.B20])" office:value-type="float" office:value="14" calcext:value-type="float">
            <text:p>14</text:p>
          </table:table-cell>
          <table:table-cell office:value-type="string" calcext:value-type="string">
            <text:p>その無限ｴﾈﾙｷﾞｰをなんという？</text:p>
          </table:table-cell>
          <table:table-cell table:formula="of:=LEN([.D20])" office:value-type="float" office:value="17" calcext:value-type="float">
            <text:p>17</text:p>
          </table:table-cell>
          <table:table-cell office:value-type="string" calcext:value-type="string">
            <text:p>ｱﾆﾒ ﾃﾞﾝｾﾂｷｮｼﾞﾝｲﾃﾞｵﾝ ｿﾉﾑｹﾞﾝｴﾈﾙｷﾞｰｦﾅﾝﾄｲｳ?</text:p>
          </table:table-cell>
          <table:table-cell table:formula="of:=LEN([.F20])" office:value-type="float" office:value="39" calcext:value-type="float">
            <text:p>39</text:p>
          </table:table-cell>
          <table:table-cell office:value-type="string" calcext:value-type="string">
            <text:p>ｲﾃﾞ</text:p>
          </table:table-cell>
          <table:table-cell table:formula="of:=LEN([.H20])" office:value-type="float" office:value="3" calcext:value-type="float">
            <text:p>3</text:p>
          </table:table-cell>
          <table:table-cell office:value-type="string" calcext:value-type="string">
            <text:p>ﾋﾃﾞ</text:p>
          </table:table-cell>
          <table:table-cell table:formula="of:=LEN([.J20])" office:value-type="float" office:value="3" calcext:value-type="float">
            <text:p>3</text:p>
          </table:table-cell>
          <table:table-cell office:value-type="string" calcext:value-type="string">
            <text:p>ﾇﾃﾞ</text:p>
          </table:table-cell>
          <table:table-cell table:formula="of:=LEN([.L20])" office:value-type="float" office:value="3" calcext:value-type="float">
            <text:p>3</text:p>
          </table:table-cell>
          <table:table-cell office:value-type="string" calcext:value-type="string">
            <text:p>ﾄﾃﾞ</text:p>
          </table:table-cell>
          <table:table-cell table:formula="of:=LEN([.N20])" office:value-type="float" office:value="3" calcext:value-type="float">
            <text:p>3</text:p>
          </table:table-cell>
          <table:table-cell/>
          <table:table-cell table:formula="of:=[.C20]*2+[.E20]*2+[.G20]+([.I20]+[.K20]+[.M20]+[.O20])*2+9" office:value-type="float" office:value="134" calcext:value-type="float">
            <text:p>134</text:p>
          </table:table-cell>
          <table:table-cell table:style-name="ce5" office:value-type="date" office:date-value="2013-04-30" calcext:value-type="date">
            <text:p>4月30日</text:p>
          </table:table-cell>
          <table:table-cell office:value-type="float" office:value="2" calcext:value-type="float">
            <text:p>2</text:p>
          </table:table-cell>
          <table:table-cell office:value-type="string" calcext:value-type="string">
            <text:p><text:a xlink:href="http://ja.wikipedia.org/wiki/伝説巨神イデオン" xlink:type="simple">http://ja.wikipedia.org/wiki/%E4%BC%9D%E8%AA%AC%E5%B7%A8%E7%A5%9E%E3%82%A4%E3%83%87%E3%82%AA%E3%83%B3</text:a></text:p>
          </table:table-cell>
          <table:table-cell/>
        </table:table-row>
        <table:table-row table:style-name="ro1">
          <table:table-cell office:value-type="string" calcext:value-type="string">
            <text:p>動物</text:p>
          </table:table-cell>
          <table:table-cell office:value-type="string" calcext:value-type="string">
            <text:p>ｺｱﾗが主食とする植物は？</text:p>
          </table:table-cell>
          <table:table-cell table:formula="of:=LEN([.B21])" office:value-type="float" office:value="13" calcext:value-type="float">
            <text:p>13</text:p>
          </table:table-cell>
          <table:table-cell/>
          <table:table-cell table:formula="of:=LEN([.D21])" office:value-type="float" office:value="0" calcext:value-type="float">
            <text:p>0</text:p>
          </table:table-cell>
          <table:table-cell office:value-type="string" calcext:value-type="string">
            <text:p>ｺｱﾗｶﾞｼｭｼｮｸﾄｽﾙｼｮｸﾌﾞﾂﾊ?</text:p>
          </table:table-cell>
          <table:table-cell table:formula="of:=LEN([.F21])" office:value-type="float" office:value="21" calcext:value-type="float">
            <text:p>21</text:p>
          </table:table-cell>
          <table:table-cell office:value-type="string" calcext:value-type="string">
            <text:p>ﾕｰｶﾘ</text:p>
          </table:table-cell>
          <table:table-cell table:formula="of:=LEN([.H21])" office:value-type="float" office:value="4" calcext:value-type="float">
            <text:p>4</text:p>
          </table:table-cell>
          <table:table-cell office:value-type="string" calcext:value-type="string">
            <text:p>ｻｻ</text:p>
          </table:table-cell>
          <table:table-cell table:formula="of:=LEN([.J21])" office:value-type="float" office:value="2" calcext:value-type="float">
            <text:p>2</text:p>
          </table:table-cell>
          <table:table-cell office:value-type="string" calcext:value-type="string">
            <text:p>ﾋﾟｰﾏﾝ</text:p>
          </table:table-cell>
          <table:table-cell table:formula="of:=LEN([.L21])" office:value-type="float" office:value="5" calcext:value-type="float">
            <text:p>5</text:p>
          </table:table-cell>
          <table:table-cell office:value-type="string" calcext:value-type="string">
            <text:p>ﾅｯﾂ</text:p>
          </table:table-cell>
          <table:table-cell table:formula="of:=LEN([.N21])" office:value-type="float" office:value="3" calcext:value-type="float">
            <text:p>3</text:p>
          </table:table-cell>
          <table:table-cell/>
          <table:table-cell table:formula="of:=[.C21]*2+[.E21]*2+[.G21]+([.I21]+[.K21]+[.M21]+[.O21])*2+9" office:value-type="float" office:value="84" calcext:value-type="float">
            <text:p>84</text:p>
          </table:table-cell>
          <table:table-cell table:style-name="ce5" office:value-type="date" office:date-value="2013-04-30" calcext:value-type="date">
            <text:p>4月30日</text:p>
          </table:table-cell>
          <table:table-cell office:value-type="float" office:value="1" calcext:value-type="float">
            <text:p>1</text:p>
          </table:table-cell>
          <table:table-cell office:value-type="string" calcext:value-type="string">
            <text:p><text:a xlink:href="http://ja.wikipedia.org/wiki/コアラ" xlink:type="simple">http://ja.wikipedia.org/wiki/%E3%82%B3%E3%82%A2%E3%83%A9</text:a></text:p>
          </table:table-cell>
          <table:table-cell/>
        </table:table-row>
        <table:table-row table:style-name="ro1">
          <table:table-cell office:value-type="string" calcext:value-type="string">
            <text:p>動物</text:p>
          </table:table-cell>
          <table:table-cell office:value-type="string" calcext:value-type="string">
            <text:p>渡り鳥が旅する時に使っていると</text:p>
          </table:table-cell>
          <table:table-cell table:formula="of:=LEN([.B22])" office:value-type="float" office:value="15" calcext:value-type="float">
            <text:p>15</text:p>
          </table:table-cell>
          <table:table-cell office:value-type="string" calcext:value-type="string">
            <text:p>いわれているものは？</text:p>
          </table:table-cell>
          <table:table-cell table:formula="of:=LEN([.D22])" office:value-type="float" office:value="10" calcext:value-type="float">
            <text:p>10</text:p>
          </table:table-cell>
          <table:table-cell office:value-type="string" calcext:value-type="string">
            <text:p>ﾜﾀﾘﾄﾞﾘｶﾞﾀﾋﾞｽﾙﾄｷﾆ ﾂｶｯﾃｲﾙﾄｲﾜﾚﾃｲﾙﾓﾉﾊ?</text:p>
          </table:table-cell>
          <table:table-cell table:formula="of:=LEN([.F22])" office:value-type="float" office:value="34" calcext:value-type="float">
            <text:p>34</text:p>
          </table:table-cell>
          <table:table-cell office:value-type="string" calcext:value-type="string">
            <text:p>地磁気</text:p>
          </table:table-cell>
          <table:table-cell table:formula="of:=LEN([.H22])" office:value-type="float" office:value="3" calcext:value-type="float">
            <text:p>3</text:p>
          </table:table-cell>
          <table:table-cell office:value-type="string" calcext:value-type="string">
            <text:p>地図</text:p>
          </table:table-cell>
          <table:table-cell table:formula="of:=LEN([.J22])" office:value-type="float" office:value="2" calcext:value-type="float">
            <text:p>2</text:p>
          </table:table-cell>
          <table:table-cell office:value-type="string" calcext:value-type="string">
            <text:p>GPS</text:p>
          </table:table-cell>
          <table:table-cell table:formula="of:=LEN([.L22])" office:value-type="float" office:value="3" calcext:value-type="float">
            <text:p>3</text:p>
          </table:table-cell>
          <table:table-cell office:value-type="string" calcext:value-type="string">
            <text:p>水晶玉</text:p>
          </table:table-cell>
          <table:table-cell table:formula="of:=LEN([.N22])" office:value-type="float" office:value="3" calcext:value-type="float">
            <text:p>3</text:p>
          </table:table-cell>
          <table:table-cell/>
          <table:table-cell table:formula="of:=[.C22]*2+[.E22]*2+[.G22]+([.I22]+[.K22]+[.M22]+[.O22])*2+9" office:value-type="float" office:value="115" calcext:value-type="float">
            <text:p>115</text:p>
          </table:table-cell>
          <table:table-cell table:style-name="ce5" office:value-type="date" office:date-value="2013-04-30" calcext:value-type="date">
            <text:p>4月30日</text:p>
          </table:table-cell>
          <table:table-cell office:value-type="float" office:value="2" calcext:value-type="float">
            <text:p>2</text:p>
          </table:table-cell>
          <table:table-cell office:value-type="string" calcext:value-type="string">
            <text:p><text:a xlink:href="http://ja.wikipedia.org/wiki/渡り鳥" xlink:type="simple">http://ja.wikipedia.org/wiki/%E6%B8%A1%E3%82%8A%E9%B3%A5</text:a></text:p>
          </table:table-cell>
          <table:table-cell/>
        </table:table-row>
        <table:table-row table:style-name="ro3">
          <table:table-cell office:value-type="string" calcext:value-type="string">
            <text:p>ﾌﾟﾁｺﾝ</text:p>
          </table:table-cell>
          <table:table-cell office:value-type="string" calcext:value-type="string">
            <text:p>初代ﾌﾟﾁｺﾝの発売日は3月何日？</text:p>
          </table:table-cell>
          <table:table-cell table:formula="of:=LEN([.B23])" office:value-type="float" office:value="17" calcext:value-type="float">
            <text:p>17</text:p>
          </table:table-cell>
          <table:table-cell/>
          <table:table-cell table:formula="of:=LEN([.D23])" office:value-type="float" office:value="0" calcext:value-type="float">
            <text:p>0</text:p>
          </table:table-cell>
          <table:table-cell office:value-type="string" calcext:value-type="string">
            <text:p>ｼｮﾀﾞｲﾌﾟﾁｺﾝﾉﾊﾂﾊﾞｲﾋﾞﾊｻﾝｶﾞﾂﾅﾝﾆﾁ?</text:p>
          </table:table-cell>
          <table:table-cell table:formula="of:=LEN([.F23])" office:value-type="float" office:value="29" calcext:value-type="float">
            <text:p>29</text:p>
          </table:table-cell>
          <table:table-cell office:value-type="string" calcext:value-type="string">
            <text:p>9日</text:p>
          </table:table-cell>
          <table:table-cell table:formula="of:=LEN([.H23])" office:value-type="float" office:value="2" calcext:value-type="float">
            <text:p>2</text:p>
          </table:table-cell>
          <table:table-cell office:value-type="string" calcext:value-type="string">
            <text:p>1日</text:p>
          </table:table-cell>
          <table:table-cell table:formula="of:=LEN([.J23])" office:value-type="float" office:value="2" calcext:value-type="float">
            <text:p>2</text:p>
          </table:table-cell>
          <table:table-cell office:value-type="string" calcext:value-type="string">
            <text:p>28日</text:p>
          </table:table-cell>
          <table:table-cell table:formula="of:=LEN([.L23])" office:value-type="float" office:value="3" calcext:value-type="float">
            <text:p>3</text:p>
          </table:table-cell>
          <table:table-cell office:value-type="string" calcext:value-type="string">
            <text:p>256日</text:p>
          </table:table-cell>
          <table:table-cell table:formula="of:=LEN([.N23])" office:value-type="float" office:value="4" calcext:value-type="float">
            <text:p>4</text:p>
          </table:table-cell>
          <table:table-cell/>
          <table:table-cell table:formula="of:=[.C23]*2+[.E23]*2+[.G23]+([.I23]+[.K23]+[.M23]+[.O23])*2+9" office:value-type="float" office:value="94" calcext:value-type="float">
            <text:p>94</text:p>
          </table:table-cell>
          <table:table-cell table:style-name="ce5" office:value-type="date" office:date-value="2013-04-30" calcext:value-type="date">
            <text:p>4月30日</text:p>
          </table:table-cell>
          <table:table-cell office:value-type="float" office:value="3" calcext:value-type="float">
            <text:p>3</text:p>
          </table:table-cell>
          <table:table-cell office:value-type="string" calcext:value-type="string">
            <text:p><text:a xlink:href="http://smileboom.com/special/petitcom/index_a40.html" xlink:type="simple">http://smileboom.com/special/petitcom/index_a40.html</text:a></text:p>
          </table:table-cell>
          <table:table-cell/>
        </table:table-row>
        <table:table-row table:style-name="ro1">
          <table:table-cell office:value-type="string" calcext:value-type="string">
            <text:p>IT</text:p>
          </table:table-cell>
          <table:table-cell office:value-type="string" calcext:value-type="string">
            <text:p>大ﾋｯﾄとなったｱｯﾌﾟﾙの音楽ﾌﾟﾚｰﾔｰは？</text:p>
          </table:table-cell>
          <table:table-cell table:formula="of:=LEN([.B24])" office:value-type="float" office:value="24" calcext:value-type="float">
            <text:p>24</text:p>
          </table:table-cell>
          <table:table-cell/>
          <table:table-cell table:formula="of:=LEN([.D24])" office:value-type="float" office:value="0" calcext:value-type="float">
            <text:p>0</text:p>
          </table:table-cell>
          <table:table-cell office:value-type="string" calcext:value-type="string">
            <text:p>ﾀﾞｲﾋｯﾄﾄﾅｯﾀｱｯﾌﾟﾙﾉｵﾝｶﾞｸﾌﾟﾚｰﾔｰﾊ?</text:p>
          </table:table-cell>
          <table:table-cell table:formula="of:=LEN([.F24])" office:value-type="float" office:value="29" calcext:value-type="float">
            <text:p>29</text:p>
          </table:table-cell>
          <table:table-cell office:value-type="string" calcext:value-type="string">
            <text:p>iPod</text:p>
          </table:table-cell>
          <table:table-cell table:formula="of:=LEN([.H24])" office:value-type="float" office:value="4" calcext:value-type="float">
            <text:p>4</text:p>
          </table:table-cell>
          <table:table-cell office:value-type="string" calcext:value-type="string">
            <text:p>iPhone</text:p>
          </table:table-cell>
          <table:table-cell table:formula="of:=LEN([.J24])" office:value-type="float" office:value="6" calcext:value-type="float">
            <text:p>6</text:p>
          </table:table-cell>
          <table:table-cell office:value-type="string" calcext:value-type="string">
            <text:p>Android</text:p>
          </table:table-cell>
          <table:table-cell table:formula="of:=LEN([.L24])" office:value-type="float" office:value="7" calcext:value-type="float">
            <text:p>7</text:p>
          </table:table-cell>
          <table:table-cell office:value-type="string" calcext:value-type="string">
            <text:p>Walkman</text:p>
          </table:table-cell>
          <table:table-cell table:formula="of:=LEN([.N24])" office:value-type="float" office:value="7" calcext:value-type="float">
            <text:p>7</text:p>
          </table:table-cell>
          <table:table-cell/>
          <table:table-cell table:formula="of:=[.C24]*2+[.E24]*2+[.G24]+([.I24]+[.K24]+[.M24]+[.O24])*2+9" office:value-type="float" office:value="134" calcext:value-type="float">
            <text:p>134</text:p>
          </table:table-cell>
          <table:table-cell table:style-name="ce5" office:value-type="date" office:date-value="2013-04-30" calcext:value-type="date">
            <text:p>4月30日</text:p>
          </table:table-cell>
          <table:table-cell office:value-type="float" office:value="1" calcext:value-type="float">
            <text:p>1</text:p>
          </table:table-cell>
          <table:table-cell office:value-type="string" calcext:value-type="string">
            <text:p><text:a xlink:href="http://ja.wikipedia.org/wiki/Ipod" xlink:type="simple">http://ja.wikipedia.org/wiki/Ipod</text:a></text:p>
          </table:table-cell>
          <table:table-cell/>
        </table:table-row>
        <table:table-row table:style-name="ro1">
          <table:table-cell office:value-type="string" calcext:value-type="string">
            <text:p>数学</text:p>
          </table:table-cell>
          <table:table-cell office:value-type="string" calcext:value-type="string">
            <text:p>積分記号(せきぶんきごう)のことを何という？</text:p>
          </table:table-cell>
          <table:table-cell table:formula="of:=LEN([.B25])" office:value-type="float" office:value="22" calcext:value-type="float">
            <text:p>22</text:p>
          </table:table-cell>
          <table:table-cell/>
          <table:table-cell table:formula="of:=LEN([.D25])" office:value-type="float" office:value="0" calcext:value-type="float">
            <text:p>0</text:p>
          </table:table-cell>
          <table:table-cell office:value-type="string" calcext:value-type="string">
            <text:p>ｾｷﾌﾞﾝｷｺﾞｳﾉｺﾄｦﾅﾝﾄｲｳ?</text:p>
          </table:table-cell>
          <table:table-cell table:formula="of:=LEN([.F25])" office:value-type="float" office:value="19" calcext:value-type="float">
            <text:p>19</text:p>
          </table:table-cell>
          <table:table-cell office:value-type="string" calcext:value-type="string">
            <text:p>ｲﾝﾃｸﾞﾗﾙ</text:p>
          </table:table-cell>
          <table:table-cell table:formula="of:=LEN([.H25])" office:value-type="float" office:value="7" calcext:value-type="float">
            <text:p>7</text:p>
          </table:table-cell>
          <table:table-cell office:value-type="string" calcext:value-type="string">
            <text:p>ﾀｰﾐﾈｰﾀ</text:p>
          </table:table-cell>
          <table:table-cell table:formula="of:=LEN([.J25])" office:value-type="float" office:value="6" calcext:value-type="float">
            <text:p>6</text:p>
          </table:table-cell>
          <table:table-cell office:value-type="string" calcext:value-type="string">
            <text:p>ｼﾙﾌｨｰﾄﾞ</text:p>
          </table:table-cell>
          <table:table-cell table:formula="of:=LEN([.L25])" office:value-type="float" office:value="7" calcext:value-type="float">
            <text:p>7</text:p>
          </table:table-cell>
          <table:table-cell office:value-type="string" calcext:value-type="string">
            <text:p>ｼﾝﾄﾞﾗｰ</text:p>
          </table:table-cell>
          <table:table-cell table:formula="of:=LEN([.N25])" office:value-type="float" office:value="6" calcext:value-type="float">
            <text:p>6</text:p>
          </table:table-cell>
          <table:table-cell/>
          <table:table-cell table:formula="of:=[.C25]*2+[.E25]*2+[.G25]+([.I25]+[.K25]+[.M25]+[.O25])*2+9" office:value-type="float" office:value="124" calcext:value-type="float">
            <text:p>124</text:p>
          </table:table-cell>
          <table:table-cell table:style-name="ce5" office:value-type="date" office:date-value="2013-04-30" calcext:value-type="date">
            <text:p>4月30日</text:p>
          </table:table-cell>
          <table:table-cell office:value-type="float" office:value="3" calcext:value-type="float">
            <text:p>3</text:p>
          </table:table-cell>
          <table:table-cell office:value-type="string" calcext:value-type="string">
            <text:p><text:a xlink:href="http://ja.wikipedia.org/wiki/積分" xlink:type="simple">http://ja.wikipedia.org/wiki/%E7%A9%8D%E5%88%86</text:a></text:p>
          </table:table-cell>
          <table:table-cell/>
        </table:table-row>
        <table:table-row table:style-name="ro1">
          <table:table-cell office:value-type="string" calcext:value-type="string">
            <text:p>音楽</text:p>
          </table:table-cell>
          <table:table-cell office:value-type="string" calcext:value-type="string">
            <text:p>作曲家ﾓｰﾂｱﾙﾄの生まれた都市(とし)は？</text:p>
          </table:table-cell>
          <table:table-cell table:formula="of:=LEN([.B26])" office:value-type="float" office:value="22" calcext:value-type="float">
            <text:p>22</text:p>
          </table:table-cell>
          <table:table-cell/>
          <table:table-cell table:formula="of:=LEN([.D26])" office:value-type="float" office:value="0" calcext:value-type="float">
            <text:p>0</text:p>
          </table:table-cell>
          <table:table-cell office:value-type="string" calcext:value-type="string">
            <text:p>ｻｯｷｮｸｶ ﾓｰﾂｱﾙﾄﾉｳﾏﾚﾀﾄｼﾊ?</text:p>
          </table:table-cell>
          <table:table-cell table:formula="of:=LEN([.F26])" office:value-type="float" office:value="22" calcext:value-type="float">
            <text:p>22</text:p>
          </table:table-cell>
          <table:table-cell office:value-type="string" calcext:value-type="string">
            <text:p>ｻﾞﾙﾂﾌﾞﾙｸﾞ</text:p>
          </table:table-cell>
          <table:table-cell table:formula="of:=LEN([.H26])" office:value-type="float" office:value="9" calcext:value-type="float">
            <text:p>9</text:p>
          </table:table-cell>
          <table:table-cell office:value-type="string" calcext:value-type="string">
            <text:p>ｳｲｰﾝ</text:p>
          </table:table-cell>
          <table:table-cell table:formula="of:=LEN([.J26])" office:value-type="float" office:value="4" calcext:value-type="float">
            <text:p>4</text:p>
          </table:table-cell>
          <table:table-cell office:value-type="string" calcext:value-type="string">
            <text:p>ﾊﾟﾘ</text:p>
          </table:table-cell>
          <table:table-cell table:formula="of:=LEN([.L26])" office:value-type="float" office:value="3" calcext:value-type="float">
            <text:p>3</text:p>
          </table:table-cell>
          <table:table-cell office:value-type="string" calcext:value-type="string">
            <text:p>ﾁｭｰﾘｯﾋ</text:p>
          </table:table-cell>
          <table:table-cell table:formula="of:=LEN([.N26])" office:value-type="float" office:value="6" calcext:value-type="float">
            <text:p>6</text:p>
          </table:table-cell>
          <table:table-cell/>
          <table:table-cell table:formula="of:=[.C26]*2+[.E26]*2+[.G26]+([.I26]+[.K26]+[.M26]+[.O26])*2+9" office:value-type="float" office:value="119" calcext:value-type="float">
            <text:p>119</text:p>
          </table:table-cell>
          <table:table-cell table:style-name="ce5" office:value-type="date" office:date-value="2013-04-30" calcext:value-type="date">
            <text:p>4月30日</text:p>
          </table:table-cell>
          <table:table-cell office:value-type="float" office:value="5" calcext:value-type="float">
            <text:p>5</text:p>
          </table:table-cell>
          <table:table-cell office:value-type="string" calcext:value-type="string">
            <text:p><text:a xlink:href="http://ja.wikipedia.org/wiki/モーツアルト" xlink:type="simple">http://ja.wikipedia.org/wiki/%E3%83%A2%E3%83%BC%E3%83%84%E3%82%A2%E3%83%AB%E3%83%88</text:a></text:p>
          </table:table-cell>
          <table:table-cell/>
        </table:table-row>
        <table:table-row table:style-name="ro1">
          <table:table-cell office:value-type="string" calcext:value-type="string">
            <text:p>国語</text:p>
          </table:table-cell>
          <table:table-cell office:value-type="string" calcext:value-type="string">
            <text:p>漢字の「へん」「つくり」</text:p>
          </table:table-cell>
          <table:table-cell table:formula="of:=LEN([.B27])" office:value-type="float" office:value="12" calcext:value-type="float">
            <text:p>12</text:p>
          </table:table-cell>
          <table:table-cell office:value-type="string" calcext:value-type="string">
            <text:p>これらを何という？</text:p>
          </table:table-cell>
          <table:table-cell table:formula="of:=LEN([.D27])" office:value-type="float" office:value="9" calcext:value-type="float">
            <text:p>9</text:p>
          </table:table-cell>
          <table:table-cell office:value-type="string" calcext:value-type="string">
            <text:p>ｶﾝｼﾞﾉﾍﾝ ﾂｸﾘ ｺﾚﾗｦﾅﾝﾄｲｳ?</text:p>
          </table:table-cell>
          <table:table-cell table:formula="of:=LEN([.F27])" office:value-type="float" office:value="22" calcext:value-type="float">
            <text:p>22</text:p>
          </table:table-cell>
          <table:table-cell office:value-type="string" calcext:value-type="string">
            <text:p>部首</text:p>
          </table:table-cell>
          <table:table-cell table:formula="of:=LEN([.H27])" office:value-type="float" office:value="2" calcext:value-type="float">
            <text:p>2</text:p>
          </table:table-cell>
          <table:table-cell office:value-type="string" calcext:value-type="string">
            <text:p>うかんむり</text:p>
          </table:table-cell>
          <table:table-cell table:formula="of:=LEN([.J27])" office:value-type="float" office:value="5" calcext:value-type="float">
            <text:p>5</text:p>
          </table:table-cell>
          <table:table-cell office:value-type="string" calcext:value-type="string">
            <text:p>しんにょう</text:p>
          </table:table-cell>
          <table:table-cell table:formula="of:=LEN([.L27])" office:value-type="float" office:value="5" calcext:value-type="float">
            <text:p>5</text:p>
          </table:table-cell>
          <table:table-cell office:value-type="string" calcext:value-type="string">
            <text:p>ふしゅ～</text:p>
          </table:table-cell>
          <table:table-cell table:formula="of:=LEN([.N27])" office:value-type="float" office:value="4" calcext:value-type="float">
            <text:p>4</text:p>
          </table:table-cell>
          <table:table-cell/>
          <table:table-cell table:formula="of:=[.C27]*2+[.E27]*2+[.G27]+([.I27]+[.K27]+[.M27]+[.O27])*2+9" office:value-type="float" office:value="105" calcext:value-type="float">
            <text:p>105</text:p>
          </table:table-cell>
          <table:table-cell table:style-name="ce5" office:value-type="date" office:date-value="2013-04-30" calcext:value-type="date">
            <text:p>4月30日</text:p>
          </table:table-cell>
          <table:table-cell office:value-type="float" office:value="2" calcext:value-type="float">
            <text:p>2</text:p>
          </table:table-cell>
          <table:table-cell office:value-type="string" calcext:value-type="string">
            <text:p><text:a xlink:href="http://ja.wikipedia.org/wiki/部首" xlink:type="simple">http://ja.wikipedia.org/wiki/%E9%83%A8%E9%A6%96</text:a></text:p>
          </table:table-cell>
          <table:table-cell/>
        </table:table-row>
        <table:table-row table:style-name="ro1">
          <table:table-cell office:value-type="string" calcext:value-type="string">
            <text:p>歴史</text:p>
          </table:table-cell>
          <table:table-cell office:value-type="string" calcext:value-type="string">
            <text:p>奈良時代に建てられた世界最大の大仏殿は？</text:p>
          </table:table-cell>
          <table:table-cell table:formula="of:=LEN([.B28])" office:value-type="float" office:value="20" calcext:value-type="float">
            <text:p>20</text:p>
          </table:table-cell>
          <table:table-cell/>
          <table:table-cell table:formula="of:=LEN([.D28])" office:value-type="float" office:value="0" calcext:value-type="float">
            <text:p>0</text:p>
          </table:table-cell>
          <table:table-cell office:value-type="string" calcext:value-type="string">
            <text:p>ﾅﾗｼﾞﾀﾞｲﾆﾀﾃﾗﾚﾀ ｾｶｲｻｲﾀﾞｲﾉﾀﾞｲﾌﾞﾂﾃﾞﾝﾊ?</text:p>
          </table:table-cell>
          <table:table-cell table:formula="of:=LEN([.F28])" office:value-type="float" office:value="34" calcext:value-type="float">
            <text:p>34</text:p>
          </table:table-cell>
          <table:table-cell office:value-type="string" calcext:value-type="string">
            <text:p>東大寺</text:p>
          </table:table-cell>
          <table:table-cell table:formula="of:=LEN([.H28])" office:value-type="float" office:value="3" calcext:value-type="float">
            <text:p>3</text:p>
          </table:table-cell>
          <table:table-cell office:value-type="string" calcext:value-type="string">
            <text:p>薬師寺</text:p>
          </table:table-cell>
          <table:table-cell table:formula="of:=LEN([.J28])" office:value-type="float" office:value="3" calcext:value-type="float">
            <text:p>3</text:p>
          </table:table-cell>
          <table:table-cell office:value-type="string" calcext:value-type="string">
            <text:p>東寺</text:p>
          </table:table-cell>
          <table:table-cell table:formula="of:=LEN([.L28])" office:value-type="float" office:value="2" calcext:value-type="float">
            <text:p>2</text:p>
          </table:table-cell>
          <table:table-cell office:value-type="string" calcext:value-type="string">
            <text:p>法隆寺</text:p>
          </table:table-cell>
          <table:table-cell table:formula="of:=LEN([.N28])" office:value-type="float" office:value="3" calcext:value-type="float">
            <text:p>3</text:p>
          </table:table-cell>
          <table:table-cell/>
          <table:table-cell table:formula="of:=[.C28]*2+[.E28]*2+[.G28]+([.I28]+[.K28]+[.M28]+[.O28])*2+9" office:value-type="float" office:value="105" calcext:value-type="float">
            <text:p>105</text:p>
          </table:table-cell>
          <table:table-cell table:style-name="ce5" office:value-type="date" office:date-value="2013-04-30" calcext:value-type="date">
            <text:p>4月30日</text:p>
          </table:table-cell>
          <table:table-cell office:value-type="float" office:value="3" calcext:value-type="float">
            <text:p>3</text:p>
          </table:table-cell>
          <table:table-cell office:value-type="string" calcext:value-type="string">
            <text:p><text:a xlink:href="http://ja.wikipedia.org/wiki/東大寺" xlink:type="simple">http://ja.wikipedia.org/wiki/%E6%9D%B1%E5%A4%A7%E5%AF%BA</text:a></text:p>
          </table:table-cell>
          <table:table-cell/>
        </table:table-row>
        <table:table-row table:style-name="ro3">
          <table:table-cell office:value-type="string" calcext:value-type="string">
            <text:p>ｹﾞｰﾑ</text:p>
          </table:table-cell>
          <table:table-cell office:value-type="string" calcext:value-type="string">
            <text:p>ｹﾞｰﾑ「ﾄﾞﾙｱｰｶﾞの塔」</text:p>
          </table:table-cell>
          <table:table-cell table:formula="of:=LEN([.B29])" office:value-type="float" office:value="15" calcext:value-type="float">
            <text:p>15</text:p>
          </table:table-cell>
          <table:table-cell office:value-type="string" calcext:value-type="string">
            <text:p>その背景となる叙事詩(じょじし)は？</text:p>
          </table:table-cell>
          <table:table-cell table:formula="of:=LEN([.D29])" office:value-type="float" office:value="18" calcext:value-type="float">
            <text:p>18</text:p>
          </table:table-cell>
          <table:table-cell office:value-type="string" calcext:value-type="string">
            <text:p>ｹﾞｰﾑﾄﾞﾙｱｰｶﾞﾉﾄｳ ｿﾉﾊｲｹｲﾄﾅﾙｼﾞｮｼﾞｼﾊ?</text:p>
          </table:table-cell>
          <table:table-cell table:formula="of:=LEN([.F29])" office:value-type="float" office:value="32" calcext:value-type="float">
            <text:p>32</text:p>
          </table:table-cell>
          <table:table-cell office:value-type="string" calcext:value-type="string">
            <text:p>ｷﾞﾙｶﾞﾒｯｼｭ</text:p>
          </table:table-cell>
          <table:table-cell table:formula="of:=LEN([.H29])" office:value-type="float" office:value="9" calcext:value-type="float">
            <text:p>9</text:p>
          </table:table-cell>
          <table:table-cell office:value-type="string" calcext:value-type="string">
            <text:p>ﾗｰﾏｰﾔﾅ</text:p>
          </table:table-cell>
          <table:table-cell table:formula="of:=LEN([.J29])" office:value-type="float" office:value="6" calcext:value-type="float">
            <text:p>6</text:p>
          </table:table-cell>
          <table:table-cell office:value-type="string" calcext:value-type="string">
            <text:p>ﾍﾞｵｳﾙﾌ</text:p>
          </table:table-cell>
          <table:table-cell table:formula="of:=LEN([.L29])" office:value-type="float" office:value="6" calcext:value-type="float">
            <text:p>6</text:p>
          </table:table-cell>
          <table:table-cell office:value-type="string" calcext:value-type="string">
            <text:p>ｲﾘｱｽ</text:p>
          </table:table-cell>
          <table:table-cell table:formula="of:=LEN([.N29])" office:value-type="float" office:value="4" calcext:value-type="float">
            <text:p>4</text:p>
          </table:table-cell>
          <table:table-cell/>
          <table:table-cell table:formula="of:=[.C29]*2+[.E29]*2+[.G29]+([.I29]+[.K29]+[.M29]+[.O29])*2+9" office:value-type="float" office:value="157" calcext:value-type="float">
            <text:p>157</text:p>
          </table:table-cell>
          <table:table-cell table:style-name="ce5" office:value-type="date" office:date-value="2013-04-30" calcext:value-type="date">
            <text:p>4月30日</text:p>
          </table:table-cell>
          <table:table-cell office:value-type="float" office:value="4" calcext:value-type="float">
            <text:p>4</text:p>
          </table:table-cell>
          <table:table-cell office:value-type="string" calcext:value-type="string">
            <text:p><text:a xlink:href="http://ja.wikipedia.org/wiki/ドルアーガの塔" xlink:type="simple">http://ja.wikipedia.org/wiki/%E3%83%89%E3%83%AB%E3%82%A2%E3%83%BC%E3%82%AC%E3%81%AE%E5%A1%94</text:a></text:p>
          </table:table-cell>
          <table:table-cell/>
        </table:table-row>
        <table:table-row table:style-name="ro3">
          <table:table-cell office:value-type="string" calcext:value-type="string">
            <text:p>ﾌﾟﾁｺﾝ</text:p>
          </table:table-cell>
          <table:table-cell office:value-type="string" calcext:value-type="string">
            <text:p>次のうち ﾌﾟﾁｺﾝmk2で追加された命令は？</text:p>
          </table:table-cell>
          <table:table-cell table:formula="of:=LEN([.B30])" office:value-type="float" office:value="23" calcext:value-type="float">
            <text:p>23</text:p>
          </table:table-cell>
          <table:table-cell/>
          <table:table-cell table:formula="of:=LEN([.D30])" office:value-type="float" office:value="0" calcext:value-type="float">
            <text:p>0</text:p>
          </table:table-cell>
          <table:table-cell office:value-type="string" calcext:value-type="string">
            <text:p>ﾂｷﾞﾉｳﾁ ﾌﾟﾁｺﾝﾏｰｸﾂｰﾃﾞﾂｲｶｻﾚﾀﾒｲﾚｲﾊ?</text:p>
          </table:table-cell>
          <table:table-cell table:formula="of:=LEN([.F30])" office:value-type="float" office:value="31" calcext:value-type="float">
            <text:p>31</text:p>
          </table:table-cell>
          <table:table-cell office:value-type="string" calcext:value-type="string">
            <text:p>BGFILL</text:p>
          </table:table-cell>
          <table:table-cell table:formula="of:=LEN([.H30])" office:value-type="float" office:value="6" calcext:value-type="float">
            <text:p>6</text:p>
          </table:table-cell>
          <table:table-cell office:value-type="string" calcext:value-type="string">
            <text:p>GFILL</text:p>
          </table:table-cell>
          <table:table-cell table:formula="of:=LEN([.J30])" office:value-type="float" office:value="5" calcext:value-type="float">
            <text:p>5</text:p>
          </table:table-cell>
          <table:table-cell office:value-type="string" calcext:value-type="string">
            <text:p>COLINIT</text:p>
          </table:table-cell>
          <table:table-cell table:formula="of:=LEN([.L30])" office:value-type="float" office:value="7" calcext:value-type="float">
            <text:p>7</text:p>
          </table:table-cell>
          <table:table-cell office:value-type="string" calcext:value-type="string">
            <text:p>BGMPLAY</text:p>
          </table:table-cell>
          <table:table-cell table:formula="of:=LEN([.N30])" office:value-type="float" office:value="7" calcext:value-type="float">
            <text:p>7</text:p>
          </table:table-cell>
          <table:table-cell/>
          <table:table-cell table:formula="of:=[.C30]*2+[.E30]*2+[.G30]+([.I30]+[.K30]+[.M30]+[.O30])*2+9" office:value-type="float" office:value="136" calcext:value-type="float">
            <text:p>136</text:p>
          </table:table-cell>
          <table:table-cell table:style-name="ce5" office:value-type="date" office:date-value="2013-04-30" calcext:value-type="date">
            <text:p>4月30日</text:p>
          </table:table-cell>
          <table:table-cell office:value-type="float" office:value="4" calcext:value-type="float">
            <text:p>4</text:p>
          </table:table-cell>
          <table:table-cell office:value-type="string" calcext:value-type="string">
            <text:p><text:a xlink:href="http://smileboom.com/special/petitcom/manual.html" xlink:type="simple">http://smileboom.com/special/petitcom/manual.html</text:a></text:p>
          </table:table-cell>
          <table:table-cell/>
        </table:table-row>
        <table:table-row table:style-name="ro3">
          <table:table-cell office:value-type="string" calcext:value-type="string">
            <text:p>ﾌﾟﾁｺﾝ</text:p>
          </table:table-cell>
          <table:table-cell office:value-type="string" calcext:value-type="string">
            <text:p>ｽﾏﾌﾞ小林社長から送られてくることがある</text:p>
          </table:table-cell>
          <table:table-cell table:formula="of:=LEN([.B31])" office:value-type="float" office:value="21" calcext:value-type="float">
            <text:p>21</text:p>
          </table:table-cell>
          <table:table-cell office:value-type="string" calcext:value-type="string">
            <text:p>ﾌﾟﾗﾓﾃﾞﾙとは？</text:p>
          </table:table-cell>
          <table:table-cell table:formula="of:=LEN([.D31])" office:value-type="float" office:value="10" calcext:value-type="float">
            <text:p>10</text:p>
          </table:table-cell>
          <table:table-cell office:value-type="string" calcext:value-type="string">
            <text:p>ｽﾏﾌﾞ ｺﾊﾞﾔｼｼｬﾁｮｳｶﾗｵｸﾗﾚﾃｸﾙｺﾄｶﾞｱﾙﾌﾟﾗﾓﾃﾞﾙﾄﾊ?____</text:p>
          </table:table-cell>
          <table:table-cell table:formula="of:=LEN([.F31])" office:value-type="float" office:value="44" calcext:value-type="float">
            <text:p>44</text:p>
          </table:table-cell>
          <table:table-cell office:value-type="string" calcext:value-type="string">
            <text:p>ｽﾞｺﾞｯｸ</text:p>
          </table:table-cell>
          <table:table-cell table:formula="of:=LEN([.H31])" office:value-type="float" office:value="6" calcext:value-type="float">
            <text:p>6</text:p>
          </table:table-cell>
          <table:table-cell office:value-type="string" calcext:value-type="string">
            <text:p>ｷﾞｬﾝ</text:p>
          </table:table-cell>
          <table:table-cell table:formula="of:=LEN([.J31])" office:value-type="float" office:value="4" calcext:value-type="float">
            <text:p>4</text:p>
          </table:table-cell>
          <table:table-cell office:value-type="string" calcext:value-type="string">
            <text:p>ﾋﾞｸﾞｻﾞﾑ</text:p>
          </table:table-cell>
          <table:table-cell table:formula="of:=LEN([.L31])" office:value-type="float" office:value="7" calcext:value-type="float">
            <text:p>7</text:p>
          </table:table-cell>
          <table:table-cell office:value-type="string" calcext:value-type="string">
            <text:p>ｱｯｶﾞｲ</text:p>
          </table:table-cell>
          <table:table-cell table:formula="of:=LEN([.N31])" office:value-type="float" office:value="5" calcext:value-type="float">
            <text:p>5</text:p>
          </table:table-cell>
          <table:table-cell/>
          <table:table-cell table:formula="of:=[.C31]*2+[.E31]*2+[.G31]+([.I31]+[.K31]+[.M31]+[.O31])*2+9" office:value-type="float" office:value="159" calcext:value-type="float">
            <text:p>159</text:p>
          </table:table-cell>
          <table:table-cell table:style-name="ce5" office:value-type="date" office:date-value="2013-04-30" calcext:value-type="date">
            <text:p>4月30日</text:p>
          </table:table-cell>
          <table:table-cell office:value-type="float" office:value="3" calcext:value-type="float">
            <text:p>3</text:p>
          </table:table-cell>
          <table:table-cell office:value-type="string" calcext:value-type="string">
            <text:p><text:a xlink:href="http://smileboom.com/special/ptcm2/co_contest/1st.php" xlink:type="simple">http://smileboom.com/special/ptcm2/co_contest/1st.php</text:a></text:p>
          </table:table-cell>
          <table:table-cell/>
        </table:table-row>
        <table:table-row table:style-name="ro3">
          <table:table-cell office:value-type="string" calcext:value-type="string">
            <text:p>ﾌﾟﾁｺﾝ</text:p>
          </table:table-cell>
          <table:table-cell office:value-type="string" calcext:value-type="string">
            <text:p>ﾌﾟﾁｺﾝの四人組 ﾊｶｾ ｲﾝﾃﾘ ﾜﾝﾊﾟｸ</text:p>
          </table:table-cell>
          <table:table-cell table:formula="of:=LEN([.B32])" office:value-type="float" office:value="24" calcext:value-type="float">
            <text:p>24</text:p>
          </table:table-cell>
          <table:table-cell office:value-type="string" calcext:value-type="string">
            <text:p>もう一人は？</text:p>
          </table:table-cell>
          <table:table-cell table:formula="of:=LEN([.D32])" office:value-type="float" office:value="6" calcext:value-type="float">
            <text:p>6</text:p>
          </table:table-cell>
          <table:table-cell office:value-type="string" calcext:value-type="string">
            <text:p>ﾌﾟﾁｺﾝﾉﾖﾆﾝｸﾞﾐ ﾊｶｾ ｲﾝﾃﾘ ﾜﾝﾊﾟｸ ﾓｳﾋﾄﾘﾊ?</text:p>
          </table:table-cell>
          <table:table-cell table:formula="of:=LEN([.F32])" office:value-type="float" office:value="35" calcext:value-type="float">
            <text:p>35</text:p>
          </table:table-cell>
          <table:table-cell office:value-type="string" calcext:value-type="string">
            <text:p>神崎(かんざき)</text:p>
          </table:table-cell>
          <table:table-cell table:formula="of:=LEN([.H32])" office:value-type="float" office:value="8" calcext:value-type="float">
            <text:p>8</text:p>
          </table:table-cell>
          <table:table-cell office:value-type="string" calcext:value-type="string">
            <text:p>ﾀﾞﾐｰ</text:p>
          </table:table-cell>
          <table:table-cell table:formula="of:=LEN([.J32])" office:value-type="float" office:value="4" calcext:value-type="float">
            <text:p>4</text:p>
          </table:table-cell>
          <table:table-cell office:value-type="string" calcext:value-type="string">
            <text:p>ﾌﾟﾛ生ちゃん</text:p>
          </table:table-cell>
          <table:table-cell table:formula="of:=LEN([.L32])" office:value-type="float" office:value="7" calcext:value-type="float">
            <text:p>7</text:p>
          </table:table-cell>
          <table:table-cell office:value-type="string" calcext:value-type="string">
            <text:p>ｽﾞｺﾞｯｸ</text:p>
          </table:table-cell>
          <table:table-cell table:formula="of:=LEN([.N32])" office:value-type="float" office:value="6" calcext:value-type="float">
            <text:p>6</text:p>
          </table:table-cell>
          <table:table-cell/>
          <table:table-cell table:formula="of:=[.C32]*2+[.E32]*2+[.G32]+([.I32]+[.K32]+[.M32]+[.O32])*2+9" office:value-type="float" office:value="154" calcext:value-type="float">
            <text:p>154</text:p>
          </table:table-cell>
          <table:table-cell table:style-name="ce5" office:value-type="date" office:date-value="2013-04-30" calcext:value-type="date">
            <text:p>4月30日</text:p>
          </table:table-cell>
          <table:table-cell office:value-type="float" office:value="4" calcext:value-type="float">
            <text:p>4</text:p>
          </table:table-cell>
          <table:table-cell office:value-type="string" calcext:value-type="string">
            <text:p><text:a xlink:href="http://smileboom.com/special/ptcm2/co_present/html_present01.php" xlink:type="simple">http://smileboom.com/special/ptcm2/co_present/html_present01.php</text:a></text:p>
          </table:table-cell>
          <table:table-cell/>
        </table:table-row>
        <table:table-row table:style-name="ro3">
          <table:table-cell office:value-type="string" calcext:value-type="string">
            <text:p>ﾌﾟﾁｺﾝ</text:p>
          </table:table-cell>
          <table:table-cell office:value-type="string" calcext:value-type="string">
            <text:p>いまだに説明書に載っていない</text:p>
          </table:table-cell>
          <table:table-cell table:formula="of:=LEN([.B33])" office:value-type="float" office:value="14" calcext:value-type="float">
            <text:p>14</text:p>
          </table:table-cell>
          <table:table-cell office:value-type="string" calcext:value-type="string">
            <text:p>PRINT命令の省略形は？</text:p>
          </table:table-cell>
          <table:table-cell table:formula="of:=LEN([.D33])" office:value-type="float" office:value="13" calcext:value-type="float">
            <text:p>13</text:p>
          </table:table-cell>
          <table:table-cell office:value-type="string" calcext:value-type="string">
            <text:p>ｲﾏﾀﾞﾆｾﾂﾒｲｼｮﾆﾉｯﾃｲﾅｲ ﾌﾟﾘﾝﾄﾒｲﾚｲﾉｼｮｳﾘｬｸｹｲﾊ?</text:p>
          </table:table-cell>
          <table:table-cell table:formula="of:=LEN([.F33])" office:value-type="float" office:value="39" calcext:value-type="float">
            <text:p>39</text:p>
          </table:table-cell>
          <table:table-cell office:value-type="string" calcext:value-type="string">
            <text:p>？</text:p>
          </table:table-cell>
          <table:table-cell table:formula="of:=LEN([.H33])" office:value-type="float" office:value="1" calcext:value-type="float">
            <text:p>1</text:p>
          </table:table-cell>
          <table:table-cell office:value-type="string" calcext:value-type="string">
            <text:p>＠</text:p>
          </table:table-cell>
          <table:table-cell table:formula="of:=LEN([.J33])" office:value-type="float" office:value="1" calcext:value-type="float">
            <text:p>1</text:p>
          </table:table-cell>
          <table:table-cell office:value-type="string" calcext:value-type="string">
            <text:p>PRIN</text:p>
          </table:table-cell>
          <table:table-cell table:formula="of:=LEN([.L33])" office:value-type="float" office:value="4" calcext:value-type="float">
            <text:p>4</text:p>
          </table:table-cell>
          <table:table-cell office:value-type="string" calcext:value-type="string">
            <text:p>ECHO</text:p>
          </table:table-cell>
          <table:table-cell table:formula="of:=LEN([.N33])" office:value-type="float" office:value="4" calcext:value-type="float">
            <text:p>4</text:p>
          </table:table-cell>
          <table:table-cell/>
          <table:table-cell table:formula="of:=[.C33]*2+[.E33]*2+[.G33]+([.I33]+[.K33]+[.M33]+[.O33])*2+9" office:value-type="float" office:value="122" calcext:value-type="float">
            <text:p>122</text:p>
          </table:table-cell>
          <table:table-cell table:style-name="ce5" office:value-type="date" office:date-value="2013-04-30" calcext:value-type="date">
            <text:p>4月30日</text:p>
          </table:table-cell>
          <table:table-cell office:value-type="float" office:value="2" calcext:value-type="float">
            <text:p>2</text:p>
          </table:table-cell>
          <table:table-cell office:value-type="string" calcext:value-type="string">
            <text:p><text:a xlink:href="http://smileboom.com/special/ptcm2/media/manual.pdf?008" xlink:type="simple">http://smileboom.com/special/ptcm2/media/manual.pdf?008</text:a></text:p>
          </table:table-cell>
          <table:table-cell/>
        </table:table-row>
        <table:table-row table:style-name="ro3">
          <table:table-cell office:value-type="string" calcext:value-type="string">
            <text:p>ﾌﾟﾁｺﾝ</text:p>
          </table:table-cell>
          <table:table-cell office:value-type="string" calcext:value-type="string">
            <text:p>GRPを埋めつくすと何ﾊﾞｲﾄになる？</text:p>
          </table:table-cell>
          <table:table-cell table:formula="of:=LEN([.B34])" office:value-type="float" office:value="19" calcext:value-type="float">
            <text:p>19</text:p>
          </table:table-cell>
          <table:table-cell/>
          <table:table-cell table:formula="of:=LEN([.D34])" office:value-type="float" office:value="0" calcext:value-type="float">
            <text:p>0</text:p>
          </table:table-cell>
          <table:table-cell office:value-type="string" calcext:value-type="string">
            <text:p>ｼﾞｰｱｰﾙﾋﾟｰｦｳﾒﾂｸｽﾄﾅﾝﾊﾞｲﾄﾆﾅﾙ?</text:p>
          </table:table-cell>
          <table:table-cell table:formula="of:=LEN([.F34])" office:value-type="float" office:value="26" calcext:value-type="float">
            <text:p>26</text:p>
          </table:table-cell>
          <table:table-cell office:value-type="float" office:value="49152" calcext:value-type="float">
            <text:p>49152</text:p>
          </table:table-cell>
          <table:table-cell table:formula="of:=LEN([.H34])" office:value-type="float" office:value="5" calcext:value-type="float">
            <text:p>5</text:p>
          </table:table-cell>
          <table:table-cell office:value-type="float" office:value="65535" calcext:value-type="float">
            <text:p>65535</text:p>
          </table:table-cell>
          <table:table-cell table:formula="of:=LEN([.J34])" office:value-type="float" office:value="5" calcext:value-type="float">
            <text:p>5</text:p>
          </table:table-cell>
          <table:table-cell office:value-type="float" office:value="68000" calcext:value-type="float">
            <text:p>68000</text:p>
          </table:table-cell>
          <table:table-cell table:formula="of:=LEN([.L34])" office:value-type="float" office:value="5" calcext:value-type="float">
            <text:p>5</text:p>
          </table:table-cell>
          <table:table-cell office:value-type="float" office:value="4989" calcext:value-type="float">
            <text:p>4989</text:p>
          </table:table-cell>
          <table:table-cell table:formula="of:=LEN([.N34])" office:value-type="float" office:value="4" calcext:value-type="float">
            <text:p>4</text:p>
          </table:table-cell>
          <table:table-cell/>
          <table:table-cell table:formula="of:=[.C34]*2+[.E34]*2+[.G34]+([.I34]+[.K34]+[.M34]+[.O34])*2+9" office:value-type="float" office:value="111" calcext:value-type="float">
            <text:p>111</text:p>
          </table:table-cell>
          <table:table-cell table:style-name="ce5" office:value-type="date" office:date-value="2013-04-30" calcext:value-type="date">
            <text:p>4月30日</text:p>
          </table:table-cell>
          <table:table-cell office:value-type="float" office:value="3" calcext:value-type="float">
            <text:p>3</text:p>
          </table:table-cell>
          <table:table-cell office:value-type="string" calcext:value-type="string">
            <text:p>出典なし 256×192ピクセルであることから</text:p>
          </table:table-cell>
          <table:table-cell/>
        </table:table-row>
        <table:table-row table:style-name="ro3">
          <table:table-cell office:value-type="string" calcext:value-type="string">
            <text:p>ﾌﾟﾁｺﾝ</text:p>
          </table:table-cell>
          <table:table-cell office:value-type="string" calcext:value-type="string">
            <text:p>ﾌﾟﾁｺﾝ標準のﾄﾞﾛｰ系お絵描きﾂｰﾙは？</text:p>
          </table:table-cell>
          <table:table-cell table:formula="of:=LEN([.B35])" office:value-type="float" office:value="22" calcext:value-type="float">
            <text:p>22</text:p>
          </table:table-cell>
          <table:table-cell/>
          <table:table-cell table:formula="of:=LEN([.D35])" office:value-type="float" office:value="0" calcext:value-type="float">
            <text:p>0</text:p>
          </table:table-cell>
          <table:table-cell office:value-type="string" calcext:value-type="string">
            <text:p>ﾌﾟﾁｺﾝﾋｮｳｼﾞｭﾝﾉﾄﾞﾛｰｹｲｵｴｶｷﾂｰﾙﾊ?</text:p>
          </table:table-cell>
          <table:table-cell table:formula="of:=LEN([.F35])" office:value-type="float" office:value="28" calcext:value-type="float">
            <text:p>28</text:p>
          </table:table-cell>
          <table:table-cell office:value-type="string" calcext:value-type="string">
            <text:p>DRWED</text:p>
          </table:table-cell>
          <table:table-cell table:formula="of:=LEN([.H35])" office:value-type="float" office:value="5" calcext:value-type="float">
            <text:p>5</text:p>
          </table:table-cell>
          <table:table-cell office:value-type="string" calcext:value-type="string">
            <text:p>GRPED</text:p>
          </table:table-cell>
          <table:table-cell table:formula="of:=LEN([.J35])" office:value-type="float" office:value="5" calcext:value-type="float">
            <text:p>5</text:p>
          </table:table-cell>
          <table:table-cell office:value-type="string" calcext:value-type="string">
            <text:p>SCRED</text:p>
          </table:table-cell>
          <table:table-cell table:formula="of:=LEN([.L35])" office:value-type="float" office:value="5" calcext:value-type="float">
            <text:p>5</text:p>
          </table:table-cell>
          <table:table-cell office:value-type="string" calcext:value-type="string">
            <text:p>CHRED</text:p>
          </table:table-cell>
          <table:table-cell table:formula="of:=LEN([.N35])" office:value-type="float" office:value="5" calcext:value-type="float">
            <text:p>5</text:p>
          </table:table-cell>
          <table:table-cell/>
          <table:table-cell table:formula="of:=[.C35]*2+[.E35]*2+[.G35]+([.I35]+[.K35]+[.M35]+[.O35])*2+9" office:value-type="float" office:value="121" calcext:value-type="float">
            <text:p>121</text:p>
          </table:table-cell>
          <table:table-cell table:style-name="ce5" office:value-type="date" office:date-value="2013-04-30" calcext:value-type="date">
            <text:p>4月30日</text:p>
          </table:table-cell>
          <table:table-cell office:value-type="float" office:value="4" calcext:value-type="float">
            <text:p>4</text:p>
          </table:table-cell>
          <table:table-cell office:value-type="string" calcext:value-type="string">
            <text:p><text:a xlink:href="http://smileboom.com/special/ptcm2/html_sample.php" xlink:type="simple">http://smileboom.com/special/ptcm2/html_sample.php</text:a></text:p>
          </table:table-cell>
          <table:table-cell/>
        </table:table-row>
        <table:table-row table:style-name="ro3">
          <table:table-cell office:value-type="string" calcext:value-type="string">
            <text:p>ﾌﾟﾁｺﾝ</text:p>
          </table:table-cell>
          <table:table-cell office:value-type="string" calcext:value-type="string">
            <text:p>ﾌﾟﾁｺﾝの下画面用ｽﾌﾟﾗｲﾄのﾘｿｰｽ名は？</text:p>
          </table:table-cell>
          <table:table-cell table:formula="of:=LEN([.B36])" office:value-type="float" office:value="24" calcext:value-type="float">
            <text:p>24</text:p>
          </table:table-cell>
          <table:table-cell/>
          <table:table-cell table:formula="of:=LEN([.D36])" office:value-type="float" office:value="0" calcext:value-type="float">
            <text:p>0</text:p>
          </table:table-cell>
          <table:table-cell office:value-type="string" calcext:value-type="string">
            <text:p>ﾌﾟﾁｺﾝﾉｼﾀｶﾞﾒﾝﾖｳｽﾌﾟﾗｲﾄﾉﾘｿｰｽﾒｲﾊ?</text:p>
          </table:table-cell>
          <table:table-cell table:formula="of:=LEN([.F36])" office:value-type="float" office:value="29" calcext:value-type="float">
            <text:p>29</text:p>
          </table:table-cell>
          <table:table-cell office:value-type="string" calcext:value-type="string">
            <text:p>SPS</text:p>
          </table:table-cell>
          <table:table-cell table:formula="of:=LEN([.H36])" office:value-type="float" office:value="3" calcext:value-type="float">
            <text:p>3</text:p>
          </table:table-cell>
          <table:table-cell office:value-type="string" calcext:value-type="string">
            <text:p>SPU</text:p>
          </table:table-cell>
          <table:table-cell table:formula="of:=LEN([.J36])" office:value-type="float" office:value="3" calcext:value-type="float">
            <text:p>3</text:p>
          </table:table-cell>
          <table:table-cell office:value-type="string" calcext:value-type="string">
            <text:p>BGU</text:p>
          </table:table-cell>
          <table:table-cell table:formula="of:=LEN([.L36])" office:value-type="float" office:value="3" calcext:value-type="float">
            <text:p>3</text:p>
          </table:table-cell>
          <table:table-cell office:value-type="string" calcext:value-type="string">
            <text:p>GRP</text:p>
          </table:table-cell>
          <table:table-cell table:formula="of:=LEN([.N36])" office:value-type="float" office:value="3" calcext:value-type="float">
            <text:p>3</text:p>
          </table:table-cell>
          <table:table-cell/>
          <table:table-cell table:formula="of:=[.C36]*2+[.E36]*2+[.G36]+([.I36]+[.K36]+[.M36]+[.O36])*2+9" office:value-type="float" office:value="110" calcext:value-type="float">
            <text:p>110</text:p>
          </table:table-cell>
          <table:table-cell table:style-name="ce5" office:value-type="date" office:date-value="2013-04-30" calcext:value-type="date">
            <text:p>4月30日</text:p>
          </table:table-cell>
          <table:table-cell office:value-type="float" office:value="3" calcext:value-type="float">
            <text:p>3</text:p>
          </table:table-cell>
          <table:table-cell office:value-type="string" calcext:value-type="string">
            <text:p><text:a xlink:href="http://smileboom.com/special/ptcm2/media/manual.pdf?008" xlink:type="simple">http://smileboom.com/special/ptcm2/media/manual.pdf?008</text:a></text:p>
          </table:table-cell>
          <table:table-cell/>
        </table:table-row>
        <table:table-row table:style-name="ro3">
          <table:table-cell office:value-type="string" calcext:value-type="string">
            <text:p>ﾌﾟﾁｺﾝ</text:p>
          </table:table-cell>
          <table:table-cell office:value-type="string" calcext:value-type="string">
            <text:p>ﾌﾟﾁｺﾝのｴﾃﾞｨﾀで100文字までいくと</text:p>
          </table:table-cell>
          <table:table-cell table:formula="of:=LEN([.B37])" office:value-type="float" office:value="22" calcext:value-type="float">
            <text:p>22</text:p>
          </table:table-cell>
          <table:table-cell office:value-type="string" calcext:value-type="string">
            <text:p>どうなる？</text:p>
          </table:table-cell>
          <table:table-cell table:formula="of:=LEN([.D37])" office:value-type="float" office:value="5" calcext:value-type="float">
            <text:p>5</text:p>
          </table:table-cell>
          <table:table-cell office:value-type="string" calcext:value-type="string">
            <text:p>ﾌﾟﾁｺﾝﾉｴﾃﾞｨﾀﾃﾞ ﾋｬｸﾓｼﾞﾏﾃﾞｲｸﾄﾄﾞｳﾅﾙ?</text:p>
          </table:table-cell>
          <table:table-cell table:formula="of:=LEN([.F37])" office:value-type="float" office:value="32" calcext:value-type="float">
            <text:p>32</text:p>
          </table:table-cell>
          <table:table-cell office:value-type="string" calcext:value-type="string">
            <text:p>入力できなくなる</text:p>
          </table:table-cell>
          <table:table-cell table:formula="of:=LEN([.H37])" office:value-type="float" office:value="8" calcext:value-type="float">
            <text:p>8</text:p>
          </table:table-cell>
          <table:table-cell office:value-type="string" calcext:value-type="string">
            <text:p>ﾘｾｯﾄされる</text:p>
          </table:table-cell>
          <table:table-cell table:formula="of:=LEN([.J37])" office:value-type="float" office:value="7" calcext:value-type="float">
            <text:p>7</text:p>
          </table:table-cell>
          <table:table-cell office:value-type="string" calcext:value-type="string">
            <text:p>警告が出る</text:p>
          </table:table-cell>
          <table:table-cell table:formula="of:=LEN([.L37])" office:value-type="float" office:value="5" calcext:value-type="float">
            <text:p>5</text:p>
          </table:table-cell>
          <table:table-cell office:value-type="string" calcext:value-type="string">
            <text:p>改行される</text:p>
          </table:table-cell>
          <table:table-cell table:formula="of:=LEN([.N37])" office:value-type="float" office:value="5" calcext:value-type="float">
            <text:p>5</text:p>
          </table:table-cell>
          <table:table-cell/>
          <table:table-cell table:formula="of:=[.C37]*2+[.E37]*2+[.G37]+([.I37]+[.K37]+[.M37]+[.O37])*2+9" office:value-type="float" office:value="145" calcext:value-type="float">
            <text:p>145</text:p>
          </table:table-cell>
          <table:table-cell table:style-name="ce5" office:value-type="date" office:date-value="2013-04-30" calcext:value-type="date">
            <text:p>4月30日</text:p>
          </table:table-cell>
          <table:table-cell office:value-type="float" office:value="3" calcext:value-type="float">
            <text:p>3</text:p>
          </table:table-cell>
          <table:table-cell office:value-type="string" calcext:value-type="string">
            <text:p>出典なし</text:p>
          </table:table-cell>
          <table:table-cell/>
        </table:table-row>
        <table:table-row table:style-name="ro1">
          <table:table-cell office:value-type="string" calcext:value-type="string">
            <text:p>地理</text:p>
          </table:table-cell>
          <table:table-cell office:value-type="string" calcext:value-type="string">
            <text:p>小笠原諸島はどこの都道府県にある？</text:p>
          </table:table-cell>
          <table:table-cell table:formula="of:=LEN([.B38])" office:value-type="float" office:value="17" calcext:value-type="float">
            <text:p>17</text:p>
          </table:table-cell>
          <table:table-cell/>
          <table:table-cell table:formula="of:=LEN([.D38])" office:value-type="float" office:value="0" calcext:value-type="float">
            <text:p>0</text:p>
          </table:table-cell>
          <table:table-cell office:value-type="string" calcext:value-type="string">
            <text:p>ｵｶﾞｻﾜﾗｼｮﾄｳﾊﾄﾞｺﾉﾄﾄﾞｳﾌｹﾝﾆｱﾙ?</text:p>
          </table:table-cell>
          <table:table-cell table:formula="of:=LEN([.F38])" office:value-type="float" office:value="26" calcext:value-type="float">
            <text:p>26</text:p>
          </table:table-cell>
          <table:table-cell office:value-type="string" calcext:value-type="string">
            <text:p>東京都</text:p>
          </table:table-cell>
          <table:table-cell table:formula="of:=LEN([.H38])" office:value-type="float" office:value="3" calcext:value-type="float">
            <text:p>3</text:p>
          </table:table-cell>
          <table:table-cell office:value-type="string" calcext:value-type="string">
            <text:p>静岡県</text:p>
          </table:table-cell>
          <table:table-cell table:formula="of:=LEN([.J38])" office:value-type="float" office:value="3" calcext:value-type="float">
            <text:p>3</text:p>
          </table:table-cell>
          <table:table-cell office:value-type="string" calcext:value-type="string">
            <text:p>鹿児島県</text:p>
          </table:table-cell>
          <table:table-cell table:formula="of:=LEN([.L38])" office:value-type="float" office:value="4" calcext:value-type="float">
            <text:p>4</text:p>
          </table:table-cell>
          <table:table-cell office:value-type="string" calcext:value-type="string">
            <text:p>沖縄県</text:p>
          </table:table-cell>
          <table:table-cell table:formula="of:=LEN([.N38])" office:value-type="float" office:value="3" calcext:value-type="float">
            <text:p>3</text:p>
          </table:table-cell>
          <table:table-cell/>
          <table:table-cell table:formula="of:=[.C38]*2+[.E38]*2+[.G38]+([.I38]+[.K38]+[.M38]+[.O38])*2+9" office:value-type="float" office:value="95" calcext:value-type="float">
            <text:p>95</text:p>
          </table:table-cell>
          <table:table-cell table:style-name="ce5" office:value-type="date" office:date-value="2013-04-30" calcext:value-type="date">
            <text:p>4月30日</text:p>
          </table:table-cell>
          <table:table-cell office:value-type="float" office:value="2" calcext:value-type="float">
            <text:p>2</text:p>
          </table:table-cell>
          <table:table-cell office:value-type="string" calcext:value-type="string">
            <text:p><text:a xlink:href="http://ja.wikipedia.org/wiki/小笠原諸島" xlink:type="simple">http://ja.wikipedia.org/wiki/%E5%B0%8F%E7%AC%A0%E5%8E%9F%E8%AB%B8%E5%B3%B6</text:a></text:p>
          </table:table-cell>
          <table:table-cell/>
        </table:table-row>
        <table:table-row table:style-name="ro1">
          <table:table-cell office:value-type="string" calcext:value-type="string">
            <text:p>歴史</text:p>
          </table:table-cell>
          <table:table-cell office:value-type="string" calcext:value-type="string">
            <text:p>「天下分け目の戦い」を意味するようになった</text:p>
          </table:table-cell>
          <table:table-cell table:formula="of:=LEN([.B39])" office:value-type="float" office:value="21" calcext:value-type="float">
            <text:p>21</text:p>
          </table:table-cell>
          <table:table-cell office:value-type="string" calcext:value-type="string">
            <text:p>戦国時代の合戦は？</text:p>
          </table:table-cell>
          <table:table-cell table:formula="of:=LEN([.D39])" office:value-type="float" office:value="9" calcext:value-type="float">
            <text:p>9</text:p>
          </table:table-cell>
          <table:table-cell office:value-type="string" calcext:value-type="string">
            <text:p>ﾃﾝｶﾜｹﾒﾉﾀﾀｶｲｦｲﾐｽﾙﾖｳﾆﾅｯﾀ ｾﾝｺﾞｸｼﾞﾀﾞｲﾉｶｯｾﾝﾊ?____</text:p>
          </table:table-cell>
          <table:table-cell table:formula="of:=LEN([.F39])" office:value-type="float" office:value="44" calcext:value-type="float">
            <text:p>44</text:p>
          </table:table-cell>
          <table:table-cell office:value-type="string" calcext:value-type="string">
            <text:p>関が原</text:p>
          </table:table-cell>
          <table:table-cell table:formula="of:=LEN([.H39])" office:value-type="float" office:value="3" calcext:value-type="float">
            <text:p>3</text:p>
          </table:table-cell>
          <table:table-cell office:value-type="string" calcext:value-type="string">
            <text:p>桶狭間</text:p>
          </table:table-cell>
          <table:table-cell table:formula="of:=LEN([.J39])" office:value-type="float" office:value="3" calcext:value-type="float">
            <text:p>3</text:p>
          </table:table-cell>
          <table:table-cell office:value-type="string" calcext:value-type="string">
            <text:p>川中島</text:p>
          </table:table-cell>
          <table:table-cell table:formula="of:=LEN([.L39])" office:value-type="float" office:value="3" calcext:value-type="float">
            <text:p>3</text:p>
          </table:table-cell>
          <table:table-cell office:value-type="string" calcext:value-type="string">
            <text:p>一の谷</text:p>
          </table:table-cell>
          <table:table-cell table:formula="of:=LEN([.N39])" office:value-type="float" office:value="3" calcext:value-type="float">
            <text:p>3</text:p>
          </table:table-cell>
          <table:table-cell/>
          <table:table-cell table:formula="of:=[.C39]*2+[.E39]*2+[.G39]+([.I39]+[.K39]+[.M39]+[.O39])*2+9" office:value-type="float" office:value="137" calcext:value-type="float">
            <text:p>137</text:p>
          </table:table-cell>
          <table:table-cell table:style-name="ce5" office:value-type="date" office:date-value="2013-04-30" calcext:value-type="date">
            <text:p>4月30日</text:p>
          </table:table-cell>
          <table:table-cell office:value-type="float" office:value="1" calcext:value-type="float">
            <text:p>1</text:p>
          </table:table-cell>
          <table:table-cell office:value-type="string" calcext:value-type="string">
            <text:p><text:a xlink:href="http://ja.wikipedia.org/wiki/関ヶ原の戦い" xlink:type="simple">http://ja.wikipedia.org/wiki/%E9%96%A2%E3%83%B6%E5%8E%9F%E3%81%AE%E6%88%A6%E3%81%84</text:a></text:p>
          </table:table-cell>
          <table:table-cell/>
        </table:table-row>
        <table:table-row table:style-name="ro3">
          <table:table-cell office:value-type="string" calcext:value-type="string">
            <text:p>ｱﾆﾒ</text:p>
          </table:table-cell>
          <table:table-cell office:value-type="string" calcext:value-type="string">
            <text:p>機動戦士ｶﾞﾝﾀﾞﾑで 名前の付いた最も古い</text:p>
          </table:table-cell>
          <table:table-cell table:formula="of:=LEN([.B40])" office:value-type="float" office:value="22" calcext:value-type="float">
            <text:p>22</text:p>
          </table:table-cell>
          <table:table-cell office:value-type="string" calcext:value-type="string">
            <text:p>ﾓﾋﾞﾙｽｰﾂは？</text:p>
          </table:table-cell>
          <table:table-cell table:formula="of:=LEN([.D40])" office:value-type="float" office:value="9" calcext:value-type="float">
            <text:p>9</text:p>
          </table:table-cell>
          <table:table-cell office:value-type="string" calcext:value-type="string">
            <text:p>ｷﾄﾞｳｾﾝｼｶﾞﾝﾀﾞﾑﾃﾞ ﾅﾏｴﾉﾂｲﾀ ﾓｯﾄﾓﾌﾙｲﾓﾋﾞﾙｽｰﾂﾊ?____</text:p>
          </table:table-cell>
          <table:table-cell table:formula="of:=LEN([.F40])" office:value-type="float" office:value="44" calcext:value-type="float">
            <text:p>44</text:p>
          </table:table-cell>
          <table:table-cell office:value-type="string" calcext:value-type="string">
            <text:p>ｻﾞｸ</text:p>
          </table:table-cell>
          <table:table-cell table:formula="of:=LEN([.H40])" office:value-type="float" office:value="3" calcext:value-type="float">
            <text:p>3</text:p>
          </table:table-cell>
          <table:table-cell office:value-type="string" calcext:value-type="string">
            <text:p>ｶﾞﾝﾀﾞﾑ</text:p>
          </table:table-cell>
          <table:table-cell table:formula="of:=LEN([.J40])" office:value-type="float" office:value="6" calcext:value-type="float">
            <text:p>6</text:p>
          </table:table-cell>
          <table:table-cell office:value-type="string" calcext:value-type="string">
            <text:p>ｼﾞﾑ</text:p>
          </table:table-cell>
          <table:table-cell table:formula="of:=LEN([.L40])" office:value-type="float" office:value="3" calcext:value-type="float">
            <text:p>3</text:p>
          </table:table-cell>
          <table:table-cell office:value-type="string" calcext:value-type="string">
            <text:p>ｽﾞｺﾞｯｸ</text:p>
          </table:table-cell>
          <table:table-cell table:formula="of:=LEN([.N40])" office:value-type="float" office:value="6" calcext:value-type="float">
            <text:p>6</text:p>
          </table:table-cell>
          <table:table-cell/>
          <table:table-cell table:formula="of:=[.C40]*2+[.E40]*2+[.G40]+([.I40]+[.K40]+[.M40]+[.O40])*2+9" office:value-type="float" office:value="151" calcext:value-type="float">
            <text:p>151</text:p>
          </table:table-cell>
          <table:table-cell table:style-name="ce5" office:value-type="date" office:date-value="2013-04-30" calcext:value-type="date">
            <text:p>4月30日</text:p>
          </table:table-cell>
          <table:table-cell office:value-type="float" office:value="1" calcext:value-type="float">
            <text:p>1</text:p>
          </table:table-cell>
          <table:table-cell office:value-type="string" calcext:value-type="string">
            <text:p><text:a xlink:href="http://ja.wikipedia.org/wiki/ザクII" xlink:type="simple">http://ja.wikipedia.org/wiki/%E3%82%B6%E3%82%AFII</text:a></text:p>
          </table:table-cell>
          <table:table-cell/>
        </table:table-row>
        <table:table-row table:style-name="ro3">
          <table:table-cell office:value-type="string" calcext:value-type="string">
            <text:p>ｱﾆﾒ</text:p>
          </table:table-cell>
          <table:table-cell office:value-type="string" calcext:value-type="string">
            <text:p>銀河鉄道999 主人公は何を求めて</text:p>
          </table:table-cell>
          <table:table-cell table:formula="of:=LEN([.B41])" office:value-type="float" office:value="17" calcext:value-type="float">
            <text:p>17</text:p>
          </table:table-cell>
          <table:table-cell office:value-type="string" calcext:value-type="string">
            <text:p>旅に出た？</text:p>
          </table:table-cell>
          <table:table-cell table:formula="of:=LEN([.D41])" office:value-type="float" office:value="5" calcext:value-type="float">
            <text:p>5</text:p>
          </table:table-cell>
          <table:table-cell office:value-type="string" calcext:value-type="string">
            <text:p>ｷﾞﾝｶﾞﾃﾂﾄﾞｳｽﾘｰﾅｲﾝ ｼｭｼﾞﾝｺｳﾊﾅﾆｦﾓﾄﾒﾃﾀﾋﾞﾆﾃﾞﾀ?</text:p>
          </table:table-cell>
          <table:table-cell table:formula="of:=LEN([.F41])" office:value-type="float" office:value="40" calcext:value-type="float">
            <text:p>40</text:p>
          </table:table-cell>
          <table:table-cell office:value-type="string" calcext:value-type="string">
            <text:p>機械の体</text:p>
          </table:table-cell>
          <table:table-cell table:formula="of:=LEN([.H41])" office:value-type="float" office:value="4" calcext:value-type="float">
            <text:p>4</text:p>
          </table:table-cell>
          <table:table-cell office:value-type="string" calcext:value-type="string">
            <text:p>鉄の意志</text:p>
          </table:table-cell>
          <table:table-cell table:formula="of:=LEN([.J41])" office:value-type="float" office:value="4" calcext:value-type="float">
            <text:p>4</text:p>
          </table:table-cell>
          <table:table-cell office:value-type="string" calcext:value-type="string">
            <text:p>母</text:p>
          </table:table-cell>
          <table:table-cell table:formula="of:=LEN([.L41])" office:value-type="float" office:value="1" calcext:value-type="float">
            <text:p>1</text:p>
          </table:table-cell>
          <table:table-cell office:value-type="string" calcext:value-type="string">
            <text:p>ﾒｰﾃﾙの体</text:p>
          </table:table-cell>
          <table:table-cell table:formula="of:=LEN([.N41])" office:value-type="float" office:value="6" calcext:value-type="float">
            <text:p>6</text:p>
          </table:table-cell>
          <table:table-cell/>
          <table:table-cell table:formula="of:=[.C41]*2+[.E41]*2+[.G41]+([.I41]+[.K41]+[.M41]+[.O41])*2+9" office:value-type="float" office:value="123" calcext:value-type="float">
            <text:p>123</text:p>
          </table:table-cell>
          <table:table-cell table:style-name="ce5" office:value-type="date" office:date-value="2013-04-30" calcext:value-type="date">
            <text:p>4月30日</text:p>
          </table:table-cell>
          <table:table-cell office:value-type="float" office:value="2" calcext:value-type="float">
            <text:p>2</text:p>
          </table:table-cell>
          <table:table-cell office:value-type="string" calcext:value-type="string">
            <text:p><text:a xlink:href="http://ja.wikipedia.org/wiki/銀河鉄道999" xlink:type="simple">http://ja.wikipedia.org/wiki/%E9%8A%80%E6%B2%B3%E9%89%84%E9%81%93999</text:a></text:p>
          </table:table-cell>
          <table:table-cell/>
        </table:table-row>
        <table:table-row table:style-name="ro3">
          <table:table-cell office:value-type="string" calcext:value-type="string">
            <text:p>ｱﾆﾒ</text:p>
          </table:table-cell>
          <table:table-cell office:value-type="string" calcext:value-type="string">
            <text:p>超時空要塞ﾏｸﾛｽ ﾏｸﾛｽはもともと</text:p>
          </table:table-cell>
          <table:table-cell table:formula="of:=LEN([.B42])" office:value-type="float" office:value="19" calcext:value-type="float">
            <text:p>19</text:p>
          </table:table-cell>
          <table:table-cell office:value-type="string" calcext:value-type="string">
            <text:p>なんだった？</text:p>
          </table:table-cell>
          <table:table-cell table:formula="of:=LEN([.D42])" office:value-type="float" office:value="6" calcext:value-type="float">
            <text:p>6</text:p>
          </table:table-cell>
          <table:table-cell office:value-type="string" calcext:value-type="string">
            <text:p>ﾁｮｳｼﾞｸｳﾖｳｻｲﾏｸﾛｽ ﾏｸﾛｽﾊﾓﾄﾓﾄﾅﾝﾀﾞｯﾀ?</text:p>
          </table:table-cell>
          <table:table-cell table:formula="of:=LEN([.F42])" office:value-type="float" office:value="32" calcext:value-type="float">
            <text:p>32</text:p>
          </table:table-cell>
          <table:table-cell office:value-type="string" calcext:value-type="string">
            <text:p>異星人の船</text:p>
          </table:table-cell>
          <table:table-cell table:formula="of:=LEN([.H42])" office:value-type="float" office:value="5" calcext:value-type="float">
            <text:p>5</text:p>
          </table:table-cell>
          <table:table-cell office:value-type="string" calcext:value-type="string">
            <text:p>海賊の船</text:p>
          </table:table-cell>
          <table:table-cell table:formula="of:=LEN([.J42])" office:value-type="float" office:value="4" calcext:value-type="float">
            <text:p>4</text:p>
          </table:table-cell>
          <table:table-cell office:value-type="string" calcext:value-type="string">
            <text:p>探査機</text:p>
          </table:table-cell>
          <table:table-cell table:formula="of:=LEN([.L42])" office:value-type="float" office:value="3" calcext:value-type="float">
            <text:p>3</text:p>
          </table:table-cell>
          <table:table-cell office:value-type="string" calcext:value-type="string">
            <text:p>冷凍ﾏｸﾞﾛ</text:p>
          </table:table-cell>
          <table:table-cell table:formula="of:=LEN([.N42])" office:value-type="float" office:value="6" calcext:value-type="float">
            <text:p>6</text:p>
          </table:table-cell>
          <table:table-cell/>
          <table:table-cell table:formula="of:=[.C42]*2+[.E42]*2+[.G42]+([.I42]+[.K42]+[.M42]+[.O42])*2+9" office:value-type="float" office:value="127" calcext:value-type="float">
            <text:p>127</text:p>
          </table:table-cell>
          <table:table-cell table:style-name="ce5" office:value-type="date" office:date-value="2013-04-30" calcext:value-type="date">
            <text:p>4月30日</text:p>
          </table:table-cell>
          <table:table-cell office:value-type="float" office:value="2" calcext:value-type="float">
            <text:p>2</text:p>
          </table:table-cell>
          <table:table-cell office:value-type="string" calcext:value-type="string">
            <text:p><text:a xlink:href="http://ja.wikipedia.org/wiki/超時空要塞マクロス" xlink:type="simple">http://ja.wikipedia.org/wiki/%E8%B6%85%E6%99%82%E7%A9%BA%E8%A6%81%E5%A1%9E%E3%83%9E%E3%82%AF%E3%83%AD%E3%82%B9</text:a></text:p>
          </table:table-cell>
          <table:table-cell/>
        </table:table-row>
        <table:table-row table:style-name="ro1">
          <table:table-cell office:value-type="string" calcext:value-type="string">
            <text:p>国語</text:p>
          </table:table-cell>
          <table:table-cell office:value-type="string" calcext:value-type="string">
            <text:p>「すごろく」を漢字で書くと？</text:p>
          </table:table-cell>
          <table:table-cell table:formula="of:=LEN([.B43])" office:value-type="float" office:value="14" calcext:value-type="float">
            <text:p>14</text:p>
          </table:table-cell>
          <table:table-cell/>
          <table:table-cell table:formula="of:=LEN([.D43])" office:value-type="float" office:value="0" calcext:value-type="float">
            <text:p>0</text:p>
          </table:table-cell>
          <table:table-cell office:value-type="string" calcext:value-type="string">
            <text:p>ｽｺﾞﾛｸｦｶﾝｼﾞﾃﾞｶｸﾄ?</text:p>
          </table:table-cell>
          <table:table-cell table:formula="of:=LEN([.F43])" office:value-type="float" office:value="16" calcext:value-type="float">
            <text:p>16</text:p>
          </table:table-cell>
          <table:table-cell office:value-type="string" calcext:value-type="string">
            <text:p>双六</text:p>
          </table:table-cell>
          <table:table-cell table:formula="of:=LEN([.H43])" office:value-type="float" office:value="2" calcext:value-type="float">
            <text:p>2</text:p>
          </table:table-cell>
          <table:table-cell office:value-type="string" calcext:value-type="string">
            <text:p>凄録</text:p>
          </table:table-cell>
          <table:table-cell table:formula="of:=LEN([.J43])" office:value-type="float" office:value="2" calcext:value-type="float">
            <text:p>2</text:p>
          </table:table-cell>
          <table:table-cell office:value-type="string" calcext:value-type="string">
            <text:p>富士六九</text:p>
          </table:table-cell>
          <table:table-cell table:formula="of:=LEN([.L43])" office:value-type="float" office:value="4" calcext:value-type="float">
            <text:p>4</text:p>
          </table:table-cell>
          <table:table-cell office:value-type="string" calcext:value-type="string">
            <text:p>夜露死苦</text:p>
          </table:table-cell>
          <table:table-cell table:formula="of:=LEN([.N43])" office:value-type="float" office:value="4" calcext:value-type="float">
            <text:p>4</text:p>
          </table:table-cell>
          <table:table-cell/>
          <table:table-cell table:formula="of:=[.C43]*2+[.E43]*2+[.G43]+([.I43]+[.K43]+[.M43]+[.O43])*2+9" office:value-type="float" office:value="77" calcext:value-type="float">
            <text:p>77</text:p>
          </table:table-cell>
          <table:table-cell table:style-name="ce5" office:value-type="date" office:date-value="2013-04-30" calcext:value-type="date">
            <text:p>4月30日</text:p>
          </table:table-cell>
          <table:table-cell office:value-type="float" office:value="2" calcext:value-type="float">
            <text:p>2</text:p>
          </table:table-cell>
          <table:table-cell office:value-type="string" calcext:value-type="string">
            <text:p><text:a xlink:href="http://ja.wikipedia.org/wiki/すごろく" xlink:type="simple">http://ja.wikipedia.org/wiki/%E3%81%99%E3%81%94%E3%82%8D%E3%81%8F</text:a></text:p>
          </table:table-cell>
          <table:table-cell/>
        </table:table-row>
        <table:table-row table:style-name="ro3">
          <table:table-cell office:value-type="string" calcext:value-type="string">
            <text:p>ｱﾆﾒ</text:p>
          </table:table-cell>
          <table:table-cell office:value-type="string" calcext:value-type="string">
            <text:p>ｱﾆﾒ「ﾜﾝﾋﾟｰｽ」 主人公が悪魔の実を食べて</text:p>
          </table:table-cell>
          <table:table-cell table:formula="of:=LEN([.B44])" office:value-type="float" office:value="24" calcext:value-type="float">
            <text:p>24</text:p>
          </table:table-cell>
          <table:table-cell office:value-type="string" calcext:value-type="string">
            <text:p>なったのは？</text:p>
          </table:table-cell>
          <table:table-cell table:formula="of:=LEN([.D44])" office:value-type="float" office:value="6" calcext:value-type="float">
            <text:p>6</text:p>
          </table:table-cell>
          <table:table-cell office:value-type="string" calcext:value-type="string">
            <text:p>ｱﾆﾒﾜﾝﾋﾟｰｽ ｼｭｼﾞﾝｺｳｶﾞｱｸﾏﾉﾐｦﾀﾍﾞﾃﾅｯﾀﾉﾊ?</text:p>
          </table:table-cell>
          <table:table-cell table:formula="of:=LEN([.F44])" office:value-type="float" office:value="35" calcext:value-type="float">
            <text:p>35</text:p>
          </table:table-cell>
          <table:table-cell office:value-type="string" calcext:value-type="string">
            <text:p>ｺﾞﾑ人間</text:p>
          </table:table-cell>
          <table:table-cell table:formula="of:=LEN([.H44])" office:value-type="float" office:value="5" calcext:value-type="float">
            <text:p>5</text:p>
          </table:table-cell>
          <table:table-cell office:value-type="string" calcext:value-type="string">
            <text:p>ﾍﾋﾞ人間</text:p>
          </table:table-cell>
          <table:table-cell table:formula="of:=LEN([.J44])" office:value-type="float" office:value="5" calcext:value-type="float">
            <text:p>5</text:p>
          </table:table-cell>
          <table:table-cell office:value-type="string" calcext:value-type="string">
            <text:p>ｽｹﾍﾞﾆﾝｹﾞﾝ</text:p>
          </table:table-cell>
          <table:table-cell table:formula="of:=LEN([.L44])" office:value-type="float" office:value="9" calcext:value-type="float">
            <text:p>9</text:p>
          </table:table-cell>
          <table:table-cell office:value-type="string" calcext:value-type="string">
            <text:p>ﾏﾘﾓｯｺﾘ</text:p>
          </table:table-cell>
          <table:table-cell table:formula="of:=LEN([.N44])" office:value-type="float" office:value="6" calcext:value-type="float">
            <text:p>6</text:p>
          </table:table-cell>
          <table:table-cell/>
          <table:table-cell table:formula="of:=[.C44]*2+[.E44]*2+[.G44]+([.I44]+[.K44]+[.M44]+[.O44])*2+9" office:value-type="float" office:value="154" calcext:value-type="float">
            <text:p>154</text:p>
          </table:table-cell>
          <table:table-cell table:style-name="ce5" office:value-type="date" office:date-value="2013-04-30" calcext:value-type="date">
            <text:p>4月30日</text:p>
          </table:table-cell>
          <table:table-cell office:value-type="float" office:value="2" calcext:value-type="float">
            <text:p>2</text:p>
          </table:table-cell>
          <table:table-cell office:value-type="string" calcext:value-type="string">
            <text:p><text:a xlink:href="http://ja.wikipedia.org/wiki/ONE_PIECE" xlink:type="simple">http://ja.wikipedia.org/wiki/ONE_PIECE</text:a></text:p>
          </table:table-cell>
          <table:table-cell/>
        </table:table-row>
        <table:table-row table:style-name="ro3">
          <table:table-cell office:value-type="string" calcext:value-type="string">
            <text:p>ｱﾆﾒ</text:p>
          </table:table-cell>
          <table:table-cell office:value-type="string" calcext:value-type="string">
            <text:p>銀河英雄伝説 ﾔﾝ・ｳｪﾝﾘｰの乗艦は？</text:p>
          </table:table-cell>
          <table:table-cell table:formula="of:=LEN([.B45])" office:value-type="float" office:value="20" calcext:value-type="float">
            <text:p>20</text:p>
          </table:table-cell>
          <table:table-cell/>
          <table:table-cell table:formula="of:=LEN([.D45])" office:value-type="float" office:value="0" calcext:value-type="float">
            <text:p>0</text:p>
          </table:table-cell>
          <table:table-cell office:value-type="string" calcext:value-type="string">
            <text:p>ｷﾞﾝｶﾞｴｲﾕｳﾃﾞﾝｾﾂ ﾔﾝｳｪﾝﾘｰﾉｼﾞｮｳｶﾝﾊ?</text:p>
          </table:table-cell>
          <table:table-cell table:formula="of:=LEN([.F45])" office:value-type="float" office:value="31" calcext:value-type="float">
            <text:p>31</text:p>
          </table:table-cell>
          <table:table-cell office:value-type="string" calcext:value-type="string">
            <text:p>ﾋｭｰﾍﾞﾘｵﾝ</text:p>
          </table:table-cell>
          <table:table-cell table:formula="of:=LEN([.H45])" office:value-type="float" office:value="8" calcext:value-type="float">
            <text:p>8</text:p>
          </table:table-cell>
          <table:table-cell office:value-type="string" calcext:value-type="string">
            <text:p>ﾌﾞﾘｭﾝﾋﾙﾄ</text:p>
          </table:table-cell>
          <table:table-cell table:formula="of:=LEN([.J45])" office:value-type="float" office:value="8" calcext:value-type="float">
            <text:p>8</text:p>
          </table:table-cell>
          <table:table-cell office:value-type="string" calcext:value-type="string">
            <text:p>ﾄﾘｽﾀﾝ</text:p>
          </table:table-cell>
          <table:table-cell table:formula="of:=LEN([.L45])" office:value-type="float" office:value="5" calcext:value-type="float">
            <text:p>5</text:p>
          </table:table-cell>
          <table:table-cell office:value-type="string" calcext:value-type="string">
            <text:p>ﾊﾞﾙﾊﾞﾛｯｻ</text:p>
          </table:table-cell>
          <table:table-cell table:formula="of:=LEN([.N45])" office:value-type="float" office:value="8" calcext:value-type="float">
            <text:p>8</text:p>
          </table:table-cell>
          <table:table-cell/>
          <table:table-cell table:formula="of:=[.C45]*2+[.E45]*2+[.G45]+([.I45]+[.K45]+[.M45]+[.O45])*2+9" office:value-type="float" office:value="138" calcext:value-type="float">
            <text:p>138</text:p>
          </table:table-cell>
          <table:table-cell table:style-name="ce5" office:value-type="date" office:date-value="2013-04-30" calcext:value-type="date">
            <text:p>4月30日</text:p>
          </table:table-cell>
          <table:table-cell office:value-type="float" office:value="5" calcext:value-type="float">
            <text:p>5</text:p>
          </table:table-cell>
          <table:table-cell office:value-type="string" calcext:value-type="string">
            <text:p><text:a xlink:href="http://ja.wikipedia.org/wiki/銀河英雄伝説の登場艦船" xlink:type="simple">http://ja.wikipedia.org/wiki/%E9%8A%80%E6%B2%B3%E8%8B%B1%E9%9B%84%E4%BC%9D%E8%AA%AC%E3%81%AE%E7%99%BB%E5%A0%B4%E8%89%A6%E8%88%B9</text:a></text:p>
          </table:table-cell>
          <table:table-cell/>
        </table:table-row>
        <table:table-row table:style-name="ro1">
          <table:table-cell office:value-type="string" calcext:value-type="string">
            <text:p>地理</text:p>
          </table:table-cell>
          <table:table-cell office:value-type="string" calcext:value-type="string">
            <text:p>北海道は東京都の面積の約何倍？</text:p>
          </table:table-cell>
          <table:table-cell table:formula="of:=LEN([.B46])" office:value-type="float" office:value="15" calcext:value-type="float">
            <text:p>15</text:p>
          </table:table-cell>
          <table:table-cell/>
          <table:table-cell table:formula="of:=LEN([.D46])" office:value-type="float" office:value="0" calcext:value-type="float">
            <text:p>0</text:p>
          </table:table-cell>
          <table:table-cell office:value-type="string" calcext:value-type="string">
            <text:p>ﾎｯｶｲﾄﾞｳﾊ ﾄｳｷｮｳﾄﾉﾒﾝｾｷﾉ ﾔｸﾅﾝﾊﾞｲ?</text:p>
          </table:table-cell>
          <table:table-cell table:formula="of:=LEN([.F46])" office:value-type="float" office:value="30" calcext:value-type="float">
            <text:p>30</text:p>
          </table:table-cell>
          <table:table-cell office:value-type="string" calcext:value-type="string">
            <text:p>20倍</text:p>
          </table:table-cell>
          <table:table-cell table:formula="of:=LEN([.H46])" office:value-type="float" office:value="3" calcext:value-type="float">
            <text:p>3</text:p>
          </table:table-cell>
          <table:table-cell office:value-type="string" calcext:value-type="string">
            <text:p>4倍</text:p>
          </table:table-cell>
          <table:table-cell table:formula="of:=LEN([.J46])" office:value-type="float" office:value="2" calcext:value-type="float">
            <text:p>2</text:p>
          </table:table-cell>
          <table:table-cell office:value-type="string" calcext:value-type="string">
            <text:p>8倍</text:p>
          </table:table-cell>
          <table:table-cell table:formula="of:=LEN([.L46])" office:value-type="float" office:value="2" calcext:value-type="float">
            <text:p>2</text:p>
          </table:table-cell>
          <table:table-cell office:value-type="string" calcext:value-type="string">
            <text:p>12倍</text:p>
          </table:table-cell>
          <table:table-cell table:formula="of:=LEN([.N46])" office:value-type="float" office:value="3" calcext:value-type="float">
            <text:p>3</text:p>
          </table:table-cell>
          <table:table-cell/>
          <table:table-cell table:formula="of:=[.C46]*2+[.E46]*2+[.G46]+([.I46]+[.K46]+[.M46]+[.O46])*2+9" office:value-type="float" office:value="89" calcext:value-type="float">
            <text:p>89</text:p>
          </table:table-cell>
          <table:table-cell table:style-name="ce5" office:value-type="date" office:date-value="2013-04-30" calcext:value-type="date">
            <text:p>4月30日</text:p>
          </table:table-cell>
          <table:table-cell office:value-type="float" office:value="5" calcext:value-type="float">
            <text:p>5</text:p>
          </table:table-cell>
          <table:table-cell office:value-type="string" calcext:value-type="string">
            <text:p><text:a xlink:href="http://ja.wikipedia.org/wiki/北海道" xlink:type="simple">http://ja.wikipedia.org/wiki/%E5%8C%97%E6%B5%B7%E9%81%93</text:a></text:p>
          </table:table-cell>
          <table:table-cell/>
        </table:table-row>
        <table:table-row table:style-name="ro1">
          <table:table-cell office:value-type="string" calcext:value-type="string">
            <text:p>文学</text:p>
          </table:table-cell>
          <table:table-cell office:value-type="string" calcext:value-type="string">
            <text:p>「ｹﾞｰﾃﾞﾙ・ｴｯｼｬｰ・ﾊﾞｯﾊ」という本を</text:p>
          </table:table-cell>
          <table:table-cell table:formula="of:=LEN([.B47])" office:value-type="float" office:value="24" calcext:value-type="float">
            <text:p>24</text:p>
          </table:table-cell>
          <table:table-cell office:value-type="string" calcext:value-type="string">
            <text:p>書いたのは誰？</text:p>
          </table:table-cell>
          <table:table-cell table:formula="of:=LEN([.D47])" office:value-type="float" office:value="7" calcext:value-type="float">
            <text:p>7</text:p>
          </table:table-cell>
          <table:table-cell office:value-type="string" calcext:value-type="string">
            <text:p>ｹﾞｰﾃﾞﾙｴｯｼｬｰﾊﾞｯﾊ ﾄｲｳﾎﾝｦｶｲﾀﾉﾊﾀﾞﾚ?</text:p>
          </table:table-cell>
          <table:table-cell table:formula="of:=LEN([.F47])" office:value-type="float" office:value="31" calcext:value-type="float">
            <text:p>31</text:p>
          </table:table-cell>
          <table:table-cell office:value-type="string" calcext:value-type="string">
            <text:p>ﾎﾌｽﾀｯﾀｰ</text:p>
          </table:table-cell>
          <table:table-cell table:formula="of:=LEN([.H47])" office:value-type="float" office:value="7" calcext:value-type="float">
            <text:p>7</text:p>
          </table:table-cell>
          <table:table-cell office:value-type="string" calcext:value-type="string">
            <text:p>ｱｼﾓﾌ</text:p>
          </table:table-cell>
          <table:table-cell table:formula="of:=LEN([.J47])" office:value-type="float" office:value="4" calcext:value-type="float">
            <text:p>4</text:p>
          </table:table-cell>
          <table:table-cell office:value-type="string" calcext:value-type="string">
            <text:p>ﾊｲﾝﾗｲﾝ</text:p>
          </table:table-cell>
          <table:table-cell table:formula="of:=LEN([.L47])" office:value-type="float" office:value="6" calcext:value-type="float">
            <text:p>6</text:p>
          </table:table-cell>
          <table:table-cell office:value-type="string" calcext:value-type="string">
            <text:p>ﾗｯｶｰ</text:p>
          </table:table-cell>
          <table:table-cell table:formula="of:=LEN([.N47])" office:value-type="float" office:value="4" calcext:value-type="float">
            <text:p>4</text:p>
          </table:table-cell>
          <table:table-cell/>
          <table:table-cell table:formula="of:=[.C47]*2+[.E47]*2+[.G47]+([.I47]+[.K47]+[.M47]+[.O47])*2+9" office:value-type="float" office:value="144" calcext:value-type="float">
            <text:p>144</text:p>
          </table:table-cell>
          <table:table-cell table:style-name="ce5" office:value-type="date" office:date-value="2013-04-30" calcext:value-type="date">
            <text:p>4月30日</text:p>
          </table:table-cell>
          <table:table-cell office:value-type="float" office:value="5" calcext:value-type="float">
            <text:p>5</text:p>
          </table:table-cell>
          <table:table-cell office:value-type="string" calcext:value-type="string">
            <text:p><text:a xlink:href="http://ja.wikipedia.org/wiki/ダグラス・ホフスタッター" xlink:type="simple">http://ja.wikipedia.org/wiki/%E3%83%80%E3%82%B0%E3%83%A9%E3%82%B9%E3%83%BB%E3%83%9B%E3%83%95%E3%82%B9%E3%82%BF%E3%83%83%E3%82%BF%E3%83%BC</text:a></text:p>
          </table:table-cell>
          <table:table-cell/>
        </table:table-row>
        <table:table-row table:style-name="ro1">
          <table:table-cell office:value-type="string" calcext:value-type="string">
            <text:p>英語</text:p>
          </table:table-cell>
          <table:table-cell office:value-type="string" calcext:value-type="string">
            <text:p>ひと仕事終えた後の「Well done」</text:p>
          </table:table-cell>
          <table:table-cell table:formula="of:=LEN([.B48])" office:value-type="float" office:value="20" calcext:value-type="float">
            <text:p>20</text:p>
          </table:table-cell>
          <table:table-cell office:value-type="string" calcext:value-type="string">
            <text:p>どんな意味？</text:p>
          </table:table-cell>
          <table:table-cell table:formula="of:=LEN([.D48])" office:value-type="float" office:value="6" calcext:value-type="float">
            <text:p>6</text:p>
          </table:table-cell>
          <table:table-cell office:value-type="string" calcext:value-type="string">
            <text:p>ﾋﾄｼｺﾞﾄｵｴﾀｱﾄﾉ ｳｪﾙﾀﾞﾝ ﾄﾞﾝﾅｲﾐ?</text:p>
          </table:table-cell>
          <table:table-cell table:formula="of:=LEN([.F48])" office:value-type="float" office:value="27" calcext:value-type="float">
            <text:p>27</text:p>
          </table:table-cell>
          <table:table-cell office:value-type="string" calcext:value-type="string">
            <text:p>よくやった</text:p>
          </table:table-cell>
          <table:table-cell table:formula="of:=LEN([.H48])" office:value-type="float" office:value="5" calcext:value-type="float">
            <text:p>5</text:p>
          </table:table-cell>
          <table:table-cell office:value-type="string" calcext:value-type="string">
            <text:p>よく焼けた</text:p>
          </table:table-cell>
          <table:table-cell table:formula="of:=LEN([.J48])" office:value-type="float" office:value="5" calcext:value-type="float">
            <text:p>5</text:p>
          </table:table-cell>
          <table:table-cell office:value-type="string" calcext:value-type="string">
            <text:p>ようやくだ</text:p>
          </table:table-cell>
          <table:table-cell table:formula="of:=LEN([.L48])" office:value-type="float" office:value="5" calcext:value-type="float">
            <text:p>5</text:p>
          </table:table-cell>
          <table:table-cell office:value-type="string" calcext:value-type="string">
            <text:p>もうちょいだ</text:p>
          </table:table-cell>
          <table:table-cell table:formula="of:=LEN([.N48])" office:value-type="float" office:value="6" calcext:value-type="float">
            <text:p>6</text:p>
          </table:table-cell>
          <table:table-cell/>
          <table:table-cell table:formula="of:=[.C48]*2+[.E48]*2+[.G48]+([.I48]+[.K48]+[.M48]+[.O48])*2+9" office:value-type="float" office:value="130" calcext:value-type="float">
            <text:p>130</text:p>
          </table:table-cell>
          <table:table-cell table:style-name="ce5" office:value-type="date" office:date-value="2013-04-30" calcext:value-type="date">
            <text:p>4月30日</text:p>
          </table:table-cell>
          <table:table-cell office:value-type="float" office:value="4" calcext:value-type="float">
            <text:p>4</text:p>
          </table:table-cell>
          <table:table-cell office:value-type="string" calcext:value-type="string">
            <text:p><text:a xlink:href="http://ejje.weblio.jp/content/Well+done" xlink:type="simple">http://ejje.weblio.jp/content/Well+done</text:a>!</text:p>
          </table:table-cell>
          <table:table-cell/>
        </table:table-row>
        <table:table-row table:style-name="ro3">
          <table:table-cell office:value-type="string" calcext:value-type="string">
            <text:p>ｹﾞｰﾑ</text:p>
          </table:table-cell>
          <table:table-cell office:value-type="string" calcext:value-type="string">
            <text:p>ﾀﾞﾗｲｱｽのZｿﾞｰﾝのﾎﾞｽ</text:p>
          </table:table-cell>
          <table:table-cell table:formula="of:=LEN([.B49])" office:value-type="float" office:value="16" calcext:value-type="float">
            <text:p>16</text:p>
          </table:table-cell>
          <table:table-cell table:style-name="ce2" office:value-type="string" calcext:value-type="string">
            <text:p>ｸﾞﾚｰﾄｼﾝｸﾞのﾓﾁｰﾌは？</text:p>
          </table:table-cell>
          <table:table-cell table:formula="of:=LEN([.D49])" office:value-type="float" office:value="16" calcext:value-type="float">
            <text:p>16</text:p>
          </table:table-cell>
          <table:table-cell office:value-type="string" calcext:value-type="string">
            <text:p>ﾀﾞﾗｲｱｽﾉｾﾞｯﾄｿﾞｰﾝﾉﾎﾞｽ ｸﾞﾚｰﾄｼﾝｸﾞﾉﾓﾁｰﾌﾊ?__</text:p>
          </table:table-cell>
          <table:table-cell table:formula="of:=LEN([.F49])" office:value-type="float" office:value="38" calcext:value-type="float">
            <text:p>38</text:p>
          </table:table-cell>
          <table:table-cell office:value-type="string" calcext:value-type="string">
            <text:p>ｸｼﾞﾗ</text:p>
          </table:table-cell>
          <table:table-cell table:formula="of:=LEN([.H49])" office:value-type="float" office:value="4" calcext:value-type="float">
            <text:p>4</text:p>
          </table:table-cell>
          <table:table-cell office:value-type="string" calcext:value-type="string">
            <text:p>ｲﾙｶ</text:p>
          </table:table-cell>
          <table:table-cell table:formula="of:=LEN([.J49])" office:value-type="float" office:value="3" calcext:value-type="float">
            <text:p>3</text:p>
          </table:table-cell>
          <table:table-cell office:value-type="string" calcext:value-type="string">
            <text:p>ｲｶ</text:p>
          </table:table-cell>
          <table:table-cell table:formula="of:=LEN([.L49])" office:value-type="float" office:value="2" calcext:value-type="float">
            <text:p>2</text:p>
          </table:table-cell>
          <table:table-cell office:value-type="string" calcext:value-type="string">
            <text:p>ﾀﾂﾉｵﾄｼｺﾞ</text:p>
          </table:table-cell>
          <table:table-cell table:formula="of:=LEN([.N49])" office:value-type="float" office:value="8" calcext:value-type="float">
            <text:p>8</text:p>
          </table:table-cell>
          <table:table-cell/>
          <table:table-cell table:formula="of:=[.C49]*2+[.E49]*2+[.G49]+([.I49]+[.K49]+[.M49]+[.O49])*2+9" office:value-type="float" office:value="145" calcext:value-type="float">
            <text:p>145</text:p>
          </table:table-cell>
          <table:table-cell table:style-name="ce5" office:value-type="date" office:date-value="2013-04-30" calcext:value-type="date">
            <text:p>4月30日</text:p>
          </table:table-cell>
          <table:table-cell office:value-type="float" office:value="1" calcext:value-type="float">
            <text:p>1</text:p>
          </table:table-cell>
          <table:table-cell office:value-type="string" calcext:value-type="string">
            <text:p><text:a xlink:href="http://ja.wikipedia.org/wiki/グレートシング" xlink:type="simple">http://ja.wikipedia.org/wiki/%E3%82%B0%E3%83%AC%E3%83%BC%E3%83%88%E3%82%B7%E3%83%B3%E3%82%B0</text:a></text:p>
          </table:table-cell>
          <table:table-cell/>
        </table:table-row>
        <table:table-row table:style-name="ro3">
          <table:table-cell office:value-type="string" calcext:value-type="string">
            <text:p>ｹﾞｰﾑ</text:p>
          </table:table-cell>
          <table:table-cell office:value-type="string" calcext:value-type="string">
            <text:p>ｽﾍﾟｰｽﾊﾘｱｰの主人公はどうやって</text:p>
          </table:table-cell>
          <table:table-cell table:formula="of:=LEN([.B50])" office:value-type="float" office:value="19" calcext:value-type="float">
            <text:p>19</text:p>
          </table:table-cell>
          <table:table-cell office:value-type="string" calcext:value-type="string">
            <text:p>空を飛んでいる？</text:p>
          </table:table-cell>
          <table:table-cell table:formula="of:=LEN([.D50])" office:value-type="float" office:value="8" calcext:value-type="float">
            <text:p>8</text:p>
          </table:table-cell>
          <table:table-cell office:value-type="string" calcext:value-type="string">
            <text:p>ｽﾍﾟｰｽﾊﾘｱｰﾉｼｭｼﾞﾝｺｳﾊﾄﾞｳﾔｯﾃｿﾗｦﾄﾝﾃﾞｲﾙ?</text:p>
          </table:table-cell>
          <table:table-cell table:formula="of:=LEN([.F50])" office:value-type="float" office:value="34" calcext:value-type="float">
            <text:p>34</text:p>
          </table:table-cell>
          <table:table-cell office:value-type="string" calcext:value-type="string">
            <text:p>超能力</text:p>
          </table:table-cell>
          <table:table-cell table:formula="of:=LEN([.H50])" office:value-type="float" office:value="3" calcext:value-type="float">
            <text:p>3</text:p>
          </table:table-cell>
          <table:table-cell office:value-type="string" calcext:value-type="string">
            <text:p>ﾌﾟﾛﾍﾟﾗ</text:p>
          </table:table-cell>
          <table:table-cell table:formula="of:=LEN([.J50])" office:value-type="float" office:value="6" calcext:value-type="float">
            <text:p>6</text:p>
          </table:table-cell>
          <table:table-cell office:value-type="string" calcext:value-type="string">
            <text:p>羽根</text:p>
          </table:table-cell>
          <table:table-cell table:formula="of:=LEN([.L50])" office:value-type="float" office:value="2" calcext:value-type="float">
            <text:p>2</text:p>
          </table:table-cell>
          <table:table-cell office:value-type="string" calcext:value-type="string">
            <text:p>ｼﾞｪｯﾄ</text:p>
          </table:table-cell>
          <table:table-cell table:formula="of:=LEN([.N50])" office:value-type="float" office:value="5" calcext:value-type="float">
            <text:p>5</text:p>
          </table:table-cell>
          <table:table-cell/>
          <table:table-cell table:formula="of:=[.C50]*2+[.E50]*2+[.G50]+([.I50]+[.K50]+[.M50]+[.O50])*2+9" office:value-type="float" office:value="129" calcext:value-type="float">
            <text:p>129</text:p>
          </table:table-cell>
          <table:table-cell table:style-name="ce5" office:value-type="date" office:date-value="2013-04-30" calcext:value-type="date">
            <text:p>4月30日</text:p>
          </table:table-cell>
          <table:table-cell office:value-type="float" office:value="1" calcext:value-type="float">
            <text:p>1</text:p>
          </table:table-cell>
          <table:table-cell office:value-type="string" calcext:value-type="string">
            <text:p><text:a xlink:href="http://ja.wikipedia.org/wiki/スペースハリアー" xlink:type="simple">http://ja.wikipedia.org/wiki/%E3%82%B9%E3%83%9A%E3%83%BC%E3%82%B9%E3%83%8F%E3%83%AA%E3%82%A2%E3%83%BC</text:a></text:p>
          </table:table-cell>
          <table:table-cell/>
        </table:table-row>
        <table:table-row table:style-name="ro1">
          <table:table-cell office:value-type="string" calcext:value-type="string">
            <text:p>一般教養</text:p>
          </table:table-cell>
          <table:table-cell office:value-type="string" calcext:value-type="string">
            <text:p>ｵﾘﾝﾋﾟｯｸのｼﾝﾎﾞﾙ 青 黄 緑 赤 と</text:p>
          </table:table-cell>
          <table:table-cell table:formula="of:=LEN([.B51])" office:value-type="float" office:value="23" calcext:value-type="float">
            <text:p>23</text:p>
          </table:table-cell>
          <table:table-cell office:value-type="string" calcext:value-type="string">
            <text:p>あと何色？</text:p>
          </table:table-cell>
          <table:table-cell table:formula="of:=LEN([.D51])" office:value-type="float" office:value="5" calcext:value-type="float">
            <text:p>5</text:p>
          </table:table-cell>
          <table:table-cell office:value-type="string" calcext:value-type="string">
            <text:p>ｵﾘﾝﾋﾟｯｸﾉｼﾝﾎﾞﾙ ｱｵ ｷ ﾐﾄﾞﾘ ｱｶ ﾄｱﾄﾅﾆｲﾛ?</text:p>
          </table:table-cell>
          <table:table-cell table:formula="of:=LEN([.F51])" office:value-type="float" office:value="35" calcext:value-type="float">
            <text:p>35</text:p>
          </table:table-cell>
          <table:table-cell office:value-type="string" calcext:value-type="string">
            <text:p>黒(くろ)</text:p>
          </table:table-cell>
          <table:table-cell table:formula="of:=LEN([.H51])" office:value-type="float" office:value="5" calcext:value-type="float">
            <text:p>5</text:p>
          </table:table-cell>
          <table:table-cell office:value-type="string" calcext:value-type="string">
            <text:p>白(しろ)</text:p>
          </table:table-cell>
          <table:table-cell table:formula="of:=LEN([.J51])" office:value-type="float" office:value="5" calcext:value-type="float">
            <text:p>5</text:p>
          </table:table-cell>
          <table:table-cell office:value-type="string" calcext:value-type="string">
            <text:p>紫(むらさき)</text:p>
          </table:table-cell>
          <table:table-cell table:formula="of:=LEN([.L51])" office:value-type="float" office:value="7" calcext:value-type="float">
            <text:p>7</text:p>
          </table:table-cell>
          <table:table-cell office:value-type="string" calcext:value-type="string">
            <text:p>橙(だいだい)</text:p>
          </table:table-cell>
          <table:table-cell table:formula="of:=LEN([.N51])" office:value-type="float" office:value="7" calcext:value-type="float">
            <text:p>7</text:p>
          </table:table-cell>
          <table:table-cell/>
          <table:table-cell table:formula="of:=[.C51]*2+[.E51]*2+[.G51]+([.I51]+[.K51]+[.M51]+[.O51])*2+9" office:value-type="float" office:value="148" calcext:value-type="float">
            <text:p>148</text:p>
          </table:table-cell>
          <table:table-cell table:style-name="ce5" office:value-type="date" office:date-value="2013-04-30" calcext:value-type="date">
            <text:p>4月30日</text:p>
          </table:table-cell>
          <table:table-cell office:value-type="float" office:value="4" calcext:value-type="float">
            <text:p>4</text:p>
          </table:table-cell>
          <table:table-cell office:value-type="string" calcext:value-type="string">
            <text:p><text:a xlink:href="http://ja.wikipedia.org/wiki/近代オリンピック" xlink:type="simple">http://ja.wikipedia.org/wiki/%E8%BF%91%E4%BB%A3%E3%82%AA%E3%83%AA%E3%83%B3%E3%83%94%E3%83%83%E3%82%AF</text:a></text:p>
          </table:table-cell>
          <table:table-cell/>
        </table:table-row>
        <table:table-row table:style-name="ro1">
          <table:table-cell office:value-type="string" calcext:value-type="string">
            <text:p>文学</text:p>
          </table:table-cell>
          <table:table-cell office:value-type="string" calcext:value-type="string">
            <text:p>ﾛｽﾄｼﾞｪﾈﾚｰｼｮﾝと呼ばれ</text:p>
          </table:table-cell>
          <table:table-cell table:formula="of:=LEN([.B52])" office:value-type="float" office:value="16" calcext:value-type="float">
            <text:p>16</text:p>
          </table:table-cell>
          <table:table-cell office:value-type="string" calcext:value-type="string">
            <text:p>「誰がために鐘は鳴る」を書いた作家は？</text:p>
          </table:table-cell>
          <table:table-cell table:formula="of:=LEN([.D52])" office:value-type="float" office:value="19" calcext:value-type="float">
            <text:p>19</text:p>
          </table:table-cell>
          <table:table-cell office:value-type="string" calcext:value-type="string">
            <text:p>ﾛｽﾄｼﾞｪﾈﾚｰｼｮﾝﾄﾖﾊﾞﾚ ﾀﾞｶﾞﾀﾒﾆｶﾈﾊﾅﾙｦｶｲﾀｻｯｶﾊ?</text:p>
          </table:table-cell>
          <table:table-cell table:formula="of:=LEN([.F52])" office:value-type="float" office:value="39" calcext:value-type="float">
            <text:p>39</text:p>
          </table:table-cell>
          <table:table-cell office:value-type="string" calcext:value-type="string">
            <text:p>ﾍﾐﾝｸﾞｳｪｲ</text:p>
          </table:table-cell>
          <table:table-cell table:formula="of:=LEN([.H52])" office:value-type="float" office:value="8" calcext:value-type="float">
            <text:p>8</text:p>
          </table:table-cell>
          <table:table-cell office:value-type="string" calcext:value-type="string">
            <text:p>ﾌｫｰｸﾅｰ</text:p>
          </table:table-cell>
          <table:table-cell table:formula="of:=LEN([.J52])" office:value-type="float" office:value="6" calcext:value-type="float">
            <text:p>6</text:p>
          </table:table-cell>
          <table:table-cell office:value-type="string" calcext:value-type="string">
            <text:p>ｴﾘｵｯﾄ</text:p>
          </table:table-cell>
          <table:table-cell table:formula="of:=LEN([.L52])" office:value-type="float" office:value="5" calcext:value-type="float">
            <text:p>5</text:p>
          </table:table-cell>
          <table:table-cell office:value-type="string" calcext:value-type="string">
            <text:p>ﾁｬﾝﾄﾞﾗｰ</text:p>
          </table:table-cell>
          <table:table-cell table:formula="of:=LEN([.N52])" office:value-type="float" office:value="7" calcext:value-type="float">
            <text:p>7</text:p>
          </table:table-cell>
          <table:table-cell/>
          <table:table-cell table:formula="of:=[.C52]*2+[.E52]*2+[.G52]+([.I52]+[.K52]+[.M52]+[.O52])*2+9" office:value-type="float" office:value="170" calcext:value-type="float">
            <text:p>170</text:p>
          </table:table-cell>
          <table:table-cell table:style-name="ce5" office:value-type="date" office:date-value="2013-04-30" calcext:value-type="date">
            <text:p>4月30日</text:p>
          </table:table-cell>
          <table:table-cell office:value-type="float" office:value="4" calcext:value-type="float">
            <text:p>4</text:p>
          </table:table-cell>
          <table:table-cell office:value-type="string" calcext:value-type="string">
            <text:p><text:a xlink:href="http://ja.wikipedia.org/wiki/ヘミングウェイ" xlink:type="simple">http://ja.wikipedia.org/wiki/%E3%83%98%E3%83%9F%E3%83%B3%E3%82%B0%E3%82%A6%E3%82%A7%E3%82%A4</text:a></text:p>
          </table:table-cell>
          <table:table-cell/>
        </table:table-row>
        <table:table-row table:style-name="ro3">
          <table:table-cell office:value-type="string" calcext:value-type="string">
            <text:p>ｽﾎﾟｰﾂ</text:p>
          </table:table-cell>
          <table:table-cell office:value-type="string" calcext:value-type="string">
            <text:p>FIFA最優秀選手賞と統合された</text:p>
          </table:table-cell>
          <table:table-cell table:formula="of:=LEN([.B53])" office:value-type="float" office:value="16" calcext:value-type="float">
            <text:p>16</text:p>
          </table:table-cell>
          <table:table-cell office:value-type="string" calcext:value-type="string">
            <text:p>ｻｯｶｰの個人賞(こじんしょう)は？</text:p>
          </table:table-cell>
          <table:table-cell table:formula="of:=LEN([.D53])" office:value-type="float" office:value="18" calcext:value-type="float">
            <text:p>18</text:p>
          </table:table-cell>
          <table:table-cell office:value-type="string" calcext:value-type="string">
            <text:p>ﾌｨﾌｧｻｲﾕｳｼｭｳｾﾝｼｭｼｮｳﾄﾄｳｺﾞｳｻﾚﾀ ｻｯｶｰﾉｺｼﾞﾝｼｮｳﾊ?____</text:p>
          </table:table-cell>
          <table:table-cell table:formula="of:=LEN([.F53])" office:value-type="float" office:value="46" calcext:value-type="float">
            <text:p>46</text:p>
          </table:table-cell>
          <table:table-cell office:value-type="string" calcext:value-type="string">
            <text:p>ﾊﾞﾛﾝﾄﾞｰﾙ</text:p>
          </table:table-cell>
          <table:table-cell table:formula="of:=LEN([.H53])" office:value-type="float" office:value="8" calcext:value-type="float">
            <text:p>8</text:p>
          </table:table-cell>
          <table:table-cell office:value-type="string" calcext:value-type="string">
            <text:p>ｵｽｶｰ</text:p>
          </table:table-cell>
          <table:table-cell table:formula="of:=LEN([.J53])" office:value-type="float" office:value="4" calcext:value-type="float">
            <text:p>4</text:p>
          </table:table-cell>
          <table:table-cell office:value-type="string" calcext:value-type="string">
            <text:p>ｱｶﾃﾞﾐｰ</text:p>
          </table:table-cell>
          <table:table-cell table:formula="of:=LEN([.L53])" office:value-type="float" office:value="6" calcext:value-type="float">
            <text:p>6</text:p>
          </table:table-cell>
          <table:table-cell office:value-type="string" calcext:value-type="string">
            <text:p>ﾉｰﾍﾞﾙ</text:p>
          </table:table-cell>
          <table:table-cell table:formula="of:=LEN([.N53])" office:value-type="float" office:value="5" calcext:value-type="float">
            <text:p>5</text:p>
          </table:table-cell>
          <table:table-cell/>
          <table:table-cell table:formula="of:=[.C53]*2+[.E53]*2+[.G53]+([.I53]+[.K53]+[.M53]+[.O53])*2+9" office:value-type="float" office:value="169" calcext:value-type="float">
            <text:p>169</text:p>
          </table:table-cell>
          <table:table-cell table:style-name="ce5" office:value-type="date" office:date-value="2013-05-01" calcext:value-type="date">
            <text:p>5月1日</text:p>
          </table:table-cell>
          <table:table-cell office:value-type="float" office:value="2" calcext:value-type="float">
            <text:p>2</text:p>
          </table:table-cell>
          <table:table-cell office:value-type="string" calcext:value-type="string">
            <text:p><text:a xlink:href="http://ja.wikipedia.org/wiki/バロンドール" xlink:type="simple">http://ja.wikipedia.org/wiki/%E3%83%90%E3%83%AD%E3%83%B3%E3%83%89%E3%83%BC%E3%83%AB</text:a></text:p>
          </table:table-cell>
          <table:table-cell/>
        </table:table-row>
        <table:table-row table:style-name="ro3">
          <table:table-cell office:value-type="string" calcext:value-type="string">
            <text:p>ｽﾎﾟｰﾂ</text:p>
          </table:table-cell>
          <table:table-cell office:value-type="string" calcext:value-type="string">
            <text:p>ﾃﾆｽの世界四大大会を全て制覇することを</text:p>
          </table:table-cell>
          <table:table-cell table:formula="of:=LEN([.B54])" office:value-type="float" office:value="20" calcext:value-type="float">
            <text:p>20</text:p>
          </table:table-cell>
          <table:table-cell table:style-name="ce2" office:value-type="string" calcext:value-type="string">
            <text:p>何という？</text:p>
          </table:table-cell>
          <table:table-cell table:formula="of:=LEN([.D54])" office:value-type="float" office:value="5" calcext:value-type="float">
            <text:p>5</text:p>
          </table:table-cell>
          <table:table-cell office:value-type="string" calcext:value-type="string">
            <text:p>ﾃﾆｽﾉｾｶｲﾖﾝﾀﾞｲﾀｲｶｲｦｽﾍﾞﾃｾｲﾊｽﾙｺﾄｦﾅﾝﾄｲｳ?</text:p>
          </table:table-cell>
          <table:table-cell table:formula="of:=LEN([.F54])" office:value-type="float" office:value="35" calcext:value-type="float">
            <text:p>35</text:p>
          </table:table-cell>
          <table:table-cell office:value-type="string" calcext:value-type="string">
            <text:p>ｸﾞﾗﾝﾄﾞｽﾗﾑ</text:p>
          </table:table-cell>
          <table:table-cell table:formula="of:=LEN([.H54])" office:value-type="float" office:value="9" calcext:value-type="float">
            <text:p>9</text:p>
          </table:table-cell>
          <table:table-cell office:value-type="string" calcext:value-type="string">
            <text:p>ｻｰﾋﾞｽｴｰｽ</text:p>
          </table:table-cell>
          <table:table-cell table:formula="of:=LEN([.J54])" office:value-type="float" office:value="8" calcext:value-type="float">
            <text:p>8</text:p>
          </table:table-cell>
          <table:table-cell office:value-type="string" calcext:value-type="string">
            <text:p>ﾌｫｰﾙﾄ</text:p>
          </table:table-cell>
          <table:table-cell table:formula="of:=LEN([.L54])" office:value-type="float" office:value="5" calcext:value-type="float">
            <text:p>5</text:p>
          </table:table-cell>
          <table:table-cell office:value-type="string" calcext:value-type="string">
            <text:p>ｸﾞﾗﾝﾄﾞｸﾛｽ</text:p>
          </table:table-cell>
          <table:table-cell table:formula="of:=LEN([.N54])" office:value-type="float" office:value="9" calcext:value-type="float">
            <text:p>9</text:p>
          </table:table-cell>
          <table:table-cell/>
          <table:table-cell table:formula="of:=[.C54]*2+[.E54]*2+[.G54]+([.I54]+[.K54]+[.M54]+[.O54])*2+9" office:value-type="float" office:value="156" calcext:value-type="float">
            <text:p>156</text:p>
          </table:table-cell>
          <table:table-cell table:style-name="ce5" office:value-type="date" office:date-value="2013-05-01" calcext:value-type="date">
            <text:p>5月1日</text:p>
          </table:table-cell>
          <table:table-cell office:value-type="float" office:value="3" calcext:value-type="float">
            <text:p>3</text:p>
          </table:table-cell>
          <table:table-cell office:value-type="string" calcext:value-type="string">
            <text:p><text:a xlink:href="http://ja.wikipedia.org/wiki/グランドスラム" xlink:type="simple">http://ja.wikipedia.org/wiki/%E3%82%B0%E3%83%A9%E3%83%B3%E3%83%89%E3%82%B9%E3%83%A9%E3%83%A0</text:a></text:p>
          </table:table-cell>
          <table:table-cell/>
        </table:table-row>
        <table:table-row table:style-name="ro3">
          <table:table-cell office:value-type="string" calcext:value-type="string">
            <text:p>ｽﾎﾟｰﾂ</text:p>
          </table:table-cell>
          <table:table-cell office:value-type="string" calcext:value-type="string">
            <text:p>ﾒｼﾞｬｰﾘｰｸﾞでも活躍した野茂投手</text:p>
          </table:table-cell>
          <table:table-cell table:formula="of:=LEN([.B55])" office:value-type="float" office:value="19" calcext:value-type="float">
            <text:p>19</text:p>
          </table:table-cell>
          <table:table-cell office:value-type="string" calcext:value-type="string">
            <text:p>「ﾄﾞｸﾀｰ？？？」と呼ばれた？</text:p>
          </table:table-cell>
          <table:table-cell table:formula="of:=LEN([.D55])" office:value-type="float" office:value="16" calcext:value-type="float">
            <text:p>16</text:p>
          </table:table-cell>
          <table:table-cell office:value-type="string" calcext:value-type="string">
            <text:p>ﾒｼﾞｬｰﾘｰｸﾞﾃﾞｶﾂﾔｸｼﾀﾉﾓﾄｳｼｭ ﾄﾞｸﾀｰﾅﾆﾄﾖﾊﾞﾚﾀ?</text:p>
          </table:table-cell>
          <table:table-cell table:formula="of:=LEN([.F55])" office:value-type="float" office:value="38" calcext:value-type="float">
            <text:p>38</text:p>
          </table:table-cell>
          <table:table-cell office:value-type="string" calcext:value-type="string">
            <text:p>K</text:p>
          </table:table-cell>
          <table:table-cell table:formula="of:=LEN([.H55])" office:value-type="float" office:value="1" calcext:value-type="float">
            <text:p>1</text:p>
          </table:table-cell>
          <table:table-cell office:value-type="string" calcext:value-type="string">
            <text:p>M</text:p>
          </table:table-cell>
          <table:table-cell table:formula="of:=LEN([.J55])" office:value-type="float" office:value="1" calcext:value-type="float">
            <text:p>1</text:p>
          </table:table-cell>
          <table:table-cell office:value-type="string" calcext:value-type="string">
            <text:p>V</text:p>
          </table:table-cell>
          <table:table-cell table:formula="of:=LEN([.L55])" office:value-type="float" office:value="1" calcext:value-type="float">
            <text:p>1</text:p>
          </table:table-cell>
          <table:table-cell office:value-type="string" calcext:value-type="string">
            <text:p>S</text:p>
          </table:table-cell>
          <table:table-cell table:formula="of:=LEN([.N55])" office:value-type="float" office:value="1" calcext:value-type="float">
            <text:p>1</text:p>
          </table:table-cell>
          <table:table-cell/>
          <table:table-cell table:formula="of:=[.C55]*2+[.E55]*2+[.G55]+([.I55]+[.K55]+[.M55]+[.O55])*2+9" office:value-type="float" office:value="125" calcext:value-type="float">
            <text:p>125</text:p>
          </table:table-cell>
          <table:table-cell table:style-name="ce5" office:value-type="date" office:date-value="2013-05-01" calcext:value-type="date">
            <text:p>5月1日</text:p>
          </table:table-cell>
          <table:table-cell office:value-type="float" office:value="3" calcext:value-type="float">
            <text:p>3</text:p>
          </table:table-cell>
          <table:table-cell office:value-type="string" calcext:value-type="string">
            <text:p><text:a xlink:href="http://ja.wikipedia.org/wiki/野茂英雄" xlink:type="simple">http://ja.wikipedia.org/wiki/%E9%87%8E%E8%8C%82%E8%8B%B1%E9%9B%84</text:a></text:p>
          </table:table-cell>
          <table:table-cell/>
        </table:table-row>
        <table:table-row table:style-name="ro3">
          <table:table-cell office:value-type="string" calcext:value-type="string">
            <text:p>ｽﾎﾟｰﾂ</text:p>
          </table:table-cell>
          <table:table-cell office:value-type="string" calcext:value-type="string">
            <text:p>寸止めの空手に対し 極真のように</text:p>
          </table:table-cell>
          <table:table-cell table:formula="of:=LEN([.B56])" office:value-type="float" office:value="16" calcext:value-type="float">
            <text:p>16</text:p>
          </table:table-cell>
          <table:table-cell office:value-type="string" calcext:value-type="string">
            <text:p>体に当てる空手を何という？</text:p>
          </table:table-cell>
          <table:table-cell table:formula="of:=LEN([.D56])" office:value-type="float" office:value="13" calcext:value-type="float">
            <text:p>13</text:p>
          </table:table-cell>
          <table:table-cell office:value-type="string" calcext:value-type="string">
            <text:p>ｽﾝﾄﾞﾒﾉｶﾗﾃﾆﾀｲｼ ｷｮｸｼﾝﾉﾖｳﾆｶﾗﾀﾞﾆｱﾃﾙｶﾗﾃｦﾅﾝﾄｲｳ?____</text:p>
          </table:table-cell>
          <table:table-cell table:formula="of:=LEN([.F56])" office:value-type="float" office:value="45" calcext:value-type="float">
            <text:p>45</text:p>
          </table:table-cell>
          <table:table-cell office:value-type="string" calcext:value-type="string">
            <text:p>ﾌﾙｺﾝﾀｸﾄ</text:p>
          </table:table-cell>
          <table:table-cell table:formula="of:=LEN([.H56])" office:value-type="float" office:value="7" calcext:value-type="float">
            <text:p>7</text:p>
          </table:table-cell>
          <table:table-cell office:value-type="string" calcext:value-type="string">
            <text:p>ﾊﾞｰﾘﾄｩｰﾄﾞ</text:p>
          </table:table-cell>
          <table:table-cell table:formula="of:=LEN([.J56])" office:value-type="float" office:value="9" calcext:value-type="float">
            <text:p>9</text:p>
          </table:table-cell>
          <table:table-cell office:value-type="string" calcext:value-type="string">
            <text:p>ｵｸﾀｺﾞﾝ</text:p>
          </table:table-cell>
          <table:table-cell table:formula="of:=LEN([.L56])" office:value-type="float" office:value="6" calcext:value-type="float">
            <text:p>6</text:p>
          </table:table-cell>
          <table:table-cell office:value-type="string" calcext:value-type="string">
            <text:p>ﾊﾟﾝｸﾗﾁｵﾝ</text:p>
          </table:table-cell>
          <table:table-cell table:formula="of:=LEN([.N56])" office:value-type="float" office:value="8" calcext:value-type="float">
            <text:p>8</text:p>
          </table:table-cell>
          <table:table-cell/>
          <table:table-cell table:formula="of:=[.C56]*2+[.E56]*2+[.G56]+([.I56]+[.K56]+[.M56]+[.O56])*2+9" office:value-type="float" office:value="172" calcext:value-type="float">
            <text:p>172</text:p>
          </table:table-cell>
          <table:table-cell table:style-name="ce5" office:value-type="date" office:date-value="2013-05-01" calcext:value-type="date">
            <text:p>5月1日</text:p>
          </table:table-cell>
          <table:table-cell office:value-type="float" office:value="4" calcext:value-type="float">
            <text:p>4</text:p>
          </table:table-cell>
          <table:table-cell office:value-type="string" calcext:value-type="string">
            <text:p><text:a xlink:href="http://ja.wikipedia.org/wiki/フルコンタクト空手" xlink:type="simple">http://ja.wikipedia.org/wiki/%E3%83%95%E3%83%AB%E3%82%B3%E3%83%B3%E3%82%BF%E3%82%AF%E3%83%88%E7%A9%BA%E6%89%8B</text:a></text:p>
          </table:table-cell>
          <table:table-cell/>
        </table:table-row>
        <table:table-row table:style-name="ro3">
          <table:table-cell office:value-type="string" calcext:value-type="string">
            <text:p>ｽﾎﾟｰﾂ</text:p>
          </table:table-cell>
          <table:table-cell office:value-type="string" calcext:value-type="string">
            <text:p>ｵﾘﾝﾋﾟｯｸ種目のｸﾚｰ射撃</text:p>
          </table:table-cell>
          <table:table-cell table:formula="of:=LEN([.B57])" office:value-type="float" office:value="15" calcext:value-type="float">
            <text:p>15</text:p>
          </table:table-cell>
          <table:table-cell office:value-type="string" calcext:value-type="string">
            <text:p>「ｸﾚｰ」とは何の円盤(えんばん)？</text:p>
          </table:table-cell>
          <table:table-cell table:formula="of:=LEN([.D57])" office:value-type="float" office:value="18" calcext:value-type="float">
            <text:p>18</text:p>
          </table:table-cell>
          <table:table-cell office:value-type="string" calcext:value-type="string">
            <text:p>ｵﾘﾝﾋﾟｯｸｼｭﾓｸﾉｸﾚｰｼｬｹﾞｷ ｸﾚｰﾄﾊﾅﾝﾉｴﾝﾊﾞﾝ?</text:p>
          </table:table-cell>
          <table:table-cell table:formula="of:=LEN([.F57])" office:value-type="float" office:value="35" calcext:value-type="float">
            <text:p>35</text:p>
          </table:table-cell>
          <table:table-cell office:value-type="string" calcext:value-type="string">
            <text:p>粘土(ねんど)</text:p>
          </table:table-cell>
          <table:table-cell table:formula="of:=LEN([.H57])" office:value-type="float" office:value="7" calcext:value-type="float">
            <text:p>7</text:p>
          </table:table-cell>
          <table:table-cell office:value-type="string" calcext:value-type="string">
            <text:p>鉄(てつ)</text:p>
          </table:table-cell>
          <table:table-cell table:formula="of:=LEN([.J57])" office:value-type="float" office:value="5" calcext:value-type="float">
            <text:p>5</text:p>
          </table:table-cell>
          <table:table-cell office:value-type="string" calcext:value-type="string">
            <text:p>金(きん)</text:p>
          </table:table-cell>
          <table:table-cell table:formula="of:=LEN([.L57])" office:value-type="float" office:value="5" calcext:value-type="float">
            <text:p>5</text:p>
          </table:table-cell>
          <table:table-cell office:value-type="string" calcext:value-type="string">
            <text:p>ｶﾞﾗｽ</text:p>
          </table:table-cell>
          <table:table-cell table:formula="of:=LEN([.N57])" office:value-type="float" office:value="4" calcext:value-type="float">
            <text:p>4</text:p>
          </table:table-cell>
          <table:table-cell/>
          <table:table-cell table:formula="of:=[.C57]*2+[.E57]*2+[.G57]+([.I57]+[.K57]+[.M57]+[.O57])*2+9" office:value-type="float" office:value="152" calcext:value-type="float">
            <text:p>152</text:p>
          </table:table-cell>
          <table:table-cell table:style-name="ce5" office:value-type="date" office:date-value="2013-05-01" calcext:value-type="date">
            <text:p>5月1日</text:p>
          </table:table-cell>
          <table:table-cell office:value-type="float" office:value="3" calcext:value-type="float">
            <text:p>3</text:p>
          </table:table-cell>
          <table:table-cell office:value-type="string" calcext:value-type="string">
            <text:p><text:a xlink:href="http://ja.wikipedia.org/wiki/クレー射撃" xlink:type="simple">http://ja.wikipedia.org/wiki/%E3%82%AF%E3%83%AC%E3%83%BC%E5%B0%84%E6%92%83</text:a></text:p>
          </table:table-cell>
          <table:table-cell/>
        </table:table-row>
        <table:table-row table:style-name="ro3">
          <table:table-cell office:value-type="string" calcext:value-type="string">
            <text:p>ｱﾆﾒ</text:p>
          </table:table-cell>
          <table:table-cell office:value-type="string" calcext:value-type="string">
            <text:p>Gｶﾞﾝﾀﾞﾑで主人公ﾄﾞﾓﾝが探していたのは？</text:p>
          </table:table-cell>
          <table:table-cell table:formula="of:=LEN([.B58])" office:value-type="float" office:value="24" calcext:value-type="float">
            <text:p>24</text:p>
          </table:table-cell>
          <table:table-cell/>
          <table:table-cell table:formula="of:=LEN([.D58])" office:value-type="float" office:value="0" calcext:value-type="float">
            <text:p>0</text:p>
          </table:table-cell>
          <table:table-cell office:value-type="string" calcext:value-type="string">
            <text:p>ｼﾞｰｶﾞﾝﾀﾞﾑﾃﾞｼｭｼﾞﾝｺｳﾄﾞﾓﾝｶﾞｻｶﾞｼﾃｲﾀﾉﾊ?</text:p>
          </table:table-cell>
          <table:table-cell table:formula="of:=LEN([.F58])" office:value-type="float" office:value="34" calcext:value-type="float">
            <text:p>34</text:p>
          </table:table-cell>
          <table:table-cell office:value-type="string" calcext:value-type="string">
            <text:p>兄</text:p>
          </table:table-cell>
          <table:table-cell table:formula="of:=LEN([.H58])" office:value-type="float" office:value="1" calcext:value-type="float">
            <text:p>1</text:p>
          </table:table-cell>
          <table:table-cell office:value-type="string" calcext:value-type="string">
            <text:p>ﾀﾞｲﾅﾓﾝﾄﾞ</text:p>
          </table:table-cell>
          <table:table-cell table:formula="of:=LEN([.J58])" office:value-type="float" office:value="8" calcext:value-type="float">
            <text:p>8</text:p>
          </table:table-cell>
          <table:table-cell office:value-type="string" calcext:value-type="string">
            <text:p>ｺｽﾓｸﾘｰﾅｰ</text:p>
          </table:table-cell>
          <table:table-cell table:formula="of:=LEN([.L58])" office:value-type="float" office:value="8" calcext:value-type="float">
            <text:p>8</text:p>
          </table:table-cell>
          <table:table-cell office:value-type="string" calcext:value-type="string">
            <text:p>ｸﾜｽﾁｶ</text:p>
          </table:table-cell>
          <table:table-cell table:formula="of:=LEN([.N58])" office:value-type="float" office:value="5" calcext:value-type="float">
            <text:p>5</text:p>
          </table:table-cell>
          <table:table-cell/>
          <table:table-cell table:formula="of:=[.C58]*2+[.E58]*2+[.G58]+([.I58]+[.K58]+[.M58]+[.O58])*2+9" office:value-type="float" office:value="135" calcext:value-type="float">
            <text:p>135</text:p>
          </table:table-cell>
          <table:table-cell table:style-name="ce5" office:value-type="date" office:date-value="2013-05-01" calcext:value-type="date">
            <text:p>5月1日</text:p>
          </table:table-cell>
          <table:table-cell office:value-type="float" office:value="2" calcext:value-type="float">
            <text:p>2</text:p>
          </table:table-cell>
          <table:table-cell office:value-type="string" calcext:value-type="string">
            <text:p><text:a xlink:href="http://ja.wikipedia.org/wiki/Gガンダム" xlink:type="simple">http://ja.wikipedia.org/wiki/G%E3%82%AC%E3%83%B3%E3%83%80%E3%83%A0</text:a></text:p>
          </table:table-cell>
          <table:table-cell/>
        </table:table-row>
        <table:table-row table:style-name="ro1">
          <table:table-cell office:value-type="string" calcext:value-type="string">
            <text:p>地理</text:p>
          </table:table-cell>
          <table:table-cell office:value-type="string" calcext:value-type="string">
            <text:p>ｵｰｽﾄﾗﾘｱの首都(しゅと)は？</text:p>
          </table:table-cell>
          <table:table-cell table:formula="of:=LEN([.B59])" office:value-type="float" office:value="17" calcext:value-type="float">
            <text:p>17</text:p>
          </table:table-cell>
          <table:table-cell/>
          <table:table-cell table:formula="of:=LEN([.D59])" office:value-type="float" office:value="0" calcext:value-type="float">
            <text:p>0</text:p>
          </table:table-cell>
          <table:table-cell office:value-type="string" calcext:value-type="string">
            <text:p>ｵｰｽﾄﾗﾘｱﾉｼｭﾄﾊ?</text:p>
          </table:table-cell>
          <table:table-cell table:formula="of:=LEN([.F59])" office:value-type="float" office:value="13" calcext:value-type="float">
            <text:p>13</text:p>
          </table:table-cell>
          <table:table-cell office:value-type="string" calcext:value-type="string">
            <text:p>ｷｬﾝﾍﾞﾗ</text:p>
          </table:table-cell>
          <table:table-cell table:formula="of:=LEN([.H59])" office:value-type="float" office:value="6" calcext:value-type="float">
            <text:p>6</text:p>
          </table:table-cell>
          <table:table-cell office:value-type="string" calcext:value-type="string">
            <text:p>ｼﾄﾞﾆｰ</text:p>
          </table:table-cell>
          <table:table-cell table:formula="of:=LEN([.J59])" office:value-type="float" office:value="5" calcext:value-type="float">
            <text:p>5</text:p>
          </table:table-cell>
          <table:table-cell office:value-type="string" calcext:value-type="string">
            <text:p>ﾒﾙﾎﾞﾙﾝ</text:p>
          </table:table-cell>
          <table:table-cell table:formula="of:=LEN([.L59])" office:value-type="float" office:value="6" calcext:value-type="float">
            <text:p>6</text:p>
          </table:table-cell>
          <table:table-cell office:value-type="string" calcext:value-type="string">
            <text:p>ﾌﾞﾘｽﾍﾞﾝ</text:p>
          </table:table-cell>
          <table:table-cell table:formula="of:=LEN([.N59])" office:value-type="float" office:value="7" calcext:value-type="float">
            <text:p>7</text:p>
          </table:table-cell>
          <table:table-cell/>
          <table:table-cell table:formula="of:=[.C59]*2+[.E59]*2+[.G59]+([.I59]+[.K59]+[.M59]+[.O59])*2+9" office:value-type="float" office:value="104" calcext:value-type="float">
            <text:p>104</text:p>
          </table:table-cell>
          <table:table-cell table:style-name="ce5" office:value-type="date" office:date-value="2013-05-01" calcext:value-type="date">
            <text:p>5月1日</text:p>
          </table:table-cell>
          <table:table-cell office:value-type="float" office:value="3" calcext:value-type="float">
            <text:p>3</text:p>
          </table:table-cell>
          <table:table-cell office:value-type="string" calcext:value-type="string">
            <text:p><text:a xlink:href="http://ja.wikipedia.org/wiki/オーストラリア" xlink:type="simple">http://ja.wikipedia.org/wiki/%E3%82%AA%E3%83%BC%E3%82%B9%E3%83%88%E3%83%A9%E3%83%AA%E3%82%A2</text:a></text:p>
          </table:table-cell>
          <table:table-cell/>
        </table:table-row>
        <table:table-row table:style-name="ro1">
          <table:table-cell office:value-type="string" calcext:value-type="string">
            <text:p>地理</text:p>
          </table:table-cell>
          <table:table-cell office:value-type="string" calcext:value-type="string">
            <text:p>次のうちｲｷﾞﾘｽに属さないのは？</text:p>
          </table:table-cell>
          <table:table-cell table:formula="of:=LEN([.B60])" office:value-type="float" office:value="17" calcext:value-type="float">
            <text:p>17</text:p>
          </table:table-cell>
          <table:table-cell/>
          <table:table-cell table:formula="of:=LEN([.D60])" office:value-type="float" office:value="0" calcext:value-type="float">
            <text:p>0</text:p>
          </table:table-cell>
          <table:table-cell office:value-type="string" calcext:value-type="string">
            <text:p>ﾂｷﾞﾉｳﾁ ｲｷﾞﾘｽﾆｿﾞｸｻﾅｲﾉﾊ?</text:p>
          </table:table-cell>
          <table:table-cell table:formula="of:=LEN([.F60])" office:value-type="float" office:value="22" calcext:value-type="float">
            <text:p>22</text:p>
          </table:table-cell>
          <table:table-cell office:value-type="string" calcext:value-type="string">
            <text:p>ﾏﾝ島</text:p>
          </table:table-cell>
          <table:table-cell table:formula="of:=LEN([.H60])" office:value-type="float" office:value="3" calcext:value-type="float">
            <text:p>3</text:p>
          </table:table-cell>
          <table:table-cell office:value-type="string" calcext:value-type="string">
            <text:p>北ｱｲﾙﾗﾝﾄﾞ</text:p>
          </table:table-cell>
          <table:table-cell table:formula="of:=LEN([.J60])" office:value-type="float" office:value="8" calcext:value-type="float">
            <text:p>8</text:p>
          </table:table-cell>
          <table:table-cell office:value-type="string" calcext:value-type="string">
            <text:p>ｽｺｯﾄﾗﾝﾄﾞ</text:p>
          </table:table-cell>
          <table:table-cell table:formula="of:=LEN([.L60])" office:value-type="float" office:value="8" calcext:value-type="float">
            <text:p>8</text:p>
          </table:table-cell>
          <table:table-cell office:value-type="string" calcext:value-type="string">
            <text:p>ｳｪｰﾙｽﾞ</text:p>
          </table:table-cell>
          <table:table-cell table:formula="of:=LEN([.N60])" office:value-type="float" office:value="6" calcext:value-type="float">
            <text:p>6</text:p>
          </table:table-cell>
          <table:table-cell/>
          <table:table-cell table:formula="of:=[.C60]*2+[.E60]*2+[.G60]+([.I60]+[.K60]+[.M60]+[.O60])*2+9" office:value-type="float" office:value="115" calcext:value-type="float">
            <text:p>115</text:p>
          </table:table-cell>
          <table:table-cell table:style-name="ce5" office:value-type="date" office:date-value="2013-05-01" calcext:value-type="date">
            <text:p>5月1日</text:p>
          </table:table-cell>
          <table:table-cell office:value-type="float" office:value="4" calcext:value-type="float">
            <text:p>4</text:p>
          </table:table-cell>
          <table:table-cell office:value-type="string" calcext:value-type="string">
            <text:p><text:a xlink:href="http://ja.wikipedia.org/wiki/マン島" xlink:type="simple">http://ja.wikipedia.org/wiki/%E3%83%9E%E3%83%B3%E5%B3%B6</text:a></text:p>
          </table:table-cell>
          <table:table-cell/>
        </table:table-row>
        <table:table-row table:style-name="ro1">
          <table:table-cell office:value-type="string" calcext:value-type="string">
            <text:p>地理</text:p>
          </table:table-cell>
          <table:table-cell office:value-type="string" calcext:value-type="string">
            <text:p>ﾌﾞﾗｼﾞﾙの首都ﾌﾞﾗｼﾞﾘｱ</text:p>
          </table:table-cell>
          <table:table-cell table:formula="of:=LEN([.B61])" office:value-type="float" office:value="16" calcext:value-type="float">
            <text:p>16</text:p>
          </table:table-cell>
          <table:table-cell office:value-type="string" calcext:value-type="string">
            <text:p>空から見ると何の形をしている？</text:p>
          </table:table-cell>
          <table:table-cell table:formula="of:=LEN([.D61])" office:value-type="float" office:value="15" calcext:value-type="float">
            <text:p>15</text:p>
          </table:table-cell>
          <table:table-cell office:value-type="string" calcext:value-type="string">
            <text:p>ﾌﾞﾗｼﾞﾙﾉｼｭﾄﾌﾞﾗｼﾞﾘｱ ｿﾗｶﾗﾐﾙﾄﾅﾝﾉｶﾀﾁｦｼﾃｲﾙ?</text:p>
          </table:table-cell>
          <table:table-cell table:formula="of:=LEN([.F61])" office:value-type="float" office:value="37" calcext:value-type="float">
            <text:p>37</text:p>
          </table:table-cell>
          <table:table-cell office:value-type="string" calcext:value-type="string">
            <text:p>飛行機(ひこうき)</text:p>
          </table:table-cell>
          <table:table-cell table:formula="of:=LEN([.H61])" office:value-type="float" office:value="9" calcext:value-type="float">
            <text:p>9</text:p>
          </table:table-cell>
          <table:table-cell office:value-type="string" calcext:value-type="string">
            <text:p>星(ほし)</text:p>
          </table:table-cell>
          <table:table-cell table:formula="of:=LEN([.J61])" office:value-type="float" office:value="5" calcext:value-type="float">
            <text:p>5</text:p>
          </table:table-cell>
          <table:table-cell office:value-type="string" calcext:value-type="string">
            <text:p>人(ひと)</text:p>
          </table:table-cell>
          <table:table-cell table:formula="of:=LEN([.L61])" office:value-type="float" office:value="5" calcext:value-type="float">
            <text:p>5</text:p>
          </table:table-cell>
          <table:table-cell office:value-type="string" calcext:value-type="string">
            <text:p>薔薇(ばら)</text:p>
          </table:table-cell>
          <table:table-cell table:formula="of:=LEN([.N61])" office:value-type="float" office:value="6" calcext:value-type="float">
            <text:p>6</text:p>
          </table:table-cell>
          <table:table-cell/>
          <table:table-cell table:formula="of:=[.C61]*2+[.E61]*2+[.G61]+([.I61]+[.K61]+[.M61]+[.O61])*2+9" office:value-type="float" office:value="158" calcext:value-type="float">
            <text:p>158</text:p>
          </table:table-cell>
          <table:table-cell table:style-name="ce5" office:value-type="date" office:date-value="2013-05-01" calcext:value-type="date">
            <text:p>5月1日</text:p>
          </table:table-cell>
          <table:table-cell office:value-type="float" office:value="5" calcext:value-type="float">
            <text:p>5</text:p>
          </table:table-cell>
          <table:table-cell office:value-type="string" calcext:value-type="string">
            <text:p><text:a xlink:href="http://ja.wikipedia.org/wiki/ブラジリア" xlink:type="simple">http://ja.wikipedia.org/wiki/%E3%83%96%E3%83%A9%E3%82%B8%E3%83%AA%E3%82%A2</text:a></text:p>
          </table:table-cell>
          <table:table-cell/>
        </table:table-row>
        <table:table-row table:style-name="ro1">
          <table:table-cell office:value-type="string" calcext:value-type="string">
            <text:p>理科</text:p>
          </table:table-cell>
          <table:table-cell office:value-type="string" calcext:value-type="string">
            <text:p>ｵｰﾛﾗは何が原因で起こる？</text:p>
          </table:table-cell>
          <table:table-cell table:formula="of:=LEN([.B62])" office:value-type="float" office:value="14" calcext:value-type="float">
            <text:p>14</text:p>
          </table:table-cell>
          <table:table-cell/>
          <table:table-cell table:formula="of:=LEN([.D62])" office:value-type="float" office:value="0" calcext:value-type="float">
            <text:p>0</text:p>
          </table:table-cell>
          <table:table-cell office:value-type="string" calcext:value-type="string">
            <text:p>ｵｰﾛﾗﾊﾅﾆｶﾞｹﾞﾝｲﾝﾃﾞｵｺﾙ?</text:p>
          </table:table-cell>
          <table:table-cell table:formula="of:=LEN([.F62])" office:value-type="float" office:value="20" calcext:value-type="float">
            <text:p>20</text:p>
          </table:table-cell>
          <table:table-cell office:value-type="string" calcext:value-type="string">
            <text:p>太陽風</text:p>
          </table:table-cell>
          <table:table-cell table:formula="of:=LEN([.H62])" office:value-type="float" office:value="3" calcext:value-type="float">
            <text:p>3</text:p>
          </table:table-cell>
          <table:table-cell office:value-type="string" calcext:value-type="string">
            <text:p>気まぐれ</text:p>
          </table:table-cell>
          <table:table-cell table:formula="of:=LEN([.J62])" office:value-type="float" office:value="4" calcext:value-type="float">
            <text:p>4</text:p>
          </table:table-cell>
          <table:table-cell office:value-type="string" calcext:value-type="string">
            <text:p>山火事</text:p>
          </table:table-cell>
          <table:table-cell table:formula="of:=LEN([.L62])" office:value-type="float" office:value="3" calcext:value-type="float">
            <text:p>3</text:p>
          </table:table-cell>
          <table:table-cell office:value-type="string" calcext:value-type="string">
            <text:p>隕石(いんせき)</text:p>
          </table:table-cell>
          <table:table-cell table:formula="of:=LEN([.N62])" office:value-type="float" office:value="8" calcext:value-type="float">
            <text:p>8</text:p>
          </table:table-cell>
          <table:table-cell/>
          <table:table-cell table:formula="of:=[.C62]*2+[.E62]*2+[.G62]+([.I62]+[.K62]+[.M62]+[.O62])*2+9" office:value-type="float" office:value="93" calcext:value-type="float">
            <text:p>93</text:p>
          </table:table-cell>
          <table:table-cell table:style-name="ce5" office:value-type="date" office:date-value="2013-05-01" calcext:value-type="date">
            <text:p>5月1日</text:p>
          </table:table-cell>
          <table:table-cell office:value-type="float" office:value="3" calcext:value-type="float">
            <text:p>3</text:p>
          </table:table-cell>
          <table:table-cell office:value-type="string" calcext:value-type="string">
            <text:p><text:a xlink:href="http://ja.wikipedia.org/wiki/オーロラ" xlink:type="simple">http://ja.wikipedia.org/wiki/%E3%82%AA%E3%83%BC%E3%83%AD%E3%83%A9</text:a></text:p>
          </table:table-cell>
          <table:table-cell/>
        </table:table-row>
        <table:table-row table:style-name="ro1">
          <table:table-cell office:value-type="string" calcext:value-type="string">
            <text:p>理科</text:p>
          </table:table-cell>
          <table:table-cell office:value-type="string" calcext:value-type="string">
            <text:p>次のうちｱｲﾝｼｭﾀｲﾝが提唱したのはどれ？</text:p>
          </table:table-cell>
          <table:table-cell table:formula="of:=LEN([.B63])" office:value-type="float" office:value="22" calcext:value-type="float">
            <text:p>22</text:p>
          </table:table-cell>
          <table:table-cell/>
          <table:table-cell table:formula="of:=LEN([.D63])" office:value-type="float" office:value="0" calcext:value-type="float">
            <text:p>0</text:p>
          </table:table-cell>
          <table:table-cell office:value-type="string" calcext:value-type="string">
            <text:p>ﾂｷﾞﾉｳﾁ ｱｲﾝｼｭﾀｲﾝｶﾞﾃｲｼｮｳｼﾀﾉﾊﾄﾞﾚ?</text:p>
          </table:table-cell>
          <table:table-cell table:formula="of:=LEN([.F63])" office:value-type="float" office:value="30" calcext:value-type="float">
            <text:p>30</text:p>
          </table:table-cell>
          <table:table-cell office:value-type="string" calcext:value-type="string">
            <text:p>相対性理論</text:p>
          </table:table-cell>
          <table:table-cell table:formula="of:=LEN([.H63])" office:value-type="float" office:value="5" calcext:value-type="float">
            <text:p>5</text:p>
          </table:table-cell>
          <table:table-cell office:value-type="string" calcext:value-type="string">
            <text:p>量子力学</text:p>
          </table:table-cell>
          <table:table-cell table:formula="of:=LEN([.J63])" office:value-type="float" office:value="4" calcext:value-type="float">
            <text:p>4</text:p>
          </table:table-cell>
          <table:table-cell office:value-type="string" calcext:value-type="string">
            <text:p>不完全性定理</text:p>
          </table:table-cell>
          <table:table-cell table:formula="of:=LEN([.L63])" office:value-type="float" office:value="6" calcext:value-type="float">
            <text:p>6</text:p>
          </table:table-cell>
          <table:table-cell office:value-type="string" calcext:value-type="string">
            <text:p>運命石</text:p>
          </table:table-cell>
          <table:table-cell table:formula="of:=LEN([.N63])" office:value-type="float" office:value="3" calcext:value-type="float">
            <text:p>3</text:p>
          </table:table-cell>
          <table:table-cell/>
          <table:table-cell table:formula="of:=[.C63]*2+[.E63]*2+[.G63]+([.I63]+[.K63]+[.M63]+[.O63])*2+9" office:value-type="float" office:value="119" calcext:value-type="float">
            <text:p>119</text:p>
          </table:table-cell>
          <table:table-cell table:style-name="ce5" office:value-type="date" office:date-value="2013-05-01" calcext:value-type="date">
            <text:p>5月1日</text:p>
          </table:table-cell>
          <table:table-cell office:value-type="float" office:value="1" calcext:value-type="float">
            <text:p>1</text:p>
          </table:table-cell>
          <table:table-cell office:value-type="string" calcext:value-type="string">
            <text:p><text:a xlink:href="http://ja.wikipedia.org/wiki/アインシュタイン" xlink:type="simple">http://ja.wikipedia.org/wiki/%E3%82%A2%E3%82%A4%E3%83%B3%E3%82%B7%E3%83%A5%E3%82%BF%E3%82%A4%E3%83%B3</text:a></text:p>
          </table:table-cell>
          <table:table-cell/>
        </table:table-row>
        <table:table-row table:style-name="ro1">
          <table:table-cell office:value-type="string" calcext:value-type="string">
            <text:p>理科</text:p>
          </table:table-cell>
          <table:table-cell office:value-type="string" calcext:value-type="string">
            <text:p>二酸化炭素を集まる時に用いる方法はどれ？</text:p>
          </table:table-cell>
          <table:table-cell table:formula="of:=LEN([.B64])" office:value-type="float" office:value="20" calcext:value-type="float">
            <text:p>20</text:p>
          </table:table-cell>
          <table:table-cell/>
          <table:table-cell table:formula="of:=LEN([.D64])" office:value-type="float" office:value="0" calcext:value-type="float">
            <text:p>0</text:p>
          </table:table-cell>
          <table:table-cell office:value-type="string" calcext:value-type="string">
            <text:p>ﾆｻﾝｶﾀﾝｿｦｱﾂﾒﾙﾄｷﾆﾓﾁｲﾙﾎｳﾎｳﾊﾄﾞﾚ?</text:p>
          </table:table-cell>
          <table:table-cell table:formula="of:=LEN([.F64])" office:value-type="float" office:value="28" calcext:value-type="float">
            <text:p>28</text:p>
          </table:table-cell>
          <table:table-cell office:value-type="string" calcext:value-type="string">
            <text:p>下方置換</text:p>
          </table:table-cell>
          <table:table-cell table:formula="of:=LEN([.H64])" office:value-type="float" office:value="4" calcext:value-type="float">
            <text:p>4</text:p>
          </table:table-cell>
          <table:table-cell office:value-type="string" calcext:value-type="string">
            <text:p>上方置換</text:p>
          </table:table-cell>
          <table:table-cell table:formula="of:=LEN([.J64])" office:value-type="float" office:value="4" calcext:value-type="float">
            <text:p>4</text:p>
          </table:table-cell>
          <table:table-cell office:value-type="string" calcext:value-type="string">
            <text:p>電気分解</text:p>
          </table:table-cell>
          <table:table-cell table:formula="of:=LEN([.N64])" office:value-type="float" office:value="6" calcext:value-type="float">
            <text:p>6</text:p>
          </table:table-cell>
          <table:table-cell office:value-type="string" calcext:value-type="string">
            <text:p>電車でGO!</text:p>
          </table:table-cell>
          <table:table-cell table:formula="of:=LEN([.N64])" office:value-type="float" office:value="6" calcext:value-type="float">
            <text:p>6</text:p>
          </table:table-cell>
          <table:table-cell/>
          <table:table-cell table:formula="of:=[.C64]*2+[.E64]*2+[.G64]+([.I64]+[.K64]+[.M64]+[.O64])*2+9" office:value-type="float" office:value="117" calcext:value-type="float">
            <text:p>117</text:p>
          </table:table-cell>
          <table:table-cell table:style-name="ce5" office:value-type="date" office:date-value="2013-05-01" calcext:value-type="date">
            <text:p>5月1日</text:p>
          </table:table-cell>
          <table:table-cell office:value-type="float" office:value="4" calcext:value-type="float">
            <text:p>4</text:p>
          </table:table-cell>
          <table:table-cell office:value-type="string" calcext:value-type="string">
            <text:p><text:a xlink:href="http://ja.wikipedia.org/wiki/ジョジョ立ち#.E3.82.B8.E3.83.A7.E3.82.B8.E3.83.A7.E7.AB.8B.E3.81.A1" xlink:type="simple">http://ja.wikipedia.org/wiki/%E3%82%B8%E3%83%A7%E3%82%B8%E3%83%A7%E7%AB%8B%E3%81%A1#.E3.82.B8.E3.83.A7.E3.82.B8.E3.83.A7.E7.AB.8B.E3.81.A1</text:a></text:p>
          </table:table-cell>
          <table:table-cell/>
        </table:table-row>
        <table:table-row table:style-name="ro3">
          <table:table-cell office:value-type="string" calcext:value-type="string">
            <text:p>ｱﾆﾒ</text:p>
          </table:table-cell>
          <table:table-cell office:value-type="string" calcext:value-type="string">
            <text:p>ｼﾞｮｼﾞｮの奇妙な冒険 劇中(げきちゅう)</text:p>
          </table:table-cell>
          <table:table-cell table:formula="of:=LEN([.B65])" office:value-type="float" office:value="22" calcext:value-type="float">
            <text:p>22</text:p>
          </table:table-cell>
          <table:table-cell table:style-name="ce2" office:value-type="string" calcext:value-type="string">
            <text:p>のﾎﾟｰｽﾞをまねることを何という？</text:p>
          </table:table-cell>
          <table:table-cell table:formula="of:=LEN([.D65])" office:value-type="float" office:value="18" calcext:value-type="float">
            <text:p>18</text:p>
          </table:table-cell>
          <table:table-cell office:value-type="string" calcext:value-type="string">
            <text:p>ｼﾞｮｼﾞｮﾉｷﾐｮｳﾅﾎﾞｳｹﾝ ｹﾞｷﾁｭｳﾉﾎﾟｰｽﾞｦﾏﾈﾙｺﾄｦﾅﾝﾄｲｳ?</text:p>
          </table:table-cell>
          <table:table-cell table:formula="of:=LEN([.F65])" office:value-type="float" office:value="43" calcext:value-type="float">
            <text:p>43</text:p>
          </table:table-cell>
          <table:table-cell office:value-type="string" calcext:value-type="string">
            <text:p>ｼﾞｮｼﾞｮ立ち</text:p>
          </table:table-cell>
          <table:table-cell table:formula="of:=LEN([.H65])" office:value-type="float" office:value="8" calcext:value-type="float">
            <text:p>8</text:p>
          </table:table-cell>
          <table:table-cell office:value-type="string" calcext:value-type="string">
            <text:p>やれやれだぜ</text:p>
          </table:table-cell>
          <table:table-cell table:formula="of:=LEN([.J65])" office:value-type="float" office:value="6" calcext:value-type="float">
            <text:p>6</text:p>
          </table:table-cell>
          <table:table-cell office:value-type="string" calcext:value-type="string">
            <text:p>ｵﾗｵﾗ</text:p>
          </table:table-cell>
          <table:table-cell table:formula="of:=LEN([.L65])" office:value-type="float" office:value="4" calcext:value-type="float">
            <text:p>4</text:p>
          </table:table-cell>
          <table:table-cell office:value-type="string" calcext:value-type="string">
            <text:p>朝立ち</text:p>
          </table:table-cell>
          <table:table-cell table:formula="of:=LEN([.N65])" office:value-type="float" office:value="3" calcext:value-type="float">
            <text:p>3</text:p>
          </table:table-cell>
          <table:table-cell/>
          <table:table-cell table:formula="of:=[.C65]*2+[.E65]*2+[.G65]+([.I65]+[.K65]+[.M65]+[.O65])*2+9" office:value-type="float" office:value="174" calcext:value-type="float">
            <text:p>174</text:p>
          </table:table-cell>
          <table:table-cell table:style-name="ce5" office:value-type="date" office:date-value="2013-05-01" calcext:value-type="date">
            <text:p>5月1日</text:p>
          </table:table-cell>
          <table:table-cell office:value-type="float" office:value="3" calcext:value-type="float">
            <text:p>3</text:p>
          </table:table-cell>
          <table:table-cell office:value-type="string" calcext:value-type="string">
            <text:p><text:a xlink:href="http://dic.nicovideo.jp/a/ジョジョ立ち" xlink:type="simple">http://dic.nicovideo.jp/a/%E3%82%B8%E3%83%A7%E3%82%B8%E3%83%A7%E7%AB%8B%E3%81%A1</text:a></text:p>
          </table:table-cell>
          <table:table-cell/>
        </table:table-row>
        <table:table-row table:style-name="ro1">
          <table:table-cell office:value-type="string" calcext:value-type="string">
            <text:p>動物</text:p>
          </table:table-cell>
          <table:table-cell office:value-type="string" calcext:value-type="string">
            <text:p>ｱﾅｸﾞﾏの狩猟(しゅりょう)のために</text:p>
          </table:table-cell>
          <table:table-cell table:formula="of:=LEN([.B66])" office:value-type="float" office:value="19" calcext:value-type="float">
            <text:p>19</text:p>
          </table:table-cell>
          <table:table-cell office:value-type="string" calcext:value-type="string">
            <text:p>品種改良された胴の長い小型犬は？</text:p>
          </table:table-cell>
          <table:table-cell table:formula="of:=LEN([.D66])" office:value-type="float" office:value="16" calcext:value-type="float">
            <text:p>16</text:p>
          </table:table-cell>
          <table:table-cell office:value-type="string" calcext:value-type="string">
            <text:p>ｱﾅｸﾞﾏﾉｼｭﾘｮｳﾉﾀﾒﾆｶｲﾘｮｳｻﾚﾀ ﾄﾞｳﾉﾅｶﾞｲｺｶﾞﾀｹﾝﾊ?</text:p>
          </table:table-cell>
          <table:table-cell table:formula="of:=LEN([.F66])" office:value-type="float" office:value="40" calcext:value-type="float">
            <text:p>40</text:p>
          </table:table-cell>
          <table:table-cell office:value-type="string" calcext:value-type="string">
            <text:p>ﾀﾞｯｸｽﾌﾝﾄﾞ</text:p>
          </table:table-cell>
          <table:table-cell table:formula="of:=LEN([.H66])" office:value-type="float" office:value="9" calcext:value-type="float">
            <text:p>9</text:p>
          </table:table-cell>
          <table:table-cell office:value-type="string" calcext:value-type="string">
            <text:p>ﾋﾞｰｸﾞﾙ</text:p>
          </table:table-cell>
          <table:table-cell table:formula="of:=LEN([.J66])" office:value-type="float" office:value="6" calcext:value-type="float">
            <text:p>6</text:p>
          </table:table-cell>
          <table:table-cell office:value-type="string" calcext:value-type="string">
            <text:p>ﾁﾜﾜ</text:p>
          </table:table-cell>
          <table:table-cell table:formula="of:=LEN([.L66])" office:value-type="float" office:value="3" calcext:value-type="float">
            <text:p>3</text:p>
          </table:table-cell>
          <table:table-cell office:value-type="string" calcext:value-type="string">
            <text:p>津軽犬</text:p>
          </table:table-cell>
          <table:table-cell table:formula="of:=LEN([.N66])" office:value-type="float" office:value="3" calcext:value-type="float">
            <text:p>3</text:p>
          </table:table-cell>
          <table:table-cell/>
          <table:table-cell table:formula="of:=[.C66]*2+[.E66]*2+[.G66]+([.I66]+[.K66]+[.M66]+[.O66])*2+9" office:value-type="float" office:value="161" calcext:value-type="float">
            <text:p>161</text:p>
          </table:table-cell>
          <table:table-cell table:style-name="ce5" office:value-type="date" office:date-value="2013-05-01" calcext:value-type="date">
            <text:p>5月1日</text:p>
          </table:table-cell>
          <table:table-cell office:value-type="float" office:value="4" calcext:value-type="float">
            <text:p>4</text:p>
          </table:table-cell>
          <table:table-cell office:value-type="string" calcext:value-type="string">
            <text:p><text:a xlink:href="http://ja.wikipedia.org/wiki/ダックスフンド" xlink:type="simple">http://ja.wikipedia.org/wiki/%E3%83%80%E3%83%83%E3%82%AF%E3%82%B9%E3%83%95%E3%83%B3%E3%83%89</text:a></text:p>
          </table:table-cell>
          <table:table-cell/>
        </table:table-row>
        <table:table-row table:style-name="ro1">
          <table:table-cell office:value-type="string" calcext:value-type="string">
            <text:p>動物</text:p>
          </table:table-cell>
          <table:table-cell office:value-type="string" calcext:value-type="string">
            <text:p>航海の守り神として古代ｴｼﾞﾌﾟﾄで</text:p>
          </table:table-cell>
          <table:table-cell table:formula="of:=LEN([.B67])" office:value-type="float" office:value="18" calcext:value-type="float">
            <text:p>18</text:p>
          </table:table-cell>
          <table:table-cell office:value-type="string" calcext:value-type="string">
            <text:p>飼われていた動物は？</text:p>
          </table:table-cell>
          <table:table-cell table:formula="of:=LEN([.D67])" office:value-type="float" office:value="10" calcext:value-type="float">
            <text:p>10</text:p>
          </table:table-cell>
          <table:table-cell office:value-type="string" calcext:value-type="string">
            <text:p>ｺｳｶｲﾉﾏﾓﾘｶﾞﾐﾄｼﾃ ｺﾀﾞｲｴｼﾞﾌﾟﾄﾃﾞｶﾜﾚﾃｲﾀﾄﾞｳﾌﾞﾂﾊ?</text:p>
          </table:table-cell>
          <table:table-cell table:formula="of:=LEN([.F67])" office:value-type="float" office:value="41" calcext:value-type="float">
            <text:p>41</text:p>
          </table:table-cell>
          <table:table-cell office:value-type="string" calcext:value-type="string">
            <text:p>猫</text:p>
          </table:table-cell>
          <table:table-cell table:formula="of:=LEN([.H67])" office:value-type="float" office:value="1" calcext:value-type="float">
            <text:p>1</text:p>
          </table:table-cell>
          <table:table-cell office:value-type="string" calcext:value-type="string">
            <text:p>犬</text:p>
          </table:table-cell>
          <table:table-cell table:formula="of:=LEN([.J67])" office:value-type="float" office:value="1" calcext:value-type="float">
            <text:p>1</text:p>
          </table:table-cell>
          <table:table-cell office:value-type="string" calcext:value-type="string">
            <text:p>オウム</text:p>
          </table:table-cell>
          <table:table-cell table:formula="of:=LEN([.L67])" office:value-type="float" office:value="3" calcext:value-type="float">
            <text:p>3</text:p>
          </table:table-cell>
          <table:table-cell office:value-type="string" calcext:value-type="string">
            <text:p>蛇</text:p>
          </table:table-cell>
          <table:table-cell table:formula="of:=LEN([.N67])" office:value-type="float" office:value="1" calcext:value-type="float">
            <text:p>1</text:p>
          </table:table-cell>
          <table:table-cell/>
          <table:table-cell table:formula="of:=[.C67]*2+[.E67]*2+[.G67]+([.I67]+[.K67]+[.M67]+[.O67])*2+9" office:value-type="float" office:value="118" calcext:value-type="float">
            <text:p>118</text:p>
          </table:table-cell>
          <table:table-cell table:style-name="ce5" office:value-type="date" office:date-value="2013-05-01" calcext:value-type="date">
            <text:p>5月1日</text:p>
          </table:table-cell>
          <table:table-cell office:value-type="float" office:value="4" calcext:value-type="float">
            <text:p>4</text:p>
          </table:table-cell>
          <table:table-cell office:value-type="string" calcext:value-type="string">
            <text:p><text:a xlink:href="https://ja.wikipedia.org/wiki/ネコ" xlink:type="simple">https://ja.wikipedia.org/wiki/%E3%83%8D%E3%82%B3</text:a></text:p>
          </table:table-cell>
          <table:table-cell/>
        </table:table-row>
        <table:table-row table:style-name="ro1">
          <table:table-cell office:value-type="string" calcext:value-type="string">
            <text:p>一般教養</text:p>
          </table:table-cell>
          <table:table-cell office:value-type="string" calcext:value-type="string">
            <text:p>ｽﾊﾟｹﾞﾃｨｰの種類</text:p>
          </table:table-cell>
          <table:table-cell table:formula="of:=LEN([.B68])" office:value-type="float" office:value="11" calcext:value-type="float">
            <text:p>11</text:p>
          </table:table-cell>
          <table:table-cell office:value-type="string" calcext:value-type="string">
            <text:p>「ﾍﾟﾍﾟﾛﾝﾁｰﾉ」って何の素材のこと？</text:p>
          </table:table-cell>
          <table:table-cell table:formula="of:=LEN([.D68])" office:value-type="float" office:value="21" calcext:value-type="float">
            <text:p>21</text:p>
          </table:table-cell>
          <table:table-cell office:value-type="string" calcext:value-type="string">
            <text:p>ｽﾊﾟｹﾞﾃｨｰﾉｼｭﾙｲ ﾍﾟﾍﾟﾛﾝﾁｰﾉｯﾃﾅﾝﾉｿｻﾞｲﾉｺﾄ?</text:p>
          </table:table-cell>
          <table:table-cell table:formula="of:=LEN([.F68])" office:value-type="float" office:value="36" calcext:value-type="float">
            <text:p>36</text:p>
          </table:table-cell>
          <table:table-cell office:value-type="string" calcext:value-type="string">
            <text:p>唐辛子</text:p>
          </table:table-cell>
          <table:table-cell table:formula="of:=LEN([.H68])" office:value-type="float" office:value="3" calcext:value-type="float">
            <text:p>3</text:p>
          </table:table-cell>
          <table:table-cell office:value-type="string" calcext:value-type="string">
            <text:p>チーズ</text:p>
          </table:table-cell>
          <table:table-cell table:formula="of:=LEN([.J68])" office:value-type="float" office:value="3" calcext:value-type="float">
            <text:p>3</text:p>
          </table:table-cell>
          <table:table-cell office:value-type="string" calcext:value-type="string">
            <text:p>こしょう</text:p>
          </table:table-cell>
          <table:table-cell table:formula="of:=LEN([.L68])" office:value-type="float" office:value="4" calcext:value-type="float">
            <text:p>4</text:p>
          </table:table-cell>
          <table:table-cell office:value-type="string" calcext:value-type="string">
            <text:p>ニンニク</text:p>
          </table:table-cell>
          <table:table-cell table:formula="of:=LEN([.N68])" office:value-type="float" office:value="4" calcext:value-type="float">
            <text:p>4</text:p>
          </table:table-cell>
          <table:table-cell/>
          <table:table-cell table:formula="of:=[.C68]*2+[.E68]*2+[.G68]+([.I68]+[.K68]+[.M68]+[.O68])*2+9" office:value-type="float" office:value="137" calcext:value-type="float">
            <text:p>137</text:p>
          </table:table-cell>
          <table:table-cell table:style-name="ce5" office:value-type="date" office:date-value="2013-05-01" calcext:value-type="date">
            <text:p>5月1日</text:p>
          </table:table-cell>
          <table:table-cell office:value-type="float" office:value="4" calcext:value-type="float">
            <text:p>4</text:p>
          </table:table-cell>
          <table:table-cell office:value-type="string" calcext:value-type="string">
            <text:p><text:a xlink:href="http://ja.wikipedia.org/wiki/ペペロンチーノ" xlink:type="simple">http://ja.wikipedia.org/wiki/%E3%83%9A%E3%83%9A%E3%83%AD%E3%83%B3%E3%83%81%E3%83%BC%E3%83%8E</text:a></text:p>
          </table:table-cell>
          <table:table-cell/>
        </table:table-row>
        <table:table-row table:style-name="ro1">
          <table:table-cell office:value-type="string" calcext:value-type="string">
            <text:p>一般教養</text:p>
          </table:table-cell>
          <table:table-cell office:value-type="string" calcext:value-type="string">
            <text:p>ｲｽﾗﾑのﾓｽｸとは何のための建物？</text:p>
          </table:table-cell>
          <table:table-cell table:formula="of:=LEN([.B69])" office:value-type="float" office:value="18" calcext:value-type="float">
            <text:p>18</text:p>
          </table:table-cell>
          <table:table-cell/>
          <table:table-cell table:formula="of:=LEN([.D69])" office:value-type="float" office:value="0" calcext:value-type="float">
            <text:p>0</text:p>
          </table:table-cell>
          <table:table-cell office:value-type="string" calcext:value-type="string">
            <text:p>ｲｽﾗﾑﾉﾓｽｸﾄﾊﾅﾝﾉﾀﾒﾉﾀﾃﾓﾉ?</text:p>
          </table:table-cell>
          <table:table-cell table:formula="of:=LEN([.F69])" office:value-type="float" office:value="21" calcext:value-type="float">
            <text:p>21</text:p>
          </table:table-cell>
          <table:table-cell office:value-type="string" calcext:value-type="string">
            <text:p>礼拝堂</text:p>
          </table:table-cell>
          <table:table-cell table:formula="of:=LEN([.H69])" office:value-type="float" office:value="3" calcext:value-type="float">
            <text:p>3</text:p>
          </table:table-cell>
          <table:table-cell office:value-type="string" calcext:value-type="string">
            <text:p>図書館</text:p>
          </table:table-cell>
          <table:table-cell table:formula="of:=LEN([.J69])" office:value-type="float" office:value="3" calcext:value-type="float">
            <text:p>3</text:p>
          </table:table-cell>
          <table:table-cell office:value-type="string" calcext:value-type="string">
            <text:p>宿舎</text:p>
          </table:table-cell>
          <table:table-cell table:formula="of:=LEN([.L69])" office:value-type="float" office:value="2" calcext:value-type="float">
            <text:p>2</text:p>
          </table:table-cell>
          <table:table-cell office:value-type="string" calcext:value-type="string">
            <text:p>交易所</text:p>
          </table:table-cell>
          <table:table-cell table:formula="of:=LEN([.N69])" office:value-type="float" office:value="3" calcext:value-type="float">
            <text:p>3</text:p>
          </table:table-cell>
          <table:table-cell/>
          <table:table-cell table:formula="of:=[.C69]*2+[.E69]*2+[.G69]+([.I69]+[.K69]+[.M69]+[.O69])*2+9" office:value-type="float" office:value="88" calcext:value-type="float">
            <text:p>88</text:p>
          </table:table-cell>
          <table:table-cell table:style-name="ce5" office:value-type="date" office:date-value="2013-05-01" calcext:value-type="date">
            <text:p>5月1日</text:p>
          </table:table-cell>
          <table:table-cell office:value-type="float" office:value="2" calcext:value-type="float">
            <text:p>2</text:p>
          </table:table-cell>
          <table:table-cell office:value-type="string" calcext:value-type="string">
            <text:p><text:a xlink:href="http://ja.wikipedia.org/wiki/モスク" xlink:type="simple">http://ja.wikipedia.org/wiki/%E3%83%A2%E3%82%B9%E3%82%AF</text:a></text:p>
          </table:table-cell>
          <table:table-cell/>
        </table:table-row>
        <table:table-row table:style-name="ro1">
          <table:table-cell office:value-type="string" calcext:value-type="string">
            <text:p>一般教養</text:p>
          </table:table-cell>
          <table:table-cell office:value-type="string" calcext:value-type="string">
            <text:p>世界遺産の首里城(しゅりじょう)</text:p>
          </table:table-cell>
          <table:table-cell table:formula="of:=LEN([.B70])" office:value-type="float" office:value="16" calcext:value-type="float">
            <text:p>16</text:p>
          </table:table-cell>
          <table:table-cell office:value-type="string" calcext:value-type="string">
            <text:p>琉球(りゅうきゅう)語で城(しろ)を何という？</text:p>
          </table:table-cell>
          <table:table-cell table:formula="of:=LEN([.D70])" office:value-type="float" office:value="23" calcext:value-type="float">
            <text:p>23</text:p>
          </table:table-cell>
          <table:table-cell office:value-type="string" calcext:value-type="string">
            <text:p>ｾｶｲｲｻﾝﾉｼｭﾘｼﾞｮｳ ﾘｭｳｷｭｳｺﾞﾃﾞｼﾛｦﾅﾝﾄｲｳ?</text:p>
          </table:table-cell>
          <table:table-cell table:formula="of:=LEN([.F70])" office:value-type="float" office:value="34" calcext:value-type="float">
            <text:p>34</text:p>
          </table:table-cell>
          <table:table-cell office:value-type="string" calcext:value-type="string">
            <text:p>ｸﾞｽｸ</text:p>
          </table:table-cell>
          <table:table-cell table:formula="of:=LEN([.H70])" office:value-type="float" office:value="4" calcext:value-type="float">
            <text:p>4</text:p>
          </table:table-cell>
          <table:table-cell office:value-type="string" calcext:value-type="string">
            <text:p>ｳﾁﾅｰ</text:p>
          </table:table-cell>
          <table:table-cell table:formula="of:=LEN([.J70])" office:value-type="float" office:value="4" calcext:value-type="float">
            <text:p>4</text:p>
          </table:table-cell>
          <table:table-cell office:value-type="string" calcext:value-type="string">
            <text:p>ﾔｰﾔｼﾁ</text:p>
          </table:table-cell>
          <table:table-cell table:formula="of:=LEN([.L70])" office:value-type="float" office:value="5" calcext:value-type="float">
            <text:p>5</text:p>
          </table:table-cell>
          <table:table-cell office:value-type="string" calcext:value-type="string">
            <text:p>ｼﾙ</text:p>
          </table:table-cell>
          <table:table-cell table:formula="of:=LEN([.N70])" office:value-type="float" office:value="2" calcext:value-type="float">
            <text:p>2</text:p>
          </table:table-cell>
          <table:table-cell/>
          <table:table-cell table:formula="of:=[.C70]*2+[.E70]*2+[.G70]+([.I70]+[.K70]+[.M70]+[.O70])*2+9" office:value-type="float" office:value="151" calcext:value-type="float">
            <text:p>151</text:p>
          </table:table-cell>
          <table:table-cell table:style-name="ce5" office:value-type="date" office:date-value="2013-05-01" calcext:value-type="date">
            <text:p>5月1日</text:p>
          </table:table-cell>
          <table:table-cell office:value-type="float" office:value="4" calcext:value-type="float">
            <text:p>4</text:p>
          </table:table-cell>
          <table:table-cell office:value-type="string" calcext:value-type="string">
            <text:p><text:a xlink:href="http://ja.wikipedia.org/wiki/首里城" xlink:type="simple">http://ja.wikipedia.org/wiki/%E9%A6%96%E9%87%8C%E5%9F%8E</text:a></text:p>
          </table:table-cell>
          <table:table-cell/>
        </table:table-row>
        <table:table-row table:style-name="ro1">
          <table:table-cell office:value-type="string" calcext:value-type="string">
            <text:p>歴史</text:p>
          </table:table-cell>
          <table:table-cell office:value-type="string" calcext:value-type="string">
            <text:p>秦(しん)の始皇帝 本来の名前を何という？</text:p>
          </table:table-cell>
          <table:table-cell table:formula="of:=LEN([.B71])" office:value-type="float" office:value="21" calcext:value-type="float">
            <text:p>21</text:p>
          </table:table-cell>
          <table:table-cell/>
          <table:table-cell table:formula="of:=LEN([.D71])" office:value-type="float" office:value="0" calcext:value-type="float">
            <text:p>0</text:p>
          </table:table-cell>
          <table:table-cell office:value-type="string" calcext:value-type="string">
            <text:p>ｼﾝﾉｼｺｳﾃｲ ﾎﾝﾗｲﾉﾅﾏｴｦﾅﾝﾄｲｳ?</text:p>
          </table:table-cell>
          <table:table-cell table:formula="of:=LEN([.F71])" office:value-type="float" office:value="24" calcext:value-type="float">
            <text:p>24</text:p>
          </table:table-cell>
          <table:table-cell office:value-type="string" calcext:value-type="string">
            <text:p>政(せい)</text:p>
          </table:table-cell>
          <table:table-cell table:formula="of:=LEN([.H71])" office:value-type="float" office:value="5" calcext:value-type="float">
            <text:p>5</text:p>
          </table:table-cell>
          <table:table-cell office:value-type="string" calcext:value-type="string">
            <text:p>冶(じ)</text:p>
          </table:table-cell>
          <table:table-cell table:formula="of:=LEN([.J71])" office:value-type="float" office:value="4" calcext:value-type="float">
            <text:p>4</text:p>
          </table:table-cell>
          <table:table-cell office:value-type="string" calcext:value-type="string">
            <text:p>学(がく)</text:p>
          </table:table-cell>
          <table:table-cell table:formula="of:=LEN([.L71])" office:value-type="float" office:value="5" calcext:value-type="float">
            <text:p>5</text:p>
          </table:table-cell>
          <table:table-cell office:value-type="string" calcext:value-type="string">
            <text:p>単(たん)</text:p>
          </table:table-cell>
          <table:table-cell table:formula="of:=LEN([.N71])" office:value-type="float" office:value="5" calcext:value-type="float">
            <text:p>5</text:p>
          </table:table-cell>
          <table:table-cell/>
          <table:table-cell table:formula="of:=[.C71]*2+[.E71]*2+[.G71]+([.I71]+[.K71]+[.M71]+[.O71])*2+9" office:value-type="float" office:value="113" calcext:value-type="float">
            <text:p>113</text:p>
          </table:table-cell>
          <table:table-cell table:style-name="ce5" office:value-type="date" office:date-value="2013-05-01" calcext:value-type="date">
            <text:p>5月1日</text:p>
          </table:table-cell>
          <table:table-cell office:value-type="float" office:value="5" calcext:value-type="float">
            <text:p>5</text:p>
          </table:table-cell>
          <table:table-cell office:value-type="string" calcext:value-type="string">
            <text:p><text:a xlink:href="http://ja.wikipedia.org/wiki/始皇帝" xlink:type="simple">http://ja.wikipedia.org/wiki/%E5%A7%8B%E7%9A%87%E5%B8%9D</text:a></text:p>
          </table:table-cell>
          <table:table-cell/>
        </table:table-row>
        <table:table-row table:style-name="ro1">
          <table:table-cell office:value-type="string" calcext:value-type="string">
            <text:p>文学</text:p>
          </table:table-cell>
          <table:table-cell office:value-type="string" calcext:value-type="string">
            <text:p>ﾎﾞｰﾄﾞｹﾞｰﾑ「ｵｾﾛ」の名前の由来となった</text:p>
          </table:table-cell>
          <table:table-cell table:formula="of:=LEN([.B72])" office:value-type="float" office:value="24" calcext:value-type="float">
            <text:p>24</text:p>
          </table:table-cell>
          <table:table-cell office:value-type="string" calcext:value-type="string">
            <text:p>戯曲を書いた人は？</text:p>
          </table:table-cell>
          <table:table-cell table:formula="of:=LEN([.D72])" office:value-type="float" office:value="9" calcext:value-type="float">
            <text:p>9</text:p>
          </table:table-cell>
          <table:table-cell office:value-type="string" calcext:value-type="string">
            <text:p>ﾎﾞｰﾄﾞｹﾞｰﾑｵｾﾛﾉﾅﾏｴﾉﾕﾗｲﾄﾅｯﾀｷﾞｷｮｸｦｶｲﾀﾋﾄﾊ?</text:p>
          </table:table-cell>
          <table:table-cell table:formula="of:=LEN([.F72])" office:value-type="float" office:value="37" calcext:value-type="float">
            <text:p>37</text:p>
          </table:table-cell>
          <table:table-cell office:value-type="string" calcext:value-type="string">
            <text:p>ｼｪｲｸｽﾋﾟｱ</text:p>
          </table:table-cell>
          <table:table-cell table:formula="of:=LEN([.H72])" office:value-type="float" office:value="8" calcext:value-type="float">
            <text:p>8</text:p>
          </table:table-cell>
          <table:table-cell office:value-type="string" calcext:value-type="string">
            <text:p>ｿﾌｫｸﾚｽ</text:p>
          </table:table-cell>
          <table:table-cell table:formula="of:=LEN([.J72])" office:value-type="float" office:value="6" calcext:value-type="float">
            <text:p>6</text:p>
          </table:table-cell>
          <table:table-cell office:value-type="string" calcext:value-type="string">
            <text:p>ｳｨﾘｱﾑｽﾞ</text:p>
          </table:table-cell>
          <table:table-cell table:formula="of:=LEN([.L72])" office:value-type="float" office:value="7" calcext:value-type="float">
            <text:p>7</text:p>
          </table:table-cell>
          <table:table-cell office:value-type="string" calcext:value-type="string">
            <text:p>ﾁｪｰﾎﾌ</text:p>
          </table:table-cell>
          <table:table-cell table:formula="of:=LEN([.N72])" office:value-type="float" office:value="5" calcext:value-type="float">
            <text:p>5</text:p>
          </table:table-cell>
          <table:table-cell/>
          <table:table-cell table:formula="of:=[.C72]*2+[.E72]*2+[.G72]+([.I72]+[.K72]+[.M72]+[.O72])*2+9" office:value-type="float" office:value="164" calcext:value-type="float">
            <text:p>164</text:p>
          </table:table-cell>
          <table:table-cell table:style-name="ce5" office:value-type="date" office:date-value="2013-05-01" calcext:value-type="date">
            <text:p>5月1日</text:p>
          </table:table-cell>
          <table:table-cell office:value-type="float" office:value="3" calcext:value-type="float">
            <text:p>3</text:p>
          </table:table-cell>
          <table:table-cell office:value-type="string" calcext:value-type="string">
            <text:p><text:a xlink:href="http://ja.wikipedia.org/wiki/オセロ_(シェイクスピア" xlink:type="simple">http://ja.wikipedia.org/wiki/%E3%82%AA%E3%82%BB%E3%83%AD_(%E3%82%B7%E3%82%A7%E3%82%A4%E3%82%AF%E3%82%B9%E3%83%94%E3%82%A2</text:a>)</text:p>
          </table:table-cell>
          <table:table-cell/>
        </table:table-row>
        <table:table-row table:style-name="ro1">
          <table:table-cell office:value-type="string" calcext:value-type="string">
            <text:p>地理</text:p>
          </table:table-cell>
          <table:table-cell office:value-type="string" calcext:value-type="string">
            <text:p>ﾙｸｾﾝﾌﾞﾙｸ大公国の公用語は</text:p>
          </table:table-cell>
          <table:table-cell table:formula="of:=LEN([.B73])" office:value-type="float" office:value="16" calcext:value-type="float">
            <text:p>16</text:p>
          </table:table-cell>
          <table:table-cell office:value-type="string" calcext:value-type="string">
            <text:p>ﾌﾗﾝｽ語 ﾄﾞｲﾂ語 あとなに？</text:p>
          </table:table-cell>
          <table:table-cell table:formula="of:=LEN([.D73])" office:value-type="float" office:value="17" calcext:value-type="float">
            <text:p>17</text:p>
          </table:table-cell>
          <table:table-cell office:value-type="string" calcext:value-type="string">
            <text:p>ﾙｸｾﾝﾌﾞﾙｸﾀｲｺｳｺｸﾉｺｳﾖｳｺﾞﾊ ﾌﾗﾝｽｺﾞ ﾄﾞｲﾂｺﾞ ｱﾄﾅﾆ?__</text:p>
          </table:table-cell>
          <table:table-cell table:formula="of:=LEN([.F73])" office:value-type="float" office:value="44" calcext:value-type="float">
            <text:p>44</text:p>
          </table:table-cell>
          <table:table-cell office:value-type="string" calcext:value-type="string">
            <text:p>ﾙｸｾﾝﾌﾞﾙｸ語</text:p>
          </table:table-cell>
          <table:table-cell table:formula="of:=LEN([.H73])" office:value-type="float" office:value="9" calcext:value-type="float">
            <text:p>9</text:p>
          </table:table-cell>
          <table:table-cell office:value-type="string" calcext:value-type="string">
            <text:p>ﾎﾟﾙﾄｶﾞﾙ語</text:p>
          </table:table-cell>
          <table:table-cell table:formula="of:=LEN([.N73])" office:value-type="float" office:value="5" calcext:value-type="float">
            <text:p>5</text:p>
          </table:table-cell>
          <table:table-cell office:value-type="string" calcext:value-type="string">
            <text:p>ｵﾗﾝﾀﾞ語</text:p>
          </table:table-cell>
          <table:table-cell table:formula="of:=LEN([.L73])" office:value-type="float" office:value="6" calcext:value-type="float">
            <text:p>6</text:p>
          </table:table-cell>
          <table:table-cell office:value-type="string" calcext:value-type="string">
            <text:p>ｲﾀﾘｱ語</text:p>
          </table:table-cell>
          <table:table-cell table:formula="of:=LEN([.J73])" office:value-type="float" office:value="8" calcext:value-type="float">
            <text:p>8</text:p>
          </table:table-cell>
          <table:table-cell/>
          <table:table-cell table:formula="of:=[.C73]*2+[.E73]*2+[.G73]+([.I73]+[.K73]+[.M73]+[.O73])*2+9" office:value-type="float" office:value="175" calcext:value-type="float">
            <text:p>175</text:p>
          </table:table-cell>
          <table:table-cell table:style-name="ce5" office:value-type="date" office:date-value="2013-05-01" calcext:value-type="date">
            <text:p>5月1日</text:p>
          </table:table-cell>
          <table:table-cell office:value-type="float" office:value="4" calcext:value-type="float">
            <text:p>4</text:p>
          </table:table-cell>
          <table:table-cell office:value-type="string" calcext:value-type="string">
            <text:p><text:a xlink:href="http://ja.wikipedia.org/wiki/ルクセンブルク" xlink:type="simple">http://ja.wikipedia.org/wiki/%E3%83%AB%E3%82%AF%E3%82%BB%E3%83%B3%E3%83%96%E3%83%AB%E3%82%AF</text:a></text:p>
          </table:table-cell>
          <table:table-cell/>
        </table:table-row>
        <table:table-row table:style-name="ro1">
          <table:table-cell office:value-type="string" calcext:value-type="string">
            <text:p>地理</text:p>
          </table:table-cell>
          <table:table-cell office:value-type="string" calcext:value-type="string">
            <text:p>ﾍﾞﾙｷﾞｰの首都(しゅと)は？</text:p>
          </table:table-cell>
          <table:table-cell table:formula="of:=LEN([.B74])" office:value-type="float" office:value="16" calcext:value-type="float">
            <text:p>16</text:p>
          </table:table-cell>
          <table:table-cell/>
          <table:table-cell table:formula="of:=LEN([.D74])" office:value-type="float" office:value="0" calcext:value-type="float">
            <text:p>0</text:p>
          </table:table-cell>
          <table:table-cell office:value-type="string" calcext:value-type="string">
            <text:p>ﾍﾞﾙｷﾞｰﾉｼｭﾄﾊ?</text:p>
          </table:table-cell>
          <table:table-cell table:formula="of:=LEN([.F74])" office:value-type="float" office:value="12" calcext:value-type="float">
            <text:p>12</text:p>
          </table:table-cell>
          <table:table-cell office:value-type="string" calcext:value-type="string">
            <text:p>ﾌﾞﾘｭｯｾﾙ</text:p>
          </table:table-cell>
          <table:table-cell table:formula="of:=LEN([.H74])" office:value-type="float" office:value="7" calcext:value-type="float">
            <text:p>7</text:p>
          </table:table-cell>
          <table:table-cell office:value-type="string" calcext:value-type="string">
            <text:p>ｱﾝﾄﾜｰﾌﾟ</text:p>
          </table:table-cell>
          <table:table-cell table:formula="of:=LEN([.J74])" office:value-type="float" office:value="7" calcext:value-type="float">
            <text:p>7</text:p>
          </table:table-cell>
          <table:table-cell office:value-type="string" calcext:value-type="string">
            <text:p>ｼｬﾙﾙﾛﾜ</text:p>
          </table:table-cell>
          <table:table-cell table:formula="of:=LEN([.L74])" office:value-type="float" office:value="6" calcext:value-type="float">
            <text:p>6</text:p>
          </table:table-cell>
          <table:table-cell office:value-type="string" calcext:value-type="string">
            <text:p>ﾌﾞﾙｯﾍ</text:p>
          </table:table-cell>
          <table:table-cell table:formula="of:=LEN([.N74])" office:value-type="float" office:value="5" calcext:value-type="float">
            <text:p>5</text:p>
          </table:table-cell>
          <table:table-cell/>
          <table:table-cell table:formula="of:=[.C74]*2+[.E74]*2+[.G74]+([.I74]+[.K74]+[.M74]+[.O74])*2+9" office:value-type="float" office:value="103" calcext:value-type="float">
            <text:p>103</text:p>
          </table:table-cell>
          <table:table-cell table:style-name="ce5" office:value-type="date" office:date-value="2013-05-01" calcext:value-type="date">
            <text:p>5月1日</text:p>
          </table:table-cell>
          <table:table-cell office:value-type="float" office:value="4" calcext:value-type="float">
            <text:p>4</text:p>
          </table:table-cell>
          <table:table-cell office:value-type="string" calcext:value-type="string">
            <text:p><text:a xlink:href="http://ja.wikipedia.org/wiki/ベルギー" xlink:type="simple">http://ja.wikipedia.org/wiki/%E3%83%99%E3%83%AB%E3%82%AE%E3%83%BC</text:a></text:p>
          </table:table-cell>
          <table:table-cell/>
        </table:table-row>
        <table:table-row table:style-name="ro1">
          <table:table-cell office:value-type="string" calcext:value-type="string">
            <text:p>地理</text:p>
          </table:table-cell>
          <table:table-cell office:value-type="string" calcext:value-type="string">
            <text:p>ｽﾍﾟｲﾝの首都(しゅと)は？</text:p>
          </table:table-cell>
          <table:table-cell table:formula="of:=LEN([.B75])" office:value-type="float" office:value="15" calcext:value-type="float">
            <text:p>15</text:p>
          </table:table-cell>
          <table:table-cell/>
          <table:table-cell table:formula="of:=LEN([.D75])" office:value-type="float" office:value="0" calcext:value-type="float">
            <text:p>0</text:p>
          </table:table-cell>
          <table:table-cell office:value-type="string" calcext:value-type="string">
            <text:p>ｽﾍﾟｲﾝﾉｼｭﾄﾊ?</text:p>
          </table:table-cell>
          <table:table-cell table:formula="of:=LEN([.F75])" office:value-type="float" office:value="11" calcext:value-type="float">
            <text:p>11</text:p>
          </table:table-cell>
          <table:table-cell office:value-type="string" calcext:value-type="string">
            <text:p>ﾏﾄﾞﾘｰﾄﾞ</text:p>
          </table:table-cell>
          <table:table-cell table:formula="of:=LEN([.H75])" office:value-type="float" office:value="7" calcext:value-type="float">
            <text:p>7</text:p>
          </table:table-cell>
          <table:table-cell office:value-type="string" calcext:value-type="string">
            <text:p>ﾊﾞﾚﾝｼｱ</text:p>
          </table:table-cell>
          <table:table-cell table:formula="of:=LEN([.N73])" office:value-type="float" office:value="5" calcext:value-type="float">
            <text:p>5</text:p>
          </table:table-cell>
          <table:table-cell office:value-type="string" calcext:value-type="string">
            <text:p>ﾊﾞﾙｾﾛﾅ</text:p>
          </table:table-cell>
          <table:table-cell table:formula="of:=LEN([.L75])" office:value-type="float" office:value="6" calcext:value-type="float">
            <text:p>6</text:p>
          </table:table-cell>
          <table:table-cell office:value-type="string" calcext:value-type="string">
            <text:p>ｾﾋﾞﾘｱ</text:p>
          </table:table-cell>
          <table:table-cell table:formula="of:=LEN([.N75])" office:value-type="float" office:value="5" calcext:value-type="float">
            <text:p>5</text:p>
          </table:table-cell>
          <table:table-cell/>
          <table:table-cell table:formula="of:=[.C75]*2+[.E75]*2+[.G75]+([.I75]+[.K75]+[.M75]+[.O75])*2+9" office:value-type="float" office:value="96" calcext:value-type="float">
            <text:p>96</text:p>
          </table:table-cell>
          <table:table-cell table:style-name="ce5" office:value-type="date" office:date-value="2013-05-01" calcext:value-type="date">
            <text:p>5月1日</text:p>
          </table:table-cell>
          <table:table-cell office:value-type="float" office:value="3" calcext:value-type="float">
            <text:p>3</text:p>
          </table:table-cell>
          <table:table-cell office:value-type="string" calcext:value-type="string">
            <text:p><text:a xlink:href="http://ja.wikipedia.org/wiki/スペイン" xlink:type="simple">http://ja.wikipedia.org/wiki/%E3%82%B9%E3%83%9A%E3%82%A4%E3%83%B3</text:a></text:p>
          </table:table-cell>
          <table:table-cell/>
        </table:table-row>
        <table:table-row table:style-name="ro1">
          <table:table-cell office:value-type="string" calcext:value-type="string">
            <text:p>地理</text:p>
          </table:table-cell>
          <table:table-cell office:value-type="string" calcext:value-type="string">
            <text:p>ｱﾒﾘｶ合衆国の首都(しゅと)は？</text:p>
          </table:table-cell>
          <table:table-cell table:formula="of:=LEN([.B76])" office:value-type="float" office:value="17" calcext:value-type="float">
            <text:p>17</text:p>
          </table:table-cell>
          <table:table-cell/>
          <table:table-cell table:formula="of:=LEN([.D76])" office:value-type="float" office:value="0" calcext:value-type="float">
            <text:p>0</text:p>
          </table:table-cell>
          <table:table-cell office:value-type="string" calcext:value-type="string">
            <text:p>ｱﾒﾘｶｶﾞｯｼｭｳｺｸﾉｼｭﾄﾊ?</text:p>
          </table:table-cell>
          <table:table-cell table:formula="of:=LEN([.F76])" office:value-type="float" office:value="18" calcext:value-type="float">
            <text:p>18</text:p>
          </table:table-cell>
          <table:table-cell office:value-type="string" calcext:value-type="string">
            <text:p>ﾜｼﾝﾄﾝD.C.</text:p>
          </table:table-cell>
          <table:table-cell table:formula="of:=LEN([.H76])" office:value-type="float" office:value="9" calcext:value-type="float">
            <text:p>9</text:p>
          </table:table-cell>
          <table:table-cell office:value-type="string" calcext:value-type="string">
            <text:p>ﾆｭｰﾖｰｸ</text:p>
          </table:table-cell>
          <table:table-cell table:formula="of:=LEN([.J76])" office:value-type="float" office:value="6" calcext:value-type="float">
            <text:p>6</text:p>
          </table:table-cell>
          <table:table-cell office:value-type="string" calcext:value-type="string">
            <text:p>ﾛｽｱﾝｼﾞｪﾙｽ</text:p>
          </table:table-cell>
          <table:table-cell table:formula="of:=LEN([.L76])" office:value-type="float" office:value="9" calcext:value-type="float">
            <text:p>9</text:p>
          </table:table-cell>
          <table:table-cell office:value-type="string" calcext:value-type="string">
            <text:p>ｼｶｺﾞ</text:p>
          </table:table-cell>
          <table:table-cell table:formula="of:=LEN([.N76])" office:value-type="float" office:value="4" calcext:value-type="float">
            <text:p>4</text:p>
          </table:table-cell>
          <table:table-cell/>
          <table:table-cell table:formula="of:=[.C76]*2+[.E76]*2+[.G76]+([.I76]+[.K76]+[.M76]+[.O76])*2+9" office:value-type="float" office:value="117" calcext:value-type="float">
            <text:p>117</text:p>
          </table:table-cell>
          <table:table-cell table:style-name="ce5" office:value-type="date" office:date-value="2013-05-01" calcext:value-type="date">
            <text:p>5月1日</text:p>
          </table:table-cell>
          <table:table-cell office:value-type="float" office:value="2" calcext:value-type="float">
            <text:p>2</text:p>
          </table:table-cell>
          <table:table-cell office:value-type="string" calcext:value-type="string">
            <text:p><text:a xlink:href="http://ja.wikipedia.org/wiki/アメリカ合衆国" xlink:type="simple">http://ja.wikipedia.org/wiki/%E3%82%A2%E3%83%A1%E3%83%AA%E3%82%AB%E5%90%88%E8%A1%86%E5%9B%BD</text:a></text:p>
          </table:table-cell>
          <table:table-cell/>
        </table:table-row>
        <table:table-row table:style-name="ro1">
          <table:table-cell office:value-type="string" calcext:value-type="string">
            <text:p>地理</text:p>
          </table:table-cell>
          <table:table-cell office:value-type="string" calcext:value-type="string">
            <text:p>ｲﾝﾄﾞの首都(しゅと)は？</text:p>
          </table:table-cell>
          <table:table-cell table:formula="of:=LEN([.B77])" office:value-type="float" office:value="14" calcext:value-type="float">
            <text:p>14</text:p>
          </table:table-cell>
          <table:table-cell/>
          <table:table-cell table:formula="of:=LEN([.D77])" office:value-type="float" office:value="0" calcext:value-type="float">
            <text:p>0</text:p>
          </table:table-cell>
          <table:table-cell office:value-type="string" calcext:value-type="string">
            <text:p>ｲﾝﾄﾞﾉｼｭﾄﾊ?</text:p>
          </table:table-cell>
          <table:table-cell table:formula="of:=LEN([.F77])" office:value-type="float" office:value="10" calcext:value-type="float">
            <text:p>10</text:p>
          </table:table-cell>
          <table:table-cell office:value-type="string" calcext:value-type="string">
            <text:p>ﾆｭｰﾃﾞﾘｰ</text:p>
          </table:table-cell>
          <table:table-cell table:formula="of:=LEN([.H77])" office:value-type="float" office:value="7" calcext:value-type="float">
            <text:p>7</text:p>
          </table:table-cell>
          <table:table-cell office:value-type="string" calcext:value-type="string">
            <text:p>ﾑﾝﾊﾞｲ</text:p>
          </table:table-cell>
          <table:table-cell table:formula="of:=LEN([.J77])" office:value-type="float" office:value="5" calcext:value-type="float">
            <text:p>5</text:p>
          </table:table-cell>
          <table:table-cell office:value-type="string" calcext:value-type="string">
            <text:p>ﾊﾞﾝｶﾞﾛｰﾙ</text:p>
          </table:table-cell>
          <table:table-cell table:formula="of:=LEN([.L77])" office:value-type="float" office:value="8" calcext:value-type="float">
            <text:p>8</text:p>
          </table:table-cell>
          <table:table-cell office:value-type="string" calcext:value-type="string">
            <text:p>ﾁｪﾝﾅｲ</text:p>
          </table:table-cell>
          <table:table-cell table:formula="of:=LEN([.N77])" office:value-type="float" office:value="5" calcext:value-type="float">
            <text:p>5</text:p>
          </table:table-cell>
          <table:table-cell/>
          <table:table-cell table:formula="of:=[.C77]*2+[.E77]*2+[.G77]+([.I77]+[.K77]+[.M77]+[.O77])*2+9" office:value-type="float" office:value="97" calcext:value-type="float">
            <text:p>97</text:p>
          </table:table-cell>
          <table:table-cell table:style-name="ce5" office:value-type="date" office:date-value="2013-05-01" calcext:value-type="date">
            <text:p>5月1日</text:p>
          </table:table-cell>
          <table:table-cell office:value-type="float" office:value="2" calcext:value-type="float">
            <text:p>2</text:p>
          </table:table-cell>
          <table:table-cell office:value-type="string" calcext:value-type="string">
            <text:p><text:a xlink:href="http://ja.wikipedia.org/wiki/インド" xlink:type="simple">http://ja.wikipedia.org/wiki/%E3%82%A4%E3%83%B3%E3%83%89</text:a></text:p>
          </table:table-cell>
          <table:table-cell/>
        </table:table-row>
        <table:table-row table:style-name="ro1">
          <table:table-cell office:value-type="string" calcext:value-type="string">
            <text:p>地理</text:p>
          </table:table-cell>
          <table:table-cell office:value-type="string" calcext:value-type="string">
            <text:p>ﾄﾞｲﾂ連邦共和国の首都(しゅと)は？</text:p>
          </table:table-cell>
          <table:table-cell table:formula="of:=LEN([.B78])" office:value-type="float" office:value="19" calcext:value-type="float">
            <text:p>19</text:p>
          </table:table-cell>
          <table:table-cell/>
          <table:table-cell table:formula="of:=LEN([.D78])" office:value-type="float" office:value="0" calcext:value-type="float">
            <text:p>0</text:p>
          </table:table-cell>
          <table:table-cell office:value-type="string" calcext:value-type="string">
            <text:p>ﾄﾞｲﾂﾚﾝﾎﾟｳｷｮｳﾜｺｸﾉｼｭﾄﾊ?</text:p>
          </table:table-cell>
          <table:table-cell table:formula="of:=LEN([.F78])" office:value-type="float" office:value="21" calcext:value-type="float">
            <text:p>21</text:p>
          </table:table-cell>
          <table:table-cell office:value-type="string" calcext:value-type="string">
            <text:p>ﾍﾞﾙﾘﾝ</text:p>
          </table:table-cell>
          <table:table-cell table:formula="of:=LEN([.H78])" office:value-type="float" office:value="5" calcext:value-type="float">
            <text:p>5</text:p>
          </table:table-cell>
          <table:table-cell office:value-type="string" calcext:value-type="string">
            <text:p>ﾐｭﾝﾍﾝ</text:p>
          </table:table-cell>
          <table:table-cell table:formula="of:=LEN([.J78])" office:value-type="float" office:value="5" calcext:value-type="float">
            <text:p>5</text:p>
          </table:table-cell>
          <table:table-cell office:value-type="string" calcext:value-type="string">
            <text:p>ﾎﾟﾂﾀﾞﾑ</text:p>
          </table:table-cell>
          <table:table-cell table:formula="of:=LEN([.L78])" office:value-type="float" office:value="6" calcext:value-type="float">
            <text:p>6</text:p>
          </table:table-cell>
          <table:table-cell office:value-type="string" calcext:value-type="string">
            <text:p>ﾄﾞﾚｽﾃﾞﾝ</text:p>
          </table:table-cell>
          <table:table-cell table:formula="of:=LEN([.N78])" office:value-type="float" office:value="7" calcext:value-type="float">
            <text:p>7</text:p>
          </table:table-cell>
          <table:table-cell/>
          <table:table-cell table:formula="of:=[.C78]*2+[.E78]*2+[.G78]+([.I78]+[.K78]+[.M78]+[.O78])*2+9" office:value-type="float" office:value="114" calcext:value-type="float">
            <text:p>114</text:p>
          </table:table-cell>
          <table:table-cell table:style-name="ce5" office:value-type="date" office:date-value="2013-05-01" calcext:value-type="date">
            <text:p>5月1日</text:p>
          </table:table-cell>
          <table:table-cell office:value-type="float" office:value="1" calcext:value-type="float">
            <text:p>1</text:p>
          </table:table-cell>
          <table:table-cell office:value-type="string" calcext:value-type="string">
            <text:p><text:a xlink:href="http://ja.wikipedia.org/wiki/ドイツ" xlink:type="simple">http://ja.wikipedia.org/wiki/%E3%83%89%E3%82%A4%E3%83%84</text:a></text:p>
          </table:table-cell>
          <table:table-cell/>
        </table:table-row>
        <table:table-row table:style-name="ro1">
          <table:table-cell office:value-type="string" calcext:value-type="string">
            <text:p>地理</text:p>
          </table:table-cell>
          <table:table-cell office:value-type="string" calcext:value-type="string">
            <text:p>ｻｳｼﾞｱﾗﾋﾞｱの首都(しゅと)は？</text:p>
          </table:table-cell>
          <table:table-cell table:formula="of:=LEN([.B79])" office:value-type="float" office:value="19" calcext:value-type="float">
            <text:p>19</text:p>
          </table:table-cell>
          <table:table-cell/>
          <table:table-cell table:formula="of:=LEN([.D79])" office:value-type="float" office:value="0" calcext:value-type="float">
            <text:p>0</text:p>
          </table:table-cell>
          <table:table-cell office:value-type="string" calcext:value-type="string">
            <text:p>ｻｳｼﾞｱﾗﾋﾞｱﾉｼｭﾄﾊ?</text:p>
          </table:table-cell>
          <table:table-cell table:formula="of:=LEN([.F79])" office:value-type="float" office:value="15" calcext:value-type="float">
            <text:p>15</text:p>
          </table:table-cell>
          <table:table-cell office:value-type="string" calcext:value-type="string">
            <text:p>ﾘﾔﾄﾞ</text:p>
          </table:table-cell>
          <table:table-cell table:formula="of:=LEN([.H79])" office:value-type="float" office:value="4" calcext:value-type="float">
            <text:p>4</text:p>
          </table:table-cell>
          <table:table-cell office:value-type="string" calcext:value-type="string">
            <text:p>ｼﾞｯﾀﾞ</text:p>
          </table:table-cell>
          <table:table-cell table:formula="of:=LEN([.J79])" office:value-type="float" office:value="5" calcext:value-type="float">
            <text:p>5</text:p>
          </table:table-cell>
          <table:table-cell office:value-type="string" calcext:value-type="string">
            <text:p>ﾒｯｶ</text:p>
          </table:table-cell>
          <table:table-cell table:formula="of:=LEN([.L79])" office:value-type="float" office:value="3" calcext:value-type="float">
            <text:p>3</text:p>
          </table:table-cell>
          <table:table-cell office:value-type="string" calcext:value-type="string">
            <text:p>ｶﾌｼﾞ</text:p>
          </table:table-cell>
          <table:table-cell table:formula="of:=LEN([.N79])" office:value-type="float" office:value="4" calcext:value-type="float">
            <text:p>4</text:p>
          </table:table-cell>
          <table:table-cell/>
          <table:table-cell table:formula="of:=[.C79]*2+[.E79]*2+[.G79]+([.I79]+[.K79]+[.M79]+[.O79])*2+9" office:value-type="float" office:value="94" calcext:value-type="float">
            <text:p>94</text:p>
          </table:table-cell>
          <table:table-cell table:style-name="ce5" office:value-type="date" office:date-value="2013-05-01" calcext:value-type="date">
            <text:p>5月1日</text:p>
          </table:table-cell>
          <table:table-cell office:value-type="float" office:value="5" calcext:value-type="float">
            <text:p>5</text:p>
          </table:table-cell>
          <table:table-cell office:value-type="string" calcext:value-type="string">
            <text:p><text:a xlink:href="http://ja.wikipedia.org/wiki/サウジアラビア" xlink:type="simple">http://ja.wikipedia.org/wiki/%E3%82%B5%E3%82%A6%E3%82%B8%E3%82%A2%E3%83%A9%E3%83%93%E3%82%A2</text:a></text:p>
          </table:table-cell>
          <table:table-cell/>
        </table:table-row>
        <table:table-row table:style-name="ro1">
          <table:table-cell office:value-type="string" calcext:value-type="string">
            <text:p>地理</text:p>
          </table:table-cell>
          <table:table-cell office:value-type="string" calcext:value-type="string">
            <text:p>ﾊﾞﾙﾄ三国といったら ｴｽﾄﾆｱ ﾘﾄｱﾆｱ</text:p>
          </table:table-cell>
          <table:table-cell table:formula="of:=LEN([.B80])" office:value-type="float" office:value="23" calcext:value-type="float">
            <text:p>23</text:p>
          </table:table-cell>
          <table:table-cell office:value-type="string" calcext:value-type="string">
            <text:p>あとどこ？</text:p>
          </table:table-cell>
          <table:table-cell table:formula="of:=LEN([.D80])" office:value-type="float" office:value="5" calcext:value-type="float">
            <text:p>5</text:p>
          </table:table-cell>
          <table:table-cell office:value-type="string" calcext:value-type="string">
            <text:p>ﾊﾞﾙﾄｻﾝｺﾞｸﾄｲｯﾀﾗ ｴｽﾄﾆｱ ﾘﾄｱﾆｱ ｱﾄﾄﾞｺ?</text:p>
          </table:table-cell>
          <table:table-cell table:formula="of:=LEN([.F80])" office:value-type="float" office:value="33" calcext:value-type="float">
            <text:p>33</text:p>
          </table:table-cell>
          <table:table-cell office:value-type="string" calcext:value-type="string">
            <text:p>ﾗﾄﾋﾞｱ</text:p>
          </table:table-cell>
          <table:table-cell table:formula="of:=LEN([.H80])" office:value-type="float" office:value="5" calcext:value-type="float">
            <text:p>5</text:p>
          </table:table-cell>
          <table:table-cell office:value-type="string" calcext:value-type="string">
            <text:p>ﾎﾟｰﾗﾝﾄﾞ</text:p>
          </table:table-cell>
          <table:table-cell table:formula="of:=LEN([.J80])" office:value-type="float" office:value="7" calcext:value-type="float">
            <text:p>7</text:p>
          </table:table-cell>
          <table:table-cell office:value-type="string" calcext:value-type="string">
            <text:p>ﾛｼｱ</text:p>
          </table:table-cell>
          <table:table-cell table:formula="of:=LEN([.L80])" office:value-type="float" office:value="3" calcext:value-type="float">
            <text:p>3</text:p>
          </table:table-cell>
          <table:table-cell office:value-type="string" calcext:value-type="string">
            <text:p>ﾌｨﾝﾗﾝﾄﾞ</text:p>
          </table:table-cell>
          <table:table-cell table:formula="of:=LEN([.N80])" office:value-type="float" office:value="7" calcext:value-type="float">
            <text:p>7</text:p>
          </table:table-cell>
          <table:table-cell/>
          <table:table-cell table:formula="of:=[.C80]*2+[.E80]*2+[.G80]+([.I80]+[.K80]+[.M80]+[.O80])*2+9" office:value-type="float" office:value="142" calcext:value-type="float">
            <text:p>142</text:p>
          </table:table-cell>
          <table:table-cell table:style-name="ce5" office:value-type="date" office:date-value="2013-05-01" calcext:value-type="date">
            <text:p>5月1日</text:p>
          </table:table-cell>
          <table:table-cell office:value-type="float" office:value="4" calcext:value-type="float">
            <text:p>4</text:p>
          </table:table-cell>
          <table:table-cell table:style-name="Default" office:value-type="string" calcext:value-type="string">
            <text:p><text:a xlink:href="http://ja.wikipedia.org/wiki/バルト三国" xlink:type="simple">http://ja.wikipedia.org/wiki/%E3%83%90%E3%83%AB%E3%83%88%E4%B8%89%E5%9B%BD</text:a></text:p>
          </table:table-cell>
          <table:table-cell/>
        </table:table-row>
        <table:table-row table:style-name="ro1">
          <table:table-cell office:value-type="string" calcext:value-type="string">
            <text:p>地理</text:p>
          </table:table-cell>
          <table:table-cell office:value-type="string" calcext:value-type="string">
            <text:p>ﾍﾗｸﾚｽの柱との別名もある</text:p>
          </table:table-cell>
          <table:table-cell table:formula="of:=LEN([.B81])" office:value-type="float" office:value="14" calcext:value-type="float">
            <text:p>14</text:p>
          </table:table-cell>
          <table:table-cell office:value-type="string" calcext:value-type="string">
            <text:p>地中海の海峡(かいきょう)は？</text:p>
          </table:table-cell>
          <table:table-cell table:formula="of:=LEN([.D81])" office:value-type="float" office:value="15" calcext:value-type="float">
            <text:p>15</text:p>
          </table:table-cell>
          <table:table-cell office:value-type="string" calcext:value-type="string">
            <text:p>ﾍﾗｸﾚｽﾉﾊｼﾗﾄﾉﾍﾞﾂﾒｲﾓｱﾙﾁｭｳｶｲﾉｶｲｷｮｳﾊ?</text:p>
          </table:table-cell>
          <table:table-cell table:formula="of:=LEN([.F81])" office:value-type="float" office:value="32" calcext:value-type="float">
            <text:p>32</text:p>
          </table:table-cell>
          <table:table-cell office:value-type="string" calcext:value-type="string">
            <text:p>ｼﾞﾌﾞﾗﾙﾀﾙ</text:p>
          </table:table-cell>
          <table:table-cell table:formula="of:=LEN([.H81])" office:value-type="float" office:value="8" calcext:value-type="float">
            <text:p>8</text:p>
          </table:table-cell>
          <table:table-cell office:value-type="string" calcext:value-type="string">
            <text:p>ﾄﾞｰﾊﾞｰ</text:p>
          </table:table-cell>
          <table:table-cell table:formula="of:=LEN([.J81])" office:value-type="float" office:value="6" calcext:value-type="float">
            <text:p>6</text:p>
          </table:table-cell>
          <table:table-cell office:value-type="string" calcext:value-type="string">
            <text:p>ﾀﾞｰﾀﾞﾈﾙｽ</text:p>
          </table:table-cell>
          <table:table-cell table:formula="of:=LEN([.L81])" office:value-type="float" office:value="8" calcext:value-type="float">
            <text:p>8</text:p>
          </table:table-cell>
          <table:table-cell office:value-type="string" calcext:value-type="string">
            <text:p>ﾎﾞｽﾎﾟﾗｽ</text:p>
          </table:table-cell>
          <table:table-cell table:formula="of:=LEN([.N81])" office:value-type="float" office:value="7" calcext:value-type="float">
            <text:p>7</text:p>
          </table:table-cell>
          <table:table-cell/>
          <table:table-cell table:formula="of:=[.C81]*2+[.E81]*2+[.G81]+([.I81]+[.K81]+[.M81]+[.O81])*2+9" office:value-type="float" office:value="157" calcext:value-type="float">
            <text:p>157</text:p>
          </table:table-cell>
          <table:table-cell table:style-name="ce5" office:value-type="date" office:date-value="2013-05-01" calcext:value-type="date">
            <text:p>5月1日</text:p>
          </table:table-cell>
          <table:table-cell office:value-type="float" office:value="4" calcext:value-type="float">
            <text:p>4</text:p>
          </table:table-cell>
          <table:table-cell office:value-type="string" calcext:value-type="string">
            <text:p><text:a xlink:href="http://ja.wikipedia.org/wiki/ジブラルタル" xlink:type="simple">http://ja.wikipedia.org/wiki/%E3%82%B8%E3%83%96%E3%83%A9%E3%83%AB%E3%82%BF%E3%83%AB</text:a></text:p>
          </table:table-cell>
          <table:table-cell/>
        </table:table-row>
        <table:table-row table:style-name="ro1">
          <table:table-cell office:value-type="string" calcext:value-type="string">
            <text:p>一般教養</text:p>
          </table:table-cell>
          <table:table-cell office:value-type="string" calcext:value-type="string">
            <text:p>ｱﾒﾘｶの独立記念日はいつ？</text:p>
          </table:table-cell>
          <table:table-cell table:formula="of:=LEN([.B82])" office:value-type="float" office:value="14" calcext:value-type="float">
            <text:p>14</text:p>
          </table:table-cell>
          <table:table-cell/>
          <table:table-cell table:formula="of:=LEN([.D82])" office:value-type="float" office:value="0" calcext:value-type="float">
            <text:p>0</text:p>
          </table:table-cell>
          <table:table-cell office:value-type="string" calcext:value-type="string">
            <text:p>ｱﾒﾘｶﾉﾄﾞｸﾘﾂｷﾈﾝﾋﾞﾊｲﾂ?</text:p>
          </table:table-cell>
          <table:table-cell table:formula="of:=LEN([.F82])" office:value-type="float" office:value="19" calcext:value-type="float">
            <text:p>19</text:p>
          </table:table-cell>
          <table:table-cell table:style-name="ce4" office:value-type="string" calcext:value-type="string">
            <text:p>7月4日</text:p>
          </table:table-cell>
          <table:table-cell table:formula="of:=LEN([.H82])" office:value-type="float" office:value="4" calcext:value-type="float">
            <text:p>4</text:p>
          </table:table-cell>
          <table:table-cell table:style-name="ce4" office:value-type="string" calcext:value-type="string">
            <text:p>11月3日</text:p>
          </table:table-cell>
          <table:table-cell table:formula="of:=LEN([.J82])" office:value-type="float" office:value="5" calcext:value-type="float">
            <text:p>5</text:p>
          </table:table-cell>
          <table:table-cell table:style-name="ce4" office:value-type="string" calcext:value-type="string">
            <text:p>12月25日</text:p>
          </table:table-cell>
          <table:table-cell table:formula="of:=LEN([.L82])" office:value-type="float" office:value="6" calcext:value-type="float">
            <text:p>6</text:p>
          </table:table-cell>
          <table:table-cell table:style-name="ce4" office:value-type="string" calcext:value-type="string">
            <text:p>4月1日</text:p>
          </table:table-cell>
          <table:table-cell table:formula="of:=LEN([.N82])" office:value-type="float" office:value="4" calcext:value-type="float">
            <text:p>4</text:p>
          </table:table-cell>
          <table:table-cell/>
          <table:table-cell table:formula="of:=[.C82]*2+[.E82]*2+[.G82]+([.I82]+[.K82]+[.M82]+[.O82])*2+9" office:value-type="float" office:value="94" calcext:value-type="float">
            <text:p>94</text:p>
          </table:table-cell>
          <table:table-cell table:style-name="ce5" office:value-type="date" office:date-value="2013-05-01" calcext:value-type="date">
            <text:p>5月1日</text:p>
          </table:table-cell>
          <table:table-cell office:value-type="float" office:value="4" calcext:value-type="float">
            <text:p>4</text:p>
          </table:table-cell>
          <table:table-cell office:value-type="string" calcext:value-type="string">
            <text:p><text:a xlink:href="http://ja.wikipedia.org/wiki/アメリカ合衆国" xlink:type="simple">http://ja.wikipedia.org/wiki/%E3%82%A2%E3%83%A1%E3%83%AA%E3%82%AB%E5%90%88%E8%A1%86%E5%9B%BD</text:a></text:p>
          </table:table-cell>
          <table:table-cell/>
        </table:table-row>
        <table:table-row table:style-name="ro1">
          <table:table-cell office:value-type="string" calcext:value-type="string">
            <text:p>一般教養</text:p>
          </table:table-cell>
          <table:table-cell office:value-type="string" calcext:value-type="string">
            <text:p>ﾒｰﾄﾙ法を提唱したのはどの国？</text:p>
          </table:table-cell>
          <table:table-cell table:formula="of:=LEN([.B83])" office:value-type="float" office:value="16" calcext:value-type="float">
            <text:p>16</text:p>
          </table:table-cell>
          <table:table-cell/>
          <table:table-cell table:formula="of:=LEN([.D83])" office:value-type="float" office:value="0" calcext:value-type="float">
            <text:p>0</text:p>
          </table:table-cell>
          <table:table-cell office:value-type="string" calcext:value-type="string">
            <text:p>ﾒｰﾄﾙﾎｳｦﾃｲｼｮｳｼﾀﾉﾊﾄﾞﾉｸﾆ?</text:p>
          </table:table-cell>
          <table:table-cell table:formula="of:=LEN([.F83])" office:value-type="float" office:value="22" calcext:value-type="float">
            <text:p>22</text:p>
          </table:table-cell>
          <table:table-cell office:value-type="string" calcext:value-type="string">
            <text:p>ﾌﾗﾝｽ</text:p>
          </table:table-cell>
          <table:table-cell table:formula="of:=LEN([.H83])" office:value-type="float" office:value="4" calcext:value-type="float">
            <text:p>4</text:p>
          </table:table-cell>
          <table:table-cell office:value-type="string" calcext:value-type="string">
            <text:p>ｱﾒﾘｶ</text:p>
          </table:table-cell>
          <table:table-cell table:formula="of:=LEN([.J83])" office:value-type="float" office:value="4" calcext:value-type="float">
            <text:p>4</text:p>
          </table:table-cell>
          <table:table-cell office:value-type="string" calcext:value-type="string">
            <text:p>ｲｷﾞﾘｽ</text:p>
          </table:table-cell>
          <table:table-cell table:formula="of:=LEN([.L83])" office:value-type="float" office:value="5" calcext:value-type="float">
            <text:p>5</text:p>
          </table:table-cell>
          <table:table-cell office:value-type="string" calcext:value-type="string">
            <text:p>日本</text:p>
          </table:table-cell>
          <table:table-cell table:formula="of:=LEN([.N83])" office:value-type="float" office:value="2" calcext:value-type="float">
            <text:p>2</text:p>
          </table:table-cell>
          <table:table-cell/>
          <table:table-cell table:formula="of:=[.C83]*2+[.E83]*2+[.G83]+([.I83]+[.K83]+[.M83]+[.O83])*2+9" office:value-type="float" office:value="93" calcext:value-type="float">
            <text:p>93</text:p>
          </table:table-cell>
          <table:table-cell table:style-name="ce5" office:value-type="date" office:date-value="2013-05-01" calcext:value-type="date">
            <text:p>5月1日</text:p>
          </table:table-cell>
          <table:table-cell office:value-type="float" office:value="3" calcext:value-type="float">
            <text:p>3</text:p>
          </table:table-cell>
          <table:table-cell office:value-type="string" calcext:value-type="string">
            <text:p><text:a xlink:href="http://ja.wikipedia.org/wiki/メートル法" xlink:type="simple">http://ja.wikipedia.org/wiki/%E3%83%A1%E3%83%BC%E3%83%88%E3%83%AB%E6%B3%95</text:a></text:p>
          </table:table-cell>
          <table:table-cell/>
        </table:table-row>
        <table:table-row table:style-name="ro1">
          <table:table-cell office:value-type="string" calcext:value-type="string">
            <text:p>地理</text:p>
          </table:table-cell>
          <table:table-cell office:value-type="string" calcext:value-type="string">
            <text:p>2010年現在 次のうち日本より</text:p>
          </table:table-cell>
          <table:table-cell table:formula="of:=LEN([.B84])" office:value-type="float" office:value="16" calcext:value-type="float">
            <text:p>16</text:p>
          </table:table-cell>
          <table:table-cell office:value-type="string" calcext:value-type="string">
            <text:p>人口密度が低い国は？</text:p>
          </table:table-cell>
          <table:table-cell table:formula="of:=LEN([.D84])" office:value-type="float" office:value="10" calcext:value-type="float">
            <text:p>10</text:p>
          </table:table-cell>
          <table:table-cell office:value-type="string" calcext:value-type="string">
            <text:p>ﾆｾﾝｼﾞｭｳﾈﾝｹﾞﾝｻﾞｲ ﾂｷﾞﾉｳﾁﾆﾎﾝﾖﾘｼﾞﾝｺｳﾐﾂﾄﾞｶﾞﾋｸｲｸﾆﾊ?______</text:p>
          </table:table-cell>
          <table:table-cell table:formula="of:=LEN([.F84])" office:value-type="float" office:value="51" calcext:value-type="float">
            <text:p>51</text:p>
          </table:table-cell>
          <table:table-cell office:value-type="string" calcext:value-type="string">
            <text:p>ﾌｨﾘﾋﾟﾝ</text:p>
          </table:table-cell>
          <table:table-cell table:formula="of:=LEN([.H84])" office:value-type="float" office:value="6" calcext:value-type="float">
            <text:p>6</text:p>
          </table:table-cell>
          <table:table-cell office:value-type="string" calcext:value-type="string">
            <text:p>韓国(かんこく)</text:p>
          </table:table-cell>
          <table:table-cell table:formula="of:=LEN([.J84])" office:value-type="float" office:value="8" calcext:value-type="float">
            <text:p>8</text:p>
          </table:table-cell>
          <table:table-cell office:value-type="string" calcext:value-type="string">
            <text:p>ｵﾗﾝﾀﾞ</text:p>
          </table:table-cell>
          <table:table-cell table:formula="of:=LEN([.L84])" office:value-type="float" office:value="5" calcext:value-type="float">
            <text:p>5</text:p>
          </table:table-cell>
          <table:table-cell office:value-type="string" calcext:value-type="string">
            <text:p>ﾚﾊﾞﾉﾝ</text:p>
          </table:table-cell>
          <table:table-cell table:formula="of:=LEN([.N84])" office:value-type="float" office:value="5" calcext:value-type="float">
            <text:p>5</text:p>
          </table:table-cell>
          <table:table-cell/>
          <table:table-cell table:formula="of:=[.C84]*2+[.E84]*2+[.G84]+([.I84]+[.K84]+[.M84]+[.O84])*2+9" office:value-type="float" office:value="160" calcext:value-type="float">
            <text:p>160</text:p>
          </table:table-cell>
          <table:table-cell table:style-name="ce5" office:value-type="date" office:date-value="2013-05-01" calcext:value-type="date">
            <text:p>5月1日</text:p>
          </table:table-cell>
          <table:table-cell office:value-type="float" office:value="5" calcext:value-type="float">
            <text:p>5</text:p>
          </table:table-cell>
          <table:table-cell office:value-type="string" calcext:value-type="string">
            <text:p><text:a xlink:href="http://ja.wikipedia.org/wiki/国の人口密度順リスト" xlink:type="simple">http://ja.wikipedia.org/wiki/%E5%9B%BD%E3%81%AE%E4%BA%BA%E5%8F%A3%E5%AF%86%E5%BA%A6%E9%A0%86%E3%83%AA%E3%82%B9%E3%83%88</text:a></text:p>
          </table:table-cell>
          <table:table-cell/>
        </table:table-row>
        <table:table-row table:style-name="ro1">
          <table:table-cell office:value-type="string" calcext:value-type="string">
            <text:p>一般教養</text:p>
          </table:table-cell>
          <table:table-cell office:value-type="string" calcext:value-type="string">
            <text:p>ｸﾞﾚｰﾄｼﾞｬｰﾆｰにおいて 人類は</text:p>
          </table:table-cell>
          <table:table-cell table:formula="of:=LEN([.B85])" office:value-type="float" office:value="19" calcext:value-type="float">
            <text:p>19</text:p>
          </table:table-cell>
          <table:table-cell office:value-type="string" calcext:value-type="string">
            <text:p>ｱﾌﾘｶからどこまで移動したとされる？</text:p>
          </table:table-cell>
          <table:table-cell table:formula="of:=LEN([.D85])" office:value-type="float" office:value="19" calcext:value-type="float">
            <text:p>19</text:p>
          </table:table-cell>
          <table:table-cell office:value-type="string" calcext:value-type="string">
            <text:p>ｸﾞﾚｰﾄｼﾞｬｰﾆｰﾆｵｲﾃ ｼﾞﾝﾙｲﾊｱﾌﾘｶｶﾗﾄﾞｺﾏﾃﾞｲﾄﾞｳｼﾀﾄｻﾚﾙ?______</text:p>
          </table:table-cell>
          <table:table-cell table:formula="of:=LEN([.F85])" office:value-type="float" office:value="51" calcext:value-type="float">
            <text:p>51</text:p>
          </table:table-cell>
          <table:table-cell office:value-type="string" calcext:value-type="string">
            <text:p>南ｱﾒﾘｶ</text:p>
          </table:table-cell>
          <table:table-cell table:formula="of:=LEN([.H85])" office:value-type="float" office:value="5" calcext:value-type="float">
            <text:p>5</text:p>
          </table:table-cell>
          <table:table-cell office:value-type="string" calcext:value-type="string">
            <text:p>中国</text:p>
          </table:table-cell>
          <table:table-cell table:formula="of:=LEN([.J85])" office:value-type="float" office:value="2" calcext:value-type="float">
            <text:p>2</text:p>
          </table:table-cell>
          <table:table-cell office:value-type="string" calcext:value-type="string">
            <text:p>ﾛｼｱ</text:p>
          </table:table-cell>
          <table:table-cell table:formula="of:=LEN([.L85])" office:value-type="float" office:value="3" calcext:value-type="float">
            <text:p>3</text:p>
          </table:table-cell>
          <table:table-cell office:value-type="string" calcext:value-type="string">
            <text:p>北極(ほっきょく)</text:p>
          </table:table-cell>
          <table:table-cell table:formula="of:=LEN([.N85])" office:value-type="float" office:value="9" calcext:value-type="float">
            <text:p>9</text:p>
          </table:table-cell>
          <table:table-cell/>
          <table:table-cell table:formula="of:=[.C85]*2+[.E85]*2+[.G85]+([.I85]+[.K85]+[.M85]+[.O85])*2+9" office:value-type="float" office:value="174" calcext:value-type="float">
            <text:p>174</text:p>
          </table:table-cell>
          <table:table-cell table:style-name="ce5" office:value-type="date" office:date-value="2013-05-01" calcext:value-type="date">
            <text:p>5月1日</text:p>
          </table:table-cell>
          <table:table-cell office:value-type="float" office:value="4" calcext:value-type="float">
            <text:p>4</text:p>
          </table:table-cell>
          <table:table-cell office:value-type="string" calcext:value-type="string">
            <text:p><text:a xlink:href="http://www.kahaku.go.jp/exhibitions/ueno/special/2013/gj2013/info.html" xlink:type="simple">http://www.kahaku.go.jp/exhibitions/ueno/special/2013/gj2013/info.html</text:a></text:p>
          </table:table-cell>
          <table:table-cell office:value-type="string" calcext:value-type="string">
            <text:p><text:a xlink:href="http://ja.wikipedia.org/wiki/ミトコンドリアイブ" xlink:type="simple">http://ja.wikipedia.org/wiki/%E3%83%9F%E3%83%88%E3%82%B3%E3%83%B3%E3%83%89%E3%83%AA%E3%82%A2%E3%82%A4%E3%83%96</text:a></text:p>
          </table:table-cell>
        </table:table-row>
        <table:table-row table:style-name="ro3">
          <table:table-cell office:value-type="string" calcext:value-type="string">
            <text:p>ｽﾎﾟｰﾂ</text:p>
          </table:table-cell>
          <table:table-cell office:value-type="string" calcext:value-type="string">
            <text:p>次のうちｻｯｶｰ ﾌﾟﾚﾐｱﾘｰｸﾞのｸﾗﾌﾞ</text:p>
          </table:table-cell>
          <table:table-cell table:formula="of:=LEN([.B86])" office:value-type="float" office:value="23" calcext:value-type="float">
            <text:p>23</text:p>
          </table:table-cell>
          <table:table-cell table:style-name="ce2" office:value-type="string" calcext:value-type="string">
            <text:p>でないのは？</text:p>
          </table:table-cell>
          <table:table-cell table:formula="of:=LEN([.D86])" office:value-type="float" office:value="6" calcext:value-type="float">
            <text:p>6</text:p>
          </table:table-cell>
          <table:table-cell office:value-type="string" calcext:value-type="string">
            <text:p>ﾂｷﾞﾉｳﾁ ｻｯｶｰﾌﾟﾚﾐｱﾘｰｸﾞﾉｸﾗﾌﾞﾃﾞﾅｲﾉﾊ?</text:p>
          </table:table-cell>
          <table:table-cell table:formula="of:=LEN([.F86])" office:value-type="float" office:value="32" calcext:value-type="float">
            <text:p>32</text:p>
          </table:table-cell>
          <table:table-cell office:value-type="string" calcext:value-type="string">
            <text:p>ｲﾝﾃﾙ</text:p>
          </table:table-cell>
          <table:table-cell table:formula="of:=LEN([.H86])" office:value-type="float" office:value="4" calcext:value-type="float">
            <text:p>4</text:p>
          </table:table-cell>
          <table:table-cell office:value-type="string" calcext:value-type="string">
            <text:p>ﾘﾊﾞﾌﾟｰﾙ</text:p>
          </table:table-cell>
          <table:table-cell table:formula="of:=LEN([.J86])" office:value-type="float" office:value="7" calcext:value-type="float">
            <text:p>7</text:p>
          </table:table-cell>
          <table:table-cell office:value-type="string" calcext:value-type="string">
            <text:p>ﾁｪﾙｼｰ</text:p>
          </table:table-cell>
          <table:table-cell table:formula="of:=LEN([.L86])" office:value-type="float" office:value="5" calcext:value-type="float">
            <text:p>5</text:p>
          </table:table-cell>
          <table:table-cell office:value-type="string" calcext:value-type="string">
            <text:p>ｱｰｾﾅﾙ</text:p>
          </table:table-cell>
          <table:table-cell table:formula="of:=LEN([.N86])" office:value-type="float" office:value="5" calcext:value-type="float">
            <text:p>5</text:p>
          </table:table-cell>
          <table:table-cell/>
          <table:table-cell table:formula="of:=[.C86]*2+[.E86]*2+[.G86]+([.I86]+[.K86]+[.M86]+[.O86])*2+9" office:value-type="float" office:value="141" calcext:value-type="float">
            <text:p>141</text:p>
          </table:table-cell>
          <table:table-cell table:style-name="ce5" office:value-type="date" office:date-value="2013-05-01" calcext:value-type="date">
            <text:p>5月1日</text:p>
          </table:table-cell>
          <table:table-cell office:value-type="float" office:value="4" calcext:value-type="float">
            <text:p>4</text:p>
          </table:table-cell>
          <table:table-cell office:value-type="string" calcext:value-type="string">
            <text:p><text:a xlink:href="http://ja.wikipedia.org/wiki/プレミアリーグ#.E6.89.80.E5.B1.9E.E3.82.AF.E3.83.A9.E3.83.96" xlink:type="simple">http://ja.wikipedia.org/wiki/%E3%83%97%E3%83%AC%E3%83%9F%E3%82%A2%E3%83%AA%E3%83%BC%E3%82%B0#.E6.89.80.E5.B1.9E.E3.82.AF.E3.83.A9.E3.83.96</text:a></text:p>
          </table:table-cell>
          <table:table-cell/>
        </table:table-row>
        <table:table-row table:style-name="ro1">
          <table:table-cell office:value-type="string" calcext:value-type="string">
            <text:p>一般教養</text:p>
          </table:table-cell>
          <table:table-cell office:value-type="string" calcext:value-type="string">
            <text:p>次のうちｲﾀﾘｱの自動車会社はどれ？</text:p>
          </table:table-cell>
          <table:table-cell table:formula="of:=LEN([.B87])" office:value-type="float" office:value="18" calcext:value-type="float">
            <text:p>18</text:p>
          </table:table-cell>
          <table:table-cell/>
          <table:table-cell table:formula="of:=LEN([.D87])" office:value-type="float" office:value="0" calcext:value-type="float">
            <text:p>0</text:p>
          </table:table-cell>
          <table:table-cell office:value-type="string" calcext:value-type="string">
            <text:p>ﾂｷﾞﾉｳﾁ ｲﾀﾘｱﾉｼﾞﾄﾞｳｼｬｶﾞｲｼｬﾊﾄﾞﾚ?</text:p>
          </table:table-cell>
          <table:table-cell table:formula="of:=LEN([.F87])" office:value-type="float" office:value="29" calcext:value-type="float">
            <text:p>29</text:p>
          </table:table-cell>
          <table:table-cell office:value-type="string" calcext:value-type="string">
            <text:p>ﾌｨｱｯﾄ</text:p>
          </table:table-cell>
          <table:table-cell table:formula="of:=LEN([.H87])" office:value-type="float" office:value="5" calcext:value-type="float">
            <text:p>5</text:p>
          </table:table-cell>
          <table:table-cell office:value-type="string" calcext:value-type="string">
            <text:p>ﾌﾟｼﾞｮｰ</text:p>
          </table:table-cell>
          <table:table-cell table:formula="of:=LEN([.J87])" office:value-type="float" office:value="6" calcext:value-type="float">
            <text:p>6</text:p>
          </table:table-cell>
          <table:table-cell office:value-type="string" calcext:value-type="string">
            <text:p>BMW</text:p>
          </table:table-cell>
          <table:table-cell table:formula="of:=LEN([.L87])" office:value-type="float" office:value="3" calcext:value-type="float">
            <text:p>3</text:p>
          </table:table-cell>
          <table:table-cell office:value-type="string" calcext:value-type="string">
            <text:p>ﾙﾉｰ</text:p>
          </table:table-cell>
          <table:table-cell table:formula="of:=LEN([.N87])" office:value-type="float" office:value="3" calcext:value-type="float">
            <text:p>3</text:p>
          </table:table-cell>
          <table:table-cell/>
          <table:table-cell table:formula="of:=[.C87]*2+[.E87]*2+[.G87]+([.I87]+[.K87]+[.M87]+[.O87])*2+9" office:value-type="float" office:value="108" calcext:value-type="float">
            <text:p>108</text:p>
          </table:table-cell>
          <table:table-cell table:style-name="ce5" office:value-type="date" office:date-value="2013-05-01" calcext:value-type="date">
            <text:p>5月1日</text:p>
          </table:table-cell>
          <table:table-cell office:value-type="float" office:value="3" calcext:value-type="float">
            <text:p>3</text:p>
          </table:table-cell>
          <table:table-cell office:value-type="string" calcext:value-type="string">
            <text:p><text:a xlink:href="http://ja.wikipedia.org/wiki/フィアット" xlink:type="simple">http://ja.wikipedia.org/wiki/%E3%83%95%E3%82%A3%E3%82%A2%E3%83%83%E3%83%88</text:a></text:p>
          </table:table-cell>
          <table:table-cell/>
        </table:table-row>
        <table:table-row table:style-name="ro1">
          <table:table-cell office:value-type="string" calcext:value-type="string">
            <text:p>地理</text:p>
          </table:table-cell>
          <table:table-cell office:value-type="string" calcext:value-type="string">
            <text:p>ｵﾗﾝﾀﾞの国土の多くを占める干拓地</text:p>
          </table:table-cell>
          <table:table-cell table:formula="of:=LEN([.B88])" office:value-type="float" office:value="18" calcext:value-type="float">
            <text:p>18</text:p>
          </table:table-cell>
          <table:table-cell office:value-type="string" calcext:value-type="string">
            <text:p>を何と呼ぶ？</text:p>
          </table:table-cell>
          <table:table-cell table:formula="of:=LEN([.D88])" office:value-type="float" office:value="6" calcext:value-type="float">
            <text:p>6</text:p>
          </table:table-cell>
          <table:table-cell office:value-type="string" calcext:value-type="string">
            <text:p>ｵﾗﾝﾄﾞﾉｺｸﾄﾞﾉｵｵｸｦｼﾒﾙｶﾝﾀｸﾁｦﾅﾝﾄﾖﾌﾞ?</text:p>
          </table:table-cell>
          <table:table-cell table:formula="of:=LEN([.F88])" office:value-type="float" office:value="31" calcext:value-type="float">
            <text:p>31</text:p>
          </table:table-cell>
          <table:table-cell office:value-type="string" calcext:value-type="string">
            <text:p>ﾎﾟﾙﾀﾞｰ</text:p>
          </table:table-cell>
          <table:table-cell table:formula="of:=LEN([.H88])" office:value-type="float" office:value="6" calcext:value-type="float">
            <text:p>6</text:p>
          </table:table-cell>
          <table:table-cell office:value-type="string" calcext:value-type="string">
            <text:p>ﾌｨﾖﾙﾄﾞ</text:p>
          </table:table-cell>
          <table:table-cell table:formula="of:=LEN([.J88])" office:value-type="float" office:value="6" calcext:value-type="float">
            <text:p>6</text:p>
          </table:table-cell>
          <table:table-cell office:value-type="string" calcext:value-type="string">
            <text:p>ﾘｱｽ式海岸</text:p>
          </table:table-cell>
          <table:table-cell table:formula="of:=LEN([.L88])" office:value-type="float" office:value="6" calcext:value-type="float">
            <text:p>6</text:p>
          </table:table-cell>
          <table:table-cell office:value-type="string" calcext:value-type="string">
            <text:p>ﾓﾙﾀﾞｰ</text:p>
          </table:table-cell>
          <table:table-cell table:formula="of:=LEN([.N88])" office:value-type="float" office:value="5" calcext:value-type="float">
            <text:p>5</text:p>
          </table:table-cell>
          <table:table-cell/>
          <table:table-cell table:formula="of:=[.C88]*2+[.E88]*2+[.G88]+([.I88]+[.K88]+[.M88]+[.O88])*2+9" office:value-type="float" office:value="134" calcext:value-type="float">
            <text:p>134</text:p>
          </table:table-cell>
          <table:table-cell table:style-name="ce5" office:value-type="date" office:date-value="2013-05-01" calcext:value-type="date">
            <text:p>5月1日</text:p>
          </table:table-cell>
          <table:table-cell office:value-type="float" office:value="4" calcext:value-type="float">
            <text:p>4</text:p>
          </table:table-cell>
          <table:table-cell office:value-type="string" calcext:value-type="string">
            <text:p><text:a xlink:href="http://ja.wikipedia.org/wiki/オランダ" xlink:type="simple">http://ja.wikipedia.org/wiki/%E3%82%AA%E3%83%A9%E3%83%B3%E3%83%80</text:a></text:p>
          </table:table-cell>
          <table:table-cell/>
        </table:table-row>
        <table:table-row table:style-name="ro1">
          <table:table-cell office:value-type="string" calcext:value-type="string">
            <text:p>一般教養</text:p>
          </table:table-cell>
          <table:table-cell office:value-type="string" calcext:value-type="string">
            <text:p>ﾛﾀﾞﾝの有名な彫刻(ちょうこく)</text:p>
          </table:table-cell>
          <table:table-cell table:formula="of:=LEN([.B89])" office:value-type="float" office:value="17" calcext:value-type="float">
            <text:p>17</text:p>
          </table:table-cell>
          <table:table-cell office:value-type="string" calcext:value-type="string">
            <text:p>「？？？の市民」？</text:p>
          </table:table-cell>
          <table:table-cell table:formula="of:=LEN([.D89])" office:value-type="float" office:value="9" calcext:value-type="float">
            <text:p>9</text:p>
          </table:table-cell>
          <table:table-cell office:value-type="string" calcext:value-type="string">
            <text:p>ﾛﾀﾞﾝﾉﾕｳﾒｲﾅﾁｮｳｺｸ ﾅﾝﾉｼﾐﾝ?</text:p>
          </table:table-cell>
          <table:table-cell table:formula="of:=LEN([.F89])" office:value-type="float" office:value="23" calcext:value-type="float">
            <text:p>23</text:p>
          </table:table-cell>
          <table:table-cell office:value-type="string" calcext:value-type="string">
            <text:p>ｶﾚｰ</text:p>
          </table:table-cell>
          <table:table-cell table:formula="of:=LEN([.H89])" office:value-type="float" office:value="3" calcext:value-type="float">
            <text:p>3</text:p>
          </table:table-cell>
          <table:table-cell office:value-type="string" calcext:value-type="string">
            <text:p>ﾀﾞﾌﾞﾘﾝ</text:p>
          </table:table-cell>
          <table:table-cell table:formula="of:=LEN([.J89])" office:value-type="float" office:value="6" calcext:value-type="float">
            <text:p>6</text:p>
          </table:table-cell>
          <table:table-cell office:value-type="string" calcext:value-type="string">
            <text:p>ﾊﾝﾊﾞｰｸﾞ</text:p>
          </table:table-cell>
          <table:table-cell table:formula="of:=LEN([.L89])" office:value-type="float" office:value="7" calcext:value-type="float">
            <text:p>7</text:p>
          </table:table-cell>
          <table:table-cell office:value-type="string" calcext:value-type="string">
            <text:p>ｽﾊﾟｹﾞﾃｨ</text:p>
          </table:table-cell>
          <table:table-cell table:formula="of:=LEN([.N89])" office:value-type="float" office:value="7" calcext:value-type="float">
            <text:p>7</text:p>
          </table:table-cell>
          <table:table-cell/>
          <table:table-cell table:formula="of:=[.C89]*2+[.E89]*2+[.G89]+([.I89]+[.K89]+[.M89]+[.O89])*2+9" office:value-type="float" office:value="130" calcext:value-type="float">
            <text:p>130</text:p>
          </table:table-cell>
          <table:table-cell table:style-name="ce5" office:value-type="date" office:date-value="2013-05-01" calcext:value-type="date">
            <text:p>5月1日</text:p>
          </table:table-cell>
          <table:table-cell office:value-type="float" office:value="4" calcext:value-type="float">
            <text:p>4</text:p>
          </table:table-cell>
          <table:table-cell office:value-type="string" calcext:value-type="string">
            <text:p><text:a xlink:href="http://ja.wikipedia.org/wiki/オーギュスト・ロダン" xlink:type="simple">http://ja.wikipedia.org/wiki/%E3%82%AA%E3%83%BC%E3%82%AE%E3%83%A5%E3%82%B9%E3%83%88%E3%83%BB%E3%83%AD%E3%83%80%E3%83%B3</text:a></text:p>
          </table:table-cell>
          <table:table-cell/>
        </table:table-row>
        <table:table-row table:style-name="ro1">
          <table:table-cell office:value-type="string" calcext:value-type="string">
            <text:p>地理</text:p>
          </table:table-cell>
          <table:table-cell office:value-type="string" calcext:value-type="string">
            <text:p>ｻﾝｸﾄﾍﾟﾃﾙﾌﾞﾙｸﾞの以前の名称は？</text:p>
          </table:table-cell>
          <table:table-cell table:formula="of:=LEN([.B90])" office:value-type="float" office:value="21" calcext:value-type="float">
            <text:p>21</text:p>
          </table:table-cell>
          <table:table-cell/>
          <table:table-cell table:formula="of:=LEN([.D90])" office:value-type="float" office:value="0" calcext:value-type="float">
            <text:p>0</text:p>
          </table:table-cell>
          <table:table-cell office:value-type="string" calcext:value-type="string">
            <text:p>ｻﾝｸﾄﾍﾟﾃﾙﾌﾞﾙｸﾞﾉｲｾﾞﾝﾉﾒｲｼｮｳﾊ?</text:p>
          </table:table-cell>
          <table:table-cell table:formula="of:=LEN([.F90])" office:value-type="float" office:value="26" calcext:value-type="float">
            <text:p>26</text:p>
          </table:table-cell>
          <table:table-cell office:value-type="string" calcext:value-type="string">
            <text:p>ﾚﾆﾝｸﾞﾗｰﾄﾞ</text:p>
          </table:table-cell>
          <table:table-cell table:formula="of:=LEN([.H90])" office:value-type="float" office:value="9" calcext:value-type="float">
            <text:p>9</text:p>
          </table:table-cell>
          <table:table-cell office:value-type="string" calcext:value-type="string">
            <text:p>ｺﾞｰﾘｷｨｰ</text:p>
          </table:table-cell>
          <table:table-cell table:formula="of:=LEN([.J90])" office:value-type="float" office:value="7" calcext:value-type="float">
            <text:p>7</text:p>
          </table:table-cell>
          <table:table-cell office:value-type="string" calcext:value-type="string">
            <text:p>ﾌﾙﾝｾﾞ</text:p>
          </table:table-cell>
          <table:table-cell table:formula="of:=LEN([.N90])" office:value-type="float" office:value="7" calcext:value-type="float">
            <text:p>7</text:p>
          </table:table-cell>
          <table:table-cell office:value-type="string" calcext:value-type="string">
            <text:p>ｸｲﾋﾞｼｪﾌ</text:p>
          </table:table-cell>
          <table:table-cell table:formula="of:=LEN([.N90])" office:value-type="float" office:value="7" calcext:value-type="float">
            <text:p>7</text:p>
          </table:table-cell>
          <table:table-cell/>
          <table:table-cell table:formula="of:=[.C90]*2+[.E90]*2+[.G90]+([.I90]+[.K90]+[.M90]+[.O90])*2+9" office:value-type="float" office:value="137" calcext:value-type="float">
            <text:p>137</text:p>
          </table:table-cell>
          <table:table-cell table:style-name="ce5" office:value-type="date" office:date-value="2013-05-01" calcext:value-type="date">
            <text:p>5月1日</text:p>
          </table:table-cell>
          <table:table-cell office:value-type="float" office:value="5" calcext:value-type="float">
            <text:p>5</text:p>
          </table:table-cell>
          <table:table-cell office:value-type="string" calcext:value-type="string">
            <text:p><text:a xlink:href="http://ja.wikipedia.org/wiki/サンクトペテルブルグ" xlink:type="simple">http://ja.wikipedia.org/wiki/%E3%82%B5%E3%83%B3%E3%82%AF%E3%83%88%E3%83%9A%E3%83%86%E3%83%AB%E3%83%96%E3%83%AB%E3%82%B0</text:a></text:p>
          </table:table-cell>
          <table:table-cell/>
        </table:table-row>
        <table:table-row table:style-name="ro1">
          <table:table-cell office:value-type="string" calcext:value-type="string">
            <text:p>一般教養</text:p>
          </table:table-cell>
          <table:table-cell office:value-type="string" calcext:value-type="string">
            <text:p>ｻｹの卵「ｲｸﾗ」 この言葉は何語から</text:p>
          </table:table-cell>
          <table:table-cell table:formula="of:=LEN([.B91])" office:value-type="float" office:value="19" calcext:value-type="float">
            <text:p>19</text:p>
          </table:table-cell>
          <table:table-cell office:value-type="string" calcext:value-type="string">
            <text:p>とったもの？</text:p>
          </table:table-cell>
          <table:table-cell table:formula="of:=LEN([.D91])" office:value-type="float" office:value="6" calcext:value-type="float">
            <text:p>6</text:p>
          </table:table-cell>
          <table:table-cell office:value-type="string" calcext:value-type="string">
            <text:p>ｻｹﾉﾀﾏｺﾞｲｸﾗ ｺﾉｺﾄﾊﾞﾊﾅﾆｺﾞｶﾗﾄｯﾀﾓﾉ?</text:p>
          </table:table-cell>
          <table:table-cell table:formula="of:=LEN([.F91])" office:value-type="float" office:value="30" calcext:value-type="float">
            <text:p>30</text:p>
          </table:table-cell>
          <table:table-cell office:value-type="string" calcext:value-type="string">
            <text:p>ﾛｼｱ語</text:p>
          </table:table-cell>
          <table:table-cell table:formula="of:=LEN([.H91])" office:value-type="float" office:value="4" calcext:value-type="float">
            <text:p>4</text:p>
          </table:table-cell>
          <table:table-cell office:value-type="string" calcext:value-type="string">
            <text:p>ﾄﾞｲﾂ語</text:p>
          </table:table-cell>
          <table:table-cell table:formula="of:=LEN([.J91])" office:value-type="float" office:value="5" calcext:value-type="float">
            <text:p>5</text:p>
          </table:table-cell>
          <table:table-cell office:value-type="string" calcext:value-type="string">
            <text:p>ﾌｨﾝﾗﾝﾄﾞ語</text:p>
          </table:table-cell>
          <table:table-cell table:formula="of:=LEN([.L91])" office:value-type="float" office:value="8" calcext:value-type="float">
            <text:p>8</text:p>
          </table:table-cell>
          <table:table-cell office:value-type="string" calcext:value-type="string">
            <text:p>ｽｳｪｰﾃﾞﾝ語</text:p>
          </table:table-cell>
          <table:table-cell table:formula="of:=LEN([.N91])" office:value-type="float" office:value="8" calcext:value-type="float">
            <text:p>8</text:p>
          </table:table-cell>
          <table:table-cell/>
          <table:table-cell table:formula="of:=[.C91]*2+[.E91]*2+[.G91]+([.I91]+[.K91]+[.M91]+[.O91])*2+9" office:value-type="float" office:value="139" calcext:value-type="float">
            <text:p>139</text:p>
          </table:table-cell>
          <table:table-cell table:style-name="ce5" office:value-type="date" office:date-value="2013-05-01" calcext:value-type="date">
            <text:p>5月1日</text:p>
          </table:table-cell>
          <table:table-cell office:value-type="float" office:value="4" calcext:value-type="float">
            <text:p>4</text:p>
          </table:table-cell>
          <table:table-cell office:value-type="string" calcext:value-type="string">
            <text:p><text:a xlink:href="http://ja.wikipedia.org/wiki/イクラ" xlink:type="simple">http://ja.wikipedia.org/wiki/%E3%82%A4%E3%82%AF%E3%83%A9</text:a></text:p>
          </table:table-cell>
          <table:table-cell/>
        </table:table-row>
        <table:table-row table:style-name="ro3">
          <table:table-cell office:value-type="string" calcext:value-type="string">
            <text:p>ｹﾞｰﾑ</text:p>
          </table:table-cell>
          <table:table-cell office:value-type="string" calcext:value-type="string">
            <text:p>ｱｲﾚﾑの「10ﾔｰﾄﾞﾌｧｲﾄ」</text:p>
          </table:table-cell>
          <table:table-cell table:formula="of:=LEN([.B92])" office:value-type="float" office:value="17" calcext:value-type="float">
            <text:p>17</text:p>
          </table:table-cell>
          <table:table-cell office:value-type="string" calcext:value-type="string">
            <text:p>何をﾓﾁｰﾌとしたｹﾞｰﾑ？</text:p>
          </table:table-cell>
          <table:table-cell table:formula="of:=LEN([.D92])" office:value-type="float" office:value="14" calcext:value-type="float">
            <text:p>14</text:p>
          </table:table-cell>
          <table:table-cell office:value-type="string" calcext:value-type="string">
            <text:p>ｱｲﾚﾑﾉﾃﾝﾔｰﾄﾞﾌｧｲﾄ ﾅﾆｦﾓﾁｰﾌﾄｼﾀｹﾞｰﾑ?</text:p>
          </table:table-cell>
          <table:table-cell table:formula="of:=LEN([.F92])" office:value-type="float" office:value="31" calcext:value-type="float">
            <text:p>31</text:p>
          </table:table-cell>
          <table:table-cell office:value-type="string" calcext:value-type="string">
            <text:p>ｱﾒﾌﾄ</text:p>
          </table:table-cell>
          <table:table-cell table:formula="of:=LEN([.H92])" office:value-type="float" office:value="4" calcext:value-type="float">
            <text:p>4</text:p>
          </table:table-cell>
          <table:table-cell office:value-type="string" calcext:value-type="string">
            <text:p>ｻｯｶｰ</text:p>
          </table:table-cell>
          <table:table-cell table:formula="of:=LEN([.J92])" office:value-type="float" office:value="4" calcext:value-type="float">
            <text:p>4</text:p>
          </table:table-cell>
          <table:table-cell office:value-type="string" calcext:value-type="string">
            <text:p>ﾊﾞﾚｰﾎﾞｰﾙ</text:p>
          </table:table-cell>
          <table:table-cell table:formula="of:=LEN([.L92])" office:value-type="float" office:value="8" calcext:value-type="float">
            <text:p>8</text:p>
          </table:table-cell>
          <table:table-cell office:value-type="string" calcext:value-type="string">
            <text:p>ｱｲｽﾎｯｹｰ</text:p>
          </table:table-cell>
          <table:table-cell table:formula="of:=LEN([.N92])" office:value-type="float" office:value="7" calcext:value-type="float">
            <text:p>7</text:p>
          </table:table-cell>
          <table:table-cell/>
          <table:table-cell table:formula="of:=[.C92]*2+[.E92]*2+[.G92]+([.I92]+[.K92]+[.M92]+[.O92])*2+9" office:value-type="float" office:value="148" calcext:value-type="float">
            <text:p>148</text:p>
          </table:table-cell>
          <table:table-cell table:style-name="ce5" office:value-type="date" office:date-value="2013-05-01" calcext:value-type="date">
            <text:p>5月1日</text:p>
          </table:table-cell>
          <table:table-cell office:value-type="float" office:value="2" calcext:value-type="float">
            <text:p>2</text:p>
          </table:table-cell>
          <table:table-cell office:value-type="string" calcext:value-type="string">
            <text:p><text:a xlink:href="http://ja.wikipedia.org/wiki/10ヤードファイト" xlink:type="simple">http://ja.wikipedia.org/wiki/10%E3%83%A4%E3%83%BC%E3%83%89%E3%83%95%E3%82%A1%E3%82%A4%E3%83%88</text:a></text:p>
          </table:table-cell>
          <table:table-cell/>
        </table:table-row>
        <table:table-row table:style-name="ro1">
          <table:table-cell office:value-type="string" calcext:value-type="string">
            <text:p>文学</text:p>
          </table:table-cell>
          <table:table-cell office:value-type="string" calcext:value-type="string">
            <text:p>「百年の孤独」でﾗﾃﾝｱﾒﾘｶ文学を</text:p>
          </table:table-cell>
          <table:table-cell table:formula="of:=LEN([.B93])" office:value-type="float" office:value="18" calcext:value-type="float">
            <text:p>18</text:p>
          </table:table-cell>
          <table:table-cell office:value-type="string" calcext:value-type="string">
            <text:p>世界に知らしめた作家は？</text:p>
          </table:table-cell>
          <table:table-cell table:formula="of:=LEN([.D93])" office:value-type="float" office:value="12" calcext:value-type="float">
            <text:p>12</text:p>
          </table:table-cell>
          <table:table-cell office:value-type="string" calcext:value-type="string">
            <text:p>ﾋｬｸﾈﾝﾉｺﾄﾞｸﾃﾞ ﾗﾃﾝｱﾒﾘｶﾌﾞﾝｶﾞｸｦｾｶｲﾆｼﾗｼﾒﾀｻｯｶﾊ?_____</text:p>
          </table:table-cell>
          <table:table-cell table:formula="of:=LEN([.F93])" office:value-type="float" office:value="46" calcext:value-type="float">
            <text:p>46</text:p>
          </table:table-cell>
          <table:table-cell office:value-type="string" calcext:value-type="string">
            <text:p>ｶﾞﾙｼｱﾏﾙｹｽ</text:p>
          </table:table-cell>
          <table:table-cell table:formula="of:=LEN([.H93])" office:value-type="float" office:value="9" calcext:value-type="float">
            <text:p>9</text:p>
          </table:table-cell>
          <table:table-cell office:value-type="string" calcext:value-type="string">
            <text:p>ﾈﾙｰﾀﾞ</text:p>
          </table:table-cell>
          <table:table-cell table:formula="of:=LEN([.J93])" office:value-type="float" office:value="5" calcext:value-type="float">
            <text:p>5</text:p>
          </table:table-cell>
          <table:table-cell office:value-type="string" calcext:value-type="string">
            <text:p>ﾛﾙｶ</text:p>
          </table:table-cell>
          <table:table-cell table:formula="of:=LEN([.L93])" office:value-type="float" office:value="3" calcext:value-type="float">
            <text:p>3</text:p>
          </table:table-cell>
          <table:table-cell office:value-type="string" calcext:value-type="string">
            <text:p>ｽﾀｲﾝﾍﾞｯｸ</text:p>
          </table:table-cell>
          <table:table-cell table:formula="of:=LEN([.N93])" office:value-type="float" office:value="8" calcext:value-type="float">
            <text:p>8</text:p>
          </table:table-cell>
          <table:table-cell/>
          <table:table-cell table:formula="of:=[.C93]*2+[.E93]*2+[.G93]+([.I93]+[.K93]+[.M93]+[.O93])*2+9" office:value-type="float" office:value="165" calcext:value-type="float">
            <text:p>165</text:p>
          </table:table-cell>
          <table:table-cell table:style-name="ce5" office:value-type="date" office:date-value="2013-05-01" calcext:value-type="date">
            <text:p>5月1日</text:p>
          </table:table-cell>
          <table:table-cell office:value-type="float" office:value="5" calcext:value-type="float">
            <text:p>5</text:p>
          </table:table-cell>
          <table:table-cell office:value-type="string" calcext:value-type="string">
            <text:p><text:a xlink:href="http://ja.wikipedia.org/wiki/ガブリエル・ガルシア＝マルケス" xlink:type="simple">http://ja.wikipedia.org/wiki/%E3%82%AC%E3%83%96%E3%83%AA%E3%82%A8%E3%83%AB%E3%83%BB%E3%82%AC%E3%83%AB%E3%82%B7%E3%82%A2%EF%BC%9D%E3%83%9E%E3%83%AB%E3%82%B1%E3%82%B9</text:a></text:p>
          </table:table-cell>
          <table:table-cell/>
        </table:table-row>
        <table:table-row table:style-name="ro1">
          <table:table-cell office:value-type="string" calcext:value-type="string">
            <text:p>音楽</text:p>
          </table:table-cell>
          <table:table-cell office:value-type="string" calcext:value-type="string">
            <text:p>ﾍﾞｰﾄｰｳﾞｪﾝの交響曲第3番</text:p>
          </table:table-cell>
          <table:table-cell table:formula="of:=LEN([.B94])" office:value-type="float" office:value="16" calcext:value-type="float">
            <text:p>16</text:p>
          </table:table-cell>
          <table:table-cell office:value-type="string" calcext:value-type="string">
            <text:p>「英雄」(えいゆう) 誰を讃えたもの？</text:p>
          </table:table-cell>
          <table:table-cell table:formula="of:=LEN([.D94])" office:value-type="float" office:value="19" calcext:value-type="float">
            <text:p>19</text:p>
          </table:table-cell>
          <table:table-cell office:value-type="string" calcext:value-type="string">
            <text:p>ﾍﾞｰﾄｰｳﾞｪﾝﾉｺｳｷｮｳｷｮｸﾀﾞｲｻﾝﾊﾞﾝｴｲﾕｳ ﾀﾞﾚｦﾀﾀｴﾀﾓﾉ?</text:p>
          </table:table-cell>
          <table:table-cell table:formula="of:=LEN([.F94])" office:value-type="float" office:value="42" calcext:value-type="float">
            <text:p>42</text:p>
          </table:table-cell>
          <table:table-cell office:value-type="string" calcext:value-type="string">
            <text:p>ﾅﾎﾟﾚｵﾝ</text:p>
          </table:table-cell>
          <table:table-cell table:formula="of:=LEN([.H94])" office:value-type="float" office:value="6" calcext:value-type="float">
            <text:p>6</text:p>
          </table:table-cell>
          <table:table-cell office:value-type="string" calcext:value-type="string">
            <text:p>ﾗｲﾝﾊﾙﾄ</text:p>
          </table:table-cell>
          <table:table-cell table:formula="of:=LEN([.J94])" office:value-type="float" office:value="6" calcext:value-type="float">
            <text:p>6</text:p>
          </table:table-cell>
          <table:table-cell office:value-type="string" calcext:value-type="string">
            <text:p>ｶｴｻﾙ</text:p>
          </table:table-cell>
          <table:table-cell table:formula="of:=LEN([.L94])" office:value-type="float" office:value="4" calcext:value-type="float">
            <text:p>4</text:p>
          </table:table-cell>
          <table:table-cell office:value-type="string" calcext:value-type="string">
            <text:p>ｻｳｻﾞｰ</text:p>
          </table:table-cell>
          <table:table-cell table:formula="of:=LEN([.N94])" office:value-type="float" office:value="5" calcext:value-type="float">
            <text:p>5</text:p>
          </table:table-cell>
          <table:table-cell/>
          <table:table-cell table:formula="of:=[.C94]*2+[.E94]*2+[.G94]+([.I94]+[.K94]+[.M94]+[.O94])*2+9" office:value-type="float" office:value="163" calcext:value-type="float">
            <text:p>163</text:p>
          </table:table-cell>
          <table:table-cell table:style-name="ce5" office:value-type="date" office:date-value="2013-05-03" calcext:value-type="date">
            <text:p>5月3日</text:p>
          </table:table-cell>
          <table:table-cell office:value-type="float" office:value="3" calcext:value-type="float">
            <text:p>3</text:p>
          </table:table-cell>
          <table:table-cell office:value-type="string" calcext:value-type="string">
            <text:p><text:a xlink:href="http://ja.wikipedia.org/wiki/交響曲第3番_(ベートーヴェン" xlink:type="simple">http://ja.wikipedia.org/wiki/%E4%BA%A4%E9%9F%BF%E6%9B%B2%E7%AC%AC3%E7%95%AA_(%E3%83%99%E3%83%BC%E3%83%88%E3%83%BC%E3%83%B4%E3%82%A7%E3%83%B3</text:a>)</text:p>
          </table:table-cell>
          <table:table-cell/>
        </table:table-row>
        <table:table-row table:style-name="ro1">
          <table:table-cell office:value-type="string" calcext:value-type="string">
            <text:p>音楽</text:p>
          </table:table-cell>
          <table:table-cell office:value-type="string" calcext:value-type="string">
            <text:p>ｱﾒﾘｶ横断ｳﾙﾄﾗｸｲｽﾞのｵｰﾌﾟﾆﾝｸﾞ</text:p>
          </table:table-cell>
          <table:table-cell table:formula="of:=LEN([.B95])" office:value-type="float" office:value="23" calcext:value-type="float">
            <text:p>23</text:p>
          </table:table-cell>
          <table:table-cell office:value-type="string" calcext:value-type="string">
            <text:p>曲名は？？？のテーマ？</text:p>
          </table:table-cell>
          <table:table-cell table:formula="of:=LEN([.D95])" office:value-type="float" office:value="11" calcext:value-type="float">
            <text:p>11</text:p>
          </table:table-cell>
          <table:table-cell office:value-type="string" calcext:value-type="string">
            <text:p>ｱﾒﾘｶｵｳﾀﾞﾝｳﾙﾄﾗｸｲｽﾞﾉｵｰﾌﾟﾆﾝｸﾞ ｷｮｸﾒｲﾊﾅﾝﾉﾃｰﾏ?__</text:p>
          </table:table-cell>
          <table:table-cell table:formula="of:=LEN([.F95])" office:value-type="float" office:value="42" calcext:value-type="float">
            <text:p>42</text:p>
          </table:table-cell>
          <table:table-cell office:value-type="string" calcext:value-type="string">
            <text:p>ｽﾀｰﾄﾚｯｸ</text:p>
          </table:table-cell>
          <table:table-cell table:formula="of:=LEN([.H95])" office:value-type="float" office:value="7" calcext:value-type="float">
            <text:p>7</text:p>
          </table:table-cell>
          <table:table-cell office:value-type="string" calcext:value-type="string">
            <text:p>ｻﾝﾀﾞｰﾊﾞｰﾄﾞ</text:p>
          </table:table-cell>
          <table:table-cell table:formula="of:=LEN([.J95])" office:value-type="float" office:value="10" calcext:value-type="float">
            <text:p>10</text:p>
          </table:table-cell>
          <table:table-cell office:value-type="string" calcext:value-type="string">
            <text:p>ｽﾀｰｳｫｰｽﾞ</text:p>
          </table:table-cell>
          <table:table-cell table:formula="of:=LEN([.L95])" office:value-type="float" office:value="8" calcext:value-type="float">
            <text:p>8</text:p>
          </table:table-cell>
          <table:table-cell office:value-type="string" calcext:value-type="string">
            <text:p>ｷﾞｬﾗｸﾃｨｶ</text:p>
          </table:table-cell>
          <table:table-cell table:formula="of:=LEN([.N95])" office:value-type="float" office:value="8" calcext:value-type="float">
            <text:p>8</text:p>
          </table:table-cell>
          <table:table-cell/>
          <table:table-cell table:formula="of:=[.C95]*2+[.E95]*2+[.G95]+([.I95]+[.K95]+[.M95]+[.O95])*2+9" office:value-type="float" office:value="185" calcext:value-type="float">
            <text:p>185</text:p>
          </table:table-cell>
          <table:table-cell table:style-name="ce5" office:value-type="date" office:date-value="2013-05-03" calcext:value-type="date">
            <text:p>5月3日</text:p>
          </table:table-cell>
          <table:table-cell office:value-type="float" office:value="4" calcext:value-type="float">
            <text:p>4</text:p>
          </table:table-cell>
          <table:table-cell office:value-type="string" calcext:value-type="string">
            <text:p><text:a xlink:href="http://ja.wikipedia.org/wiki/スター・トレック#.E3.83.86.E3.83.BC.E3.83.9E.E6.9B.B2" xlink:type="simple">http://ja.wikipedia.org/wiki/%E3%82%B9%E3%82%BF%E3%83%BC%E3%83%BB%E3%83%88%E3%83%AC%E3%83%83%E3%82%AF#.E3.83.86.E3.83.BC.E3.83.9E.E6.9B.B2</text:a></text:p>
          </table:table-cell>
          <table:table-cell/>
        </table:table-row>
        <table:table-row table:style-name="ro1">
          <table:table-cell office:value-type="string" calcext:value-type="string">
            <text:p>音楽</text:p>
          </table:table-cell>
          <table:table-cell office:value-type="string" calcext:value-type="string">
            <text:p>映画「炎のﾗﾝﾅｰ」の音楽を担当したのは？</text:p>
          </table:table-cell>
          <table:table-cell table:formula="of:=LEN([.B96])" office:value-type="float" office:value="21" calcext:value-type="float">
            <text:p>21</text:p>
          </table:table-cell>
          <table:table-cell/>
          <table:table-cell table:formula="of:=LEN([.D96])" office:value-type="float" office:value="0" calcext:value-type="float">
            <text:p>0</text:p>
          </table:table-cell>
          <table:table-cell office:value-type="string" calcext:value-type="string">
            <text:p>ｴｲｶﾞ ﾎﾉｳﾉﾗﾝﾅｰﾉｵﾝｶﾞｸｦﾀﾝﾄｳｼﾀﾉﾊ?</text:p>
          </table:table-cell>
          <table:table-cell table:formula="of:=LEN([.F96])" office:value-type="float" office:value="29" calcext:value-type="float">
            <text:p>29</text:p>
          </table:table-cell>
          <table:table-cell office:value-type="string" calcext:value-type="string">
            <text:p>ｳﾞｧﾝｹﾞﾘｽ</text:p>
          </table:table-cell>
          <table:table-cell table:formula="of:=LEN([.H96])" office:value-type="float" office:value="8" calcext:value-type="float">
            <text:p>8</text:p>
          </table:table-cell>
          <table:table-cell office:value-type="string" calcext:value-type="string">
            <text:p>ｺﾞｰﾙﾄﾞｽﾐｽ</text:p>
          </table:table-cell>
          <table:table-cell table:formula="of:=LEN([.L96])" office:value-type="float" office:value="10" calcext:value-type="float">
            <text:p>10</text:p>
          </table:table-cell>
          <table:table-cell office:value-type="string" calcext:value-type="string">
            <text:p>ﾄﾞﾙﾃﾞｨﾝｶﾞｰ</text:p>
          </table:table-cell>
          <table:table-cell table:formula="of:=LEN([.L96])" office:value-type="float" office:value="10" calcext:value-type="float">
            <text:p>10</text:p>
          </table:table-cell>
          <table:table-cell office:value-type="string" calcext:value-type="string">
            <text:p>ｴｳﾞｧﾝｹﾞﾘｵﾝ</text:p>
          </table:table-cell>
          <table:table-cell table:formula="of:=LEN([.N96])" office:value-type="float" office:value="10" calcext:value-type="float">
            <text:p>10</text:p>
          </table:table-cell>
          <table:table-cell/>
          <table:table-cell table:formula="of:=[.C96]*2+[.E96]*2+[.G96]+([.I96]+[.K96]+[.M96]+[.O96])*2+9" office:value-type="float" office:value="156" calcext:value-type="float">
            <text:p>156</text:p>
          </table:table-cell>
          <table:table-cell table:style-name="ce5" office:value-type="date" office:date-value="2013-05-03" calcext:value-type="date">
            <text:p>5月3日</text:p>
          </table:table-cell>
          <table:table-cell office:value-type="float" office:value="5" calcext:value-type="float">
            <text:p>5</text:p>
          </table:table-cell>
          <table:table-cell office:value-type="string" calcext:value-type="string">
            <text:p><text:a xlink:href="http://ja.wikipedia.org/wiki/ヴァンゲリス" xlink:type="simple">http://ja.wikipedia.org/wiki/%E3%83%B4%E3%82%A1%E3%83%B3%E3%82%B2%E3%83%AA%E3%82%B9</text:a></text:p>
          </table:table-cell>
          <table:table-cell/>
        </table:table-row>
        <table:table-row table:style-name="ro3">
          <table:table-cell office:value-type="string" calcext:value-type="string">
            <text:p>国語</text:p>
          </table:table-cell>
          <table:table-cell office:value-type="string" calcext:value-type="string">
            <text:p>あめのむらくもの剣(つるぎ)</text:p>
          </table:table-cell>
          <table:table-cell table:formula="of:=LEN([.B97])" office:value-type="float" office:value="14" calcext:value-type="float">
            <text:p>14</text:p>
          </table:table-cell>
          <table:table-cell office:value-type="string" calcext:value-type="string">
            <text:p>別名を何という？</text:p>
          </table:table-cell>
          <table:table-cell table:formula="of:=LEN([.D97])" office:value-type="float" office:value="8" calcext:value-type="float">
            <text:p>8</text:p>
          </table:table-cell>
          <table:table-cell office:value-type="string" calcext:value-type="string">
            <text:p>ｱﾒﾉﾑﾗｸﾓﾉﾂﾙｷﾞ ﾍﾞﾂﾒｲｦﾅﾝﾄｲｳ?</text:p>
          </table:table-cell>
          <table:table-cell table:formula="of:=LEN([.F97])" office:value-type="float" office:value="25" calcext:value-type="float">
            <text:p>25</text:p>
          </table:table-cell>
          <table:table-cell office:value-type="string" calcext:value-type="string">
            <text:p>ｸｻﾅｷﾞﾉﾂﾙｷﾞ</text:p>
          </table:table-cell>
          <table:table-cell table:formula="of:=LEN([.H97])" office:value-type="float" office:value="10" calcext:value-type="float">
            <text:p>10</text:p>
          </table:table-cell>
          <table:table-cell office:value-type="string" calcext:value-type="string">
            <text:p>ﾔｻｶﾆﾉﾏｶﾞﾀﾏ</text:p>
          </table:table-cell>
          <table:table-cell table:formula="of:=LEN([.J97])" office:value-type="float" office:value="10" calcext:value-type="float">
            <text:p>10</text:p>
          </table:table-cell>
          <table:table-cell office:value-type="string" calcext:value-type="string">
            <text:p>ﾔﾀﾉｶｶﾞﾐ</text:p>
          </table:table-cell>
          <table:table-cell table:formula="of:=LEN([.L97])" office:value-type="float" office:value="7" calcext:value-type="float">
            <text:p>7</text:p>
          </table:table-cell>
          <table:table-cell office:value-type="string" calcext:value-type="string">
            <text:p>ﾑﾗﾏｻ</text:p>
          </table:table-cell>
          <table:table-cell table:formula="of:=LEN([.N97])" office:value-type="float" office:value="4" calcext:value-type="float">
            <text:p>4</text:p>
          </table:table-cell>
          <table:table-cell/>
          <table:table-cell table:formula="of:=[.C97]*2+[.E97]*2+[.G97]+([.I97]+[.K97]+[.M97]+[.O97])*2+9" office:value-type="float" office:value="140" calcext:value-type="float">
            <text:p>140</text:p>
          </table:table-cell>
          <table:table-cell table:style-name="ce5" office:value-type="date" office:date-value="2013-05-05" calcext:value-type="date">
            <text:p>5月5日</text:p>
          </table:table-cell>
          <table:table-cell office:value-type="float" office:value="1" calcext:value-type="float">
            <text:p>1</text:p>
          </table:table-cell>
          <table:table-cell office:value-type="string" calcext:value-type="string">
            <text:p><text:a xlink:href="http://ja.wikipedia.org/wiki/天叢雲剣" xlink:type="simple">http://ja.wikipedia.org/wiki/%E5%A4%A9%E5%8F%A2%E9%9B%B2%E5%89%A3</text:a></text:p>
          </table:table-cell>
          <table:table-cell/>
        </table:table-row>
        <table:table-row table:style-name="ro1">
          <table:table-cell office:value-type="string" calcext:value-type="string">
            <text:p>歴史</text:p>
          </table:table-cell>
          <table:table-cell office:value-type="string" calcext:value-type="string">
            <text:p>百年戦争はﾌﾗﾝｽとどの国の間で起こった戦い？</text:p>
          </table:table-cell>
          <table:table-cell table:formula="of:=LEN([.B98])" office:value-type="float" office:value="23" calcext:value-type="float">
            <text:p>23</text:p>
          </table:table-cell>
          <table:table-cell/>
          <table:table-cell table:formula="of:=LEN([.D98])" office:value-type="float" office:value="0" calcext:value-type="float">
            <text:p>0</text:p>
          </table:table-cell>
          <table:table-cell office:value-type="string" calcext:value-type="string">
            <text:p>ﾋｬｸﾈﾝｾﾝｿｳﾊﾌﾗﾝｽﾄﾄﾞﾉｸﾆﾉｱｲﾀﾞﾆｵｺｯﾀﾀﾀｶｲ?</text:p>
          </table:table-cell>
          <table:table-cell table:formula="of:=LEN([.F98])" office:value-type="float" office:value="35" calcext:value-type="float">
            <text:p>35</text:p>
          </table:table-cell>
          <table:table-cell office:value-type="string" calcext:value-type="string">
            <text:p>ｲｷﾞﾘｽ</text:p>
          </table:table-cell>
          <table:table-cell table:formula="of:=LEN([.H98])" office:value-type="float" office:value="5" calcext:value-type="float">
            <text:p>5</text:p>
          </table:table-cell>
          <table:table-cell office:value-type="string" calcext:value-type="string">
            <text:p>ｲﾀﾘｱ</text:p>
          </table:table-cell>
          <table:table-cell table:formula="of:=LEN([.J98])" office:value-type="float" office:value="4" calcext:value-type="float">
            <text:p>4</text:p>
          </table:table-cell>
          <table:table-cell office:value-type="string" calcext:value-type="string">
            <text:p>ｵﾗﾝﾀﾞ</text:p>
          </table:table-cell>
          <table:table-cell table:formula="of:=LEN([.L98])" office:value-type="float" office:value="5" calcext:value-type="float">
            <text:p>5</text:p>
          </table:table-cell>
          <table:table-cell office:value-type="string" calcext:value-type="string">
            <text:p>ｽﾍﾟｲﾝ</text:p>
          </table:table-cell>
          <table:table-cell table:formula="of:=LEN([.N98])" office:value-type="float" office:value="5" calcext:value-type="float">
            <text:p>5</text:p>
          </table:table-cell>
          <table:table-cell/>
          <table:table-cell table:formula="of:=[.C98]*2+[.E98]*2+[.G98]+([.I98]+[.K98]+[.M98]+[.O98])*2+9" office:value-type="float" office:value="128" calcext:value-type="float">
            <text:p>128</text:p>
          </table:table-cell>
          <table:table-cell table:style-name="ce5" office:value-type="date" office:date-value="2013-05-05" calcext:value-type="date">
            <text:p>5月5日</text:p>
          </table:table-cell>
          <table:table-cell office:value-type="float" office:value="2" calcext:value-type="float">
            <text:p>2</text:p>
          </table:table-cell>
          <table:table-cell office:value-type="string" calcext:value-type="string">
            <text:p><text:a xlink:href="http://ja.wikipedia.org/wiki/百年戦争" xlink:type="simple">http://ja.wikipedia.org/wiki/%E7%99%BE%E5%B9%B4%E6%88%A6%E4%BA%89</text:a></text:p>
          </table:table-cell>
          <table:table-cell/>
        </table:table-row>
        <table:table-row table:style-name="ro1">
          <table:table-cell office:value-type="string" calcext:value-type="string">
            <text:p>歴史</text:p>
          </table:table-cell>
          <table:table-cell office:value-type="string" calcext:value-type="string">
            <text:p>敵味方の空母が主力として初めて戦った</text:p>
          </table:table-cell>
          <table:table-cell table:formula="of:=LEN([.B99])" office:value-type="float" office:value="18" calcext:value-type="float">
            <text:p>18</text:p>
          </table:table-cell>
          <table:table-cell office:value-type="string" calcext:value-type="string">
            <text:p>海戦は？</text:p>
          </table:table-cell>
          <table:table-cell table:formula="of:=LEN([.D99])" office:value-type="float" office:value="4" calcext:value-type="float">
            <text:p>4</text:p>
          </table:table-cell>
          <table:table-cell office:value-type="string" calcext:value-type="string">
            <text:p>ﾃｷﾐｶﾀﾉｸｳﾎﾞｶﾞｼｭﾘｮｸﾄｼﾃﾊｼﾞﾒﾃﾀﾀｶｯﾀｶｲｾﾝﾊ?</text:p>
          </table:table-cell>
          <table:table-cell table:formula="of:=LEN([.F99])" office:value-type="float" office:value="36" calcext:value-type="float">
            <text:p>36</text:p>
          </table:table-cell>
          <table:table-cell office:value-type="string" calcext:value-type="string">
            <text:p>珊瑚海</text:p>
          </table:table-cell>
          <table:table-cell table:formula="of:=LEN([.H99])" office:value-type="float" office:value="3" calcext:value-type="float">
            <text:p>3</text:p>
          </table:table-cell>
          <table:table-cell office:value-type="string" calcext:value-type="string">
            <text:p>ﾐｯﾄﾞｳｪｰ</text:p>
          </table:table-cell>
          <table:table-cell table:formula="of:=LEN([.J99])" office:value-type="float" office:value="7" calcext:value-type="float">
            <text:p>7</text:p>
          </table:table-cell>
          <table:table-cell office:value-type="string" calcext:value-type="string">
            <text:p>真珠湾</text:p>
          </table:table-cell>
          <table:table-cell table:formula="of:=LEN([.L99])" office:value-type="float" office:value="3" calcext:value-type="float">
            <text:p>3</text:p>
          </table:table-cell>
          <table:table-cell office:value-type="string" calcext:value-type="string">
            <text:p>ﾏﾚｰ沖</text:p>
          </table:table-cell>
          <table:table-cell table:formula="of:=LEN([.N99])" office:value-type="float" office:value="4" calcext:value-type="float">
            <text:p>4</text:p>
          </table:table-cell>
          <table:table-cell/>
          <table:table-cell table:formula="of:=[.C99]*2+[.E99]*2+[.G99]+([.I99]+[.K99]+[.M99]+[.O99])*2+9" office:value-type="float" office:value="123" calcext:value-type="float">
            <text:p>123</text:p>
          </table:table-cell>
          <table:table-cell table:style-name="ce5" office:value-type="date" office:date-value="2013-05-05" calcext:value-type="date">
            <text:p>5月5日</text:p>
          </table:table-cell>
          <table:table-cell office:value-type="float" office:value="3" calcext:value-type="float">
            <text:p>3</text:p>
          </table:table-cell>
          <table:table-cell office:value-type="string" calcext:value-type="string">
            <text:p><text:a xlink:href="http://ja.wikipedia.org/wiki/珊瑚海海戦" xlink:type="simple">http://ja.wikipedia.org/wiki/%E7%8F%8A%E7%91%9A%E6%B5%B7%E6%B5%B7%E6%88%A6</text:a></text:p>
          </table:table-cell>
          <table:table-cell/>
        </table:table-row>
        <table:table-row table:style-name="ro1">
          <table:table-cell office:value-type="string" calcext:value-type="string">
            <text:p>歴史</text:p>
          </table:table-cell>
          <table:table-cell office:value-type="string" calcext:value-type="string">
            <text:p>米ｿ冷戦の末期 ﾍﾟﾚｽﾄﾛｲｶを推し進めた</text:p>
          </table:table-cell>
          <table:table-cell table:formula="of:=LEN([.B100])" office:value-type="float" office:value="22" calcext:value-type="float">
            <text:p>22</text:p>
          </table:table-cell>
          <table:table-cell office:value-type="string" calcext:value-type="string">
            <text:p>ｿ連の指導者は？</text:p>
          </table:table-cell>
          <table:table-cell table:formula="of:=LEN([.D100])" office:value-type="float" office:value="8" calcext:value-type="float">
            <text:p>8</text:p>
          </table:table-cell>
          <table:table-cell office:value-type="string" calcext:value-type="string">
            <text:p>ﾍﾞｲｿﾚｲｾﾝﾉﾏｯｷ ﾍﾟﾚｽﾄﾛｲｶｦｵｼｽｽﾒﾀ ｿﾚﾝﾉｼﾄﾞｳｼｬﾊ?____</text:p>
          </table:table-cell>
          <table:table-cell table:formula="of:=LEN([.F100])" office:value-type="float" office:value="45" calcext:value-type="float">
            <text:p>45</text:p>
          </table:table-cell>
          <table:table-cell office:value-type="string" calcext:value-type="string">
            <text:p>ｺﾞﾙﾊﾞﾁｮﾌ</text:p>
          </table:table-cell>
          <table:table-cell table:formula="of:=LEN([.H100])" office:value-type="float" office:value="8" calcext:value-type="float">
            <text:p>8</text:p>
          </table:table-cell>
          <table:table-cell office:value-type="string" calcext:value-type="string">
            <text:p>ﾌﾞﾚｼﾞﾈﾌ</text:p>
          </table:table-cell>
          <table:table-cell table:formula="of:=LEN([.J100])" office:value-type="float" office:value="7" calcext:value-type="float">
            <text:p>7</text:p>
          </table:table-cell>
          <table:table-cell office:value-type="string" calcext:value-type="string">
            <text:p>ﾌﾙｼﾁｮﾌ</text:p>
          </table:table-cell>
          <table:table-cell table:formula="of:=LEN([.L100])" office:value-type="float" office:value="6" calcext:value-type="float">
            <text:p>6</text:p>
          </table:table-cell>
          <table:table-cell office:value-type="string" calcext:value-type="string">
            <text:p>ｻﾞﾝｷﾞｴﾌ</text:p>
          </table:table-cell>
          <table:table-cell table:formula="of:=LEN([.N100])" office:value-type="float" office:value="7" calcext:value-type="float">
            <text:p>7</text:p>
          </table:table-cell>
          <table:table-cell/>
          <table:table-cell table:formula="of:=[.C100]*2+[.E100]*2+[.G100]+([.I100]+[.K100]+[.M100]+[.O100])*2+9" office:value-type="float" office:value="170" calcext:value-type="float">
            <text:p>170</text:p>
          </table:table-cell>
          <table:table-cell table:style-name="ce5" office:value-type="date" office:date-value="2013-05-05" calcext:value-type="date">
            <text:p>5月5日</text:p>
          </table:table-cell>
          <table:table-cell office:value-type="float" office:value="1" calcext:value-type="float">
            <text:p>1</text:p>
          </table:table-cell>
          <table:table-cell office:value-type="string" calcext:value-type="string">
            <text:p><text:a xlink:href="http://ja.wikipedia.org/wiki/ペレストロイカ" xlink:type="simple">http://ja.wikipedia.org/wiki/%E3%83%9A%E3%83%AC%E3%82%B9%E3%83%88%E3%83%AD%E3%82%A4%E3%82%AB</text:a></text:p>
          </table:table-cell>
          <table:table-cell/>
        </table:table-row>
        <table:table-row table:style-name="ro3">
          <table:table-cell office:value-type="string" calcext:value-type="string">
            <text:p>一般教養</text:p>
          </table:table-cell>
          <table:table-cell office:value-type="string" calcext:value-type="string">
            <text:p>不特定多数の人が突如公共の場に集合し</text:p>
          </table:table-cell>
          <table:table-cell table:formula="of:=LEN([.B101])" office:value-type="float" office:value="18" calcext:value-type="float">
            <text:p>18</text:p>
          </table:table-cell>
          <table:table-cell office:value-type="string" calcext:value-type="string">
            <text:p>ﾊﾟﾌｫｰﾏﾝｽするのは？</text:p>
          </table:table-cell>
          <table:table-cell table:formula="of:=LEN([.D101])" office:value-type="float" office:value="13" calcext:value-type="float">
            <text:p>13</text:p>
          </table:table-cell>
          <table:table-cell office:value-type="string" calcext:value-type="string">
            <text:p>ﾌﾄｸﾃｲﾀｽｳﾉﾋﾄｶﾞﾄﾂｼﾞｮｺｳｷｮｳﾉﾊﾞﾆｱﾂﾏﾘ ﾊﾟﾌｫｰﾏﾝｽｽﾙﾉﾊ?______</text:p>
          </table:table-cell>
          <table:table-cell table:formula="of:=LEN([.F101])" office:value-type="float" office:value="51" calcext:value-type="float">
            <text:p>51</text:p>
          </table:table-cell>
          <table:table-cell office:value-type="string" calcext:value-type="string">
            <text:p>ﾌﾗｯｼｭﾓﾌﾞ</text:p>
          </table:table-cell>
          <table:table-cell table:formula="of:=LEN([.H101])" office:value-type="float" office:value="8" calcext:value-type="float">
            <text:p>8</text:p>
          </table:table-cell>
          <table:table-cell office:value-type="string" calcext:value-type="string">
            <text:p>ﾃﾞﾓ</text:p>
          </table:table-cell>
          <table:table-cell table:formula="of:=LEN([.J101])" office:value-type="float" office:value="3" calcext:value-type="float">
            <text:p>3</text:p>
          </table:table-cell>
          <table:table-cell office:value-type="string" calcext:value-type="string">
            <text:p>ｵﾌ会</text:p>
          </table:table-cell>
          <table:table-cell table:formula="of:=LEN([.L101])" office:value-type="float" office:value="3" calcext:value-type="float">
            <text:p>3</text:p>
          </table:table-cell>
          <table:table-cell office:value-type="string" calcext:value-type="string">
            <text:p>三々五々</text:p>
          </table:table-cell>
          <table:table-cell table:formula="of:=LEN([.N101])" office:value-type="float" office:value="4" calcext:value-type="float">
            <text:p>4</text:p>
          </table:table-cell>
          <table:table-cell/>
          <table:table-cell table:formula="of:=[.C101]*2+[.E101]*2+[.G101]+([.I101]+[.K101]+[.M101]+[.O101])*2+9" office:value-type="float" office:value="158" calcext:value-type="float">
            <text:p>158</text:p>
          </table:table-cell>
          <table:table-cell table:style-name="ce5" office:value-type="date" office:date-value="2013-05-05" calcext:value-type="date">
            <text:p>5月5日</text:p>
          </table:table-cell>
          <table:table-cell office:value-type="float" office:value="5" calcext:value-type="float">
            <text:p>5</text:p>
          </table:table-cell>
          <table:table-cell office:value-type="string" calcext:value-type="string">
            <text:p><text:a xlink:href="http://ja.wikipedia.org/wiki/フラッシュモブ" xlink:type="simple">http://ja.wikipedia.org/wiki/%E3%83%95%E3%83%A9%E3%83%83%E3%82%B7%E3%83%A5%E3%83%A2%E3%83%96</text:a></text:p>
          </table:table-cell>
          <table:table-cell/>
        </table:table-row>
        <table:table-row table:style-name="ro1">
          <table:table-cell office:value-type="string" calcext:value-type="string">
            <text:p>軍事</text:p>
          </table:table-cell>
          <table:table-cell office:value-type="string" calcext:value-type="string">
            <text:p>「空母」とは何の略称？</text:p>
          </table:table-cell>
          <table:table-cell table:formula="of:=LEN([.B102])" office:value-type="float" office:value="11" calcext:value-type="float">
            <text:p>11</text:p>
          </table:table-cell>
          <table:table-cell/>
          <table:table-cell table:formula="of:=LEN([.D102])" office:value-type="float" office:value="0" calcext:value-type="float">
            <text:p>0</text:p>
          </table:table-cell>
          <table:table-cell office:value-type="string" calcext:value-type="string">
            <text:p>ｸｳﾎﾞﾄﾊﾅﾝﾉﾘｬｸｼｮｳ?</text:p>
          </table:table-cell>
          <table:table-cell table:formula="of:=LEN([.F102])" office:value-type="float" office:value="16" calcext:value-type="float">
            <text:p>16</text:p>
          </table:table-cell>
          <table:table-cell office:value-type="string" calcext:value-type="string">
            <text:p>こうくうぼかん</text:p>
          </table:table-cell>
          <table:table-cell table:formula="of:=LEN([.H102])" office:value-type="float" office:value="7" calcext:value-type="float">
            <text:p>7</text:p>
          </table:table-cell>
          <table:table-cell office:value-type="string" calcext:value-type="string">
            <text:p>せんかん</text:p>
          </table:table-cell>
          <table:table-cell table:formula="of:=LEN([.J102])" office:value-type="float" office:value="4" calcext:value-type="float">
            <text:p>4</text:p>
          </table:table-cell>
          <table:table-cell office:value-type="string" calcext:value-type="string">
            <text:p>せんすいかん</text:p>
          </table:table-cell>
          <table:table-cell table:formula="of:=LEN([.L102])" office:value-type="float" office:value="6" calcext:value-type="float">
            <text:p>6</text:p>
          </table:table-cell>
          <table:table-cell office:value-type="string" calcext:value-type="string">
            <text:p>たいむぼかん</text:p>
          </table:table-cell>
          <table:table-cell table:formula="of:=LEN([.N102])" office:value-type="float" office:value="6" calcext:value-type="float">
            <text:p>6</text:p>
          </table:table-cell>
          <table:table-cell/>
          <table:table-cell table:formula="of:=[.C102]*2+[.E102]*2+[.G102]+([.I102]+[.K102]+[.M102]+[.O102])*2+9" office:value-type="float" office:value="93" calcext:value-type="float">
            <text:p>93</text:p>
          </table:table-cell>
          <table:table-cell table:style-name="ce5" office:value-type="date" office:date-value="2013-05-05" calcext:value-type="date">
            <text:p>5月5日</text:p>
          </table:table-cell>
          <table:table-cell office:value-type="float" office:value="1" calcext:value-type="float">
            <text:p>1</text:p>
          </table:table-cell>
          <table:table-cell office:value-type="string" calcext:value-type="string">
            <text:p><text:a xlink:href="http://ja.wikipedia.org/wiki/空母" xlink:type="simple">http://ja.wikipedia.org/wiki/%E7%A9%BA%E6%AF%8D</text:a></text:p>
          </table:table-cell>
          <table:table-cell/>
        </table:table-row>
        <table:table-row table:style-name="ro1">
          <table:table-cell office:value-type="string" calcext:value-type="string">
            <text:p>軍事</text:p>
          </table:table-cell>
          <table:table-cell office:value-type="string" calcext:value-type="string">
            <text:p>9mmﾊﾟﾗﾍﾞﾗﾑ弾 「ﾊﾟﾗﾍﾞﾗﾑ」という</text:p>
          </table:table-cell>
          <table:table-cell table:formula="of:=LEN([.B103])" office:value-type="float" office:value="24" calcext:value-type="float">
            <text:p>24</text:p>
          </table:table-cell>
          <table:table-cell office:value-type="string" calcext:value-type="string">
            <text:p>言葉に込められた意味は？</text:p>
          </table:table-cell>
          <table:table-cell table:formula="of:=LEN([.D103])" office:value-type="float" office:value="12" calcext:value-type="float">
            <text:p>12</text:p>
          </table:table-cell>
          <table:table-cell office:value-type="string" calcext:value-type="string">
            <text:p>ｷｭｳﾐﾘﾊﾟﾗﾍﾞﾗﾑﾀﾞﾝ ﾊﾟﾗﾍﾞﾗﾑﾄｲｳｺﾄﾊﾞﾆｺﾒﾗﾚﾀｲﾐﾊ?</text:p>
          </table:table-cell>
          <table:table-cell table:formula="of:=LEN([.F103])" office:value-type="float" office:value="40" calcext:value-type="float">
            <text:p>40</text:p>
          </table:table-cell>
          <table:table-cell office:value-type="string" calcext:value-type="string">
            <text:p>戦いに備えよ</text:p>
          </table:table-cell>
          <table:table-cell table:formula="of:=LEN([.H103])" office:value-type="float" office:value="6" calcext:value-type="float">
            <text:p>6</text:p>
          </table:table-cell>
          <table:table-cell office:value-type="string" calcext:value-type="string">
            <text:p>主よどこに行くのか</text:p>
          </table:table-cell>
          <table:table-cell table:formula="of:=LEN([.J103])" office:value-type="float" office:value="9" calcext:value-type="float">
            <text:p>9</text:p>
          </table:table-cell>
          <table:table-cell office:value-type="string" calcext:value-type="string">
            <text:p>賽は投げられた</text:p>
          </table:table-cell>
          <table:table-cell table:formula="of:=LEN([.L103])" office:value-type="float" office:value="7" calcext:value-type="float">
            <text:p>7</text:p>
          </table:table-cell>
          <table:table-cell office:value-type="string" calcext:value-type="string">
            <text:p>死ぬことを忘れるな</text:p>
          </table:table-cell>
          <table:table-cell table:formula="of:=LEN([.N103])" office:value-type="float" office:value="9" calcext:value-type="float">
            <text:p>9</text:p>
          </table:table-cell>
          <table:table-cell/>
          <table:table-cell table:formula="of:=[.C103]*2+[.E103]*2+[.G103]+([.I103]+[.K103]+[.M103]+[.O103])*2+9" office:value-type="float" office:value="183" calcext:value-type="float">
            <text:p>183</text:p>
          </table:table-cell>
          <table:table-cell table:style-name="ce5" office:value-type="date" office:date-value="2013-05-05" calcext:value-type="date">
            <text:p>5月5日</text:p>
          </table:table-cell>
          <table:table-cell office:value-type="float" office:value="5" calcext:value-type="float">
            <text:p>5</text:p>
          </table:table-cell>
          <table:table-cell office:value-type="string" calcext:value-type="string">
            <text:p><text:a xlink:href="http://ja.wikipedia.org/wiki/9mmパラベラム弾" xlink:type="simple">http://ja.wikipedia.org/wiki/9mm%E3%83%91%E3%83%A9%E3%83%99%E3%83%A9%E3%83%A0%E5%BC%BE</text:a></text:p>
          </table:table-cell>
          <table:table-cell/>
        </table:table-row>
        <table:table-row table:style-name="ro3">
          <table:table-cell office:value-type="string" calcext:value-type="string">
            <text:p>ｹﾞｰﾑ</text:p>
          </table:table-cell>
          <table:table-cell office:value-type="string" calcext:value-type="string">
            <text:p>ﾊﾞｲｵﾊｻﾞｰﾄﾞが最初に発売された</text:p>
          </table:table-cell>
          <table:table-cell table:formula="of:=LEN([.B104])" office:value-type="float" office:value="19" calcext:value-type="float">
            <text:p>19</text:p>
          </table:table-cell>
          <table:table-cell office:value-type="string" calcext:value-type="string">
            <text:p>ｹﾞｰﾑ機は？</text:p>
          </table:table-cell>
          <table:table-cell table:formula="of:=LEN([.D104])" office:value-type="float" office:value="7" calcext:value-type="float">
            <text:p>7</text:p>
          </table:table-cell>
          <table:table-cell office:value-type="string" calcext:value-type="string">
            <text:p>ﾊﾞｲｵﾊｻﾞｰﾄﾞｶﾞｻｲｼｮﾆﾊﾂﾊﾞｲｻﾚﾀｹﾞｰﾑｷﾊ?</text:p>
          </table:table-cell>
          <table:table-cell table:formula="of:=LEN([.F104])" office:value-type="float" office:value="32" calcext:value-type="float">
            <text:p>32</text:p>
          </table:table-cell>
          <table:table-cell office:value-type="string" calcext:value-type="string">
            <text:p>ﾌﾟﾚｲｽﾃｰｼｮﾝ</text:p>
          </table:table-cell>
          <table:table-cell table:formula="of:=LEN([.H104])" office:value-type="float" office:value="10" calcext:value-type="float">
            <text:p>10</text:p>
          </table:table-cell>
          <table:table-cell office:value-type="string" calcext:value-type="string">
            <text:p>ｾｶﾞｻﾀｰﾝ</text:p>
          </table:table-cell>
          <table:table-cell table:formula="of:=LEN([.J104])" office:value-type="float" office:value="7" calcext:value-type="float">
            <text:p>7</text:p>
          </table:table-cell>
          <table:table-cell office:value-type="string" calcext:value-type="string">
            <text:p>3DO</text:p>
          </table:table-cell>
          <table:table-cell table:formula="of:=LEN([.L104])" office:value-type="float" office:value="3" calcext:value-type="float">
            <text:p>3</text:p>
          </table:table-cell>
          <table:table-cell office:value-type="string" calcext:value-type="string">
            <text:p>ｼﾞｬｶﾞｰ</text:p>
          </table:table-cell>
          <table:table-cell table:formula="of:=LEN([.N104])" office:value-type="float" office:value="6" calcext:value-type="float">
            <text:p>6</text:p>
          </table:table-cell>
          <table:table-cell/>
          <table:table-cell table:formula="of:=[.C104]*2+[.E104]*2+[.G104]+([.I104]+[.K104]+[.M104]+[.O104])*2+9" office:value-type="float" office:value="145" calcext:value-type="float">
            <text:p>145</text:p>
          </table:table-cell>
          <table:table-cell table:style-name="ce5" office:value-type="date" office:date-value="2013-05-05" calcext:value-type="date">
            <text:p>5月5日</text:p>
          </table:table-cell>
          <table:table-cell office:value-type="float" office:value="1" calcext:value-type="float">
            <text:p>1</text:p>
          </table:table-cell>
          <table:table-cell office:value-type="string" calcext:value-type="string">
            <text:p><text:a xlink:href="http://ja.wikipedia.org/wiki/バイオハザード_(ゲーム" xlink:type="simple">http://ja.wikipedia.org/wiki/%E3%83%90%E3%82%A4%E3%82%AA%E3%83%8F%E3%82%B6%E3%83%BC%E3%83%89_(%E3%82%B2%E3%83%BC%E3%83%A0</text:a>)</text:p>
          </table:table-cell>
          <table:table-cell/>
        </table:table-row>
        <table:table-row table:style-name="ro3">
          <table:table-cell office:value-type="string" calcext:value-type="string">
            <text:p>ｽﾎﾟｰﾂ</text:p>
          </table:table-cell>
          <table:table-cell office:value-type="string" calcext:value-type="string">
            <text:p>ｽｹｰﾄの荒川静香 話題となったｲﾅﾊﾞｳｱｰは</text:p>
          </table:table-cell>
          <table:table-cell table:formula="of:=LEN([.B105])" office:value-type="float" office:value="24" calcext:value-type="float">
            <text:p>24</text:p>
          </table:table-cell>
          <table:table-cell office:value-type="string" calcext:value-type="string">
            <text:p>本来どんな技？</text:p>
          </table:table-cell>
          <table:table-cell table:formula="of:=LEN([.D105])" office:value-type="float" office:value="7" calcext:value-type="float">
            <text:p>7</text:p>
          </table:table-cell>
          <table:table-cell office:value-type="string" calcext:value-type="string">
            <text:p>ｽｹｰﾄﾉｱﾗｶﾜｼｽﾞｶ ﾜﾀﾞｲﾄﾄﾅｯﾀｲﾅﾊﾞｳｱｰﾄﾊﾎﾝﾗｲﾄﾞﾝﾅﾜｻﾞ?</text:p>
          </table:table-cell>
          <table:table-cell table:formula="of:=LEN([.F105])" office:value-type="float" office:value="44" calcext:value-type="float">
            <text:p>44</text:p>
          </table:table-cell>
          <table:table-cell office:value-type="string" calcext:value-type="string">
            <text:p>横滑り</text:p>
          </table:table-cell>
          <table:table-cell table:formula="of:=LEN([.H105])" office:value-type="float" office:value="3" calcext:value-type="float">
            <text:p>3</text:p>
          </table:table-cell>
          <table:table-cell office:value-type="string" calcext:value-type="string">
            <text:p>のけぞり</text:p>
          </table:table-cell>
          <table:table-cell table:formula="of:=LEN([.J105])" office:value-type="float" office:value="4" calcext:value-type="float">
            <text:p>4</text:p>
          </table:table-cell>
          <table:table-cell office:value-type="string" calcext:value-type="string">
            <text:p>ｼﾞｬﾝﾌﾟ</text:p>
          </table:table-cell>
          <table:table-cell table:formula="of:=LEN([.L105])" office:value-type="float" office:value="6" calcext:value-type="float">
            <text:p>6</text:p>
          </table:table-cell>
          <table:table-cell office:value-type="string" calcext:value-type="string">
            <text:p>寝転ぶ</text:p>
          </table:table-cell>
          <table:table-cell table:formula="of:=LEN([.N105])" office:value-type="float" office:value="3" calcext:value-type="float">
            <text:p>3</text:p>
          </table:table-cell>
          <table:table-cell/>
          <table:table-cell table:formula="of:=[.C105]*2+[.E105]*2+[.G105]+([.I105]+[.K105]+[.M105]+[.O105])*2+9" office:value-type="float" office:value="147" calcext:value-type="float">
            <text:p>147</text:p>
          </table:table-cell>
          <table:table-cell table:style-name="ce5" office:value-type="date" office:date-value="2013-05-05" calcext:value-type="date">
            <text:p>5月5日</text:p>
          </table:table-cell>
          <table:table-cell office:value-type="float" office:value="3" calcext:value-type="float">
            <text:p>3</text:p>
          </table:table-cell>
          <table:table-cell office:value-type="string" calcext:value-type="string">
            <text:p><text:a xlink:href="http://ja.wikipedia.org/wiki/イナバウアー" xlink:type="simple">http://ja.wikipedia.org/wiki/%E3%82%A4%E3%83%8A%E3%83%90%E3%82%A6%E3%82%A2%E3%83%BC</text:a></text:p>
          </table:table-cell>
          <table:table-cell/>
        </table:table-row>
        <table:table-row table:style-name="ro1">
          <table:table-cell office:value-type="string" calcext:value-type="string">
            <text:p>一般教養</text:p>
          </table:table-cell>
          <table:table-cell office:value-type="string" calcext:value-type="string">
            <text:p>お酒の泡盛(あわもり)は次のうちどれと仲間？</text:p>
          </table:table-cell>
          <table:table-cell table:formula="of:=LEN([.B106])" office:value-type="float" office:value="22" calcext:value-type="float">
            <text:p>22</text:p>
          </table:table-cell>
          <table:table-cell/>
          <table:table-cell table:formula="of:=LEN([.D106])" office:value-type="float" office:value="0" calcext:value-type="float">
            <text:p>0</text:p>
          </table:table-cell>
          <table:table-cell office:value-type="string" calcext:value-type="string">
            <text:p>ｵｻｹﾉｱﾜﾓﾘﾊﾂｷﾞﾉｳﾁﾄﾞﾚﾄﾅｶﾏ?</text:p>
          </table:table-cell>
          <table:table-cell table:formula="of:=LEN([.F106])" office:value-type="float" office:value="23" calcext:value-type="float">
            <text:p>23</text:p>
          </table:table-cell>
          <table:table-cell office:value-type="string" calcext:value-type="string">
            <text:p>しょうちゅう</text:p>
          </table:table-cell>
          <table:table-cell table:formula="of:=LEN([.H106])" office:value-type="float" office:value="6" calcext:value-type="float">
            <text:p>6</text:p>
          </table:table-cell>
          <table:table-cell office:value-type="string" calcext:value-type="string">
            <text:p>日本酒</text:p>
          </table:table-cell>
          <table:table-cell table:formula="of:=LEN([.J106])" office:value-type="float" office:value="3" calcext:value-type="float">
            <text:p>3</text:p>
          </table:table-cell>
          <table:table-cell office:value-type="string" calcext:value-type="string">
            <text:p>どぶろく</text:p>
          </table:table-cell>
          <table:table-cell table:formula="of:=LEN([.L106])" office:value-type="float" office:value="4" calcext:value-type="float">
            <text:p>4</text:p>
          </table:table-cell>
          <table:table-cell office:value-type="string" calcext:value-type="string">
            <text:p>ワイン</text:p>
          </table:table-cell>
          <table:table-cell table:formula="of:=LEN([.N106])" office:value-type="float" office:value="3" calcext:value-type="float">
            <text:p>3</text:p>
          </table:table-cell>
          <table:table-cell/>
          <table:table-cell table:formula="of:=[.C106]*2+[.E106]*2+[.G106]+([.I106]+[.K106]+[.M106]+[.O106])*2+9" office:value-type="float" office:value="108" calcext:value-type="float">
            <text:p>108</text:p>
          </table:table-cell>
          <table:table-cell table:style-name="ce5" office:value-type="date" office:date-value="2013-05-05" calcext:value-type="date">
            <text:p>5月5日</text:p>
          </table:table-cell>
          <table:table-cell office:value-type="float" office:value="4" calcext:value-type="float">
            <text:p>4</text:p>
          </table:table-cell>
          <table:table-cell office:value-type="string" calcext:value-type="string">
            <text:p><text:a xlink:href="http://ja.wikipedia.org/wiki/泡盛" xlink:type="simple">http://ja.wikipedia.org/wiki/%E6%B3%A1%E7%9B%9B</text:a></text:p>
          </table:table-cell>
          <table:table-cell/>
        </table:table-row>
        <table:table-row table:style-name="ro3">
          <table:table-cell office:value-type="string" calcext:value-type="string">
            <text:p>ｹﾞｰﾑ</text:p>
          </table:table-cell>
          <table:table-cell office:value-type="string" calcext:value-type="string">
            <text:p>囲碁において 初手を中央に打つことを</text:p>
          </table:table-cell>
          <table:table-cell table:formula="of:=LEN([.B107])" office:value-type="float" office:value="18" calcext:value-type="float">
            <text:p>18</text:p>
          </table:table-cell>
          <table:table-cell office:value-type="string" calcext:value-type="string">
            <text:p>何という？</text:p>
          </table:table-cell>
          <table:table-cell table:formula="of:=LEN([.D107])" office:value-type="float" office:value="5" calcext:value-type="float">
            <text:p>5</text:p>
          </table:table-cell>
          <table:table-cell office:value-type="string" calcext:value-type="string">
            <text:p>ｲｺﾞﾆｵｲﾃ ｼｮﾃｦﾁｭｳｵｳﾆｳﾂｺﾄｦﾅﾝﾄｲｳ?</text:p>
          </table:table-cell>
          <table:table-cell table:formula="of:=LEN([.F107])" office:value-type="float" office:value="29" calcext:value-type="float">
            <text:p>29</text:p>
          </table:table-cell>
          <table:table-cell office:value-type="string" calcext:value-type="string">
            <text:p>天元(てんげん)</text:p>
          </table:table-cell>
          <table:table-cell table:formula="of:=LEN([.H107])" office:value-type="float" office:value="8" calcext:value-type="float">
            <text:p>8</text:p>
          </table:table-cell>
          <table:table-cell office:value-type="string" calcext:value-type="string">
            <text:p>小目(こもく)</text:p>
          </table:table-cell>
          <table:table-cell table:formula="of:=LEN([.J107])" office:value-type="float" office:value="7" calcext:value-type="float">
            <text:p>7</text:p>
          </table:table-cell>
          <table:table-cell office:value-type="string" calcext:value-type="string">
            <text:p>星(ほし)</text:p>
          </table:table-cell>
          <table:table-cell table:formula="of:=LEN([.L107])" office:value-type="float" office:value="5" calcext:value-type="float">
            <text:p>5</text:p>
          </table:table-cell>
          <table:table-cell office:value-type="string" calcext:value-type="string">
            <text:p>シチョウ</text:p>
          </table:table-cell>
          <table:table-cell table:formula="of:=LEN([.N107])" office:value-type="float" office:value="4" calcext:value-type="float">
            <text:p>4</text:p>
          </table:table-cell>
          <table:table-cell/>
          <table:table-cell table:formula="of:=[.C107]*2+[.E107]*2+[.G107]+([.I107]+[.K107]+[.M107]+[.O107])*2+9" office:value-type="float" office:value="132" calcext:value-type="float">
            <text:p>132</text:p>
          </table:table-cell>
          <table:table-cell table:style-name="ce5" office:value-type="date" office:date-value="2013-05-05" calcext:value-type="date">
            <text:p>5月5日</text:p>
          </table:table-cell>
          <table:table-cell office:value-type="float" office:value="5" calcext:value-type="float">
            <text:p>5</text:p>
          </table:table-cell>
          <table:table-cell office:value-type="string" calcext:value-type="string">
            <text:p><text:a xlink:href="http://ja.wikipedia.org/wiki/天元_(着点" xlink:type="simple">http://ja.wikipedia.org/wiki/%E5%A4%A9%E5%85%83_(%E7%9D%80%E7%82%B9</text:a>)</text:p>
          </table:table-cell>
          <table:table-cell/>
        </table:table-row>
        <table:table-row table:style-name="ro1">
          <table:table-cell office:value-type="string" calcext:value-type="string">
            <text:p>ことわざ</text:p>
          </table:table-cell>
          <table:table-cell office:value-type="string" calcext:value-type="string">
            <text:p>完璧(かんぺき)の故事 「へき」とは何のこと？</text:p>
          </table:table-cell>
          <table:table-cell table:formula="of:=LEN([.B108])" office:value-type="float" office:value="23" calcext:value-type="float">
            <text:p>23</text:p>
          </table:table-cell>
          <table:table-cell/>
          <table:table-cell table:formula="of:=LEN([.D108])" office:value-type="float" office:value="0" calcext:value-type="float">
            <text:p>0</text:p>
          </table:table-cell>
          <table:table-cell office:value-type="string" calcext:value-type="string">
            <text:p>ｶﾝﾍﾟｷﾉｺｼﾞ ﾍｷﾄﾊﾅﾝﾉｺﾄ?</text:p>
          </table:table-cell>
          <table:table-cell table:formula="of:=LEN([.F108])" office:value-type="float" office:value="20" calcext:value-type="float">
            <text:p>20</text:p>
          </table:table-cell>
          <table:table-cell office:value-type="string" calcext:value-type="string">
            <text:p>宝玉(ほうぎょく)</text:p>
          </table:table-cell>
          <table:table-cell table:formula="of:=LEN([.H108])" office:value-type="float" office:value="9" calcext:value-type="float">
            <text:p>9</text:p>
          </table:table-cell>
          <table:table-cell office:value-type="string" calcext:value-type="string">
            <text:p>癖(くせ)</text:p>
          </table:table-cell>
          <table:table-cell table:formula="of:=LEN([.J108])" office:value-type="float" office:value="5" calcext:value-type="float">
            <text:p>5</text:p>
          </table:table-cell>
          <table:table-cell office:value-type="string" calcext:value-type="string">
            <text:p>手柄(てがら)</text:p>
          </table:table-cell>
          <table:table-cell table:formula="of:=LEN([.L108])" office:value-type="float" office:value="7" calcext:value-type="float">
            <text:p>7</text:p>
          </table:table-cell>
          <table:table-cell office:value-type="string" calcext:value-type="string">
            <text:p>ﾇﾘｶﾍﾞ</text:p>
          </table:table-cell>
          <table:table-cell table:formula="of:=LEN([.N108])" office:value-type="float" office:value="5" calcext:value-type="float">
            <text:p>5</text:p>
          </table:table-cell>
          <table:table-cell/>
          <table:table-cell table:formula="of:=[.C108]*2+[.E108]*2+[.G108]+([.I108]+[.K108]+[.M108]+[.O108])*2+9" office:value-type="float" office:value="127" calcext:value-type="float">
            <text:p>127</text:p>
          </table:table-cell>
          <table:table-cell table:style-name="ce5" office:value-type="date" office:date-value="2013-05-05" calcext:value-type="date">
            <text:p>5月5日</text:p>
          </table:table-cell>
          <table:table-cell office:value-type="float" office:value="5" calcext:value-type="float">
            <text:p>5</text:p>
          </table:table-cell>
          <table:table-cell office:value-type="string" calcext:value-type="string">
            <text:p><text:a xlink:href="http://gogen-allguide.com/ka/kanpeki.html" xlink:type="simple">http://gogen-allguide.com/ka/kanpeki.html</text:a></text:p>
          </table:table-cell>
          <table:table-cell/>
        </table:table-row>
        <table:table-row table:style-name="ro3">
          <table:table-cell office:value-type="string" calcext:value-type="string">
            <text:p>ｹﾞｰﾑ</text:p>
          </table:table-cell>
          <table:table-cell office:value-type="string" calcext:value-type="string">
            <text:p>ｹﾞｰﾑ ﾀﾞﾝｼﾞｮﾝｽﾞ&amp;ﾄﾞﾗｺﾞﾝｽﾞ</text:p>
          </table:table-cell>
          <table:table-cell table:formula="of:=LEN([.B109])" office:value-type="float" office:value="23" calcext:value-type="float">
            <text:p>23</text:p>
          </table:table-cell>
          <table:table-cell office:value-type="string" calcext:value-type="string">
            <text:p>「ﾀﾞﾝｼﾞｮﾝ」とはどんな意味？</text:p>
          </table:table-cell>
          <table:table-cell table:formula="of:=LEN([.D109])" office:value-type="float" office:value="17" calcext:value-type="float">
            <text:p>17</text:p>
          </table:table-cell>
          <table:table-cell office:value-type="string" calcext:value-type="string">
            <text:p>ﾀﾞﾝｼﾞｮﾝｽﾞｱﾝﾄﾞﾄﾞﾗｺﾞﾝｽﾞ ﾀﾞﾝｼﾞｮﾝﾄﾊﾄﾞﾝﾅｲﾐ?</text:p>
          </table:table-cell>
          <table:table-cell table:formula="of:=LEN([.F109])" office:value-type="float" office:value="38" calcext:value-type="float">
            <text:p>38</text:p>
          </table:table-cell>
          <table:table-cell office:value-type="string" calcext:value-type="string">
            <text:p>地下牢(ちかろう)</text:p>
          </table:table-cell>
          <table:table-cell table:formula="of:=LEN([.H109])" office:value-type="float" office:value="9" calcext:value-type="float">
            <text:p>9</text:p>
          </table:table-cell>
          <table:table-cell office:value-type="string" calcext:value-type="string">
            <text:p>迷宮(めいきゅう)</text:p>
          </table:table-cell>
          <table:table-cell table:formula="of:=LEN([.J109])" office:value-type="float" office:value="9" calcext:value-type="float">
            <text:p>9</text:p>
          </table:table-cell>
          <table:table-cell office:value-type="string" calcext:value-type="string">
            <text:p>怪物(かいぶつ)</text:p>
          </table:table-cell>
          <table:table-cell table:formula="of:=LEN([.L109])" office:value-type="float" office:value="8" calcext:value-type="float">
            <text:p>8</text:p>
          </table:table-cell>
          <table:table-cell office:value-type="string" calcext:value-type="string">
            <text:p>会社(かいしゃ)</text:p>
          </table:table-cell>
          <table:table-cell table:formula="of:=LEN([.N109])" office:value-type="float" office:value="8" calcext:value-type="float">
            <text:p>8</text:p>
          </table:table-cell>
          <table:table-cell/>
          <table:table-cell table:formula="of:=[.C109]*2+[.E109]*2+[.G109]+([.I109]+[.K109]+[.M109]+[.O109])*2+9" office:value-type="float" office:value="195" calcext:value-type="float">
            <text:p>195</text:p>
          </table:table-cell>
          <table:table-cell table:style-name="ce5" office:value-type="date" office:date-value="2013-05-05" calcext:value-type="date">
            <text:p>5月5日</text:p>
          </table:table-cell>
          <table:table-cell office:value-type="float" office:value="4" calcext:value-type="float">
            <text:p>4</text:p>
          </table:table-cell>
          <table:table-cell office:value-type="string" calcext:value-type="string">
            <text:p><text:a xlink:href="http://ejje.weblio.jp/content/dungeon" xlink:type="simple">http://ejje.weblio.jp/content/dungeon</text:a></text:p>
          </table:table-cell>
          <table:table-cell/>
        </table:table-row>
        <table:table-row table:style-name="ro3">
          <table:table-cell office:value-type="string" calcext:value-type="string">
            <text:p>音楽</text:p>
          </table:table-cell>
          <table:table-cell office:value-type="string" calcext:value-type="string">
            <text:p>世界一売れたとしてｷﾞﾈｽにも</text:p>
          </table:table-cell>
          <table:table-cell table:formula="of:=LEN([.B110])" office:value-type="float" office:value="15" calcext:value-type="float">
            <text:p>15</text:p>
          </table:table-cell>
          <table:table-cell office:value-type="string" calcext:value-type="string">
            <text:p>載った ﾏｲｹﾙ・ｼﾞｬｸｿﾝのｱﾙﾊﾞﾑは？</text:p>
          </table:table-cell>
          <table:table-cell table:formula="of:=LEN([.D110])" office:value-type="float" office:value="23" calcext:value-type="float">
            <text:p>23</text:p>
          </table:table-cell>
          <table:table-cell office:value-type="string" calcext:value-type="string">
            <text:p>ｾｶｲｲﾁｳﾚﾀﾄｼﾃｷﾞﾈｽﾆﾓﾉｯﾀ ﾏｲｹﾙｼﾞｬｸｿﾝﾉｱﾙﾊﾞﾑﾊ?</text:p>
          </table:table-cell>
          <table:table-cell table:formula="of:=LEN([.F110])" office:value-type="float" office:value="39" calcext:value-type="float">
            <text:p>39</text:p>
          </table:table-cell>
          <table:table-cell office:value-type="string" calcext:value-type="string">
            <text:p>ｽﾘﾗｰ</text:p>
          </table:table-cell>
          <table:table-cell table:formula="of:=LEN([.H110])" office:value-type="float" office:value="4" calcext:value-type="float">
            <text:p>4</text:p>
          </table:table-cell>
          <table:table-cell office:value-type="string" calcext:value-type="string">
            <text:p>ﾊﾞｯﾄﾞ</text:p>
          </table:table-cell>
          <table:table-cell table:formula="of:=LEN([.J110])" office:value-type="float" office:value="5" calcext:value-type="float">
            <text:p>5</text:p>
          </table:table-cell>
          <table:table-cell office:value-type="string" calcext:value-type="string">
            <text:p>THIS IS IT</text:p>
          </table:table-cell>
          <table:table-cell table:formula="of:=LEN([.L110])" office:value-type="float" office:value="10" calcext:value-type="float">
            <text:p>10</text:p>
          </table:table-cell>
          <table:table-cell office:value-type="string" calcext:value-type="string">
            <text:p>ﾋｽﾄﾘｰ</text:p>
          </table:table-cell>
          <table:table-cell table:formula="of:=LEN([.N110])" office:value-type="float" office:value="5" calcext:value-type="float">
            <text:p>5</text:p>
          </table:table-cell>
          <table:table-cell/>
          <table:table-cell table:formula="of:=[.C110]*2+[.E110]*2+[.G110]+([.I110]+[.K110]+[.M110]+[.O110])*2+9" office:value-type="float" office:value="172" calcext:value-type="float">
            <text:p>172</text:p>
          </table:table-cell>
          <table:table-cell table:style-name="ce5" office:value-type="date" office:date-value="2013-05-05" calcext:value-type="date">
            <text:p>5月5日</text:p>
          </table:table-cell>
          <table:table-cell office:value-type="float" office:value="2" calcext:value-type="float">
            <text:p>2</text:p>
          </table:table-cell>
          <table:table-cell office:value-type="string" calcext:value-type="string">
            <text:p><text:a xlink:href="http://ja.wikipedia.org/wiki/スリラー_(アルバム" xlink:type="simple">http://ja.wikipedia.org/wiki/%E3%82%B9%E3%83%AA%E3%83%A9%E3%83%BC_(%E3%82%A2%E3%83%AB%E3%83%90%E3%83%A0</text:a>)</text:p>
          </table:table-cell>
          <table:table-cell/>
        </table:table-row>
        <table:table-row table:style-name="ro3">
          <table:table-cell office:value-type="string" calcext:value-type="string">
            <text:p>ｽﾎﾟｰﾂ</text:p>
          </table:table-cell>
          <table:table-cell office:value-type="string" calcext:value-type="string">
            <text:p>ﾌﾟﾛﾚｽ 2mの大男「ｱﾝﾄﾞﾚ・ｻﾞ・？？」</text:p>
          </table:table-cell>
          <table:table-cell table:formula="of:=LEN([.B111])" office:value-type="float" office:value="24" calcext:value-type="float">
            <text:p>24</text:p>
          </table:table-cell>
          <table:table-cell office:value-type="string" calcext:value-type="string">
            <text:p>？？？に入るのは？</text:p>
          </table:table-cell>
          <table:table-cell table:formula="of:=LEN([.D111])" office:value-type="float" office:value="9" calcext:value-type="float">
            <text:p>9</text:p>
          </table:table-cell>
          <table:table-cell office:value-type="string" calcext:value-type="string">
            <text:p>ﾌﾟﾛﾚｽ ﾆﾒｰﾀｰﾉｵｵｵﾄｺｱﾝﾄﾞﾚｻﾞﾊﾃﾅ ﾊﾃﾅﾆﾊｲﾙﾉﾊ?</text:p>
          </table:table-cell>
          <table:table-cell table:formula="of:=LEN([.F111])" office:value-type="float" office:value="38" calcext:value-type="float">
            <text:p>38</text:p>
          </table:table-cell>
          <table:table-cell office:value-type="string" calcext:value-type="string">
            <text:p>ｼﾞｬｲｱﾝﾄ</text:p>
          </table:table-cell>
          <table:table-cell table:formula="of:=LEN([.H111])" office:value-type="float" office:value="7" calcext:value-type="float">
            <text:p>7</text:p>
          </table:table-cell>
          <table:table-cell office:value-type="string" calcext:value-type="string">
            <text:p>ﾀｲｶﾞｰ</text:p>
          </table:table-cell>
          <table:table-cell table:formula="of:=LEN([.J111])" office:value-type="float" office:value="5" calcext:value-type="float">
            <text:p>5</text:p>
          </table:table-cell>
          <table:table-cell office:value-type="string" calcext:value-type="string">
            <text:p>ﾄﾞﾗｺﾞﾝ</text:p>
          </table:table-cell>
          <table:table-cell table:formula="of:=LEN([.L111])" office:value-type="float" office:value="6" calcext:value-type="float">
            <text:p>6</text:p>
          </table:table-cell>
          <table:table-cell office:value-type="string" calcext:value-type="string">
            <text:p>ﾍﾞｲｽﾀｰ</text:p>
          </table:table-cell>
          <table:table-cell table:formula="of:=LEN([.N111])" office:value-type="float" office:value="6" calcext:value-type="float">
            <text:p>6</text:p>
          </table:table-cell>
          <table:table-cell/>
          <table:table-cell table:formula="of:=[.C111]*2+[.E111]*2+[.G111]+([.I111]+[.K111]+[.M111]+[.O111])*2+9" office:value-type="float" office:value="161" calcext:value-type="float">
            <text:p>161</text:p>
          </table:table-cell>
          <table:table-cell table:style-name="ce5" office:value-type="date" office:date-value="2013-05-05" calcext:value-type="date">
            <text:p>5月5日</text:p>
          </table:table-cell>
          <table:table-cell office:value-type="float" office:value="1" calcext:value-type="float">
            <text:p>1</text:p>
          </table:table-cell>
          <table:table-cell table:style-name="Default" office:value-type="string" calcext:value-type="string">
            <text:p><text:a xlink:href="http://ja.wikipedia.org/wiki/アンドレ・ザ・ジャイアント" xlink:type="simple">http://ja.wikipedia.org/wiki/%E3%82%A2%E3%83%B3%E3%83%89%E3%83%AC%E3%83%BB%E3%82%B6%E3%83%BB%E3%82%B8%E3%83%A3%E3%82%A4%E3%82%A2%E3%83%B3%E3%83%88</text:a></text:p>
          </table:table-cell>
          <table:table-cell/>
        </table:table-row>
        <table:table-row table:style-name="ro3">
          <table:table-cell office:value-type="string" calcext:value-type="string">
            <text:p>数学</text:p>
          </table:table-cell>
          <table:table-cell office:value-type="string" calcext:value-type="string">
            <text:p>17×53=「90○」 ○に入るのは？</text:p>
          </table:table-cell>
          <table:table-cell table:formula="of:=LEN([.B112])" office:value-type="float" office:value="19" calcext:value-type="float">
            <text:p>19</text:p>
          </table:table-cell>
          <table:table-cell/>
          <table:table-cell table:formula="of:=LEN([.D112])" office:value-type="float" office:value="0" calcext:value-type="float">
            <text:p>0</text:p>
          </table:table-cell>
          <table:table-cell office:value-type="string" calcext:value-type="string">
            <text:p>ｼﾞｭｳﾅﾅｶｹﾙｺﾞｼﾞｭｳｻﾝﾊｷｭｳﾋｬｸ ﾏﾙﾆﾊｲﾙﾉﾊ?</text:p>
          </table:table-cell>
          <table:table-cell table:formula="of:=LEN([.F112])" office:value-type="float" office:value="34" calcext:value-type="float">
            <text:p>34</text:p>
          </table:table-cell>
          <table:table-cell office:value-type="float" office:value="1" calcext:value-type="float">
            <text:p>1</text:p>
          </table:table-cell>
          <table:table-cell table:formula="of:=LEN([.H112])" office:value-type="float" office:value="1" calcext:value-type="float">
            <text:p>1</text:p>
          </table:table-cell>
          <table:table-cell office:value-type="float" office:value="3" calcext:value-type="float">
            <text:p>3</text:p>
          </table:table-cell>
          <table:table-cell table:formula="of:=LEN([.J112])" office:value-type="float" office:value="1" calcext:value-type="float">
            <text:p>1</text:p>
          </table:table-cell>
          <table:table-cell office:value-type="float" office:value="5" calcext:value-type="float">
            <text:p>5</text:p>
          </table:table-cell>
          <table:table-cell table:formula="of:=LEN([.L112])" office:value-type="float" office:value="1" calcext:value-type="float">
            <text:p>1</text:p>
          </table:table-cell>
          <table:table-cell office:value-type="float" office:value="7" calcext:value-type="float">
            <text:p>7</text:p>
          </table:table-cell>
          <table:table-cell table:formula="of:=LEN([.N112])" office:value-type="float" office:value="1" calcext:value-type="float">
            <text:p>1</text:p>
          </table:table-cell>
          <table:table-cell/>
          <table:table-cell table:formula="of:=[.C112]*2+[.E112]*2+[.G112]+([.I112]+[.K112]+[.M112]+[.O112])*2+9" office:value-type="float" office:value="89" calcext:value-type="float">
            <text:p>89</text:p>
          </table:table-cell>
          <table:table-cell table:style-name="ce5" office:value-type="date" office:date-value="2013-05-05" calcext:value-type="date">
            <text:p>5月5日</text:p>
          </table:table-cell>
          <table:table-cell office:value-type="float" office:value="2" calcext:value-type="float">
            <text:p>2</text:p>
          </table:table-cell>
          <table:table-cell office:value-type="string" calcext:value-type="string">
            <text:p>出典なし</text:p>
          </table:table-cell>
          <table:table-cell/>
        </table:table-row>
        <table:table-row table:style-name="ro1">
          <table:table-cell office:value-type="string" calcext:value-type="string">
            <text:p>一般教養</text:p>
          </table:table-cell>
          <table:table-cell office:value-type="string" calcext:value-type="string">
            <text:p>大相撲(おおずもう)で関取(せきとり)が結う</text:p>
          </table:table-cell>
          <table:table-cell table:formula="of:=LEN([.B98])" office:value-type="float" office:value="23" calcext:value-type="float">
            <text:p>23</text:p>
          </table:table-cell>
          <table:table-cell office:value-type="string" calcext:value-type="string">
            <text:p>まげを何という？</text:p>
          </table:table-cell>
          <table:table-cell table:formula="of:=LEN([.D113])" office:value-type="float" office:value="8" calcext:value-type="float">
            <text:p>8</text:p>
          </table:table-cell>
          <table:table-cell office:value-type="string" calcext:value-type="string">
            <text:p>ｵｵｽﾞﾓｳﾃﾞｾｷﾄﾘｶﾞﾕｳﾏｹﾞｦﾅﾝﾄｲｳ?</text:p>
          </table:table-cell>
          <table:table-cell table:formula="of:=LEN([.F113])" office:value-type="float" office:value="26" calcext:value-type="float">
            <text:p>26</text:p>
          </table:table-cell>
          <table:table-cell office:value-type="string" calcext:value-type="string">
            <text:p>おおいちょう</text:p>
          </table:table-cell>
          <table:table-cell table:formula="of:=LEN([.H113])" office:value-type="float" office:value="6" calcext:value-type="float">
            <text:p>6</text:p>
          </table:table-cell>
          <table:table-cell office:value-type="string" calcext:value-type="string">
            <text:p>まつ</text:p>
          </table:table-cell>
          <table:table-cell table:formula="of:=LEN([.J113])" office:value-type="float" office:value="2" calcext:value-type="float">
            <text:p>2</text:p>
          </table:table-cell>
          <table:table-cell office:value-type="string" calcext:value-type="string">
            <text:p>すぎ</text:p>
          </table:table-cell>
          <table:table-cell table:formula="of:=LEN([.L113])" office:value-type="float" office:value="2" calcext:value-type="float">
            <text:p>2</text:p>
          </table:table-cell>
          <table:table-cell office:value-type="string" calcext:value-type="string">
            <text:p>ひのき</text:p>
          </table:table-cell>
          <table:table-cell table:formula="of:=LEN([.N113])" office:value-type="float" office:value="3" calcext:value-type="float">
            <text:p>3</text:p>
          </table:table-cell>
          <table:table-cell/>
          <table:table-cell table:formula="of:=[.C113]*2+[.E113]*2+[.G113]+([.I113]+[.K113]+[.M113]+[.O113])*2+9" office:value-type="float" office:value="123" calcext:value-type="float">
            <text:p>123</text:p>
          </table:table-cell>
          <table:table-cell table:style-name="ce5" office:value-type="date" office:date-value="2013-05-05" calcext:value-type="date">
            <text:p>5月5日</text:p>
          </table:table-cell>
          <table:table-cell office:value-type="float" office:value="2" calcext:value-type="float">
            <text:p>2</text:p>
          </table:table-cell>
          <table:table-cell office:value-type="string" calcext:value-type="string">
            <text:p><text:a xlink:href="http://ja.wikipedia.org/wiki/大銀杏" xlink:type="simple">http://ja.wikipedia.org/wiki/%E5%A4%A7%E9%8A%80%E6%9D%8F</text:a></text:p>
          </table:table-cell>
          <table:table-cell/>
        </table:table-row>
        <table:table-row table:style-name="ro1">
          <table:table-cell office:value-type="string" calcext:value-type="string">
            <text:p>軍事</text:p>
          </table:table-cell>
          <table:table-cell office:value-type="string" calcext:value-type="string">
            <text:p>「ｵｽﾌﾟﾚｲ」 飛行機の用途としては何？</text:p>
          </table:table-cell>
          <table:table-cell table:formula="of:=LEN([.B114])" office:value-type="float" office:value="21" calcext:value-type="float">
            <text:p>21</text:p>
          </table:table-cell>
          <table:table-cell/>
          <table:table-cell table:formula="of:=LEN([.D114])" office:value-type="float" office:value="0" calcext:value-type="float">
            <text:p>0</text:p>
          </table:table-cell>
          <table:table-cell office:value-type="string" calcext:value-type="string">
            <text:p>ｵｽﾌﾟﾚｲ ﾋｺｳｷﾉﾖｳﾄﾄｼﾃﾊﾅﾆ?</text:p>
          </table:table-cell>
          <table:table-cell table:formula="of:=LEN([.F114])" office:value-type="float" office:value="22" calcext:value-type="float">
            <text:p>22</text:p>
          </table:table-cell>
          <table:table-cell office:value-type="string" calcext:value-type="string">
            <text:p>輸送機(ゆそうき)</text:p>
          </table:table-cell>
          <table:table-cell table:formula="of:=LEN([.H114])" office:value-type="float" office:value="9" calcext:value-type="float">
            <text:p>9</text:p>
          </table:table-cell>
          <table:table-cell office:value-type="string" calcext:value-type="string">
            <text:p>戦闘機(せんとうき)</text:p>
          </table:table-cell>
          <table:table-cell table:formula="of:=LEN([.J114])" office:value-type="float" office:value="10" calcext:value-type="float">
            <text:p>10</text:p>
          </table:table-cell>
          <table:table-cell office:value-type="string" calcext:value-type="string">
            <text:p>爆撃機(ばくげきき)</text:p>
          </table:table-cell>
          <table:table-cell table:formula="of:=LEN([.L114])" office:value-type="float" office:value="10" calcext:value-type="float">
            <text:p>10</text:p>
          </table:table-cell>
          <table:table-cell office:value-type="string" calcext:value-type="string">
            <text:p>旅客機(りょかくき)</text:p>
          </table:table-cell>
          <table:table-cell table:formula="of:=LEN([.N114])" office:value-type="float" office:value="10" calcext:value-type="float">
            <text:p>10</text:p>
          </table:table-cell>
          <table:table-cell/>
          <table:table-cell table:formula="of:=[.C114]*2+[.E114]*2+[.G114]+([.I114]+[.K114]+[.M114]+[.O114])*2+9" office:value-type="float" office:value="151" calcext:value-type="float">
            <text:p>151</text:p>
          </table:table-cell>
          <table:table-cell table:style-name="ce5" office:value-type="date" office:date-value="2013-05-06" calcext:value-type="date">
            <text:p>5月6日</text:p>
          </table:table-cell>
          <table:table-cell office:value-type="float" office:value="2" calcext:value-type="float">
            <text:p>2</text:p>
          </table:table-cell>
          <table:table-cell office:value-type="string" calcext:value-type="string">
            <text:p><text:a xlink:href="http://ja.wikipedia.org/wiki/オスプレイ" xlink:type="simple">http://ja.wikipedia.org/wiki/%E3%82%AA%E3%82%B9%E3%83%97%E3%83%AC%E3%82%A4</text:a></text:p>
          </table:table-cell>
          <table:table-cell/>
        </table:table-row>
        <table:table-row table:style-name="ro1">
          <table:table-cell office:value-type="string" calcext:value-type="string">
            <text:p>IT</text:p>
          </table:table-cell>
          <table:table-cell office:value-type="string" calcext:value-type="string">
            <text:p>「ｺﾋﾟｰﾚﾌﾄ」という概念に基づいた</text:p>
          </table:table-cell>
          <table:table-cell table:formula="of:=LEN([.B115])" office:value-type="float" office:value="19" calcext:value-type="float">
            <text:p>19</text:p>
          </table:table-cell>
          <table:table-cell office:value-type="string" calcext:value-type="string">
            <text:p>ｵｰﾌﾟﾝｿｰｽのﾗｲｾﾝｽは？</text:p>
          </table:table-cell>
          <table:table-cell table:formula="of:=LEN([.D115])" office:value-type="float" office:value="16" calcext:value-type="float">
            <text:p>16</text:p>
          </table:table-cell>
          <table:table-cell office:value-type="string" calcext:value-type="string">
            <text:p>ｺﾋﾟｰﾚﾌﾄﾄｲｳｶﾞｲﾈﾝﾆﾓﾄﾂﾞｲﾀ ｵｰﾌﾟﾝｿｰｽﾉﾗｲｾﾝｽﾊ?</text:p>
          </table:table-cell>
          <table:table-cell table:formula="of:=LEN([.F115])" office:value-type="float" office:value="39" calcext:value-type="float">
            <text:p>39</text:p>
          </table:table-cell>
          <table:table-cell office:value-type="string" calcext:value-type="string">
            <text:p>GPL</text:p>
          </table:table-cell>
          <table:table-cell table:formula="of:=LEN([.H115])" office:value-type="float" office:value="3" calcext:value-type="float">
            <text:p>3</text:p>
          </table:table-cell>
          <table:table-cell office:value-type="string" calcext:value-type="string">
            <text:p>BSDﾗｲｾﾝｽ</text:p>
          </table:table-cell>
          <table:table-cell table:formula="of:=LEN([.J115])" office:value-type="float" office:value="8" calcext:value-type="float">
            <text:p>8</text:p>
          </table:table-cell>
          <table:table-cell office:value-type="string" calcext:value-type="string">
            <text:p>ｱﾊﾟｯﾁﾗｲｾﾝｽ</text:p>
          </table:table-cell>
          <table:table-cell table:formula="of:=LEN([.L115])" office:value-type="float" office:value="10" calcext:value-type="float">
            <text:p>10</text:p>
          </table:table-cell>
          <table:table-cell office:value-type="string" calcext:value-type="string">
            <text:p>CC</text:p>
          </table:table-cell>
          <table:table-cell table:formula="of:=LEN([.N115])" office:value-type="float" office:value="2" calcext:value-type="float">
            <text:p>2</text:p>
          </table:table-cell>
          <table:table-cell/>
          <table:table-cell table:formula="of:=[.C115]*2+[.E115]*2+[.G115]+([.I115]+[.K115]+[.M115]+[.O115])*2+9" office:value-type="float" office:value="164" calcext:value-type="float">
            <text:p>164</text:p>
          </table:table-cell>
          <table:table-cell table:style-name="ce5" office:value-type="date" office:date-value="2013-05-06" calcext:value-type="date">
            <text:p>5月6日</text:p>
          </table:table-cell>
          <table:table-cell office:value-type="float" office:value="4" calcext:value-type="float">
            <text:p>4</text:p>
          </table:table-cell>
          <table:table-cell office:value-type="string" calcext:value-type="string">
            <text:p><text:a xlink:href="http://ja.wikipedia.org/wiki/GNU_General_Public_License" xlink:type="simple">http://ja.wikipedia.org/wiki/GNU_General_Public_License</text:a></text:p>
          </table:table-cell>
          <table:table-cell/>
        </table:table-row>
        <table:table-row table:style-name="ro1">
          <table:table-cell office:value-type="string" calcext:value-type="string">
            <text:p>理科</text:p>
          </table:table-cell>
          <table:table-cell office:value-type="string" calcext:value-type="string">
            <text:p>化学物質の「L-ｱｽｺﾙﾋﾞﾝ酸(さん)」</text:p>
          </table:table-cell>
          <table:table-cell table:formula="of:=LEN([.B116])" office:value-type="float" office:value="21" calcext:value-type="float">
            <text:p>21</text:p>
          </table:table-cell>
          <table:table-cell table:style-name="ce2" office:value-type="string" calcext:value-type="string">
            <text:p>通称は？</text:p>
          </table:table-cell>
          <table:table-cell table:formula="of:=LEN([.D116])" office:value-type="float" office:value="4" calcext:value-type="float">
            <text:p>4</text:p>
          </table:table-cell>
          <table:table-cell office:value-type="string" calcext:value-type="string">
            <text:p>ｶｶﾞｸﾌﾞｯｼﾂﾉｴﾙｱｽｺﾙﾋﾞﾝｻﾝ ﾂｳｼｮｳﾊ?</text:p>
          </table:table-cell>
          <table:table-cell table:formula="of:=LEN([.F116])" office:value-type="float" office:value="29" calcext:value-type="float">
            <text:p>29</text:p>
          </table:table-cell>
          <table:table-cell office:value-type="string" calcext:value-type="string">
            <text:p>ﾋﾞﾀﾐﾝC</text:p>
          </table:table-cell>
          <table:table-cell table:formula="of:=LEN([.H116])" office:value-type="float" office:value="6" calcext:value-type="float">
            <text:p>6</text:p>
          </table:table-cell>
          <table:table-cell office:value-type="string" calcext:value-type="string">
            <text:p>たんぱく質</text:p>
          </table:table-cell>
          <table:table-cell table:formula="of:=LEN([.J116])" office:value-type="float" office:value="5" calcext:value-type="float">
            <text:p>5</text:p>
          </table:table-cell>
          <table:table-cell office:value-type="string" calcext:value-type="string">
            <text:p>脂肪(しぼう)</text:p>
          </table:table-cell>
          <table:table-cell table:formula="of:=LEN([.L116])" office:value-type="float" office:value="7" calcext:value-type="float">
            <text:p>7</text:p>
          </table:table-cell>
          <table:table-cell office:value-type="string" calcext:value-type="string">
            <text:p>ｶﾙｼｳﾑ</text:p>
          </table:table-cell>
          <table:table-cell table:formula="of:=LEN([.N116])" office:value-type="float" office:value="5" calcext:value-type="float">
            <text:p>5</text:p>
          </table:table-cell>
          <table:table-cell/>
          <table:table-cell table:formula="of:=[.C116]*2+[.E116]*2+[.G116]+([.I116]+[.K116]+[.M116]+[.O116])*2+9" office:value-type="float" office:value="134" calcext:value-type="float">
            <text:p>134</text:p>
          </table:table-cell>
          <table:table-cell table:style-name="ce5" office:value-type="date" office:date-value="2013-05-06" calcext:value-type="date">
            <text:p>5月6日</text:p>
          </table:table-cell>
          <table:table-cell office:value-type="float" office:value="4" calcext:value-type="float">
            <text:p>4</text:p>
          </table:table-cell>
          <table:table-cell office:value-type="string" calcext:value-type="string">
            <text:p><text:a xlink:href="http://ja.wikipedia.org/wiki/ビタミンC" xlink:type="simple">http://ja.wikipedia.org/wiki/%E3%83%93%E3%82%BF%E3%83%9F%E3%83%B3C</text:a></text:p>
          </table:table-cell>
          <table:table-cell/>
        </table:table-row>
        <table:table-row table:style-name="ro1">
          <table:table-cell office:value-type="string" calcext:value-type="string">
            <text:p>数学</text:p>
          </table:table-cell>
          <table:table-cell office:value-type="string" calcext:value-type="string">
            <text:p>二つの数に共通する約数のうち</text:p>
          </table:table-cell>
          <table:table-cell table:formula="of:=LEN([.B117])" office:value-type="float" office:value="14" calcext:value-type="float">
            <text:p>14</text:p>
          </table:table-cell>
          <table:table-cell office:value-type="string" calcext:value-type="string">
            <text:p>最大のものを何という？</text:p>
          </table:table-cell>
          <table:table-cell table:formula="of:=LEN([.D117])" office:value-type="float" office:value="11" calcext:value-type="float">
            <text:p>11</text:p>
          </table:table-cell>
          <table:table-cell office:value-type="string" calcext:value-type="string">
            <text:p>ﾌﾀﾂﾉｶｽﾞﾆｷｮｳﾂｳｽﾙﾔｸｽｳﾉｳﾁ ｻｲﾀﾞｲﾉﾓﾉｦﾅﾝﾄｲｳ?</text:p>
          </table:table-cell>
          <table:table-cell table:formula="of:=LEN([.F117])" office:value-type="float" office:value="38" calcext:value-type="float">
            <text:p>38</text:p>
          </table:table-cell>
          <table:table-cell office:value-type="string" calcext:value-type="string">
            <text:p>最大公約数</text:p>
          </table:table-cell>
          <table:table-cell table:formula="of:=LEN([.H117])" office:value-type="float" office:value="5" calcext:value-type="float">
            <text:p>5</text:p>
          </table:table-cell>
          <table:table-cell office:value-type="string" calcext:value-type="string">
            <text:p>最小公倍数</text:p>
          </table:table-cell>
          <table:table-cell table:formula="of:=LEN([.J117])" office:value-type="float" office:value="5" calcext:value-type="float">
            <text:p>5</text:p>
          </table:table-cell>
          <table:table-cell office:value-type="string" calcext:value-type="string">
            <text:p>完全数</text:p>
          </table:table-cell>
          <table:table-cell table:formula="of:=LEN([.L117])" office:value-type="float" office:value="3" calcext:value-type="float">
            <text:p>3</text:p>
          </table:table-cell>
          <table:table-cell office:value-type="string" calcext:value-type="string">
            <text:p>平方数</text:p>
          </table:table-cell>
          <table:table-cell table:formula="of:=LEN([.N117])" office:value-type="float" office:value="3" calcext:value-type="float">
            <text:p>3</text:p>
          </table:table-cell>
          <table:table-cell/>
          <table:table-cell table:formula="of:=[.C117]*2+[.E117]*2+[.G117]+([.I117]+[.K117]+[.M117]+[.O117])*2+9" office:value-type="float" office:value="129" calcext:value-type="float">
            <text:p>129</text:p>
          </table:table-cell>
          <table:table-cell table:style-name="ce5" office:value-type="date" office:date-value="2013-05-06" calcext:value-type="date">
            <text:p>5月6日</text:p>
          </table:table-cell>
          <table:table-cell office:value-type="float" office:value="2" calcext:value-type="float">
            <text:p>2</text:p>
          </table:table-cell>
          <table:table-cell office:value-type="string" calcext:value-type="string">
            <text:p><text:a xlink:href="http://ja.wikipedia.org/wiki/最大公約数" xlink:type="simple">http://ja.wikipedia.org/wiki/%E6%9C%80%E5%A4%A7%E5%85%AC%E7%B4%84%E6%95%B0</text:a></text:p>
          </table:table-cell>
          <table:table-cell/>
        </table:table-row>
        <table:table-row table:style-name="ro3">
          <table:table-cell office:value-type="string" calcext:value-type="string">
            <text:p>ｹﾞｰﾑ</text:p>
          </table:table-cell>
          <table:table-cell office:value-type="string" calcext:value-type="string">
            <text:p>「ﾐﾝﾅﾆ ﾅｲｼｮﾀﾞﾖ」</text:p>
          </table:table-cell>
          <table:table-cell table:formula="of:=LEN([.B118])" office:value-type="float" office:value="14" calcext:value-type="float">
            <text:p>14</text:p>
          </table:table-cell>
          <table:table-cell office:value-type="string" calcext:value-type="string">
            <text:p>このｾﾘﾌが出てくるｹﾞｰﾑは？</text:p>
          </table:table-cell>
          <table:table-cell table:formula="of:=LEN([.D118])" office:value-type="float" office:value="16" calcext:value-type="float">
            <text:p>16</text:p>
          </table:table-cell>
          <table:table-cell office:value-type="string" calcext:value-type="string">
            <text:p>ﾐﾝﾅﾆﾅｲｼｮﾀﾞﾖ ｺﾉｾﾘﾌｶﾞﾃﾞﾃｸﾙｹﾞｰﾑﾊ?</text:p>
          </table:table-cell>
          <table:table-cell table:formula="of:=LEN([.F118])" office:value-type="float" office:value="30" calcext:value-type="float">
            <text:p>30</text:p>
          </table:table-cell>
          <table:table-cell office:value-type="string" calcext:value-type="string">
            <text:p>ｾﾞﾙﾀﾞの伝説</text:p>
          </table:table-cell>
          <table:table-cell table:formula="of:=LEN([.H118])" office:value-type="float" office:value="8" calcext:value-type="float">
            <text:p>8</text:p>
          </table:table-cell>
          <table:table-cell office:value-type="string" calcext:value-type="string">
            <text:p>ﾄﾞﾝｷｰｺﾝｸﾞ</text:p>
          </table:table-cell>
          <table:table-cell table:formula="of:=LEN([.J118])" office:value-type="float" office:value="9" calcext:value-type="float">
            <text:p>9</text:p>
          </table:table-cell>
          <table:table-cell office:value-type="string" calcext:value-type="string">
            <text:p>ｽｰﾊﾟｰﾏﾘｵ</text:p>
          </table:table-cell>
          <table:table-cell table:formula="of:=LEN([.L118])" office:value-type="float" office:value="8" calcext:value-type="float">
            <text:p>8</text:p>
          </table:table-cell>
          <table:table-cell office:value-type="string" calcext:value-type="string">
            <text:p>ｶﾗﾃｶ</text:p>
          </table:table-cell>
          <table:table-cell table:formula="of:=LEN([.N118])" office:value-type="float" office:value="4" calcext:value-type="float">
            <text:p>4</text:p>
          </table:table-cell>
          <table:table-cell/>
          <table:table-cell table:formula="of:=[.C118]*2+[.E118]*2+[.G118]+([.I118]+[.K118]+[.M118]+[.O118])*2+9" office:value-type="float" office:value="157" calcext:value-type="float">
            <text:p>157</text:p>
          </table:table-cell>
          <table:table-cell table:style-name="ce5" office:value-type="date" office:date-value="2013-05-06" calcext:value-type="date">
            <text:p>5月6日</text:p>
          </table:table-cell>
          <table:table-cell office:value-type="float" office:value="2" calcext:value-type="float">
            <text:p>2</text:p>
          </table:table-cell>
          <table:table-cell office:value-type="string" calcext:value-type="string">
            <text:p><text:a xlink:href="http://dic.nicovideo.jp/a/ミンナニハ%20ナイショダヨ" xlink:type="simple">http://dic.nicovideo.jp/a/%E3%83%9F%E3%83%B3%E3%83%8A%E3%83%8B%E3%83%8F%20%E3%83%8A%E3%82%A4%E3%82%B7%E3%83%A7%E3%83%80%E3%83%A8</text:a></text:p>
          </table:table-cell>
          <table:table-cell/>
        </table:table-row>
        <table:table-row table:style-name="ro3">
          <table:table-cell office:value-type="string" calcext:value-type="string">
            <text:p>ｹﾞｰﾑ</text:p>
          </table:table-cell>
          <table:table-cell office:value-type="string" calcext:value-type="string">
            <text:p>ｾﾞﾋﾞｳｽでｿﾙを出現させると何点入る？</text:p>
          </table:table-cell>
          <table:table-cell table:formula="of:=LEN([.B119])" office:value-type="float" office:value="21" calcext:value-type="float">
            <text:p>21</text:p>
          </table:table-cell>
          <table:table-cell/>
          <table:table-cell table:formula="of:=LEN([.D119])" office:value-type="float" office:value="0" calcext:value-type="float">
            <text:p>0</text:p>
          </table:table-cell>
          <table:table-cell office:value-type="string" calcext:value-type="string">
            <text:p>ｾﾞﾋﾞｳｽﾃﾞｿﾙｦｼｭﾂｹﾞﾝｻｾﾙﾄﾅﾝﾃﾝﾊｲﾙ?</text:p>
          </table:table-cell>
          <table:table-cell table:formula="of:=LEN([.F119])" office:value-type="float" office:value="29" calcext:value-type="float">
            <text:p>29</text:p>
          </table:table-cell>
          <table:table-cell office:value-type="float" office:value="2000" calcext:value-type="float">
            <text:p>2000</text:p>
          </table:table-cell>
          <table:table-cell table:formula="of:=LEN([.H119])" office:value-type="float" office:value="4" calcext:value-type="float">
            <text:p>4</text:p>
          </table:table-cell>
          <table:table-cell office:value-type="float" office:value="1000" calcext:value-type="float">
            <text:p>1000</text:p>
          </table:table-cell>
          <table:table-cell table:formula="of:=LEN([.J119])" office:value-type="float" office:value="4" calcext:value-type="float">
            <text:p>4</text:p>
          </table:table-cell>
          <table:table-cell office:value-type="float" office:value="800" calcext:value-type="float">
            <text:p>800</text:p>
          </table:table-cell>
          <table:table-cell table:formula="of:=LEN([.L119])" office:value-type="float" office:value="3" calcext:value-type="float">
            <text:p>3</text:p>
          </table:table-cell>
          <table:table-cell office:value-type="float" office:value="7650" calcext:value-type="float">
            <text:p>7650</text:p>
          </table:table-cell>
          <table:table-cell table:formula="of:=LEN([.N119])" office:value-type="float" office:value="4" calcext:value-type="float">
            <text:p>4</text:p>
          </table:table-cell>
          <table:table-cell/>
          <table:table-cell table:formula="of:=[.C119]*2+[.E119]*2+[.G119]+([.I119]+[.K119]+[.M119]+[.O119])*2+9" office:value-type="float" office:value="110" calcext:value-type="float">
            <text:p>110</text:p>
          </table:table-cell>
          <table:table-cell table:style-name="ce5" office:value-type="date" office:date-value="2013-05-06" calcext:value-type="date">
            <text:p>5月6日</text:p>
          </table:table-cell>
          <table:table-cell office:value-type="float" office:value="3" calcext:value-type="float">
            <text:p>3</text:p>
          </table:table-cell>
          <table:table-cell office:value-type="string" calcext:value-type="string">
            <text:p><text:a xlink:href="http://ja.wikipedia.org/wiki/ゼビウス" xlink:type="simple">http://ja.wikipedia.org/wiki/%E3%82%BC%E3%83%93%E3%82%A6%E3%82%B9</text:a></text:p>
          </table:table-cell>
          <table:table-cell/>
        </table:table-row>
        <table:table-row table:style-name="ro3">
          <table:table-cell office:value-type="string" calcext:value-type="string">
            <text:p>一般教養</text:p>
          </table:table-cell>
          <table:table-cell office:value-type="string" calcext:value-type="string">
            <text:p>消費者にとって消費税(しょうひぜい)は</text:p>
          </table:table-cell>
          <table:table-cell table:formula="of:=LEN([.B120])" office:value-type="float" office:value="19" calcext:value-type="float">
            <text:p>19</text:p>
          </table:table-cell>
          <table:table-cell office:value-type="string" calcext:value-type="string">
            <text:p>直接税と間接税のうちどちら？</text:p>
          </table:table-cell>
          <table:table-cell table:formula="of:=LEN([.D120])" office:value-type="float" office:value="14" calcext:value-type="float">
            <text:p>14</text:p>
          </table:table-cell>
          <table:table-cell office:value-type="string" calcext:value-type="string">
            <text:p>ｼｮｳﾋｼｬﾆﾄｯﾃｼｮｳﾋｾﾞｲﾊ ﾁｮｸｾﾂｾﾞｲﾄｶﾝｾﾂｾﾞｲﾉｳﾁﾄﾞﾁﾗ?___</text:p>
          </table:table-cell>
          <table:table-cell table:formula="of:=LEN([.F120])" office:value-type="float" office:value="46" calcext:value-type="float">
            <text:p>46</text:p>
          </table:table-cell>
          <table:table-cell office:value-type="string" calcext:value-type="string">
            <text:p>間接(かんせつ)税</text:p>
          </table:table-cell>
          <table:table-cell table:formula="of:=LEN([.H120])" office:value-type="float" office:value="9" calcext:value-type="float">
            <text:p>9</text:p>
          </table:table-cell>
          <table:table-cell office:value-type="string" calcext:value-type="string">
            <text:p>直接(ちょくせつ)税</text:p>
          </table:table-cell>
          <table:table-cell table:formula="of:=LEN([.J120])" office:value-type="float" office:value="10" calcext:value-type="float">
            <text:p>10</text:p>
          </table:table-cell>
          <table:table-cell office:value-type="string" calcext:value-type="string">
            <text:p>両方</text:p>
          </table:table-cell>
          <table:table-cell table:formula="of:=LEN([.L120])" office:value-type="float" office:value="2" calcext:value-type="float">
            <text:p>2</text:p>
          </table:table-cell>
          <table:table-cell office:value-type="string" calcext:value-type="string">
            <text:p>どちらでもない</text:p>
          </table:table-cell>
          <table:table-cell table:formula="of:=LEN([.N120])" office:value-type="float" office:value="7" calcext:value-type="float">
            <text:p>7</text:p>
          </table:table-cell>
          <table:table-cell/>
          <table:table-cell table:formula="of:=[.C120]*2+[.E120]*2+[.G120]+([.I120]+[.K120]+[.M120]+[.O120])*2+9" office:value-type="float" office:value="177" calcext:value-type="float">
            <text:p>177</text:p>
          </table:table-cell>
          <table:table-cell table:style-name="ce5" office:value-type="date" office:date-value="2013-05-06" calcext:value-type="date">
            <text:p>5月6日</text:p>
          </table:table-cell>
          <table:table-cell office:value-type="float" office:value="3" calcext:value-type="float">
            <text:p>3</text:p>
          </table:table-cell>
          <table:table-cell office:value-type="string" calcext:value-type="string">
            <text:p><text:a xlink:href="http://ja.wikipedia.org/wiki/間接税#.E7.9B.B4.E6.8E.A5.E7.A8.8E.E3.81.A8.E9.96.93.E6.8E.A5.E7.A8.8E" xlink:type="simple">http://ja.wikipedia.org/wiki/%E9%96%93%E6%8E%A5%E7%A8%8E#.E7.9B.B4.E6.8E.A5.E7.A8.8E.E3.81.A8.E9.96.93.E6.8E.A5.E7.A8.8E</text:a></text:p>
          </table:table-cell>
          <table:table-cell/>
        </table:table-row>
        <table:table-row table:style-name="ro3">
          <table:table-cell office:value-type="string" calcext:value-type="string">
            <text:p>ｽﾎﾟｰﾂ</text:p>
          </table:table-cell>
          <table:table-cell office:value-type="string" calcext:value-type="string">
            <text:p>ﾓｰﾀｰｽﾎﾟｰﾂの「Formula1」</text:p>
          </table:table-cell>
          <table:table-cell table:formula="of:=LEN([.B121])" office:value-type="float" office:value="20" calcext:value-type="float">
            <text:p>20</text:p>
          </table:table-cell>
          <table:table-cell office:value-type="string" calcext:value-type="string">
            <text:p>Formulaとは何のこと？</text:p>
          </table:table-cell>
          <table:table-cell table:formula="of:=LEN([.D121])" office:value-type="float" office:value="14" calcext:value-type="float">
            <text:p>14</text:p>
          </table:table-cell>
          <table:table-cell office:value-type="string" calcext:value-type="string">
            <text:p>ｼﾞﾄﾞｳｼｬｷｮｳｷﾞﾉﾌｫｰﾐｭﾗﾜﾝ ﾌｫｰﾐｭﾗﾄﾊﾅﾝﾉｺﾄ?</text:p>
          </table:table-cell>
          <table:table-cell table:formula="of:=LEN([.F121])" office:value-type="float" office:value="36" calcext:value-type="float">
            <text:p>36</text:p>
          </table:table-cell>
          <table:table-cell office:value-type="string" calcext:value-type="string">
            <text:p>規定(きてい)</text:p>
          </table:table-cell>
          <table:table-cell table:formula="of:=LEN([.H121])" office:value-type="float" office:value="7" calcext:value-type="float">
            <text:p>7</text:p>
          </table:table-cell>
          <table:table-cell office:value-type="string" calcext:value-type="string">
            <text:p>数式(すうしき)</text:p>
          </table:table-cell>
          <table:table-cell table:formula="of:=LEN([.J121])" office:value-type="float" office:value="8" calcext:value-type="float">
            <text:p>8</text:p>
          </table:table-cell>
          <table:table-cell office:value-type="string" calcext:value-type="string">
            <text:p>速度(そくど)</text:p>
          </table:table-cell>
          <table:table-cell table:formula="of:=LEN([.L121])" office:value-type="float" office:value="7" calcext:value-type="float">
            <text:p>7</text:p>
          </table:table-cell>
          <table:table-cell office:value-type="string" calcext:value-type="string">
            <text:p>世界(せかい)</text:p>
          </table:table-cell>
          <table:table-cell table:formula="of:=LEN([.N121])" office:value-type="float" office:value="7" calcext:value-type="float">
            <text:p>7</text:p>
          </table:table-cell>
          <table:table-cell/>
          <table:table-cell table:formula="of:=[.C121]*2+[.E121]*2+[.G121]+([.I121]+[.K121]+[.M121]+[.O121])*2+9" office:value-type="float" office:value="171" calcext:value-type="float">
            <text:p>171</text:p>
          </table:table-cell>
          <table:table-cell table:style-name="ce5" office:value-type="date" office:date-value="2013-05-06" calcext:value-type="date">
            <text:p>5月6日</text:p>
          </table:table-cell>
          <table:table-cell office:value-type="float" office:value="3" calcext:value-type="float">
            <text:p>3</text:p>
          </table:table-cell>
          <table:table-cell office:value-type="string" calcext:value-type="string">
            <text:p><text:a xlink:href="http://ja.wikipedia.org/wiki/フォーミュラ1" xlink:type="simple">http://ja.wikipedia.org/wiki/%E3%83%95%E3%82%A9%E3%83%BC%E3%83%9F%E3%83%A5%E3%83%A91</text:a></text:p>
          </table:table-cell>
          <table:table-cell/>
        </table:table-row>
        <table:table-row table:style-name="ro3">
          <table:table-cell office:value-type="string" calcext:value-type="string">
            <text:p>ｹﾞｰﾑ</text:p>
          </table:table-cell>
          <table:table-cell office:value-type="string" calcext:value-type="string">
            <text:p>ｹﾞｰﾑ「ｱｳﾄﾗﾝ」のBGM</text:p>
          </table:table-cell>
          <table:table-cell table:formula="of:=LEN([.B122])" office:value-type="float" office:value="15" calcext:value-type="float">
            <text:p>15</text:p>
          </table:table-cell>
          <table:table-cell office:value-type="string" calcext:value-type="string">
            <text:p>「Passing ？？？」</text:p>
          </table:table-cell>
          <table:table-cell table:formula="of:=LEN([.D122])" office:value-type="float" office:value="13" calcext:value-type="float">
            <text:p>13</text:p>
          </table:table-cell>
          <table:table-cell office:value-type="string" calcext:value-type="string">
            <text:p>ｹﾞｰﾑｱｳﾄﾗﾝﾉﾋﾞｰｼﾞｰｴﾑ ﾊﾟｯｼﾝｸﾞﾅﾆ?</text:p>
          </table:table-cell>
          <table:table-cell table:formula="of:=LEN([.F122])" office:value-type="float" office:value="29" calcext:value-type="float">
            <text:p>29</text:p>
          </table:table-cell>
          <table:table-cell office:value-type="string" calcext:value-type="string">
            <text:p>Breeze</text:p>
          </table:table-cell>
          <table:table-cell table:formula="of:=LEN([.H122])" office:value-type="float" office:value="6" calcext:value-type="float">
            <text:p>6</text:p>
          </table:table-cell>
          <table:table-cell office:value-type="string" calcext:value-type="string">
            <text:p>Breath</text:p>
          </table:table-cell>
          <table:table-cell table:formula="of:=LEN([.J122])" office:value-type="float" office:value="6" calcext:value-type="float">
            <text:p>6</text:p>
          </table:table-cell>
          <table:table-cell office:value-type="string" calcext:value-type="string">
            <text:p>Bless</text:p>
          </table:table-cell>
          <table:table-cell table:formula="of:=LEN([.L122])" office:value-type="float" office:value="5" calcext:value-type="float">
            <text:p>5</text:p>
          </table:table-cell>
          <table:table-cell office:value-type="string" calcext:value-type="string">
            <text:p>Wind</text:p>
          </table:table-cell>
          <table:table-cell table:formula="of:=LEN([.N122])" office:value-type="float" office:value="4" calcext:value-type="float">
            <text:p>4</text:p>
          </table:table-cell>
          <table:table-cell/>
          <table:table-cell table:formula="of:=[.C122]*2+[.E122]*2+[.G122]+([.I122]+[.K122]+[.M122]+[.O122])*2+9" office:value-type="float" office:value="136" calcext:value-type="float">
            <text:p>136</text:p>
          </table:table-cell>
          <table:table-cell table:style-name="ce5" office:value-type="date" office:date-value="2013-05-06" calcext:value-type="date">
            <text:p>5月6日</text:p>
          </table:table-cell>
          <table:table-cell office:value-type="float" office:value="2" calcext:value-type="float">
            <text:p>2</text:p>
          </table:table-cell>
          <table:table-cell office:value-type="string" calcext:value-type="string">
            <text:p><text:a xlink:href="http://ja.wikipedia.org/wiki/アウトラン#BGM" xlink:type="simple">http://ja.wikipedia.org/wiki/%E3%82%A2%E3%82%A6%E3%83%88%E3%83%A9%E3%83%B3#BGM</text:a></text:p>
          </table:table-cell>
          <table:table-cell/>
        </table:table-row>
        <table:table-row table:style-name="ro1">
          <table:table-cell office:value-type="string" calcext:value-type="string">
            <text:p>文学</text:p>
          </table:table-cell>
          <table:table-cell office:value-type="string" calcext:value-type="string">
            <text:p>指輪物語(ゆびわものがたり)で旅の仲間となる</text:p>
          </table:table-cell>
          <table:table-cell table:formula="of:=LEN([.B123])" office:value-type="float" office:value="22" calcext:value-type="float">
            <text:p>22</text:p>
          </table:table-cell>
          <table:table-cell office:value-type="string" calcext:value-type="string">
            <text:p>魔法使い(まほうつかい)は誰？</text:p>
          </table:table-cell>
          <table:table-cell table:formula="of:=LEN([.D123])" office:value-type="float" office:value="15" calcext:value-type="float">
            <text:p>15</text:p>
          </table:table-cell>
          <table:table-cell office:value-type="string" calcext:value-type="string">
            <text:p>ﾕﾋﾞﾜﾓﾉｶﾞﾀﾘﾃﾞﾀﾋﾞﾉﾅｶﾏﾄﾅﾙﾏﾎｳﾂｶｲﾊﾀﾞﾚ?</text:p>
          </table:table-cell>
          <table:table-cell table:formula="of:=LEN([.F123])" office:value-type="float" office:value="33" calcext:value-type="float">
            <text:p>33</text:p>
          </table:table-cell>
          <table:table-cell office:value-type="string" calcext:value-type="string">
            <text:p>ｶﾞﾝﾀﾞﾙﾌ</text:p>
          </table:table-cell>
          <table:table-cell table:formula="of:=LEN([.H123])" office:value-type="float" office:value="7" calcext:value-type="float">
            <text:p>7</text:p>
          </table:table-cell>
          <table:table-cell office:value-type="string" calcext:value-type="string">
            <text:p>ｻﾙﾏﾝ</text:p>
          </table:table-cell>
          <table:table-cell table:formula="of:=LEN([.J123])" office:value-type="float" office:value="4" calcext:value-type="float">
            <text:p>4</text:p>
          </table:table-cell>
          <table:table-cell office:value-type="string" calcext:value-type="string">
            <text:p>ｻｳﾛﾝ</text:p>
          </table:table-cell>
          <table:table-cell table:formula="of:=LEN([.L123])" office:value-type="float" office:value="4" calcext:value-type="float">
            <text:p>4</text:p>
          </table:table-cell>
          <table:table-cell office:value-type="string" calcext:value-type="string">
            <text:p>ｱﾙｺﾞﾗﾝ</text:p>
          </table:table-cell>
          <table:table-cell table:formula="of:=LEN([.N123])" office:value-type="float" office:value="6" calcext:value-type="float">
            <text:p>6</text:p>
          </table:table-cell>
          <table:table-cell/>
          <table:table-cell table:formula="of:=[.C123]*2+[.E123]*2+[.G123]+([.I123]+[.K123]+[.M123]+[.O123])*2+9" office:value-type="float" office:value="158" calcext:value-type="float">
            <text:p>158</text:p>
          </table:table-cell>
          <table:table-cell table:style-name="ce5" office:value-type="date" office:date-value="2013-05-06" calcext:value-type="date">
            <text:p>5月6日</text:p>
          </table:table-cell>
          <table:table-cell office:value-type="float" office:value="3" calcext:value-type="float">
            <text:p>3</text:p>
          </table:table-cell>
          <table:table-cell office:value-type="string" calcext:value-type="string">
            <text:p><text:a xlink:href="http://ja.wikipedia.org/wiki/ガンダルフ" xlink:type="simple">http://ja.wikipedia.org/wiki/%E3%82%AC%E3%83%B3%E3%83%80%E3%83%AB%E3%83%95</text:a></text:p>
          </table:table-cell>
          <table:table-cell/>
        </table:table-row>
        <table:table-row table:style-name="ro1">
          <table:table-cell office:value-type="string" calcext:value-type="string">
            <text:p>ｱﾆﾒ</text:p>
          </table:table-cell>
          <table:table-cell office:value-type="string" calcext:value-type="string">
            <text:p>ｱｲｱﾝﾏﾝ、ｽﾊﾟｲﾀﾞｰﾏﾝなどのｺﾐｯｸ</text:p>
          </table:table-cell>
          <table:table-cell table:formula="of:=LEN([.B124])" office:value-type="float" office:value="23" calcext:value-type="float">
            <text:p>23</text:p>
          </table:table-cell>
          <table:table-cell office:value-type="string" calcext:value-type="string">
            <text:p>を出しているアメリカの出版社は？</text:p>
          </table:table-cell>
          <table:table-cell table:formula="of:=LEN([.D124])" office:value-type="float" office:value="16" calcext:value-type="float">
            <text:p>16</text:p>
          </table:table-cell>
          <table:table-cell office:value-type="string" calcext:value-type="string">
            <text:p>ｱｲｱﾝﾏﾝ ｽﾊﾟｲﾀﾞｰﾏﾝﾅﾄﾞﾉｺﾐｯｸｦﾀﾞｼﾃｲﾙｱﾒﾘｶﾉｼｭｯﾊﾟﾝｼｬﾊ?__</text:p>
          </table:table-cell>
          <table:table-cell table:formula="of:=LEN([.F124])" office:value-type="float" office:value="48" calcext:value-type="float">
            <text:p>48</text:p>
          </table:table-cell>
          <table:table-cell office:value-type="string" calcext:value-type="string">
            <text:p>ﾏｰﾍﾞﾙｺﾐｯｸｽ</text:p>
          </table:table-cell>
          <table:table-cell table:formula="of:=LEN([.H124])" office:value-type="float" office:value="10" calcext:value-type="float">
            <text:p>10</text:p>
          </table:table-cell>
          <table:table-cell office:value-type="string" calcext:value-type="string">
            <text:p>ｶﾌﾟｺﾝ</text:p>
          </table:table-cell>
          <table:table-cell table:formula="of:=LEN([.J124])" office:value-type="float" office:value="5" calcext:value-type="float">
            <text:p>5</text:p>
          </table:table-cell>
          <table:table-cell office:value-type="string" calcext:value-type="string">
            <text:p>DCｺﾐｯｸ</text:p>
          </table:table-cell>
          <table:table-cell table:formula="of:=LEN([.L124])" office:value-type="float" office:value="6" calcext:value-type="float">
            <text:p>6</text:p>
          </table:table-cell>
          <table:table-cell office:value-type="string" calcext:value-type="string">
            <text:p>ﾃﾞｨｽﾞﾆｰ</text:p>
          </table:table-cell>
          <table:table-cell table:formula="of:=LEN([.N124])" office:value-type="float" office:value="7" calcext:value-type="float">
            <text:p>7</text:p>
          </table:table-cell>
          <table:table-cell/>
          <table:table-cell table:formula="of:=[.C124]*2+[.E124]*2+[.G124]+([.I124]+[.K124]+[.M124]+[.O124])*2+9" office:value-type="float" office:value="191" calcext:value-type="float">
            <text:p>191</text:p>
          </table:table-cell>
          <table:table-cell table:style-name="ce5" office:value-type="date" office:date-value="2013-05-06" calcext:value-type="date">
            <text:p>5月6日</text:p>
          </table:table-cell>
          <table:table-cell office:value-type="float" office:value="4" calcext:value-type="float">
            <text:p>4</text:p>
          </table:table-cell>
          <table:table-cell office:value-type="string" calcext:value-type="string">
            <text:p><text:a xlink:href="http://ja.wikipedia.org/wiki/マーベル・コミック" xlink:type="simple">http://ja.wikipedia.org/wiki/%E3%83%9E%E3%83%BC%E3%83%99%E3%83%AB%E3%83%BB%E3%82%B3%E3%83%9F%E3%83%83%E3%82%AF</text:a></text:p>
          </table:table-cell>
          <table:table-cell/>
        </table:table-row>
        <table:table-row table:style-name="ro3">
          <table:table-cell office:value-type="string" calcext:value-type="string">
            <text:p>数学</text:p>
          </table:table-cell>
          <table:table-cell office:value-type="string" calcext:value-type="string">
            <text:p>ｻｲｺﾛを1個振った時の期待値はいくつ？</text:p>
          </table:table-cell>
          <table:table-cell table:formula="of:=LEN([.B125])" office:value-type="float" office:value="20" calcext:value-type="float">
            <text:p>20</text:p>
          </table:table-cell>
          <table:table-cell/>
          <table:table-cell table:formula="of:=LEN([.D125])" office:value-type="float" office:value="0" calcext:value-type="float">
            <text:p>0</text:p>
          </table:table-cell>
          <table:table-cell office:value-type="string" calcext:value-type="string">
            <text:p>ｻｲｺﾛｦﾋﾄﾂﾌｯﾀﾄｷﾉｷﾀｲﾁﾊｲｸﾂ?</text:p>
          </table:table-cell>
          <table:table-cell table:formula="of:=LEN([.F125])" office:value-type="float" office:value="23" calcext:value-type="float">
            <text:p>23</text:p>
          </table:table-cell>
          <table:table-cell office:value-type="float" office:value="3.5" calcext:value-type="float">
            <text:p>3.5</text:p>
          </table:table-cell>
          <table:table-cell table:formula="of:=LEN([.H125])" office:value-type="float" office:value="3" calcext:value-type="float">
            <text:p>3</text:p>
          </table:table-cell>
          <table:table-cell office:value-type="float" office:value="3" calcext:value-type="float">
            <text:p>3</text:p>
          </table:table-cell>
          <table:table-cell table:formula="of:=LEN([.J125])" office:value-type="float" office:value="1" calcext:value-type="float">
            <text:p>1</text:p>
          </table:table-cell>
          <table:table-cell office:value-type="float" office:value="4" calcext:value-type="float">
            <text:p>4</text:p>
          </table:table-cell>
          <table:table-cell table:formula="of:=LEN([.L125])" office:value-type="float" office:value="1" calcext:value-type="float">
            <text:p>1</text:p>
          </table:table-cell>
          <table:table-cell office:value-type="float" office:value="6" calcext:value-type="float">
            <text:p>6</text:p>
          </table:table-cell>
          <table:table-cell table:formula="of:=LEN([.N125])" office:value-type="float" office:value="1" calcext:value-type="float">
            <text:p>1</text:p>
          </table:table-cell>
          <table:table-cell/>
          <table:table-cell table:formula="of:=[.C125]*2+[.E125]*2+[.G125]+([.I125]+[.K125]+[.M125]+[.O125])*2+9" office:value-type="float" office:value="84" calcext:value-type="float">
            <text:p>84</text:p>
          </table:table-cell>
          <table:table-cell table:style-name="ce5" office:value-type="date" office:date-value="2013-08-16" calcext:value-type="date">
            <text:p>8月16日</text:p>
          </table:table-cell>
          <table:table-cell office:value-type="float" office:value="1" calcext:value-type="float">
            <text:p>1</text:p>
          </table:table-cell>
          <table:table-cell office:value-type="string" calcext:value-type="string">
            <text:p>出典なし</text:p>
          </table:table-cell>
          <table:table-cell/>
        </table:table-row>
        <table:table-row table:style-name="ro3">
          <table:table-cell office:value-type="string" calcext:value-type="string">
            <text:p>数学</text:p>
          </table:table-cell>
          <table:table-cell office:value-type="string" calcext:value-type="string">
            <text:p>数学のSINを正弦という</text:p>
          </table:table-cell>
          <table:table-cell table:formula="of:=LEN([.B126])" office:value-type="float" office:value="12" calcext:value-type="float">
            <text:p>12</text:p>
          </table:table-cell>
          <table:table-cell office:value-type="string" calcext:value-type="string">
            <text:p>ではCOSは？</text:p>
          </table:table-cell>
          <table:table-cell table:formula="of:=LEN([.D126])" office:value-type="float" office:value="7" calcext:value-type="float">
            <text:p>7</text:p>
          </table:table-cell>
          <table:table-cell office:value-type="string" calcext:value-type="string">
            <text:p>ｽｳｶﾞｸﾉｻｲﾝｦｾｲｹﾞﾝﾄｲｳ ﾃﾞﾊｺｰｻｲﾝﾊ?</text:p>
          </table:table-cell>
          <table:table-cell table:formula="of:=LEN([.F126])" office:value-type="float" office:value="29" calcext:value-type="float">
            <text:p>29</text:p>
          </table:table-cell>
          <table:table-cell office:value-type="string" calcext:value-type="string">
            <text:p>余弦</text:p>
          </table:table-cell>
          <table:table-cell table:formula="of:=LEN([.H126])" office:value-type="float" office:value="2" calcext:value-type="float">
            <text:p>2</text:p>
          </table:table-cell>
          <table:table-cell office:value-type="string" calcext:value-type="string">
            <text:p>対数</text:p>
          </table:table-cell>
          <table:table-cell table:formula="of:=LEN([.J126])" office:value-type="float" office:value="2" calcext:value-type="float">
            <text:p>2</text:p>
          </table:table-cell>
          <table:table-cell office:value-type="string" calcext:value-type="string">
            <text:p>虚数</text:p>
          </table:table-cell>
          <table:table-cell table:formula="of:=LEN([.L126])" office:value-type="float" office:value="2" calcext:value-type="float">
            <text:p>2</text:p>
          </table:table-cell>
          <table:table-cell office:value-type="string" calcext:value-type="string">
            <text:p>剰余</text:p>
          </table:table-cell>
          <table:table-cell table:formula="of:=LEN([.N126])" office:value-type="float" office:value="2" calcext:value-type="float">
            <text:p>2</text:p>
          </table:table-cell>
          <table:table-cell/>
          <table:table-cell table:formula="of:=[.C126]*2+[.E126]*2+[.G126]+([.I126]+[.K126]+[.M126]+[.O126])*2+9" office:value-type="float" office:value="92" calcext:value-type="float">
            <text:p>92</text:p>
          </table:table-cell>
          <table:table-cell table:style-name="ce5" office:value-type="date" office:date-value="2013-08-16" calcext:value-type="date">
            <text:p>8月16日</text:p>
          </table:table-cell>
          <table:table-cell office:value-type="float" office:value="2" calcext:value-type="float">
            <text:p>2</text:p>
          </table:table-cell>
          <table:table-cell office:value-type="string" calcext:value-type="string">
            <text:p>出典なし</text:p>
          </table:table-cell>
          <table:table-cell/>
        </table:table-row>
        <table:table-row table:style-name="ro3">
          <table:table-cell office:value-type="string" calcext:value-type="string">
            <text:p>数学</text:p>
          </table:table-cell>
          <table:table-cell office:value-type="string" calcext:value-type="string">
            <text:p>数学の虚数単位i</text:p>
          </table:table-cell>
          <table:table-cell table:formula="of:=LEN([.B127])" office:value-type="float" office:value="8" calcext:value-type="float">
            <text:p>8</text:p>
          </table:table-cell>
          <table:table-cell office:value-type="string" calcext:value-type="string">
            <text:p>iは何の頭文字？</text:p>
          </table:table-cell>
          <table:table-cell table:formula="of:=LEN([.D127])" office:value-type="float" office:value="8" calcext:value-type="float">
            <text:p>8</text:p>
          </table:table-cell>
          <table:table-cell office:value-type="string" calcext:value-type="string">
            <text:p>ｽｳｶﾞｸﾉｷｮｽｳﾀﾝｲｱｲ ｱｲﾊﾅﾝﾉｶｼﾗﾓｼﾞ?</text:p>
          </table:table-cell>
          <table:table-cell table:formula="of:=LEN([.F127])" office:value-type="float" office:value="29" calcext:value-type="float">
            <text:p>29</text:p>
          </table:table-cell>
          <table:table-cell office:value-type="string" calcext:value-type="string">
            <text:p>imaginary</text:p>
          </table:table-cell>
          <table:table-cell table:formula="of:=LEN([.H127])" office:value-type="float" office:value="9" calcext:value-type="float">
            <text:p>9</text:p>
          </table:table-cell>
          <table:table-cell office:value-type="string" calcext:value-type="string">
            <text:p>integral</text:p>
          </table:table-cell>
          <table:table-cell table:formula="of:=LEN([.J127])" office:value-type="float" office:value="8" calcext:value-type="float">
            <text:p>8</text:p>
          </table:table-cell>
          <table:table-cell office:value-type="string" calcext:value-type="string">
            <text:p>intel</text:p>
          </table:table-cell>
          <table:table-cell table:formula="of:=LEN([.L127])" office:value-type="float" office:value="5" calcext:value-type="float">
            <text:p>5</text:p>
          </table:table-cell>
          <table:table-cell office:value-type="string" calcext:value-type="string">
            <text:p>ishiteru</text:p>
          </table:table-cell>
          <table:table-cell table:formula="of:=LEN([.N127])" office:value-type="float" office:value="8" calcext:value-type="float">
            <text:p>8</text:p>
          </table:table-cell>
          <table:table-cell/>
          <table:table-cell table:formula="of:=[.C127]*2+[.E127]*2+[.G127]+([.I127]+[.K127]+[.M127]+[.O127])*2+9" office:value-type="float" office:value="130" calcext:value-type="float">
            <text:p>130</text:p>
          </table:table-cell>
          <table:table-cell table:style-name="ce5" office:value-type="date" office:date-value="2013-08-18" calcext:value-type="date">
            <text:p>8月18日</text:p>
          </table:table-cell>
          <table:table-cell office:value-type="float" office:value="3" calcext:value-type="float">
            <text:p>3</text:p>
          </table:table-cell>
          <table:table-cell office:value-type="string" calcext:value-type="string">
            <text:p><text:a xlink:href="http://ja.wikipedia.org/wiki/虚数単位" xlink:type="simple">http://ja.wikipedia.org/wiki/%E8%99%9A%E6%95%B0%E5%8D%98%E4%BD%8D</text:a></text:p>
          </table:table-cell>
          <table:table-cell/>
        </table:table-row>
        <table:table-row table:style-name="ro3">
          <table:table-cell office:value-type="string" calcext:value-type="string">
            <text:p>地理</text:p>
          </table:table-cell>
          <table:table-cell office:value-type="string" calcext:value-type="string">
            <text:p>東ﾛｰﾏ帝国の首都ｺﾝｽﾀﾝﾁﾉｰﾌﾟﾙ</text:p>
          </table:table-cell>
          <table:table-cell table:formula="of:=LEN([.B128])" office:value-type="float" office:value="20" calcext:value-type="float">
            <text:p>20</text:p>
          </table:table-cell>
          <table:table-cell office:value-type="string" calcext:value-type="string">
            <text:p>現在のどの都市にあたる？</text:p>
          </table:table-cell>
          <table:table-cell table:formula="of:=LEN([.D128])" office:value-type="float" office:value="12" calcext:value-type="float">
            <text:p>12</text:p>
          </table:table-cell>
          <table:table-cell office:value-type="string" calcext:value-type="string">
            <text:p>ﾋｶﾞｼﾛｰﾏﾃｲｺｸﾉｼｭﾄｺﾝｽﾀﾝﾁﾉｰﾌﾟﾙ ｹﾞﾝｻﾞｲﾉﾄﾞﾉﾄｼﾆｱﾀﾙ?</text:p>
          </table:table-cell>
          <table:table-cell table:formula="of:=LEN([.F128])" office:value-type="float" office:value="44" calcext:value-type="float">
            <text:p>44</text:p>
          </table:table-cell>
          <table:table-cell office:value-type="string" calcext:value-type="string">
            <text:p>ｲｽﾀﾝﾌﾞｰﾙ</text:p>
          </table:table-cell>
          <table:table-cell table:formula="of:=LEN([.H128])" office:value-type="float" office:value="8" calcext:value-type="float">
            <text:p>8</text:p>
          </table:table-cell>
          <table:table-cell office:value-type="string" calcext:value-type="string">
            <text:p>ｱﾚｸｻﾝﾄﾞﾘｱ</text:p>
          </table:table-cell>
          <table:table-cell table:formula="of:=LEN([.J128])" office:value-type="float" office:value="9" calcext:value-type="float">
            <text:p>9</text:p>
          </table:table-cell>
          <table:table-cell office:value-type="string" calcext:value-type="string">
            <text:p>ｶｲﾛ</text:p>
          </table:table-cell>
          <table:table-cell table:formula="of:=LEN([.L128])" office:value-type="float" office:value="3" calcext:value-type="float">
            <text:p>3</text:p>
          </table:table-cell>
          <table:table-cell office:value-type="string" calcext:value-type="string">
            <text:p>ﾃﾙｱﾋﾞﾌﾞ</text:p>
          </table:table-cell>
          <table:table-cell table:formula="of:=LEN([.N128])" office:value-type="float" office:value="7" calcext:value-type="float">
            <text:p>7</text:p>
          </table:table-cell>
          <table:table-cell/>
          <table:table-cell table:formula="of:=[.C128]*2+[.E128]*2+[.G128]+([.I128]+[.K128]+[.M128]+[.O128])*2+9" office:value-type="float" office:value="171" calcext:value-type="float">
            <text:p>171</text:p>
          </table:table-cell>
          <table:table-cell table:style-name="ce5" office:value-type="date" office:date-value="2013-08-18" calcext:value-type="date">
            <text:p>8月18日</text:p>
          </table:table-cell>
          <table:table-cell office:value-type="float" office:value="3" calcext:value-type="float">
            <text:p>3</text:p>
          </table:table-cell>
          <table:table-cell office:value-type="string" calcext:value-type="string">
            <text:p><text:a xlink:href="http://ja.wikipedia.org/wiki/コンスタンティノポリス" xlink:type="simple">http://ja.wikipedia.org/wiki/%E3%82%B3%E3%83%B3%E3%82%B9%E3%82%BF%E3%83%B3%E3%83%86%E3%82%A3%E3%83%8E%E3%83%9D%E3%83%AA%E3%82%B9</text:a></text:p>
          </table:table-cell>
          <table:table-cell/>
        </table:table-row>
        <table:table-row table:style-name="ro3">
          <table:table-cell office:value-type="string" calcext:value-type="string">
            <text:p>英語</text:p>
          </table:table-cell>
          <table:table-cell office:value-type="string" calcext:value-type="string">
            <text:p>「esquire」とは中世ではどんな意味の</text:p>
          </table:table-cell>
          <table:table-cell table:formula="of:=LEN([.B129])" office:value-type="float" office:value="21" calcext:value-type="float">
            <text:p>21</text:p>
          </table:table-cell>
          <table:table-cell office:value-type="string" calcext:value-type="string">
            <text:p>言葉だった？</text:p>
          </table:table-cell>
          <table:table-cell table:formula="of:=LEN([.D129])" office:value-type="float" office:value="6" calcext:value-type="float">
            <text:p>6</text:p>
          </table:table-cell>
          <table:table-cell office:value-type="string" calcext:value-type="string">
            <text:p>ｴｽｸﾜｲｱﾄﾊ ﾁｭｳｾｲﾃﾞﾊﾄﾞﾝﾅｲﾐﾉｺﾄﾊﾞﾀﾞｯﾀ?</text:p>
          </table:table-cell>
          <table:table-cell table:formula="of:=LEN([.F129])" office:value-type="float" office:value="33" calcext:value-type="float">
            <text:p>33</text:p>
          </table:table-cell>
          <table:table-cell office:value-type="string" calcext:value-type="string">
            <text:p>見習い騎士</text:p>
          </table:table-cell>
          <table:table-cell table:formula="of:=LEN([.H129])" office:value-type="float" office:value="5" calcext:value-type="float">
            <text:p>5</text:p>
          </table:table-cell>
          <table:table-cell office:value-type="string" calcext:value-type="string">
            <text:p>牧師</text:p>
          </table:table-cell>
          <table:table-cell table:formula="of:=LEN([.J129])" office:value-type="float" office:value="2" calcext:value-type="float">
            <text:p>2</text:p>
          </table:table-cell>
          <table:table-cell office:value-type="string" calcext:value-type="string">
            <text:p>農民</text:p>
          </table:table-cell>
          <table:table-cell table:formula="of:=LEN([.L129])" office:value-type="float" office:value="2" calcext:value-type="float">
            <text:p>2</text:p>
          </table:table-cell>
          <table:table-cell office:value-type="string" calcext:value-type="string">
            <text:p>貴族</text:p>
          </table:table-cell>
          <table:table-cell table:formula="of:=LEN([.N129])" office:value-type="float" office:value="2" calcext:value-type="float">
            <text:p>2</text:p>
          </table:table-cell>
          <table:table-cell/>
          <table:table-cell table:formula="of:=[.C129]*2+[.E129]*2+[.G129]+([.I129]+[.K129]+[.M129]+[.O129])*2+9" office:value-type="float" office:value="118" calcext:value-type="float">
            <text:p>118</text:p>
          </table:table-cell>
          <table:table-cell table:style-name="ce5" office:value-type="date" office:date-value="2013-08-25" calcext:value-type="date">
            <text:p>8月25日</text:p>
          </table:table-cell>
          <table:table-cell office:value-type="float" office:value="5" calcext:value-type="float">
            <text:p>5</text:p>
          </table:table-cell>
          <table:table-cell office:value-type="string" calcext:value-type="string">
            <text:p><text:a xlink:href="http://ja.wikipedia.org/wiki/エスクワイア" xlink:type="simple">http://ja.wikipedia.org/wiki/%E3%82%A8%E3%82%B9%E3%82%AF%E3%83%AF%E3%82%A4%E3%82%A2</text:a></text:p>
          </table:table-cell>
          <table:table-cell/>
        </table:table-row>
        <table:table-row table:style-name="ro3">
          <table:table-cell office:value-type="string" calcext:value-type="string">
            <text:p>英語</text:p>
          </table:table-cell>
          <table:table-cell office:value-type="string" calcext:value-type="string">
            <text:p>Windowsで「ﾃﾞﾊﾞｲｽの競合」という時の</text:p>
          </table:table-cell>
          <table:table-cell table:formula="of:=LEN([.B130])" office:value-type="float" office:value="24" calcext:value-type="float">
            <text:p>24</text:p>
          </table:table-cell>
          <table:table-cell office:value-type="string" calcext:value-type="string">
            <text:p>「競合」を表す英単語は？</text:p>
          </table:table-cell>
          <table:table-cell table:formula="of:=LEN([.D130])" office:value-type="float" office:value="12" calcext:value-type="float">
            <text:p>12</text:p>
          </table:table-cell>
          <table:table-cell office:value-type="string" calcext:value-type="string">
            <text:p>ｳｨﾝﾄﾞｳｽﾞﾃﾞ ﾃﾞﾊﾞｲｽﾉｷｮｳｺﾞｳﾄｲｳﾄｷﾉｷｮｳｺﾞｳｦｱﾗﾜｽｴｲﾀﾝｺﾞﾊ?</text:p>
          </table:table-cell>
          <table:table-cell table:formula="of:=LEN([.F130])" office:value-type="float" office:value="49" calcext:value-type="float">
            <text:p>49</text:p>
          </table:table-cell>
          <table:table-cell office:value-type="string" calcext:value-type="string">
            <text:p>conflict</text:p>
          </table:table-cell>
          <table:table-cell table:formula="of:=LEN([.H130])" office:value-type="float" office:value="8" calcext:value-type="float">
            <text:p>8</text:p>
          </table:table-cell>
          <table:table-cell office:value-type="string" calcext:value-type="string">
            <text:p>process</text:p>
          </table:table-cell>
          <table:table-cell table:formula="of:=LEN([.J130])" office:value-type="float" office:value="7" calcext:value-type="float">
            <text:p>7</text:p>
          </table:table-cell>
          <table:table-cell office:value-type="string" calcext:value-type="string">
            <text:p>run</text:p>
          </table:table-cell>
          <table:table-cell table:formula="of:=LEN([.L130])" office:value-type="float" office:value="3" calcext:value-type="float">
            <text:p>3</text:p>
          </table:table-cell>
          <table:table-cell office:value-type="string" calcext:value-type="string">
            <text:p>deamon</text:p>
          </table:table-cell>
          <table:table-cell table:formula="of:=LEN([.N130])" office:value-type="float" office:value="6" calcext:value-type="float">
            <text:p>6</text:p>
          </table:table-cell>
          <table:table-cell/>
          <table:table-cell table:formula="of:=[.C130]*2+[.E130]*2+[.G130]+([.I130]+[.K130]+[.M130]+[.O130])*2+9" office:value-type="float" office:value="178" calcext:value-type="float">
            <text:p>178</text:p>
          </table:table-cell>
          <table:table-cell table:style-name="ce5" office:value-type="date" office:date-value="2013-08-25" calcext:value-type="date">
            <text:p>8月25日</text:p>
          </table:table-cell>
          <table:table-cell office:value-type="float" office:value="3" calcext:value-type="float">
            <text:p>3</text:p>
          </table:table-cell>
          <table:table-cell office:value-type="string" calcext:value-type="string">
            <text:p><text:a xlink:href="http://ejje.weblio.jp/content/conflict" xlink:type="simple">http://ejje.weblio.jp/content/conflict</text:a></text:p>
          </table:table-cell>
          <table:table-cell/>
        </table:table-row>
        <table:table-row table:style-name="ro3">
          <table:table-cell office:value-type="string" calcext:value-type="string">
            <text:p>国語</text:p>
          </table:table-cell>
          <table:table-cell office:value-type="string" calcext:value-type="string">
            <text:p>古事記で天照大神がとじこもったのはどこ？</text:p>
          </table:table-cell>
          <table:table-cell table:formula="of:=LEN([.B131])" office:value-type="float" office:value="20" calcext:value-type="float">
            <text:p>20</text:p>
          </table:table-cell>
          <table:table-cell/>
          <table:table-cell table:formula="of:=LEN([.D131])" office:value-type="float" office:value="0" calcext:value-type="float">
            <text:p>0</text:p>
          </table:table-cell>
          <table:table-cell office:value-type="string" calcext:value-type="string">
            <text:p>ｺｼﾞｷﾃﾞｱﾏﾃﾗｽｵｵﾐﾉｶﾐｶﾞﾄｼﾞｺﾓｯﾀﾉﾊﾄﾞｺ?</text:p>
          </table:table-cell>
          <table:table-cell table:formula="of:=LEN([.F131])" office:value-type="float" office:value="32" calcext:value-type="float">
            <text:p>32</text:p>
          </table:table-cell>
          <table:table-cell office:value-type="string" calcext:value-type="string">
            <text:p>天岩戸</text:p>
          </table:table-cell>
          <table:table-cell table:formula="of:=LEN([.H131])" office:value-type="float" office:value="3" calcext:value-type="float">
            <text:p>3</text:p>
          </table:table-cell>
          <table:table-cell office:value-type="string" calcext:value-type="string">
            <text:p>厠</text:p>
          </table:table-cell>
          <table:table-cell table:formula="of:=LEN([.J131])" office:value-type="float" office:value="1" calcext:value-type="float">
            <text:p>1</text:p>
          </table:table-cell>
          <table:table-cell office:value-type="string" calcext:value-type="string">
            <text:p>納屋</text:p>
          </table:table-cell>
          <table:table-cell table:formula="of:=LEN([.L131])" office:value-type="float" office:value="2" calcext:value-type="float">
            <text:p>2</text:p>
          </table:table-cell>
          <table:table-cell office:value-type="string" calcext:value-type="string">
            <text:p>自分の部屋</text:p>
          </table:table-cell>
          <table:table-cell table:formula="of:=LEN([.N131])" office:value-type="float" office:value="5" calcext:value-type="float">
            <text:p>5</text:p>
          </table:table-cell>
          <table:table-cell/>
          <table:table-cell table:formula="of:=[.C131]*2+[.E131]*2+[.G131]+([.I131]+[.K131]+[.M131]+[.O131])*2+9" office:value-type="float" office:value="103" calcext:value-type="float">
            <text:p>103</text:p>
          </table:table-cell>
          <table:table-cell table:style-name="ce5" office:value-type="date" office:date-value="2013-08-18" calcext:value-type="date">
            <text:p>8月18日</text:p>
          </table:table-cell>
          <table:table-cell office:value-type="float" office:value="3" calcext:value-type="float">
            <text:p>3</text:p>
          </table:table-cell>
          <table:table-cell office:value-type="string" calcext:value-type="string">
            <text:p><text:a xlink:href="http://ja.wikipedia.org/wiki/天岩戸" xlink:type="simple">http://ja.wikipedia.org/wiki/%E5%A4%A9%E5%B2%A9%E6%88%B8</text:a></text:p>
          </table:table-cell>
          <table:table-cell/>
        </table:table-row>
        <table:table-row table:style-name="ro3">
          <table:table-cell office:value-type="string" calcext:value-type="string">
            <text:p>歴史</text:p>
          </table:table-cell>
          <table:table-cell office:value-type="string" calcext:value-type="string">
            <text:p>ｶﾙﾀｺﾞのﾊﾝﾆﾊﾞﾙが軍用動物として</text:p>
          </table:table-cell>
          <table:table-cell table:formula="of:=LEN([.B132])" office:value-type="float" office:value="20" calcext:value-type="float">
            <text:p>20</text:p>
          </table:table-cell>
          <table:table-cell office:value-type="string" calcext:value-type="string">
            <text:p>使ったのは？</text:p>
          </table:table-cell>
          <table:table-cell table:formula="of:=LEN([.D132])" office:value-type="float" office:value="6" calcext:value-type="float">
            <text:p>6</text:p>
          </table:table-cell>
          <table:table-cell office:value-type="string" calcext:value-type="string">
            <text:p>ｶﾙﾀｺﾞﾉﾊﾝﾆﾊﾞﾙｶﾞｸﾞﾝﾖｳﾄﾞｳﾌﾞﾂﾄｼﾃﾂｶｯﾀﾉﾊ?</text:p>
          </table:table-cell>
          <table:table-cell table:formula="of:=LEN([.F132])" office:value-type="float" office:value="35" calcext:value-type="float">
            <text:p>35</text:p>
          </table:table-cell>
          <table:table-cell office:value-type="string" calcext:value-type="string">
            <text:p>ｿﾞｳ</text:p>
          </table:table-cell>
          <table:table-cell table:formula="of:=LEN([.H132])" office:value-type="float" office:value="3" calcext:value-type="float">
            <text:p>3</text:p>
          </table:table-cell>
          <table:table-cell office:value-type="string" calcext:value-type="string">
            <text:p>ｺﾞﾘﾗ</text:p>
          </table:table-cell>
          <table:table-cell table:formula="of:=LEN([.J132])" office:value-type="float" office:value="4" calcext:value-type="float">
            <text:p>4</text:p>
          </table:table-cell>
          <table:table-cell office:value-type="string" calcext:value-type="string">
            <text:p>ﾗｲｵﾝ</text:p>
          </table:table-cell>
          <table:table-cell table:formula="of:=LEN([.L132])" office:value-type="float" office:value="4" calcext:value-type="float">
            <text:p>4</text:p>
          </table:table-cell>
          <table:table-cell office:value-type="string" calcext:value-type="string">
            <text:p>ｶﾊﾞ</text:p>
          </table:table-cell>
          <table:table-cell table:formula="of:=LEN([.N132])" office:value-type="float" office:value="3" calcext:value-type="float">
            <text:p>3</text:p>
          </table:table-cell>
          <table:table-cell/>
          <table:table-cell table:formula="of:=[.C132]*2+[.E132]*2+[.G132]+([.I132]+[.K132]+[.M132]+[.O132])*2+9" office:value-type="float" office:value="124" calcext:value-type="float">
            <text:p>124</text:p>
          </table:table-cell>
          <table:table-cell table:style-name="ce5" office:value-type="date" office:date-value="2013-08-18" calcext:value-type="date">
            <text:p>8月18日</text:p>
          </table:table-cell>
          <table:table-cell office:value-type="float" office:value="3" calcext:value-type="float">
            <text:p>3</text:p>
          </table:table-cell>
          <table:table-cell office:value-type="string" calcext:value-type="string">
            <text:p><text:a xlink:href="http://ja.wikipedia.org/wiki/ハンニバル" xlink:type="simple">http://ja.wikipedia.org/wiki/%E3%83%8F%E3%83%B3%E3%83%8B%E3%83%90%E3%83%AB</text:a></text:p>
          </table:table-cell>
          <table:table-cell/>
        </table:table-row>
        <table:table-row table:style-name="ro3">
          <table:table-cell office:value-type="string" calcext:value-type="string">
            <text:p>音楽</text:p>
          </table:table-cell>
          <table:table-cell office:value-type="string" calcext:value-type="string">
            <text:p>「雨上がりの夜空に」などで知られる</text:p>
          </table:table-cell>
          <table:table-cell table:formula="of:=LEN([.B133])" office:value-type="float" office:value="17" calcext:value-type="float">
            <text:p>17</text:p>
          </table:table-cell>
          <table:table-cell office:value-type="string" calcext:value-type="string">
            <text:p>忌野清志郎がﾎﾞｰｶﾙを務めたﾊﾞﾝﾄﾞは？</text:p>
          </table:table-cell>
          <table:table-cell table:formula="of:=LEN([.D133])" office:value-type="float" office:value="22" calcext:value-type="float">
            <text:p>22</text:p>
          </table:table-cell>
          <table:table-cell office:value-type="string" calcext:value-type="string">
            <text:p>ｱﾒｱｶﾞﾘﾉﾖｿﾞﾗﾆﾅﾄﾞﾃﾞｼﾗﾚﾙ ｲﾏﾜﾉｷﾖｼﾛｳｶﾞﾎﾞｰｶﾙｦﾂﾄﾒﾀﾊﾞﾝﾄﾞﾊ?</text:p>
          </table:table-cell>
          <table:table-cell table:formula="of:=LEN([.F133])" office:value-type="float" office:value="50" calcext:value-type="float">
            <text:p>50</text:p>
          </table:table-cell>
          <table:table-cell office:value-type="string" calcext:value-type="string">
            <text:p>RCｻｸｾｼｮﾝ</text:p>
          </table:table-cell>
          <table:table-cell table:formula="of:=LEN([.H133])" office:value-type="float" office:value="8" calcext:value-type="float">
            <text:p>8</text:p>
          </table:table-cell>
          <table:table-cell office:value-type="string" calcext:value-type="string">
            <text:p>ｻﾞ･ﾀｲﾏｰｽﾞ</text:p>
          </table:table-cell>
          <table:table-cell table:formula="of:=LEN([.J133])" office:value-type="float" office:value="9" calcext:value-type="float">
            <text:p>9</text:p>
          </table:table-cell>
          <table:table-cell office:value-type="string" calcext:value-type="string">
            <text:p>ﾗﾌｨｰﾀﾌｨｰ</text:p>
          </table:table-cell>
          <table:table-cell table:formula="of:=LEN([.L133])" office:value-type="float" office:value="8" calcext:value-type="float">
            <text:p>8</text:p>
          </table:table-cell>
          <table:table-cell office:value-type="string" calcext:value-type="string">
            <text:p>ﾄｰｻﾝｽﾞ</text:p>
          </table:table-cell>
          <table:table-cell table:formula="of:=LEN([.N133])" office:value-type="float" office:value="6" calcext:value-type="float">
            <text:p>6</text:p>
          </table:table-cell>
          <table:table-cell/>
          <table:table-cell table:formula="of:=[.C133]*2+[.E133]*2+[.G133]+([.I133]+[.K133]+[.M133]+[.O133])*2+9" office:value-type="float" office:value="199" calcext:value-type="float">
            <text:p>199</text:p>
          </table:table-cell>
          <table:table-cell table:style-name="ce5" office:value-type="date" office:date-value="2013-08-25" calcext:value-type="date">
            <text:p>8月25日</text:p>
          </table:table-cell>
          <table:table-cell office:value-type="float" office:value="2" calcext:value-type="float">
            <text:p>2</text:p>
          </table:table-cell>
          <table:table-cell office:value-type="string" calcext:value-type="string">
            <text:p><text:a xlink:href="http://ja.wikipedia.org/wiki/RCサクセション" xlink:type="simple">http://ja.wikipedia.org/wiki/RC%E3%82%B5%E3%82%AF%E3%82%BB%E3%82%B7%E3%83%A7%E3%83%B3</text:a></text:p>
          </table:table-cell>
          <table:table-cell/>
        </table:table-row>
        <table:table-row table:style-name="ro3">
          <table:table-cell office:value-type="string" calcext:value-type="string">
            <text:p>音楽</text:p>
          </table:table-cell>
          <table:table-cell office:value-type="string" calcext:value-type="string">
            <text:p>80年代のﾊﾞﾝﾄﾞBO0WYは ライブのことを</text:p>
          </table:table-cell>
          <table:table-cell table:formula="of:=LEN([.B134])" office:value-type="float" office:value="24" calcext:value-type="float">
            <text:p>24</text:p>
          </table:table-cell>
          <table:table-cell office:value-type="string" calcext:value-type="string">
            <text:p>何と称していた？</text:p>
          </table:table-cell>
          <table:table-cell table:formula="of:=LEN([.D134])" office:value-type="float" office:value="8" calcext:value-type="float">
            <text:p>8</text:p>
          </table:table-cell>
          <table:table-cell office:value-type="string" calcext:value-type="string">
            <text:p>ﾊﾁｼﾞｭｳﾈﾝﾀﾞｲﾉﾊﾞﾝﾄﾞ ﾎﾞｰｲﾊ ﾗｲﾌﾞﾉｺﾄｦﾅﾝﾄｼｮｳｼﾃｲﾀ?</text:p>
          </table:table-cell>
          <table:table-cell table:formula="of:=LEN([.F134])" office:value-type="float" office:value="43" calcext:value-type="float">
            <text:p>43</text:p>
          </table:table-cell>
          <table:table-cell office:value-type="string" calcext:value-type="string">
            <text:p>ｷﾞｸﾞ</text:p>
          </table:table-cell>
          <table:table-cell table:formula="of:=LEN([.H134])" office:value-type="float" office:value="4" calcext:value-type="float">
            <text:p>4</text:p>
          </table:table-cell>
          <table:table-cell office:value-type="string" calcext:value-type="string">
            <text:p>ｼﾞｬﾑ</text:p>
          </table:table-cell>
          <table:table-cell table:formula="of:=LEN([.J134])" office:value-type="float" office:value="4" calcext:value-type="float">
            <text:p>4</text:p>
          </table:table-cell>
          <table:table-cell office:value-type="string" calcext:value-type="string">
            <text:p>ｺﾝｻｰﾄ</text:p>
          </table:table-cell>
          <table:table-cell table:formula="of:=LEN([.L134])" office:value-type="float" office:value="5" calcext:value-type="float">
            <text:p>5</text:p>
          </table:table-cell>
          <table:table-cell office:value-type="string" calcext:value-type="string">
            <text:p>ﾗｲｳﾞ</text:p>
          </table:table-cell>
          <table:table-cell table:formula="of:=LEN([.N134])" office:value-type="float" office:value="4" calcext:value-type="float">
            <text:p>4</text:p>
          </table:table-cell>
          <table:table-cell/>
          <table:table-cell table:formula="of:=[.C134]*2+[.E134]*2+[.G134]+([.I134]+[.K134]+[.M134]+[.O134])*2+9" office:value-type="float" office:value="150" calcext:value-type="float">
            <text:p>150</text:p>
          </table:table-cell>
          <table:table-cell table:style-name="ce5" office:value-type="date" office:date-value="2013-08-25" calcext:value-type="date">
            <text:p>8月25日</text:p>
          </table:table-cell>
          <table:table-cell office:value-type="float" office:value="4" calcext:value-type="float">
            <text:p>4</text:p>
          </table:table-cell>
          <table:table-cell office:value-type="string" calcext:value-type="string">
            <text:p><text:a xlink:href="http://ja.wikipedia.org/wiki/ギグ" xlink:type="simple">http://ja.wikipedia.org/wiki/%E3%82%AE%E3%82%B0</text:a></text:p>
          </table:table-cell>
          <table:table-cell/>
        </table:table-row>
        <table:table-row table:style-name="ro3">
          <table:table-cell office:value-type="string" calcext:value-type="string">
            <text:p>音楽</text:p>
          </table:table-cell>
          <table:table-cell office:value-type="string" calcext:value-type="string">
            <text:p>松田聖子のﾃﾞﾋﾞｭｰ曲は次のうちどれ？</text:p>
          </table:table-cell>
          <table:table-cell table:formula="of:=LEN([.B135])" office:value-type="float" office:value="20" calcext:value-type="float">
            <text:p>20</text:p>
          </table:table-cell>
          <table:table-cell/>
          <table:table-cell table:formula="of:=LEN([.D135])" office:value-type="float" office:value="0" calcext:value-type="float">
            <text:p>0</text:p>
          </table:table-cell>
          <table:table-cell office:value-type="string" calcext:value-type="string">
            <text:p>ﾏﾂﾀﾞｾｲｺﾉﾃﾞﾋﾞｭｰｷｮｸﾊﾂｷﾞﾉｳﾁﾄﾞﾚ?</text:p>
          </table:table-cell>
          <table:table-cell table:formula="of:=LEN([.F135])" office:value-type="float" office:value="28" calcext:value-type="float">
            <text:p>28</text:p>
          </table:table-cell>
          <table:table-cell office:value-type="string" calcext:value-type="string">
            <text:p>裸足の季節</text:p>
          </table:table-cell>
          <table:table-cell table:formula="of:=LEN([.H135])" office:value-type="float" office:value="5" calcext:value-type="float">
            <text:p>5</text:p>
          </table:table-cell>
          <table:table-cell office:value-type="string" calcext:value-type="string">
            <text:p>青い珊瑚礁</text:p>
          </table:table-cell>
          <table:table-cell table:formula="of:=LEN([.J135])" office:value-type="float" office:value="5" calcext:value-type="float">
            <text:p>5</text:p>
          </table:table-cell>
          <table:table-cell office:value-type="string" calcext:value-type="string">
            <text:p>夏の扉</text:p>
          </table:table-cell>
          <table:table-cell table:formula="of:=LEN([.L135])" office:value-type="float" office:value="3" calcext:value-type="float">
            <text:p>3</text:p>
          </table:table-cell>
          <table:table-cell office:value-type="string" calcext:value-type="string">
            <text:p>渚のﾊﾞﾙｺﾆｰ</text:p>
          </table:table-cell>
          <table:table-cell table:formula="of:=LEN([.N135])" office:value-type="float" office:value="8" calcext:value-type="float">
            <text:p>8</text:p>
          </table:table-cell>
          <table:table-cell/>
          <table:table-cell table:formula="of:=[.C135]*2+[.E135]*2+[.G135]+([.I135]+[.K135]+[.M135]+[.O135])*2+9" office:value-type="float" office:value="119" calcext:value-type="float">
            <text:p>119</text:p>
          </table:table-cell>
          <table:table-cell table:style-name="ce5" office:value-type="date" office:date-value="2013-08-25" calcext:value-type="date">
            <text:p>8月25日</text:p>
          </table:table-cell>
          <table:table-cell office:value-type="float" office:value="3" calcext:value-type="float">
            <text:p>3</text:p>
          </table:table-cell>
          <table:table-cell office:value-type="string" calcext:value-type="string">
            <text:p><text:a xlink:href="http://ja.wikipedia.org/wiki/松田聖子" xlink:type="simple">http://ja.wikipedia.org/wiki/%E6%9D%BE%E7%94%B0%E8%81%96%E5%AD%90</text:a></text:p>
          </table:table-cell>
          <table:table-cell/>
        </table:table-row>
        <table:table-row table:style-name="ro3">
          <table:table-cell office:value-type="string" calcext:value-type="string">
            <text:p>歴史</text:p>
          </table:table-cell>
          <table:table-cell office:value-type="string" calcext:value-type="string">
            <text:p>小説「のぼうの城」で有名になった忍城は</text:p>
          </table:table-cell>
          <table:table-cell table:formula="of:=LEN([.B136])" office:value-type="float" office:value="19" calcext:value-type="float">
            <text:p>19</text:p>
          </table:table-cell>
          <table:table-cell office:value-type="string" calcext:value-type="string">
            <text:p>現在どこにある？</text:p>
          </table:table-cell>
          <table:table-cell table:formula="of:=LEN([.D136])" office:value-type="float" office:value="8" calcext:value-type="float">
            <text:p>8</text:p>
          </table:table-cell>
          <table:table-cell office:value-type="string" calcext:value-type="string">
            <text:p>ｼｮｳｾﾂﾉﾎﾞｳﾉｼﾛﾃﾞﾕｳﾒｲﾆﾅｯﾀｵｼｼﾞｮｳﾊｹﾞﾝｻﾞｲﾄﾞｺﾆｱﾙ?</text:p>
          </table:table-cell>
          <table:table-cell table:formula="of:=LEN([.F136])" office:value-type="float" office:value="42" calcext:value-type="float">
            <text:p>42</text:p>
          </table:table-cell>
          <table:table-cell office:value-type="string" calcext:value-type="string">
            <text:p>埼玉県行田市</text:p>
          </table:table-cell>
          <table:table-cell table:formula="of:=LEN([.H136])" office:value-type="float" office:value="6" calcext:value-type="float">
            <text:p>6</text:p>
          </table:table-cell>
          <table:table-cell office:value-type="string" calcext:value-type="string">
            <text:p>千葉県柏市</text:p>
          </table:table-cell>
          <table:table-cell table:formula="of:=LEN([.J136])" office:value-type="float" office:value="5" calcext:value-type="float">
            <text:p>5</text:p>
          </table:table-cell>
          <table:table-cell office:value-type="string" calcext:value-type="string">
            <text:p>神奈川県小田原市</text:p>
          </table:table-cell>
          <table:table-cell table:formula="of:=LEN([.L136])" office:value-type="float" office:value="8" calcext:value-type="float">
            <text:p>8</text:p>
          </table:table-cell>
          <table:table-cell office:value-type="string" calcext:value-type="string">
            <text:p>東京都青梅市</text:p>
          </table:table-cell>
          <table:table-cell table:formula="of:=LEN([.N136])" office:value-type="float" office:value="6" calcext:value-type="float">
            <text:p>6</text:p>
          </table:table-cell>
          <table:table-cell/>
          <table:table-cell table:formula="of:=[.C136]*2+[.E136]*2+[.G136]+([.I136]+[.K136]+[.M136]+[.O136])*2+9" office:value-type="float" office:value="155" calcext:value-type="float">
            <text:p>155</text:p>
          </table:table-cell>
          <table:table-cell table:style-name="ce5" office:value-type="date" office:date-value="2013-08-25" calcext:value-type="date">
            <text:p>8月25日</text:p>
          </table:table-cell>
          <table:table-cell office:value-type="float" office:value="3" calcext:value-type="float">
            <text:p>3</text:p>
          </table:table-cell>
          <table:table-cell office:value-type="string" calcext:value-type="string">
            <text:p><text:a xlink:href="http://ja.wikipedia.org/wiki/忍城" xlink:type="simple">http://ja.wikipedia.org/wiki/%E5%BF%8D%E5%9F%8E</text:a></text:p>
          </table:table-cell>
          <table:table-cell/>
        </table:table-row>
        <table:table-row table:style-name="ro3">
          <table:table-cell office:value-type="string" calcext:value-type="string">
            <text:p>歴史</text:p>
          </table:table-cell>
          <table:table-cell office:value-type="string" calcext:value-type="string">
            <text:p>源義経が崖を馬で駆け下りたとされるのは</text:p>
          </table:table-cell>
          <table:table-cell table:formula="of:=LEN([.B137])" office:value-type="float" office:value="19" calcext:value-type="float">
            <text:p>19</text:p>
          </table:table-cell>
          <table:table-cell office:value-type="string" calcext:value-type="string">
            <text:p>どの合戦の時？</text:p>
          </table:table-cell>
          <table:table-cell table:formula="of:=LEN([.D137])" office:value-type="float" office:value="7" calcext:value-type="float">
            <text:p>7</text:p>
          </table:table-cell>
          <table:table-cell office:value-type="string" calcext:value-type="string">
            <text:p>ﾐﾅﾓﾄﾉﾖｼﾂﾈｶﾞ ｶﾞｹｦｳﾏﾃﾞｶｹｵﾘﾀﾄｻﾚﾙﾉﾊﾄﾞﾉｶｯｾﾝﾉﾄｷ?</text:p>
          </table:table-cell>
          <table:table-cell table:formula="of:=LEN([.F137])" office:value-type="float" office:value="42" calcext:value-type="float">
            <text:p>42</text:p>
          </table:table-cell>
          <table:table-cell office:value-type="string" calcext:value-type="string">
            <text:p>一ノ谷の合戦</text:p>
          </table:table-cell>
          <table:table-cell table:formula="of:=LEN([.H137])" office:value-type="float" office:value="6" calcext:value-type="float">
            <text:p>6</text:p>
          </table:table-cell>
          <table:table-cell office:value-type="string" calcext:value-type="string">
            <text:p>壇ノ浦の合戦</text:p>
          </table:table-cell>
          <table:table-cell table:formula="of:=LEN([.J137])" office:value-type="float" office:value="6" calcext:value-type="float">
            <text:p>6</text:p>
          </table:table-cell>
          <table:table-cell office:value-type="string" calcext:value-type="string">
            <text:p>屋島の合戦</text:p>
          </table:table-cell>
          <table:table-cell table:formula="of:=LEN([.L137])" office:value-type="float" office:value="5" calcext:value-type="float">
            <text:p>5</text:p>
          </table:table-cell>
          <table:table-cell office:value-type="string" calcext:value-type="string">
            <text:p>さるかに合戦</text:p>
          </table:table-cell>
          <table:table-cell table:formula="of:=LEN([.N137])" office:value-type="float" office:value="6" calcext:value-type="float">
            <text:p>6</text:p>
          </table:table-cell>
          <table:table-cell/>
          <table:table-cell table:formula="of:=[.C137]*2+[.E137]*2+[.G137]+([.I137]+[.K137]+[.M137]+[.O137])*2+9" office:value-type="float" office:value="149" calcext:value-type="float">
            <text:p>149</text:p>
          </table:table-cell>
          <table:table-cell table:style-name="ce5" office:value-type="date" office:date-value="2013-08-25" calcext:value-type="date">
            <text:p>8月25日</text:p>
          </table:table-cell>
          <table:table-cell office:value-type="float" office:value="3" calcext:value-type="float">
            <text:p>3</text:p>
          </table:table-cell>
          <table:table-cell office:value-type="string" calcext:value-type="string">
            <text:p><text:a xlink:href="http://ja.wikipedia.org/wiki/一ノ谷の戦い" xlink:type="simple">http://ja.wikipedia.org/wiki/%E4%B8%80%E3%83%8E%E8%B0%B7%E3%81%AE%E6%88%A6%E3%81%84</text:a></text:p>
          </table:table-cell>
          <table:table-cell/>
        </table:table-row>
        <table:table-row table:style-name="ro3">
          <table:table-cell office:value-type="string" calcext:value-type="string">
            <text:p>音楽</text:p>
          </table:table-cell>
          <table:table-cell office:value-type="string" calcext:value-type="string">
            <text:p>80年代のﾊﾟｿｺﾝやｹﾞｰﾑ機の音源で</text:p>
          </table:table-cell>
          <table:table-cell table:formula="of:=LEN([.B138])" office:value-type="float" office:value="20" calcext:value-type="float">
            <text:p>20</text:p>
          </table:table-cell>
          <table:table-cell office:value-type="string" calcext:value-type="string">
            <text:p>楽曲を作る音楽ｼﾞｬﾝﾙを何という？</text:p>
          </table:table-cell>
          <table:table-cell table:formula="of:=LEN([.D138])" office:value-type="float" office:value="18" calcext:value-type="float">
            <text:p>18</text:p>
          </table:table-cell>
          <table:table-cell office:value-type="string" calcext:value-type="string">
            <text:p>ﾊﾁｼﾞｭｳﾈﾝﾀﾞｲﾉﾊﾟｿｺﾝﾔｹﾞｰﾑｷﾉｵﾝｹﾞﾝﾃﾞｶﾞｯｷｮｦﾂｸﾙｵﾝｶﾞｸｼﾞｬﾝﾙﾊ?</text:p>
          </table:table-cell>
          <table:table-cell table:formula="of:=LEN([.F138])" office:value-type="float" office:value="52" calcext:value-type="float">
            <text:p>52</text:p>
          </table:table-cell>
          <table:table-cell office:value-type="string" calcext:value-type="string">
            <text:p>ﾁｯﾌﾟﾁｭｰﾝ</text:p>
          </table:table-cell>
          <table:table-cell table:formula="of:=LEN([.H138])" office:value-type="float" office:value="8" calcext:value-type="float">
            <text:p>8</text:p>
          </table:table-cell>
          <table:table-cell office:value-type="string" calcext:value-type="string">
            <text:p>Kﾎﾟｯﾌﾟ</text:p>
          </table:table-cell>
          <table:table-cell table:formula="of:=LEN([.J138])" office:value-type="float" office:value="6" calcext:value-type="float">
            <text:p>6</text:p>
          </table:table-cell>
          <table:table-cell office:value-type="string" calcext:value-type="string">
            <text:p>ﾌﾞﾘｯﾄﾎﾟｯﾌﾟ</text:p>
          </table:table-cell>
          <table:table-cell table:formula="of:=LEN([.L138])" office:value-type="float" office:value="10" calcext:value-type="float">
            <text:p>10</text:p>
          </table:table-cell>
          <table:table-cell office:value-type="string" calcext:value-type="string">
            <text:p>ﾁｯﾌﾟとﾃﾞｰﾙ</text:p>
          </table:table-cell>
          <table:table-cell table:formula="of:=LEN([.N138])" office:value-type="float" office:value="9" calcext:value-type="float">
            <text:p>9</text:p>
          </table:table-cell>
          <table:table-cell/>
          <table:table-cell table:formula="of:=[.C138]*2+[.E138]*2+[.G138]+([.I138]+[.K138]+[.M138]+[.O138])*2+9" office:value-type="float" office:value="203" calcext:value-type="float">
            <text:p>203</text:p>
          </table:table-cell>
          <table:table-cell table:style-name="ce5" office:value-type="date" office:date-value="2013-08-25" calcext:value-type="date">
            <text:p>8月25日</text:p>
          </table:table-cell>
          <table:table-cell office:value-type="float" office:value="3" calcext:value-type="float">
            <text:p>3</text:p>
          </table:table-cell>
          <table:table-cell office:value-type="string" calcext:value-type="string">
            <text:p><text:a xlink:href="http://dic.nicovideo.jp/a/chiptune" xlink:type="simple">http://dic.nicovideo.jp/a/chiptune</text:a></text:p>
          </table:table-cell>
          <table:table-cell/>
        </table:table-row>
        <table:table-row table:style-name="ro3">
          <table:table-cell office:value-type="string" calcext:value-type="string">
            <text:p>一般教養</text:p>
          </table:table-cell>
          <table:table-cell office:value-type="string" calcext:value-type="string">
            <text:p>カメラレンズのF値。</text:p>
          </table:table-cell>
          <table:table-cell table:formula="of:=LEN([.B139])" office:value-type="float" office:value="10" calcext:value-type="float">
            <text:p>10</text:p>
          </table:table-cell>
          <table:table-cell office:value-type="string" calcext:value-type="string">
            <text:p>1段暗くなると何倍になる？</text:p>
          </table:table-cell>
          <table:table-cell table:formula="of:=LEN([.D139])" office:value-type="float" office:value="13" calcext:value-type="float">
            <text:p>13</text:p>
          </table:table-cell>
          <table:table-cell office:value-type="string" calcext:value-type="string">
            <text:p>ｶﾒﾗﾚﾝｽﾞﾉｴﾌﾁ ｲﾁﾀﾞﾝｸﾗｸﾅﾙﾄﾅﾝﾊﾞｲﾆﾅﾙ?</text:p>
          </table:table-cell>
          <table:table-cell table:formula="of:=LEN([.F139])" office:value-type="float" office:value="32" calcext:value-type="float">
            <text:p>32</text:p>
          </table:table-cell>
          <table:table-cell office:value-type="float" office:value="1.4" calcext:value-type="float">
            <text:p>1.4</text:p>
          </table:table-cell>
          <table:table-cell table:formula="of:=LEN([.H139])" office:value-type="float" office:value="3" calcext:value-type="float">
            <text:p>3</text:p>
          </table:table-cell>
          <table:table-cell office:value-type="float" office:value="2" calcext:value-type="float">
            <text:p>2</text:p>
          </table:table-cell>
          <table:table-cell table:formula="of:=LEN([.J139])" office:value-type="float" office:value="1" calcext:value-type="float">
            <text:p>1</text:p>
          </table:table-cell>
          <table:table-cell office:value-type="float" office:value="4" calcext:value-type="float">
            <text:p>4</text:p>
          </table:table-cell>
          <table:table-cell table:formula="of:=LEN([.L139])" office:value-type="float" office:value="1" calcext:value-type="float">
            <text:p>1</text:p>
          </table:table-cell>
          <table:table-cell office:value-type="float" office:value="7" calcext:value-type="float">
            <text:p>7</text:p>
          </table:table-cell>
          <table:table-cell table:formula="of:=LEN([.N139])" office:value-type="float" office:value="1" calcext:value-type="float">
            <text:p>1</text:p>
          </table:table-cell>
          <table:table-cell/>
          <table:table-cell table:formula="of:=[.C139]*2+[.E139]*2+[.G139]+([.I139]+[.K139]+[.M139]+[.O139])*2+9" office:value-type="float" office:value="99" calcext:value-type="float">
            <text:p>99</text:p>
          </table:table-cell>
          <table:table-cell table:style-name="ce5" office:value-type="date" office:date-value="2013-08-25" calcext:value-type="date">
            <text:p>8月25日</text:p>
          </table:table-cell>
          <table:table-cell office:value-type="float" office:value="5" calcext:value-type="float">
            <text:p>5</text:p>
          </table:table-cell>
          <table:table-cell office:value-type="string" calcext:value-type="string">
            <text:p><text:a xlink:href="http://ja.wikipedia.org/wiki/F値" xlink:type="simple">http://ja.wikipedia.org/wiki/F%E5%80%A4</text:a></text:p>
          </table:table-cell>
          <table:table-cell/>
        </table:table-row>
        <table:table-row table:style-name="ro3">
          <table:table-cell office:value-type="string" calcext:value-type="string">
            <text:p>一般教養</text:p>
          </table:table-cell>
          <table:table-cell office:value-type="string" calcext:value-type="string">
            <text:p>背もたれにもたれるような姿勢で乗る</text:p>
          </table:table-cell>
          <table:table-cell table:formula="of:=LEN([.B140])" office:value-type="float" office:value="17" calcext:value-type="float">
            <text:p>17</text:p>
          </table:table-cell>
          <table:table-cell office:value-type="string" calcext:value-type="string">
            <text:p>ﾀｲﾌﾟの自転車を何という？</text:p>
          </table:table-cell>
          <table:table-cell table:formula="of:=LEN([.D140])" office:value-type="float" office:value="14" calcext:value-type="float">
            <text:p>14</text:p>
          </table:table-cell>
          <table:table-cell office:value-type="string" calcext:value-type="string">
            <text:p>ｾﾓﾀﾚﾆﾓﾀﾚﾙﾖｳﾅｼｾｲﾃﾞﾉﾙﾀｲﾌﾟﾉｼﾞﾃﾝｼｬｦﾅﾝﾄｲｳ?</text:p>
          </table:table-cell>
          <table:table-cell table:formula="of:=LEN([.F140])" office:value-type="float" office:value="37" calcext:value-type="float">
            <text:p>37</text:p>
          </table:table-cell>
          <table:table-cell office:value-type="string" calcext:value-type="string">
            <text:p>ﾘｶﾝﾍﾞﾝﾄ</text:p>
          </table:table-cell>
          <table:table-cell table:formula="of:=LEN([.H140])" office:value-type="float" office:value="7" calcext:value-type="float">
            <text:p>7</text:p>
          </table:table-cell>
          <table:table-cell office:value-type="string" calcext:value-type="string">
            <text:p>ﾌｫｰﾙﾃﾞｨﾝｸﾞ</text:p>
          </table:table-cell>
          <table:table-cell table:formula="of:=LEN([.J140])" office:value-type="float" office:value="10" calcext:value-type="float">
            <text:p>10</text:p>
          </table:table-cell>
          <table:table-cell office:value-type="string" calcext:value-type="string">
            <text:p>ﾄﾗｲｸ</text:p>
          </table:table-cell>
          <table:table-cell table:formula="of:=LEN([.L140])" office:value-type="float" office:value="4" calcext:value-type="float">
            <text:p>4</text:p>
          </table:table-cell>
          <table:table-cell office:value-type="string" calcext:value-type="string">
            <text:p>ﾐﾆﾍﾞﾛ</text:p>
          </table:table-cell>
          <table:table-cell table:formula="of:=LEN([.N140])" office:value-type="float" office:value="5" calcext:value-type="float">
            <text:p>5</text:p>
          </table:table-cell>
          <table:table-cell/>
          <table:table-cell table:formula="of:=[.C140]*2+[.E140]*2+[.G140]+([.I140]+[.K140]+[.M140]+[.O140])*2+9" office:value-type="float" office:value="160" calcext:value-type="float">
            <text:p>160</text:p>
          </table:table-cell>
          <table:table-cell table:style-name="ce5" office:value-type="date" office:date-value="2013-08-25" calcext:value-type="date">
            <text:p>8月25日</text:p>
          </table:table-cell>
          <table:table-cell office:value-type="float" office:value="5" calcext:value-type="float">
            <text:p>5</text:p>
          </table:table-cell>
          <table:table-cell office:value-type="string" calcext:value-type="string">
            <text:p><text:a xlink:href="http://ja.wikipedia.org/wiki/リカンベント" xlink:type="simple">http://ja.wikipedia.org/wiki/%E3%83%AA%E3%82%AB%E3%83%B3%E3%83%99%E3%83%B3%E3%83%88</text:a></text:p>
          </table:table-cell>
          <table:table-cell/>
        </table:table-row>
        <table:table-row table:style-name="ro3">
          <table:table-cell office:value-type="string" calcext:value-type="string">
            <text:p>一般教養</text:p>
          </table:table-cell>
          <table:table-cell office:value-type="string" calcext:value-type="string">
            <text:p>2011年現在、世界一乗降数が多い駅は？</text:p>
          </table:table-cell>
          <table:table-cell table:formula="of:=LEN([.B141])" office:value-type="float" office:value="20" calcext:value-type="float">
            <text:p>20</text:p>
          </table:table-cell>
          <table:table-cell/>
          <table:table-cell table:formula="of:=LEN([.D141])" office:value-type="float" office:value="0" calcext:value-type="float">
            <text:p>0</text:p>
          </table:table-cell>
          <table:table-cell office:value-type="string" calcext:value-type="string">
            <text:p>ﾆｾﾝｼﾞｭｳｲﾁﾈﾝｹﾞﾝｻﾞｲ ｾｶｲｲﾁｼﾞｮｳｺｳｽｳｶﾞｵｵｲｴｷﾊ?</text:p>
          </table:table-cell>
          <table:table-cell table:formula="of:=LEN([.F141])" office:value-type="float" office:value="40" calcext:value-type="float">
            <text:p>40</text:p>
          </table:table-cell>
          <table:table-cell office:value-type="string" calcext:value-type="string">
            <text:p>新宿駅</text:p>
          </table:table-cell>
          <table:table-cell table:formula="of:=LEN([.H141])" office:value-type="float" office:value="3" calcext:value-type="float">
            <text:p>3</text:p>
          </table:table-cell>
          <table:table-cell office:value-type="string" calcext:value-type="string">
            <text:p>渋谷駅</text:p>
          </table:table-cell>
          <table:table-cell table:formula="of:=LEN([.J141])" office:value-type="float" office:value="3" calcext:value-type="float">
            <text:p>3</text:p>
          </table:table-cell>
          <table:table-cell office:value-type="string" calcext:value-type="string">
            <text:p>横浜駅</text:p>
          </table:table-cell>
          <table:table-cell table:formula="of:=LEN([.L141])" office:value-type="float" office:value="3" calcext:value-type="float">
            <text:p>3</text:p>
          </table:table-cell>
          <table:table-cell office:value-type="string" calcext:value-type="string">
            <text:p>大阪駅</text:p>
          </table:table-cell>
          <table:table-cell table:formula="of:=LEN([.N141])" office:value-type="float" office:value="3" calcext:value-type="float">
            <text:p>3</text:p>
          </table:table-cell>
          <table:table-cell/>
          <table:table-cell table:formula="of:=[.C141]*2+[.E141]*2+[.G141]+([.I141]+[.K141]+[.M141]+[.O141])*2+9" office:value-type="float" office:value="113" calcext:value-type="float">
            <text:p>113</text:p>
          </table:table-cell>
          <table:table-cell table:style-name="ce5" office:value-type="date" office:date-value="2013-08-25" calcext:value-type="date">
            <text:p>8月25日</text:p>
          </table:table-cell>
          <table:table-cell office:value-type="float" office:value="2" calcext:value-type="float">
            <text:p>2</text:p>
          </table:table-cell>
          <table:table-cell office:value-type="string" calcext:value-type="string">
            <text:p><text:a xlink:href="http://ja.wikipedia.org/wiki/新宿駅" xlink:type="simple">http://ja.wikipedia.org/wiki/%E6%96%B0%E5%AE%BF%E9%A7%85</text:a></text:p>
          </table:table-cell>
          <table:table-cell/>
        </table:table-row>
        <table:table-row table:style-name="ro3">
          <table:table-cell office:value-type="string" calcext:value-type="string">
            <text:p>ｹﾞｰﾑ</text:p>
          </table:table-cell>
          <table:table-cell office:value-type="string" calcext:value-type="string">
            <text:p>日本に本社がある会社として最も多く</text:p>
          </table:table-cell>
          <table:table-cell table:formula="of:=LEN([.B142])" office:value-type="float" office:value="17" calcext:value-type="float">
            <text:p>17</text:p>
          </table:table-cell>
          <table:table-cell office:value-type="string" calcext:value-type="string">
            <text:p>ﾋﾟﾝﾎﾞｰﾙ台を発売したのは？</text:p>
          </table:table-cell>
          <table:table-cell table:formula="of:=LEN([.D142])" office:value-type="float" office:value="16" calcext:value-type="float">
            <text:p>16</text:p>
          </table:table-cell>
          <table:table-cell office:value-type="string" calcext:value-type="string">
            <text:p>ﾆﾎﾝﾆﾎﾝｼｬｶﾞｱﾙｶｲｼｬﾄｼﾃﾓｯﾄﾓｵｵｸﾋﾟﾝﾎﾞｰﾙﾀﾞｲｦﾊﾂﾊﾞｲｼﾀﾉﾊ?</text:p>
          </table:table-cell>
          <table:table-cell table:formula="of:=LEN([.F142])" office:value-type="float" office:value="47" calcext:value-type="float">
            <text:p>47</text:p>
          </table:table-cell>
          <table:table-cell office:value-type="string" calcext:value-type="string">
            <text:p>ﾃﾞｰﾀｲｰｽﾄ</text:p>
          </table:table-cell>
          <table:table-cell table:formula="of:=LEN([.H142])" office:value-type="float" office:value="8" calcext:value-type="float">
            <text:p>8</text:p>
          </table:table-cell>
          <table:table-cell office:value-type="string" calcext:value-type="string">
            <text:p>ｾｶﾞ</text:p>
          </table:table-cell>
          <table:table-cell table:formula="of:=LEN([.J142])" office:value-type="float" office:value="3" calcext:value-type="float">
            <text:p>3</text:p>
          </table:table-cell>
          <table:table-cell office:value-type="string" calcext:value-type="string">
            <text:p>任天堂</text:p>
          </table:table-cell>
          <table:table-cell table:formula="of:=LEN([.L142])" office:value-type="float" office:value="3" calcext:value-type="float">
            <text:p>3</text:p>
          </table:table-cell>
          <table:table-cell office:value-type="string" calcext:value-type="string">
            <text:p>ﾀｲﾄｰ</text:p>
          </table:table-cell>
          <table:table-cell table:formula="of:=LEN([.N142])" office:value-type="float" office:value="4" calcext:value-type="float">
            <text:p>4</text:p>
          </table:table-cell>
          <table:table-cell/>
          <table:table-cell table:formula="of:=[.C142]*2+[.E142]*2+[.G142]+([.I142]+[.K142]+[.M142]+[.O142])*2+9" office:value-type="float" office:value="158" calcext:value-type="float">
            <text:p>158</text:p>
          </table:table-cell>
          <table:table-cell table:style-name="ce5" office:value-type="date" office:date-value="2013-08-25" calcext:value-type="date">
            <text:p>8月25日</text:p>
          </table:table-cell>
          <table:table-cell office:value-type="float" office:value="4" calcext:value-type="float">
            <text:p>4</text:p>
          </table:table-cell>
          <table:table-cell office:value-type="string" calcext:value-type="string">
            <text:p><text:a xlink:href="http://ja.wikipedia.org/wiki/データイースト" xlink:type="simple">http://ja.wikipedia.org/wiki/%E3%83%87%E3%83%BC%E3%82%BF%E3%82%A4%E3%83%BC%E3%82%B9%E3%83%88</text:a></text:p>
          </table:table-cell>
          <table:table-cell/>
        </table:table-row>
        <table:table-row table:style-name="ro3">
          <table:table-cell office:value-type="string" calcext:value-type="string">
            <text:p>ｹﾞｰﾑ</text:p>
          </table:table-cell>
          <table:table-cell office:value-type="string" calcext:value-type="string">
            <text:p>ﾛｰﾄﾞﾗﾝﾅｰを開発した会社が発売していた</text:p>
          </table:table-cell>
          <table:table-cell table:formula="of:=LEN([.B143])" office:value-type="float" office:value="22" calcext:value-type="float">
            <text:p>22</text:p>
          </table:table-cell>
          <table:table-cell office:value-type="string" calcext:value-type="string">
            <text:p>のは次のうちどれ？</text:p>
          </table:table-cell>
          <table:table-cell table:formula="of:=LEN([.D143])" office:value-type="float" office:value="9" calcext:value-type="float">
            <text:p>9</text:p>
          </table:table-cell>
          <table:table-cell office:value-type="string" calcext:value-type="string">
            <text:p>ﾛｰﾄﾞﾗﾝﾅｰｦｶｲﾊﾂｼﾀｶｲｼｬｶﾞﾊﾂﾊﾞｲｼﾃｲﾀﾉﾊﾂｷﾞﾉｳﾁﾄﾞﾚ?</text:p>
          </table:table-cell>
          <table:table-cell table:formula="of:=LEN([.F143])" office:value-type="float" office:value="42" calcext:value-type="float">
            <text:p>42</text:p>
          </table:table-cell>
          <table:table-cell office:value-type="string" calcext:value-type="string">
            <text:p>ｶﾗﾃｶ</text:p>
          </table:table-cell>
          <table:table-cell table:formula="of:=LEN([.H143])" office:value-type="float" office:value="4" calcext:value-type="float">
            <text:p>4</text:p>
          </table:table-cell>
          <table:table-cell office:value-type="string" calcext:value-type="string">
            <text:p>ｱｽﾞﾃｯｸ</text:p>
          </table:table-cell>
          <table:table-cell table:formula="of:=LEN([.J143])" office:value-type="float" office:value="6" calcext:value-type="float">
            <text:p>6</text:p>
          </table:table-cell>
          <table:table-cell office:value-type="string" calcext:value-type="string">
            <text:p>A.E.</text:p>
          </table:table-cell>
          <table:table-cell table:formula="of:=LEN([.L143])" office:value-type="float" office:value="4" calcext:value-type="float">
            <text:p>4</text:p>
          </table:table-cell>
          <table:table-cell office:value-type="string" calcext:value-type="string">
            <text:p>E.T.</text:p>
          </table:table-cell>
          <table:table-cell table:formula="of:=LEN([.N143])" office:value-type="float" office:value="4" calcext:value-type="float">
            <text:p>4</text:p>
          </table:table-cell>
          <table:table-cell/>
          <table:table-cell table:formula="of:=[.C143]*2+[.E143]*2+[.G143]+([.I143]+[.K143]+[.M143]+[.O143])*2+9" office:value-type="float" office:value="149" calcext:value-type="float">
            <text:p>149</text:p>
          </table:table-cell>
          <table:table-cell table:style-name="ce5" office:value-type="date" office:date-value="2013-08-25" calcext:value-type="date">
            <text:p>8月25日</text:p>
          </table:table-cell>
          <table:table-cell office:value-type="float" office:value="4" calcext:value-type="float">
            <text:p>4</text:p>
          </table:table-cell>
          <table:table-cell office:value-type="string" calcext:value-type="string">
            <text:p><text:a xlink:href="http://ja.wikipedia.org/wiki/ブローダーバンド" xlink:type="simple">http://ja.wikipedia.org/wiki/%E3%83%96%E3%83%AD%E3%83%BC%E3%83%80%E3%83%BC%E3%83%90%E3%83%B3%E3%83%89</text:a></text:p>
          </table:table-cell>
          <table:table-cell/>
        </table:table-row>
        <table:table-row table:style-name="ro3">
          <table:table-cell office:value-type="string" calcext:value-type="string">
            <text:p>ｹﾞｰﾑ</text:p>
          </table:table-cell>
          <table:table-cell office:value-type="string" calcext:value-type="string">
            <text:p>2012年現在、ｳｨｻﾞｰﾄﾞﾘｨは第何作目</text:p>
          </table:table-cell>
          <table:table-cell table:formula="of:=LEN([.B144])" office:value-type="float" office:value="22" calcext:value-type="float">
            <text:p>22</text:p>
          </table:table-cell>
          <table:table-cell office:value-type="string" calcext:value-type="string">
            <text:p>まで発売されている？</text:p>
          </table:table-cell>
          <table:table-cell table:formula="of:=LEN([.D144])" office:value-type="float" office:value="10" calcext:value-type="float">
            <text:p>10</text:p>
          </table:table-cell>
          <table:table-cell office:value-type="string" calcext:value-type="string">
            <text:p>ﾆｾﾝｼﾞｭｳﾆﾈﾝｹﾞﾝｻﾞｲ ｻｰﾃｯｸｼｬｺｳｼｷﾉｳｨｻﾞｰﾄﾞﾘｰｻｲｼﾝｻｸﾊ?</text:p>
          </table:table-cell>
          <table:table-cell table:formula="of:=LEN([.F144])" office:value-type="float" office:value="46" calcext:value-type="float">
            <text:p>46</text:p>
          </table:table-cell>
          <table:table-cell office:value-type="float" office:value="8" calcext:value-type="float">
            <text:p>8</text:p>
          </table:table-cell>
          <table:table-cell table:formula="of:=LEN([.H144])" office:value-type="float" office:value="1" calcext:value-type="float">
            <text:p>1</text:p>
          </table:table-cell>
          <table:table-cell office:value-type="float" office:value="7" calcext:value-type="float">
            <text:p>7</text:p>
          </table:table-cell>
          <table:table-cell table:formula="of:=LEN([.J144])" office:value-type="float" office:value="1" calcext:value-type="float">
            <text:p>1</text:p>
          </table:table-cell>
          <table:table-cell office:value-type="float" office:value="9" calcext:value-type="float">
            <text:p>9</text:p>
          </table:table-cell>
          <table:table-cell table:formula="of:=LEN([.L144])" office:value-type="float" office:value="1" calcext:value-type="float">
            <text:p>1</text:p>
          </table:table-cell>
          <table:table-cell office:value-type="float" office:value="10" calcext:value-type="float">
            <text:p>10</text:p>
          </table:table-cell>
          <table:table-cell table:formula="of:=LEN([.N144])" office:value-type="float" office:value="2" calcext:value-type="float">
            <text:p>2</text:p>
          </table:table-cell>
          <table:table-cell/>
          <table:table-cell table:formula="of:=[.C144]*2+[.E144]*2+[.G144]+([.I144]+[.K144]+[.M144]+[.O144])*2+9" office:value-type="float" office:value="129" calcext:value-type="float">
            <text:p>129</text:p>
          </table:table-cell>
          <table:table-cell table:style-name="ce5" office:value-type="date" office:date-value="2013-08-25" calcext:value-type="date">
            <text:p>8月25日</text:p>
          </table:table-cell>
          <table:table-cell office:value-type="float" office:value="4" calcext:value-type="float">
            <text:p>4</text:p>
          </table:table-cell>
          <table:table-cell office:value-type="string" calcext:value-type="string">
            <text:p><text:a xlink:href="http://ja.wikipedia.org/wiki/ウィザードリィのシリーズ一覧" xlink:type="simple">http://ja.wikipedia.org/wiki/%E3%82%A6%E3%82%A3%E3%82%B6%E3%83%BC%E3%83%89%E3%83%AA%E3%82%A3%E3%81%AE%E3%82%B7%E3%83%AA%E3%83%BC%E3%82%BA%E4%B8%80%E8%A6%A7</text:a></text:p>
          </table:table-cell>
          <table:table-cell/>
        </table:table-row>
        <table:table-row table:style-name="ro3">
          <table:table-cell office:value-type="string" calcext:value-type="string">
            <text:p>ｹﾞｰﾑ</text:p>
          </table:table-cell>
          <table:table-cell office:value-type="string" calcext:value-type="string">
            <text:p>RPGｻﾞ･ﾌﾞﾗｯｸｵﾆｷｽの</text:p>
          </table:table-cell>
          <table:table-cell table:formula="of:=LEN([.B145])" office:value-type="float" office:value="16" calcext:value-type="float">
            <text:p>16</text:p>
          </table:table-cell>
          <table:table-cell office:value-type="string" calcext:value-type="string">
            <text:p>未だ発売されていない第3作目とは？</text:p>
          </table:table-cell>
          <table:table-cell table:formula="of:=LEN([.D145])" office:value-type="float" office:value="17" calcext:value-type="float">
            <text:p>17</text:p>
          </table:table-cell>
          <table:table-cell office:value-type="string" calcext:value-type="string">
            <text:p>ｱｰﾙﾋﾟｰｼﾞｰﾌﾞﾗｯｸｵﾆｷｽﾉ ｲﾏﾀﾞﾊﾂﾊﾞｲｻﾚﾃｲﾅｲﾀﾞｲｻﾝｻｸﾒﾄﾊ?</text:p>
          </table:table-cell>
          <table:table-cell table:formula="of:=LEN([.F145])" office:value-type="float" office:value="46" calcext:value-type="float">
            <text:p>46</text:p>
          </table:table-cell>
          <table:table-cell office:value-type="string" calcext:value-type="string">
            <text:p>ﾑｰﾝｽﾄｰﾝ</text:p>
          </table:table-cell>
          <table:table-cell table:formula="of:=LEN([.H145])" office:value-type="float" office:value="7" calcext:value-type="float">
            <text:p>7</text:p>
          </table:table-cell>
          <table:table-cell office:value-type="string" calcext:value-type="string">
            <text:p>ﾌｧｲｱｸﾘｽﾀﾙ</text:p>
          </table:table-cell>
          <table:table-cell table:formula="of:=LEN([.J145])" office:value-type="float" office:value="9" calcext:value-type="float">
            <text:p>9</text:p>
          </table:table-cell>
          <table:table-cell office:value-type="string" calcext:value-type="string">
            <text:p>ｱｸｱﾏﾘﾝ</text:p>
          </table:table-cell>
          <table:table-cell table:formula="of:=LEN([.L145])" office:value-type="float" office:value="6" calcext:value-type="float">
            <text:p>6</text:p>
          </table:table-cell>
          <table:table-cell office:value-type="string" calcext:value-type="string">
            <text:p>ｵﾌﾞｼﾀﾞﾝ</text:p>
          </table:table-cell>
          <table:table-cell table:formula="of:=LEN([.N145])" office:value-type="float" office:value="7" calcext:value-type="float">
            <text:p>7</text:p>
          </table:table-cell>
          <table:table-cell/>
          <table:table-cell table:formula="of:=[.C145]*2+[.E145]*2+[.G145]+([.I145]+[.K145]+[.M145]+[.O145])*2+9" office:value-type="float" office:value="179" calcext:value-type="float">
            <text:p>179</text:p>
          </table:table-cell>
          <table:table-cell table:style-name="ce5" office:value-type="date" office:date-value="2013-08-25" calcext:value-type="date">
            <text:p>8月25日</text:p>
          </table:table-cell>
          <table:table-cell office:value-type="float" office:value="2" calcext:value-type="float">
            <text:p>2</text:p>
          </table:table-cell>
          <table:table-cell office:value-type="string" calcext:value-type="string">
            <text:p><text:a xlink:href="http://ja.wikipedia.org/wiki/ザ・ブラックオニキス" xlink:type="simple">http://ja.wikipedia.org/wiki/%E3%82%B6%E3%83%BB%E3%83%96%E3%83%A9%E3%83%83%E3%82%AF%E3%82%AA%E3%83%8B%E3%82%AD%E3%82%B9</text:a></text:p>
          </table:table-cell>
          <table:table-cell/>
        </table:table-row>
        <table:table-row table:style-name="ro3">
          <table:table-cell office:value-type="string" calcext:value-type="string">
            <text:p>ｹﾞｰﾑ</text:p>
          </table:table-cell>
          <table:table-cell office:value-type="string" calcext:value-type="string">
            <text:p>ｹﾞｰﾑ ﾎﾟｰﾄﾋﾟｱ連続殺人事件</text:p>
          </table:table-cell>
          <table:table-cell table:formula="of:=LEN([.B146])" office:value-type="float" office:value="18" calcext:value-type="float">
            <text:p>18</text:p>
          </table:table-cell>
          <table:table-cell office:value-type="string" calcext:value-type="string">
            <text:p>真犯人を見つけるにはどうする？</text:p>
          </table:table-cell>
          <table:table-cell table:formula="of:=LEN([.D146])" office:value-type="float" office:value="15" calcext:value-type="float">
            <text:p>15</text:p>
          </table:table-cell>
          <table:table-cell office:value-type="string" calcext:value-type="string">
            <text:p>ｹﾞｰﾑﾎﾟｰﾄﾋﾟｱﾚﾝｿﾞｸｻﾂｼﾞﾝｼﾞｹﾝ ｼﾝﾊﾝﾆﾝｦﾐﾂｹﾙﾆﾊﾄﾞｳｽﾙ?</text:p>
          </table:table-cell>
          <table:table-cell table:formula="of:=LEN([.F146])" office:value-type="float" office:value="45" calcext:value-type="float">
            <text:p>45</text:p>
          </table:table-cell>
          <table:table-cell office:value-type="string" calcext:value-type="string">
            <text:p>服をとる</text:p>
          </table:table-cell>
          <table:table-cell table:formula="of:=LEN([.H146])" office:value-type="float" office:value="4" calcext:value-type="float">
            <text:p>4</text:p>
          </table:table-cell>
          <table:table-cell office:value-type="string" calcext:value-type="string">
            <text:p>柱をみがく</text:p>
          </table:table-cell>
          <table:table-cell table:formula="of:=LEN([.J146])" office:value-type="float" office:value="5" calcext:value-type="float">
            <text:p>5</text:p>
          </table:table-cell>
          <table:table-cell office:value-type="string" calcext:value-type="string">
            <text:p>ひたすら待つ</text:p>
          </table:table-cell>
          <table:table-cell table:formula="of:=LEN([.L146])" office:value-type="float" office:value="6" calcext:value-type="float">
            <text:p>6</text:p>
          </table:table-cell>
          <table:table-cell office:value-type="string" calcext:value-type="string">
            <text:p>靴をなめる</text:p>
          </table:table-cell>
          <table:table-cell table:formula="of:=LEN([.N146])" office:value-type="float" office:value="5" calcext:value-type="float">
            <text:p>5</text:p>
          </table:table-cell>
          <table:table-cell/>
          <table:table-cell table:formula="of:=[.C146]*2+[.E146]*2+[.G146]+([.I146]+[.K146]+[.M146]+[.O146])*2+9" office:value-type="float" office:value="160" calcext:value-type="float">
            <text:p>160</text:p>
          </table:table-cell>
          <table:table-cell table:style-name="ce5" office:value-type="date" office:date-value="2013-08-25" calcext:value-type="date">
            <text:p>8月25日</text:p>
          </table:table-cell>
          <table:table-cell office:value-type="float" office:value="2" calcext:value-type="float">
            <text:p>2</text:p>
          </table:table-cell>
          <table:table-cell office:value-type="string" calcext:value-type="string">
            <text:p><text:a xlink:href="http://www.adventureisland.org/any/potk.html" xlink:type="simple">http://www.adventureisland.org/any/potk.html</text:a></text:p>
          </table:table-cell>
          <table:table-cell/>
        </table:table-row>
        <table:table-row table:style-name="ro3">
          <table:table-cell office:value-type="string" calcext:value-type="string">
            <text:p>ｹﾞｰﾑ</text:p>
          </table:table-cell>
          <table:table-cell office:value-type="string" calcext:value-type="string">
            <text:p>ｹﾞｰﾑ ﾂｲﾝﾋﾞｰで手をやられた時に</text:p>
          </table:table-cell>
          <table:table-cell table:formula="of:=LEN([.B147])" office:value-type="float" office:value="20" calcext:value-type="float">
            <text:p>20</text:p>
          </table:table-cell>
          <table:table-cell office:value-type="string" calcext:value-type="string">
            <text:p>直しに来てくれるのは？</text:p>
          </table:table-cell>
          <table:table-cell table:formula="of:=LEN([.D147])" office:value-type="float" office:value="11" calcext:value-type="float">
            <text:p>11</text:p>
          </table:table-cell>
          <table:table-cell office:value-type="string" calcext:value-type="string">
            <text:p>ｹﾞｰﾑﾂｲﾝﾋﾞｰﾃﾞﾃｦﾔﾗﾚﾀﾄｷﾆﾅｵｼﾆｷﾃｸﾚﾙﾉﾊ?</text:p>
          </table:table-cell>
          <table:table-cell table:formula="of:=LEN([.F147])" office:value-type="float" office:value="33" calcext:value-type="float">
            <text:p>33</text:p>
          </table:table-cell>
          <table:table-cell office:value-type="string" calcext:value-type="string">
            <text:p>救急車</text:p>
          </table:table-cell>
          <table:table-cell table:formula="of:=LEN([.H147])" office:value-type="float" office:value="3" calcext:value-type="float">
            <text:p>3</text:p>
          </table:table-cell>
          <table:table-cell office:value-type="string" calcext:value-type="string">
            <text:p>博士</text:p>
          </table:table-cell>
          <table:table-cell table:formula="of:=LEN([.J147])" office:value-type="float" office:value="2" calcext:value-type="float">
            <text:p>2</text:p>
          </table:table-cell>
          <table:table-cell office:value-type="string" calcext:value-type="string">
            <text:p>ﾒﾛｰﾗ姫</text:p>
          </table:table-cell>
          <table:table-cell table:formula="of:=LEN([.L147])" office:value-type="float" office:value="5" calcext:value-type="float">
            <text:p>5</text:p>
          </table:table-cell>
          <table:table-cell office:value-type="string" calcext:value-type="string">
            <text:p>弥七</text:p>
          </table:table-cell>
          <table:table-cell table:formula="of:=LEN([.N147])" office:value-type="float" office:value="2" calcext:value-type="float">
            <text:p>2</text:p>
          </table:table-cell>
          <table:table-cell/>
          <table:table-cell table:formula="of:=[.C147]*2+[.E147]*2+[.G147]+([.I147]+[.K147]+[.M147]+[.O147])*2+9" office:value-type="float" office:value="128" calcext:value-type="float">
            <text:p>128</text:p>
          </table:table-cell>
          <table:table-cell table:style-name="ce5" office:value-type="date" office:date-value="2013-08-25" calcext:value-type="date">
            <text:p>8月25日</text:p>
          </table:table-cell>
          <table:table-cell office:value-type="float" office:value="3" calcext:value-type="float">
            <text:p>3</text:p>
          </table:table-cell>
          <table:table-cell office:value-type="string" calcext:value-type="string">
            <text:p><text:a xlink:href="http://ja.wikipedia.org/wiki/ツインビー" xlink:type="simple">http://ja.wikipedia.org/wiki/%E3%83%84%E3%82%A4%E3%83%B3%E3%83%93%E3%83%BC</text:a></text:p>
          </table:table-cell>
          <table:table-cell/>
        </table:table-row>
        <table:table-row table:style-name="ro3">
          <table:table-cell office:value-type="string" calcext:value-type="string">
            <text:p>ｹﾞｰﾑ</text:p>
          </table:table-cell>
          <table:table-cell office:value-type="string" calcext:value-type="string">
            <text:p>ﾌｧﾐｺﾝで最も多い種類のROMｶｰﾄﾘｯｼﾞを</text:p>
          </table:table-cell>
          <table:table-cell table:formula="of:=LEN([.B148])" office:value-type="float" office:value="24" calcext:value-type="float">
            <text:p>24</text:p>
          </table:table-cell>
          <table:table-cell office:value-type="string" calcext:value-type="string">
            <text:p>販売したﾒｰｶｰは？</text:p>
          </table:table-cell>
          <table:table-cell table:formula="of:=LEN([.D148])" office:value-type="float" office:value="10" calcext:value-type="float">
            <text:p>10</text:p>
          </table:table-cell>
          <table:table-cell office:value-type="string" calcext:value-type="string">
            <text:p>ﾌｧﾐｺﾝﾃﾞﾓｯﾄﾓｵｵｲｼｭﾙｲﾉﾛﾑｶｰﾄﾘｯｼﾞｦﾊﾝﾊﾞｲｼﾀﾒｰｶｰﾊ?</text:p>
          </table:table-cell>
          <table:table-cell table:formula="of:=LEN([.F148])" office:value-type="float" office:value="42" calcext:value-type="float">
            <text:p>42</text:p>
          </table:table-cell>
          <table:table-cell office:value-type="string" calcext:value-type="string">
            <text:p>ﾅﾑｺ</text:p>
          </table:table-cell>
          <table:table-cell table:formula="of:=LEN([.H148])" office:value-type="float" office:value="3" calcext:value-type="float">
            <text:p>3</text:p>
          </table:table-cell>
          <table:table-cell office:value-type="string" calcext:value-type="string">
            <text:p>ｺﾅﾐ</text:p>
          </table:table-cell>
          <table:table-cell table:formula="of:=LEN([.J148])" office:value-type="float" office:value="3" calcext:value-type="float">
            <text:p>3</text:p>
          </table:table-cell>
          <table:table-cell office:value-type="string" calcext:value-type="string">
            <text:p>ｹﾑｺ</text:p>
          </table:table-cell>
          <table:table-cell table:formula="of:=LEN([.L148])" office:value-type="float" office:value="3" calcext:value-type="float">
            <text:p>3</text:p>
          </table:table-cell>
          <table:table-cell office:value-type="string" calcext:value-type="string">
            <text:p>ｶﾈｺ</text:p>
          </table:table-cell>
          <table:table-cell table:formula="of:=LEN([.N148])" office:value-type="float" office:value="3" calcext:value-type="float">
            <text:p>3</text:p>
          </table:table-cell>
          <table:table-cell/>
          <table:table-cell table:formula="of:=[.C148]*2+[.E148]*2+[.G148]+([.I148]+[.K148]+[.M148]+[.O148])*2+9" office:value-type="float" office:value="143" calcext:value-type="float">
            <text:p>143</text:p>
          </table:table-cell>
          <table:table-cell table:style-name="ce5" office:value-type="date" office:date-value="2013-08-25" calcext:value-type="date">
            <text:p>8月25日</text:p>
          </table:table-cell>
          <table:table-cell office:value-type="float" office:value="3" calcext:value-type="float">
            <text:p>3</text:p>
          </table:table-cell>
          <table:table-cell office:value-type="string" calcext:value-type="string">
            <text:p><text:a xlink:href="http://ja.wikipedia.org/wiki/ファミリーコンピュータのゲームタイトル一覧" xlink:type="simple">http://ja.wikipedia.org/wiki/%E3%83%95%E3%82%A1%E3%83%9F%E3%83%AA%E3%83%BC%E3%82%B3%E3%83%B3%E3%83%94%E3%83%A5%E3%83%BC%E3%82%BF%E3%81%AE%E3%82%B2%E3%83%BC%E3%83%A0%E3%82%BF%E3%82%A4%E3%83%88%E3%83%AB%E4%B8%80%E8%A6%A7</text:a></text:p>
          </table:table-cell>
          <table:table-cell/>
        </table:table-row>
        <table:table-row table:style-name="ro3">
          <table:table-cell office:value-type="string" calcext:value-type="string">
            <text:p>ｹﾞｰﾑ</text:p>
          </table:table-cell>
          <table:table-cell office:value-type="string" calcext:value-type="string">
            <text:p>ｾｶﾞﾄﾞﾘｰﾑｷｬｽﾄのCMで有名な</text:p>
          </table:table-cell>
          <table:table-cell table:formula="of:=LEN([.B149])" office:value-type="float" office:value="19" calcext:value-type="float">
            <text:p>19</text:p>
          </table:table-cell>
          <table:table-cell office:value-type="string" calcext:value-type="string">
            <text:p>名物専務は誰？</text:p>
          </table:table-cell>
          <table:table-cell table:formula="of:=LEN([.D149])" office:value-type="float" office:value="7" calcext:value-type="float">
            <text:p>7</text:p>
          </table:table-cell>
          <table:table-cell office:value-type="string" calcext:value-type="string">
            <text:p>ｾｶﾞﾄﾞﾘｰﾑｷｬｽﾄﾉｼｰｴﾑﾃﾞﾕｳﾒｲﾅ ﾒｲﾌﾞﾂｾﾝﾑﾊﾀﾞﾚ?</text:p>
          </table:table-cell>
          <table:table-cell table:formula="of:=LEN([.F149])" office:value-type="float" office:value="38" calcext:value-type="float">
            <text:p>38</text:p>
          </table:table-cell>
          <table:table-cell office:value-type="string" calcext:value-type="string">
            <text:p>湯川専務</text:p>
          </table:table-cell>
          <table:table-cell table:formula="of:=LEN([.H149])" office:value-type="float" office:value="4" calcext:value-type="float">
            <text:p>4</text:p>
          </table:table-cell>
          <table:table-cell office:value-type="string" calcext:value-type="string">
            <text:p>朝永専務</text:p>
          </table:table-cell>
          <table:table-cell table:formula="of:=LEN([.J149])" office:value-type="float" office:value="4" calcext:value-type="float">
            <text:p>4</text:p>
          </table:table-cell>
          <table:table-cell office:value-type="string" calcext:value-type="string">
            <text:p>江崎専務</text:p>
          </table:table-cell>
          <table:table-cell table:formula="of:=LEN([.L149])" office:value-type="float" office:value="4" calcext:value-type="float">
            <text:p>4</text:p>
          </table:table-cell>
          <table:table-cell office:value-type="string" calcext:value-type="string">
            <text:p>小柴専務</text:p>
          </table:table-cell>
          <table:table-cell table:formula="of:=LEN([.N149])" office:value-type="float" office:value="4" calcext:value-type="float">
            <text:p>4</text:p>
          </table:table-cell>
          <table:table-cell/>
          <table:table-cell table:formula="of:=[.C149]*2+[.E149]*2+[.G149]+([.I149]+[.K149]+[.M149]+[.O149])*2+9" office:value-type="float" office:value="131" calcext:value-type="float">
            <text:p>131</text:p>
          </table:table-cell>
          <table:table-cell table:style-name="ce5" office:value-type="date" office:date-value="2013-08-25" calcext:value-type="date">
            <text:p>8月25日</text:p>
          </table:table-cell>
          <table:table-cell office:value-type="float" office:value="1" calcext:value-type="float">
            <text:p>1</text:p>
          </table:table-cell>
          <table:table-cell office:value-type="string" calcext:value-type="string">
            <text:p><text:a xlink:href="http://ja.wikipedia.org/wiki/湯川英一" xlink:type="simple">http://ja.wikipedia.org/wiki/%E6%B9%AF%E5%B7%9D%E8%8B%B1%E4%B8%80</text:a></text:p>
          </table:table-cell>
          <table:table-cell/>
        </table:table-row>
        <table:table-row table:style-name="ro3">
          <table:table-cell office:value-type="string" calcext:value-type="string">
            <text:p>ｹﾞｰﾑ</text:p>
          </table:table-cell>
          <table:table-cell office:value-type="string" calcext:value-type="string">
            <text:p>ﾌｧﾐｺﾝの高橋名人が16連射で</text:p>
          </table:table-cell>
          <table:table-cell table:formula="of:=LEN([.B150])" office:value-type="float" office:value="16" calcext:value-type="float">
            <text:p>16</text:p>
          </table:table-cell>
          <table:table-cell office:value-type="string" calcext:value-type="string">
            <text:p>割ったものとは？</text:p>
          </table:table-cell>
          <table:table-cell table:formula="of:=LEN([.D150])" office:value-type="float" office:value="8" calcext:value-type="float">
            <text:p>8</text:p>
          </table:table-cell>
          <table:table-cell office:value-type="string" calcext:value-type="string">
            <text:p>ﾌｧﾐｺﾝﾉﾀｶﾊｼﾒｲｼﾞﾝｶﾞ ｼﾞｭｳﾛｸﾚﾝｼｬﾃﾞﾜｯﾀﾓﾉﾄﾊ?</text:p>
          </table:table-cell>
          <table:table-cell table:formula="of:=LEN([.F150])" office:value-type="float" office:value="38" calcext:value-type="float">
            <text:p>38</text:p>
          </table:table-cell>
          <table:table-cell office:value-type="string" calcext:value-type="string">
            <text:p>ｽｲｶ</text:p>
          </table:table-cell>
          <table:table-cell table:formula="of:=LEN([.H150])" office:value-type="float" office:value="3" calcext:value-type="float">
            <text:p>3</text:p>
          </table:table-cell>
          <table:table-cell office:value-type="string" calcext:value-type="string">
            <text:p>ﾋﾞｰﾙ瓶</text:p>
          </table:table-cell>
          <table:table-cell table:formula="of:=LEN([.J150])" office:value-type="float" office:value="5" calcext:value-type="float">
            <text:p>5</text:p>
          </table:table-cell>
          <table:table-cell office:value-type="string" calcext:value-type="string">
            <text:p>金庫</text:p>
          </table:table-cell>
          <table:table-cell table:formula="of:=LEN([.L150])" office:value-type="float" office:value="2" calcext:value-type="float">
            <text:p>2</text:p>
          </table:table-cell>
          <table:table-cell office:value-type="string" calcext:value-type="string">
            <text:p>水晶玉</text:p>
          </table:table-cell>
          <table:table-cell table:formula="of:=LEN([.N150])" office:value-type="float" office:value="3" calcext:value-type="float">
            <text:p>3</text:p>
          </table:table-cell>
          <table:table-cell/>
          <table:table-cell table:formula="of:=[.C150]*2+[.E150]*2+[.G150]+([.I150]+[.K150]+[.M150]+[.O150])*2+9" office:value-type="float" office:value="121" calcext:value-type="float">
            <text:p>121</text:p>
          </table:table-cell>
          <table:table-cell table:style-name="ce5" office:value-type="date" office:date-value="2013-08-25" calcext:value-type="date">
            <text:p>8月25日</text:p>
          </table:table-cell>
          <table:table-cell office:value-type="float" office:value="4" calcext:value-type="float">
            <text:p>4</text:p>
          </table:table-cell>
          <table:table-cell office:value-type="string" calcext:value-type="string">
            <text:p><text:a xlink:href="http://ja.wikipedia.org/wiki/高橋名人" xlink:type="simple">http://ja.wikipedia.org/wiki/%E9%AB%98%E6%A9%8B%E5%90%8D%E4%BA%BA</text:a></text:p>
          </table:table-cell>
          <table:table-cell/>
        </table:table-row>
        <table:table-row table:style-name="ro3">
          <table:table-cell office:value-type="string" calcext:value-type="string">
            <text:p>ｹﾞｰﾑ</text:p>
          </table:table-cell>
          <table:table-cell office:value-type="string" calcext:value-type="string">
            <text:p>女性中心に構成された</text:p>
          </table:table-cell>
          <table:table-cell table:formula="of:=LEN([.B151])" office:value-type="float" office:value="10" calcext:value-type="float">
            <text:p>10</text:p>
          </table:table-cell>
          <table:table-cell office:value-type="string" calcext:value-type="string">
            <text:p>ｶﾌﾟｺﾝのｹﾞｰﾑﾐｭｰｼﾞｯｸﾊﾞﾝﾄﾞは？</text:p>
          </table:table-cell>
          <table:table-cell table:formula="of:=LEN([.D151])" office:value-type="float" office:value="24" calcext:value-type="float">
            <text:p>24</text:p>
          </table:table-cell>
          <table:table-cell office:value-type="string" calcext:value-type="string">
            <text:p>ｼﾞｮｾｲﾁｭｳｼﾝﾆｺｳｾｲｻﾚﾀｶﾌﾟｺﾝﾉｹﾞｰﾑﾐｭｰｼﾞｯｸﾊﾞﾝﾄﾞﾊ?</text:p>
          </table:table-cell>
          <table:table-cell table:formula="of:=LEN([.F151])" office:value-type="float" office:value="42" calcext:value-type="float">
            <text:p>42</text:p>
          </table:table-cell>
          <table:table-cell office:value-type="string" calcext:value-type="string">
            <text:p>ｱﾙﾌﾗｲﾗ</text:p>
          </table:table-cell>
          <table:table-cell table:formula="of:=LEN([.H151])" office:value-type="float" office:value="6" calcext:value-type="float">
            <text:p>6</text:p>
          </table:table-cell>
          <table:table-cell office:value-type="string" calcext:value-type="string">
            <text:p>ZUNTATA</text:p>
          </table:table-cell>
          <table:table-cell table:formula="of:=LEN([.J151])" office:value-type="float" office:value="7" calcext:value-type="float">
            <text:p>7</text:p>
          </table:table-cell>
          <table:table-cell office:value-type="string" calcext:value-type="string">
            <text:p>ｹﾞｰﾏﾃﾞﾘｯｸ</text:p>
          </table:table-cell>
          <table:table-cell table:formula="of:=LEN([.L151])" office:value-type="float" office:value="9" calcext:value-type="float">
            <text:p>9</text:p>
          </table:table-cell>
          <table:table-cell office:value-type="string" calcext:value-type="string">
            <text:p>S.S.T.BAND</text:p>
          </table:table-cell>
          <table:table-cell table:formula="of:=LEN([.N151])" office:value-type="float" office:value="10" calcext:value-type="float">
            <text:p>10</text:p>
          </table:table-cell>
          <table:table-cell/>
          <table:table-cell table:formula="of:=[.C151]*2+[.E151]*2+[.G151]+([.I151]+[.K151]+[.M151]+[.O151])*2+9" office:value-type="float" office:value="183" calcext:value-type="float">
            <text:p>183</text:p>
          </table:table-cell>
          <table:table-cell table:style-name="ce5" office:value-type="date" office:date-value="2013-08-25" calcext:value-type="date">
            <text:p>8月25日</text:p>
          </table:table-cell>
          <table:table-cell office:value-type="float" office:value="3" calcext:value-type="float">
            <text:p>3</text:p>
          </table:table-cell>
          <table:table-cell office:value-type="string" calcext:value-type="string">
            <text:p><text:a xlink:href="http://ja.wikipedia.org/wiki/ALPH_LYLA" xlink:type="simple">http://ja.wikipedia.org/wiki/ALPH_LYLA</text:a></text:p>
          </table:table-cell>
          <table:table-cell/>
        </table:table-row>
        <table:table-row table:style-name="ro3">
          <table:table-cell office:value-type="string" calcext:value-type="string">
            <text:p>ｹﾞｰﾑ</text:p>
          </table:table-cell>
          <table:table-cell office:value-type="string" calcext:value-type="string">
            <text:p>ｹﾞｰﾑ ﾛｯｸﾏﾝの海外でのﾀｲﾄﾙは？</text:p>
          </table:table-cell>
          <table:table-cell table:formula="of:=LEN([.B152])" office:value-type="float" office:value="21" calcext:value-type="float">
            <text:p>21</text:p>
          </table:table-cell>
          <table:table-cell/>
          <table:table-cell table:formula="of:=LEN([.D152])" office:value-type="float" office:value="0" calcext:value-type="float">
            <text:p>0</text:p>
          </table:table-cell>
          <table:table-cell office:value-type="string" calcext:value-type="string">
            <text:p>ｹﾞｰﾑ ﾛｯｸﾏﾝﾉｶｲｶﾞｲﾃﾞﾉﾀｲﾄﾙﾊ?</text:p>
          </table:table-cell>
          <table:table-cell table:formula="of:=LEN([.F152])" office:value-type="float" office:value="25" calcext:value-type="float">
            <text:p>25</text:p>
          </table:table-cell>
          <table:table-cell office:value-type="string" calcext:value-type="string">
            <text:p>MEGAMAN</text:p>
          </table:table-cell>
          <table:table-cell table:formula="of:=LEN([.H152])" office:value-type="float" office:value="7" calcext:value-type="float">
            <text:p>7</text:p>
          </table:table-cell>
          <table:table-cell office:value-type="string" calcext:value-type="string">
            <text:p>MARIO BROS</text:p>
          </table:table-cell>
          <table:table-cell table:formula="of:=LEN([.J152])" office:value-type="float" office:value="10" calcext:value-type="float">
            <text:p>10</text:p>
          </table:table-cell>
          <table:table-cell office:value-type="string" calcext:value-type="string">
            <text:p>ALEX KID</text:p>
          </table:table-cell>
          <table:table-cell table:formula="of:=LEN([.L152])" office:value-type="float" office:value="8" calcext:value-type="float">
            <text:p>8</text:p>
          </table:table-cell>
          <table:table-cell office:value-type="string" calcext:value-type="string">
            <text:p>WONDER BOY</text:p>
          </table:table-cell>
          <table:table-cell table:formula="of:=LEN([.N152])" office:value-type="float" office:value="10" calcext:value-type="float">
            <text:p>10</text:p>
          </table:table-cell>
          <table:table-cell/>
          <table:table-cell table:formula="of:=[.C152]*2+[.E152]*2+[.G152]+([.I152]+[.K152]+[.M152]+[.O152])*2+9" office:value-type="float" office:value="146" calcext:value-type="float">
            <text:p>146</text:p>
          </table:table-cell>
          <table:table-cell table:style-name="ce5" office:value-type="date" office:date-value="2013-08-25" calcext:value-type="date">
            <text:p>8月25日</text:p>
          </table:table-cell>
          <table:table-cell office:value-type="float" office:value="3" calcext:value-type="float">
            <text:p>3</text:p>
          </table:table-cell>
          <table:table-cell office:value-type="string" calcext:value-type="string">
            <text:p><text:a xlink:href="http://ja.wikipedia.org/wiki/Mega_Man_(DOS" xlink:type="simple">http://ja.wikipedia.org/wiki/Mega_Man_(DOS</text:a>)</text:p>
          </table:table-cell>
          <table:table-cell/>
        </table:table-row>
        <table:table-row table:style-name="ro3">
          <table:table-cell office:value-type="string" calcext:value-type="string">
            <text:p>ｹﾞｰﾑ</text:p>
          </table:table-cell>
          <table:table-cell office:value-type="string" calcext:value-type="string">
            <text:p>ﾌｧﾐｺﾝの悪魔城ﾄﾞﾗｷｭﾗ</text:p>
          </table:table-cell>
          <table:table-cell table:formula="of:=LEN([.B153])" office:value-type="float" office:value="15" calcext:value-type="float">
            <text:p>15</text:p>
          </table:table-cell>
          <table:table-cell office:value-type="string" calcext:value-type="string">
            <text:p>主人公のﾒｲﾝ武器は？</text:p>
          </table:table-cell>
          <table:table-cell table:formula="of:=LEN([.D153])" office:value-type="float" office:value="11" calcext:value-type="float">
            <text:p>11</text:p>
          </table:table-cell>
          <table:table-cell office:value-type="string" calcext:value-type="string">
            <text:p>ﾌｧﾐｺﾝﾉｱｸﾏｼﾞｮｳﾄﾞﾗｷｭﾗ ｼｭｼﾞﾝｺｳﾉﾒｲﾝﾌﾞｷﾊ?</text:p>
          </table:table-cell>
          <table:table-cell table:formula="of:=LEN([.F153])" office:value-type="float" office:value="36" calcext:value-type="float">
            <text:p>36</text:p>
          </table:table-cell>
          <table:table-cell office:value-type="string" calcext:value-type="string">
            <text:p>ﾑﾁ</text:p>
          </table:table-cell>
          <table:table-cell table:formula="of:=LEN([.H153])" office:value-type="float" office:value="2" calcext:value-type="float">
            <text:p>2</text:p>
          </table:table-cell>
          <table:table-cell office:value-type="string" calcext:value-type="string">
            <text:p>十字架</text:p>
          </table:table-cell>
          <table:table-cell table:formula="of:=LEN([.J153])" office:value-type="float" office:value="3" calcext:value-type="float">
            <text:p>3</text:p>
          </table:table-cell>
          <table:table-cell office:value-type="string" calcext:value-type="string">
            <text:p>聖水</text:p>
          </table:table-cell>
          <table:table-cell table:formula="of:=LEN([.L153])" office:value-type="float" office:value="2" calcext:value-type="float">
            <text:p>2</text:p>
          </table:table-cell>
          <table:table-cell office:value-type="string" calcext:value-type="string">
            <text:p>ﾛｳｿｸ</text:p>
          </table:table-cell>
          <table:table-cell table:formula="of:=LEN([.N153])" office:value-type="float" office:value="4" calcext:value-type="float">
            <text:p>4</text:p>
          </table:table-cell>
          <table:table-cell/>
          <table:table-cell table:formula="of:=[.C153]*2+[.E153]*2+[.G153]+([.I153]+[.K153]+[.M153]+[.O153])*2+9" office:value-type="float" office:value="119" calcext:value-type="float">
            <text:p>119</text:p>
          </table:table-cell>
          <table:table-cell table:style-name="ce5" office:value-type="date" office:date-value="2013-08-25" calcext:value-type="date">
            <text:p>8月25日</text:p>
          </table:table-cell>
          <table:table-cell office:value-type="float" office:value="1" calcext:value-type="float">
            <text:p>1</text:p>
          </table:table-cell>
          <table:table-cell office:value-type="string" calcext:value-type="string">
            <text:p><text:a xlink:href="http://ja.wikipedia.org/wiki/悪魔城ドラキュラ" xlink:type="simple">http://ja.wikipedia.org/wiki/%E6%82%AA%E9%AD%94%E5%9F%8E%E3%83%89%E3%83%A9%E3%82%AD%E3%83%A5%E3%83%A9</text:a></text:p>
          </table:table-cell>
          <table:table-cell/>
        </table:table-row>
        <table:table-row table:style-name="ro3">
          <table:table-cell office:value-type="string" calcext:value-type="string">
            <text:p>ｹﾞｰﾑ</text:p>
          </table:table-cell>
          <table:table-cell office:value-type="string" calcext:value-type="string">
            <text:p>MSXのｹﾞｰﾑﾒﾀﾙｷﾞｱ。 隠れるｹﾞｰﾑとなった</text:p>
          </table:table-cell>
          <table:table-cell table:formula="of:=LEN([.B154])" office:value-type="float" office:value="27" calcext:value-type="float">
            <text:p>27</text:p>
          </table:table-cell>
          <table:table-cell office:value-type="string" calcext:value-type="string">
            <text:p>理由は何の制限？</text:p>
          </table:table-cell>
          <table:table-cell table:formula="of:=LEN([.D154])" office:value-type="float" office:value="8" calcext:value-type="float">
            <text:p>8</text:p>
          </table:table-cell>
          <table:table-cell office:value-type="string" calcext:value-type="string">
            <text:p>ｴﾑｴｽｴｯｸｽﾉｹﾞｰﾑﾒﾀﾙｷﾞｱ ｶｸﾚﾙｹﾞｰﾑﾄﾅｯﾀﾘﾕｳﾊﾅﾆﾉｾｲｹﾞﾝ?</text:p>
          </table:table-cell>
          <table:table-cell table:formula="of:=LEN([.F154])" office:value-type="float" office:value="45" calcext:value-type="float">
            <text:p>45</text:p>
          </table:table-cell>
          <table:table-cell office:value-type="string" calcext:value-type="string">
            <text:p>ｽﾌﾟﾗｲﾄ数</text:p>
          </table:table-cell>
          <table:table-cell table:formula="of:=LEN([.H154])" office:value-type="float" office:value="7" calcext:value-type="float">
            <text:p>7</text:p>
          </table:table-cell>
          <table:table-cell office:value-type="string" calcext:value-type="string">
            <text:p>発音数</text:p>
          </table:table-cell>
          <table:table-cell table:formula="of:=LEN([.J154])" office:value-type="float" office:value="3" calcext:value-type="float">
            <text:p>3</text:p>
          </table:table-cell>
          <table:table-cell office:value-type="string" calcext:value-type="string">
            <text:p>ﾃｰﾌﾟ速度</text:p>
          </table:table-cell>
          <table:table-cell table:formula="of:=LEN([.L154])" office:value-type="float" office:value="6" calcext:value-type="float">
            <text:p>6</text:p>
          </table:table-cell>
          <table:table-cell office:value-type="string" calcext:value-type="string">
            <text:p>色数</text:p>
          </table:table-cell>
          <table:table-cell table:formula="of:=LEN([.N154])" office:value-type="float" office:value="2" calcext:value-type="float">
            <text:p>2</text:p>
          </table:table-cell>
          <table:table-cell/>
          <table:table-cell table:formula="of:=[.C154]*2+[.E154]*2+[.G154]+([.I154]+[.K154]+[.M154]+[.O154])*2+9" office:value-type="float" office:value="160" calcext:value-type="float">
            <text:p>160</text:p>
          </table:table-cell>
          <table:table-cell table:style-name="ce5" office:value-type="date" office:date-value="2013-08-25" calcext:value-type="date">
            <text:p>8月25日</text:p>
          </table:table-cell>
          <table:table-cell office:value-type="float" office:value="2" calcext:value-type="float">
            <text:p>2</text:p>
          </table:table-cell>
          <table:table-cell office:value-type="string" calcext:value-type="string">
            <text:p><text:a xlink:href="http://ja.wikipedia.org/wiki/メタルギア" xlink:type="simple">http://ja.wikipedia.org/wiki/%E3%83%A1%E3%82%BF%E3%83%AB%E3%82%AE%E3%82%A2</text:a></text:p>
          </table:table-cell>
          <table:table-cell/>
        </table:table-row>
        <table:table-row table:style-name="ro3">
          <table:table-cell office:value-type="string" calcext:value-type="string">
            <text:p>ｹﾞｰﾑ</text:p>
          </table:table-cell>
          <table:table-cell office:value-type="string" calcext:value-type="string">
            <text:p>ﾌｧｲﾅﾙﾌｧﾝﾀｼﾞｰとﾄﾞﾗｺﾞﾝｸｴｽﾄ</text:p>
          </table:table-cell>
          <table:table-cell table:formula="of:=LEN([.B155])" office:value-type="float" office:value="23" calcext:value-type="float">
            <text:p>23</text:p>
          </table:table-cell>
          <table:table-cell office:value-type="string" calcext:value-type="string">
            <text:p>6作目が先に発売されたのは？</text:p>
          </table:table-cell>
          <table:table-cell table:formula="of:=LEN([.D155])" office:value-type="float" office:value="14" calcext:value-type="float">
            <text:p>14</text:p>
          </table:table-cell>
          <table:table-cell office:value-type="string" calcext:value-type="string">
            <text:p>ﾌｧｲﾅﾙﾌｧﾝﾀｼﾞｰﾄﾄﾞﾗｺﾞﾝｸｴｽﾄ ﾛｸｻｸﾒｶﾞｻｷﾆﾊﾂﾊﾞｲｻﾚﾀﾉﾊ?</text:p>
          </table:table-cell>
          <table:table-cell table:formula="of:=LEN([.F155])" office:value-type="float" office:value="45" calcext:value-type="float">
            <text:p>45</text:p>
          </table:table-cell>
          <table:table-cell office:value-type="string" calcext:value-type="string">
            <text:p>FF</text:p>
          </table:table-cell>
          <table:table-cell table:formula="of:=LEN([.H155])" office:value-type="float" office:value="2" calcext:value-type="float">
            <text:p>2</text:p>
          </table:table-cell>
          <table:table-cell office:value-type="string" calcext:value-type="string">
            <text:p>DQ</text:p>
          </table:table-cell>
          <table:table-cell table:formula="of:=LEN([.J155])" office:value-type="float" office:value="2" calcext:value-type="float">
            <text:p>2</text:p>
          </table:table-cell>
          <table:table-cell office:value-type="string" calcext:value-type="string">
            <text:p>同時</text:p>
          </table:table-cell>
          <table:table-cell table:formula="of:=LEN([.L155])" office:value-type="float" office:value="2" calcext:value-type="float">
            <text:p>2</text:p>
          </table:table-cell>
          <table:table-cell office:value-type="string" calcext:value-type="string">
            <text:p>発売されていない</text:p>
          </table:table-cell>
          <table:table-cell table:formula="of:=LEN([.N155])" office:value-type="float" office:value="8" calcext:value-type="float">
            <text:p>8</text:p>
          </table:table-cell>
          <table:table-cell/>
          <table:table-cell table:formula="of:=[.C155]*2+[.E155]*2+[.G155]+([.I155]+[.K155]+[.M155]+[.O155])*2+9" office:value-type="float" office:value="156" calcext:value-type="float">
            <text:p>156</text:p>
          </table:table-cell>
          <table:table-cell table:style-name="ce5" office:value-type="date" office:date-value="2013-08-25" calcext:value-type="date">
            <text:p>8月25日</text:p>
          </table:table-cell>
          <table:table-cell office:value-type="float" office:value="4" calcext:value-type="float">
            <text:p>4</text:p>
          </table:table-cell>
          <table:table-cell office:value-type="string" calcext:value-type="string">
            <text:p><text:a xlink:href="http://ja.wikipedia.org/wiki/ファイナルファンタジーVI" xlink:type="simple">http://ja.wikipedia.org/wiki/%E3%83%95%E3%82%A1%E3%82%A4%E3%83%8A%E3%83%AB%E3%83%95%E3%82%A1%E3%83%B3%E3%82%BF%E3%82%B8%E3%83%BCVI</text:a></text:p>
          </table:table-cell>
          <table:table-cell office:value-type="string" calcext:value-type="string">
            <text:p><text:a xlink:href="http://ja.wikipedia.org/wiki/ドラゴンクエストVI_幻の大地" xlink:type="simple">http://ja.wikipedia.org/wiki/%E3%83%89%E3%83%A9%E3%82%B4%E3%83%B3%E3%82%AF%E3%82%A8%E3%82%B9%E3%83%88VI_%E5%B9%BB%E3%81%AE%E5%A4%A7%E5%9C%B0</text:a></text:p>
          </table:table-cell>
        </table:table-row>
        <table:table-row table:style-name="ro3">
          <table:table-cell office:value-type="string" calcext:value-type="string">
            <text:p>ｹﾞｰﾑ</text:p>
          </table:table-cell>
          <table:table-cell office:value-type="string" calcext:value-type="string">
            <text:p>PCｴﾝｼﾞﾝ版R-TYPEの特徴は？</text:p>
          </table:table-cell>
          <table:table-cell table:formula="of:=LEN([.B156])" office:value-type="float" office:value="19" calcext:value-type="float">
            <text:p>19</text:p>
          </table:table-cell>
          <table:table-cell/>
          <table:table-cell table:formula="of:=LEN([.D156])" office:value-type="float" office:value="0" calcext:value-type="float">
            <text:p>0</text:p>
          </table:table-cell>
          <table:table-cell office:value-type="string" calcext:value-type="string">
            <text:p>ﾋﾟｰｼｰｴﾝｼﾞﾝﾊﾞﾝｱｰﾙﾀｲﾌﾟﾉﾄｸﾁｮｳﾊ?</text:p>
          </table:table-cell>
          <table:table-cell table:formula="of:=LEN([.F156])" office:value-type="float" office:value="28" calcext:value-type="float">
            <text:p>28</text:p>
          </table:table-cell>
          <table:table-cell office:value-type="string" calcext:value-type="string">
            <text:p>前後編に分かれる</text:p>
          </table:table-cell>
          <table:table-cell table:formula="of:=LEN([.H156])" office:value-type="float" office:value="8" calcext:value-type="float">
            <text:p>8</text:p>
          </table:table-cell>
          <table:table-cell office:value-type="string" calcext:value-type="string">
            <text:p>主題歌がある</text:p>
          </table:table-cell>
          <table:table-cell table:formula="of:=LEN([.J156])" office:value-type="float" office:value="6" calcext:value-type="float">
            <text:p>6</text:p>
          </table:table-cell>
          <table:table-cell office:value-type="string" calcext:value-type="string">
            <text:p>立体視に対応</text:p>
          </table:table-cell>
          <table:table-cell table:formula="of:=LEN([.L156])" office:value-type="float" office:value="6" calcext:value-type="float">
            <text:p>6</text:p>
          </table:table-cell>
          <table:table-cell office:value-type="string" calcext:value-type="string">
            <text:p>隠し機体がある</text:p>
          </table:table-cell>
          <table:table-cell table:formula="of:=LEN([.N156])" office:value-type="float" office:value="7" calcext:value-type="float">
            <text:p>7</text:p>
          </table:table-cell>
          <table:table-cell/>
          <table:table-cell table:formula="of:=[.C156]*2+[.E156]*2+[.G156]+([.I156]+[.K156]+[.M156]+[.O156])*2+9" office:value-type="float" office:value="129" calcext:value-type="float">
            <text:p>129</text:p>
          </table:table-cell>
          <table:table-cell table:style-name="ce5" office:value-type="date" office:date-value="2013-08-25" calcext:value-type="date">
            <text:p>8月25日</text:p>
          </table:table-cell>
          <table:table-cell office:value-type="float" office:value="2" calcext:value-type="float">
            <text:p>2</text:p>
          </table:table-cell>
          <table:table-cell office:value-type="string" calcext:value-type="string">
            <text:p><text:a xlink:href="http://ja.wikipedia.org/wiki/R-TYPE" xlink:type="simple">http://ja.wikipedia.org/wiki/R-TYPE</text:a></text:p>
          </table:table-cell>
          <table:table-cell/>
        </table:table-row>
        <table:table-row table:style-name="ro3">
          <table:table-cell office:value-type="string" calcext:value-type="string">
            <text:p>ｹﾞｰﾑ</text:p>
          </table:table-cell>
          <table:table-cell office:value-type="string" calcext:value-type="string">
            <text:p>ｹﾞｰﾑｽｰﾊﾟｰﾘｱﾙ麻雀の一作目。</text:p>
          </table:table-cell>
          <table:table-cell table:formula="of:=LEN([.B157])" office:value-type="float" office:value="19" calcext:value-type="float">
            <text:p>19</text:p>
          </table:table-cell>
          <table:table-cell office:value-type="string" calcext:value-type="string">
            <text:p>以降の作品との最大の違いは？</text:p>
          </table:table-cell>
          <table:table-cell table:formula="of:=LEN([.D157])" office:value-type="float" office:value="14" calcext:value-type="float">
            <text:p>14</text:p>
          </table:table-cell>
          <table:table-cell office:value-type="string" calcext:value-type="string">
            <text:p>ｹﾞｰﾑｽｰﾊﾟｰﾘｱﾙﾏｱｼﾞｬﾝﾉｲｯｻｸﾒ ｲｺｳﾉｻｸﾋﾝﾄﾉｻｲﾀﾞｲﾉﾁｶﾞｲﾊ?</text:p>
          </table:table-cell>
          <table:table-cell table:formula="of:=LEN([.F157])" office:value-type="float" office:value="47" calcext:value-type="float">
            <text:p>47</text:p>
          </table:table-cell>
          <table:table-cell office:value-type="string" calcext:value-type="string">
            <text:p>脱衣がない</text:p>
          </table:table-cell>
          <table:table-cell table:formula="of:=LEN([.H157])" office:value-type="float" office:value="5" calcext:value-type="float">
            <text:p>5</text:p>
          </table:table-cell>
          <table:table-cell office:value-type="string" calcext:value-type="string">
            <text:p>ﾒｰｶｰがちがう</text:p>
          </table:table-cell>
          <table:table-cell table:formula="of:=LEN([.J157])" office:value-type="float" office:value="8" calcext:value-type="float">
            <text:p>8</text:p>
          </table:table-cell>
          <table:table-cell office:value-type="string" calcext:value-type="string">
            <text:p>ｲｶｻﾏ技がある</text:p>
          </table:table-cell>
          <table:table-cell table:formula="of:=LEN([.L157])" office:value-type="float" office:value="8" calcext:value-type="float">
            <text:p>8</text:p>
          </table:table-cell>
          <table:table-cell office:value-type="string" calcext:value-type="string">
            <text:p>十字ｷｰで操作</text:p>
          </table:table-cell>
          <table:table-cell table:formula="of:=LEN([.N157])" office:value-type="float" office:value="7" calcext:value-type="float">
            <text:p>7</text:p>
          </table:table-cell>
          <table:table-cell/>
          <table:table-cell table:formula="of:=[.C157]*2+[.E157]*2+[.G157]+([.I157]+[.K157]+[.M157]+[.O157])*2+9" office:value-type="float" office:value="178" calcext:value-type="float">
            <text:p>178</text:p>
          </table:table-cell>
          <table:table-cell table:style-name="ce5" office:value-type="date" office:date-value="2013-08-25" calcext:value-type="date">
            <text:p>8月25日</text:p>
          </table:table-cell>
          <table:table-cell office:value-type="float" office:value="3" calcext:value-type="float">
            <text:p>3</text:p>
          </table:table-cell>
          <table:table-cell table:style-name="ce7" office:value-type="string" calcext:value-type="string">
            <text:p><text:span text:style-name="T1"><text:a xlink:href="http://ja.wikipedia.org/wiki/スーパーリアル麻雀" xlink:type="simple">http://ja.wikipedia.org/wiki/%E3%82%B9%E3%83%BC%E3%83%91%E3%83%BC%E3%83%AA%E3%82%A2%E3%83%AB%E9%BA%BB%E9%9B%80</text:a></text:span></text:p>
          </table:table-cell>
          <table:table-cell/>
        </table:table-row>
        <table:table-row table:style-name="ro3">
          <table:table-cell office:value-type="string" calcext:value-type="string">
            <text:p>ｹﾞｰﾑ</text:p>
          </table:table-cell>
          <table:table-cell office:value-type="string" calcext:value-type="string">
            <text:p>ﾃﾞｺｹﾞｰ○○○○戦闘部隊ﾌﾞﾗｯﾃﾞｨｳﾙﾌ</text:p>
          </table:table-cell>
          <table:table-cell table:formula="of:=LEN([.B158])" office:value-type="float" office:value="24" calcext:value-type="float">
            <text:p>24</text:p>
          </table:table-cell>
          <table:table-cell office:value-type="string" calcext:value-type="string">
            <text:p>○○○○に入るのは？</text:p>
          </table:table-cell>
          <table:table-cell table:formula="of:=LEN([.D158])" office:value-type="float" office:value="10" calcext:value-type="float">
            <text:p>10</text:p>
          </table:table-cell>
          <table:table-cell office:value-type="string" calcext:value-type="string">
            <text:p>ﾃﾞｺｹﾞｰ ﾎﾆｬﾗﾗｾﾝﾄｳﾌﾞﾀｲﾌﾞﾗｯﾃﾞｨｳﾙﾌ ﾎﾆｬﾗﾗﾆﾊｲﾙﾉﾊ?</text:p>
          </table:table-cell>
          <table:table-cell table:formula="of:=LEN([.F158])" office:value-type="float" office:value="43" calcext:value-type="float">
            <text:p>43</text:p>
          </table:table-cell>
          <table:table-cell office:value-type="string" calcext:value-type="string">
            <text:p>ならず者</text:p>
          </table:table-cell>
          <table:table-cell table:formula="of:=LEN([.H158])" office:value-type="float" office:value="4" calcext:value-type="float">
            <text:p>4</text:p>
          </table:table-cell>
          <table:table-cell office:value-type="string" calcext:value-type="string">
            <text:p>乱暴者</text:p>
          </table:table-cell>
          <table:table-cell table:formula="of:=LEN([.J158])" office:value-type="float" office:value="3" calcext:value-type="float">
            <text:p>3</text:p>
          </table:table-cell>
          <table:table-cell office:value-type="string" calcext:value-type="string">
            <text:p>狼藉者</text:p>
          </table:table-cell>
          <table:table-cell table:formula="of:=LEN([.L158])" office:value-type="float" office:value="3" calcext:value-type="float">
            <text:p>3</text:p>
          </table:table-cell>
          <table:table-cell office:value-type="string" calcext:value-type="string">
            <text:p>おかず物</text:p>
          </table:table-cell>
          <table:table-cell table:formula="of:=LEN([.N158])" office:value-type="float" office:value="4" calcext:value-type="float">
            <text:p>4</text:p>
          </table:table-cell>
          <table:table-cell/>
          <table:table-cell table:formula="of:=[.C158]*2+[.E158]*2+[.G158]+([.I158]+[.K158]+[.M158]+[.O158])*2+9" office:value-type="float" office:value="148" calcext:value-type="float">
            <text:p>148</text:p>
          </table:table-cell>
          <table:table-cell table:style-name="ce5" office:value-type="date" office:date-value="2013-09-07" calcext:value-type="date">
            <text:p>9月7日</text:p>
          </table:table-cell>
          <table:table-cell office:value-type="float" office:value="4" calcext:value-type="float">
            <text:p>4</text:p>
          </table:table-cell>
          <table:table-cell office:value-type="string" calcext:value-type="string">
            <text:p><text:a xlink:href="http://ja.wikipedia.org/wiki/ならず者戦闘部隊_ブラッディウルフ" xlink:type="simple">http://ja.wikipedia.org/wiki/%E3%81%AA%E3%82%89%E3%81%9A%E8%80%85%E6%88%A6%E9%97%98%E9%83%A8%E9%9A%8A_%E3%83%96%E3%83%A9%E3%83%83%E3%83%87%E3%82%A3%E3%82%A6%E3%83%AB%E3%83%95</text:a></text:p>
          </table:table-cell>
          <table:table-cell/>
        </table:table-row>
        <table:table-row table:style-name="ro3">
          <table:table-cell office:value-type="string" calcext:value-type="string">
            <text:p>ｹﾞｰﾑ</text:p>
          </table:table-cell>
          <table:table-cell office:value-type="string" calcext:value-type="string">
            <text:p>ﾃﾞｺﾉｹﾞｰﾑ ﾀﾞｰｳｨﾝ4078</text:p>
          </table:table-cell>
          <table:table-cell table:formula="of:=LEN([.B159])" office:value-type="float" office:value="19" calcext:value-type="float">
            <text:p>19</text:p>
          </table:table-cell>
          <table:table-cell office:value-type="string" calcext:value-type="string">
            <text:p>ｶﾌﾟｾﾙをとると自機がどうなる？</text:p>
          </table:table-cell>
          <table:table-cell table:formula="of:=LEN([.D159])" office:value-type="float" office:value="17" calcext:value-type="float">
            <text:p>17</text:p>
          </table:table-cell>
          <table:table-cell office:value-type="string" calcext:value-type="string">
            <text:p>ﾃﾞｺﾉｹﾞｰﾑﾀﾞｰｳｨﾝﾖﾝｾﾞﾛﾅﾅﾊﾁ ｶﾌﾟｾﾙｦﾄﾙﾄｼﾞｷｶﾞﾄﾞｳﾅﾙ?</text:p>
          </table:table-cell>
          <table:table-cell table:formula="of:=LEN([.F159])" office:value-type="float" office:value="44" calcext:value-type="float">
            <text:p>44</text:p>
          </table:table-cell>
          <table:table-cell office:value-type="string" calcext:value-type="string">
            <text:p>進化する</text:p>
          </table:table-cell>
          <table:table-cell table:formula="of:=LEN([.H159])" office:value-type="float" office:value="4" calcext:value-type="float">
            <text:p>4</text:p>
          </table:table-cell>
          <table:table-cell office:value-type="string" calcext:value-type="string">
            <text:p>爆発する</text:p>
          </table:table-cell>
          <table:table-cell table:formula="of:=LEN([.J159])" office:value-type="float" office:value="4" calcext:value-type="float">
            <text:p>4</text:p>
          </table:table-cell>
          <table:table-cell office:value-type="string" calcext:value-type="string">
            <text:p>最大化する</text:p>
          </table:table-cell>
          <table:table-cell table:formula="of:=LEN([.L159])" office:value-type="float" office:value="5" calcext:value-type="float">
            <text:p>5</text:p>
          </table:table-cell>
          <table:table-cell office:value-type="string" calcext:value-type="string">
            <text:p>脱皮する</text:p>
          </table:table-cell>
          <table:table-cell table:formula="of:=LEN([.N159])" office:value-type="float" office:value="4" calcext:value-type="float">
            <text:p>4</text:p>
          </table:table-cell>
          <table:table-cell/>
          <table:table-cell table:formula="of:=[.C159]*2+[.E159]*2+[.G159]+([.I159]+[.K159]+[.M159]+[.O159])*2+9" office:value-type="float" office:value="159" calcext:value-type="float">
            <text:p>159</text:p>
          </table:table-cell>
          <table:table-cell table:style-name="ce5" office:value-type="date" office:date-value="2013-09-07" calcext:value-type="date">
            <text:p>9月7日</text:p>
          </table:table-cell>
          <table:table-cell office:value-type="float" office:value="1" calcext:value-type="float">
            <text:p>1</text:p>
          </table:table-cell>
          <table:table-cell office:value-type="string" calcext:value-type="string">
            <text:p><text:a xlink:href="http://ja.wikipedia.org/wiki/ダーウィン4078" xlink:type="simple">http://ja.wikipedia.org/wiki/%E3%83%80%E3%83%BC%E3%82%A6%E3%82%A3%E3%83%B34078</text:a></text:p>
          </table:table-cell>
          <table:table-cell/>
        </table:table-row>
        <table:table-row table:style-name="ro3">
          <table:table-cell office:value-type="string" calcext:value-type="string">
            <text:p>ｹﾞｰﾑ</text:p>
          </table:table-cell>
          <table:table-cell office:value-type="string" calcext:value-type="string">
            <text:p>ﾃｸﾉｽｼﾞｬﾊﾟﾝのﾀﾞﾌﾞﾙﾄﾞﾗｺﾞﾝ</text:p>
          </table:table-cell>
          <table:table-cell table:formula="of:=LEN([.B160])" office:value-type="float" office:value="22" calcext:value-type="float">
            <text:p>22</text:p>
          </table:table-cell>
          <table:table-cell office:value-type="string" calcext:value-type="string">
            <text:p>2人ﾌﾟﾚｲでﾗｽﾎﾞｽを倒すとどうなる？</text:p>
          </table:table-cell>
          <table:table-cell table:formula="of:=LEN([.D160])" office:value-type="float" office:value="21" calcext:value-type="float">
            <text:p>21</text:p>
          </table:table-cell>
          <table:table-cell office:value-type="string" calcext:value-type="string">
            <text:p>ﾃｸﾉｽｼﾞｬﾊﾟﾝﾉﾀﾞﾌﾞﾙﾄﾞﾗｺﾞﾝ ﾌﾀﾘﾌﾟﾚｲﾃﾞﾗｽﾎﾞｽｦﾀｵｽﾄﾄﾞｳﾅﾙ?</text:p>
          </table:table-cell>
          <table:table-cell table:formula="of:=LEN([.F160])" office:value-type="float" office:value="48" calcext:value-type="float">
            <text:p>48</text:p>
          </table:table-cell>
          <table:table-cell office:value-type="string" calcext:value-type="string">
            <text:p>1・2Pで戦う</text:p>
          </table:table-cell>
          <table:table-cell table:formula="of:=LEN([.H160])" office:value-type="float" office:value="7" calcext:value-type="float">
            <text:p>7</text:p>
          </table:table-cell>
          <table:table-cell office:value-type="string" calcext:value-type="string">
            <text:p>ｸﾘｱ</text:p>
          </table:table-cell>
          <table:table-cell table:formula="of:=LEN([.J160])" office:value-type="float" office:value="3" calcext:value-type="float">
            <text:p>3</text:p>
          </table:table-cell>
          <table:table-cell office:value-type="string" calcext:value-type="string">
            <text:p>前の面に戻る</text:p>
          </table:table-cell>
          <table:table-cell table:formula="of:=LEN([.L160])" office:value-type="float" office:value="6" calcext:value-type="float">
            <text:p>6</text:p>
          </table:table-cell>
          <table:table-cell office:value-type="string" calcext:value-type="string">
            <text:p>ﾎﾞｰﾅｽ獲得</text:p>
          </table:table-cell>
          <table:table-cell table:formula="of:=LEN([.N160])" office:value-type="float" office:value="7" calcext:value-type="float">
            <text:p>7</text:p>
          </table:table-cell>
          <table:table-cell/>
          <table:table-cell table:formula="of:=[.C160]*2+[.E160]*2+[.G160]+([.I160]+[.K160]+[.M160]+[.O160])*2+9" office:value-type="float" office:value="189" calcext:value-type="float">
            <text:p>189</text:p>
          </table:table-cell>
          <table:table-cell table:style-name="ce5" office:value-type="date" office:date-value="2013-09-07" calcext:value-type="date">
            <text:p>9月7日</text:p>
          </table:table-cell>
          <table:table-cell office:value-type="float" office:value="2" calcext:value-type="float">
            <text:p>2</text:p>
          </table:table-cell>
          <table:table-cell table:style-name="Default" office:value-type="string" calcext:value-type="string">
            <text:p><text:a xlink:href="http://en.wikipedia.org/wiki/Double_Dragon" xlink:type="simple">http://en.wikipedia.org/wiki/Double_Dragon</text:a></text:p>
          </table:table-cell>
          <table:table-cell table:style-name="ce6" office:value-type="string" calcext:value-type="string">
            <text:p><text:a xlink:href="http://app.m-cocolog.jp/t/typecast/684510/573233/69365156" xlink:type="simple">http://app.m-cocolog.jp/t/typecast/684510/573233/69365156</text:a></text:p>
          </table:table-cell>
        </table:table-row>
        <table:table-row table:style-name="ro3">
          <table:table-cell office:value-type="string" calcext:value-type="string">
            <text:p>ｹﾞｰﾑ</text:p>
          </table:table-cell>
          <table:table-cell office:value-type="string" calcext:value-type="string">
            <text:p>懐かしのﾊﾟｿｺﾝｹﾞｰﾑ ﾚﾘｸｽ</text:p>
          </table:table-cell>
          <table:table-cell table:formula="of:=LEN([.B161])" office:value-type="float" office:value="18" calcext:value-type="float">
            <text:p>18</text:p>
          </table:table-cell>
          <table:table-cell table:style-name="ce2" office:value-type="string" calcext:value-type="string">
            <text:p>主人公は敵に対してどうできる？</text:p>
          </table:table-cell>
          <table:table-cell table:formula="of:=LEN([.D161])" office:value-type="float" office:value="15" calcext:value-type="float">
            <text:p>15</text:p>
          </table:table-cell>
          <table:table-cell office:value-type="string" calcext:value-type="string">
            <text:p>ﾅﾂｶｼﾉﾊﾟｿｺﾝｹﾞｰﾑﾚﾘｸｽ ｼｭｼﾞﾝｺｳﾊﾃｷﾆﾀｲｼﾃﾄﾞｳﾃﾞｷﾙ?</text:p>
          </table:table-cell>
          <table:table-cell table:formula="of:=LEN([.F161])" office:value-type="float" office:value="42" calcext:value-type="float">
            <text:p>42</text:p>
          </table:table-cell>
          <table:table-cell office:value-type="string" calcext:value-type="string">
            <text:p>のりうつれる</text:p>
          </table:table-cell>
          <table:table-cell table:formula="of:=LEN([.H161])" office:value-type="float" office:value="6" calcext:value-type="float">
            <text:p>6</text:p>
          </table:table-cell>
          <table:table-cell office:value-type="string" calcext:value-type="string">
            <text:p>のりおくれる</text:p>
          </table:table-cell>
          <table:table-cell table:formula="of:=LEN([.J161])" office:value-type="float" office:value="6" calcext:value-type="float">
            <text:p>6</text:p>
          </table:table-cell>
          <table:table-cell office:value-type="string" calcext:value-type="string">
            <text:p>ﾉﾘﾉﾘ</text:p>
          </table:table-cell>
          <table:table-cell table:formula="of:=LEN([.L161])" office:value-type="float" office:value="4" calcext:value-type="float">
            <text:p>4</text:p>
          </table:table-cell>
          <table:table-cell office:value-type="string" calcext:value-type="string">
            <text:p>のりぴー</text:p>
          </table:table-cell>
          <table:table-cell table:formula="of:=LEN([.J161])" office:value-type="float" office:value="6" calcext:value-type="float">
            <text:p>6</text:p>
          </table:table-cell>
          <table:table-cell/>
          <table:table-cell table:formula="of:=[.C161]*2+[.E161]*2+[.G161]+([.I161]+[.K161]+[.M161]+[.O161])*2+9" office:value-type="float" office:value="161" calcext:value-type="float">
            <text:p>161</text:p>
          </table:table-cell>
          <table:table-cell table:style-name="ce5" office:value-type="date" office:date-value="2013-09-07" calcext:value-type="date">
            <text:p>9月7日</text:p>
          </table:table-cell>
          <table:table-cell office:value-type="float" office:value="2" calcext:value-type="float">
            <text:p>2</text:p>
          </table:table-cell>
          <table:table-cell office:value-type="string" calcext:value-type="string">
            <text:p><text:a xlink:href="http://ja.wikipedia.org/wiki/レリクス" xlink:type="simple">http://ja.wikipedia.org/wiki/%E3%83%AC%E3%83%AA%E3%82%AF%E3%82%B9</text:a></text:p>
          </table:table-cell>
          <table:table-cell/>
        </table:table-row>
        <table:table-row table:style-name="ro3">
          <table:table-cell office:value-type="string" calcext:value-type="string">
            <text:p>ｹﾞｰﾑ</text:p>
          </table:table-cell>
          <table:table-cell office:value-type="string" calcext:value-type="string">
            <text:p>光栄のｹﾞｰﾑ三国志</text:p>
          </table:table-cell>
          <table:table-cell table:formula="of:=LEN([.B162])" office:value-type="float" office:value="10" calcext:value-type="float">
            <text:p>10</text:p>
          </table:table-cell>
          <table:table-cell office:value-type="string" calcext:value-type="string">
            <text:p>初代の音楽を作曲したのは？</text:p>
          </table:table-cell>
          <table:table-cell table:formula="of:=LEN([.D162])" office:value-type="float" office:value="13" calcext:value-type="float">
            <text:p>13</text:p>
          </table:table-cell>
          <table:table-cell office:value-type="string" calcext:value-type="string">
            <text:p>ｺｳｴｲﾉｹﾞｰﾑｻﾝｺﾞｸｼ ｼｮﾀﾞｲﾉｵﾝｶﾞｸｦｻｯｷｮｸｼﾀﾉﾊ?</text:p>
          </table:table-cell>
          <table:table-cell table:formula="of:=LEN([.F162])" office:value-type="float" office:value="38" calcext:value-type="float">
            <text:p>38</text:p>
          </table:table-cell>
          <table:table-cell office:value-type="string" calcext:value-type="string">
            <text:p>菅野よう子</text:p>
          </table:table-cell>
          <table:table-cell table:formula="of:=LEN([.H162])" office:value-type="float" office:value="5" calcext:value-type="float">
            <text:p>5</text:p>
          </table:table-cell>
          <table:table-cell office:value-type="string" calcext:value-type="string">
            <text:p>古代祐三</text:p>
          </table:table-cell>
          <table:table-cell table:formula="of:=LEN([.J162])" office:value-type="float" office:value="4" calcext:value-type="float">
            <text:p>4</text:p>
          </table:table-cell>
          <table:table-cell office:value-type="string" calcext:value-type="string">
            <text:p>伊藤賢治</text:p>
          </table:table-cell>
          <table:table-cell table:formula="of:=LEN([.L162])" office:value-type="float" office:value="4" calcext:value-type="float">
            <text:p>4</text:p>
          </table:table-cell>
          <table:table-cell office:value-type="string" calcext:value-type="string">
            <text:p>植松伸夫</text:p>
          </table:table-cell>
          <table:table-cell table:formula="of:=LEN([.N162])" office:value-type="float" office:value="4" calcext:value-type="float">
            <text:p>4</text:p>
          </table:table-cell>
          <table:table-cell/>
          <table:table-cell table:formula="of:=[.C162]*2+[.E162]*2+[.G162]+([.I162]+[.K162]+[.M162]+[.O162])*2+9" office:value-type="float" office:value="127" calcext:value-type="float">
            <text:p>127</text:p>
          </table:table-cell>
          <table:table-cell table:style-name="ce5" office:value-type="date" office:date-value="2013-09-07" calcext:value-type="date">
            <text:p>9月7日</text:p>
          </table:table-cell>
          <table:table-cell office:value-type="float" office:value="5" calcext:value-type="float">
            <text:p>5</text:p>
          </table:table-cell>
          <table:table-cell office:value-type="string" calcext:value-type="string">
            <text:p><text:a xlink:href="http://ja.wikipedia.org/wiki/三國志_(ゲーム" xlink:type="simple">http://ja.wikipedia.org/wiki/%E4%B8%89%E5%9C%8B%E5%BF%97_(%E3%82%B2%E3%83%BC%E3%83%A0</text:a>)</text:p>
          </table:table-cell>
          <table:table-cell/>
        </table:table-row>
        <table:table-row table:style-name="ro3">
          <table:table-cell office:value-type="string" calcext:value-type="string">
            <text:p>ｹﾞｰﾑ</text:p>
          </table:table-cell>
          <table:table-cell office:value-type="string" calcext:value-type="string">
            <text:p>ｹﾞｰﾑ ｼﾙﾌｨｰﾄﾞが最初に発売された</text:p>
          </table:table-cell>
          <table:table-cell table:formula="of:=LEN([.B163])" office:value-type="float" office:value="21" calcext:value-type="float">
            <text:p>21</text:p>
          </table:table-cell>
          <table:table-cell office:value-type="string" calcext:value-type="string">
            <text:p>ﾊﾟｿｺﾝは？</text:p>
          </table:table-cell>
          <table:table-cell table:formula="of:=LEN([.D163])" office:value-type="float" office:value="7" calcext:value-type="float">
            <text:p>7</text:p>
          </table:table-cell>
          <table:table-cell office:value-type="string" calcext:value-type="string">
            <text:p>ｹﾞｰﾑｼﾙﾌｨｰﾄﾞｶﾞｻｲｼｮﾆﾊﾂﾊﾞｲｻﾚﾀﾊﾟｿｺﾝﾊ?</text:p>
          </table:table-cell>
          <table:table-cell table:formula="of:=LEN([.F163])" office:value-type="float" office:value="33" calcext:value-type="float">
            <text:p>33</text:p>
          </table:table-cell>
          <table:table-cell office:value-type="string" calcext:value-type="string">
            <text:p>88mkIISR</text:p>
          </table:table-cell>
          <table:table-cell table:formula="of:=LEN([.H163])" office:value-type="float" office:value="8" calcext:value-type="float">
            <text:p>8</text:p>
          </table:table-cell>
          <table:table-cell office:value-type="string" calcext:value-type="string">
            <text:p>FM77AV</text:p>
          </table:table-cell>
          <table:table-cell table:formula="of:=LEN([.J163])" office:value-type="float" office:value="6" calcext:value-type="float">
            <text:p>6</text:p>
          </table:table-cell>
          <table:table-cell office:value-type="string" calcext:value-type="string">
            <text:p>MEGA-CD</text:p>
          </table:table-cell>
          <table:table-cell table:formula="of:=LEN([.L163])" office:value-type="float" office:value="7" calcext:value-type="float">
            <text:p>7</text:p>
          </table:table-cell>
          <table:table-cell office:value-type="string" calcext:value-type="string">
            <text:p>6001mkIISR</text:p>
          </table:table-cell>
          <table:table-cell table:formula="of:=LEN([.N163])" office:value-type="float" office:value="10" calcext:value-type="float">
            <text:p>10</text:p>
          </table:table-cell>
          <table:table-cell/>
          <table:table-cell table:formula="of:=[.C163]*2+[.E163]*2+[.G163]+([.I163]+[.K163]+[.M163]+[.O163])*2+9" office:value-type="float" office:value="160" calcext:value-type="float">
            <text:p>160</text:p>
          </table:table-cell>
          <table:table-cell table:style-name="ce5" office:value-type="date" office:date-value="2013-09-07" calcext:value-type="date">
            <text:p>9月7日</text:p>
          </table:table-cell>
          <table:table-cell office:value-type="float" office:value="1" calcext:value-type="float">
            <text:p>1</text:p>
          </table:table-cell>
          <table:table-cell office:value-type="string" calcext:value-type="string">
            <text:p><text:a xlink:href="http://ja.wikipedia.org/wiki/シルフィード_(ゲーム" xlink:type="simple">http://ja.wikipedia.org/wiki/%E3%82%B7%E3%83%AB%E3%83%95%E3%82%A3%E3%83%BC%E3%83%89_(%E3%82%B2%E3%83%BC%E3%83%A0</text:a>)</text:p>
          </table:table-cell>
          <table:table-cell/>
        </table:table-row>
        <table:table-row table:style-name="ro3">
          <table:table-cell office:value-type="string" calcext:value-type="string">
            <text:p>ｹﾞｰﾑ</text:p>
          </table:table-cell>
          <table:table-cell office:value-type="string" calcext:value-type="string">
            <text:p>ｹﾞｰﾑ ﾊｲﾄﾞﾗｲﾄﾞ ｸﾘｱのために探す</text:p>
          </table:table-cell>
          <table:table-cell table:formula="of:=LEN([.B164])" office:value-type="float" office:value="23" calcext:value-type="float">
            <text:p>23</text:p>
          </table:table-cell>
          <table:table-cell office:value-type="string" calcext:value-type="string">
            <text:p>3つのものは宝石と何？</text:p>
          </table:table-cell>
          <table:table-cell table:formula="of:=LEN([.D164])" office:value-type="float" office:value="11" calcext:value-type="float">
            <text:p>11</text:p>
          </table:table-cell>
          <table:table-cell office:value-type="string" calcext:value-type="string">
            <text:p>ｹﾞｰﾑﾊｲﾄﾞﾗｲﾄﾞ ｸﾘｱｽﾙﾀﾒﾆｻｶﾞｽﾐｯﾂﾉﾓﾉﾊﾎｳｾｷﾄﾅﾆ?</text:p>
          </table:table-cell>
          <table:table-cell table:formula="of:=LEN([.F164])" office:value-type="float" office:value="40" calcext:value-type="float">
            <text:p>40</text:p>
          </table:table-cell>
          <table:table-cell office:value-type="string" calcext:value-type="string">
            <text:p>妖精(ようせい)</text:p>
          </table:table-cell>
          <table:table-cell table:formula="of:=LEN([.H164])" office:value-type="float" office:value="8" calcext:value-type="float">
            <text:p>8</text:p>
          </table:table-cell>
          <table:table-cell office:value-type="string" calcext:value-type="string">
            <text:p>幽霊(ゆうれい)</text:p>
          </table:table-cell>
          <table:table-cell table:formula="of:=LEN([.J164])" office:value-type="float" office:value="8" calcext:value-type="float">
            <text:p>8</text:p>
          </table:table-cell>
          <table:table-cell office:value-type="string" calcext:value-type="string">
            <text:p>剣(けん)</text:p>
          </table:table-cell>
          <table:table-cell table:formula="of:=LEN([.L164])" office:value-type="float" office:value="5" calcext:value-type="float">
            <text:p>5</text:p>
          </table:table-cell>
          <table:table-cell office:value-type="string" calcext:value-type="string">
            <text:p>呪文(じゅもん)</text:p>
          </table:table-cell>
          <table:table-cell table:formula="of:=LEN([.N164])" office:value-type="float" office:value="8" calcext:value-type="float">
            <text:p>8</text:p>
          </table:table-cell>
          <table:table-cell/>
          <table:table-cell table:formula="of:=[.C164]*2+[.E164]*2+[.G164]+([.I164]+[.K164]+[.M164]+[.O164])*2+9" office:value-type="float" office:value="175" calcext:value-type="float">
            <text:p>175</text:p>
          </table:table-cell>
          <table:table-cell table:style-name="ce5" office:value-type="date" office:date-value="2013-09-07" calcext:value-type="date">
            <text:p>9月7日</text:p>
          </table:table-cell>
          <table:table-cell office:value-type="float" office:value="2" calcext:value-type="float">
            <text:p>2</text:p>
          </table:table-cell>
          <table:table-cell office:value-type="string" calcext:value-type="string">
            <text:p><text:a xlink:href="http://p6ers.net/hashi/hydlide.html" xlink:type="simple">http://p6ers.net/hashi/hydlide.html</text:a></text:p>
          </table:table-cell>
          <table:table-cell/>
        </table:table-row>
        <table:table-row table:style-name="ro3">
          <table:table-cell office:value-type="string" calcext:value-type="string">
            <text:p>ｹﾞｰﾑ</text:p>
          </table:table-cell>
          <table:table-cell office:value-type="string" calcext:value-type="string">
            <text:p>ｾｶﾞ ｹﾞｲﾝｸﾞﾗｳﾝﾄﾞの初期ｷｬﾗは</text:p>
          </table:table-cell>
          <table:table-cell table:formula="of:=LEN([.B165])" office:value-type="float" office:value="22" calcext:value-type="float">
            <text:p>22</text:p>
          </table:table-cell>
          <table:table-cell office:value-type="string" calcext:value-type="string">
            <text:p>ｼﾞｮﾆｰ,ﾍﾞﾃｨ,あと○○○？</text:p>
          </table:table-cell>
          <table:table-cell table:formula="of:=LEN([.D165])" office:value-type="float" office:value="17" calcext:value-type="float">
            <text:p>17</text:p>
          </table:table-cell>
          <table:table-cell office:value-type="string" calcext:value-type="string">
            <text:p>ｾｶﾞｹﾞｲﾝｸﾞﾗｳﾝﾄﾞﾉｼｮｷｷｬﾗﾊ ｼﾞｮﾆｰ ﾍﾞﾃｨ ｱﾄﾀﾞﾚ?</text:p>
          </table:table-cell>
          <table:table-cell table:formula="of:=LEN([.F165])" office:value-type="float" office:value="40" calcext:value-type="float">
            <text:p>40</text:p>
          </table:table-cell>
          <table:table-cell office:value-type="string" calcext:value-type="string">
            <text:p>ｱｽﾗ</text:p>
          </table:table-cell>
          <table:table-cell table:formula="of:=LEN([.H165])" office:value-type="float" office:value="3" calcext:value-type="float">
            <text:p>3</text:p>
          </table:table-cell>
          <table:table-cell office:value-type="string" calcext:value-type="string">
            <text:p>ｶﾞｽｺﾝ</text:p>
          </table:table-cell>
          <table:table-cell table:formula="of:=LEN([.J165])" office:value-type="float" office:value="5" calcext:value-type="float">
            <text:p>5</text:p>
          </table:table-cell>
          <table:table-cell office:value-type="string" calcext:value-type="string">
            <text:p>教授</text:p>
          </table:table-cell>
          <table:table-cell table:formula="of:=LEN([.L165])" office:value-type="float" office:value="2" calcext:value-type="float">
            <text:p>2</text:p>
          </table:table-cell>
          <table:table-cell office:value-type="string" calcext:value-type="string">
            <text:p>ﾏｯﾄﾞﾊﾟﾋﾟｰ</text:p>
          </table:table-cell>
          <table:table-cell table:formula="of:=LEN([.N165])" office:value-type="float" office:value="9" calcext:value-type="float">
            <text:p>9</text:p>
          </table:table-cell>
          <table:table-cell/>
          <table:table-cell table:formula="of:=[.C165]*2+[.E165]*2+[.G165]+([.I165]+[.K165]+[.M165]+[.O165])*2+9" office:value-type="float" office:value="165" calcext:value-type="float">
            <text:p>165</text:p>
          </table:table-cell>
          <table:table-cell table:style-name="ce5" office:value-type="date" office:date-value="2013-09-07" calcext:value-type="date">
            <text:p>9月7日</text:p>
          </table:table-cell>
          <table:table-cell office:value-type="float" office:value="4" calcext:value-type="float">
            <text:p>4</text:p>
          </table:table-cell>
          <table:table-cell office:value-type="string" calcext:value-type="string">
            <text:p><text:a xlink:href="http://ja.wikipedia.org/wiki/ゲイングランド" xlink:type="simple">http://ja.wikipedia.org/wiki/%E3%82%B2%E3%82%A4%E3%83%B3%E3%82%B0%E3%83%A9%E3%83%B3%E3%83%89</text:a></text:p>
          </table:table-cell>
          <table:table-cell/>
        </table:table-row>
        <table:table-row table:style-name="ro3">
          <table:table-cell office:value-type="string" calcext:value-type="string">
            <text:p>ｹﾞｰﾑ</text:p>
          </table:table-cell>
          <table:table-cell office:value-type="string" calcext:value-type="string">
            <text:p>ｹﾞｰﾑ ｳﾙﾃｨﾏの世界における</text:p>
          </table:table-cell>
          <table:table-cell table:formula="of:=LEN([.B166])" office:value-type="float" office:value="17" calcext:value-type="float">
            <text:p>17</text:p>
          </table:table-cell>
          <table:table-cell office:value-type="string" calcext:value-type="string">
            <text:p>ﾌﾞﾘﾀﾆｱの王はﾛｰﾄﾞ○○○○？</text:p>
          </table:table-cell>
          <table:table-cell table:formula="of:=LEN([.D166])" office:value-type="float" office:value="18" calcext:value-type="float">
            <text:p>18</text:p>
          </table:table-cell>
          <table:table-cell office:value-type="string" calcext:value-type="string">
            <text:p>ｹﾞｰﾑｳﾙﾃｨﾏﾉｾｶｲﾆｵｹﾙﾌﾞﾘﾀﾆｱﾉｵｳﾊﾛｰﾄﾞﾀﾞﾚﾀﾞﾚ?</text:p>
          </table:table-cell>
          <table:table-cell table:formula="of:=LEN([.F166])" office:value-type="float" office:value="38" calcext:value-type="float">
            <text:p>38</text:p>
          </table:table-cell>
          <table:table-cell office:value-type="string" calcext:value-type="string">
            <text:p>ﾌﾞﾘﾃｨｯｼｭ</text:p>
          </table:table-cell>
          <table:table-cell table:formula="of:=LEN([.H166])" office:value-type="float" office:value="8" calcext:value-type="float">
            <text:p>8</text:p>
          </table:table-cell>
          <table:table-cell office:value-type="string" calcext:value-type="string">
            <text:p>ｼｬﾐﾉ</text:p>
          </table:table-cell>
          <table:table-cell table:formula="of:=LEN([.J166])" office:value-type="float" office:value="4" calcext:value-type="float">
            <text:p>4</text:p>
          </table:table-cell>
          <table:table-cell office:value-type="string" calcext:value-type="string">
            <text:p>ﾓﾅｰｸ</text:p>
          </table:table-cell>
          <table:table-cell table:formula="of:=LEN([.L166])" office:value-type="float" office:value="4" calcext:value-type="float">
            <text:p>4</text:p>
          </table:table-cell>
          <table:table-cell office:value-type="string" calcext:value-type="string">
            <text:p>ﾛｰﾗｰだ!</text:p>
          </table:table-cell>
          <table:table-cell table:formula="of:=LEN([.N166])" office:value-type="float" office:value="6" calcext:value-type="float">
            <text:p>6</text:p>
          </table:table-cell>
          <table:table-cell/>
          <table:table-cell table:formula="of:=[.C166]*2+[.E166]*2+[.G166]+([.I166]+[.K166]+[.M166]+[.O166])*2+9" office:value-type="float" office:value="161" calcext:value-type="float">
            <text:p>161</text:p>
          </table:table-cell>
          <table:table-cell table:style-name="ce5" office:value-type="date" office:date-value="2013-09-07" calcext:value-type="date">
            <text:p>9月7日</text:p>
          </table:table-cell>
          <table:table-cell office:value-type="float" office:value="2" calcext:value-type="float">
            <text:p>2</text:p>
          </table:table-cell>
          <table:table-cell office:value-type="string" calcext:value-type="string">
            <text:p><text:a xlink:href="http://ja.wikipedia.org/wiki/ウルティマ" xlink:type="simple">http://ja.wikipedia.org/wiki/%E3%82%A6%E3%83%AB%E3%83%86%E3%82%A3%E3%83%9E</text:a></text:p>
          </table:table-cell>
          <table:table-cell/>
        </table:table-row>
        <table:table-row table:style-name="ro3">
          <table:table-cell office:value-type="string" calcext:value-type="string">
            <text:p>ｹﾞｰﾑ</text:p>
          </table:table-cell>
          <table:table-cell office:value-type="string" calcext:value-type="string">
            <text:p>MSXのｸﾞﾗﾃﾞｨｳｽ2のｶｰﾄﾘｯｼﾞ</text:p>
          </table:table-cell>
          <table:table-cell table:formula="of:=LEN([.B167])" office:value-type="float" office:value="21" calcext:value-type="float">
            <text:p>21</text:p>
          </table:table-cell>
          <table:table-cell office:value-type="string" calcext:value-type="string">
            <text:p>に搭載された独自音源は？</text:p>
          </table:table-cell>
          <table:table-cell table:formula="of:=LEN([.D167])" office:value-type="float" office:value="12" calcext:value-type="float">
            <text:p>12</text:p>
          </table:table-cell>
          <table:table-cell office:value-type="string" calcext:value-type="string">
            <text:p>ｴﾑｴｽｴｯｸｽﾉｸﾞﾗﾃﾞｨｳｽﾉｶｰﾄﾘｯｼﾞﾆﾄｳｻｲｻﾚﾀﾄﾞｸｼﾞｵﾝｹﾞﾝﾊ?</text:p>
          </table:table-cell>
          <table:table-cell table:formula="of:=LEN([.F167])" office:value-type="float" office:value="45" calcext:value-type="float">
            <text:p>45</text:p>
          </table:table-cell>
          <table:table-cell office:value-type="string" calcext:value-type="string">
            <text:p>SCC音源</text:p>
          </table:table-cell>
          <table:table-cell table:formula="of:=LEN([.H167])" office:value-type="float" office:value="5" calcext:value-type="float">
            <text:p>5</text:p>
          </table:table-cell>
          <table:table-cell office:value-type="string" calcext:value-type="string">
            <text:p>FM音源</text:p>
          </table:table-cell>
          <table:table-cell table:formula="of:=LEN([.J167])" office:value-type="float" office:value="4" calcext:value-type="float">
            <text:p>4</text:p>
          </table:table-cell>
          <table:table-cell office:value-type="string" calcext:value-type="string">
            <text:p>PCM音源</text:p>
          </table:table-cell>
          <table:table-cell table:formula="of:=LEN([.L167])" office:value-type="float" office:value="5" calcext:value-type="float">
            <text:p>5</text:p>
          </table:table-cell>
          <table:table-cell office:value-type="string" calcext:value-type="string">
            <text:p>MIDI</text:p>
          </table:table-cell>
          <table:table-cell table:formula="of:=LEN([.N167])" office:value-type="float" office:value="4" calcext:value-type="float">
            <text:p>4</text:p>
          </table:table-cell>
          <table:table-cell/>
          <table:table-cell table:formula="of:=[.C167]*2+[.E167]*2+[.G167]+([.I167]+[.K167]+[.M167]+[.O167])*2+9" office:value-type="float" office:value="156" calcext:value-type="float">
            <text:p>156</text:p>
          </table:table-cell>
          <table:table-cell table:style-name="ce5" office:value-type="date" office:date-value="2013-09-07" calcext:value-type="date">
            <text:p>9月7日</text:p>
          </table:table-cell>
          <table:table-cell office:value-type="float" office:value="1" calcext:value-type="float">
            <text:p>1</text:p>
          </table:table-cell>
          <table:table-cell office:value-type="string" calcext:value-type="string">
            <text:p><text:a xlink:href="http://ja.wikipedia.org/wiki/グラディウス2" xlink:type="simple">http://ja.wikipedia.org/wiki/%E3%82%B0%E3%83%A9%E3%83%87%E3%82%A3%E3%82%A6%E3%82%B92</text:a></text:p>
          </table:table-cell>
          <table:table-cell/>
        </table:table-row>
        <table:table-row table:style-name="ro3">
          <table:table-cell office:value-type="string" calcext:value-type="string">
            <text:p>ｹﾞｰﾑ</text:p>
          </table:table-cell>
          <table:table-cell office:value-type="string" calcext:value-type="string">
            <text:p>ｹﾞｰﾑ ﾒﾀﾙﾌﾞﾗｯｸで自機のｴﾈﾙｷﾞｰを</text:p>
          </table:table-cell>
          <table:table-cell table:formula="of:=LEN([.B168])" office:value-type="float" office:value="24" calcext:value-type="float">
            <text:p>24</text:p>
          </table:table-cell>
          <table:table-cell office:value-type="string" calcext:value-type="string">
            <text:p>貯めるｱｲﾃﾑは？</text:p>
          </table:table-cell>
          <table:table-cell table:formula="of:=LEN([.D168])" office:value-type="float" office:value="9" calcext:value-type="float">
            <text:p>9</text:p>
          </table:table-cell>
          <table:table-cell office:value-type="string" calcext:value-type="string">
            <text:p>ｹﾞｰﾑﾒﾀﾙﾌﾞﾗｯｸﾃﾞｼﾞｷﾉｴﾈﾙｷﾞｰｦﾀﾒﾙｱｲﾃﾑﾊ?</text:p>
          </table:table-cell>
          <table:table-cell table:formula="of:=LEN([.F168])" office:value-type="float" office:value="34" calcext:value-type="float">
            <text:p>34</text:p>
          </table:table-cell>
          <table:table-cell office:value-type="string" calcext:value-type="string">
            <text:p>NEWALONE</text:p>
          </table:table-cell>
          <table:table-cell table:formula="of:=LEN([.H168])" office:value-type="float" office:value="8" calcext:value-type="float">
            <text:p>8</text:p>
          </table:table-cell>
          <table:table-cell office:value-type="string" calcext:value-type="string">
            <text:p>NEURON</text:p>
          </table:table-cell>
          <table:table-cell table:formula="of:=LEN([.J168])" office:value-type="float" office:value="6" calcext:value-type="float">
            <text:p>6</text:p>
          </table:table-cell>
          <table:table-cell office:value-type="string" calcext:value-type="string">
            <text:p>NEUTRINO</text:p>
          </table:table-cell>
          <table:table-cell table:formula="of:=LEN([.L168])" office:value-type="float" office:value="8" calcext:value-type="float">
            <text:p>8</text:p>
          </table:table-cell>
          <table:table-cell office:value-type="string" calcext:value-type="string">
            <text:p>NEW ON 1</text:p>
          </table:table-cell>
          <table:table-cell table:formula="of:=LEN([.N168])" office:value-type="float" office:value="8" calcext:value-type="float">
            <text:p>8</text:p>
          </table:table-cell>
          <table:table-cell/>
          <table:table-cell table:formula="of:=[.C168]*2+[.E168]*2+[.G168]+([.I168]+[.K168]+[.M168]+[.O168])*2+9" office:value-type="float" office:value="169" calcext:value-type="float">
            <text:p>169</text:p>
          </table:table-cell>
          <table:table-cell table:style-name="ce5" office:value-type="date" office:date-value="2013-09-07" calcext:value-type="date">
            <text:p>9月7日</text:p>
          </table:table-cell>
          <table:table-cell office:value-type="float" office:value="4" calcext:value-type="float">
            <text:p>4</text:p>
          </table:table-cell>
          <table:table-cell office:value-type="string" calcext:value-type="string">
            <text:p><text:a xlink:href="http://ja.wikipedia.org/wiki/メタルブラック" xlink:type="simple">http://ja.wikipedia.org/wiki/%E3%83%A1%E3%82%BF%E3%83%AB%E3%83%96%E3%83%A9%E3%83%83%E3%82%AF</text:a></text:p>
          </table:table-cell>
          <table:table-cell/>
        </table:table-row>
        <table:table-row table:style-name="ro3">
          <table:table-cell office:value-type="string" calcext:value-type="string">
            <text:p>ｹﾞｰﾑ</text:p>
          </table:table-cell>
          <table:table-cell office:value-type="string" calcext:value-type="string">
            <text:p>ﾄﾞﾗｸｴ3で唯一ｱｲﾃﾑなしで賢者に</text:p>
          </table:table-cell>
          <table:table-cell table:formula="of:=LEN([.B169])" office:value-type="float" office:value="19" calcext:value-type="float">
            <text:p>19</text:p>
          </table:table-cell>
          <table:table-cell office:value-type="string" calcext:value-type="string">
            <text:p>転職できる職業は？</text:p>
          </table:table-cell>
          <table:table-cell table:formula="of:=LEN([.D169])" office:value-type="float" office:value="9" calcext:value-type="float">
            <text:p>9</text:p>
          </table:table-cell>
          <table:table-cell office:value-type="string" calcext:value-type="string">
            <text:p>ﾄﾞﾗｸｴｽﾘｰﾃﾞﾕｲｲﾂｱｲﾃﾑﾅｼﾃﾞｹﾝｼﾞｬﾆﾃﾝｼｮｸﾃﾞｷﾙｼｮｸｷﾞｮｳﾊ?</text:p>
          </table:table-cell>
          <table:table-cell table:formula="of:=LEN([.F169])" office:value-type="float" office:value="46" calcext:value-type="float">
            <text:p>46</text:p>
          </table:table-cell>
          <table:table-cell office:value-type="string" calcext:value-type="string">
            <text:p>遊び人</text:p>
          </table:table-cell>
          <table:table-cell table:formula="of:=LEN([.H169])" office:value-type="float" office:value="3" calcext:value-type="float">
            <text:p>3</text:p>
          </table:table-cell>
          <table:table-cell office:value-type="string" calcext:value-type="string">
            <text:p>勇者</text:p>
          </table:table-cell>
          <table:table-cell table:formula="of:=LEN([.J169])" office:value-type="float" office:value="2" calcext:value-type="float">
            <text:p>2</text:p>
          </table:table-cell>
          <table:table-cell office:value-type="string" calcext:value-type="string">
            <text:p>戦士</text:p>
          </table:table-cell>
          <table:table-cell table:formula="of:=LEN([.L169])" office:value-type="float" office:value="2" calcext:value-type="float">
            <text:p>2</text:p>
          </table:table-cell>
          <table:table-cell office:value-type="string" calcext:value-type="string">
            <text:p>魔法使い</text:p>
          </table:table-cell>
          <table:table-cell table:formula="of:=LEN([.N169])" office:value-type="float" office:value="4" calcext:value-type="float">
            <text:p>4</text:p>
          </table:table-cell>
          <table:table-cell/>
          <table:table-cell table:formula="of:=[.C169]*2+[.E169]*2+[.G169]+([.I169]+[.K169]+[.M169]+[.O169])*2+9" office:value-type="float" office:value="133" calcext:value-type="float">
            <text:p>133</text:p>
          </table:table-cell>
          <table:table-cell table:style-name="ce5" office:value-type="date" office:date-value="2013-09-07" calcext:value-type="date">
            <text:p>9月7日</text:p>
          </table:table-cell>
          <table:table-cell office:value-type="float" office:value="2" calcext:value-type="float">
            <text:p>2</text:p>
          </table:table-cell>
          <table:table-cell office:value-type="string" calcext:value-type="string">
            <text:p><text:a xlink:href="http://ja.wikipedia.org/wiki/ドラゴンクエストIII_そして伝説へ…" xlink:type="simple">http://ja.wikipedia.org/wiki/%E3%83%89%E3%83%A9%E3%82%B4%E3%83%B3%E3%82%AF%E3%82%A8%E3%82%B9%E3%83%88III_%E3%81%9D%E3%81%97%E3%81%A6%E4%BC%9D%E8%AA%AC%E3%81%B8%E2%80%A6</text:a></text:p>
          </table:table-cell>
          <table:table-cell/>
        </table:table-row>
        <table:table-row table:style-name="ro3">
          <table:table-cell office:value-type="string" calcext:value-type="string">
            <text:p>ｹﾞｰﾑ</text:p>
          </table:table-cell>
          <table:table-cell office:value-type="string" calcext:value-type="string">
            <text:p>ｹﾞｰﾑ 源平討魔伝でｺﾝﾃｨﾆｭｰしないと</text:p>
          </table:table-cell>
          <table:table-cell table:formula="of:=LEN([.B170])" office:value-type="float" office:value="22" calcext:value-type="float">
            <text:p>22</text:p>
          </table:table-cell>
          <table:table-cell office:value-type="string" calcext:value-type="string">
            <text:p>「諸行無常よのう」と言うは誰？</text:p>
          </table:table-cell>
          <table:table-cell table:formula="of:=LEN([.D170])" office:value-type="float" office:value="15" calcext:value-type="float">
            <text:p>15</text:p>
          </table:table-cell>
          <table:table-cell office:value-type="string" calcext:value-type="string">
            <text:p>ｹﾞｰﾑｹﾞﾝﾍﾟｲﾄｳﾏﾃﾞﾝﾃﾞｺﾝﾃｨﾆｭｰｼﾅｲﾄｼｮｷﾞｮｳﾑｼﾞｮｳﾖﾉｳﾄｲｳﾉﾊﾀﾞﾚ?</text:p>
          </table:table-cell>
          <table:table-cell table:formula="of:=LEN([.F170])" office:value-type="float" office:value="52" calcext:value-type="float">
            <text:p>52</text:p>
          </table:table-cell>
          <table:table-cell office:value-type="string" calcext:value-type="string">
            <text:p>安駄婆</text:p>
          </table:table-cell>
          <table:table-cell table:formula="of:=LEN([.H170])" office:value-type="float" office:value="3" calcext:value-type="float">
            <text:p>3</text:p>
          </table:table-cell>
          <table:table-cell office:value-type="string" calcext:value-type="string">
            <text:p>景清</text:p>
          </table:table-cell>
          <table:table-cell table:formula="of:=LEN([.J170])" office:value-type="float" office:value="2" calcext:value-type="float">
            <text:p>2</text:p>
          </table:table-cell>
          <table:table-cell office:value-type="string" calcext:value-type="string">
            <text:p>弁慶</text:p>
          </table:table-cell>
          <table:table-cell table:formula="of:=LEN([.L170])" office:value-type="float" office:value="2" calcext:value-type="float">
            <text:p>2</text:p>
          </table:table-cell>
          <table:table-cell office:value-type="string" calcext:value-type="string">
            <text:p>頼朝</text:p>
          </table:table-cell>
          <table:table-cell table:formula="of:=LEN([.N170])" office:value-type="float" office:value="2" calcext:value-type="float">
            <text:p>2</text:p>
          </table:table-cell>
          <table:table-cell/>
          <table:table-cell table:formula="of:=[.C170]*2+[.E170]*2+[.G170]+([.I170]+[.K170]+[.M170]+[.O170])*2+9" office:value-type="float" office:value="153" calcext:value-type="float">
            <text:p>153</text:p>
          </table:table-cell>
          <table:table-cell table:style-name="ce5" office:value-type="date" office:date-value="2013-09-07" calcext:value-type="date">
            <text:p>9月7日</text:p>
          </table:table-cell>
          <table:table-cell office:value-type="float" office:value="4" calcext:value-type="float">
            <text:p>4</text:p>
          </table:table-cell>
          <table:table-cell office:value-type="string" calcext:value-type="string">
            <text:p><text:a xlink:href="http://ja.wikipedia.org/wiki/源平討魔伝" xlink:type="simple">http://ja.wikipedia.org/wiki/%E6%BA%90%E5%B9%B3%E8%A8%8E%E9%AD%94%E4%BC%9D</text:a></text:p>
          </table:table-cell>
          <table:table-cell/>
        </table:table-row>
        <table:table-row table:style-name="ro3">
          <table:table-cell office:value-type="string" calcext:value-type="string">
            <text:p>ｹﾞｰﾑ</text:p>
          </table:table-cell>
          <table:table-cell office:value-type="string" calcext:value-type="string">
            <text:p>ﾃﾞｺｹﾞｰ ｶﾙﾉﾌで主人公が</text:p>
          </table:table-cell>
          <table:table-cell table:formula="of:=LEN([.B171])" office:value-type="float" office:value="16" calcext:value-type="float">
            <text:p>16</text:p>
          </table:table-cell>
          <table:table-cell table:style-name="ce2" office:value-type="string" calcext:value-type="string">
            <text:p>口から出すのは何？</text:p>
          </table:table-cell>
          <table:table-cell table:formula="of:=LEN([.D171])" office:value-type="float" office:value="9" calcext:value-type="float">
            <text:p>9</text:p>
          </table:table-cell>
          <table:table-cell office:value-type="string" calcext:value-type="string">
            <text:p>ﾃﾞｺｹﾞｰ ｶﾙﾉﾌﾃﾞｼｭｼﾞﾝｺｳｶﾞｸﾁｶﾗﾀﾞｽﾉﾊ?</text:p>
          </table:table-cell>
          <table:table-cell table:formula="of:=LEN([.F171])" office:value-type="float" office:value="32" calcext:value-type="float">
            <text:p>32</text:p>
          </table:table-cell>
          <table:table-cell office:value-type="string" calcext:value-type="string">
            <text:p>火の玉</text:p>
          </table:table-cell>
          <table:table-cell table:formula="of:=LEN([.H171])" office:value-type="float" office:value="3" calcext:value-type="float">
            <text:p>3</text:p>
          </table:table-cell>
          <table:table-cell office:value-type="string" calcext:value-type="string">
            <text:p>よだれ</text:p>
          </table:table-cell>
          <table:table-cell table:formula="of:=LEN([.J171])" office:value-type="float" office:value="3" calcext:value-type="float">
            <text:p>3</text:p>
          </table:table-cell>
          <table:table-cell office:value-type="string" calcext:value-type="string">
            <text:p>ﾀﾊﾞｺ</text:p>
          </table:table-cell>
          <table:table-cell table:formula="of:=LEN([.L171])" office:value-type="float" office:value="4" calcext:value-type="float">
            <text:p>4</text:p>
          </table:table-cell>
          <table:table-cell office:value-type="string" calcext:value-type="string">
            <text:p>ﾊﾄ</text:p>
          </table:table-cell>
          <table:table-cell table:formula="of:=LEN([.N171])" office:value-type="float" office:value="2" calcext:value-type="float">
            <text:p>2</text:p>
          </table:table-cell>
          <table:table-cell/>
          <table:table-cell table:formula="of:=[.C171]*2+[.E171]*2+[.G171]+([.I171]+[.K171]+[.M171]+[.O171])*2+9" office:value-type="float" office:value="115" calcext:value-type="float">
            <text:p>115</text:p>
          </table:table-cell>
          <table:table-cell table:style-name="ce5" office:value-type="date" office:date-value="2013-09-07" calcext:value-type="date">
            <text:p>9月7日</text:p>
          </table:table-cell>
          <table:table-cell office:value-type="float" office:value="2" calcext:value-type="float">
            <text:p>2</text:p>
          </table:table-cell>
          <table:table-cell office:value-type="string" calcext:value-type="string">
            <text:p><text:a xlink:href="http://ja.wikipedia.org/wiki/カルノフ" xlink:type="simple">http://ja.wikipedia.org/wiki/%E3%82%AB%E3%83%AB%E3%83%8E%E3%83%95</text:a></text:p>
          </table:table-cell>
          <table:table-cell/>
        </table:table-row>
        <table:table-row table:style-name="ro3">
          <table:table-cell office:value-type="string" calcext:value-type="string">
            <text:p>ｹﾞｰﾑ</text:p>
          </table:table-cell>
          <table:table-cell office:value-type="string" calcext:value-type="string">
            <text:p>ﾌｧﾙｺﾑのｲｰｽ 宝箱をとった時の音は</text:p>
          </table:table-cell>
          <table:table-cell table:formula="of:=LEN([.B172])" office:value-type="float" office:value="20" calcext:value-type="float">
            <text:p>20</text:p>
          </table:table-cell>
          <table:table-cell office:value-type="string" calcext:value-type="string">
            <text:p>どのｹﾞｰﾑにｲﾝｽﾊﾟｲｱされたもの？</text:p>
          </table:table-cell>
          <table:table-cell table:formula="of:=LEN([.D172])" office:value-type="float" office:value="20" calcext:value-type="float">
            <text:p>20</text:p>
          </table:table-cell>
          <table:table-cell office:value-type="string" calcext:value-type="string">
            <text:p>ﾌｧﾙｺﾑﾉｲｰｽ ﾀｶﾗﾊﾞｺｦﾄｯﾀﾄｷﾉｵﾄﾊﾄﾞﾉｹﾞｰﾑﾆｲﾝｽﾊﾟｲｱｻﾚﾀﾓﾉ?</text:p>
          </table:table-cell>
          <table:table-cell table:formula="of:=LEN([.F172])" office:value-type="float" office:value="47" calcext:value-type="float">
            <text:p>47</text:p>
          </table:table-cell>
          <table:table-cell office:value-type="string" calcext:value-type="string">
            <text:p>ﾒﾄﾛｲﾄﾞ</text:p>
          </table:table-cell>
          <table:table-cell table:formula="of:=LEN([.H172])" office:value-type="float" office:value="6" calcext:value-type="float">
            <text:p>6</text:p>
          </table:table-cell>
          <table:table-cell office:value-type="string" calcext:value-type="string">
            <text:p>ﾄﾞﾗｸｴ</text:p>
          </table:table-cell>
          <table:table-cell table:formula="of:=LEN([.J172])" office:value-type="float" office:value="5" calcext:value-type="float">
            <text:p>5</text:p>
          </table:table-cell>
          <table:table-cell office:value-type="string" calcext:value-type="string">
            <text:p>ﾜﾙｷｭｰﾚの冒険</text:p>
          </table:table-cell>
          <table:table-cell table:formula="of:=LEN([.N172])" office:value-type="float" office:value="6" calcext:value-type="float">
            <text:p>6</text:p>
          </table:table-cell>
          <table:table-cell office:value-type="string" calcext:value-type="string">
            <text:p>ﾒﾄﾛｸﾛｽ</text:p>
          </table:table-cell>
          <table:table-cell table:formula="of:=LEN([.N172])" office:value-type="float" office:value="6" calcext:value-type="float">
            <text:p>6</text:p>
          </table:table-cell>
          <table:table-cell/>
          <table:table-cell table:formula="of:=[.C172]*2+[.E172]*2+[.G172]+([.I172]+[.K172]+[.M172]+[.O172])*2+9" office:value-type="float" office:value="182" calcext:value-type="float">
            <text:p>182</text:p>
          </table:table-cell>
          <table:table-cell table:style-name="ce5" office:value-type="date" office:date-value="2013-09-07" calcext:value-type="date">
            <text:p>9月7日</text:p>
          </table:table-cell>
          <table:table-cell office:value-type="float" office:value="5" calcext:value-type="float">
            <text:p>5</text:p>
          </table:table-cell>
          <table:table-cell office:value-type="string" calcext:value-type="string">
            <text:p><text:a xlink:href="http://www.geocities.jp/yzymo_matan/yuzo_koshiro/yuzo/avg_rpg3.html" xlink:type="simple">http://www.geocities.jp/yzymo_matan/yuzo_koshiro/yuzo/avg_rpg3.html</text:a></text:p>
          </table:table-cell>
          <table:table-cell/>
        </table:table-row>
        <table:table-row table:style-name="ro3">
          <table:table-cell office:value-type="string" calcext:value-type="string">
            <text:p>ｹﾞｰﾑ</text:p>
          </table:table-cell>
          <table:table-cell office:value-type="string" calcext:value-type="string">
            <text:p>ｲｰｽ、ｿｰｻﾘｱﾝなどの楽曲で有名な</text:p>
          </table:table-cell>
          <table:table-cell table:formula="of:=LEN([.B173])" office:value-type="float" office:value="19" calcext:value-type="float">
            <text:p>19</text:p>
          </table:table-cell>
          <table:table-cell table:style-name="ce2" office:value-type="string" calcext:value-type="string">
            <text:p>作曲者は○○祐三？</text:p>
          </table:table-cell>
          <table:table-cell table:formula="of:=LEN([.D173])" office:value-type="float" office:value="9" calcext:value-type="float">
            <text:p>9</text:p>
          </table:table-cell>
          <table:table-cell table:style-name="ce2" office:value-type="string" calcext:value-type="string">
            <text:p>ｲｰｽ ｿｰｻﾘｱﾝﾅﾄﾞﾉｶﾞｯｷｮｸﾃﾞﾕｳﾒｲﾅｻｯｷｮｸｼｬﾊﾅﾆﾕｳｿﾞｳ?</text:p>
          </table:table-cell>
          <table:table-cell table:formula="of:=LEN([.F173])" office:value-type="float" office:value="43" calcext:value-type="float">
            <text:p>43</text:p>
          </table:table-cell>
          <table:table-cell office:value-type="string" calcext:value-type="string">
            <text:p>古代(こしろ)</text:p>
          </table:table-cell>
          <table:table-cell table:formula="of:=LEN([.H173])" office:value-type="float" office:value="7" calcext:value-type="float">
            <text:p>7</text:p>
          </table:table-cell>
          <table:table-cell office:value-type="string" calcext:value-type="string">
            <text:p>古城(ふるしろ)</text:p>
          </table:table-cell>
          <table:table-cell table:formula="of:=LEN([.J173])" office:value-type="float" office:value="8" calcext:value-type="float">
            <text:p>8</text:p>
          </table:table-cell>
          <table:table-cell office:value-type="string" calcext:value-type="string">
            <text:p>与代(よしろ)</text:p>
          </table:table-cell>
          <table:table-cell table:formula="of:=LEN([.L173])" office:value-type="float" office:value="7" calcext:value-type="float">
            <text:p>7</text:p>
          </table:table-cell>
          <table:table-cell office:value-type="string" calcext:value-type="string">
            <text:p>五代(ごだい)</text:p>
          </table:table-cell>
          <table:table-cell table:formula="of:=LEN([.N173])" office:value-type="float" office:value="7" calcext:value-type="float">
            <text:p>7</text:p>
          </table:table-cell>
          <table:table-cell/>
          <table:table-cell table:formula="of:=[.C173]*2+[.E173]*2+[.G173]+([.I173]+[.K173]+[.M173]+[.O173])*2+9" office:value-type="float" office:value="166" calcext:value-type="float">
            <text:p>166</text:p>
          </table:table-cell>
          <table:table-cell table:style-name="ce5" office:value-type="date" office:date-value="2013-09-07" calcext:value-type="date">
            <text:p>9月7日</text:p>
          </table:table-cell>
          <table:table-cell office:value-type="float" office:value="1" calcext:value-type="float">
            <text:p>1</text:p>
          </table:table-cell>
          <table:table-cell office:value-type="string" calcext:value-type="string">
            <text:p><text:a xlink:href="http://ja.wikipedia.org/wiki/古代祐三" xlink:type="simple">http://ja.wikipedia.org/wiki/%E5%8F%A4%E4%BB%A3%E7%A5%90%E4%B8%89</text:a></text:p>
          </table:table-cell>
          <table:table-cell/>
        </table:table-row>
        <table:table-row table:style-name="ro3">
          <table:table-cell office:value-type="string" calcext:value-type="string">
            <text:p>ｹﾞｰﾑ</text:p>
          </table:table-cell>
          <table:table-cell office:value-type="string" calcext:value-type="string">
            <text:p>ﾃﾄﾘｽを開発したﾊﾟｼﾞﾄﾉﾌさんの</text:p>
          </table:table-cell>
          <table:table-cell table:formula="of:=LEN([.B174])" office:value-type="float" office:value="19" calcext:value-type="float">
            <text:p>19</text:p>
          </table:table-cell>
          <table:table-cell table:style-name="ce2" office:value-type="string" calcext:value-type="string">
            <text:p>母国はどこ？</text:p>
          </table:table-cell>
          <table:table-cell table:formula="of:=LEN([.D174])" office:value-type="float" office:value="6" calcext:value-type="float">
            <text:p>6</text:p>
          </table:table-cell>
          <table:table-cell office:value-type="string" calcext:value-type="string">
            <text:p>ﾃﾄﾘｽｦｶｲﾊﾂｼﾀﾊﾟｼﾞﾄﾉﾌｻﾝﾉﾎﾞｺｸﾊﾄﾞｺ?</text:p>
          </table:table-cell>
          <table:table-cell table:formula="of:=LEN([.F174])" office:value-type="float" office:value="30" calcext:value-type="float">
            <text:p>30</text:p>
          </table:table-cell>
          <table:table-cell office:value-type="string" calcext:value-type="string">
            <text:p>ﾛｼｱ</text:p>
          </table:table-cell>
          <table:table-cell table:formula="of:=LEN([.H174])" office:value-type="float" office:value="3" calcext:value-type="float">
            <text:p>3</text:p>
          </table:table-cell>
          <table:table-cell office:value-type="string" calcext:value-type="string">
            <text:p>ﾄﾞｲﾂ</text:p>
          </table:table-cell>
          <table:table-cell table:formula="of:=LEN([.J174])" office:value-type="float" office:value="4" calcext:value-type="float">
            <text:p>4</text:p>
          </table:table-cell>
          <table:table-cell office:value-type="string" calcext:value-type="string">
            <text:p>ｱﾒﾘｶ合衆国</text:p>
          </table:table-cell>
          <table:table-cell table:formula="of:=LEN([.L174])" office:value-type="float" office:value="7" calcext:value-type="float">
            <text:p>7</text:p>
          </table:table-cell>
          <table:table-cell office:value-type="string" calcext:value-type="string">
            <text:p>ﾃﾞｺ</text:p>
          </table:table-cell>
          <table:table-cell table:formula="of:=LEN([.N174])" office:value-type="float" office:value="3" calcext:value-type="float">
            <text:p>3</text:p>
          </table:table-cell>
          <table:table-cell/>
          <table:table-cell table:formula="of:=[.C174]*2+[.E174]*2+[.G174]+([.I174]+[.K174]+[.M174]+[.O174])*2+9" office:value-type="float" office:value="123" calcext:value-type="float">
            <text:p>123</text:p>
          </table:table-cell>
          <table:table-cell table:style-name="ce5" office:value-type="date" office:date-value="2013-09-07" calcext:value-type="date">
            <text:p>9月7日</text:p>
          </table:table-cell>
          <table:table-cell office:value-type="float" office:value="2" calcext:value-type="float">
            <text:p>2</text:p>
          </table:table-cell>
          <table:table-cell office:value-type="string" calcext:value-type="string">
            <text:p><text:a xlink:href="http://ja.wikipedia.org/wiki/アレクセイ・パジトノフ" xlink:type="simple">http://ja.wikipedia.org/wiki/%E3%82%A2%E3%83%AC%E3%82%AF%E3%82%BB%E3%82%A4%E3%83%BB%E3%83%91%E3%82%B8%E3%83%88%E3%83%8E%E3%83%95</text:a></text:p>
          </table:table-cell>
          <table:table-cell/>
        </table:table-row>
        <table:table-row table:style-name="ro3">
          <table:table-cell office:value-type="string" calcext:value-type="string">
            <text:p>ｹﾞｰﾑ</text:p>
          </table:table-cell>
          <table:table-cell office:value-type="string" calcext:value-type="string">
            <text:p>ﾅﾑｺのﾃﾞｨｸﾞﾀﾞｸﾞのﾏｲｷｬﾗ</text:p>
          </table:table-cell>
          <table:table-cell table:formula="of:=LEN([.B175])" office:value-type="float" office:value="19" calcext:value-type="float">
            <text:p>19</text:p>
          </table:table-cell>
          <table:table-cell table:style-name="ce2" office:value-type="string" calcext:value-type="string">
            <text:p>ﾐｽﾀｰﾄﾞﾘﾗｰの主人公の関係は？</text:p>
          </table:table-cell>
          <table:table-cell table:formula="of:=LEN([.D175])" office:value-type="float" office:value="18" calcext:value-type="float">
            <text:p>18</text:p>
          </table:table-cell>
          <table:table-cell office:value-type="string" calcext:value-type="string">
            <text:p>ﾅﾑｺﾉﾃﾞｨｸﾞﾀﾞｸﾞﾉﾏｲｷｬﾗ ﾐｽﾀｰﾄﾞﾘﾗｰﾉｼｭｼﾞﾝｺｳﾄﾉｶﾝｹｲﾊ?</text:p>
          </table:table-cell>
          <table:table-cell table:formula="of:=LEN([.F175])" office:value-type="float" office:value="45" calcext:value-type="float">
            <text:p>45</text:p>
          </table:table-cell>
          <table:table-cell office:value-type="string" calcext:value-type="string">
            <text:p>親子</text:p>
          </table:table-cell>
          <table:table-cell table:formula="of:=LEN([.J175])" office:value-type="float" office:value="4" calcext:value-type="float">
            <text:p>4</text:p>
          </table:table-cell>
          <table:table-cell office:value-type="string" calcext:value-type="string">
            <text:p>叔父と甥</text:p>
          </table:table-cell>
          <table:table-cell table:formula="of:=LEN([.H175])" office:value-type="float" office:value="2" calcext:value-type="float">
            <text:p>2</text:p>
          </table:table-cell>
          <table:table-cell office:value-type="string" calcext:value-type="string">
            <text:p>赤の他人</text:p>
          </table:table-cell>
          <table:table-cell table:formula="of:=LEN([.L175])" office:value-type="float" office:value="4" calcext:value-type="float">
            <text:p>4</text:p>
          </table:table-cell>
          <table:table-cell office:value-type="string" calcext:value-type="string">
            <text:p>人には言えない仲</text:p>
          </table:table-cell>
          <table:table-cell table:formula="of:=LEN([.N175])" office:value-type="float" office:value="8" calcext:value-type="float">
            <text:p>8</text:p>
          </table:table-cell>
          <table:table-cell/>
          <table:table-cell table:formula="of:=[.C175]*2+[.E175]*2+[.G175]+([.I175]+[.K175]+[.M175]+[.O175])*2+9" office:value-type="float" office:value="164" calcext:value-type="float">
            <text:p>164</text:p>
          </table:table-cell>
          <table:table-cell table:style-name="ce5" office:value-type="date" office:date-value="2013-09-07" calcext:value-type="date">
            <text:p>9月7日</text:p>
          </table:table-cell>
          <table:table-cell office:value-type="float" office:value="5" calcext:value-type="float">
            <text:p>5</text:p>
          </table:table-cell>
          <table:table-cell office:value-type="string" calcext:value-type="string">
            <text:p><text:a xlink:href="http://ja.wikipedia.org/wiki/ミスタードリラー" xlink:type="simple">http://ja.wikipedia.org/wiki/%E3%83%9F%E3%82%B9%E3%82%BF%E3%83%BC%E3%83%89%E3%83%AA%E3%83%A9%E3%83%BC</text:a></text:p>
          </table:table-cell>
          <table:table-cell/>
        </table:table-row>
        <table:table-row table:style-name="ro3">
          <table:table-cell office:value-type="string" calcext:value-type="string">
            <text:p>ｹﾞｰﾑ</text:p>
          </table:table-cell>
          <table:table-cell table:style-name="ce1" office:value-type="string" calcext:value-type="string">
            <text:p>ﾊﾞｰﾁｬﾌｧｲﾀｰのｷｬﾗ</text:p>
          </table:table-cell>
          <table:table-cell table:formula="of:=LEN([.B176])" office:value-type="float" office:value="14" calcext:value-type="float">
            <text:p>14</text:p>
          </table:table-cell>
          <table:table-cell table:style-name="ce3" office:value-type="string" calcext:value-type="string">
            <text:p>ｱｷﾗが使う拳法は？</text:p>
          </table:table-cell>
          <table:table-cell table:formula="of:=LEN([.D176])" office:value-type="float" office:value="10" calcext:value-type="float">
            <text:p>10</text:p>
          </table:table-cell>
          <table:table-cell office:value-type="string" calcext:value-type="string">
            <text:p>ﾊﾞｰﾁｬﾌｧｲﾀｰﾉｷｬﾗ ｱｷﾗﾉﾂｶｳｹﾝﾎﾟｳﾊ?</text:p>
          </table:table-cell>
          <table:table-cell table:formula="of:=LEN([.F176])" office:value-type="float" office:value="29" calcext:value-type="float">
            <text:p>29</text:p>
          </table:table-cell>
          <table:table-cell office:value-type="string" calcext:value-type="string">
            <text:p>八極拳</text:p>
          </table:table-cell>
          <table:table-cell table:formula="of:=LEN([.H176])" office:value-type="float" office:value="3" calcext:value-type="float">
            <text:p>3</text:p>
          </table:table-cell>
          <table:table-cell office:value-type="string" calcext:value-type="string">
            <text:p>琉球空手</text:p>
          </table:table-cell>
          <table:table-cell table:formula="of:=LEN([.J176])" office:value-type="float" office:value="4" calcext:value-type="float">
            <text:p>4</text:p>
          </table:table-cell>
          <table:table-cell office:value-type="string" calcext:value-type="string">
            <text:p>酔拳</text:p>
          </table:table-cell>
          <table:table-cell table:formula="of:=LEN([.L176])" office:value-type="float" office:value="2" calcext:value-type="float">
            <text:p>2</text:p>
          </table:table-cell>
          <table:table-cell office:value-type="string" calcext:value-type="string">
            <text:p>ﾃｺﾝﾄﾞｰ</text:p>
          </table:table-cell>
          <table:table-cell table:formula="of:=LEN([.N176])" office:value-type="float" office:value="6" calcext:value-type="float">
            <text:p>6</text:p>
          </table:table-cell>
          <table:table-cell/>
          <table:table-cell table:formula="of:=[.C176]*2+[.E176]*2+[.G176]+([.I176]+[.K176]+[.M176]+[.O176])*2+9" office:value-type="float" office:value="116" calcext:value-type="float">
            <text:p>116</text:p>
          </table:table-cell>
          <table:table-cell table:style-name="ce5" office:value-type="date" office:date-value="2013-09-07" calcext:value-type="date">
            <text:p>9月7日</text:p>
          </table:table-cell>
          <table:table-cell office:value-type="float" office:value="3" calcext:value-type="float">
            <text:p>3</text:p>
          </table:table-cell>
          <table:table-cell office:value-type="string" calcext:value-type="string">
            <text:p><text:a xlink:href="http://ja.wikipedia.org/wiki/バーチャファイターの登場人物" xlink:type="simple">http://ja.wikipedia.org/wiki/%E3%83%90%E3%83%BC%E3%83%81%E3%83%A3%E3%83%95%E3%82%A1%E3%82%A4%E3%82%BF%E3%83%BC%E3%81%AE%E7%99%BB%E5%A0%B4%E4%BA%BA%E7%89%A9</text:a></text:p>
          </table:table-cell>
          <table:table-cell/>
        </table:table-row>
        <table:table-row table:style-name="ro3">
          <table:table-cell office:value-type="string" calcext:value-type="string">
            <text:p>ｹﾞｰﾑ</text:p>
          </table:table-cell>
          <table:table-cell office:value-type="string" calcext:value-type="string">
            <text:p>自由に横ｽｸﾛｰﾙできるｱｸｼｮﾝｹﾞｰﾑは</text:p>
          </table:table-cell>
          <table:table-cell table:formula="of:=LEN([.B177])" office:value-type="float" office:value="22" calcext:value-type="float">
            <text:p>22</text:p>
          </table:table-cell>
          <table:table-cell office:value-type="string" calcext:value-type="string">
            <text:p>○○○ﾌﾛｱｱｸｼｮﾝ ○○○は？</text:p>
          </table:table-cell>
          <table:table-cell table:formula="of:=LEN([.D177])" office:value-type="float" office:value="17" calcext:value-type="float">
            <text:p>17</text:p>
          </table:table-cell>
          <table:table-cell office:value-type="string" calcext:value-type="string">
            <text:p>ｼﾞﾕｳﾆﾖｺｽｸﾛｰﾙﾃﾞｷﾙｱｸｼｮﾝｹﾞｰﾑ ﾅﾝﾄｶﾌﾛｱｱｸｼｮﾝ ﾅﾝﾄｶﾊ?</text:p>
          </table:table-cell>
          <table:table-cell table:formula="of:=LEN([.F177])" office:value-type="float" office:value="45" calcext:value-type="float">
            <text:p>45</text:p>
          </table:table-cell>
          <table:table-cell office:value-type="string" calcext:value-type="string">
            <text:p>ﾍﾞﾙﾄ</text:p>
          </table:table-cell>
          <table:table-cell table:formula="of:=LEN([.J175])" office:value-type="float" office:value="4" calcext:value-type="float">
            <text:p>4</text:p>
          </table:table-cell>
          <table:table-cell office:value-type="string" calcext:value-type="string">
            <text:p>ﾎﾞﾙﾄ</text:p>
          </table:table-cell>
          <table:table-cell table:formula="of:=LEN([.J177])" office:value-type="float" office:value="4" calcext:value-type="float">
            <text:p>4</text:p>
          </table:table-cell>
          <table:table-cell office:value-type="string" calcext:value-type="string">
            <text:p>ﾌｧｲﾅﾙ</text:p>
          </table:table-cell>
          <table:table-cell table:formula="of:=LEN([.L177])" office:value-type="float" office:value="5" calcext:value-type="float">
            <text:p>5</text:p>
          </table:table-cell>
          <table:table-cell office:value-type="float" office:value="100" calcext:value-type="float">
            <text:p>100</text:p>
          </table:table-cell>
          <table:table-cell table:formula="of:=LEN([.N177])" office:value-type="float" office:value="3" calcext:value-type="float">
            <text:p>3</text:p>
          </table:table-cell>
          <table:table-cell/>
          <table:table-cell table:formula="of:=[.C177]*2+[.E177]*2+[.G177]+([.I177]+[.K177]+[.M177]+[.O177])*2+9" office:value-type="float" office:value="164" calcext:value-type="float">
            <text:p>164</text:p>
          </table:table-cell>
          <table:table-cell table:style-name="ce5" office:value-type="date" office:date-value="2013-09-07" calcext:value-type="date">
            <text:p>9月7日</text:p>
          </table:table-cell>
          <table:table-cell office:value-type="float" office:value="3" calcext:value-type="float">
            <text:p>3</text:p>
          </table:table-cell>
          <table:table-cell office:value-type="string" calcext:value-type="string">
            <text:p><text:a xlink:href="http://ja.wikipedia.org/wiki/ベルトスクロールアクションゲーム" xlink:type="simple">http://ja.wikipedia.org/wiki/%E3%83%99%E3%83%AB%E3%83%88%E3%82%B9%E3%82%AF%E3%83%AD%E3%83%BC%E3%83%AB%E3%82%A2%E3%82%AF%E3%82%B7%E3%83%A7%E3%83%B3%E3%82%B2%E3%83%BC%E3%83%A0</text:a></text:p>
          </table:table-cell>
          <table:table-cell/>
        </table:table-row>
        <table:table-row table:style-name="ro3">
          <table:table-cell office:value-type="string" calcext:value-type="string">
            <text:p>一般教養</text:p>
          </table:table-cell>
          <table:table-cell office:value-type="string" calcext:value-type="string">
            <text:p>ﾏｶﾛﾝはどこの国のお菓子？</text:p>
          </table:table-cell>
          <table:table-cell table:formula="of:=LEN([.B178])" office:value-type="float" office:value="14" calcext:value-type="float">
            <text:p>14</text:p>
          </table:table-cell>
          <table:table-cell/>
          <table:table-cell table:formula="of:=LEN([.D178])" office:value-type="float" office:value="0" calcext:value-type="float">
            <text:p>0</text:p>
          </table:table-cell>
          <table:table-cell office:value-type="string" calcext:value-type="string">
            <text:p>ﾏｶﾛﾝﾊﾄﾞｺﾉｸﾆﾉｵｶｼ?</text:p>
          </table:table-cell>
          <table:table-cell table:formula="of:=LEN([.F178])" office:value-type="float" office:value="16" calcext:value-type="float">
            <text:p>16</text:p>
          </table:table-cell>
          <table:table-cell office:value-type="string" calcext:value-type="string">
            <text:p>ﾌﾗﾝｽ</text:p>
          </table:table-cell>
          <table:table-cell table:formula="of:=LEN([.H178])" office:value-type="float" office:value="4" calcext:value-type="float">
            <text:p>4</text:p>
          </table:table-cell>
          <table:table-cell office:value-type="string" calcext:value-type="string">
            <text:p>ｲﾀﾘｱ</text:p>
          </table:table-cell>
          <table:table-cell table:formula="of:=LEN([.J178])" office:value-type="float" office:value="4" calcext:value-type="float">
            <text:p>4</text:p>
          </table:table-cell>
          <table:table-cell office:value-type="string" calcext:value-type="string">
            <text:p>中国</text:p>
          </table:table-cell>
          <table:table-cell table:formula="of:=LEN([.L178])" office:value-type="float" office:value="2" calcext:value-type="float">
            <text:p>2</text:p>
          </table:table-cell>
          <table:table-cell office:value-type="string" calcext:value-type="string">
            <text:p>ﾎﾟﾙﾄｶﾞﾙ</text:p>
          </table:table-cell>
          <table:table-cell table:formula="of:=LEN([.N178])" office:value-type="float" office:value="7" calcext:value-type="float">
            <text:p>7</text:p>
          </table:table-cell>
          <table:table-cell/>
          <table:table-cell table:formula="of:=[.C178]*2+[.E178]*2+[.G178]+([.I178]+[.K178]+[.M178]+[.O178])*2+9" office:value-type="float" office:value="87" calcext:value-type="float">
            <text:p>87</text:p>
          </table:table-cell>
          <table:table-cell table:style-name="ce5" office:value-type="date" office:date-value="2013-09-13" calcext:value-type="date">
            <text:p>9月13日</text:p>
          </table:table-cell>
          <table:table-cell office:value-type="float" office:value="3" calcext:value-type="float">
            <text:p>3</text:p>
          </table:table-cell>
          <table:table-cell office:value-type="string" calcext:value-type="string">
            <text:p><text:a xlink:href="http://ja.wikipedia.org/wiki/マカロン" xlink:type="simple">http://ja.wikipedia.org/wiki/%E3%83%9E%E3%82%AB%E3%83%AD%E3%83%B3</text:a></text:p>
          </table:table-cell>
          <table:table-cell/>
        </table:table-row>
        <table:table-row table:style-name="ro3">
          <table:table-cell office:value-type="string" calcext:value-type="string">
            <text:p>一般教養</text:p>
          </table:table-cell>
          <table:table-cell office:value-type="string" calcext:value-type="string">
            <text:p>お菓子のﾓﾝﾌﾞﾗﾝ 名前の由来となった山は</text:p>
          </table:table-cell>
          <table:table-cell table:formula="of:=LEN([.B179])" office:value-type="float" office:value="22" calcext:value-type="float">
            <text:p>22</text:p>
          </table:table-cell>
          <table:table-cell office:value-type="string" calcext:value-type="string">
            <text:p>どの国にある？</text:p>
          </table:table-cell>
          <table:table-cell table:formula="of:=LEN([.D179])" office:value-type="float" office:value="7" calcext:value-type="float">
            <text:p>7</text:p>
          </table:table-cell>
          <table:table-cell office:value-type="string" calcext:value-type="string">
            <text:p>ｵｶｼﾉﾓﾝﾌﾞﾗﾝ ﾅﾏｴﾉﾕﾗｲﾄﾅｯﾀﾔﾏﾊﾄﾞﾉｸﾆﾆｱﾙ?</text:p>
          </table:table-cell>
          <table:table-cell table:formula="of:=LEN([.F179])" office:value-type="float" office:value="34" calcext:value-type="float">
            <text:p>34</text:p>
          </table:table-cell>
          <table:table-cell office:value-type="string" calcext:value-type="string">
            <text:p>ﾌﾗﾝｽとｲﾀﾘｱ</text:p>
          </table:table-cell>
          <table:table-cell table:formula="of:=LEN([.H179])" office:value-type="float" office:value="9" calcext:value-type="float">
            <text:p>9</text:p>
          </table:table-cell>
          <table:table-cell office:value-type="string" calcext:value-type="string">
            <text:p>ﾀﾝｻﾞﾆｱ</text:p>
          </table:table-cell>
          <table:table-cell table:formula="of:=LEN([.J179])" office:value-type="float" office:value="6" calcext:value-type="float">
            <text:p>6</text:p>
          </table:table-cell>
          <table:table-cell office:value-type="string" calcext:value-type="string">
            <text:p>ｱﾙｾﾞﾝﾁﾝ</text:p>
          </table:table-cell>
          <table:table-cell table:formula="of:=LEN([.L179])" office:value-type="float" office:value="7" calcext:value-type="float">
            <text:p>7</text:p>
          </table:table-cell>
          <table:table-cell office:value-type="string" calcext:value-type="string">
            <text:p>ﾍﾟﾙｰとﾁﾘ</text:p>
          </table:table-cell>
          <table:table-cell table:formula="of:=LEN([.N179])" office:value-type="float" office:value="7" calcext:value-type="float">
            <text:p>7</text:p>
          </table:table-cell>
          <table:table-cell/>
          <table:table-cell table:formula="of:=[.C179]*2+[.E179]*2+[.G179]+([.I179]+[.K179]+[.M179]+[.O179])*2+9" office:value-type="float" office:value="159" calcext:value-type="float">
            <text:p>159</text:p>
          </table:table-cell>
          <table:table-cell table:style-name="ce5" office:value-type="date" office:date-value="2013-09-13" calcext:value-type="date">
            <text:p>9月13日</text:p>
          </table:table-cell>
          <table:table-cell office:value-type="float" office:value="3" calcext:value-type="float">
            <text:p>3</text:p>
          </table:table-cell>
          <table:table-cell office:value-type="string" calcext:value-type="string">
            <text:p><text:a xlink:href="http://ja.wikipedia.org/wiki/モンブラン" xlink:type="simple">http://ja.wikipedia.org/wiki/%E3%83%A2%E3%83%B3%E3%83%96%E3%83%A9%E3%83%B3</text:a></text:p>
          </table:table-cell>
          <table:table-cell/>
        </table:table-row>
        <table:table-row table:style-name="ro3">
          <table:table-cell office:value-type="string" calcext:value-type="string">
            <text:p>一般教養</text:p>
          </table:table-cell>
          <table:table-cell office:value-type="string" calcext:value-type="string">
            <text:p>金平糖はもともとはどこの国のお菓子？</text:p>
          </table:table-cell>
          <table:table-cell table:formula="of:=LEN([.B180])" office:value-type="float" office:value="18" calcext:value-type="float">
            <text:p>18</text:p>
          </table:table-cell>
          <table:table-cell/>
          <table:table-cell table:formula="of:=LEN([.D180])" office:value-type="float" office:value="0" calcext:value-type="float">
            <text:p>0</text:p>
          </table:table-cell>
          <table:table-cell office:value-type="string" calcext:value-type="string">
            <text:p>ｺﾝﾍﾟｲﾄｳﾊﾓﾄﾓﾄﾊﾄﾞｺﾉｸﾆﾉｵｶｼ?</text:p>
          </table:table-cell>
          <table:table-cell table:formula="of:=LEN([.F180])" office:value-type="float" office:value="24" calcext:value-type="float">
            <text:p>24</text:p>
          </table:table-cell>
          <table:table-cell office:value-type="string" calcext:value-type="string">
            <text:p>ﾎﾟﾙﾄｶﾞﾙ</text:p>
          </table:table-cell>
          <table:table-cell table:formula="of:=LEN([.H180])" office:value-type="float" office:value="7" calcext:value-type="float">
            <text:p>7</text:p>
          </table:table-cell>
          <table:table-cell office:value-type="string" calcext:value-type="string">
            <text:p>ﾌﾗﾝｽ</text:p>
          </table:table-cell>
          <table:table-cell table:formula="of:=LEN([.J180])" office:value-type="float" office:value="4" calcext:value-type="float">
            <text:p>4</text:p>
          </table:table-cell>
          <table:table-cell office:value-type="string" calcext:value-type="string">
            <text:p>ｲﾀﾘｱ</text:p>
          </table:table-cell>
          <table:table-cell table:formula="of:=LEN([.L180])" office:value-type="float" office:value="4" calcext:value-type="float">
            <text:p>4</text:p>
          </table:table-cell>
          <table:table-cell office:value-type="string" calcext:value-type="string">
            <text:p>ｽｲｽ</text:p>
          </table:table-cell>
          <table:table-cell table:formula="of:=LEN([.N180])" office:value-type="float" office:value="3" calcext:value-type="float">
            <text:p>3</text:p>
          </table:table-cell>
          <table:table-cell/>
          <table:table-cell table:formula="of:=[.C180]*2+[.E180]*2+[.G180]+([.I180]+[.K180]+[.M180]+[.O180])*2+9" office:value-type="float" office:value="105" calcext:value-type="float">
            <text:p>105</text:p>
          </table:table-cell>
          <table:table-cell table:style-name="ce5" office:value-type="date" office:date-value="2013-09-13" calcext:value-type="date">
            <text:p>9月13日</text:p>
          </table:table-cell>
          <table:table-cell office:value-type="float" office:value="4" calcext:value-type="float">
            <text:p>4</text:p>
          </table:table-cell>
          <table:table-cell office:value-type="string" calcext:value-type="string">
            <text:p><text:a xlink:href="http://ja.wikipedia.org/wiki/金平糖" xlink:type="simple">http://ja.wikipedia.org/wiki/%E9%87%91%E5%B9%B3%E7%B3%96</text:a></text:p>
          </table:table-cell>
          <table:table-cell/>
        </table:table-row>
        <table:table-row table:style-name="ro3">
          <table:table-cell office:value-type="string" calcext:value-type="string">
            <text:p>一般教養</text:p>
          </table:table-cell>
          <table:table-cell office:value-type="string" calcext:value-type="string">
            <text:p>ﾊﾜｲで好んで食べられるﾎﾟﾙﾄｶﾞﾙ発祥の</text:p>
          </table:table-cell>
          <table:table-cell table:formula="of:=LEN([.B181])" office:value-type="float" office:value="22" calcext:value-type="float">
            <text:p>22</text:p>
          </table:table-cell>
          <table:table-cell office:value-type="string" calcext:value-type="string">
            <text:p>お菓子は？</text:p>
          </table:table-cell>
          <table:table-cell table:formula="of:=LEN([.D181])" office:value-type="float" office:value="5" calcext:value-type="float">
            <text:p>5</text:p>
          </table:table-cell>
          <table:table-cell office:value-type="string" calcext:value-type="string">
            <text:p>ﾊﾜｲﾃﾞｺﾉﾝﾃﾞﾀﾍﾞﾗﾚﾙ ﾎﾟﾙﾄｶﾞﾙﾊｯｼｮｳﾉｵｶｼﾊ?</text:p>
          </table:table-cell>
          <table:table-cell table:formula="of:=LEN([.F181])" office:value-type="float" office:value="35" calcext:value-type="float">
            <text:p>35</text:p>
          </table:table-cell>
          <table:table-cell office:value-type="string" calcext:value-type="string">
            <text:p>ﾏﾗｻﾀﾞ</text:p>
          </table:table-cell>
          <table:table-cell table:formula="of:=LEN([.H181])" office:value-type="float" office:value="5" calcext:value-type="float">
            <text:p>5</text:p>
          </table:table-cell>
          <table:table-cell office:value-type="string" calcext:value-type="string">
            <text:p>ﾁｭﾛｽ</text:p>
          </table:table-cell>
          <table:table-cell table:formula="of:=LEN([.J181])" office:value-type="float" office:value="4" calcext:value-type="float">
            <text:p>4</text:p>
          </table:table-cell>
          <table:table-cell office:value-type="string" calcext:value-type="string">
            <text:p>ｱﾝﾆﾝﾄﾞｰﾌ</text:p>
          </table:table-cell>
          <table:table-cell table:formula="of:=LEN([.L181])" office:value-type="float" office:value="8" calcext:value-type="float">
            <text:p>8</text:p>
          </table:table-cell>
          <table:table-cell office:value-type="string" calcext:value-type="string">
            <text:p>ｱﾝﾊﾟﾝ</text:p>
          </table:table-cell>
          <table:table-cell table:formula="of:=LEN([.N181])" office:value-type="float" office:value="5" calcext:value-type="float">
            <text:p>5</text:p>
          </table:table-cell>
          <table:table-cell/>
          <table:table-cell table:formula="of:=[.C181]*2+[.E181]*2+[.G181]+([.I181]+[.K181]+[.M181]+[.O181])*2+9" office:value-type="float" office:value="142" calcext:value-type="float">
            <text:p>142</text:p>
          </table:table-cell>
          <table:table-cell table:style-name="ce5" office:value-type="date" office:date-value="2013-09-13" calcext:value-type="date">
            <text:p>9月13日</text:p>
          </table:table-cell>
          <table:table-cell office:value-type="float" office:value="3" calcext:value-type="float">
            <text:p>3</text:p>
          </table:table-cell>
          <table:table-cell office:value-type="string" calcext:value-type="string">
            <text:p><text:a xlink:href="http://ja.wikipedia.org/wiki/マラサダ" xlink:type="simple">http://ja.wikipedia.org/wiki/%E3%83%9E%E3%83%A9%E3%82%B5%E3%83%80</text:a></text:p>
          </table:table-cell>
          <table:table-cell/>
        </table:table-row>
        <table:table-row table:style-name="ro3">
          <table:table-cell office:value-type="string" calcext:value-type="string">
            <text:p>英語</text:p>
          </table:table-cell>
          <table:table-cell office:value-type="string" calcext:value-type="string">
            <text:p>Rice ballはおにぎり</text:p>
          </table:table-cell>
          <table:table-cell table:formula="of:=LEN([.B182])" office:value-type="float" office:value="14" calcext:value-type="float">
            <text:p>14</text:p>
          </table:table-cell>
          <table:table-cell office:value-type="string" calcext:value-type="string">
            <text:p>ではRice cakeは？</text:p>
          </table:table-cell>
          <table:table-cell table:formula="of:=LEN([.D182])" office:value-type="float" office:value="13" calcext:value-type="float">
            <text:p>13</text:p>
          </table:table-cell>
          <table:table-cell office:value-type="string" calcext:value-type="string">
            <text:p>ﾗｲｽﾎﾞｰﾙﾊｵﾆｷﾞﾘ ﾃﾞﾊﾗｲｽｹｰｷﾊ?</text:p>
          </table:table-cell>
          <table:table-cell table:formula="of:=LEN([.F182])" office:value-type="float" office:value="25" calcext:value-type="float">
            <text:p>25</text:p>
          </table:table-cell>
          <table:table-cell office:value-type="string" calcext:value-type="string">
            <text:p>餅</text:p>
          </table:table-cell>
          <table:table-cell table:formula="of:=LEN([.H182])" office:value-type="float" office:value="1" calcext:value-type="float">
            <text:p>1</text:p>
          </table:table-cell>
          <table:table-cell office:value-type="string" calcext:value-type="string">
            <text:p>寿司</text:p>
          </table:table-cell>
          <table:table-cell table:formula="of:=LEN([.J182])" office:value-type="float" office:value="2" calcext:value-type="float">
            <text:p>2</text:p>
          </table:table-cell>
          <table:table-cell office:value-type="string" calcext:value-type="string">
            <text:p>せんぺい</text:p>
          </table:table-cell>
          <table:table-cell table:formula="of:=LEN([.L182])" office:value-type="float" office:value="4" calcext:value-type="float">
            <text:p>4</text:p>
          </table:table-cell>
          <table:table-cell office:value-type="string" calcext:value-type="string">
            <text:p>まんじゅう</text:p>
          </table:table-cell>
          <table:table-cell table:formula="of:=LEN([.N182])" office:value-type="float" office:value="5" calcext:value-type="float">
            <text:p>5</text:p>
          </table:table-cell>
          <table:table-cell/>
          <table:table-cell table:formula="of:=[.C182]*2+[.E182]*2+[.G182]+([.I182]+[.K182]+[.M182]+[.O182])*2+9" office:value-type="float" office:value="112" calcext:value-type="float">
            <text:p>112</text:p>
          </table:table-cell>
          <table:table-cell table:style-name="ce5" office:value-type="date" office:date-value="2013-09-13" calcext:value-type="date">
            <text:p>9月13日</text:p>
          </table:table-cell>
          <table:table-cell office:value-type="float" office:value="2" calcext:value-type="float">
            <text:p>2</text:p>
          </table:table-cell>
          <table:table-cell office:value-type="string" calcext:value-type="string">
            <text:p><text:a xlink:href="http://ejje.weblio.jp/content/rice+cake" xlink:type="simple">http://ejje.weblio.jp/content/rice+cake</text:a></text:p>
          </table:table-cell>
          <table:table-cell/>
        </table:table-row>
        <table:table-row table:style-name="ro3">
          <table:table-cell office:value-type="string" calcext:value-type="string">
            <text:p>英語</text:p>
          </table:table-cell>
          <table:table-cell office:value-type="string" calcext:value-type="string">
            <text:p>次のうち「すばらしい」「恐るべき」を表す</text:p>
          </table:table-cell>
          <table:table-cell table:formula="of:=LEN([.B183])" office:value-type="float" office:value="20" calcext:value-type="float">
            <text:p>20</text:p>
          </table:table-cell>
          <table:table-cell office:value-type="string" calcext:value-type="string">
            <text:p>英単語は？</text:p>
          </table:table-cell>
          <table:table-cell table:formula="of:=LEN([.D183])" office:value-type="float" office:value="5" calcext:value-type="float">
            <text:p>5</text:p>
          </table:table-cell>
          <table:table-cell office:value-type="string" calcext:value-type="string">
            <text:p>ﾂｷﾞﾉｳﾁ ｽﾊﾞﾗｼｲ ｵｿﾙﾍﾞｷ ｦｱﾗﾜｽｴｲﾀﾝｺﾞﾊ?</text:p>
          </table:table-cell>
          <table:table-cell table:formula="of:=LEN([.F183])" office:value-type="float" office:value="34" calcext:value-type="float">
            <text:p>34</text:p>
          </table:table-cell>
          <table:table-cell office:value-type="string" calcext:value-type="string">
            <text:p>awesome</text:p>
          </table:table-cell>
          <table:table-cell table:formula="of:=LEN([.H183])" office:value-type="float" office:value="7" calcext:value-type="float">
            <text:p>7</text:p>
          </table:table-cell>
          <table:table-cell office:value-type="string" calcext:value-type="string">
            <text:p>sometime</text:p>
          </table:table-cell>
          <table:table-cell table:formula="of:=LEN([.J183])" office:value-type="float" office:value="8" calcext:value-type="float">
            <text:p>8</text:p>
          </table:table-cell>
          <table:table-cell office:value-type="string" calcext:value-type="string">
            <text:p>blousom</text:p>
          </table:table-cell>
          <table:table-cell table:formula="of:=LEN([.L183])" office:value-type="float" office:value="7" calcext:value-type="float">
            <text:p>7</text:p>
          </table:table-cell>
          <table:table-cell office:value-type="string" calcext:value-type="string">
            <text:p>somersault</text:p>
          </table:table-cell>
          <table:table-cell table:formula="of:=LEN([.N183])" office:value-type="float" office:value="10" calcext:value-type="float">
            <text:p>10</text:p>
          </table:table-cell>
          <table:table-cell/>
          <table:table-cell table:formula="of:=[.C183]*2+[.E183]*2+[.G183]+([.I183]+[.K183]+[.M183]+[.O183])*2+9" office:value-type="float" office:value="157" calcext:value-type="float">
            <text:p>157</text:p>
          </table:table-cell>
          <table:table-cell table:style-name="ce5" office:value-type="date" office:date-value="2013-09-13" calcext:value-type="date">
            <text:p>9月13日</text:p>
          </table:table-cell>
          <table:table-cell office:value-type="float" office:value="4" calcext:value-type="float">
            <text:p>4</text:p>
          </table:table-cell>
          <table:table-cell office:value-type="string" calcext:value-type="string">
            <text:p><text:a xlink:href="http://ejje.weblio.jp/content/awesome" xlink:type="simple">http://ejje.weblio.jp/content/awesome</text:a></text:p>
          </table:table-cell>
          <table:table-cell/>
        </table:table-row>
        <table:table-row table:style-name="ro3">
          <table:table-cell office:value-type="string" calcext:value-type="string">
            <text:p>英語</text:p>
          </table:table-cell>
          <table:table-cell office:value-type="string" calcext:value-type="string">
            <text:p>「Check it out!」</text:p>
          </table:table-cell>
          <table:table-cell table:formula="of:=LEN([.B184])" office:value-type="float" office:value="15" calcext:value-type="float">
            <text:p>15</text:p>
          </table:table-cell>
          <table:table-cell office:value-type="string" calcext:value-type="string">
            <text:p>日本語ではどんな意味？</text:p>
          </table:table-cell>
          <table:table-cell table:formula="of:=LEN([.D184])" office:value-type="float" office:value="11" calcext:value-type="float">
            <text:p>11</text:p>
          </table:table-cell>
          <table:table-cell office:value-type="string" calcext:value-type="string">
            <text:p>ﾁｪｷﾗ ﾆﾎﾝｺﾞﾃﾞﾊﾄﾞﾝﾅｲﾐ?</text:p>
          </table:table-cell>
          <table:table-cell table:formula="of:=LEN([.F184])" office:value-type="float" office:value="20" calcext:value-type="float">
            <text:p>20</text:p>
          </table:table-cell>
          <table:table-cell office:value-type="string" calcext:value-type="string">
            <text:p>見てよこれ</text:p>
          </table:table-cell>
          <table:table-cell table:formula="of:=LEN([.H184])" office:value-type="float" office:value="5" calcext:value-type="float">
            <text:p>5</text:p>
          </table:table-cell>
          <table:table-cell office:value-type="string" calcext:value-type="string">
            <text:p>おーい</text:p>
          </table:table-cell>
          <table:table-cell table:formula="of:=LEN([.J184])" office:value-type="float" office:value="3" calcext:value-type="float">
            <text:p>3</text:p>
          </table:table-cell>
          <table:table-cell office:value-type="string" calcext:value-type="string">
            <text:p>じゃあね</text:p>
          </table:table-cell>
          <table:table-cell table:formula="of:=LEN([.L184])" office:value-type="float" office:value="4" calcext:value-type="float">
            <text:p>4</text:p>
          </table:table-cell>
          <table:table-cell office:value-type="string" calcext:value-type="string">
            <text:p>なんだって</text:p>
          </table:table-cell>
          <table:table-cell table:formula="of:=LEN([.N184])" office:value-type="float" office:value="5" calcext:value-type="float">
            <text:p>5</text:p>
          </table:table-cell>
          <table:table-cell/>
          <table:table-cell table:formula="of:=[.C184]*2+[.E184]*2+[.G184]+([.I184]+[.K184]+[.M184]+[.O184])*2+9" office:value-type="float" office:value="115" calcext:value-type="float">
            <text:p>115</text:p>
          </table:table-cell>
          <table:table-cell table:style-name="ce5" office:value-type="date" office:date-value="2013-09-13" calcext:value-type="date">
            <text:p>9月13日</text:p>
          </table:table-cell>
          <table:table-cell office:value-type="float" office:value="4" calcext:value-type="float">
            <text:p>4</text:p>
          </table:table-cell>
          <table:table-cell office:value-type="string" calcext:value-type="string">
            <text:p><text:a xlink:href="http://ejje.weblio.jp/content/check+it+out" xlink:type="simple">http://ejje.weblio.jp/content/check+it+out</text:a></text:p>
          </table:table-cell>
          <table:table-cell/>
        </table:table-row>
        <table:table-row table:style-name="ro3">
          <table:table-cell office:value-type="string" calcext:value-type="string">
            <text:p>地理</text:p>
          </table:table-cell>
          <table:table-cell office:value-type="string" calcext:value-type="string">
            <text:p>愛媛 香川 高知 徳島で構成される地方は？</text:p>
          </table:table-cell>
          <table:table-cell table:formula="of:=LEN([.B185])" office:value-type="float" office:value="21" calcext:value-type="float">
            <text:p>21</text:p>
          </table:table-cell>
          <table:table-cell/>
          <table:table-cell table:formula="of:=LEN([.D185])" office:value-type="float" office:value="0" calcext:value-type="float">
            <text:p>0</text:p>
          </table:table-cell>
          <table:table-cell office:value-type="string" calcext:value-type="string">
            <text:p>ｴﾋﾒ ｶｶﾞﾜ ｺｳﾁ ﾄｸｼﾏﾃﾞｺｳｾｲｻﾚﾙﾁﾎｳﾊ?</text:p>
          </table:table-cell>
          <table:table-cell table:formula="of:=LEN([.F185])" office:value-type="float" office:value="31" calcext:value-type="float">
            <text:p>31</text:p>
          </table:table-cell>
          <table:table-cell office:value-type="string" calcext:value-type="string">
            <text:p>四国</text:p>
          </table:table-cell>
          <table:table-cell table:formula="of:=LEN([.H185])" office:value-type="float" office:value="2" calcext:value-type="float">
            <text:p>2</text:p>
          </table:table-cell>
          <table:table-cell office:value-type="string" calcext:value-type="string">
            <text:p>九州</text:p>
          </table:table-cell>
          <table:table-cell table:formula="of:=LEN([.J185])" office:value-type="float" office:value="2" calcext:value-type="float">
            <text:p>2</text:p>
          </table:table-cell>
          <table:table-cell office:value-type="string" calcext:value-type="string">
            <text:p>中国</text:p>
          </table:table-cell>
          <table:table-cell table:formula="of:=LEN([.L185])" office:value-type="float" office:value="2" calcext:value-type="float">
            <text:p>2</text:p>
          </table:table-cell>
          <table:table-cell office:value-type="string" calcext:value-type="string">
            <text:p>近畿</text:p>
          </table:table-cell>
          <table:table-cell table:formula="of:=LEN([.N185])" office:value-type="float" office:value="2" calcext:value-type="float">
            <text:p>2</text:p>
          </table:table-cell>
          <table:table-cell/>
          <table:table-cell table:formula="of:=[.C185]*2+[.E185]*2+[.G185]+([.I185]+[.K185]+[.M185]+[.O185])*2+9" office:value-type="float" office:value="98" calcext:value-type="float">
            <text:p>98</text:p>
          </table:table-cell>
          <table:table-cell table:style-name="ce5" office:value-type="date" office:date-value="2013-09-13" calcext:value-type="date">
            <text:p>9月13日</text:p>
          </table:table-cell>
          <table:table-cell office:value-type="float" office:value="1" calcext:value-type="float">
            <text:p>1</text:p>
          </table:table-cell>
          <table:table-cell office:value-type="string" calcext:value-type="string">
            <text:p><text:a xlink:href="http://ja.wikipedia.org/wiki/四国" xlink:type="simple">http://ja.wikipedia.org/wiki/%E5%9B%9B%E5%9B%BD</text:a></text:p>
          </table:table-cell>
          <table:table-cell/>
        </table:table-row>
        <table:table-row table:style-name="ro3">
          <table:table-cell office:value-type="string" calcext:value-type="string">
            <text:p>地理</text:p>
          </table:table-cell>
          <table:table-cell office:value-type="string" calcext:value-type="string">
            <text:p>九州の最東端の岬がある県は？</text:p>
          </table:table-cell>
          <table:table-cell table:formula="of:=LEN([.B186])" office:value-type="float" office:value="14" calcext:value-type="float">
            <text:p>14</text:p>
          </table:table-cell>
          <table:table-cell/>
          <table:table-cell table:formula="of:=LEN([.D186])" office:value-type="float" office:value="0" calcext:value-type="float">
            <text:p>0</text:p>
          </table:table-cell>
          <table:table-cell office:value-type="string" calcext:value-type="string">
            <text:p>ｷｭｳｼｭｳﾉｻｲﾄｳﾀﾝﾉﾐｻｷｶﾞｱﾙｹﾝﾊ?</text:p>
          </table:table-cell>
          <table:table-cell table:formula="of:=LEN([.F186])" office:value-type="float" office:value="25" calcext:value-type="float">
            <text:p>25</text:p>
          </table:table-cell>
          <table:table-cell office:value-type="string" calcext:value-type="string">
            <text:p>大分</text:p>
          </table:table-cell>
          <table:table-cell table:formula="of:=LEN([.H186])" office:value-type="float" office:value="2" calcext:value-type="float">
            <text:p>2</text:p>
          </table:table-cell>
          <table:table-cell office:value-type="string" calcext:value-type="string">
            <text:p>宮崎</text:p>
          </table:table-cell>
          <table:table-cell table:formula="of:=LEN([.J186])" office:value-type="float" office:value="2" calcext:value-type="float">
            <text:p>2</text:p>
          </table:table-cell>
          <table:table-cell office:value-type="string" calcext:value-type="string">
            <text:p>福岡</text:p>
          </table:table-cell>
          <table:table-cell table:formula="of:=LEN([.L186])" office:value-type="float" office:value="2" calcext:value-type="float">
            <text:p>2</text:p>
          </table:table-cell>
          <table:table-cell office:value-type="string" calcext:value-type="string">
            <text:p>佐賀</text:p>
          </table:table-cell>
          <table:table-cell table:formula="of:=LEN([.N186])" office:value-type="float" office:value="2" calcext:value-type="float">
            <text:p>2</text:p>
          </table:table-cell>
          <table:table-cell/>
          <table:table-cell table:formula="of:=[.C186]*2+[.E186]*2+[.G186]+([.I186]+[.K186]+[.M186]+[.O186])*2+9" office:value-type="float" office:value="78" calcext:value-type="float">
            <text:p>78</text:p>
          </table:table-cell>
          <table:table-cell table:style-name="ce5" office:value-type="date" office:date-value="2013-09-13" calcext:value-type="date">
            <text:p>9月13日</text:p>
          </table:table-cell>
          <table:table-cell office:value-type="float" office:value="2" calcext:value-type="float">
            <text:p>2</text:p>
          </table:table-cell>
          <table:table-cell office:value-type="string" calcext:value-type="string">
            <text:p><text:a xlink:href="http://ja.wikipedia.org/wiki/鶴御崎" xlink:type="simple">http://ja.wikipedia.org/wiki/%E9%B6%B4%E5%BE%A1%E5%B4%8E</text:a></text:p>
          </table:table-cell>
          <table:table-cell/>
        </table:table-row>
        <table:table-row table:style-name="ro3">
          <table:table-cell office:value-type="string" calcext:value-type="string">
            <text:p>地理</text:p>
          </table:table-cell>
          <table:table-cell office:value-type="string" calcext:value-type="string">
            <text:p>九州には県はいくつある？</text:p>
          </table:table-cell>
          <table:table-cell table:formula="of:=LEN([.B187])" office:value-type="float" office:value="12" calcext:value-type="float">
            <text:p>12</text:p>
          </table:table-cell>
          <table:table-cell/>
          <table:table-cell table:formula="of:=LEN([.D187])" office:value-type="float" office:value="0" calcext:value-type="float">
            <text:p>0</text:p>
          </table:table-cell>
          <table:table-cell office:value-type="string" calcext:value-type="string">
            <text:p>ｷｭｳｼｭｳﾆﾊｹﾝﾊｲｸﾂｱﾙ?</text:p>
          </table:table-cell>
          <table:table-cell table:formula="of:=LEN([.F187])" office:value-type="float" office:value="17" calcext:value-type="float">
            <text:p>17</text:p>
          </table:table-cell>
          <table:table-cell office:value-type="float" office:value="7" calcext:value-type="float">
            <text:p>7</text:p>
          </table:table-cell>
          <table:table-cell table:formula="of:=LEN([.H187])" office:value-type="float" office:value="1" calcext:value-type="float">
            <text:p>1</text:p>
          </table:table-cell>
          <table:table-cell office:value-type="float" office:value="9" calcext:value-type="float">
            <text:p>9</text:p>
          </table:table-cell>
          <table:table-cell table:formula="of:=LEN([.J187])" office:value-type="float" office:value="1" calcext:value-type="float">
            <text:p>1</text:p>
          </table:table-cell>
          <table:table-cell office:value-type="float" office:value="8" calcext:value-type="float">
            <text:p>8</text:p>
          </table:table-cell>
          <table:table-cell table:formula="of:=LEN([.L187])" office:value-type="float" office:value="1" calcext:value-type="float">
            <text:p>1</text:p>
          </table:table-cell>
          <table:table-cell office:value-type="float" office:value="10" calcext:value-type="float">
            <text:p>10</text:p>
          </table:table-cell>
          <table:table-cell table:formula="of:=LEN([.N187])" office:value-type="float" office:value="2" calcext:value-type="float">
            <text:p>2</text:p>
          </table:table-cell>
          <table:table-cell/>
          <table:table-cell table:formula="of:=[.C187]*2+[.E187]*2+[.G187]+([.I187]+[.K187]+[.M187]+[.O187])*2+9" office:value-type="float" office:value="60" calcext:value-type="float">
            <text:p>60</text:p>
          </table:table-cell>
          <table:table-cell table:style-name="ce5" office:value-type="date" office:date-value="2013-09-13" calcext:value-type="date">
            <text:p>9月13日</text:p>
          </table:table-cell>
          <table:table-cell office:value-type="float" office:value="2" calcext:value-type="float">
            <text:p>2</text:p>
          </table:table-cell>
          <table:table-cell office:value-type="string" calcext:value-type="string">
            <text:p><text:a xlink:href="http://ja.wikipedia.org/wiki/九州" xlink:type="simple">http://ja.wikipedia.org/wiki/%E4%B9%9D%E5%B7%9E</text:a></text:p>
          </table:table-cell>
          <table:table-cell/>
        </table:table-row>
        <table:table-row table:style-name="ro3">
          <table:table-cell office:value-type="string" calcext:value-type="string">
            <text:p>地理</text:p>
          </table:table-cell>
          <table:table-cell office:value-type="string" calcext:value-type="string">
            <text:p>伊豆大島はどこの都道府県に属する？</text:p>
          </table:table-cell>
          <table:table-cell table:formula="of:=LEN([.B188])" office:value-type="float" office:value="17" calcext:value-type="float">
            <text:p>17</text:p>
          </table:table-cell>
          <table:table-cell/>
          <table:table-cell table:formula="of:=LEN([.D188])" office:value-type="float" office:value="0" calcext:value-type="float">
            <text:p>0</text:p>
          </table:table-cell>
          <table:table-cell office:value-type="string" calcext:value-type="string">
            <text:p>ｲｽﾞｵｵｼﾏﾊﾄﾞｺﾉﾄﾄﾞｳﾌｹﾝﾆｿﾞｸｽﾙ?</text:p>
          </table:table-cell>
          <table:table-cell table:formula="of:=LEN([.F188])" office:value-type="float" office:value="26" calcext:value-type="float">
            <text:p>26</text:p>
          </table:table-cell>
          <table:table-cell office:value-type="string" calcext:value-type="string">
            <text:p>東京都</text:p>
          </table:table-cell>
          <table:table-cell table:formula="of:=LEN([.H188])" office:value-type="float" office:value="3" calcext:value-type="float">
            <text:p>3</text:p>
          </table:table-cell>
          <table:table-cell office:value-type="string" calcext:value-type="string">
            <text:p>静岡県</text:p>
          </table:table-cell>
          <table:table-cell table:formula="of:=LEN([.J188])" office:value-type="float" office:value="3" calcext:value-type="float">
            <text:p>3</text:p>
          </table:table-cell>
          <table:table-cell office:value-type="string" calcext:value-type="string">
            <text:p>神奈川県</text:p>
          </table:table-cell>
          <table:table-cell table:formula="of:=LEN([.L188])" office:value-type="float" office:value="4" calcext:value-type="float">
            <text:p>4</text:p>
          </table:table-cell>
          <table:table-cell office:value-type="string" calcext:value-type="string">
            <text:p>山梨県</text:p>
          </table:table-cell>
          <table:table-cell table:formula="of:=LEN([.N188])" office:value-type="float" office:value="3" calcext:value-type="float">
            <text:p>3</text:p>
          </table:table-cell>
          <table:table-cell/>
          <table:table-cell table:formula="of:=[.C188]*2+[.E188]*2+[.G188]+([.I188]+[.K188]+[.M188]+[.O188])*2+9" office:value-type="float" office:value="95" calcext:value-type="float">
            <text:p>95</text:p>
          </table:table-cell>
          <table:table-cell table:style-name="ce5" office:value-type="date" office:date-value="2013-09-13" calcext:value-type="date">
            <text:p>9月13日</text:p>
          </table:table-cell>
          <table:table-cell office:value-type="float" office:value="2" calcext:value-type="float">
            <text:p>2</text:p>
          </table:table-cell>
          <table:table-cell office:value-type="string" calcext:value-type="string">
            <text:p><text:a xlink:href="http://ja.wikipedia.org/wiki/伊豆大島" xlink:type="simple">http://ja.wikipedia.org/wiki/%E4%BC%8A%E8%B1%86%E5%A4%A7%E5%B3%B6</text:a></text:p>
          </table:table-cell>
          <table:table-cell/>
        </table:table-row>
        <table:table-row table:style-name="ro3">
          <table:table-cell office:value-type="string" calcext:value-type="string">
            <text:p>地理</text:p>
          </table:table-cell>
          <table:table-cell office:value-type="string" calcext:value-type="string">
            <text:p>かつて海軍兵学校があった広島県の市は？</text:p>
          </table:table-cell>
          <table:table-cell table:formula="of:=LEN([.B189])" office:value-type="float" office:value="19" calcext:value-type="float">
            <text:p>19</text:p>
          </table:table-cell>
          <table:table-cell/>
          <table:table-cell table:formula="of:=LEN([.D189])" office:value-type="float" office:value="0" calcext:value-type="float">
            <text:p>0</text:p>
          </table:table-cell>
          <table:table-cell office:value-type="string" calcext:value-type="string">
            <text:p>ｶﾂﾃｶｲｸﾞﾝﾍｲｶﾞｯｺｳｶﾞｱｯﾀﾋﾛｼﾏｹﾝﾉｼﾊ?</text:p>
          </table:table-cell>
          <table:table-cell table:formula="of:=LEN([.F189])" office:value-type="float" office:value="30" calcext:value-type="float">
            <text:p>30</text:p>
          </table:table-cell>
          <table:table-cell office:value-type="string" calcext:value-type="string">
            <text:p>江田島市</text:p>
          </table:table-cell>
          <table:table-cell table:formula="of:=LEN([.H189])" office:value-type="float" office:value="4" calcext:value-type="float">
            <text:p>4</text:p>
          </table:table-cell>
          <table:table-cell office:value-type="string" calcext:value-type="string">
            <text:p>呉市</text:p>
          </table:table-cell>
          <table:table-cell table:formula="of:=LEN([.J189])" office:value-type="float" office:value="2" calcext:value-type="float">
            <text:p>2</text:p>
          </table:table-cell>
          <table:table-cell office:value-type="string" calcext:value-type="string">
            <text:p>広島市</text:p>
          </table:table-cell>
          <table:table-cell table:formula="of:=LEN([.L189])" office:value-type="float" office:value="3" calcext:value-type="float">
            <text:p>3</text:p>
          </table:table-cell>
          <table:table-cell office:value-type="string" calcext:value-type="string">
            <text:p>東広島市</text:p>
          </table:table-cell>
          <table:table-cell table:formula="of:=LEN([.N189])" office:value-type="float" office:value="4" calcext:value-type="float">
            <text:p>4</text:p>
          </table:table-cell>
          <table:table-cell/>
          <table:table-cell table:formula="of:=[.C189]*2+[.E189]*2+[.G189]+([.I189]+[.K189]+[.M189]+[.O189])*2+9" office:value-type="float" office:value="103" calcext:value-type="float">
            <text:p>103</text:p>
          </table:table-cell>
          <table:table-cell table:style-name="ce5" office:value-type="date" office:date-value="2013-09-13" calcext:value-type="date">
            <text:p>9月13日</text:p>
          </table:table-cell>
          <table:table-cell office:value-type="float" office:value="3" calcext:value-type="float">
            <text:p>3</text:p>
          </table:table-cell>
          <table:table-cell office:value-type="string" calcext:value-type="string">
            <text:p><text:a xlink:href="http://ja.wikipedia.org/wiki/江田島市" xlink:type="simple">http://ja.wikipedia.org/wiki/%E6%B1%9F%E7%94%B0%E5%B3%B6%E5%B8%82</text:a></text:p>
          </table:table-cell>
          <table:table-cell/>
        </table:table-row>
        <table:table-row table:style-name="ro3">
          <table:table-cell office:value-type="string" calcext:value-type="string">
            <text:p>地理</text:p>
          </table:table-cell>
          <table:table-cell office:value-type="string" calcext:value-type="string">
            <text:p>日本の都道府県の数は？</text:p>
          </table:table-cell>
          <table:table-cell table:formula="of:=LEN([.B190])" office:value-type="float" office:value="11" calcext:value-type="float">
            <text:p>11</text:p>
          </table:table-cell>
          <table:table-cell/>
          <table:table-cell table:formula="of:=LEN([.D190])" office:value-type="float" office:value="0" calcext:value-type="float">
            <text:p>0</text:p>
          </table:table-cell>
          <table:table-cell office:value-type="string" calcext:value-type="string">
            <text:p>ﾆﾎﾝﾉﾄﾄﾞｳﾌｹﾝﾉｶｽﾞﾊ?</text:p>
          </table:table-cell>
          <table:table-cell table:formula="of:=LEN([.F190])" office:value-type="float" office:value="17" calcext:value-type="float">
            <text:p>17</text:p>
          </table:table-cell>
          <table:table-cell office:value-type="float" office:value="47" calcext:value-type="float">
            <text:p>47</text:p>
          </table:table-cell>
          <table:table-cell table:formula="of:=LEN([.H190])" office:value-type="float" office:value="2" calcext:value-type="float">
            <text:p>2</text:p>
          </table:table-cell>
          <table:table-cell office:value-type="float" office:value="57" calcext:value-type="float">
            <text:p>57</text:p>
          </table:table-cell>
          <table:table-cell table:formula="of:=LEN([.J190])" office:value-type="float" office:value="2" calcext:value-type="float">
            <text:p>2</text:p>
          </table:table-cell>
          <table:table-cell office:value-type="float" office:value="42" calcext:value-type="float">
            <text:p>42</text:p>
          </table:table-cell>
          <table:table-cell table:formula="of:=LEN([.L190])" office:value-type="float" office:value="2" calcext:value-type="float">
            <text:p>2</text:p>
          </table:table-cell>
          <table:table-cell office:value-type="float" office:value="64" calcext:value-type="float">
            <text:p>64</text:p>
          </table:table-cell>
          <table:table-cell table:formula="of:=LEN([.N190])" office:value-type="float" office:value="2" calcext:value-type="float">
            <text:p>2</text:p>
          </table:table-cell>
          <table:table-cell/>
          <table:table-cell table:formula="of:=[.C190]*2+[.E190]*2+[.G190]+([.I190]+[.K190]+[.M190]+[.O190])*2+9" office:value-type="float" office:value="64" calcext:value-type="float">
            <text:p>64</text:p>
          </table:table-cell>
          <table:table-cell table:style-name="ce5" office:value-type="date" office:date-value="2013-09-13" calcext:value-type="date">
            <text:p>9月13日</text:p>
          </table:table-cell>
          <table:table-cell office:value-type="float" office:value="1" calcext:value-type="float">
            <text:p>1</text:p>
          </table:table-cell>
          <table:table-cell office:value-type="string" calcext:value-type="string">
            <text:p><text:a xlink:href="http://ja.wikipedia.org/wiki/都道府県" xlink:type="simple">http://ja.wikipedia.org/wiki/%E9%83%BD%E9%81%93%E5%BA%9C%E7%9C%8C</text:a></text:p>
          </table:table-cell>
          <table:table-cell/>
        </table:table-row>
        <table:table-row table:style-name="ro3">
          <table:table-cell office:value-type="string" calcext:value-type="string">
            <text:p>歴史</text:p>
          </table:table-cell>
          <table:table-cell office:value-type="string" calcext:value-type="string">
            <text:p>後鳥羽上皇が島流しされたのはどこ？</text:p>
          </table:table-cell>
          <table:table-cell table:formula="of:=LEN([.B191])" office:value-type="float" office:value="17" calcext:value-type="float">
            <text:p>17</text:p>
          </table:table-cell>
          <table:table-cell/>
          <table:table-cell table:formula="of:=LEN([.D191])" office:value-type="float" office:value="0" calcext:value-type="float">
            <text:p>0</text:p>
          </table:table-cell>
          <table:table-cell office:value-type="string" calcext:value-type="string">
            <text:p>ｺﾞﾄﾊﾞｼﾞｮｳｺｳｶﾞｼﾏﾅｶﾞｼｻﾚﾀﾉﾊﾄﾞｺ?</text:p>
          </table:table-cell>
          <table:table-cell table:formula="of:=LEN([.F191])" office:value-type="float" office:value="28" calcext:value-type="float">
            <text:p>28</text:p>
          </table:table-cell>
          <table:table-cell office:value-type="string" calcext:value-type="string">
            <text:p>隠岐島</text:p>
          </table:table-cell>
          <table:table-cell table:formula="of:=LEN([.H191])" office:value-type="float" office:value="3" calcext:value-type="float">
            <text:p>3</text:p>
          </table:table-cell>
          <table:table-cell office:value-type="string" calcext:value-type="string">
            <text:p>佐渡島</text:p>
          </table:table-cell>
          <table:table-cell table:formula="of:=LEN([.J191])" office:value-type="float" office:value="3" calcext:value-type="float">
            <text:p>3</text:p>
          </table:table-cell>
          <table:table-cell office:value-type="string" calcext:value-type="string">
            <text:p>壱岐島</text:p>
          </table:table-cell>
          <table:table-cell table:formula="of:=LEN([.L191])" office:value-type="float" office:value="3" calcext:value-type="float">
            <text:p>3</text:p>
          </table:table-cell>
          <table:table-cell office:value-type="string" calcext:value-type="string">
            <text:p>淡路島</text:p>
          </table:table-cell>
          <table:table-cell table:formula="of:=LEN([.N191])" office:value-type="float" office:value="3" calcext:value-type="float">
            <text:p>3</text:p>
          </table:table-cell>
          <table:table-cell/>
          <table:table-cell table:formula="of:=[.C191]*2+[.E191]*2+[.G191]+([.I191]+[.K191]+[.M191]+[.O191])*2+9" office:value-type="float" office:value="95" calcext:value-type="float">
            <text:p>95</text:p>
          </table:table-cell>
          <table:table-cell table:style-name="ce5" office:value-type="date" office:date-value="2013-09-13" calcext:value-type="date">
            <text:p>9月13日</text:p>
          </table:table-cell>
          <table:table-cell office:value-type="float" office:value="3" calcext:value-type="float">
            <text:p>3</text:p>
          </table:table-cell>
          <table:table-cell office:value-type="string" calcext:value-type="string">
            <text:p><text:a xlink:href="http://ja.wikipedia.org/wiki/後鳥羽天皇" xlink:type="simple">http://ja.wikipedia.org/wiki/%E5%BE%8C%E9%B3%A5%E7%BE%BD%E5%A4%A9%E7%9A%87</text:a></text:p>
          </table:table-cell>
          <table:table-cell/>
        </table:table-row>
        <table:table-row table:style-name="ro3">
          <table:table-cell office:value-type="string" calcext:value-type="string">
            <text:p>一般教養</text:p>
          </table:table-cell>
          <table:table-cell office:value-type="string" calcext:value-type="string">
            <text:p>東京発の夜行列車ムーンライトながら</text:p>
          </table:table-cell>
          <table:table-cell table:formula="of:=LEN([.B192])" office:value-type="float" office:value="17" calcext:value-type="float">
            <text:p>17</text:p>
          </table:table-cell>
          <table:table-cell office:value-type="string" calcext:value-type="string">
            <text:p>終着駅はどこ？</text:p>
          </table:table-cell>
          <table:table-cell table:formula="of:=LEN([.D192])" office:value-type="float" office:value="7" calcext:value-type="float">
            <text:p>7</text:p>
          </table:table-cell>
          <table:table-cell office:value-type="string" calcext:value-type="string">
            <text:p>ﾄｳｷｮｳﾊﾂﾉﾔｺｳﾚｯｼｬﾑｰﾝﾗｲﾄﾅｶﾞﾗ ｼｭｳﾁｬｸｴｷﾊﾄﾞｺ?</text:p>
          </table:table-cell>
          <table:table-cell table:formula="of:=LEN([.F192])" office:value-type="float" office:value="39" calcext:value-type="float">
            <text:p>39</text:p>
          </table:table-cell>
          <table:table-cell office:value-type="string" calcext:value-type="string">
            <text:p>大垣</text:p>
          </table:table-cell>
          <table:table-cell table:formula="of:=LEN([.H192])" office:value-type="float" office:value="2" calcext:value-type="float">
            <text:p>2</text:p>
          </table:table-cell>
          <table:table-cell office:value-type="string" calcext:value-type="string">
            <text:p>岐阜</text:p>
          </table:table-cell>
          <table:table-cell table:formula="of:=LEN([.J192])" office:value-type="float" office:value="2" calcext:value-type="float">
            <text:p>2</text:p>
          </table:table-cell>
          <table:table-cell office:value-type="string" calcext:value-type="string">
            <text:p>各務原</text:p>
          </table:table-cell>
          <table:table-cell table:formula="of:=LEN([.L192])" office:value-type="float" office:value="3" calcext:value-type="float">
            <text:p>3</text:p>
          </table:table-cell>
          <table:table-cell office:value-type="string" calcext:value-type="string">
            <text:p>名古屋</text:p>
          </table:table-cell>
          <table:table-cell table:formula="of:=LEN([.N192])" office:value-type="float" office:value="3" calcext:value-type="float">
            <text:p>3</text:p>
          </table:table-cell>
          <table:table-cell/>
          <table:table-cell table:formula="of:=[.C192]*2+[.E192]*2+[.G192]+([.I192]+[.K192]+[.M192]+[.O192])*2+9" office:value-type="float" office:value="116" calcext:value-type="float">
            <text:p>116</text:p>
          </table:table-cell>
          <table:table-cell table:style-name="ce5" office:value-type="date" office:date-value="2013-09-13" calcext:value-type="date">
            <text:p>9月13日</text:p>
          </table:table-cell>
          <table:table-cell office:value-type="float" office:value="3" calcext:value-type="float">
            <text:p>3</text:p>
          </table:table-cell>
          <table:table-cell office:value-type="string" calcext:value-type="string">
            <text:p><text:a xlink:href="http://ja.wikipedia.org/wiki/ムーンライトながら" xlink:type="simple">http://ja.wikipedia.org/wiki/%E3%83%A0%E3%83%BC%E3%83%B3%E3%83%A9%E3%82%A4%E3%83%88%E3%81%AA%E3%81%8C%E3%82%89</text:a></text:p>
          </table:table-cell>
          <table:table-cell/>
        </table:table-row>
        <table:table-row table:style-name="ro3">
          <table:table-cell office:value-type="string" calcext:value-type="string">
            <text:p>一般教養</text:p>
          </table:table-cell>
          <table:table-cell office:value-type="string" calcext:value-type="string">
            <text:p>東京と出雲をむすぶ寝台特急</text:p>
          </table:table-cell>
          <table:table-cell table:formula="of:=LEN([.B193])" office:value-type="float" office:value="13" calcext:value-type="float">
            <text:p>13</text:p>
          </table:table-cell>
          <table:table-cell office:value-type="string" calcext:value-type="string">
            <text:p>？？？？？いずも？</text:p>
          </table:table-cell>
          <table:table-cell table:formula="of:=LEN([.D193])" office:value-type="float" office:value="9" calcext:value-type="float">
            <text:p>9</text:p>
          </table:table-cell>
          <table:table-cell office:value-type="string" calcext:value-type="string">
            <text:p>ﾄｳｷｮｳﾄｲｽﾞﾓｦﾑｽﾌﾞｼﾝﾀﾞｲﾄｯｷｭｳ ﾅﾆｲｽﾞﾓ?</text:p>
          </table:table-cell>
          <table:table-cell table:formula="of:=LEN([.F193])" office:value-type="float" office:value="33" calcext:value-type="float">
            <text:p>33</text:p>
          </table:table-cell>
          <table:table-cell office:value-type="string" calcext:value-type="string">
            <text:p>ｻﾝﾗｲｽﾞ</text:p>
          </table:table-cell>
          <table:table-cell table:formula="of:=LEN([.H193])" office:value-type="float" office:value="6" calcext:value-type="float">
            <text:p>6</text:p>
          </table:table-cell>
          <table:table-cell office:value-type="string" calcext:value-type="string">
            <text:p>ｻﾝｾｯﾄ</text:p>
          </table:table-cell>
          <table:table-cell table:formula="of:=LEN([.J193])" office:value-type="float" office:value="5" calcext:value-type="float">
            <text:p>5</text:p>
          </table:table-cell>
          <table:table-cell office:value-type="string" calcext:value-type="string">
            <text:p>ｻﾝｼｬｲﾝ</text:p>
          </table:table-cell>
          <table:table-cell table:formula="of:=LEN([.L193])" office:value-type="float" office:value="6" calcext:value-type="float">
            <text:p>6</text:p>
          </table:table-cell>
          <table:table-cell office:value-type="string" calcext:value-type="string">
            <text:p>ﾀﾂﾉｺﾌﾟﾛ</text:p>
          </table:table-cell>
          <table:table-cell table:formula="of:=LEN([.N193])" office:value-type="float" office:value="7" calcext:value-type="float">
            <text:p>7</text:p>
          </table:table-cell>
          <table:table-cell/>
          <table:table-cell table:formula="of:=[.C193]*2+[.E193]*2+[.G193]+([.I193]+[.K193]+[.M193]+[.O193])*2+9" office:value-type="float" office:value="134" calcext:value-type="float">
            <text:p>134</text:p>
          </table:table-cell>
          <table:table-cell table:style-name="ce5" office:value-type="date" office:date-value="2013-09-13" calcext:value-type="date">
            <text:p>9月13日</text:p>
          </table:table-cell>
          <table:table-cell office:value-type="float" office:value="3" calcext:value-type="float">
            <text:p>3</text:p>
          </table:table-cell>
          <table:table-cell office:value-type="string" calcext:value-type="string">
            <text:p><text:a xlink:href="http://ja.wikipedia.org/wiki/出雲_(列車" xlink:type="simple">http://ja.wikipedia.org/wiki/%E5%87%BA%E9%9B%B2_(%E5%88%97%E8%BB%8A</text:a>)</text:p>
          </table:table-cell>
          <table:table-cell/>
        </table:table-row>
        <table:table-row table:style-name="ro3">
          <table:table-cell office:value-type="string" calcext:value-type="string">
            <text:p>歴史</text:p>
          </table:table-cell>
          <table:table-cell office:value-type="string" calcext:value-type="string">
            <text:p>戦国時代の武将松永久秀が爆死した時</text:p>
          </table:table-cell>
          <table:table-cell table:formula="of:=LEN([.B194])" office:value-type="float" office:value="17" calcext:value-type="float">
            <text:p>17</text:p>
          </table:table-cell>
          <table:table-cell office:value-type="string" calcext:value-type="string">
            <text:p>持っていたとされる茶器は？</text:p>
          </table:table-cell>
          <table:table-cell table:formula="of:=LEN([.D194])" office:value-type="float" office:value="13" calcext:value-type="float">
            <text:p>13</text:p>
          </table:table-cell>
          <table:table-cell office:value-type="string" calcext:value-type="string">
            <text:p>ｾﾝｺﾞｸｼﾞﾀﾞｲﾉﾌﾞｼｮｳﾏﾂﾅｶﾞﾋｻﾋﾃﾞｶﾞﾊﾞｸｼｼﾀﾄｷﾓｯﾃｲﾀﾄｻﾚﾙﾁｬｷﾊ?</text:p>
          </table:table-cell>
          <table:table-cell table:formula="of:=LEN([.F194])" office:value-type="float" office:value="50" calcext:value-type="float">
            <text:p>50</text:p>
          </table:table-cell>
          <table:table-cell office:value-type="string" calcext:value-type="string">
            <text:p>平蜘蛛</text:p>
          </table:table-cell>
          <table:table-cell table:formula="of:=LEN([.H194])" office:value-type="float" office:value="3" calcext:value-type="float">
            <text:p>3</text:p>
          </table:table-cell>
          <table:table-cell office:value-type="string" calcext:value-type="string">
            <text:p>平蝶</text:p>
          </table:table-cell>
          <table:table-cell table:formula="of:=LEN([.J194])" office:value-type="float" office:value="2" calcext:value-type="float">
            <text:p>2</text:p>
          </table:table-cell>
          <table:table-cell office:value-type="string" calcext:value-type="string">
            <text:p>平蟻</text:p>
          </table:table-cell>
          <table:table-cell table:formula="of:=LEN([.L194])" office:value-type="float" office:value="2" calcext:value-type="float">
            <text:p>2</text:p>
          </table:table-cell>
          <table:table-cell office:value-type="string" calcext:value-type="string">
            <text:p>平蛙</text:p>
          </table:table-cell>
          <table:table-cell table:formula="of:=LEN([.N194])" office:value-type="float" office:value="2" calcext:value-type="float">
            <text:p>2</text:p>
          </table:table-cell>
          <table:table-cell/>
          <table:table-cell table:formula="of:=[.C194]*2+[.E194]*2+[.G194]+([.I194]+[.K194]+[.M194]+[.O194])*2+9" office:value-type="float" office:value="137" calcext:value-type="float">
            <text:p>137</text:p>
          </table:table-cell>
          <table:table-cell table:style-name="ce5" office:value-type="date" office:date-value="2013-09-13" calcext:value-type="date">
            <text:p>9月13日</text:p>
          </table:table-cell>
          <table:table-cell office:value-type="float" office:value="5" calcext:value-type="float">
            <text:p>5</text:p>
          </table:table-cell>
          <table:table-cell office:value-type="string" calcext:value-type="string">
            <text:p><text:a xlink:href="http://ja.wikipedia.org/wiki/松永久秀" xlink:type="simple">http://ja.wikipedia.org/wiki/%E6%9D%BE%E6%B0%B8%E4%B9%85%E7%A7%80</text:a></text:p>
          </table:table-cell>
          <table:table-cell/>
        </table:table-row>
        <table:table-row table:style-name="ro3">
          <table:table-cell office:value-type="string" calcext:value-type="string">
            <text:p>歴史</text:p>
          </table:table-cell>
          <table:table-cell office:value-type="string" calcext:value-type="string">
            <text:p>村上水軍が活動した海域は？</text:p>
          </table:table-cell>
          <table:table-cell table:formula="of:=LEN([.B195])" office:value-type="float" office:value="13" calcext:value-type="float">
            <text:p>13</text:p>
          </table:table-cell>
          <table:table-cell/>
          <table:table-cell table:formula="of:=LEN([.D195])" office:value-type="float" office:value="0" calcext:value-type="float">
            <text:p>0</text:p>
          </table:table-cell>
          <table:table-cell office:value-type="string" calcext:value-type="string">
            <text:p>ﾑﾗｶﾐｽｲｸﾞﾝｶﾞｶﾂﾄﾞｳｼﾀｶｲｲｷﾊ?</text:p>
          </table:table-cell>
          <table:table-cell table:formula="of:=LEN([.F195])" office:value-type="float" office:value="24" calcext:value-type="float">
            <text:p>24</text:p>
          </table:table-cell>
          <table:table-cell office:value-type="string" calcext:value-type="string">
            <text:p>瀬戸内海</text:p>
          </table:table-cell>
          <table:table-cell table:formula="of:=LEN([.H195])" office:value-type="float" office:value="4" calcext:value-type="float">
            <text:p>4</text:p>
          </table:table-cell>
          <table:table-cell office:value-type="string" calcext:value-type="string">
            <text:p>響灘</text:p>
          </table:table-cell>
          <table:table-cell table:formula="of:=LEN([.J195])" office:value-type="float" office:value="2" calcext:value-type="float">
            <text:p>2</text:p>
          </table:table-cell>
          <table:table-cell office:value-type="string" calcext:value-type="string">
            <text:p>豊後水道</text:p>
          </table:table-cell>
          <table:table-cell table:formula="of:=LEN([.L195])" office:value-type="float" office:value="4" calcext:value-type="float">
            <text:p>4</text:p>
          </table:table-cell>
          <table:table-cell office:value-type="string" calcext:value-type="string">
            <text:p>日向灘</text:p>
          </table:table-cell>
          <table:table-cell table:formula="of:=LEN([.N195])" office:value-type="float" office:value="3" calcext:value-type="float">
            <text:p>3</text:p>
          </table:table-cell>
          <table:table-cell/>
          <table:table-cell table:formula="of:=[.C195]*2+[.E195]*2+[.G195]+([.I195]+[.K195]+[.M195]+[.O195])*2+9" office:value-type="float" office:value="85" calcext:value-type="float">
            <text:p>85</text:p>
          </table:table-cell>
          <table:table-cell table:style-name="ce5" office:value-type="date" office:date-value="2013-09-13" calcext:value-type="date">
            <text:p>9月13日</text:p>
          </table:table-cell>
          <table:table-cell office:value-type="float" office:value="2" calcext:value-type="float">
            <text:p>2</text:p>
          </table:table-cell>
          <table:table-cell office:value-type="string" calcext:value-type="string">
            <text:p><text:a xlink:href="http://ja.wikipedia.org/wiki/村上水軍" xlink:type="simple">http://ja.wikipedia.org/wiki/%E6%9D%91%E4%B8%8A%E6%B0%B4%E8%BB%8D</text:a></text:p>
          </table:table-cell>
          <table:table-cell/>
        </table:table-row>
        <table:table-row table:style-name="ro3">
          <table:table-cell office:value-type="string" calcext:value-type="string">
            <text:p>歴史</text:p>
          </table:table-cell>
          <table:table-cell office:value-type="string" calcext:value-type="string">
            <text:p>戦国時代の武将斎藤道三は</text:p>
          </table:table-cell>
          <table:table-cell table:formula="of:=LEN([.B196])" office:value-type="float" office:value="12" calcext:value-type="float">
            <text:p>12</text:p>
          </table:table-cell>
          <table:table-cell office:value-type="string" calcext:value-type="string">
            <text:p>「美濃の？？？」と呼ばれた？</text:p>
          </table:table-cell>
          <table:table-cell table:formula="of:=LEN([.D196])" office:value-type="float" office:value="14" calcext:value-type="float">
            <text:p>14</text:p>
          </table:table-cell>
          <table:table-cell office:value-type="string" calcext:value-type="string">
            <text:p>ｾﾝｺﾞｸｼﾞﾀﾞｲﾉﾌﾞｼｮｳｻｲﾄｳﾄﾞｳｻﾝﾊﾐﾉﾉﾅﾆﾄﾖﾊﾞﾚﾀ?</text:p>
          </table:table-cell>
          <table:table-cell table:formula="of:=LEN([.F196])" office:value-type="float" office:value="38" calcext:value-type="float">
            <text:p>38</text:p>
          </table:table-cell>
          <table:table-cell office:value-type="string" calcext:value-type="string">
            <text:p>まむし</text:p>
          </table:table-cell>
          <table:table-cell table:formula="of:=LEN([.H196])" office:value-type="float" office:value="3" calcext:value-type="float">
            <text:p>3</text:p>
          </table:table-cell>
          <table:table-cell office:value-type="string" calcext:value-type="string">
            <text:p>きつね</text:p>
          </table:table-cell>
          <table:table-cell table:formula="of:=LEN([.J196])" office:value-type="float" office:value="3" calcext:value-type="float">
            <text:p>3</text:p>
          </table:table-cell>
          <table:table-cell office:value-type="string" calcext:value-type="string">
            <text:p>うさぎ</text:p>
          </table:table-cell>
          <table:table-cell table:formula="of:=LEN([.L196])" office:value-type="float" office:value="3" calcext:value-type="float">
            <text:p>3</text:p>
          </table:table-cell>
          <table:table-cell office:value-type="string" calcext:value-type="string">
            <text:p>かえる</text:p>
          </table:table-cell>
          <table:table-cell table:formula="of:=LEN([.N196])" office:value-type="float" office:value="3" calcext:value-type="float">
            <text:p>3</text:p>
          </table:table-cell>
          <table:table-cell/>
          <table:table-cell table:formula="of:=[.C196]*2+[.E196]*2+[.G196]+([.I196]+[.K196]+[.M196]+[.O196])*2+9" office:value-type="float" office:value="123" calcext:value-type="float">
            <text:p>123</text:p>
          </table:table-cell>
          <table:table-cell table:style-name="ce5" office:value-type="date" office:date-value="2013-09-13" calcext:value-type="date">
            <text:p>9月13日</text:p>
          </table:table-cell>
          <table:table-cell office:value-type="float" office:value="2" calcext:value-type="float">
            <text:p>2</text:p>
          </table:table-cell>
          <table:table-cell office:value-type="string" calcext:value-type="string">
            <text:p><text:a xlink:href="http://ja.wikipedia.org/wiki/斎藤道三" xlink:type="simple">http://ja.wikipedia.org/wiki/%E6%96%8E%E8%97%A4%E9%81%93%E4%B8%89</text:a></text:p>
          </table:table-cell>
          <table:table-cell/>
        </table:table-row>
        <table:table-row table:style-name="ro3">
          <table:table-cell office:value-type="string" calcext:value-type="string">
            <text:p>歴史</text:p>
          </table:table-cell>
          <table:table-cell office:value-type="string" calcext:value-type="string">
            <text:p>中国における戦国時代の前の時代を</text:p>
          </table:table-cell>
          <table:table-cell table:formula="of:=LEN([.B197])" office:value-type="float" office:value="16" calcext:value-type="float">
            <text:p>16</text:p>
          </table:table-cell>
          <table:table-cell office:value-type="string" calcext:value-type="string">
            <text:p>何時代という？</text:p>
          </table:table-cell>
          <table:table-cell table:formula="of:=LEN([.D197])" office:value-type="float" office:value="7" calcext:value-type="float">
            <text:p>7</text:p>
          </table:table-cell>
          <table:table-cell office:value-type="string" calcext:value-type="string">
            <text:p>ﾁｭｳｺﾞｸﾆｵｹﾙｾﾝｺﾞｸｼﾞﾀﾞｲﾉﾏｴﾉｼﾞﾀﾞｲｦﾅﾆｼﾞﾀﾞｲﾄｲｳ?</text:p>
          </table:table-cell>
          <table:table-cell table:formula="of:=LEN([.F197])" office:value-type="float" office:value="41" calcext:value-type="float">
            <text:p>41</text:p>
          </table:table-cell>
          <table:table-cell office:value-type="string" calcext:value-type="string">
            <text:p>春秋</text:p>
          </table:table-cell>
          <table:table-cell table:formula="of:=LEN([.H197])" office:value-type="float" office:value="2" calcext:value-type="float">
            <text:p>2</text:p>
          </table:table-cell>
          <table:table-cell office:value-type="string" calcext:value-type="string">
            <text:p>西周</text:p>
          </table:table-cell>
          <table:table-cell table:formula="of:=LEN([.N197])" office:value-type="float" office:value="2" calcext:value-type="float">
            <text:p>2</text:p>
          </table:table-cell>
          <table:table-cell office:value-type="string" calcext:value-type="string">
            <text:p>前漢</text:p>
          </table:table-cell>
          <table:table-cell table:formula="of:=LEN([.L197])" office:value-type="float" office:value="2" calcext:value-type="float">
            <text:p>2</text:p>
          </table:table-cell>
          <table:table-cell office:value-type="string" calcext:value-type="string">
            <text:p>三国</text:p>
          </table:table-cell>
          <table:table-cell table:formula="of:=LEN([.N197])" office:value-type="float" office:value="2" calcext:value-type="float">
            <text:p>2</text:p>
          </table:table-cell>
          <table:table-cell/>
          <table:table-cell table:formula="of:=[.C197]*2+[.E197]*2+[.G197]+([.I197]+[.K197]+[.M197]+[.O197])*2+9" office:value-type="float" office:value="112" calcext:value-type="float">
            <text:p>112</text:p>
          </table:table-cell>
          <table:table-cell table:style-name="ce5" office:value-type="date" office:date-value="2013-09-13" calcext:value-type="date">
            <text:p>9月13日</text:p>
          </table:table-cell>
          <table:table-cell office:value-type="float" office:value="4" calcext:value-type="float">
            <text:p>4</text:p>
          </table:table-cell>
          <table:table-cell office:value-type="string" calcext:value-type="string">
            <text:p><text:a xlink:href="http://ja.wikipedia.org/wiki/春秋時代" xlink:type="simple">http://ja.wikipedia.org/wiki/%E6%98%A5%E7%A7%8B%E6%99%82%E4%BB%A3</text:a></text:p>
          </table:table-cell>
          <table:table-cell/>
        </table:table-row>
        <table:table-row table:style-name="ro3">
          <table:table-cell office:value-type="string" calcext:value-type="string">
            <text:p>ことわざ</text:p>
          </table:table-cell>
          <table:table-cell office:value-type="string" calcext:value-type="string">
            <text:p>他者の実力や権威を疑うことを</text:p>
          </table:table-cell>
          <table:table-cell table:formula="of:=LEN([.B198])" office:value-type="float" office:value="14" calcext:value-type="float">
            <text:p>14</text:p>
          </table:table-cell>
          <table:table-cell office:value-type="string" calcext:value-type="string">
            <text:p>「？？？の軽重を問う」？</text:p>
          </table:table-cell>
          <table:table-cell table:formula="of:=LEN([.D198])" office:value-type="float" office:value="12" calcext:value-type="float">
            <text:p>12</text:p>
          </table:table-cell>
          <table:table-cell office:value-type="string" calcext:value-type="string">
            <text:p>ﾀｼｬﾉｼﾞﾂﾘｮｸﾔｹﾝｲｦｳﾀｶﾞｳｺﾄｦﾅﾆﾉｹｲﾁｮｳｦﾄｳ?</text:p>
          </table:table-cell>
          <table:table-cell table:formula="of:=LEN([.F198])" office:value-type="float" office:value="35" calcext:value-type="float">
            <text:p>35</text:p>
          </table:table-cell>
          <table:table-cell office:value-type="string" calcext:value-type="string">
            <text:p>かなえ</text:p>
          </table:table-cell>
          <table:table-cell table:formula="of:=LEN([.H198])" office:value-type="float" office:value="3" calcext:value-type="float">
            <text:p>3</text:p>
          </table:table-cell>
          <table:table-cell office:value-type="string" calcext:value-type="string">
            <text:p>のぞみ</text:p>
          </table:table-cell>
          <table:table-cell table:formula="of:=LEN([.J198])" office:value-type="float" office:value="3" calcext:value-type="float">
            <text:p>3</text:p>
          </table:table-cell>
          <table:table-cell office:value-type="string" calcext:value-type="string">
            <text:p>たまえ</text:p>
          </table:table-cell>
          <table:table-cell table:formula="of:=LEN([.L198])" office:value-type="float" office:value="3" calcext:value-type="float">
            <text:p>3</text:p>
          </table:table-cell>
          <table:table-cell office:value-type="string" calcext:value-type="string">
            <text:p>わらべ</text:p>
          </table:table-cell>
          <table:table-cell table:formula="of:=LEN([.N198])" office:value-type="float" office:value="3" calcext:value-type="float">
            <text:p>3</text:p>
          </table:table-cell>
          <table:table-cell/>
          <table:table-cell table:formula="of:=[.C198]*2+[.E198]*2+[.G198]+([.I198]+[.K198]+[.M198]+[.O198])*2+9" office:value-type="float" office:value="120" calcext:value-type="float">
            <text:p>120</text:p>
          </table:table-cell>
          <table:table-cell table:style-name="ce5" office:value-type="date" office:date-value="2013-09-13" calcext:value-type="date">
            <text:p>9月13日</text:p>
          </table:table-cell>
          <table:table-cell office:value-type="float" office:value="5" calcext:value-type="float">
            <text:p>5</text:p>
          </table:table-cell>
          <table:table-cell office:value-type="string" calcext:value-type="string">
            <text:p><text:a xlink:href="http://ja.wiktionary.org/wiki/鼎の軽重を問う" xlink:type="simple">http://ja.wiktionary.org/wiki/%E9%BC%8E%E3%81%AE%E8%BB%BD%E9%87%8D%E3%82%92%E5%95%8F%E3%81%86</text:a></text:p>
          </table:table-cell>
          <table:table-cell/>
        </table:table-row>
        <table:table-row table:style-name="ro3">
          <table:table-cell office:value-type="string" calcext:value-type="string">
            <text:p>歴史</text:p>
          </table:table-cell>
          <table:table-cell office:value-type="string" calcext:value-type="string">
            <text:p>孔子は諸子百家において何家にあたる？</text:p>
          </table:table-cell>
          <table:table-cell table:formula="of:=LEN([.B199])" office:value-type="float" office:value="18" calcext:value-type="float">
            <text:p>18</text:p>
          </table:table-cell>
          <table:table-cell/>
          <table:table-cell table:formula="of:=LEN([.D199])" office:value-type="float" office:value="0" calcext:value-type="float">
            <text:p>0</text:p>
          </table:table-cell>
          <table:table-cell office:value-type="string" calcext:value-type="string">
            <text:p>ｺｳｼﾊｼｮｼﾋｬｯｹﾆｵｲﾃﾅﾆｹﾆｱﾀﾙ?</text:p>
          </table:table-cell>
          <table:table-cell table:formula="of:=LEN([.F199])" office:value-type="float" office:value="23" calcext:value-type="float">
            <text:p>23</text:p>
          </table:table-cell>
          <table:table-cell office:value-type="string" calcext:value-type="string">
            <text:p>儒家(じゅか)</text:p>
          </table:table-cell>
          <table:table-cell table:formula="of:=LEN([.H199])" office:value-type="float" office:value="7" calcext:value-type="float">
            <text:p>7</text:p>
          </table:table-cell>
          <table:table-cell office:value-type="string" calcext:value-type="string">
            <text:p>墨家(ぼくか)</text:p>
          </table:table-cell>
          <table:table-cell table:formula="of:=LEN([.J199])" office:value-type="float" office:value="7" calcext:value-type="float">
            <text:p>7</text:p>
          </table:table-cell>
          <table:table-cell office:value-type="string" calcext:value-type="string">
            <text:p>法家(ほうけ)</text:p>
          </table:table-cell>
          <table:table-cell table:formula="of:=LEN([.L199])" office:value-type="float" office:value="7" calcext:value-type="float">
            <text:p>7</text:p>
          </table:table-cell>
          <table:table-cell office:value-type="string" calcext:value-type="string">
            <text:p>道家(どうか)</text:p>
          </table:table-cell>
          <table:table-cell table:formula="of:=LEN([.N199])" office:value-type="float" office:value="7" calcext:value-type="float">
            <text:p>7</text:p>
          </table:table-cell>
          <table:table-cell/>
          <table:table-cell table:formula="of:=[.C199]*2+[.E199]*2+[.G199]+([.I199]+[.K199]+[.M199]+[.O199])*2+9" office:value-type="float" office:value="124" calcext:value-type="float">
            <text:p>124</text:p>
          </table:table-cell>
          <table:table-cell table:style-name="ce5" office:value-type="date" office:date-value="2013-09-13" calcext:value-type="date">
            <text:p>9月13日</text:p>
          </table:table-cell>
          <table:table-cell office:value-type="float" office:value="1" calcext:value-type="float">
            <text:p>1</text:p>
          </table:table-cell>
          <table:table-cell office:value-type="string" calcext:value-type="string">
            <text:p><text:a xlink:href="http://ja.wikipedia.org/wiki/孔子" xlink:type="simple">http://ja.wikipedia.org/wiki/%E5%AD%94%E5%AD%90</text:a></text:p>
          </table:table-cell>
          <table:table-cell/>
        </table:table-row>
        <table:table-row table:style-name="ro3">
          <table:table-cell office:value-type="string" calcext:value-type="string">
            <text:p>ｽﾎﾟｰﾂ</text:p>
          </table:table-cell>
          <table:table-cell office:value-type="string" calcext:value-type="string">
            <text:p>ｽｹｰﾄﾎﾞｰﾄﾞのﾄﾘｯｸでﾎﾞｰﾄﾞと一緒に</text:p>
          </table:table-cell>
          <table:table-cell table:formula="of:=LEN([.B200])" office:value-type="float" office:value="24" calcext:value-type="float">
            <text:p>24</text:p>
          </table:table-cell>
          <table:table-cell office:value-type="string" calcext:value-type="string">
            <text:p>ｼﾞｬﾝﾌﾟするのを何という？</text:p>
          </table:table-cell>
          <table:table-cell table:formula="of:=LEN([.D200])" office:value-type="float" office:value="15" calcext:value-type="float">
            <text:p>15</text:p>
          </table:table-cell>
          <table:table-cell office:value-type="string" calcext:value-type="string">
            <text:p>ｽｹｰﾄﾎﾞｰﾄﾞﾉﾄﾘｯｸﾃﾞﾎﾞｰﾄﾞﾄｲｯｼｮﾆｼﾞｬﾝﾌﾟｽﾙﾉｦﾅﾝﾄｲｳ?</text:p>
          </table:table-cell>
          <table:table-cell table:formula="of:=LEN([.F200])" office:value-type="float" office:value="43" calcext:value-type="float">
            <text:p>43</text:p>
          </table:table-cell>
          <table:table-cell office:value-type="string" calcext:value-type="string">
            <text:p>ｵｰﾘｰ</text:p>
          </table:table-cell>
          <table:table-cell table:formula="of:=LEN([.H200])" office:value-type="float" office:value="4" calcext:value-type="float">
            <text:p>4</text:p>
          </table:table-cell>
          <table:table-cell office:value-type="string" calcext:value-type="string">
            <text:p>ﾌｪｲｷｰ</text:p>
          </table:table-cell>
          <table:table-cell table:formula="of:=LEN([.J200])" office:value-type="float" office:value="5" calcext:value-type="float">
            <text:p>5</text:p>
          </table:table-cell>
          <table:table-cell office:value-type="string" calcext:value-type="string">
            <text:p>ｽﾗｲﾄﾞ</text:p>
          </table:table-cell>
          <table:table-cell table:formula="of:=LEN([.L200])" office:value-type="float" office:value="5" calcext:value-type="float">
            <text:p>5</text:p>
          </table:table-cell>
          <table:table-cell office:value-type="string" calcext:value-type="string">
            <text:p>ﾁｸﾀｸ</text:p>
          </table:table-cell>
          <table:table-cell table:formula="of:=LEN([.N200])" office:value-type="float" office:value="4" calcext:value-type="float">
            <text:p>4</text:p>
          </table:table-cell>
          <table:table-cell/>
          <table:table-cell table:formula="of:=[.C200]*2+[.E200]*2+[.G200]+([.I200]+[.K200]+[.M200]+[.O200])*2+9" office:value-type="float" office:value="166" calcext:value-type="float">
            <text:p>166</text:p>
          </table:table-cell>
          <table:table-cell table:style-name="ce5" office:value-type="date" office:date-value="2013-09-13" calcext:value-type="date">
            <text:p>9月13日</text:p>
          </table:table-cell>
          <table:table-cell office:value-type="float" office:value="5" calcext:value-type="float">
            <text:p>5</text:p>
          </table:table-cell>
          <table:table-cell office:value-type="string" calcext:value-type="string">
            <text:p><text:a xlink:href="http://ja.wikipedia.org/wiki/スケートボード" xlink:type="simple">http://ja.wikipedia.org/wiki/%E3%82%B9%E3%82%B1%E3%83%BC%E3%83%88%E3%83%9C%E3%83%BC%E3%83%89</text:a></text:p>
          </table:table-cell>
          <table:table-cell/>
        </table:table-row>
        <table:table-row table:style-name="ro3">
          <table:table-cell office:value-type="string" calcext:value-type="string">
            <text:p>ｹﾞｰﾑ</text:p>
          </table:table-cell>
          <table:table-cell office:value-type="string" calcext:value-type="string">
            <text:p>次のうち格闘ｹﾞｰﾑ鉄拳のﾏｲｷｬﾗでない</text:p>
          </table:table-cell>
          <table:table-cell table:formula="of:=LEN([.B201])" office:value-type="float" office:value="21" calcext:value-type="float">
            <text:p>21</text:p>
          </table:table-cell>
          <table:table-cell office:value-type="string" calcext:value-type="string">
            <text:p>動物は？</text:p>
          </table:table-cell>
          <table:table-cell table:formula="of:=LEN([.D201])" office:value-type="float" office:value="4" calcext:value-type="float">
            <text:p>4</text:p>
          </table:table-cell>
          <table:table-cell office:value-type="string" calcext:value-type="string">
            <text:p>ﾂｷﾞﾉｳﾁｶｸﾄｳｹﾞｰﾑﾃｯｹﾝﾉﾏｲｷｬﾗﾃﾞﾅｲﾄﾞｳﾌﾞﾂﾊ?</text:p>
          </table:table-cell>
          <table:table-cell table:formula="of:=LEN([.F201])" office:value-type="float" office:value="36" calcext:value-type="float">
            <text:p>36</text:p>
          </table:table-cell>
          <table:table-cell office:value-type="string" calcext:value-type="string">
            <text:p>牛</text:p>
          </table:table-cell>
          <table:table-cell table:formula="of:=LEN([.H201])" office:value-type="float" office:value="1" calcext:value-type="float">
            <text:p>1</text:p>
          </table:table-cell>
          <table:table-cell office:value-type="string" calcext:value-type="string">
            <text:p>熊</text:p>
          </table:table-cell>
          <table:table-cell table:formula="of:=LEN([.J201])" office:value-type="float" office:value="1" calcext:value-type="float">
            <text:p>1</text:p>
          </table:table-cell>
          <table:table-cell office:value-type="string" calcext:value-type="string">
            <text:p>ﾊﾟﾝﾀﾞ</text:p>
          </table:table-cell>
          <table:table-cell table:formula="of:=LEN([.L201])" office:value-type="float" office:value="5" calcext:value-type="float">
            <text:p>5</text:p>
          </table:table-cell>
          <table:table-cell office:value-type="string" calcext:value-type="string">
            <text:p>ｶﾝｶﾞﾙｰ</text:p>
          </table:table-cell>
          <table:table-cell table:formula="of:=LEN([.N201])" office:value-type="float" office:value="6" calcext:value-type="float">
            <text:p>6</text:p>
          </table:table-cell>
          <table:table-cell/>
          <table:table-cell table:formula="of:=[.C201]*2+[.E201]*2+[.G201]+([.I201]+[.K201]+[.M201]+[.O201])*2+9" office:value-type="float" office:value="121" calcext:value-type="float">
            <text:p>121</text:p>
          </table:table-cell>
          <table:table-cell table:style-name="ce5" office:value-type="date" office:date-value="2013-09-13" calcext:value-type="date">
            <text:p>9月13日</text:p>
          </table:table-cell>
          <table:table-cell office:value-type="float" office:value="3" calcext:value-type="float">
            <text:p>3</text:p>
          </table:table-cell>
          <table:table-cell office:value-type="string" calcext:value-type="string">
            <text:p><text:a xlink:href="http://ja.wikipedia.org/wiki/鉄拳の登場人物" xlink:type="simple">http://ja.wikipedia.org/wiki/%E9%89%84%E6%8B%B3%E3%81%AE%E7%99%BB%E5%A0%B4%E4%BA%BA%E7%89%A9</text:a></text:p>
          </table:table-cell>
          <table:table-cell/>
        </table:table-row>
        <table:table-row table:style-name="ro1">
          <table:table-cell table:number-columns-repeated="21"/>
        </table:table-row>
        <table:table-row table:style-name="ro2">
          <table:table-cell table:number-columns-repeated="21"/>
        </table:table-row>
        <table:table-row table:style-name="ro1" table:number-rows-repeated="51">
          <table:table-cell table:number-columns-repeated="21"/>
        </table:table-row>
        <table:table-row table:style-name="ro2">
          <table:table-cell table:number-columns-repeated="21"/>
        </table:table-row>
        <table:table-row table:style-name="ro1" table:number-rows-repeated="1048320">
          <table:table-cell table:number-columns-repeated="21"/>
        </table:table-row>
        <table:table-row table:style-name="ro4">
          <table:table-cell table:number-columns-repeated="21"/>
        </table:table-row>
      </table:table>
      <table:table table:name="データ作成の注意点" table:style-name="ta1">
        <table:table-column table:style-name="co1" table:number-columns-repeated="3" table:default-cell-style-name="Default"/>
        <table:table-row table:style-name="ro1">
          <table:table-cell office:value-type="string" calcext:value-type="string">
            <text:p>問題文</text:p>
          </table:table-cell>
          <table:table-cell office:value-type="float" office:value="1" calcext:value-type="float">
            <text:p>1</text:p>
          </table:table-cell>
          <table:table-cell office:value-type="string" calcext:value-type="string">
            <text:p>漢字データに全角カタカナのア～ンが含まれないので、半角カタカナで入力する。</text:p>
          </table:table-cell>
        </table:table-row>
        <table:table-row table:style-name="ro1">
          <table:table-cell office:value-type="string" calcext:value-type="string">
            <text:p>読み上げ文</text:p>
          </table:table-cell>
          <table:table-cell office:value-type="float" office:value="1" calcext:value-type="float">
            <text:p>1</text:p>
          </table:table-cell>
          <table:table-cell office:value-type="string" calcext:value-type="string">
            <text:p>半角カタカナ前提のデータとしているので、まちがって全角文字で入力しないこと。</text:p>
          </table:table-cell>
        </table:table-row>
        <table:table-row table:style-name="ro2">
          <table:table-cell office:value-type="string" calcext:value-type="string">
            <text:p>難易度</text:p>
          </table:table-cell>
          <table:table-cell/>
          <table:table-cell office:value-type="string" calcext:value-type="string">
            <text:p>易しい1 ←→ 5難しい</text:p>
          </table:table-cell>
        </table:table-row>
      </table:table>
      <table:table table:name="データ構造" table:style-name="ta1">
        <table:table-column table:style-name="co1" table:default-cell-style-name="Default"/>
        <table:table-column table:style-name="co16" table:default-cell-style-name="Default"/>
        <table:table-row table:style-name="ro3">
          <table:table-cell office:value-type="string" calcext:value-type="string">
            <text:p>■QUIZ 1MINUTE SHOCK用クイズデータの形式</text:p>
          </table:table-cell>
          <table:table-cell/>
        </table:table-row>
        <table:table-row table:style-name="ro2">
          <table:table-cell table:number-columns-repeated="2"/>
        </table:table-row>
        <table:table-row table:style-name="ro2">
          <table:table-cell office:value-type="string" calcext:value-type="string">
            <text:p>■概要</text:p>
          </table:table-cell>
          <table:table-cell/>
        </table:table-row>
        <table:table-row table:style-name="ro2">
          <table:table-cell office:value-type="string" calcext:value-type="string">
            <text:p>Y=0</text:p>
          </table:table-cell>
          <table:table-cell office:value-type="string" calcext:value-type="string">
            <text:p>ヘッダ</text:p>
          </table:table-cell>
        </table:table-row>
        <table:table-row table:style-name="ro1">
          <table:table-cell office:value-type="string" calcext:value-type="string">
            <text:p>Y=1～3</text:p>
          </table:table-cell>
          <table:table-cell office:value-type="string" calcext:value-type="string">
            <text:p>問題インデックス</text:p>
          </table:table-cell>
        </table:table-row>
        <table:table-row table:style-name="ro1">
          <table:table-cell office:value-type="string" calcext:value-type="string">
            <text:p>Y=4</text:p>
          </table:table-cell>
          <table:table-cell office:value-type="string" calcext:value-type="string">
            <text:p>一時領域</text:p>
          </table:table-cell>
        </table:table-row>
        <table:table-row table:style-name="ro1">
          <table:table-cell office:value-type="string" calcext:value-type="string">
            <text:p>Y=5～191</text:p>
          </table:table-cell>
          <table:table-cell office:value-type="string" calcext:value-type="string">
            <text:p>問題データ</text:p>
          </table:table-cell>
        </table:table-row>
        <table:table-row table:style-name="ro1">
          <table:table-cell table:number-columns-repeated="2"/>
        </table:table-row>
        <table:table-row table:style-name="ro1">
          <table:table-cell office:value-type="string" calcext:value-type="string">
            <text:p>■ヘッダ</text:p>
          </table:table-cell>
          <table:table-cell/>
        </table:table-row>
        <table:table-row table:style-name="ro1">
          <table:table-cell office:value-type="string" calcext:value-type="string">
            <text:p>(0,0)=M1</text:p>
          </table:table-cell>
          <table:table-cell/>
        </table:table-row>
        <table:table-row table:style-name="ro1">
          <table:table-cell office:value-type="string" calcext:value-type="string">
            <text:p>(0,1)=M2</text:p>
          </table:table-cell>
          <table:table-cell/>
        </table:table-row>
        <table:table-row table:style-name="ro1">
          <table:table-cell office:value-type="string" calcext:value-type="string">
            <text:p>として、M2*256＋M1問の問題を含む。</text:p>
          </table:table-cell>
          <table:table-cell/>
        </table:table-row>
        <table:table-row table:style-name="ro1">
          <table:table-cell table:number-columns-repeated="2"/>
        </table:table-row>
        <table:table-row table:style-name="ro1">
          <table:table-cell office:value-type="string" calcext:value-type="string">
            <text:p>■問題インデックス</text:p>
          </table:table-cell>
          <table:table-cell/>
        </table:table-row>
        <table:table-row table:style-name="ro1">
          <table:table-cell office:value-type="string" calcext:value-type="string">
            <text:p>2バイト単位で問題データのアドレスを示す。</text:p>
          </table:table-cell>
          <table:table-cell/>
        </table:table-row>
        <table:table-row table:style-name="ro1">
          <table:table-cell office:value-type="string" calcext:value-type="string">
            <text:p>128*3=384問格納可能</text:p>
          </table:table-cell>
          <table:table-cell/>
        </table:table-row>
        <table:table-row table:style-name="ro1">
          <table:table-cell table:number-columns-repeated="2"/>
        </table:table-row>
        <table:table-row table:style-name="ro1">
          <table:table-cell office:value-type="string" calcext:value-type="string">
            <text:p>■一時領域</text:p>
          </table:table-cell>
          <table:table-cell/>
        </table:table-row>
        <table:table-row table:style-name="ro1">
          <table:table-cell office:value-type="string" calcext:value-type="string">
            <text:p>問題データがGRPの画面右端で折り返す場合があるため、</text:p>
          </table:table-cell>
          <table:table-cell/>
        </table:table-row>
        <table:table-row table:style-name="ro1">
          <table:table-cell office:value-type="string" calcext:value-type="string">
            <text:p>処理を単純化するために、折り返しを横256×縦1ピクセルにつなぎ直して</text:p>
          </table:table-cell>
          <table:table-cell/>
        </table:table-row>
        <table:table-row table:style-name="ro1">
          <table:table-cell office:value-type="string" calcext:value-type="string">
            <text:p>置いておくための一時処理用の領域。</text:p>
          </table:table-cell>
          <table:table-cell/>
        </table:table-row>
        <table:table-row table:style-name="ro1">
          <table:table-cell table:number-columns-repeated="2"/>
        </table:table-row>
        <table:table-row table:style-name="ro1">
          <table:table-cell office:value-type="string" calcext:value-type="string">
            <text:p>■問題データ</text:p>
          </table:table-cell>
          <table:table-cell/>
        </table:table-row>
        <table:table-row table:style-name="ro1">
          <table:table-cell office:value-type="string" calcext:value-type="string">
            <text:p>問題データ全体で、256*187=47872バイトまで格納可能。</text:p>
          </table:table-cell>
          <table:table-cell/>
        </table:table-row>
        <table:table-row table:style-name="ro1">
          <table:table-cell office:value-type="string" calcext:value-type="string">
            <text:p>(平均150バイトとすれば、319問を格納可能)</text:p>
          </table:table-cell>
          <table:table-cell/>
        </table:table-row>
        <table:table-row table:style-name="ro2">
          <table:table-cell table:number-columns-repeated="2"/>
        </table:table-row>
        <table:table-row table:style-name="ro1">
          <table:table-cell office:value-type="string" calcext:value-type="string">
            <text:p>ひとつの問題は最大215バイトからなる</text:p>
          </table:table-cell>
          <table:table-cell/>
        </table:table-row>
        <table:table-row table:style-name="ro1">
          <table:table-cell office:value-type="string" calcext:value-type="string">
            <text:p>ひとつの問題は７つのブロックに分かれている。</text:p>
          </table:table-cell>
          <table:table-cell/>
        </table:table-row>
        <table:table-row table:style-name="ro1">
          <table:table-cell office:value-type="string" calcext:value-type="string">
            <text:p>(1)問題文(1行目)　（最大48バイト、SJIS）</text:p>
          </table:table-cell>
          <table:table-cell/>
        </table:table-row>
        <table:table-row table:style-name="ro1">
          <table:table-cell office:value-type="string" calcext:value-type="string">
            <text:p>(2)問題文(2行目)　（最大48バイト、SJIS）</text:p>
          </table:table-cell>
          <table:table-cell/>
        </table:table-row>
        <table:table-row table:style-name="ro1">
          <table:table-cell office:value-type="string" calcext:value-type="string">
            <text:p>(3)読み上げ文 (最大40バイト、プチコンキャラセット)</text:p>
          </table:table-cell>
          <table:table-cell/>
        </table:table-row>
        <table:table-row table:style-name="ro1">
          <table:table-cell office:value-type="string" calcext:value-type="string">
            <text:p>(4)回答１ (最大18バイト、SJIS) *回答１が正解を表す(シャッフルして表示)</text:p>
          </table:table-cell>
          <table:table-cell/>
        </table:table-row>
        <table:table-row table:style-name="ro1">
          <table:table-cell office:value-type="string" calcext:value-type="string">
            <text:p>(5)回答２ (最大18バイト、SJIS)</text:p>
          </table:table-cell>
          <table:table-cell/>
        </table:table-row>
        <table:table-row table:style-name="ro1">
          <table:table-cell office:value-type="string" calcext:value-type="string">
            <text:p>(6)回答３ (最大18バイト、SJIS)</text:p>
          </table:table-cell>
          <table:table-cell/>
        </table:table-row>
        <table:table-row table:style-name="ro1">
          <table:table-cell office:value-type="string" calcext:value-type="string">
            <text:p>(7)回答４ (最大18バイト、SJIS)</text:p>
          </table:table-cell>
          <table:table-cell/>
        </table:table-row>
        <table:table-row table:style-name="ro1">
          <table:table-cell office:value-type="string" calcext:value-type="string">
            <text:p>(8)拡張領域 (最大バイト数未定、バイナリ)</text:p>
          </table:table-cell>
          <table:table-cell/>
        </table:table-row>
        <table:table-row table:style-name="ro1">
          <table:table-cell office:value-type="string" calcext:value-type="string">
            <text:p>それぞれのブロックは、ブロックのバイト長を表す、1バイトのヘッダが付く。(バイト長にはヘッダ自身は含まない)</text:p>
          </table:table-cell>
          <table:table-cell/>
        </table:table-row>
      </table:table>
      <table:table table:name="pq.pyの使い方" table:style-name="ta1">
        <table:table-column table:style-name="co2" table:default-cell-style-name="Default"/>
        <table:table-row table:style-name="ro3">
          <table:table-cell office:value-type="string" calcext:value-type="string">
            <text:p>■pq.py</text:p>
          </table:table-cell>
        </table:table-row>
        <table:table-row table:style-name="ro2">
          <table:table-cell/>
        </table:table-row>
        <table:table-row table:style-name="ro2">
          <table:table-cell office:value-type="string" calcext:value-type="string">
            <text:p>■概要</text:p>
          </table:table-cell>
        </table:table-row>
        <table:table-row table:style-name="ro3">
          <table:table-cell office:value-type="string" calcext:value-type="string">
            <text:p>pq.pyは、QUIZ 1MINUTE SHOCK用クイズデータを作成するためのpythonスクリプトである。</text:p>
          </table:table-cell>
        </table:table-row>
        <table:table-row table:style-name="ro4">
          <table:table-cell office:value-type="string" calcext:value-type="string">
            <text:p>問題データのCSVファイルから読み込み、クイズデータ用バイナリファイルを出力する。</text:p>
          </table:table-cell>
        </table:table-row>
        <table:table-row table:style-name="ro4">
          <table:table-cell/>
        </table:table-row>
        <table:table-row table:style-name="ro4">
          <table:table-cell office:value-type="string" calcext:value-type="string">
            <text:p>■クイズデータ作成の手順</text:p>
          </table:table-cell>
        </table:table-row>
        <table:table-row table:style-name="ro4">
          <table:table-cell office:value-type="string" calcext:value-type="string">
            <text:p>(1)本ODSファイルの「問題」シートをひな形として問題として作成する。</text:p>
          </table:table-cell>
        </table:table-row>
        <table:table-row table:style-name="ro4">
          <table:table-cell office:value-type="string" calcext:value-type="string">
            <text:p>(2)上記(1)の「問題」シートを後述するCSVファイル形式(「CSV」シートと同じ形式)として保存する。</text:p>
          </table:table-cell>
        </table:table-row>
        <table:table-row table:style-name="ro3">
          <table:table-cell office:value-type="string" calcext:value-type="string">
            <text:p>(3)上記(2)のCSVファイルを入力ファイルとしてpq.pyからクイズ用バイナリファイルを出力する。</text:p>
          </table:table-cell>
        </table:table-row>
        <table:table-row table:style-name="ro3">
          <table:table-cell office:value-type="string" calcext:value-type="string">
            <text:p>(4)上記(3)のバイナリファイルをDSPCBMP(<text:a xlink:href="http://www.aogondo.net/PetitCom/DSPCBMP/" xlink:type="simple">http://www.aogondo.net/PetitCom/DSPCBMP/</text:a>)に入力し、QRコードを得る。</text:p>
          </table:table-cell>
        </table:table-row>
        <table:table-row table:style-name="ro4">
          <table:table-cell/>
        </table:table-row>
        <table:table-row table:style-name="ro3">
          <table:table-cell office:value-type="string" calcext:value-type="string">
            <text:p>■pq.pyの入力データ形式</text:p>
          </table:table-cell>
        </table:table-row>
        <table:table-row table:style-name="ro4">
          <table:table-cell office:value-type="string" calcext:value-type="string">
            <text:p>CSVファイルはヘッダを含まないものとする。</text:p>
          </table:table-cell>
        </table:table-row>
        <table:table-row table:style-name="ro2">
          <table:table-cell office:value-type="string" calcext:value-type="string">
            <text:p>また全ての行は同一の形式であり、カンマで区切られたそれぞれの項目をカラムということとし、以下の形式であるものとする。</text:p>
          </table:table-cell>
        </table:table-row>
        <table:table-row table:style-name="ro4">
          <table:table-cell office:value-type="string" calcext:value-type="string">
            <text:p>1カラム目：ジャンル名 (10バイトまで。ジャンル名が完全に同一である時に同じジャンルとして認識する)</text:p>
          </table:table-cell>
        </table:table-row>
        <table:table-row table:style-name="ro3">
          <table:table-cell office:value-type="string" calcext:value-type="string">
            <text:p>2カラム目：問題文1行目 (24文字まで。)</text:p>
          </table:table-cell>
        </table:table-row>
        <table:table-row table:style-name="ro4">
          <table:table-cell office:value-type="string" calcext:value-type="string">
            <text:p>3カラム目：－ (このカラムは無視されるので内容は何であってもかまわない。)</text:p>
          </table:table-cell>
        </table:table-row>
        <table:table-row table:style-name="ro3">
          <table:table-cell office:value-type="string" calcext:value-type="string">
            <text:p>4カラム目：問題文2行目 (24文字まで。)</text:p>
          </table:table-cell>
        </table:table-row>
        <table:table-row table:style-name="ro3">
          <table:table-cell office:value-type="string" calcext:value-type="string">
            <text:p>5カラム目：－ (このカラムは無視されるので内容は何であってもかまわない。)</text:p>
          </table:table-cell>
        </table:table-row>
        <table:table-row table:style-name="ro3">
          <table:table-cell office:value-type="string" calcext:value-type="string">
            <text:p>6カラム目：読み上げ文 (50文字まで。)</text:p>
          </table:table-cell>
        </table:table-row>
        <table:table-row table:style-name="ro3">
          <table:table-cell office:value-type="string" calcext:value-type="string">
            <text:p>7カラム目：－ (このカラムは無視されるので内容は何であってもかまわない。)</text:p>
          </table:table-cell>
        </table:table-row>
        <table:table-row table:style-name="ro3">
          <table:table-cell office:value-type="string" calcext:value-type="string">
            <text:p>8カラム目：解答1 (10文字まで。)</text:p>
          </table:table-cell>
        </table:table-row>
        <table:table-row table:style-name="ro3">
          <table:table-cell office:value-type="string" calcext:value-type="string">
            <text:p>9カラム目：－ (このカラムは無視されるので内容は何であってもかまわない。)</text:p>
          </table:table-cell>
        </table:table-row>
        <table:table-row table:style-name="ro3">
          <table:table-cell office:value-type="string" calcext:value-type="string">
            <text:p>10カラム目：解答2 (10文字まで。)</text:p>
          </table:table-cell>
        </table:table-row>
        <table:table-row table:style-name="ro3">
          <table:table-cell office:value-type="string" calcext:value-type="string">
            <text:p>11カラム目：－ (このカラムは無視されるので内容は何であってもかまわない。)</text:p>
          </table:table-cell>
        </table:table-row>
        <table:table-row table:style-name="ro3">
          <table:table-cell office:value-type="string" calcext:value-type="string">
            <text:p>12カラム目：解答3 (10文字まで。)</text:p>
          </table:table-cell>
        </table:table-row>
        <table:table-row table:style-name="ro3">
          <table:table-cell office:value-type="string" calcext:value-type="string">
            <text:p>13カラム目：－ (このカラムは無視されるので内容は何であってもかまわない。)</text:p>
          </table:table-cell>
        </table:table-row>
        <table:table-row table:style-name="ro3">
          <table:table-cell office:value-type="string" calcext:value-type="string">
            <text:p>14カラム目：解答4 (10文字まで。)</text:p>
          </table:table-cell>
        </table:table-row>
        <table:table-row table:style-name="ro3">
          <table:table-cell office:value-type="string" calcext:value-type="string">
            <text:p>15カラム目：－ (このカラムは無視されるので内容は何であってもかまわない。)</text:p>
          </table:table-cell>
        </table:table-row>
      </table:table>
      <table:table table:name="CSVひな形" table:style-name="ta1">
        <office:forms form:automatic-focus="false" form:apply-design-mode="false"/>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5" table:default-cell-style-name="Default"/>
        <table:table-column table:style-name="co7" table:default-cell-style-name="Default"/>
        <table:table-column table:style-name="co5"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9" table:default-cell-style-name="Default"/>
        <table:table-column table:style-name="co12" table:default-cell-style-name="Default"/>
        <table:table-column table:style-name="co9" table:default-cell-style-name="Default"/>
        <table:table-row table:style-name="ro3">
          <table:table-cell office:value-type="string" calcext:value-type="string">
            <text:p>ﾌﾟﾁｺﾝ</text:p>
          </table:table-cell>
          <table:table-cell office:value-type="string" calcext:value-type="string">
            <text:p>ﾌﾟﾁｺﾝの「ﾌﾟﾁ」 これって何語？</text:p>
          </table:table-cell>
          <table:table-cell table:formula="of:=LEN([.B1])" office:value-type="float" office:value="19" calcext:value-type="float">
            <text:p>19</text:p>
          </table:table-cell>
          <table:table-cell/>
          <table:table-cell table:formula="of:=LEN([.D1])" office:value-type="float" office:value="0" calcext:value-type="float">
            <text:p>0</text:p>
          </table:table-cell>
          <table:table-cell office:value-type="string" calcext:value-type="string">
            <text:p>ﾌﾟﾁｺﾝﾉﾌﾟﾁ ｺﾚｯﾃﾅﾆｺﾞ?</text:p>
          </table:table-cell>
          <table:table-cell table:formula="of:=LEN([.F1])" office:value-type="float" office:value="19" calcext:value-type="float">
            <text:p>19</text:p>
          </table:table-cell>
          <table:table-cell office:value-type="string" calcext:value-type="string">
            <text:p>ﾌﾗﾝｽ語</text:p>
          </table:table-cell>
          <table:table-cell table:formula="of:=LEN([.H1])" office:value-type="float" office:value="5" calcext:value-type="float">
            <text:p>5</text:p>
          </table:table-cell>
          <table:table-cell office:value-type="string" calcext:value-type="string">
            <text:p>英語</text:p>
          </table:table-cell>
          <table:table-cell table:formula="of:=LEN([.J1])" office:value-type="float" office:value="2" calcext:value-type="float">
            <text:p>2</text:p>
          </table:table-cell>
          <table:table-cell office:value-type="string" calcext:value-type="string">
            <text:p>ﾀｶﾞﾛｸﾞ語</text:p>
          </table:table-cell>
          <table:table-cell table:formula="of:=LEN([.L1])" office:value-type="float" office:value="7" calcext:value-type="float">
            <text:p>7</text:p>
          </table:table-cell>
          <table:table-cell office:value-type="string" calcext:value-type="string">
            <text:p>日本語</text:p>
          </table:table-cell>
          <table:table-cell table:formula="of:=LEN([.N1])" office:value-type="float" office:value="3" calcext:value-type="float">
            <text:p>3</text:p>
          </table:table-cell>
        </table:table-row>
        <table:table-row table:style-name="ro3">
          <table:table-cell office:value-type="string" calcext:value-type="string">
            <text:p>なつかし</text:p>
          </table:table-cell>
          <table:table-cell office:value-type="string" calcext:value-type="string">
            <text:p>薬師丸ひろ子の主演映画</text:p>
          </table:table-cell>
          <table:table-cell table:formula="of:=LEN([.B2])" office:value-type="float" office:value="11" calcext:value-type="float">
            <text:p>11</text:p>
          </table:table-cell>
          <table:table-cell office:value-type="string" calcext:value-type="string">
            <text:p>「ｾｰﾗｰ服と？？？」</text:p>
          </table:table-cell>
          <table:table-cell table:formula="of:=LEN([.D2])" office:value-type="float" office:value="11" calcext:value-type="float">
            <text:p>11</text:p>
          </table:table-cell>
          <table:table-cell office:value-type="string" calcext:value-type="string">
            <text:p>ﾔｸｼﾏﾙﾋﾛｺﾉｼｭｴﾝｴｲｶﾞ ｾｰﾗｰﾌｸﾄ?</text:p>
          </table:table-cell>
          <table:table-cell table:formula="of:=LEN([.F2])" office:value-type="float" office:value="26" calcext:value-type="float">
            <text:p>26</text:p>
          </table:table-cell>
          <table:table-cell office:value-type="string" calcext:value-type="string">
            <text:p>機関銃</text:p>
          </table:table-cell>
          <table:table-cell table:formula="of:=LEN([.H2])" office:value-type="float" office:value="3" calcext:value-type="float">
            <text:p>3</text:p>
          </table:table-cell>
          <table:table-cell office:value-type="string" calcext:value-type="string">
            <text:p>きかん坊</text:p>
          </table:table-cell>
          <table:table-cell table:formula="of:=LEN([.J2])" office:value-type="float" office:value="4" calcext:value-type="float">
            <text:p>4</text:p>
          </table:table-cell>
          <table:table-cell office:value-type="string" calcext:value-type="string">
            <text:p>一晩中</text:p>
          </table:table-cell>
          <table:table-cell table:formula="of:=LEN([.L2])" office:value-type="float" office:value="3" calcext:value-type="float">
            <text:p>3</text:p>
          </table:table-cell>
          <table:table-cell office:value-type="string" calcext:value-type="string">
            <text:p>五里霧中</text:p>
          </table:table-cell>
          <table:table-cell table:formula="of:=LEN([.N2])" office:value-type="float" office:value="4" calcext:value-type="float">
            <text:p>4</text:p>
          </table:table-cell>
        </table:table-row>
        <table:table-row table:style-name="ro3">
          <table:table-cell office:value-type="string" calcext:value-type="string">
            <text:p>ことわざ</text:p>
          </table:table-cell>
          <table:table-cell office:value-type="string" calcext:value-type="string">
            <text:p>よどみなく、すらすらしゃべるさま</text:p>
          </table:table-cell>
          <table:table-cell table:formula="of:=LEN([.B3])" office:value-type="float" office:value="16" calcext:value-type="float">
            <text:p>16</text:p>
          </table:table-cell>
          <table:table-cell office:value-type="string" calcext:value-type="string">
            <text:p>「立て板に？？？」</text:p>
          </table:table-cell>
          <table:table-cell table:formula="of:=LEN([.D3])" office:value-type="float" office:value="9" calcext:value-type="float">
            <text:p>9</text:p>
          </table:table-cell>
          <table:table-cell office:value-type="string" calcext:value-type="string">
            <text:p>ﾖﾄﾞﾐﾅｸｽﾗｽﾗｼｬﾍﾞﾙｻﾏ ﾀﾃｲﾀﾆ?</text:p>
          </table:table-cell>
          <table:table-cell table:formula="of:=LEN([.F3])" office:value-type="float" office:value="24" calcext:value-type="float">
            <text:p>24</text:p>
          </table:table-cell>
          <table:table-cell office:value-type="string" calcext:value-type="string">
            <text:p>みず</text:p>
          </table:table-cell>
          <table:table-cell table:formula="of:=LEN([.H3])" office:value-type="float" office:value="2" calcext:value-type="float">
            <text:p>2</text:p>
          </table:table-cell>
          <table:table-cell office:value-type="string" calcext:value-type="string">
            <text:p>ﾐｽ</text:p>
          </table:table-cell>
          <table:table-cell table:formula="of:=LEN([.J3])" office:value-type="float" office:value="2" calcext:value-type="float">
            <text:p>2</text:p>
          </table:table-cell>
          <table:table-cell office:value-type="string" calcext:value-type="string">
            <text:p>すし</text:p>
          </table:table-cell>
          <table:table-cell table:formula="of:=LEN([.L3])" office:value-type="float" office:value="2" calcext:value-type="float">
            <text:p>2</text:p>
          </table:table-cell>
          <table:table-cell office:value-type="string" calcext:value-type="string">
            <text:p>ﾍﾟﾝｷ</text:p>
          </table:table-cell>
          <table:table-cell table:formula="of:=LEN([.N3])" office:value-type="float" office:value="4" calcext:value-type="float">
            <text:p>4</text:p>
          </table:table-cell>
        </table:table-row>
        <table:table-row table:style-name="ro3">
          <table:table-cell office:value-type="string" calcext:value-type="string">
            <text:p>ことわざ</text:p>
          </table:table-cell>
          <table:table-cell office:value-type="string" calcext:value-type="string">
            <text:p>「猫に小判」と同じ意味の諺（ことわざ）は</text:p>
          </table:table-cell>
          <table:table-cell table:formula="of:=LEN([.B4])" office:value-type="float" office:value="20" calcext:value-type="float">
            <text:p>20</text:p>
          </table:table-cell>
          <table:table-cell office:value-type="string" calcext:value-type="string">
            <text:p>次のうちどれ？</text:p>
          </table:table-cell>
          <table:table-cell table:formula="of:=LEN([.D4])" office:value-type="float" office:value="7" calcext:value-type="float">
            <text:p>7</text:p>
          </table:table-cell>
          <table:table-cell office:value-type="string" calcext:value-type="string">
            <text:p>ﾈｺﾆｺﾊﾞﾝﾄｵﾅｼﾞｲﾐﾉｺﾄﾜｻﾞﾊ ﾂｷﾞﾉｳﾁﾄﾞﾚ?</text:p>
          </table:table-cell>
          <table:table-cell table:formula="of:=LEN([.F4])" office:value-type="float" office:value="32" calcext:value-type="float">
            <text:p>32</text:p>
          </table:table-cell>
          <table:table-cell office:value-type="string" calcext:value-type="string">
            <text:p>馬の耳に念仏</text:p>
          </table:table-cell>
          <table:table-cell table:formula="of:=LEN([.H4])" office:value-type="float" office:value="6" calcext:value-type="float">
            <text:p>6</text:p>
          </table:table-cell>
          <table:table-cell office:value-type="string" calcext:value-type="string">
            <text:p>棚からぼたもち</text:p>
          </table:table-cell>
          <table:table-cell table:formula="of:=LEN([.J4])" office:value-type="float" office:value="7" calcext:value-type="float">
            <text:p>7</text:p>
          </table:table-cell>
          <table:table-cell office:value-type="string" calcext:value-type="string">
            <text:p>二階から目薬</text:p>
          </table:table-cell>
          <table:table-cell table:formula="of:=LEN([.L4])" office:value-type="float" office:value="6" calcext:value-type="float">
            <text:p>6</text:p>
          </table:table-cell>
          <table:table-cell office:value-type="string" calcext:value-type="string">
            <text:p>千里の道も一歩から</text:p>
          </table:table-cell>
          <table:table-cell table:formula="of:=LEN([.N4])" office:value-type="float" office:value="9" calcext:value-type="float">
            <text:p>9</text:p>
          </table:table-cell>
        </table:table-row>
        <table:table-row table:style-name="ro3">
          <table:table-cell office:value-type="string" calcext:value-type="string">
            <text:p>ことわざ</text:p>
          </table:table-cell>
          <table:table-cell office:value-type="string" calcext:value-type="string">
            <text:p>「人間万事、塞翁（さいおう）が？？？」</text:p>
          </table:table-cell>
          <table:table-cell table:formula="of:=LEN([.B5])" office:value-type="float" office:value="19" calcext:value-type="float">
            <text:p>19</text:p>
          </table:table-cell>
          <table:table-cell office:value-type="string" calcext:value-type="string">
            <text:p>？？？に入るのは？</text:p>
          </table:table-cell>
          <table:table-cell table:formula="of:=LEN([.D5])" office:value-type="float" office:value="9" calcext:value-type="float">
            <text:p>9</text:p>
          </table:table-cell>
          <table:table-cell office:value-type="string" calcext:value-type="string">
            <text:p>ﾆﾝｹﾞﾝﾊﾞﾝｼﾞｻｲｵｳｶﾞ ﾊﾃﾅﾆﾊｲﾙﾉﾊ?</text:p>
          </table:table-cell>
          <table:table-cell table:formula="of:=LEN([.F5])" office:value-type="float" office:value="27" calcext:value-type="float">
            <text:p>27</text:p>
          </table:table-cell>
          <table:table-cell office:value-type="string" calcext:value-type="string">
            <text:p>馬</text:p>
          </table:table-cell>
          <table:table-cell table:formula="of:=LEN([.H5])" office:value-type="float" office:value="1" calcext:value-type="float">
            <text:p>1</text:p>
          </table:table-cell>
          <table:table-cell office:value-type="string" calcext:value-type="string">
            <text:p>牛</text:p>
          </table:table-cell>
          <table:table-cell table:formula="of:=LEN([.J5])" office:value-type="float" office:value="1" calcext:value-type="float">
            <text:p>1</text:p>
          </table:table-cell>
          <table:table-cell office:value-type="string" calcext:value-type="string">
            <text:p>猫</text:p>
          </table:table-cell>
          <table:table-cell table:formula="of:=LEN([.L5])" office:value-type="float" office:value="1" calcext:value-type="float">
            <text:p>1</text:p>
          </table:table-cell>
          <table:table-cell office:value-type="string" calcext:value-type="string">
            <text:p>犬</text:p>
          </table:table-cell>
          <table:table-cell table:formula="of:=LEN([.N5])" office:value-type="float" office:value="1" calcext:value-type="float">
            <text:p>1</text:p>
          </table:table-cell>
        </table:table-row>
        <table:table-row table:style-name="ro3">
          <table:table-cell office:value-type="string" calcext:value-type="string">
            <text:p>一般教養</text:p>
          </table:table-cell>
          <table:table-cell office:value-type="string" calcext:value-type="string">
            <text:p>ｱｲｽｸﾘｰﾑ「ｻﾝﾃﾞｰ」</text:p>
          </table:table-cell>
          <table:table-cell table:formula="of:=LEN([.B6])" office:value-type="float" office:value="14" calcext:value-type="float">
            <text:p>14</text:p>
          </table:table-cell>
          <table:table-cell office:value-type="string" calcext:value-type="string">
            <text:p>もともとはいつ売っていた？</text:p>
          </table:table-cell>
          <table:table-cell table:formula="of:=LEN([.D6])" office:value-type="float" office:value="13" calcext:value-type="float">
            <text:p>13</text:p>
          </table:table-cell>
          <table:table-cell office:value-type="string" calcext:value-type="string">
            <text:p>ｱｲｽｸﾘｰﾑｻﾝﾃﾞｰ ﾓﾄﾓﾄﾊｲﾂｳｯﾃｲﾀ?</text:p>
          </table:table-cell>
          <table:table-cell table:formula="of:=LEN([.F6])" office:value-type="float" office:value="26" calcext:value-type="float">
            <text:p>26</text:p>
          </table:table-cell>
          <table:table-cell office:value-type="string" calcext:value-type="string">
            <text:p>日曜日</text:p>
          </table:table-cell>
          <table:table-cell table:formula="of:=LEN([.H6])" office:value-type="float" office:value="3" calcext:value-type="float">
            <text:p>3</text:p>
          </table:table-cell>
          <table:table-cell office:value-type="string" calcext:value-type="string">
            <text:p>月曜日</text:p>
          </table:table-cell>
          <table:table-cell table:formula="of:=LEN([.J6])" office:value-type="float" office:value="3" calcext:value-type="float">
            <text:p>3</text:p>
          </table:table-cell>
          <table:table-cell office:value-type="string" calcext:value-type="string">
            <text:p>土曜日</text:p>
          </table:table-cell>
          <table:table-cell table:formula="of:=LEN([.L6])" office:value-type="float" office:value="3" calcext:value-type="float">
            <text:p>3</text:p>
          </table:table-cell>
          <table:table-cell office:value-type="string" calcext:value-type="string">
            <text:p>金曜日</text:p>
          </table:table-cell>
          <table:table-cell table:formula="of:=LEN([.N6])" office:value-type="float" office:value="3" calcext:value-type="float">
            <text:p>3</text:p>
          </table:table-cell>
        </table:table-row>
        <table:table-row table:style-name="ro3">
          <table:table-cell office:value-type="string" calcext:value-type="string">
            <text:p>歴史</text:p>
          </table:table-cell>
          <table:table-cell office:value-type="string" calcext:value-type="string">
            <text:p>第二次世界大戦で上陸作戦の舞台(ぶたい)</text:p>
          </table:table-cell>
          <table:table-cell table:formula="of:=LEN([.B7])" office:value-type="float" office:value="20" calcext:value-type="float">
            <text:p>20</text:p>
          </table:table-cell>
          <table:table-cell office:value-type="string" calcext:value-type="string">
            <text:p>となったﾌﾗﾝｽの地方は？</text:p>
          </table:table-cell>
          <table:table-cell table:formula="of:=LEN([.D7])" office:value-type="float" office:value="13" calcext:value-type="float">
            <text:p>13</text:p>
          </table:table-cell>
          <table:table-cell office:value-type="string" calcext:value-type="string">
            <text:p>ﾀﾞｲﾆｼﾞｾｶｲﾀｲｾﾝﾃﾞｼﾞｮｳﾘｸｻｸｾﾝﾉﾌﾞﾀｲﾄﾅｯﾀ ﾌﾗﾝｽﾉﾁﾎｳﾊ?_____</text:p>
          </table:table-cell>
          <table:table-cell table:formula="of:=LEN([.F7])" office:value-type="float" office:value="50" calcext:value-type="float">
            <text:p>50</text:p>
          </table:table-cell>
          <table:table-cell office:value-type="string" calcext:value-type="string">
            <text:p>ﾉﾙﾏﾝﾃﾞｨｰ</text:p>
          </table:table-cell>
          <table:table-cell table:formula="of:=LEN([.H7])" office:value-type="float" office:value="8" calcext:value-type="float">
            <text:p>8</text:p>
          </table:table-cell>
          <table:table-cell office:value-type="string" calcext:value-type="string">
            <text:p>ｶﾙﾌｫﾙﾆｱ</text:p>
          </table:table-cell>
          <table:table-cell table:formula="of:=LEN([.J7])" office:value-type="float" office:value="7" calcext:value-type="float">
            <text:p>7</text:p>
          </table:table-cell>
          <table:table-cell office:value-type="string" calcext:value-type="string">
            <text:p>ｼﾞｬﾌﾞﾛｰ</text:p>
          </table:table-cell>
          <table:table-cell table:formula="of:=LEN([.L7])" office:value-type="float" office:value="7" calcext:value-type="float">
            <text:p>7</text:p>
          </table:table-cell>
          <table:table-cell office:value-type="string" calcext:value-type="string">
            <text:p>ｵﾃﾞｯｻ</text:p>
          </table:table-cell>
          <table:table-cell table:formula="of:=LEN([.N7])" office:value-type="float" office:value="5" calcext:value-type="float">
            <text:p>5</text:p>
          </table:table-cell>
        </table:table-row>
        <table:table-row table:style-name="ro3">
          <table:table-cell office:value-type="string" calcext:value-type="string">
            <text:p>地理</text:p>
          </table:table-cell>
          <table:table-cell office:value-type="string" calcext:value-type="string">
            <text:p>世界遺産にも指定されている</text:p>
          </table:table-cell>
          <table:table-cell table:formula="of:=LEN([.B8])" office:value-type="float" office:value="13" calcext:value-type="float">
            <text:p>13</text:p>
          </table:table-cell>
          <table:table-cell office:value-type="string" calcext:value-type="string">
            <text:p>世界最小の国は？</text:p>
          </table:table-cell>
          <table:table-cell table:formula="of:=LEN([.D8])" office:value-type="float" office:value="8" calcext:value-type="float">
            <text:p>8</text:p>
          </table:table-cell>
          <table:table-cell office:value-type="string" calcext:value-type="string">
            <text:p>ｾｶｲｲｻﾝﾆﾓｼﾃｲｻﾚﾃｲﾙ ｾｶｲｻｲｼｮｳﾉｸﾆﾊ?</text:p>
          </table:table-cell>
          <table:table-cell table:formula="of:=LEN([.F8])" office:value-type="float" office:value="30" calcext:value-type="float">
            <text:p>30</text:p>
          </table:table-cell>
          <table:table-cell office:value-type="string" calcext:value-type="string">
            <text:p>ﾊﾞﾁｶﾝ市国</text:p>
          </table:table-cell>
          <table:table-cell table:formula="of:=LEN([.H8])" office:value-type="float" office:value="7" calcext:value-type="float">
            <text:p>7</text:p>
          </table:table-cell>
          <table:table-cell office:value-type="string" calcext:value-type="string">
            <text:p>日本</text:p>
          </table:table-cell>
          <table:table-cell table:formula="of:=LEN([.J8])" office:value-type="float" office:value="2" calcext:value-type="float">
            <text:p>2</text:p>
          </table:table-cell>
          <table:table-cell office:value-type="string" calcext:value-type="string">
            <text:p>中国</text:p>
          </table:table-cell>
          <table:table-cell table:formula="of:=LEN([.L8])" office:value-type="float" office:value="2" calcext:value-type="float">
            <text:p>2</text:p>
          </table:table-cell>
          <table:table-cell office:value-type="string" calcext:value-type="string">
            <text:p>ｲﾀﾘｱ</text:p>
          </table:table-cell>
          <table:table-cell table:formula="of:=LEN([.N8])" office:value-type="float" office:value="4" calcext:value-type="float">
            <text:p>4</text:p>
          </table:table-cell>
        </table:table-row>
        <table:table-row table:style-name="ro3">
          <table:table-cell office:value-type="string" calcext:value-type="string">
            <text:p>ｹﾞｰﾑ</text:p>
          </table:table-cell>
          <table:table-cell office:value-type="string" calcext:value-type="string">
            <text:p>ドラクエ2のｻﾏﾙﾄﾘｱ王子の</text:p>
          </table:table-cell>
          <table:table-cell table:formula="of:=LEN([.B9])" office:value-type="float" office:value="15" calcext:value-type="float">
            <text:p>15</text:p>
          </table:table-cell>
          <table:table-cell office:value-type="string" calcext:value-type="string">
            <text:p>名前の候補はどれ？</text:p>
          </table:table-cell>
          <table:table-cell table:formula="of:=LEN([.D9])" office:value-type="float" office:value="9" calcext:value-type="float">
            <text:p>9</text:p>
          </table:table-cell>
          <table:table-cell office:value-type="string" calcext:value-type="string">
            <text:p>ﾄﾞﾗｸｴﾂｰﾉ ｻﾏﾙﾄﾘｱｵｳｼﾞﾉﾅﾏｴﾉｺｳﾎﾊ?</text:p>
          </table:table-cell>
          <table:table-cell table:formula="of:=LEN([.F9])" office:value-type="float" office:value="29" calcext:value-type="float">
            <text:p>29</text:p>
          </table:table-cell>
          <table:table-cell office:value-type="string" calcext:value-type="string">
            <text:p>ﾄﾝﾇﾗ</text:p>
          </table:table-cell>
          <table:table-cell table:formula="of:=LEN([.H9])" office:value-type="float" office:value="4" calcext:value-type="float">
            <text:p>4</text:p>
          </table:table-cell>
          <table:table-cell office:value-type="string" calcext:value-type="string">
            <text:p>ｼｹﾞﾁｰ</text:p>
          </table:table-cell>
          <table:table-cell table:formula="of:=LEN([.J9])" office:value-type="float" office:value="5" calcext:value-type="float">
            <text:p>5</text:p>
          </table:table-cell>
          <table:table-cell office:value-type="string" calcext:value-type="string">
            <text:p>ﾊﾅﾐﾁ</text:p>
          </table:table-cell>
          <table:table-cell table:formula="of:=LEN([.L9])" office:value-type="float" office:value="4" calcext:value-type="float">
            <text:p>4</text:p>
          </table:table-cell>
          <table:table-cell office:value-type="string" calcext:value-type="string">
            <text:p>ｺﾞｸｳ</text:p>
          </table:table-cell>
          <table:table-cell table:formula="of:=LEN([.N9])" office:value-type="float" office:value="4" calcext:value-type="float">
            <text:p>4</text:p>
          </table:table-cell>
        </table:table-row>
        <table:table-row table:style-name="ro3">
          <table:table-cell office:value-type="string" calcext:value-type="string">
            <text:p>ｹﾞｰﾑ</text:p>
          </table:table-cell>
          <table:table-cell office:value-type="string" calcext:value-type="string">
            <text:p>「ｲﾝﾄﾞ人を右に」 この有名な誤植が</text:p>
          </table:table-cell>
          <table:table-cell table:formula="of:=LEN([.B10])" office:value-type="float" office:value="19" calcext:value-type="float">
            <text:p>19</text:p>
          </table:table-cell>
          <table:table-cell office:value-type="string" calcext:value-type="string">
            <text:p>載った雑誌は？</text:p>
          </table:table-cell>
          <table:table-cell table:formula="of:=LEN([.D10])" office:value-type="float" office:value="7" calcext:value-type="float">
            <text:p>7</text:p>
          </table:table-cell>
          <table:table-cell office:value-type="string" calcext:value-type="string">
            <text:p>ｲﾝﾄﾞｼﾞﾝｦﾐｷﾞﾆ ｺﾉﾕｳﾒｲﾅｺﾞｼｮｸｶﾞﾉｯﾀｻﾞｯｼﾊ?</text:p>
          </table:table-cell>
          <table:table-cell table:formula="of:=LEN([.F10])" office:value-type="float" office:value="36" calcext:value-type="float">
            <text:p>36</text:p>
          </table:table-cell>
          <table:table-cell office:value-type="string" calcext:value-type="string">
            <text:p>ｹﾞｰﾒｽﾄ</text:p>
          </table:table-cell>
          <table:table-cell table:formula="of:=LEN([.H10])" office:value-type="float" office:value="6" calcext:value-type="float">
            <text:p>6</text:p>
          </table:table-cell>
          <table:table-cell office:value-type="string" calcext:value-type="string">
            <text:p>Beep</text:p>
          </table:table-cell>
          <table:table-cell table:formula="of:=LEN([.J10])" office:value-type="float" office:value="4" calcext:value-type="float">
            <text:p>4</text:p>
          </table:table-cell>
          <table:table-cell office:value-type="string" calcext:value-type="string">
            <text:p>ﾛｸﾞｲﾝ</text:p>
          </table:table-cell>
          <table:table-cell table:formula="of:=LEN([.L10])" office:value-type="float" office:value="5" calcext:value-type="float">
            <text:p>5</text:p>
          </table:table-cell>
          <table:table-cell office:value-type="string" calcext:value-type="string">
            <text:p>ｺﾝﾌﾟﾃｨｰｸ</text:p>
          </table:table-cell>
          <table:table-cell table:formula="of:=LEN([.N10])" office:value-type="float" office:value="8" calcext:value-type="float">
            <text:p>8</text:p>
          </table:table-cell>
        </table:table-row>
        <table:table-row table:style-name="ro3">
          <table:table-cell office:value-type="string" calcext:value-type="string">
            <text:p>ｹﾞｰﾑ</text:p>
          </table:table-cell>
          <table:table-cell office:value-type="string" calcext:value-type="string">
            <text:p>ｻﾞﾝｷﾞｴﾌのﾀﾞﾌﾞﾙﾗﾘｱｯﾄの出し方は？</text:p>
          </table:table-cell>
          <table:table-cell table:formula="of:=LEN([.B11])" office:value-type="float" office:value="24" calcext:value-type="float">
            <text:p>24</text:p>
          </table:table-cell>
          <table:table-cell/>
          <table:table-cell table:formula="of:=LEN([.D11])" office:value-type="float" office:value="0" calcext:value-type="float">
            <text:p>0</text:p>
          </table:table-cell>
          <table:table-cell office:value-type="string" calcext:value-type="string">
            <text:p>ｻﾞﾝｷﾞｴﾌﾉﾀﾞﾌﾞﾙﾗﾘｱｯﾄﾉﾀﾞｼｶﾀﾊ?</text:p>
          </table:table-cell>
          <table:table-cell table:formula="of:=LEN([.F11])" office:value-type="float" office:value="26" calcext:value-type="float">
            <text:p>26</text:p>
          </table:table-cell>
          <table:table-cell office:value-type="string" calcext:value-type="string">
            <text:p>弱中強ﾊﾟﾝﾁ</text:p>
          </table:table-cell>
          <table:table-cell table:formula="of:=LEN([.H11])" office:value-type="float" office:value="7" calcext:value-type="float">
            <text:p>7</text:p>
          </table:table-cell>
          <table:table-cell office:value-type="string" calcext:value-type="string">
            <text:p>ﾚﾊﾞｰ上</text:p>
          </table:table-cell>
          <table:table-cell table:formula="of:=LEN([.J11])" office:value-type="float" office:value="5" calcext:value-type="float">
            <text:p>5</text:p>
          </table:table-cell>
          <table:table-cell office:value-type="string" calcext:value-type="string">
            <text:p>強ｷｯｸ</text:p>
          </table:table-cell>
          <table:table-cell table:formula="of:=LEN([.L11])" office:value-type="float" office:value="4" calcext:value-type="float">
            <text:p>4</text:p>
          </table:table-cell>
          <table:table-cell office:value-type="string" calcext:value-type="string">
            <text:p>ｽﾀｰﾄﾎﾞﾀﾝ</text:p>
          </table:table-cell>
          <table:table-cell table:formula="of:=LEN([.N11])" office:value-type="float" office:value="8" calcext:value-type="float">
            <text:p>8</text:p>
          </table:table-cell>
        </table:table-row>
        <table:table-row table:style-name="ro3">
          <table:table-cell office:value-type="string" calcext:value-type="string">
            <text:p>ｹﾞｰﾑ</text:p>
          </table:table-cell>
          <table:table-cell office:value-type="string" calcext:value-type="string">
            <text:p>「ｺｲﾝいっこいれる」 このｹﾞｰﾑﾒｰｶｰは？</text:p>
          </table:table-cell>
          <table:table-cell table:formula="of:=LEN([.B12])" office:value-type="float" office:value="24" calcext:value-type="float">
            <text:p>24</text:p>
          </table:table-cell>
          <table:table-cell/>
          <table:table-cell table:formula="of:=LEN([.D12])" office:value-type="float" office:value="0" calcext:value-type="float">
            <text:p>0</text:p>
          </table:table-cell>
          <table:table-cell office:value-type="string" calcext:value-type="string">
            <text:p>ｺｲﾝｲｯｺｲﾚﾙ ｺﾉｹﾞｰﾑﾒｰｶｰﾊ?</text:p>
          </table:table-cell>
          <table:table-cell table:formula="of:=LEN([.F12])" office:value-type="float" office:value="22" calcext:value-type="float">
            <text:p>22</text:p>
          </table:table-cell>
          <table:table-cell office:value-type="string" calcext:value-type="string">
            <text:p>ｱﾀﾘ</text:p>
          </table:table-cell>
          <table:table-cell table:formula="of:=LEN([.H12])" office:value-type="float" office:value="3" calcext:value-type="float">
            <text:p>3</text:p>
          </table:table-cell>
          <table:table-cell office:value-type="string" calcext:value-type="string">
            <text:p>ﾅﾑｺ</text:p>
          </table:table-cell>
          <table:table-cell table:formula="of:=LEN([.J12])" office:value-type="float" office:value="3" calcext:value-type="float">
            <text:p>3</text:p>
          </table:table-cell>
          <table:table-cell office:value-type="string" calcext:value-type="string">
            <text:p>ｺﾅﾐ</text:p>
          </table:table-cell>
          <table:table-cell table:formula="of:=LEN([.L12])" office:value-type="float" office:value="3" calcext:value-type="float">
            <text:p>3</text:p>
          </table:table-cell>
          <table:table-cell office:value-type="string" calcext:value-type="string">
            <text:p>ﾆﾁﾌﾞﾂ</text:p>
          </table:table-cell>
          <table:table-cell table:formula="of:=LEN([.N12])" office:value-type="float" office:value="5" calcext:value-type="float">
            <text:p>5</text:p>
          </table:table-cell>
        </table:table-row>
        <table:table-row table:style-name="ro3">
          <table:table-cell office:value-type="string" calcext:value-type="string">
            <text:p>ｹﾞｰﾑ</text:p>
          </table:table-cell>
          <table:table-cell office:value-type="string" calcext:value-type="string">
            <text:p>ｱﾀﾘの「E.T.」が埋められたとされる砂漠は？</text:p>
          </table:table-cell>
          <table:table-cell table:formula="of:=LEN([.B13])" office:value-type="float" office:value="24" calcext:value-type="float">
            <text:p>24</text:p>
          </table:table-cell>
          <table:table-cell/>
          <table:table-cell table:formula="of:=LEN([.D13])" office:value-type="float" office:value="0" calcext:value-type="float">
            <text:p>0</text:p>
          </table:table-cell>
          <table:table-cell office:value-type="string" calcext:value-type="string">
            <text:p>ｱﾀﾘﾉｲｰﾃｨｰｶﾞｳﾒﾗﾚﾀﾄｻﾚﾙｻﾊﾞｸﾊ?</text:p>
          </table:table-cell>
          <table:table-cell table:formula="of:=LEN([.F13])" office:value-type="float" office:value="26" calcext:value-type="float">
            <text:p>26</text:p>
          </table:table-cell>
          <table:table-cell office:value-type="string" calcext:value-type="string">
            <text:p>ｱﾗﾓｺﾞｰﾄﾞ</text:p>
          </table:table-cell>
          <table:table-cell table:formula="of:=LEN([.H13])" office:value-type="float" office:value="8" calcext:value-type="float">
            <text:p>8</text:p>
          </table:table-cell>
          <table:table-cell office:value-type="string" calcext:value-type="string">
            <text:p>ｱﾗﾓｰﾄﾞ</text:p>
          </table:table-cell>
          <table:table-cell table:formula="of:=LEN([.J13])" office:value-type="float" office:value="6" calcext:value-type="float">
            <text:p>6</text:p>
          </table:table-cell>
          <table:table-cell office:value-type="string" calcext:value-type="string">
            <text:p>ｺﾞﾋﾞ</text:p>
          </table:table-cell>
          <table:table-cell table:formula="of:=LEN([.L13])" office:value-type="float" office:value="4" calcext:value-type="float">
            <text:p>4</text:p>
          </table:table-cell>
          <table:table-cell office:value-type="string" calcext:value-type="string">
            <text:p>ｻﾊﾗ</text:p>
          </table:table-cell>
          <table:table-cell table:formula="of:=LEN([.N13])" office:value-type="float" office:value="3" calcext:value-type="float">
            <text:p>3</text:p>
          </table:table-cell>
        </table:table-row>
        <table:table-row table:style-name="ro3">
          <table:table-cell office:value-type="string" calcext:value-type="string">
            <text:p>地理</text:p>
          </table:table-cell>
          <table:table-cell office:value-type="string" calcext:value-type="string">
            <text:p>「ｻﾊﾗ砂漠」の「ｻﾊﾗ」 これってどんな意味？</text:p>
          </table:table-cell>
          <table:table-cell table:formula="of:=LEN([.B14])" office:value-type="float" office:value="24" calcext:value-type="float">
            <text:p>24</text:p>
          </table:table-cell>
          <table:table-cell/>
          <table:table-cell table:formula="of:=LEN([.D14])" office:value-type="float" office:value="0" calcext:value-type="float">
            <text:p>0</text:p>
          </table:table-cell>
          <table:table-cell office:value-type="string" calcext:value-type="string">
            <text:p>ｻﾊﾗｻﾊﾞｸﾉｻﾊﾗ ｺﾚｯﾃﾄﾞﾝﾅｲﾐ?</text:p>
          </table:table-cell>
          <table:table-cell table:formula="of:=LEN([.F14])" office:value-type="float" office:value="23" calcext:value-type="float">
            <text:p>23</text:p>
          </table:table-cell>
          <table:table-cell office:value-type="string" calcext:value-type="string">
            <text:p>砂漠</text:p>
          </table:table-cell>
          <table:table-cell table:formula="of:=LEN([.H14])" office:value-type="float" office:value="2" calcext:value-type="float">
            <text:p>2</text:p>
          </table:table-cell>
          <table:table-cell office:value-type="string" calcext:value-type="string">
            <text:p>鳥取</text:p>
          </table:table-cell>
          <table:table-cell table:formula="of:=LEN([.J14])" office:value-type="float" office:value="2" calcext:value-type="float">
            <text:p>2</text:p>
          </table:table-cell>
          <table:table-cell office:value-type="string" calcext:value-type="string">
            <text:p>東京</text:p>
          </table:table-cell>
          <table:table-cell table:formula="of:=LEN([.L14])" office:value-type="float" office:value="2" calcext:value-type="float">
            <text:p>2</text:p>
          </table:table-cell>
          <table:table-cell office:value-type="string" calcext:value-type="string">
            <text:p>ｼﾞｬﾝｸﾞﾙ</text:p>
          </table:table-cell>
          <table:table-cell table:formula="of:=LEN([.N14])" office:value-type="float" office:value="7" calcext:value-type="float">
            <text:p>7</text:p>
          </table:table-cell>
        </table:table-row>
        <table:table-row table:style-name="ro3">
          <table:table-cell office:value-type="string" calcext:value-type="string">
            <text:p>ｱﾆﾒ</text:p>
          </table:table-cell>
          <table:table-cell office:value-type="string" calcext:value-type="string">
            <text:p>映画「紅の豚」 主人公が乗っているのは？</text:p>
          </table:table-cell>
          <table:table-cell table:formula="of:=LEN([.B15])" office:value-type="float" office:value="20" calcext:value-type="float">
            <text:p>20</text:p>
          </table:table-cell>
          <table:table-cell/>
          <table:table-cell table:formula="of:=LEN([.D15])" office:value-type="float" office:value="0" calcext:value-type="float">
            <text:p>0</text:p>
          </table:table-cell>
          <table:table-cell office:value-type="string" calcext:value-type="string">
            <text:p>ｴｲｶﾞｸﾚﾅｲﾉﾌﾞﾀ ｼｭｼﾞﾝｺｳｶﾞﾉｯﾃｲﾙﾉﾊ?</text:p>
          </table:table-cell>
          <table:table-cell table:formula="of:=LEN([.F15])" office:value-type="float" office:value="30" calcext:value-type="float">
            <text:p>30</text:p>
          </table:table-cell>
          <table:table-cell office:value-type="string" calcext:value-type="string">
            <text:p>飛行艇</text:p>
          </table:table-cell>
          <table:table-cell table:formula="of:=LEN([.H15])" office:value-type="float" office:value="3" calcext:value-type="float">
            <text:p>3</text:p>
          </table:table-cell>
          <table:table-cell office:value-type="string" calcext:value-type="string">
            <text:p>荷車</text:p>
          </table:table-cell>
          <table:table-cell table:formula="of:=LEN([.J15])" office:value-type="float" office:value="2" calcext:value-type="float">
            <text:p>2</text:p>
          </table:table-cell>
          <table:table-cell office:value-type="string" calcext:value-type="string">
            <text:p>ﾖｯﾄ</text:p>
          </table:table-cell>
          <table:table-cell table:formula="of:=LEN([.L15])" office:value-type="float" office:value="3" calcext:value-type="float">
            <text:p>3</text:p>
          </table:table-cell>
          <table:table-cell office:value-type="string" calcext:value-type="string">
            <text:p>ｻｰﾌﾎﾞｰﾄﾞ</text:p>
          </table:table-cell>
          <table:table-cell table:formula="of:=LEN([.N15])" office:value-type="float" office:value="8" calcext:value-type="float">
            <text:p>8</text:p>
          </table:table-cell>
        </table:table-row>
        <table:table-row table:style-name="ro3">
          <table:table-cell office:value-type="string" calcext:value-type="string">
            <text:p>IT</text:p>
          </table:table-cell>
          <table:table-cell office:value-type="string" calcext:value-type="string">
            <text:p>MS-DOSで採用されていた</text:p>
          </table:table-cell>
          <table:table-cell table:formula="of:=LEN([.B16])" office:value-type="float" office:value="14" calcext:value-type="float">
            <text:p>14</text:p>
          </table:table-cell>
          <table:table-cell office:value-type="string" calcext:value-type="string">
            <text:p>日本語の文字ｺｰﾄﾞは？</text:p>
          </table:table-cell>
          <table:table-cell table:formula="of:=LEN([.D16])" office:value-type="float" office:value="12" calcext:value-type="float">
            <text:p>12</text:p>
          </table:table-cell>
          <table:table-cell office:value-type="string" calcext:value-type="string">
            <text:p>ｴﾑｴｽﾄﾞｽﾃﾞｻｲﾖｳｻﾚﾃｲﾀ ﾆﾎﾝｺﾞﾉﾓｼﾞｺｰﾄﾞﾊ?</text:p>
          </table:table-cell>
          <table:table-cell table:formula="of:=LEN([.F16])" office:value-type="float" office:value="34" calcext:value-type="float">
            <text:p>34</text:p>
          </table:table-cell>
          <table:table-cell office:value-type="string" calcext:value-type="string">
            <text:p>ｼﾌﾄJIS</text:p>
          </table:table-cell>
          <table:table-cell table:formula="of:=LEN([.H16])" office:value-type="float" office:value="6" calcext:value-type="float">
            <text:p>6</text:p>
          </table:table-cell>
          <table:table-cell office:value-type="string" calcext:value-type="string">
            <text:p>JIS</text:p>
          </table:table-cell>
          <table:table-cell table:formula="of:=LEN([.J16])" office:value-type="float" office:value="3" calcext:value-type="float">
            <text:p>3</text:p>
          </table:table-cell>
          <table:table-cell office:value-type="string" calcext:value-type="string">
            <text:p>EUC</text:p>
          </table:table-cell>
          <table:table-cell table:formula="of:=LEN([.L16])" office:value-type="float" office:value="3" calcext:value-type="float">
            <text:p>3</text:p>
          </table:table-cell>
          <table:table-cell office:value-type="string" calcext:value-type="string">
            <text:p>UNICODE</text:p>
          </table:table-cell>
          <table:table-cell table:formula="of:=LEN([.N16])" office:value-type="float" office:value="7" calcext:value-type="float">
            <text:p>7</text:p>
          </table:table-cell>
        </table:table-row>
        <table:table-row table:style-name="ro3">
          <table:table-cell office:value-type="string" calcext:value-type="string">
            <text:p>IT</text:p>
          </table:table-cell>
          <table:table-cell office:value-type="string" calcext:value-type="string">
            <text:p>EXから発展したUNIXのﾃｷｽﾄｴﾃﾞｨﾀは？</text:p>
          </table:table-cell>
          <table:table-cell table:formula="of:=LEN([.B17])" office:value-type="float" office:value="24" calcext:value-type="float">
            <text:p>24</text:p>
          </table:table-cell>
          <table:table-cell/>
          <table:table-cell table:formula="of:=LEN([.D17])" office:value-type="float" office:value="0" calcext:value-type="float">
            <text:p>0</text:p>
          </table:table-cell>
          <table:table-cell office:value-type="string" calcext:value-type="string">
            <text:p>ｲｰｴｸｽｶﾗﾊｯﾃﾝｼﾀ ﾕﾆｯｸｽﾉﾃｷｽﾄｴﾃﾞｨﾀﾊ?</text:p>
          </table:table-cell>
          <table:table-cell table:formula="of:=LEN([.F17])" office:value-type="float" office:value="31" calcext:value-type="float">
            <text:p>31</text:p>
          </table:table-cell>
          <table:table-cell office:value-type="string" calcext:value-type="string">
            <text:p>Vi</text:p>
          </table:table-cell>
          <table:table-cell table:formula="of:=LEN([.H17])" office:value-type="float" office:value="2" calcext:value-type="float">
            <text:p>2</text:p>
          </table:table-cell>
          <table:table-cell office:value-type="string" calcext:value-type="string">
            <text:p>Emacs</text:p>
          </table:table-cell>
          <table:table-cell table:formula="of:=LEN([.J17])" office:value-type="float" office:value="5" calcext:value-type="float">
            <text:p>5</text:p>
          </table:table-cell>
          <table:table-cell office:value-type="string" calcext:value-type="string">
            <text:p>VZ</text:p>
          </table:table-cell>
          <table:table-cell table:formula="of:=LEN([.L17])" office:value-type="float" office:value="2" calcext:value-type="float">
            <text:p>2</text:p>
          </table:table-cell>
          <table:table-cell office:value-type="string" calcext:value-type="string">
            <text:p>秀丸</text:p>
          </table:table-cell>
          <table:table-cell table:formula="of:=LEN([.N17])" office:value-type="float" office:value="2" calcext:value-type="float">
            <text:p>2</text:p>
          </table:table-cell>
        </table:table-row>
        <table:table-row table:style-name="ro3">
          <table:table-cell office:value-type="string" calcext:value-type="string">
            <text:p>数学</text:p>
          </table:table-cell>
          <table:table-cell office:value-type="string" calcext:value-type="string">
            <text:p>2の10乗を計算すると？</text:p>
          </table:table-cell>
          <table:table-cell table:formula="of:=LEN([.B18])" office:value-type="float" office:value="12" calcext:value-type="float">
            <text:p>12</text:p>
          </table:table-cell>
          <table:table-cell/>
          <table:table-cell table:formula="of:=LEN([.D18])" office:value-type="float" office:value="0" calcext:value-type="float">
            <text:p>0</text:p>
          </table:table-cell>
          <table:table-cell office:value-type="string" calcext:value-type="string">
            <text:p>ﾆﾉｼﾞｭｰｼﾞｮｰｦｹｲｻﾝｽﾙﾄ?</text:p>
          </table:table-cell>
          <table:table-cell table:formula="of:=LEN([.F18])" office:value-type="float" office:value="19" calcext:value-type="float">
            <text:p>19</text:p>
          </table:table-cell>
          <table:table-cell office:value-type="float" office:value="1024" calcext:value-type="float">
            <text:p>1024</text:p>
          </table:table-cell>
          <table:table-cell table:formula="of:=LEN([.H18])" office:value-type="float" office:value="4" calcext:value-type="float">
            <text:p>4</text:p>
          </table:table-cell>
          <table:table-cell office:value-type="float" office:value="512" calcext:value-type="float">
            <text:p>512</text:p>
          </table:table-cell>
          <table:table-cell table:formula="of:=LEN([.J18])" office:value-type="float" office:value="3" calcext:value-type="float">
            <text:p>3</text:p>
          </table:table-cell>
          <table:table-cell office:value-type="float" office:value="256" calcext:value-type="float">
            <text:p>256</text:p>
          </table:table-cell>
          <table:table-cell table:formula="of:=LEN([.L18])" office:value-type="float" office:value="3" calcext:value-type="float">
            <text:p>3</text:p>
          </table:table-cell>
          <table:table-cell office:value-type="float" office:value="8" calcext:value-type="float">
            <text:p>8</text:p>
          </table:table-cell>
          <table:table-cell table:formula="of:=LEN([.N18])" office:value-type="float" office:value="1" calcext:value-type="float">
            <text:p>1</text:p>
          </table:table-cell>
        </table:table-row>
        <table:table-row table:style-name="ro3">
          <table:table-cell office:value-type="string" calcext:value-type="string">
            <text:p>ｱﾆﾒ</text:p>
          </table:table-cell>
          <table:table-cell office:value-type="string" calcext:value-type="string">
            <text:p>ｱﾆﾒ「伝説巨人ｲﾃﾞｵﾝ」</text:p>
          </table:table-cell>
          <table:table-cell table:formula="of:=LEN([.B19])" office:value-type="float" office:value="14" calcext:value-type="float">
            <text:p>14</text:p>
          </table:table-cell>
          <table:table-cell office:value-type="string" calcext:value-type="string">
            <text:p>その無限ｴﾈﾙｷﾞｰをなんという？</text:p>
          </table:table-cell>
          <table:table-cell table:formula="of:=LEN([.D19])" office:value-type="float" office:value="17" calcext:value-type="float">
            <text:p>17</text:p>
          </table:table-cell>
          <table:table-cell office:value-type="string" calcext:value-type="string">
            <text:p>ｱﾆﾒ ﾃﾞﾝｾﾂｷｮｼﾞﾝｲﾃﾞｵﾝ ｿﾉﾑｹﾞﾝｴﾈﾙｷﾞｰｦﾅﾝﾄｲｳ?</text:p>
          </table:table-cell>
          <table:table-cell table:formula="of:=LEN([.F19])" office:value-type="float" office:value="39" calcext:value-type="float">
            <text:p>39</text:p>
          </table:table-cell>
          <table:table-cell office:value-type="string" calcext:value-type="string">
            <text:p>ｲﾃﾞ</text:p>
          </table:table-cell>
          <table:table-cell table:formula="of:=LEN([.H19])" office:value-type="float" office:value="3" calcext:value-type="float">
            <text:p>3</text:p>
          </table:table-cell>
          <table:table-cell office:value-type="string" calcext:value-type="string">
            <text:p>ﾋﾃﾞ</text:p>
          </table:table-cell>
          <table:table-cell table:formula="of:=LEN([.J19])" office:value-type="float" office:value="3" calcext:value-type="float">
            <text:p>3</text:p>
          </table:table-cell>
          <table:table-cell office:value-type="string" calcext:value-type="string">
            <text:p>ﾇﾃﾞ</text:p>
          </table:table-cell>
          <table:table-cell table:formula="of:=LEN([.L19])" office:value-type="float" office:value="3" calcext:value-type="float">
            <text:p>3</text:p>
          </table:table-cell>
          <table:table-cell office:value-type="string" calcext:value-type="string">
            <text:p>ﾄﾃﾞ</text:p>
          </table:table-cell>
          <table:table-cell table:formula="of:=LEN([.N19])" office:value-type="float" office:value="3" calcext:value-type="float">
            <text:p>3</text:p>
          </table:table-cell>
        </table:table-row>
        <table:table-row table:style-name="ro3">
          <table:table-cell office:value-type="string" calcext:value-type="string">
            <text:p>動物</text:p>
          </table:table-cell>
          <table:table-cell office:value-type="string" calcext:value-type="string">
            <text:p>ｺｱﾗが主食とする植物は？</text:p>
          </table:table-cell>
          <table:table-cell table:formula="of:=LEN([.B20])" office:value-type="float" office:value="13" calcext:value-type="float">
            <text:p>13</text:p>
          </table:table-cell>
          <table:table-cell/>
          <table:table-cell table:formula="of:=LEN([.D20])" office:value-type="float" office:value="0" calcext:value-type="float">
            <text:p>0</text:p>
          </table:table-cell>
          <table:table-cell office:value-type="string" calcext:value-type="string">
            <text:p>ｺｱﾗｶﾞｼｭｼｮｸﾄｽﾙｼｮｸﾌﾞﾂﾊ?</text:p>
          </table:table-cell>
          <table:table-cell table:formula="of:=LEN([.F20])" office:value-type="float" office:value="21" calcext:value-type="float">
            <text:p>21</text:p>
          </table:table-cell>
          <table:table-cell office:value-type="string" calcext:value-type="string">
            <text:p>ﾕｰｶﾘ</text:p>
          </table:table-cell>
          <table:table-cell table:formula="of:=LEN([.H20])" office:value-type="float" office:value="4" calcext:value-type="float">
            <text:p>4</text:p>
          </table:table-cell>
          <table:table-cell office:value-type="string" calcext:value-type="string">
            <text:p>ｻｻ</text:p>
          </table:table-cell>
          <table:table-cell table:formula="of:=LEN([.J20])" office:value-type="float" office:value="2" calcext:value-type="float">
            <text:p>2</text:p>
          </table:table-cell>
          <table:table-cell office:value-type="string" calcext:value-type="string">
            <text:p>ﾋﾟｰﾏﾝ</text:p>
          </table:table-cell>
          <table:table-cell table:formula="of:=LEN([.L20])" office:value-type="float" office:value="5" calcext:value-type="float">
            <text:p>5</text:p>
          </table:table-cell>
          <table:table-cell office:value-type="string" calcext:value-type="string">
            <text:p>ﾅｯﾂ</text:p>
          </table:table-cell>
          <table:table-cell table:formula="of:=LEN([.N20])" office:value-type="float" office:value="3" calcext:value-type="float">
            <text:p>3</text:p>
          </table:table-cell>
        </table:table-row>
        <table:table-row table:style-name="ro3">
          <table:table-cell office:value-type="string" calcext:value-type="string">
            <text:p>動物</text:p>
          </table:table-cell>
          <table:table-cell office:value-type="string" calcext:value-type="string">
            <text:p>渡り鳥が旅する時に使っていると</text:p>
          </table:table-cell>
          <table:table-cell table:formula="of:=LEN([.B21])" office:value-type="float" office:value="15" calcext:value-type="float">
            <text:p>15</text:p>
          </table:table-cell>
          <table:table-cell office:value-type="string" calcext:value-type="string">
            <text:p>いわれているものは？</text:p>
          </table:table-cell>
          <table:table-cell table:formula="of:=LEN([.D21])" office:value-type="float" office:value="10" calcext:value-type="float">
            <text:p>10</text:p>
          </table:table-cell>
          <table:table-cell office:value-type="string" calcext:value-type="string">
            <text:p>ﾜﾀﾘﾄﾞﾘｶﾞﾀﾋﾞｽﾙﾄｷﾆ ﾂｶｯﾃｲﾙﾄｲﾜﾚﾃｲﾙﾓﾉﾊ?</text:p>
          </table:table-cell>
          <table:table-cell table:formula="of:=LEN([.F21])" office:value-type="float" office:value="34" calcext:value-type="float">
            <text:p>34</text:p>
          </table:table-cell>
          <table:table-cell office:value-type="string" calcext:value-type="string">
            <text:p>地磁気</text:p>
          </table:table-cell>
          <table:table-cell table:formula="of:=LEN([.H21])" office:value-type="float" office:value="3" calcext:value-type="float">
            <text:p>3</text:p>
          </table:table-cell>
          <table:table-cell office:value-type="string" calcext:value-type="string">
            <text:p>地図</text:p>
          </table:table-cell>
          <table:table-cell table:formula="of:=LEN([.J21])" office:value-type="float" office:value="2" calcext:value-type="float">
            <text:p>2</text:p>
          </table:table-cell>
          <table:table-cell office:value-type="string" calcext:value-type="string">
            <text:p>GPS</text:p>
          </table:table-cell>
          <table:table-cell table:formula="of:=LEN([.L21])" office:value-type="float" office:value="3" calcext:value-type="float">
            <text:p>3</text:p>
          </table:table-cell>
          <table:table-cell office:value-type="string" calcext:value-type="string">
            <text:p>水晶玉</text:p>
          </table:table-cell>
          <table:table-cell table:formula="of:=LEN([.N21])" office:value-type="float" office:value="3" calcext:value-type="float">
            <text:p>3</text:p>
          </table:table-cell>
        </table:table-row>
        <table:table-row table:style-name="ro3">
          <table:table-cell office:value-type="string" calcext:value-type="string">
            <text:p>ﾌﾟﾁｺﾝ</text:p>
          </table:table-cell>
          <table:table-cell office:value-type="string" calcext:value-type="string">
            <text:p>初代ﾌﾟﾁｺﾝの発売日は3月何日？</text:p>
          </table:table-cell>
          <table:table-cell table:formula="of:=LEN([.B22])" office:value-type="float" office:value="17" calcext:value-type="float">
            <text:p>17</text:p>
          </table:table-cell>
          <table:table-cell/>
          <table:table-cell table:formula="of:=LEN([.D22])" office:value-type="float" office:value="0" calcext:value-type="float">
            <text:p>0</text:p>
          </table:table-cell>
          <table:table-cell office:value-type="string" calcext:value-type="string">
            <text:p>ｼｮﾀﾞｲﾌﾟﾁｺﾝﾉﾊﾂﾊﾞｲﾋﾞﾊｻﾝｶﾞﾂﾅﾝﾆﾁ?</text:p>
          </table:table-cell>
          <table:table-cell table:formula="of:=LEN([.F22])" office:value-type="float" office:value="29" calcext:value-type="float">
            <text:p>29</text:p>
          </table:table-cell>
          <table:table-cell office:value-type="string" calcext:value-type="string">
            <text:p>9日</text:p>
          </table:table-cell>
          <table:table-cell table:formula="of:=LEN([.H22])" office:value-type="float" office:value="2" calcext:value-type="float">
            <text:p>2</text:p>
          </table:table-cell>
          <table:table-cell office:value-type="string" calcext:value-type="string">
            <text:p>1日</text:p>
          </table:table-cell>
          <table:table-cell table:formula="of:=LEN([.J22])" office:value-type="float" office:value="2" calcext:value-type="float">
            <text:p>2</text:p>
          </table:table-cell>
          <table:table-cell office:value-type="string" calcext:value-type="string">
            <text:p>28日</text:p>
          </table:table-cell>
          <table:table-cell table:formula="of:=LEN([.L22])" office:value-type="float" office:value="3" calcext:value-type="float">
            <text:p>3</text:p>
          </table:table-cell>
          <table:table-cell office:value-type="string" calcext:value-type="string">
            <text:p>256日</text:p>
          </table:table-cell>
          <table:table-cell table:formula="of:=LEN([.N22])" office:value-type="float" office:value="4" calcext:value-type="float">
            <text:p>4</text:p>
          </table:table-cell>
        </table:table-row>
        <table:table-row table:style-name="ro3">
          <table:table-cell office:value-type="string" calcext:value-type="string">
            <text:p>IT</text:p>
          </table:table-cell>
          <table:table-cell office:value-type="string" calcext:value-type="string">
            <text:p>大ﾋｯﾄとなったｱｯﾌﾟﾙの音楽ﾌﾟﾚｰﾔｰは？</text:p>
          </table:table-cell>
          <table:table-cell table:formula="of:=LEN([.B23])" office:value-type="float" office:value="24" calcext:value-type="float">
            <text:p>24</text:p>
          </table:table-cell>
          <table:table-cell/>
          <table:table-cell table:formula="of:=LEN([.D23])" office:value-type="float" office:value="0" calcext:value-type="float">
            <text:p>0</text:p>
          </table:table-cell>
          <table:table-cell office:value-type="string" calcext:value-type="string">
            <text:p>ﾀﾞｲﾋｯﾄﾄﾅｯﾀｱｯﾌﾟﾙﾉｵﾝｶﾞｸﾌﾟﾚｰﾔｰﾊ?</text:p>
          </table:table-cell>
          <table:table-cell table:formula="of:=LEN([.F23])" office:value-type="float" office:value="29" calcext:value-type="float">
            <text:p>29</text:p>
          </table:table-cell>
          <table:table-cell office:value-type="string" calcext:value-type="string">
            <text:p>iPod</text:p>
          </table:table-cell>
          <table:table-cell table:formula="of:=LEN([.H23])" office:value-type="float" office:value="4" calcext:value-type="float">
            <text:p>4</text:p>
          </table:table-cell>
          <table:table-cell office:value-type="string" calcext:value-type="string">
            <text:p>iPhone</text:p>
          </table:table-cell>
          <table:table-cell table:formula="of:=LEN([.J23])" office:value-type="float" office:value="6" calcext:value-type="float">
            <text:p>6</text:p>
          </table:table-cell>
          <table:table-cell office:value-type="string" calcext:value-type="string">
            <text:p>Android</text:p>
          </table:table-cell>
          <table:table-cell table:formula="of:=LEN([.L23])" office:value-type="float" office:value="7" calcext:value-type="float">
            <text:p>7</text:p>
          </table:table-cell>
          <table:table-cell office:value-type="string" calcext:value-type="string">
            <text:p>Walkman</text:p>
          </table:table-cell>
          <table:table-cell table:formula="of:=LEN([.N23])" office:value-type="float" office:value="7" calcext:value-type="float">
            <text:p>7</text:p>
          </table:table-cell>
        </table:table-row>
        <table:table-row table:style-name="ro3">
          <table:table-cell office:value-type="string" calcext:value-type="string">
            <text:p>数学</text:p>
          </table:table-cell>
          <table:table-cell office:value-type="string" calcext:value-type="string">
            <text:p>積分記号(せきぶんきごう)のことを何という？</text:p>
          </table:table-cell>
          <table:table-cell table:formula="of:=LEN([.B24])" office:value-type="float" office:value="22" calcext:value-type="float">
            <text:p>22</text:p>
          </table:table-cell>
          <table:table-cell/>
          <table:table-cell table:formula="of:=LEN([.D24])" office:value-type="float" office:value="0" calcext:value-type="float">
            <text:p>0</text:p>
          </table:table-cell>
          <table:table-cell office:value-type="string" calcext:value-type="string">
            <text:p>ｾｷﾌﾞﾝｷｺﾞｳﾉｺﾄｦﾅﾝﾄｲｳ?</text:p>
          </table:table-cell>
          <table:table-cell table:formula="of:=LEN([.F24])" office:value-type="float" office:value="19" calcext:value-type="float">
            <text:p>19</text:p>
          </table:table-cell>
          <table:table-cell office:value-type="string" calcext:value-type="string">
            <text:p>ｲﾝﾃｸﾞﾗﾙ</text:p>
          </table:table-cell>
          <table:table-cell table:formula="of:=LEN([.H24])" office:value-type="float" office:value="7" calcext:value-type="float">
            <text:p>7</text:p>
          </table:table-cell>
          <table:table-cell office:value-type="string" calcext:value-type="string">
            <text:p>ﾀｰﾐﾈｰﾀ</text:p>
          </table:table-cell>
          <table:table-cell table:formula="of:=LEN([.J24])" office:value-type="float" office:value="6" calcext:value-type="float">
            <text:p>6</text:p>
          </table:table-cell>
          <table:table-cell office:value-type="string" calcext:value-type="string">
            <text:p>ｼﾙﾌｨｰﾄﾞ</text:p>
          </table:table-cell>
          <table:table-cell table:formula="of:=LEN([.L24])" office:value-type="float" office:value="7" calcext:value-type="float">
            <text:p>7</text:p>
          </table:table-cell>
          <table:table-cell office:value-type="string" calcext:value-type="string">
            <text:p>ｼﾝﾄﾞﾗｰ</text:p>
          </table:table-cell>
          <table:table-cell table:formula="of:=LEN([.N24])" office:value-type="float" office:value="6" calcext:value-type="float">
            <text:p>6</text:p>
          </table:table-cell>
        </table:table-row>
        <table:table-row table:style-name="ro3">
          <table:table-cell office:value-type="string" calcext:value-type="string">
            <text:p>音楽</text:p>
          </table:table-cell>
          <table:table-cell office:value-type="string" calcext:value-type="string">
            <text:p>作曲家ﾓｰﾂｱﾙﾄの生まれた都市(とし)は？</text:p>
          </table:table-cell>
          <table:table-cell table:formula="of:=LEN([.B25])" office:value-type="float" office:value="22" calcext:value-type="float">
            <text:p>22</text:p>
          </table:table-cell>
          <table:table-cell/>
          <table:table-cell table:formula="of:=LEN([.D25])" office:value-type="float" office:value="0" calcext:value-type="float">
            <text:p>0</text:p>
          </table:table-cell>
          <table:table-cell office:value-type="string" calcext:value-type="string">
            <text:p>ｻｯｷｮｸｶ ﾓｰﾂｱﾙﾄﾉｳﾏﾚﾀﾄｼﾊ?</text:p>
          </table:table-cell>
          <table:table-cell table:formula="of:=LEN([.F25])" office:value-type="float" office:value="22" calcext:value-type="float">
            <text:p>22</text:p>
          </table:table-cell>
          <table:table-cell office:value-type="string" calcext:value-type="string">
            <text:p>ｻﾞﾙﾂﾌﾞﾙｸﾞ</text:p>
          </table:table-cell>
          <table:table-cell table:formula="of:=LEN([.H25])" office:value-type="float" office:value="9" calcext:value-type="float">
            <text:p>9</text:p>
          </table:table-cell>
          <table:table-cell office:value-type="string" calcext:value-type="string">
            <text:p>ｳｲｰﾝ</text:p>
          </table:table-cell>
          <table:table-cell table:formula="of:=LEN([.J25])" office:value-type="float" office:value="4" calcext:value-type="float">
            <text:p>4</text:p>
          </table:table-cell>
          <table:table-cell office:value-type="string" calcext:value-type="string">
            <text:p>ﾊﾟﾘ</text:p>
          </table:table-cell>
          <table:table-cell table:formula="of:=LEN([.L25])" office:value-type="float" office:value="3" calcext:value-type="float">
            <text:p>3</text:p>
          </table:table-cell>
          <table:table-cell office:value-type="string" calcext:value-type="string">
            <text:p>ﾁｭｰﾘｯﾋ</text:p>
          </table:table-cell>
          <table:table-cell table:formula="of:=LEN([.N25])" office:value-type="float" office:value="6" calcext:value-type="float">
            <text:p>6</text:p>
          </table:table-cell>
        </table:table-row>
        <table:table-row table:style-name="ro3">
          <table:table-cell office:value-type="string" calcext:value-type="string">
            <text:p>国語</text:p>
          </table:table-cell>
          <table:table-cell office:value-type="string" calcext:value-type="string">
            <text:p>漢字の「へん」「つくり」</text:p>
          </table:table-cell>
          <table:table-cell table:formula="of:=LEN([.B26])" office:value-type="float" office:value="12" calcext:value-type="float">
            <text:p>12</text:p>
          </table:table-cell>
          <table:table-cell office:value-type="string" calcext:value-type="string">
            <text:p>これらを何という？</text:p>
          </table:table-cell>
          <table:table-cell table:formula="of:=LEN([.D26])" office:value-type="float" office:value="9" calcext:value-type="float">
            <text:p>9</text:p>
          </table:table-cell>
          <table:table-cell office:value-type="string" calcext:value-type="string">
            <text:p>ｶﾝｼﾞﾉﾍﾝ ﾂｸﾘ ｺﾚﾗｦﾅﾝﾄｲｳ?</text:p>
          </table:table-cell>
          <table:table-cell table:formula="of:=LEN([.F26])" office:value-type="float" office:value="22" calcext:value-type="float">
            <text:p>22</text:p>
          </table:table-cell>
          <table:table-cell office:value-type="string" calcext:value-type="string">
            <text:p>部首</text:p>
          </table:table-cell>
          <table:table-cell table:formula="of:=LEN([.H26])" office:value-type="float" office:value="2" calcext:value-type="float">
            <text:p>2</text:p>
          </table:table-cell>
          <table:table-cell office:value-type="string" calcext:value-type="string">
            <text:p>うかんむり</text:p>
          </table:table-cell>
          <table:table-cell table:formula="of:=LEN([.J26])" office:value-type="float" office:value="5" calcext:value-type="float">
            <text:p>5</text:p>
          </table:table-cell>
          <table:table-cell office:value-type="string" calcext:value-type="string">
            <text:p>しんにょう</text:p>
          </table:table-cell>
          <table:table-cell table:formula="of:=LEN([.L26])" office:value-type="float" office:value="5" calcext:value-type="float">
            <text:p>5</text:p>
          </table:table-cell>
          <table:table-cell office:value-type="string" calcext:value-type="string">
            <text:p>ふしゅ～</text:p>
          </table:table-cell>
          <table:table-cell table:formula="of:=LEN([.N26])" office:value-type="float" office:value="4" calcext:value-type="float">
            <text:p>4</text:p>
          </table:table-cell>
        </table:table-row>
        <table:table-row table:style-name="ro3">
          <table:table-cell office:value-type="string" calcext:value-type="string">
            <text:p>歴史</text:p>
          </table:table-cell>
          <table:table-cell office:value-type="string" calcext:value-type="string">
            <text:p>奈良時代に建てられた世界最大の大仏殿は？</text:p>
          </table:table-cell>
          <table:table-cell table:formula="of:=LEN([.B27])" office:value-type="float" office:value="20" calcext:value-type="float">
            <text:p>20</text:p>
          </table:table-cell>
          <table:table-cell/>
          <table:table-cell table:formula="of:=LEN([.D27])" office:value-type="float" office:value="0" calcext:value-type="float">
            <text:p>0</text:p>
          </table:table-cell>
          <table:table-cell office:value-type="string" calcext:value-type="string">
            <text:p>ﾅﾗｼﾞﾀﾞｲﾆﾀﾃﾗﾚﾀ ｾｶｲｻｲﾀﾞｲﾉﾀﾞｲﾌﾞﾂﾃﾞﾝﾊ?</text:p>
          </table:table-cell>
          <table:table-cell table:formula="of:=LEN([.F27])" office:value-type="float" office:value="34" calcext:value-type="float">
            <text:p>34</text:p>
          </table:table-cell>
          <table:table-cell office:value-type="string" calcext:value-type="string">
            <text:p>東大寺</text:p>
          </table:table-cell>
          <table:table-cell table:formula="of:=LEN([.H27])" office:value-type="float" office:value="3" calcext:value-type="float">
            <text:p>3</text:p>
          </table:table-cell>
          <table:table-cell office:value-type="string" calcext:value-type="string">
            <text:p>薬師寺</text:p>
          </table:table-cell>
          <table:table-cell table:formula="of:=LEN([.J27])" office:value-type="float" office:value="3" calcext:value-type="float">
            <text:p>3</text:p>
          </table:table-cell>
          <table:table-cell office:value-type="string" calcext:value-type="string">
            <text:p>東寺</text:p>
          </table:table-cell>
          <table:table-cell table:formula="of:=LEN([.L27])" office:value-type="float" office:value="2" calcext:value-type="float">
            <text:p>2</text:p>
          </table:table-cell>
          <table:table-cell office:value-type="string" calcext:value-type="string">
            <text:p>法隆寺</text:p>
          </table:table-cell>
          <table:table-cell table:formula="of:=LEN([.N27])" office:value-type="float" office:value="3" calcext:value-type="float">
            <text:p>3</text:p>
          </table:table-cell>
        </table:table-row>
        <table:table-row table:style-name="ro3">
          <table:table-cell office:value-type="string" calcext:value-type="string">
            <text:p>ｹﾞｰﾑ</text:p>
          </table:table-cell>
          <table:table-cell office:value-type="string" calcext:value-type="string">
            <text:p>ｹﾞｰﾑ「ﾄﾞﾙｱｰｶﾞの塔」</text:p>
          </table:table-cell>
          <table:table-cell table:formula="of:=LEN([.B28])" office:value-type="float" office:value="15" calcext:value-type="float">
            <text:p>15</text:p>
          </table:table-cell>
          <table:table-cell office:value-type="string" calcext:value-type="string">
            <text:p>その背景となる叙事詩(じょじし)は？</text:p>
          </table:table-cell>
          <table:table-cell table:formula="of:=LEN([.D28])" office:value-type="float" office:value="18" calcext:value-type="float">
            <text:p>18</text:p>
          </table:table-cell>
          <table:table-cell office:value-type="string" calcext:value-type="string">
            <text:p>ｹﾞｰﾑﾄﾞﾙｱｰｶﾞﾉﾄｳ ｿﾉﾊｲｹｲﾄﾅﾙｼﾞｮｼﾞｼﾊ?</text:p>
          </table:table-cell>
          <table:table-cell table:formula="of:=LEN([.F28])" office:value-type="float" office:value="32" calcext:value-type="float">
            <text:p>32</text:p>
          </table:table-cell>
          <table:table-cell office:value-type="string" calcext:value-type="string">
            <text:p>ｷﾞﾙｶﾞﾒｯｼｭ</text:p>
          </table:table-cell>
          <table:table-cell table:formula="of:=LEN([.H28])" office:value-type="float" office:value="9" calcext:value-type="float">
            <text:p>9</text:p>
          </table:table-cell>
          <table:table-cell office:value-type="string" calcext:value-type="string">
            <text:p>ﾗｰﾏｰﾔﾅ</text:p>
          </table:table-cell>
          <table:table-cell table:formula="of:=LEN([.J28])" office:value-type="float" office:value="6" calcext:value-type="float">
            <text:p>6</text:p>
          </table:table-cell>
          <table:table-cell office:value-type="string" calcext:value-type="string">
            <text:p>ﾍﾞｵｳﾙﾌ</text:p>
          </table:table-cell>
          <table:table-cell table:formula="of:=LEN([.L28])" office:value-type="float" office:value="6" calcext:value-type="float">
            <text:p>6</text:p>
          </table:table-cell>
          <table:table-cell office:value-type="string" calcext:value-type="string">
            <text:p>ｲﾘｱｽ</text:p>
          </table:table-cell>
          <table:table-cell table:formula="of:=LEN([.N28])" office:value-type="float" office:value="4" calcext:value-type="float">
            <text:p>4</text:p>
          </table:table-cell>
        </table:table-row>
        <table:table-row table:style-name="ro3">
          <table:table-cell office:value-type="string" calcext:value-type="string">
            <text:p>ﾌﾟﾁｺﾝ</text:p>
          </table:table-cell>
          <table:table-cell office:value-type="string" calcext:value-type="string">
            <text:p>次のうち ﾌﾟﾁｺﾝmk2で追加された命令は？</text:p>
          </table:table-cell>
          <table:table-cell table:formula="of:=LEN([.B29])" office:value-type="float" office:value="23" calcext:value-type="float">
            <text:p>23</text:p>
          </table:table-cell>
          <table:table-cell/>
          <table:table-cell table:formula="of:=LEN([.D29])" office:value-type="float" office:value="0" calcext:value-type="float">
            <text:p>0</text:p>
          </table:table-cell>
          <table:table-cell office:value-type="string" calcext:value-type="string">
            <text:p>ﾂｷﾞﾉｳﾁ ﾌﾟﾁｺﾝﾏｰｸﾂｰﾃﾞﾂｲｶｻﾚﾀﾒｲﾚｲﾊ?</text:p>
          </table:table-cell>
          <table:table-cell table:formula="of:=LEN([.F29])" office:value-type="float" office:value="31" calcext:value-type="float">
            <text:p>31</text:p>
          </table:table-cell>
          <table:table-cell office:value-type="string" calcext:value-type="string">
            <text:p>BGFILL</text:p>
          </table:table-cell>
          <table:table-cell table:formula="of:=LEN([.H29])" office:value-type="float" office:value="6" calcext:value-type="float">
            <text:p>6</text:p>
          </table:table-cell>
          <table:table-cell office:value-type="string" calcext:value-type="string">
            <text:p>GFILL</text:p>
          </table:table-cell>
          <table:table-cell table:formula="of:=LEN([.J29])" office:value-type="float" office:value="5" calcext:value-type="float">
            <text:p>5</text:p>
          </table:table-cell>
          <table:table-cell office:value-type="string" calcext:value-type="string">
            <text:p>COLINIT</text:p>
          </table:table-cell>
          <table:table-cell table:formula="of:=LEN([.L29])" office:value-type="float" office:value="7" calcext:value-type="float">
            <text:p>7</text:p>
          </table:table-cell>
          <table:table-cell office:value-type="string" calcext:value-type="string">
            <text:p>BGMPLAY</text:p>
          </table:table-cell>
          <table:table-cell table:formula="of:=LEN([.N29])" office:value-type="float" office:value="7" calcext:value-type="float">
            <text:p>7</text:p>
          </table:table-cell>
        </table:table-row>
        <table:table-row table:style-name="ro3">
          <table:table-cell office:value-type="string" calcext:value-type="string">
            <text:p>ﾌﾟﾁｺﾝ</text:p>
          </table:table-cell>
          <table:table-cell office:value-type="string" calcext:value-type="string">
            <text:p>ｽﾏﾌﾞ小林社長から送られてくることがある</text:p>
          </table:table-cell>
          <table:table-cell table:formula="of:=LEN([.B30])" office:value-type="float" office:value="21" calcext:value-type="float">
            <text:p>21</text:p>
          </table:table-cell>
          <table:table-cell office:value-type="string" calcext:value-type="string">
            <text:p>ﾌﾟﾗﾓﾃﾞﾙとは？</text:p>
          </table:table-cell>
          <table:table-cell table:formula="of:=LEN([.D30])" office:value-type="float" office:value="10" calcext:value-type="float">
            <text:p>10</text:p>
          </table:table-cell>
          <table:table-cell office:value-type="string" calcext:value-type="string">
            <text:p>ｽﾏﾌﾞ ｺﾊﾞﾔｼｼｬﾁｮｳｶﾗｵｸﾗﾚﾃｸﾙｺﾄｶﾞｱﾙﾌﾟﾗﾓﾃﾞﾙﾄﾊ?____</text:p>
          </table:table-cell>
          <table:table-cell table:formula="of:=LEN([.F30])" office:value-type="float" office:value="44" calcext:value-type="float">
            <text:p>44</text:p>
          </table:table-cell>
          <table:table-cell office:value-type="string" calcext:value-type="string">
            <text:p>ｽﾞｺﾞｯｸ</text:p>
          </table:table-cell>
          <table:table-cell table:formula="of:=LEN([.H30])" office:value-type="float" office:value="6" calcext:value-type="float">
            <text:p>6</text:p>
          </table:table-cell>
          <table:table-cell office:value-type="string" calcext:value-type="string">
            <text:p>ｷﾞｬﾝ</text:p>
          </table:table-cell>
          <table:table-cell table:formula="of:=LEN([.J30])" office:value-type="float" office:value="4" calcext:value-type="float">
            <text:p>4</text:p>
          </table:table-cell>
          <table:table-cell office:value-type="string" calcext:value-type="string">
            <text:p>ﾋﾞｸﾞｻﾞﾑ</text:p>
          </table:table-cell>
          <table:table-cell table:formula="of:=LEN([.L30])" office:value-type="float" office:value="7" calcext:value-type="float">
            <text:p>7</text:p>
          </table:table-cell>
          <table:table-cell office:value-type="string" calcext:value-type="string">
            <text:p>ｱｯｶﾞｲ</text:p>
          </table:table-cell>
          <table:table-cell table:formula="of:=LEN([.N30])" office:value-type="float" office:value="5" calcext:value-type="float">
            <text:p>5</text:p>
          </table:table-cell>
        </table:table-row>
        <table:table-row table:style-name="ro3">
          <table:table-cell office:value-type="string" calcext:value-type="string">
            <text:p>ﾌﾟﾁｺﾝ</text:p>
          </table:table-cell>
          <table:table-cell office:value-type="string" calcext:value-type="string">
            <text:p>ﾌﾟﾁｺﾝの四人組 ﾊｶｾ ｲﾝﾃﾘ ﾜﾝﾊﾟｸ</text:p>
          </table:table-cell>
          <table:table-cell table:formula="of:=LEN([.B31])" office:value-type="float" office:value="24" calcext:value-type="float">
            <text:p>24</text:p>
          </table:table-cell>
          <table:table-cell office:value-type="string" calcext:value-type="string">
            <text:p>もう一人は？</text:p>
          </table:table-cell>
          <table:table-cell table:formula="of:=LEN([.D31])" office:value-type="float" office:value="6" calcext:value-type="float">
            <text:p>6</text:p>
          </table:table-cell>
          <table:table-cell office:value-type="string" calcext:value-type="string">
            <text:p>ﾌﾟﾁｺﾝﾉﾖﾆﾝｸﾞﾐ ﾊｶｾ ｲﾝﾃﾘ ﾜﾝﾊﾟｸ ﾓｳﾋﾄﾘﾊ?</text:p>
          </table:table-cell>
          <table:table-cell table:formula="of:=LEN([.F31])" office:value-type="float" office:value="35" calcext:value-type="float">
            <text:p>35</text:p>
          </table:table-cell>
          <table:table-cell office:value-type="string" calcext:value-type="string">
            <text:p>神崎(かんざき)</text:p>
          </table:table-cell>
          <table:table-cell table:formula="of:=LEN([.H31])" office:value-type="float" office:value="8" calcext:value-type="float">
            <text:p>8</text:p>
          </table:table-cell>
          <table:table-cell office:value-type="string" calcext:value-type="string">
            <text:p>ﾀﾞﾐｰ</text:p>
          </table:table-cell>
          <table:table-cell table:formula="of:=LEN([.J31])" office:value-type="float" office:value="4" calcext:value-type="float">
            <text:p>4</text:p>
          </table:table-cell>
          <table:table-cell office:value-type="string" calcext:value-type="string">
            <text:p>ﾌﾟﾛ生ちゃん</text:p>
          </table:table-cell>
          <table:table-cell table:formula="of:=LEN([.L31])" office:value-type="float" office:value="7" calcext:value-type="float">
            <text:p>7</text:p>
          </table:table-cell>
          <table:table-cell office:value-type="string" calcext:value-type="string">
            <text:p>ｽﾞｺﾞｯｸ</text:p>
          </table:table-cell>
          <table:table-cell table:formula="of:=LEN([.N31])" office:value-type="float" office:value="6" calcext:value-type="float">
            <text:p>6</text:p>
          </table:table-cell>
        </table:table-row>
        <table:table-row table:style-name="ro3">
          <table:table-cell office:value-type="string" calcext:value-type="string">
            <text:p>ﾌﾟﾁｺﾝ</text:p>
          </table:table-cell>
          <table:table-cell office:value-type="string" calcext:value-type="string">
            <text:p>いまだに説明書に載っていない</text:p>
          </table:table-cell>
          <table:table-cell table:formula="of:=LEN([.B32])" office:value-type="float" office:value="14" calcext:value-type="float">
            <text:p>14</text:p>
          </table:table-cell>
          <table:table-cell office:value-type="string" calcext:value-type="string">
            <text:p>PRINT命令の省略形は？</text:p>
          </table:table-cell>
          <table:table-cell table:formula="of:=LEN([.D32])" office:value-type="float" office:value="13" calcext:value-type="float">
            <text:p>13</text:p>
          </table:table-cell>
          <table:table-cell office:value-type="string" calcext:value-type="string">
            <text:p>ｲﾏﾀﾞﾆｾﾂﾒｲｼｮﾆﾉｯﾃｲﾅｲ ﾌﾟﾘﾝﾄﾒｲﾚｲﾉｼｮｳﾘｬｸｹｲﾊ?</text:p>
          </table:table-cell>
          <table:table-cell table:formula="of:=LEN([.F32])" office:value-type="float" office:value="39" calcext:value-type="float">
            <text:p>39</text:p>
          </table:table-cell>
          <table:table-cell office:value-type="string" calcext:value-type="string">
            <text:p>？</text:p>
          </table:table-cell>
          <table:table-cell table:formula="of:=LEN([.H32])" office:value-type="float" office:value="1" calcext:value-type="float">
            <text:p>1</text:p>
          </table:table-cell>
          <table:table-cell office:value-type="string" calcext:value-type="string">
            <text:p>＠</text:p>
          </table:table-cell>
          <table:table-cell table:formula="of:=LEN([.J32])" office:value-type="float" office:value="1" calcext:value-type="float">
            <text:p>1</text:p>
          </table:table-cell>
          <table:table-cell office:value-type="string" calcext:value-type="string">
            <text:p>PRIN</text:p>
          </table:table-cell>
          <table:table-cell table:formula="of:=LEN([.L32])" office:value-type="float" office:value="4" calcext:value-type="float">
            <text:p>4</text:p>
          </table:table-cell>
          <table:table-cell office:value-type="string" calcext:value-type="string">
            <text:p>ECHO</text:p>
          </table:table-cell>
          <table:table-cell table:formula="of:=LEN([.N32])" office:value-type="float" office:value="4" calcext:value-type="float">
            <text:p>4</text:p>
          </table:table-cell>
        </table:table-row>
        <table:table-row table:style-name="ro3">
          <table:table-cell office:value-type="string" calcext:value-type="string">
            <text:p>ﾌﾟﾁｺﾝ</text:p>
          </table:table-cell>
          <table:table-cell office:value-type="string" calcext:value-type="string">
            <text:p>GRPを埋めつくすと何ﾊﾞｲﾄになる？</text:p>
          </table:table-cell>
          <table:table-cell table:formula="of:=LEN([.B33])" office:value-type="float" office:value="19" calcext:value-type="float">
            <text:p>19</text:p>
          </table:table-cell>
          <table:table-cell/>
          <table:table-cell table:formula="of:=LEN([.D33])" office:value-type="float" office:value="0" calcext:value-type="float">
            <text:p>0</text:p>
          </table:table-cell>
          <table:table-cell office:value-type="string" calcext:value-type="string">
            <text:p>ｼﾞｰｱｰﾙﾋﾟｰｦｳﾒﾂｸｽﾄﾅﾝﾊﾞｲﾄﾆﾅﾙ?</text:p>
          </table:table-cell>
          <table:table-cell table:formula="of:=LEN([.F33])" office:value-type="float" office:value="26" calcext:value-type="float">
            <text:p>26</text:p>
          </table:table-cell>
          <table:table-cell office:value-type="float" office:value="49152" calcext:value-type="float">
            <text:p>49152</text:p>
          </table:table-cell>
          <table:table-cell table:formula="of:=LEN([.H33])" office:value-type="float" office:value="5" calcext:value-type="float">
            <text:p>5</text:p>
          </table:table-cell>
          <table:table-cell office:value-type="float" office:value="65535" calcext:value-type="float">
            <text:p>65535</text:p>
          </table:table-cell>
          <table:table-cell table:formula="of:=LEN([.J33])" office:value-type="float" office:value="5" calcext:value-type="float">
            <text:p>5</text:p>
          </table:table-cell>
          <table:table-cell office:value-type="float" office:value="68000" calcext:value-type="float">
            <text:p>68000</text:p>
          </table:table-cell>
          <table:table-cell table:formula="of:=LEN([.L33])" office:value-type="float" office:value="5" calcext:value-type="float">
            <text:p>5</text:p>
          </table:table-cell>
          <table:table-cell office:value-type="float" office:value="4989" calcext:value-type="float">
            <text:p>4989</text:p>
          </table:table-cell>
          <table:table-cell table:formula="of:=LEN([.N33])" office:value-type="float" office:value="4" calcext:value-type="float">
            <text:p>4</text:p>
          </table:table-cell>
        </table:table-row>
        <table:table-row table:style-name="ro3">
          <table:table-cell office:value-type="string" calcext:value-type="string">
            <text:p>ﾌﾟﾁｺﾝ</text:p>
          </table:table-cell>
          <table:table-cell office:value-type="string" calcext:value-type="string">
            <text:p>ﾌﾟﾁｺﾝ標準のﾄﾞﾛｰ系お絵描きﾂｰﾙは？</text:p>
          </table:table-cell>
          <table:table-cell table:formula="of:=LEN([.B34])" office:value-type="float" office:value="22" calcext:value-type="float">
            <text:p>22</text:p>
          </table:table-cell>
          <table:table-cell/>
          <table:table-cell table:formula="of:=LEN([.D34])" office:value-type="float" office:value="0" calcext:value-type="float">
            <text:p>0</text:p>
          </table:table-cell>
          <table:table-cell office:value-type="string" calcext:value-type="string">
            <text:p>ﾌﾟﾁｺﾝﾋｮｳｼﾞｭﾝﾉﾄﾞﾛｰｹｲｵｴｶｷﾂｰﾙﾊ?</text:p>
          </table:table-cell>
          <table:table-cell table:formula="of:=LEN([.F34])" office:value-type="float" office:value="28" calcext:value-type="float">
            <text:p>28</text:p>
          </table:table-cell>
          <table:table-cell office:value-type="string" calcext:value-type="string">
            <text:p>DRWED</text:p>
          </table:table-cell>
          <table:table-cell table:formula="of:=LEN([.H34])" office:value-type="float" office:value="5" calcext:value-type="float">
            <text:p>5</text:p>
          </table:table-cell>
          <table:table-cell office:value-type="string" calcext:value-type="string">
            <text:p>GRPED</text:p>
          </table:table-cell>
          <table:table-cell table:formula="of:=LEN([.J34])" office:value-type="float" office:value="5" calcext:value-type="float">
            <text:p>5</text:p>
          </table:table-cell>
          <table:table-cell office:value-type="string" calcext:value-type="string">
            <text:p>SCRED</text:p>
          </table:table-cell>
          <table:table-cell table:formula="of:=LEN([.L34])" office:value-type="float" office:value="5" calcext:value-type="float">
            <text:p>5</text:p>
          </table:table-cell>
          <table:table-cell office:value-type="string" calcext:value-type="string">
            <text:p>CHRED</text:p>
          </table:table-cell>
          <table:table-cell table:formula="of:=LEN([.N34])" office:value-type="float" office:value="5" calcext:value-type="float">
            <text:p>5</text:p>
          </table:table-cell>
        </table:table-row>
        <table:table-row table:style-name="ro3">
          <table:table-cell office:value-type="string" calcext:value-type="string">
            <text:p>ﾌﾟﾁｺﾝ</text:p>
          </table:table-cell>
          <table:table-cell office:value-type="string" calcext:value-type="string">
            <text:p>ﾌﾟﾁｺﾝの下画面用ｽﾌﾟﾗｲﾄのﾘｿｰｽ名は？</text:p>
          </table:table-cell>
          <table:table-cell table:formula="of:=LEN([.B35])" office:value-type="float" office:value="24" calcext:value-type="float">
            <text:p>24</text:p>
          </table:table-cell>
          <table:table-cell/>
          <table:table-cell table:formula="of:=LEN([.D35])" office:value-type="float" office:value="0" calcext:value-type="float">
            <text:p>0</text:p>
          </table:table-cell>
          <table:table-cell office:value-type="string" calcext:value-type="string">
            <text:p>ﾌﾟﾁｺﾝﾉｼﾀｶﾞﾒﾝﾖｳｽﾌﾟﾗｲﾄﾉﾘｿｰｽﾒｲﾊ?</text:p>
          </table:table-cell>
          <table:table-cell table:formula="of:=LEN([.F35])" office:value-type="float" office:value="29" calcext:value-type="float">
            <text:p>29</text:p>
          </table:table-cell>
          <table:table-cell office:value-type="string" calcext:value-type="string">
            <text:p>SPS</text:p>
          </table:table-cell>
          <table:table-cell table:formula="of:=LEN([.H35])" office:value-type="float" office:value="3" calcext:value-type="float">
            <text:p>3</text:p>
          </table:table-cell>
          <table:table-cell office:value-type="string" calcext:value-type="string">
            <text:p>SPU</text:p>
          </table:table-cell>
          <table:table-cell table:formula="of:=LEN([.J35])" office:value-type="float" office:value="3" calcext:value-type="float">
            <text:p>3</text:p>
          </table:table-cell>
          <table:table-cell office:value-type="string" calcext:value-type="string">
            <text:p>BGU</text:p>
          </table:table-cell>
          <table:table-cell table:formula="of:=LEN([.L35])" office:value-type="float" office:value="3" calcext:value-type="float">
            <text:p>3</text:p>
          </table:table-cell>
          <table:table-cell office:value-type="string" calcext:value-type="string">
            <text:p>GRP</text:p>
          </table:table-cell>
          <table:table-cell table:formula="of:=LEN([.N35])" office:value-type="float" office:value="3" calcext:value-type="float">
            <text:p>3</text:p>
          </table:table-cell>
        </table:table-row>
        <table:table-row table:style-name="ro3">
          <table:table-cell office:value-type="string" calcext:value-type="string">
            <text:p>ﾌﾟﾁｺﾝ</text:p>
          </table:table-cell>
          <table:table-cell office:value-type="string" calcext:value-type="string">
            <text:p>ﾌﾟﾁｺﾝのｴﾃﾞｨﾀで100文字までいくと</text:p>
          </table:table-cell>
          <table:table-cell table:formula="of:=LEN([.B36])" office:value-type="float" office:value="22" calcext:value-type="float">
            <text:p>22</text:p>
          </table:table-cell>
          <table:table-cell office:value-type="string" calcext:value-type="string">
            <text:p>どうなる？</text:p>
          </table:table-cell>
          <table:table-cell table:formula="of:=LEN([.D36])" office:value-type="float" office:value="5" calcext:value-type="float">
            <text:p>5</text:p>
          </table:table-cell>
          <table:table-cell office:value-type="string" calcext:value-type="string">
            <text:p>ﾌﾟﾁｺﾝﾉｴﾃﾞｨﾀﾃﾞ ﾋｬｸﾓｼﾞﾏﾃﾞｲｸﾄﾄﾞｳﾅﾙ?</text:p>
          </table:table-cell>
          <table:table-cell table:formula="of:=LEN([.F36])" office:value-type="float" office:value="32" calcext:value-type="float">
            <text:p>32</text:p>
          </table:table-cell>
          <table:table-cell office:value-type="string" calcext:value-type="string">
            <text:p>入力できなくなる</text:p>
          </table:table-cell>
          <table:table-cell table:formula="of:=LEN([.H36])" office:value-type="float" office:value="8" calcext:value-type="float">
            <text:p>8</text:p>
          </table:table-cell>
          <table:table-cell office:value-type="string" calcext:value-type="string">
            <text:p>ﾘｾｯﾄされる</text:p>
          </table:table-cell>
          <table:table-cell table:formula="of:=LEN([.J36])" office:value-type="float" office:value="7" calcext:value-type="float">
            <text:p>7</text:p>
          </table:table-cell>
          <table:table-cell office:value-type="string" calcext:value-type="string">
            <text:p>警告が出る</text:p>
          </table:table-cell>
          <table:table-cell table:formula="of:=LEN([.L36])" office:value-type="float" office:value="5" calcext:value-type="float">
            <text:p>5</text:p>
          </table:table-cell>
          <table:table-cell office:value-type="string" calcext:value-type="string">
            <text:p>改行される</text:p>
          </table:table-cell>
          <table:table-cell table:formula="of:=LEN([.N36])" office:value-type="float" office:value="5" calcext:value-type="float">
            <text:p>5</text:p>
          </table:table-cell>
        </table:table-row>
        <table:table-row table:style-name="ro3">
          <table:table-cell office:value-type="string" calcext:value-type="string">
            <text:p>地理</text:p>
          </table:table-cell>
          <table:table-cell office:value-type="string" calcext:value-type="string">
            <text:p>小笠原諸島はどこの都道府県にある？</text:p>
          </table:table-cell>
          <table:table-cell table:formula="of:=LEN([.B37])" office:value-type="float" office:value="17" calcext:value-type="float">
            <text:p>17</text:p>
          </table:table-cell>
          <table:table-cell/>
          <table:table-cell table:formula="of:=LEN([.D37])" office:value-type="float" office:value="0" calcext:value-type="float">
            <text:p>0</text:p>
          </table:table-cell>
          <table:table-cell office:value-type="string" calcext:value-type="string">
            <text:p>ｵｶﾞｻﾜﾗｼｮﾄｳﾊﾄﾞｺﾉﾄﾄﾞｳﾌｹﾝﾆｱﾙ?</text:p>
          </table:table-cell>
          <table:table-cell table:formula="of:=LEN([.F37])" office:value-type="float" office:value="26" calcext:value-type="float">
            <text:p>26</text:p>
          </table:table-cell>
          <table:table-cell office:value-type="string" calcext:value-type="string">
            <text:p>東京都</text:p>
          </table:table-cell>
          <table:table-cell table:formula="of:=LEN([.H37])" office:value-type="float" office:value="3" calcext:value-type="float">
            <text:p>3</text:p>
          </table:table-cell>
          <table:table-cell office:value-type="string" calcext:value-type="string">
            <text:p>静岡県</text:p>
          </table:table-cell>
          <table:table-cell table:formula="of:=LEN([.J37])" office:value-type="float" office:value="3" calcext:value-type="float">
            <text:p>3</text:p>
          </table:table-cell>
          <table:table-cell office:value-type="string" calcext:value-type="string">
            <text:p>鹿児島県</text:p>
          </table:table-cell>
          <table:table-cell table:formula="of:=LEN([.L37])" office:value-type="float" office:value="4" calcext:value-type="float">
            <text:p>4</text:p>
          </table:table-cell>
          <table:table-cell office:value-type="string" calcext:value-type="string">
            <text:p>沖縄県</text:p>
          </table:table-cell>
          <table:table-cell table:formula="of:=LEN([.N37])" office:value-type="float" office:value="3" calcext:value-type="float">
            <text:p>3</text:p>
          </table:table-cell>
        </table:table-row>
        <table:table-row table:style-name="ro3">
          <table:table-cell office:value-type="string" calcext:value-type="string">
            <text:p>歴史</text:p>
          </table:table-cell>
          <table:table-cell office:value-type="string" calcext:value-type="string">
            <text:p>「天下分け目の戦い」を意味するようになった</text:p>
          </table:table-cell>
          <table:table-cell table:formula="of:=LEN([.B38])" office:value-type="float" office:value="21" calcext:value-type="float">
            <text:p>21</text:p>
          </table:table-cell>
          <table:table-cell office:value-type="string" calcext:value-type="string">
            <text:p>戦国時代の合戦は？</text:p>
          </table:table-cell>
          <table:table-cell table:formula="of:=LEN([.D38])" office:value-type="float" office:value="9" calcext:value-type="float">
            <text:p>9</text:p>
          </table:table-cell>
          <table:table-cell office:value-type="string" calcext:value-type="string">
            <text:p>ﾃﾝｶﾜｹﾒﾉﾀﾀｶｲｦｲﾐｽﾙﾖｳﾆﾅｯﾀ ｾﾝｺﾞｸｼﾞﾀﾞｲﾉｶｯｾﾝﾊ?____</text:p>
          </table:table-cell>
          <table:table-cell table:formula="of:=LEN([.F38])" office:value-type="float" office:value="44" calcext:value-type="float">
            <text:p>44</text:p>
          </table:table-cell>
          <table:table-cell office:value-type="string" calcext:value-type="string">
            <text:p>関が原</text:p>
          </table:table-cell>
          <table:table-cell table:formula="of:=LEN([.H38])" office:value-type="float" office:value="3" calcext:value-type="float">
            <text:p>3</text:p>
          </table:table-cell>
          <table:table-cell office:value-type="string" calcext:value-type="string">
            <text:p>桶狭間</text:p>
          </table:table-cell>
          <table:table-cell table:formula="of:=LEN([.J38])" office:value-type="float" office:value="3" calcext:value-type="float">
            <text:p>3</text:p>
          </table:table-cell>
          <table:table-cell office:value-type="string" calcext:value-type="string">
            <text:p>川中島</text:p>
          </table:table-cell>
          <table:table-cell table:formula="of:=LEN([.L38])" office:value-type="float" office:value="3" calcext:value-type="float">
            <text:p>3</text:p>
          </table:table-cell>
          <table:table-cell office:value-type="string" calcext:value-type="string">
            <text:p>一の谷</text:p>
          </table:table-cell>
          <table:table-cell table:formula="of:=LEN([.N38])" office:value-type="float" office:value="3" calcext:value-type="float">
            <text:p>3</text:p>
          </table:table-cell>
        </table:table-row>
        <table:table-row table:style-name="ro3">
          <table:table-cell office:value-type="string" calcext:value-type="string">
            <text:p>ｱﾆﾒ</text:p>
          </table:table-cell>
          <table:table-cell office:value-type="string" calcext:value-type="string">
            <text:p>機動戦士ｶﾞﾝﾀﾞﾑで 名前の付いた最も古い</text:p>
          </table:table-cell>
          <table:table-cell table:formula="of:=LEN([.B39])" office:value-type="float" office:value="22" calcext:value-type="float">
            <text:p>22</text:p>
          </table:table-cell>
          <table:table-cell office:value-type="string" calcext:value-type="string">
            <text:p>ﾓﾋﾞﾙｽｰﾂは？</text:p>
          </table:table-cell>
          <table:table-cell table:formula="of:=LEN([.D39])" office:value-type="float" office:value="9" calcext:value-type="float">
            <text:p>9</text:p>
          </table:table-cell>
          <table:table-cell office:value-type="string" calcext:value-type="string">
            <text:p>ｷﾄﾞｳｾﾝｼｶﾞﾝﾀﾞﾑﾃﾞ ﾅﾏｴﾉﾂｲﾀ ﾓｯﾄﾓﾌﾙｲﾓﾋﾞﾙｽｰﾂﾊ?____</text:p>
          </table:table-cell>
          <table:table-cell table:formula="of:=LEN([.F39])" office:value-type="float" office:value="44" calcext:value-type="float">
            <text:p>44</text:p>
          </table:table-cell>
          <table:table-cell office:value-type="string" calcext:value-type="string">
            <text:p>ｻﾞｸ</text:p>
          </table:table-cell>
          <table:table-cell table:formula="of:=LEN([.H39])" office:value-type="float" office:value="3" calcext:value-type="float">
            <text:p>3</text:p>
          </table:table-cell>
          <table:table-cell office:value-type="string" calcext:value-type="string">
            <text:p>ｶﾞﾝﾀﾞﾑ</text:p>
          </table:table-cell>
          <table:table-cell table:formula="of:=LEN([.J39])" office:value-type="float" office:value="6" calcext:value-type="float">
            <text:p>6</text:p>
          </table:table-cell>
          <table:table-cell office:value-type="string" calcext:value-type="string">
            <text:p>ｼﾞﾑ</text:p>
          </table:table-cell>
          <table:table-cell table:formula="of:=LEN([.L39])" office:value-type="float" office:value="3" calcext:value-type="float">
            <text:p>3</text:p>
          </table:table-cell>
          <table:table-cell office:value-type="string" calcext:value-type="string">
            <text:p>ｽﾞｺﾞｯｸ</text:p>
          </table:table-cell>
          <table:table-cell table:formula="of:=LEN([.N39])" office:value-type="float" office:value="6" calcext:value-type="float">
            <text:p>6</text:p>
          </table:table-cell>
        </table:table-row>
        <table:table-row table:style-name="ro3">
          <table:table-cell office:value-type="string" calcext:value-type="string">
            <text:p>ｱﾆﾒ</text:p>
          </table:table-cell>
          <table:table-cell office:value-type="string" calcext:value-type="string">
            <text:p>銀河鉄道999 主人公は何を求めて</text:p>
          </table:table-cell>
          <table:table-cell table:formula="of:=LEN([.B40])" office:value-type="float" office:value="17" calcext:value-type="float">
            <text:p>17</text:p>
          </table:table-cell>
          <table:table-cell office:value-type="string" calcext:value-type="string">
            <text:p>旅に出た？</text:p>
          </table:table-cell>
          <table:table-cell table:formula="of:=LEN([.D40])" office:value-type="float" office:value="5" calcext:value-type="float">
            <text:p>5</text:p>
          </table:table-cell>
          <table:table-cell office:value-type="string" calcext:value-type="string">
            <text:p>ｷﾞﾝｶﾞﾃﾂﾄﾞｳｽﾘｰﾅｲﾝ ｼｭｼﾞﾝｺｳﾊﾅﾆｦﾓﾄﾒﾃﾀﾋﾞﾆﾃﾞﾀ?</text:p>
          </table:table-cell>
          <table:table-cell table:formula="of:=LEN([.F40])" office:value-type="float" office:value="40" calcext:value-type="float">
            <text:p>40</text:p>
          </table:table-cell>
          <table:table-cell office:value-type="string" calcext:value-type="string">
            <text:p>機械の体</text:p>
          </table:table-cell>
          <table:table-cell table:formula="of:=LEN([.H40])" office:value-type="float" office:value="4" calcext:value-type="float">
            <text:p>4</text:p>
          </table:table-cell>
          <table:table-cell office:value-type="string" calcext:value-type="string">
            <text:p>鉄の意志</text:p>
          </table:table-cell>
          <table:table-cell table:formula="of:=LEN([.J40])" office:value-type="float" office:value="4" calcext:value-type="float">
            <text:p>4</text:p>
          </table:table-cell>
          <table:table-cell office:value-type="string" calcext:value-type="string">
            <text:p>母</text:p>
          </table:table-cell>
          <table:table-cell table:formula="of:=LEN([.L40])" office:value-type="float" office:value="1" calcext:value-type="float">
            <text:p>1</text:p>
          </table:table-cell>
          <table:table-cell office:value-type="string" calcext:value-type="string">
            <text:p>ﾒｰﾃﾙの体</text:p>
          </table:table-cell>
          <table:table-cell table:formula="of:=LEN([.N40])" office:value-type="float" office:value="6" calcext:value-type="float">
            <text:p>6</text:p>
          </table:table-cell>
        </table:table-row>
        <table:table-row table:style-name="ro3">
          <table:table-cell office:value-type="string" calcext:value-type="string">
            <text:p>ｱﾆﾒ</text:p>
          </table:table-cell>
          <table:table-cell office:value-type="string" calcext:value-type="string">
            <text:p>超時空要塞ﾏｸﾛｽ ﾏｸﾛｽはもともと</text:p>
          </table:table-cell>
          <table:table-cell table:formula="of:=LEN([.B41])" office:value-type="float" office:value="19" calcext:value-type="float">
            <text:p>19</text:p>
          </table:table-cell>
          <table:table-cell office:value-type="string" calcext:value-type="string">
            <text:p>なんだった？</text:p>
          </table:table-cell>
          <table:table-cell table:formula="of:=LEN([.D41])" office:value-type="float" office:value="6" calcext:value-type="float">
            <text:p>6</text:p>
          </table:table-cell>
          <table:table-cell office:value-type="string" calcext:value-type="string">
            <text:p>ﾁｮｳｼﾞｸｳﾖｳｻｲﾏｸﾛｽ ﾏｸﾛｽﾊﾓﾄﾓﾄﾅﾝﾀﾞｯﾀ?</text:p>
          </table:table-cell>
          <table:table-cell table:formula="of:=LEN([.F41])" office:value-type="float" office:value="32" calcext:value-type="float">
            <text:p>32</text:p>
          </table:table-cell>
          <table:table-cell office:value-type="string" calcext:value-type="string">
            <text:p>異星人の船</text:p>
          </table:table-cell>
          <table:table-cell table:formula="of:=LEN([.H41])" office:value-type="float" office:value="5" calcext:value-type="float">
            <text:p>5</text:p>
          </table:table-cell>
          <table:table-cell office:value-type="string" calcext:value-type="string">
            <text:p>海賊の船</text:p>
          </table:table-cell>
          <table:table-cell table:formula="of:=LEN([.J41])" office:value-type="float" office:value="4" calcext:value-type="float">
            <text:p>4</text:p>
          </table:table-cell>
          <table:table-cell office:value-type="string" calcext:value-type="string">
            <text:p>探査機</text:p>
          </table:table-cell>
          <table:table-cell table:formula="of:=LEN([.L41])" office:value-type="float" office:value="3" calcext:value-type="float">
            <text:p>3</text:p>
          </table:table-cell>
          <table:table-cell office:value-type="string" calcext:value-type="string">
            <text:p>冷凍ﾏｸﾞﾛ</text:p>
          </table:table-cell>
          <table:table-cell table:formula="of:=LEN([.N41])" office:value-type="float" office:value="6" calcext:value-type="float">
            <text:p>6</text:p>
          </table:table-cell>
        </table:table-row>
        <table:table-row table:style-name="ro3">
          <table:table-cell office:value-type="string" calcext:value-type="string">
            <text:p>国語</text:p>
          </table:table-cell>
          <table:table-cell office:value-type="string" calcext:value-type="string">
            <text:p>「すごろく」を漢字で書くと？</text:p>
          </table:table-cell>
          <table:table-cell table:formula="of:=LEN([.B42])" office:value-type="float" office:value="14" calcext:value-type="float">
            <text:p>14</text:p>
          </table:table-cell>
          <table:table-cell/>
          <table:table-cell table:formula="of:=LEN([.D42])" office:value-type="float" office:value="0" calcext:value-type="float">
            <text:p>0</text:p>
          </table:table-cell>
          <table:table-cell office:value-type="string" calcext:value-type="string">
            <text:p>ｽｺﾞﾛｸｦｶﾝｼﾞﾃﾞｶｸﾄ?</text:p>
          </table:table-cell>
          <table:table-cell table:formula="of:=LEN([.F42])" office:value-type="float" office:value="16" calcext:value-type="float">
            <text:p>16</text:p>
          </table:table-cell>
          <table:table-cell office:value-type="string" calcext:value-type="string">
            <text:p>双六</text:p>
          </table:table-cell>
          <table:table-cell table:formula="of:=LEN([.H42])" office:value-type="float" office:value="2" calcext:value-type="float">
            <text:p>2</text:p>
          </table:table-cell>
          <table:table-cell office:value-type="string" calcext:value-type="string">
            <text:p>凄録</text:p>
          </table:table-cell>
          <table:table-cell table:formula="of:=LEN([.J42])" office:value-type="float" office:value="2" calcext:value-type="float">
            <text:p>2</text:p>
          </table:table-cell>
          <table:table-cell office:value-type="string" calcext:value-type="string">
            <text:p>富士六九</text:p>
          </table:table-cell>
          <table:table-cell table:formula="of:=LEN([.L42])" office:value-type="float" office:value="4" calcext:value-type="float">
            <text:p>4</text:p>
          </table:table-cell>
          <table:table-cell office:value-type="string" calcext:value-type="string">
            <text:p>夜露死苦</text:p>
          </table:table-cell>
          <table:table-cell table:formula="of:=LEN([.N42])" office:value-type="float" office:value="4" calcext:value-type="float">
            <text:p>4</text:p>
          </table:table-cell>
        </table:table-row>
        <table:table-row table:style-name="ro3">
          <table:table-cell office:value-type="string" calcext:value-type="string">
            <text:p>ｱﾆﾒ</text:p>
          </table:table-cell>
          <table:table-cell office:value-type="string" calcext:value-type="string">
            <text:p>ｱﾆﾒ「ﾜﾝﾋﾟｰｽ」 主人公が悪魔の実を食べて</text:p>
          </table:table-cell>
          <table:table-cell table:formula="of:=LEN([.B43])" office:value-type="float" office:value="24" calcext:value-type="float">
            <text:p>24</text:p>
          </table:table-cell>
          <table:table-cell office:value-type="string" calcext:value-type="string">
            <text:p>なったのは？</text:p>
          </table:table-cell>
          <table:table-cell table:formula="of:=LEN([.D43])" office:value-type="float" office:value="6" calcext:value-type="float">
            <text:p>6</text:p>
          </table:table-cell>
          <table:table-cell office:value-type="string" calcext:value-type="string">
            <text:p>ｱﾆﾒﾜﾝﾋﾟｰｽ ｼｭｼﾞﾝｺｳｶﾞｱｸﾏﾉﾐｦﾀﾍﾞﾃﾅｯﾀﾉﾊ?</text:p>
          </table:table-cell>
          <table:table-cell table:formula="of:=LEN([.F43])" office:value-type="float" office:value="35" calcext:value-type="float">
            <text:p>35</text:p>
          </table:table-cell>
          <table:table-cell office:value-type="string" calcext:value-type="string">
            <text:p>ｺﾞﾑ人間</text:p>
          </table:table-cell>
          <table:table-cell table:formula="of:=LEN([.H43])" office:value-type="float" office:value="5" calcext:value-type="float">
            <text:p>5</text:p>
          </table:table-cell>
          <table:table-cell office:value-type="string" calcext:value-type="string">
            <text:p>ﾍﾋﾞ人間</text:p>
          </table:table-cell>
          <table:table-cell table:formula="of:=LEN([.J43])" office:value-type="float" office:value="5" calcext:value-type="float">
            <text:p>5</text:p>
          </table:table-cell>
          <table:table-cell office:value-type="string" calcext:value-type="string">
            <text:p>ｽｹﾍﾞﾆﾝｹﾞﾝ</text:p>
          </table:table-cell>
          <table:table-cell table:formula="of:=LEN([.L43])" office:value-type="float" office:value="9" calcext:value-type="float">
            <text:p>9</text:p>
          </table:table-cell>
          <table:table-cell office:value-type="string" calcext:value-type="string">
            <text:p>ﾏﾘﾓｯｺﾘ</text:p>
          </table:table-cell>
          <table:table-cell table:formula="of:=LEN([.N43])" office:value-type="float" office:value="6" calcext:value-type="float">
            <text:p>6</text:p>
          </table:table-cell>
        </table:table-row>
        <table:table-row table:style-name="ro3">
          <table:table-cell office:value-type="string" calcext:value-type="string">
            <text:p>ｱﾆﾒ</text:p>
          </table:table-cell>
          <table:table-cell office:value-type="string" calcext:value-type="string">
            <text:p>銀河英雄伝説 ﾔﾝ・ｳｪﾝﾘｰの乗艦は？</text:p>
          </table:table-cell>
          <table:table-cell table:formula="of:=LEN([.B44])" office:value-type="float" office:value="20" calcext:value-type="float">
            <text:p>20</text:p>
          </table:table-cell>
          <table:table-cell/>
          <table:table-cell table:formula="of:=LEN([.D44])" office:value-type="float" office:value="0" calcext:value-type="float">
            <text:p>0</text:p>
          </table:table-cell>
          <table:table-cell office:value-type="string" calcext:value-type="string">
            <text:p>ｷﾞﾝｶﾞｴｲﾕｳﾃﾞﾝｾﾂ ﾔﾝｳｪﾝﾘｰﾉｼﾞｮｳｶﾝﾊ?</text:p>
          </table:table-cell>
          <table:table-cell table:formula="of:=LEN([.F44])" office:value-type="float" office:value="31" calcext:value-type="float">
            <text:p>31</text:p>
          </table:table-cell>
          <table:table-cell office:value-type="string" calcext:value-type="string">
            <text:p>ﾋｭｰﾍﾞﾘｵﾝ</text:p>
          </table:table-cell>
          <table:table-cell table:formula="of:=LEN([.H44])" office:value-type="float" office:value="8" calcext:value-type="float">
            <text:p>8</text:p>
          </table:table-cell>
          <table:table-cell office:value-type="string" calcext:value-type="string">
            <text:p>ﾌﾞﾘｭﾝﾋﾙﾄ</text:p>
          </table:table-cell>
          <table:table-cell table:formula="of:=LEN([.J44])" office:value-type="float" office:value="8" calcext:value-type="float">
            <text:p>8</text:p>
          </table:table-cell>
          <table:table-cell office:value-type="string" calcext:value-type="string">
            <text:p>ﾄﾘｽﾀﾝ</text:p>
          </table:table-cell>
          <table:table-cell table:formula="of:=LEN([.L44])" office:value-type="float" office:value="5" calcext:value-type="float">
            <text:p>5</text:p>
          </table:table-cell>
          <table:table-cell office:value-type="string" calcext:value-type="string">
            <text:p>ﾊﾞﾙﾊﾞﾛｯｻ</text:p>
          </table:table-cell>
          <table:table-cell table:formula="of:=LEN([.N44])" office:value-type="float" office:value="8" calcext:value-type="float">
            <text:p>8</text:p>
          </table:table-cell>
        </table:table-row>
        <table:table-row table:style-name="ro3">
          <table:table-cell office:value-type="string" calcext:value-type="string">
            <text:p>地理</text:p>
          </table:table-cell>
          <table:table-cell office:value-type="string" calcext:value-type="string">
            <text:p>北海道は東京都の面積の約何倍？</text:p>
          </table:table-cell>
          <table:table-cell table:formula="of:=LEN([.B45])" office:value-type="float" office:value="15" calcext:value-type="float">
            <text:p>15</text:p>
          </table:table-cell>
          <table:table-cell/>
          <table:table-cell table:formula="of:=LEN([.D45])" office:value-type="float" office:value="0" calcext:value-type="float">
            <text:p>0</text:p>
          </table:table-cell>
          <table:table-cell office:value-type="string" calcext:value-type="string">
            <text:p>ﾎｯｶｲﾄﾞｳﾊ ﾄｳｷｮｳﾄﾉﾒﾝｾｷﾉ ﾔｸﾅﾝﾊﾞｲ?</text:p>
          </table:table-cell>
          <table:table-cell table:formula="of:=LEN([.F45])" office:value-type="float" office:value="30" calcext:value-type="float">
            <text:p>30</text:p>
          </table:table-cell>
          <table:table-cell office:value-type="string" calcext:value-type="string">
            <text:p>20倍</text:p>
          </table:table-cell>
          <table:table-cell table:formula="of:=LEN([.H45])" office:value-type="float" office:value="3" calcext:value-type="float">
            <text:p>3</text:p>
          </table:table-cell>
          <table:table-cell office:value-type="string" calcext:value-type="string">
            <text:p>4倍</text:p>
          </table:table-cell>
          <table:table-cell table:formula="of:=LEN([.J45])" office:value-type="float" office:value="2" calcext:value-type="float">
            <text:p>2</text:p>
          </table:table-cell>
          <table:table-cell office:value-type="string" calcext:value-type="string">
            <text:p>8倍</text:p>
          </table:table-cell>
          <table:table-cell table:formula="of:=LEN([.L45])" office:value-type="float" office:value="2" calcext:value-type="float">
            <text:p>2</text:p>
          </table:table-cell>
          <table:table-cell office:value-type="string" calcext:value-type="string">
            <text:p>12倍</text:p>
          </table:table-cell>
          <table:table-cell table:formula="of:=LEN([.N45])" office:value-type="float" office:value="3" calcext:value-type="float">
            <text:p>3</text:p>
          </table:table-cell>
        </table:table-row>
        <table:table-row table:style-name="ro3">
          <table:table-cell office:value-type="string" calcext:value-type="string">
            <text:p>文学</text:p>
          </table:table-cell>
          <table:table-cell office:value-type="string" calcext:value-type="string">
            <text:p>「ｹﾞｰﾃﾞﾙ・ｴｯｼｬｰ・ﾊﾞｯﾊ」という本を</text:p>
          </table:table-cell>
          <table:table-cell table:formula="of:=LEN([.B46])" office:value-type="float" office:value="24" calcext:value-type="float">
            <text:p>24</text:p>
          </table:table-cell>
          <table:table-cell office:value-type="string" calcext:value-type="string">
            <text:p>書いたのは誰？</text:p>
          </table:table-cell>
          <table:table-cell table:formula="of:=LEN([.D46])" office:value-type="float" office:value="7" calcext:value-type="float">
            <text:p>7</text:p>
          </table:table-cell>
          <table:table-cell office:value-type="string" calcext:value-type="string">
            <text:p>ｹﾞｰﾃﾞﾙｴｯｼｬｰﾊﾞｯﾊ ﾄｲｳﾎﾝｦｶｲﾀﾉﾊﾀﾞﾚ?</text:p>
          </table:table-cell>
          <table:table-cell table:formula="of:=LEN([.F46])" office:value-type="float" office:value="31" calcext:value-type="float">
            <text:p>31</text:p>
          </table:table-cell>
          <table:table-cell office:value-type="string" calcext:value-type="string">
            <text:p>ﾎﾌｽﾀｯﾀｰ</text:p>
          </table:table-cell>
          <table:table-cell table:formula="of:=LEN([.H46])" office:value-type="float" office:value="7" calcext:value-type="float">
            <text:p>7</text:p>
          </table:table-cell>
          <table:table-cell office:value-type="string" calcext:value-type="string">
            <text:p>ｱｼﾓﾌ</text:p>
          </table:table-cell>
          <table:table-cell table:formula="of:=LEN([.J46])" office:value-type="float" office:value="4" calcext:value-type="float">
            <text:p>4</text:p>
          </table:table-cell>
          <table:table-cell office:value-type="string" calcext:value-type="string">
            <text:p>ﾊｲﾝﾗｲﾝ</text:p>
          </table:table-cell>
          <table:table-cell table:formula="of:=LEN([.L46])" office:value-type="float" office:value="6" calcext:value-type="float">
            <text:p>6</text:p>
          </table:table-cell>
          <table:table-cell office:value-type="string" calcext:value-type="string">
            <text:p>ﾗｯｶｰ</text:p>
          </table:table-cell>
          <table:table-cell table:formula="of:=LEN([.N46])" office:value-type="float" office:value="4" calcext:value-type="float">
            <text:p>4</text:p>
          </table:table-cell>
        </table:table-row>
        <table:table-row table:style-name="ro3">
          <table:table-cell office:value-type="string" calcext:value-type="string">
            <text:p>英語</text:p>
          </table:table-cell>
          <table:table-cell office:value-type="string" calcext:value-type="string">
            <text:p>ひと仕事終えた後の「Well done」</text:p>
          </table:table-cell>
          <table:table-cell table:formula="of:=LEN([.B47])" office:value-type="float" office:value="20" calcext:value-type="float">
            <text:p>20</text:p>
          </table:table-cell>
          <table:table-cell office:value-type="string" calcext:value-type="string">
            <text:p>どんな意味？</text:p>
          </table:table-cell>
          <table:table-cell table:formula="of:=LEN([.D47])" office:value-type="float" office:value="6" calcext:value-type="float">
            <text:p>6</text:p>
          </table:table-cell>
          <table:table-cell office:value-type="string" calcext:value-type="string">
            <text:p>ﾋﾄｼｺﾞﾄｵｴﾀｱﾄﾉ ｳｪﾙﾀﾞﾝ ﾄﾞﾝﾅｲﾐ?</text:p>
          </table:table-cell>
          <table:table-cell table:formula="of:=LEN([.F47])" office:value-type="float" office:value="27" calcext:value-type="float">
            <text:p>27</text:p>
          </table:table-cell>
          <table:table-cell office:value-type="string" calcext:value-type="string">
            <text:p>よくやった</text:p>
          </table:table-cell>
          <table:table-cell table:formula="of:=LEN([.H47])" office:value-type="float" office:value="5" calcext:value-type="float">
            <text:p>5</text:p>
          </table:table-cell>
          <table:table-cell office:value-type="string" calcext:value-type="string">
            <text:p>よく焼けた</text:p>
          </table:table-cell>
          <table:table-cell table:formula="of:=LEN([.J47])" office:value-type="float" office:value="5" calcext:value-type="float">
            <text:p>5</text:p>
          </table:table-cell>
          <table:table-cell office:value-type="string" calcext:value-type="string">
            <text:p>ようやくだ</text:p>
          </table:table-cell>
          <table:table-cell table:formula="of:=LEN([.L47])" office:value-type="float" office:value="5" calcext:value-type="float">
            <text:p>5</text:p>
          </table:table-cell>
          <table:table-cell office:value-type="string" calcext:value-type="string">
            <text:p>もうちょいだ</text:p>
          </table:table-cell>
          <table:table-cell table:formula="of:=LEN([.N47])" office:value-type="float" office:value="6" calcext:value-type="float">
            <text:p>6</text:p>
          </table:table-cell>
        </table:table-row>
        <table:table-row table:style-name="ro3">
          <table:table-cell office:value-type="string" calcext:value-type="string">
            <text:p>ｹﾞｰﾑ</text:p>
          </table:table-cell>
          <table:table-cell office:value-type="string" calcext:value-type="string">
            <text:p>ﾀﾞﾗｲｱｽのZｿﾞｰﾝのﾎﾞｽ</text:p>
          </table:table-cell>
          <table:table-cell table:formula="of:=LEN([.B48])" office:value-type="float" office:value="16" calcext:value-type="float">
            <text:p>16</text:p>
          </table:table-cell>
          <table:table-cell table:style-name="ce2" office:value-type="string" calcext:value-type="string">
            <text:p>ｸﾞﾚｰﾄｼﾝｸﾞのﾓﾁｰﾌは？</text:p>
          </table:table-cell>
          <table:table-cell table:formula="of:=LEN([.D48])" office:value-type="float" office:value="16" calcext:value-type="float">
            <text:p>16</text:p>
          </table:table-cell>
          <table:table-cell office:value-type="string" calcext:value-type="string">
            <text:p>ﾀﾞﾗｲｱｽﾉｾﾞｯﾄｿﾞｰﾝﾉﾎﾞｽ ｸﾞﾚｰﾄｼﾝｸﾞﾉﾓﾁｰﾌﾊ?__</text:p>
          </table:table-cell>
          <table:table-cell table:formula="of:=LEN([.F48])" office:value-type="float" office:value="38" calcext:value-type="float">
            <text:p>38</text:p>
          </table:table-cell>
          <table:table-cell office:value-type="string" calcext:value-type="string">
            <text:p>ｸｼﾞﾗ</text:p>
          </table:table-cell>
          <table:table-cell table:formula="of:=LEN([.H48])" office:value-type="float" office:value="4" calcext:value-type="float">
            <text:p>4</text:p>
          </table:table-cell>
          <table:table-cell office:value-type="string" calcext:value-type="string">
            <text:p>ｲﾙｶ</text:p>
          </table:table-cell>
          <table:table-cell table:formula="of:=LEN([.J48])" office:value-type="float" office:value="3" calcext:value-type="float">
            <text:p>3</text:p>
          </table:table-cell>
          <table:table-cell office:value-type="string" calcext:value-type="string">
            <text:p>ｲｶ</text:p>
          </table:table-cell>
          <table:table-cell table:formula="of:=LEN([.L48])" office:value-type="float" office:value="2" calcext:value-type="float">
            <text:p>2</text:p>
          </table:table-cell>
          <table:table-cell office:value-type="string" calcext:value-type="string">
            <text:p>ﾀﾂﾉｵﾄｼｺﾞ</text:p>
          </table:table-cell>
          <table:table-cell table:formula="of:=LEN([.N48])" office:value-type="float" office:value="8" calcext:value-type="float">
            <text:p>8</text:p>
          </table:table-cell>
        </table:table-row>
        <table:table-row table:style-name="ro3">
          <table:table-cell office:value-type="string" calcext:value-type="string">
            <text:p>ｹﾞｰﾑ</text:p>
          </table:table-cell>
          <table:table-cell office:value-type="string" calcext:value-type="string">
            <text:p>ｽﾍﾟｰｽﾊﾘｱｰの主人公はどうやって</text:p>
          </table:table-cell>
          <table:table-cell table:formula="of:=LEN([.B49])" office:value-type="float" office:value="19" calcext:value-type="float">
            <text:p>19</text:p>
          </table:table-cell>
          <table:table-cell office:value-type="string" calcext:value-type="string">
            <text:p>空を飛んでいる？</text:p>
          </table:table-cell>
          <table:table-cell table:formula="of:=LEN([.D49])" office:value-type="float" office:value="8" calcext:value-type="float">
            <text:p>8</text:p>
          </table:table-cell>
          <table:table-cell office:value-type="string" calcext:value-type="string">
            <text:p>ｽﾍﾟｰｽﾊﾘｱｰﾉｼｭｼﾞﾝｺｳﾊﾄﾞｳﾔｯﾃｿﾗｦﾄﾝﾃﾞｲﾙ?</text:p>
          </table:table-cell>
          <table:table-cell table:formula="of:=LEN([.F49])" office:value-type="float" office:value="34" calcext:value-type="float">
            <text:p>34</text:p>
          </table:table-cell>
          <table:table-cell office:value-type="string" calcext:value-type="string">
            <text:p>超能力</text:p>
          </table:table-cell>
          <table:table-cell table:formula="of:=LEN([.H49])" office:value-type="float" office:value="3" calcext:value-type="float">
            <text:p>3</text:p>
          </table:table-cell>
          <table:table-cell office:value-type="string" calcext:value-type="string">
            <text:p>ﾌﾟﾛﾍﾟﾗ</text:p>
          </table:table-cell>
          <table:table-cell table:formula="of:=LEN([.J49])" office:value-type="float" office:value="6" calcext:value-type="float">
            <text:p>6</text:p>
          </table:table-cell>
          <table:table-cell office:value-type="string" calcext:value-type="string">
            <text:p>羽根</text:p>
          </table:table-cell>
          <table:table-cell table:formula="of:=LEN([.L49])" office:value-type="float" office:value="2" calcext:value-type="float">
            <text:p>2</text:p>
          </table:table-cell>
          <table:table-cell office:value-type="string" calcext:value-type="string">
            <text:p>ｼﾞｪｯﾄ</text:p>
          </table:table-cell>
          <table:table-cell table:formula="of:=LEN([.N49])" office:value-type="float" office:value="5" calcext:value-type="float">
            <text:p>5</text:p>
          </table:table-cell>
        </table:table-row>
        <table:table-row table:style-name="ro3">
          <table:table-cell office:value-type="string" calcext:value-type="string">
            <text:p>一般教養</text:p>
          </table:table-cell>
          <table:table-cell office:value-type="string" calcext:value-type="string">
            <text:p>ｵﾘﾝﾋﾟｯｸのｼﾝﾎﾞﾙ 青 黄 緑 赤 と</text:p>
          </table:table-cell>
          <table:table-cell table:formula="of:=LEN([.B50])" office:value-type="float" office:value="23" calcext:value-type="float">
            <text:p>23</text:p>
          </table:table-cell>
          <table:table-cell office:value-type="string" calcext:value-type="string">
            <text:p>あと何色？</text:p>
          </table:table-cell>
          <table:table-cell table:formula="of:=LEN([.D50])" office:value-type="float" office:value="5" calcext:value-type="float">
            <text:p>5</text:p>
          </table:table-cell>
          <table:table-cell office:value-type="string" calcext:value-type="string">
            <text:p>ｵﾘﾝﾋﾟｯｸﾉｼﾝﾎﾞﾙ ｱｵ ｷ ﾐﾄﾞﾘ ｱｶ ﾄｱﾄﾅﾆｲﾛ?</text:p>
          </table:table-cell>
          <table:table-cell table:formula="of:=LEN([.F50])" office:value-type="float" office:value="35" calcext:value-type="float">
            <text:p>35</text:p>
          </table:table-cell>
          <table:table-cell office:value-type="string" calcext:value-type="string">
            <text:p>黒(くろ)</text:p>
          </table:table-cell>
          <table:table-cell table:formula="of:=LEN([.H50])" office:value-type="float" office:value="5" calcext:value-type="float">
            <text:p>5</text:p>
          </table:table-cell>
          <table:table-cell office:value-type="string" calcext:value-type="string">
            <text:p>白(しろ)</text:p>
          </table:table-cell>
          <table:table-cell table:formula="of:=LEN([.J50])" office:value-type="float" office:value="5" calcext:value-type="float">
            <text:p>5</text:p>
          </table:table-cell>
          <table:table-cell office:value-type="string" calcext:value-type="string">
            <text:p>紫(むらさき)</text:p>
          </table:table-cell>
          <table:table-cell table:formula="of:=LEN([.L50])" office:value-type="float" office:value="7" calcext:value-type="float">
            <text:p>7</text:p>
          </table:table-cell>
          <table:table-cell office:value-type="string" calcext:value-type="string">
            <text:p>橙(だいだい)</text:p>
          </table:table-cell>
          <table:table-cell table:formula="of:=LEN([.N50])" office:value-type="float" office:value="7" calcext:value-type="float">
            <text:p>7</text:p>
          </table:table-cell>
        </table:table-row>
        <table:table-row table:style-name="ro3">
          <table:table-cell office:value-type="string" calcext:value-type="string">
            <text:p>文学</text:p>
          </table:table-cell>
          <table:table-cell office:value-type="string" calcext:value-type="string">
            <text:p>ﾛｽﾄｼﾞｪﾈﾚｰｼｮﾝと呼ばれ</text:p>
          </table:table-cell>
          <table:table-cell table:formula="of:=LEN([.B51])" office:value-type="float" office:value="16" calcext:value-type="float">
            <text:p>16</text:p>
          </table:table-cell>
          <table:table-cell office:value-type="string" calcext:value-type="string">
            <text:p>「誰がために鐘は鳴る」を書いた作家は？</text:p>
          </table:table-cell>
          <table:table-cell table:formula="of:=LEN([.D51])" office:value-type="float" office:value="19" calcext:value-type="float">
            <text:p>19</text:p>
          </table:table-cell>
          <table:table-cell office:value-type="string" calcext:value-type="string">
            <text:p>ﾛｽﾄｼﾞｪﾈﾚｰｼｮﾝﾄﾖﾊﾞﾚ ﾀﾞｶﾞﾀﾒﾆｶﾈﾊﾅﾙｦｶｲﾀｻｯｶﾊ?</text:p>
          </table:table-cell>
          <table:table-cell table:formula="of:=LEN([.F51])" office:value-type="float" office:value="39" calcext:value-type="float">
            <text:p>39</text:p>
          </table:table-cell>
          <table:table-cell office:value-type="string" calcext:value-type="string">
            <text:p>ﾍﾐﾝｸﾞｳｪｲ</text:p>
          </table:table-cell>
          <table:table-cell table:formula="of:=LEN([.H51])" office:value-type="float" office:value="8" calcext:value-type="float">
            <text:p>8</text:p>
          </table:table-cell>
          <table:table-cell office:value-type="string" calcext:value-type="string">
            <text:p>ﾌｫｰｸﾅｰ</text:p>
          </table:table-cell>
          <table:table-cell table:formula="of:=LEN([.J51])" office:value-type="float" office:value="6" calcext:value-type="float">
            <text:p>6</text:p>
          </table:table-cell>
          <table:table-cell office:value-type="string" calcext:value-type="string">
            <text:p>ｴﾘｵｯﾄ</text:p>
          </table:table-cell>
          <table:table-cell table:formula="of:=LEN([.L51])" office:value-type="float" office:value="5" calcext:value-type="float">
            <text:p>5</text:p>
          </table:table-cell>
          <table:table-cell office:value-type="string" calcext:value-type="string">
            <text:p>ﾁｬﾝﾄﾞﾗｰ</text:p>
          </table:table-cell>
          <table:table-cell table:formula="of:=LEN([.N51])" office:value-type="float" office:value="7" calcext:value-type="float">
            <text:p>7</text:p>
          </table:table-cell>
        </table:table-row>
        <table:table-row table:style-name="ro3">
          <table:table-cell office:value-type="string" calcext:value-type="string">
            <text:p>ｽﾎﾟｰﾂ</text:p>
          </table:table-cell>
          <table:table-cell office:value-type="string" calcext:value-type="string">
            <text:p>FIFA最優秀選手賞と統合された</text:p>
          </table:table-cell>
          <table:table-cell table:formula="of:=LEN([.B52])" office:value-type="float" office:value="16" calcext:value-type="float">
            <text:p>16</text:p>
          </table:table-cell>
          <table:table-cell office:value-type="string" calcext:value-type="string">
            <text:p>ｻｯｶｰの個人賞(こじんしょう)は？</text:p>
          </table:table-cell>
          <table:table-cell table:formula="of:=LEN([.D52])" office:value-type="float" office:value="18" calcext:value-type="float">
            <text:p>18</text:p>
          </table:table-cell>
          <table:table-cell office:value-type="string" calcext:value-type="string">
            <text:p>ﾌｨﾌｧｻｲﾕｳｼｭｳｾﾝｼｭｼｮｳﾄﾄｳｺﾞｳｻﾚﾀ ｻｯｶｰﾉｺｼﾞﾝｼｮｳﾊ?____</text:p>
          </table:table-cell>
          <table:table-cell table:formula="of:=LEN([.F52])" office:value-type="float" office:value="46" calcext:value-type="float">
            <text:p>46</text:p>
          </table:table-cell>
          <table:table-cell office:value-type="string" calcext:value-type="string">
            <text:p>ﾊﾞﾛﾝﾄﾞｰﾙ</text:p>
          </table:table-cell>
          <table:table-cell table:formula="of:=LEN([.H52])" office:value-type="float" office:value="8" calcext:value-type="float">
            <text:p>8</text:p>
          </table:table-cell>
          <table:table-cell office:value-type="string" calcext:value-type="string">
            <text:p>ｵｽｶｰ</text:p>
          </table:table-cell>
          <table:table-cell table:formula="of:=LEN([.J52])" office:value-type="float" office:value="4" calcext:value-type="float">
            <text:p>4</text:p>
          </table:table-cell>
          <table:table-cell office:value-type="string" calcext:value-type="string">
            <text:p>ｱｶﾃﾞﾐｰ</text:p>
          </table:table-cell>
          <table:table-cell table:formula="of:=LEN([.L52])" office:value-type="float" office:value="6" calcext:value-type="float">
            <text:p>6</text:p>
          </table:table-cell>
          <table:table-cell office:value-type="string" calcext:value-type="string">
            <text:p>ﾉｰﾍﾞﾙ</text:p>
          </table:table-cell>
          <table:table-cell table:formula="of:=LEN([.N52])" office:value-type="float" office:value="5" calcext:value-type="float">
            <text:p>5</text:p>
          </table:table-cell>
        </table:table-row>
        <table:table-row table:style-name="ro3">
          <table:table-cell office:value-type="string" calcext:value-type="string">
            <text:p>ｽﾎﾟｰﾂ</text:p>
          </table:table-cell>
          <table:table-cell office:value-type="string" calcext:value-type="string">
            <text:p>ﾃﾆｽの世界四大大会を全て制覇することを</text:p>
          </table:table-cell>
          <table:table-cell table:formula="of:=LEN([.B53])" office:value-type="float" office:value="20" calcext:value-type="float">
            <text:p>20</text:p>
          </table:table-cell>
          <table:table-cell table:style-name="ce2" office:value-type="string" calcext:value-type="string">
            <text:p>何という？</text:p>
          </table:table-cell>
          <table:table-cell table:formula="of:=LEN([.D53])" office:value-type="float" office:value="5" calcext:value-type="float">
            <text:p>5</text:p>
          </table:table-cell>
          <table:table-cell office:value-type="string" calcext:value-type="string">
            <text:p>ﾃﾆｽﾉｾｶｲﾖﾝﾀﾞｲﾀｲｶｲｦｽﾍﾞﾃｾｲﾊｽﾙｺﾄｦﾅﾝﾄｲｳ?</text:p>
          </table:table-cell>
          <table:table-cell table:formula="of:=LEN([.F53])" office:value-type="float" office:value="35" calcext:value-type="float">
            <text:p>35</text:p>
          </table:table-cell>
          <table:table-cell office:value-type="string" calcext:value-type="string">
            <text:p>ｸﾞﾗﾝﾄﾞｽﾗﾑ</text:p>
          </table:table-cell>
          <table:table-cell table:formula="of:=LEN([.H53])" office:value-type="float" office:value="9" calcext:value-type="float">
            <text:p>9</text:p>
          </table:table-cell>
          <table:table-cell office:value-type="string" calcext:value-type="string">
            <text:p>ｻｰﾋﾞｽｴｰｽ</text:p>
          </table:table-cell>
          <table:table-cell table:formula="of:=LEN([.J53])" office:value-type="float" office:value="8" calcext:value-type="float">
            <text:p>8</text:p>
          </table:table-cell>
          <table:table-cell office:value-type="string" calcext:value-type="string">
            <text:p>ﾌｫｰﾙﾄ</text:p>
          </table:table-cell>
          <table:table-cell table:formula="of:=LEN([.L53])" office:value-type="float" office:value="5" calcext:value-type="float">
            <text:p>5</text:p>
          </table:table-cell>
          <table:table-cell office:value-type="string" calcext:value-type="string">
            <text:p>ｸﾞﾗﾝﾄﾞｸﾛｽ</text:p>
          </table:table-cell>
          <table:table-cell table:formula="of:=LEN([.N53])" office:value-type="float" office:value="9" calcext:value-type="float">
            <text:p>9</text:p>
          </table:table-cell>
        </table:table-row>
        <table:table-row table:style-name="ro3">
          <table:table-cell office:value-type="string" calcext:value-type="string">
            <text:p>ｽﾎﾟｰﾂ</text:p>
          </table:table-cell>
          <table:table-cell office:value-type="string" calcext:value-type="string">
            <text:p>ﾒｼﾞｬｰﾘｰｸﾞでも活躍した野茂投手</text:p>
          </table:table-cell>
          <table:table-cell table:formula="of:=LEN([.B54])" office:value-type="float" office:value="19" calcext:value-type="float">
            <text:p>19</text:p>
          </table:table-cell>
          <table:table-cell office:value-type="string" calcext:value-type="string">
            <text:p>「ﾄﾞｸﾀｰ？？？」と呼ばれた？</text:p>
          </table:table-cell>
          <table:table-cell table:formula="of:=LEN([.D54])" office:value-type="float" office:value="16" calcext:value-type="float">
            <text:p>16</text:p>
          </table:table-cell>
          <table:table-cell office:value-type="string" calcext:value-type="string">
            <text:p>ﾒｼﾞｬｰﾘｰｸﾞﾃﾞｶﾂﾔｸｼﾀﾉﾓﾄｳｼｭ ﾄﾞｸﾀｰﾅﾆﾄﾖﾊﾞﾚﾀ?</text:p>
          </table:table-cell>
          <table:table-cell table:formula="of:=LEN([.F54])" office:value-type="float" office:value="38" calcext:value-type="float">
            <text:p>38</text:p>
          </table:table-cell>
          <table:table-cell office:value-type="string" calcext:value-type="string">
            <text:p>K</text:p>
          </table:table-cell>
          <table:table-cell table:formula="of:=LEN([.H54])" office:value-type="float" office:value="1" calcext:value-type="float">
            <text:p>1</text:p>
          </table:table-cell>
          <table:table-cell office:value-type="string" calcext:value-type="string">
            <text:p>M</text:p>
          </table:table-cell>
          <table:table-cell table:formula="of:=LEN([.J54])" office:value-type="float" office:value="1" calcext:value-type="float">
            <text:p>1</text:p>
          </table:table-cell>
          <table:table-cell office:value-type="string" calcext:value-type="string">
            <text:p>V</text:p>
          </table:table-cell>
          <table:table-cell table:formula="of:=LEN([.L54])" office:value-type="float" office:value="1" calcext:value-type="float">
            <text:p>1</text:p>
          </table:table-cell>
          <table:table-cell office:value-type="string" calcext:value-type="string">
            <text:p>S</text:p>
          </table:table-cell>
          <table:table-cell table:formula="of:=LEN([.N54])" office:value-type="float" office:value="1" calcext:value-type="float">
            <text:p>1</text:p>
          </table:table-cell>
        </table:table-row>
        <table:table-row table:style-name="ro3">
          <table:table-cell office:value-type="string" calcext:value-type="string">
            <text:p>ｽﾎﾟｰﾂ</text:p>
          </table:table-cell>
          <table:table-cell office:value-type="string" calcext:value-type="string">
            <text:p>寸止めの空手に対し 極真のように</text:p>
          </table:table-cell>
          <table:table-cell table:formula="of:=LEN([.B55])" office:value-type="float" office:value="16" calcext:value-type="float">
            <text:p>16</text:p>
          </table:table-cell>
          <table:table-cell office:value-type="string" calcext:value-type="string">
            <text:p>体に当てる空手を何という？</text:p>
          </table:table-cell>
          <table:table-cell table:formula="of:=LEN([.D55])" office:value-type="float" office:value="13" calcext:value-type="float">
            <text:p>13</text:p>
          </table:table-cell>
          <table:table-cell office:value-type="string" calcext:value-type="string">
            <text:p>ｽﾝﾄﾞﾒﾉｶﾗﾃﾆﾀｲｼ ｷｮｸｼﾝﾉﾖｳﾆｶﾗﾀﾞﾆｱﾃﾙｶﾗﾃｦﾅﾝﾄｲｳ?____</text:p>
          </table:table-cell>
          <table:table-cell table:formula="of:=LEN([.F55])" office:value-type="float" office:value="45" calcext:value-type="float">
            <text:p>45</text:p>
          </table:table-cell>
          <table:table-cell office:value-type="string" calcext:value-type="string">
            <text:p>ﾌﾙｺﾝﾀｸﾄ</text:p>
          </table:table-cell>
          <table:table-cell table:formula="of:=LEN([.H55])" office:value-type="float" office:value="7" calcext:value-type="float">
            <text:p>7</text:p>
          </table:table-cell>
          <table:table-cell office:value-type="string" calcext:value-type="string">
            <text:p>ﾊﾞｰﾘﾄｩｰﾄﾞ</text:p>
          </table:table-cell>
          <table:table-cell table:formula="of:=LEN([.J55])" office:value-type="float" office:value="9" calcext:value-type="float">
            <text:p>9</text:p>
          </table:table-cell>
          <table:table-cell office:value-type="string" calcext:value-type="string">
            <text:p>ｵｸﾀｺﾞﾝ</text:p>
          </table:table-cell>
          <table:table-cell table:formula="of:=LEN([.L55])" office:value-type="float" office:value="6" calcext:value-type="float">
            <text:p>6</text:p>
          </table:table-cell>
          <table:table-cell office:value-type="string" calcext:value-type="string">
            <text:p>ﾊﾟﾝｸﾗﾁｵﾝ</text:p>
          </table:table-cell>
          <table:table-cell table:formula="of:=LEN([.N55])" office:value-type="float" office:value="8" calcext:value-type="float">
            <text:p>8</text:p>
          </table:table-cell>
        </table:table-row>
        <table:table-row table:style-name="ro3">
          <table:table-cell office:value-type="string" calcext:value-type="string">
            <text:p>ｽﾎﾟｰﾂ</text:p>
          </table:table-cell>
          <table:table-cell office:value-type="string" calcext:value-type="string">
            <text:p>ｵﾘﾝﾋﾟｯｸ種目のｸﾚｰ射撃</text:p>
          </table:table-cell>
          <table:table-cell table:formula="of:=LEN([.B56])" office:value-type="float" office:value="15" calcext:value-type="float">
            <text:p>15</text:p>
          </table:table-cell>
          <table:table-cell office:value-type="string" calcext:value-type="string">
            <text:p>「ｸﾚｰ」とは何の円盤(えんばん)？</text:p>
          </table:table-cell>
          <table:table-cell table:formula="of:=LEN([.D56])" office:value-type="float" office:value="18" calcext:value-type="float">
            <text:p>18</text:p>
          </table:table-cell>
          <table:table-cell office:value-type="string" calcext:value-type="string">
            <text:p>ｵﾘﾝﾋﾟｯｸｼｭﾓｸﾉｸﾚｰｼｬｹﾞｷ ｸﾚｰﾄﾊﾅﾝﾉｴﾝﾊﾞﾝ?</text:p>
          </table:table-cell>
          <table:table-cell table:formula="of:=LEN([.F56])" office:value-type="float" office:value="35" calcext:value-type="float">
            <text:p>35</text:p>
          </table:table-cell>
          <table:table-cell office:value-type="string" calcext:value-type="string">
            <text:p>粘土(ねんど)</text:p>
          </table:table-cell>
          <table:table-cell table:formula="of:=LEN([.H56])" office:value-type="float" office:value="7" calcext:value-type="float">
            <text:p>7</text:p>
          </table:table-cell>
          <table:table-cell office:value-type="string" calcext:value-type="string">
            <text:p>鉄(てつ)</text:p>
          </table:table-cell>
          <table:table-cell table:formula="of:=LEN([.J56])" office:value-type="float" office:value="5" calcext:value-type="float">
            <text:p>5</text:p>
          </table:table-cell>
          <table:table-cell office:value-type="string" calcext:value-type="string">
            <text:p>金(きん)</text:p>
          </table:table-cell>
          <table:table-cell table:formula="of:=LEN([.L56])" office:value-type="float" office:value="5" calcext:value-type="float">
            <text:p>5</text:p>
          </table:table-cell>
          <table:table-cell office:value-type="string" calcext:value-type="string">
            <text:p>ｶﾞﾗｽ</text:p>
          </table:table-cell>
          <table:table-cell table:formula="of:=LEN([.N56])" office:value-type="float" office:value="4" calcext:value-type="float">
            <text:p>4</text:p>
          </table:table-cell>
        </table:table-row>
        <table:table-row table:style-name="ro3">
          <table:table-cell office:value-type="string" calcext:value-type="string">
            <text:p>ｱﾆﾒ</text:p>
          </table:table-cell>
          <table:table-cell office:value-type="string" calcext:value-type="string">
            <text:p>Gｶﾞﾝﾀﾞﾑで主人公ﾄﾞﾓﾝが探していたのは？</text:p>
          </table:table-cell>
          <table:table-cell table:formula="of:=LEN([.B57])" office:value-type="float" office:value="24" calcext:value-type="float">
            <text:p>24</text:p>
          </table:table-cell>
          <table:table-cell/>
          <table:table-cell table:formula="of:=LEN([.D57])" office:value-type="float" office:value="0" calcext:value-type="float">
            <text:p>0</text:p>
          </table:table-cell>
          <table:table-cell office:value-type="string" calcext:value-type="string">
            <text:p>ｼﾞｰｶﾞﾝﾀﾞﾑﾃﾞｼｭｼﾞﾝｺｳﾄﾞﾓﾝｶﾞｻｶﾞｼﾃｲﾀﾉﾊ?</text:p>
          </table:table-cell>
          <table:table-cell table:formula="of:=LEN([.F57])" office:value-type="float" office:value="34" calcext:value-type="float">
            <text:p>34</text:p>
          </table:table-cell>
          <table:table-cell office:value-type="string" calcext:value-type="string">
            <text:p>兄</text:p>
          </table:table-cell>
          <table:table-cell table:formula="of:=LEN([.H57])" office:value-type="float" office:value="1" calcext:value-type="float">
            <text:p>1</text:p>
          </table:table-cell>
          <table:table-cell office:value-type="string" calcext:value-type="string">
            <text:p>ﾀﾞｲﾅﾓﾝﾄﾞ</text:p>
          </table:table-cell>
          <table:table-cell table:formula="of:=LEN([.J57])" office:value-type="float" office:value="8" calcext:value-type="float">
            <text:p>8</text:p>
          </table:table-cell>
          <table:table-cell office:value-type="string" calcext:value-type="string">
            <text:p>ｺｽﾓｸﾘｰﾅｰ</text:p>
          </table:table-cell>
          <table:table-cell table:formula="of:=LEN([.L57])" office:value-type="float" office:value="8" calcext:value-type="float">
            <text:p>8</text:p>
          </table:table-cell>
          <table:table-cell office:value-type="string" calcext:value-type="string">
            <text:p>ｸﾜｽﾁｶ</text:p>
          </table:table-cell>
          <table:table-cell table:formula="of:=LEN([.N57])" office:value-type="float" office:value="5" calcext:value-type="float">
            <text:p>5</text:p>
          </table:table-cell>
        </table:table-row>
        <table:table-row table:style-name="ro3">
          <table:table-cell office:value-type="string" calcext:value-type="string">
            <text:p>地理</text:p>
          </table:table-cell>
          <table:table-cell office:value-type="string" calcext:value-type="string">
            <text:p>ｵｰｽﾄﾗﾘｱの首都(しゅと)は？</text:p>
          </table:table-cell>
          <table:table-cell table:formula="of:=LEN([.B58])" office:value-type="float" office:value="17" calcext:value-type="float">
            <text:p>17</text:p>
          </table:table-cell>
          <table:table-cell/>
          <table:table-cell table:formula="of:=LEN([.D58])" office:value-type="float" office:value="0" calcext:value-type="float">
            <text:p>0</text:p>
          </table:table-cell>
          <table:table-cell office:value-type="string" calcext:value-type="string">
            <text:p>ｵｰｽﾄﾗﾘｱﾉｼｭﾄﾊ?</text:p>
          </table:table-cell>
          <table:table-cell table:formula="of:=LEN([.F58])" office:value-type="float" office:value="13" calcext:value-type="float">
            <text:p>13</text:p>
          </table:table-cell>
          <table:table-cell office:value-type="string" calcext:value-type="string">
            <text:p>ｷｬﾝﾍﾞﾗ</text:p>
          </table:table-cell>
          <table:table-cell table:formula="of:=LEN([.H58])" office:value-type="float" office:value="6" calcext:value-type="float">
            <text:p>6</text:p>
          </table:table-cell>
          <table:table-cell office:value-type="string" calcext:value-type="string">
            <text:p>ｼﾄﾞﾆｰ</text:p>
          </table:table-cell>
          <table:table-cell table:formula="of:=LEN([.J58])" office:value-type="float" office:value="5" calcext:value-type="float">
            <text:p>5</text:p>
          </table:table-cell>
          <table:table-cell office:value-type="string" calcext:value-type="string">
            <text:p>ﾒﾙﾎﾞﾙﾝ</text:p>
          </table:table-cell>
          <table:table-cell table:formula="of:=LEN([.L58])" office:value-type="float" office:value="6" calcext:value-type="float">
            <text:p>6</text:p>
          </table:table-cell>
          <table:table-cell office:value-type="string" calcext:value-type="string">
            <text:p>ﾌﾞﾘｽﾍﾞﾝ</text:p>
          </table:table-cell>
          <table:table-cell table:formula="of:=LEN([.N58])" office:value-type="float" office:value="7" calcext:value-type="float">
            <text:p>7</text:p>
          </table:table-cell>
        </table:table-row>
        <table:table-row table:style-name="ro3">
          <table:table-cell office:value-type="string" calcext:value-type="string">
            <text:p>地理</text:p>
          </table:table-cell>
          <table:table-cell office:value-type="string" calcext:value-type="string">
            <text:p>次のうちｲｷﾞﾘｽに属さないのは？</text:p>
          </table:table-cell>
          <table:table-cell table:formula="of:=LEN([.B59])" office:value-type="float" office:value="17" calcext:value-type="float">
            <text:p>17</text:p>
          </table:table-cell>
          <table:table-cell/>
          <table:table-cell table:formula="of:=LEN([.D59])" office:value-type="float" office:value="0" calcext:value-type="float">
            <text:p>0</text:p>
          </table:table-cell>
          <table:table-cell office:value-type="string" calcext:value-type="string">
            <text:p>ﾂｷﾞﾉｳﾁ ｲｷﾞﾘｽﾆｿﾞｸｻﾅｲﾉﾊ?</text:p>
          </table:table-cell>
          <table:table-cell table:formula="of:=LEN([.F59])" office:value-type="float" office:value="22" calcext:value-type="float">
            <text:p>22</text:p>
          </table:table-cell>
          <table:table-cell office:value-type="string" calcext:value-type="string">
            <text:p>ﾏﾝ島</text:p>
          </table:table-cell>
          <table:table-cell table:formula="of:=LEN([.H59])" office:value-type="float" office:value="3" calcext:value-type="float">
            <text:p>3</text:p>
          </table:table-cell>
          <table:table-cell office:value-type="string" calcext:value-type="string">
            <text:p>北ｱｲﾙﾗﾝﾄﾞ</text:p>
          </table:table-cell>
          <table:table-cell table:formula="of:=LEN([.J59])" office:value-type="float" office:value="8" calcext:value-type="float">
            <text:p>8</text:p>
          </table:table-cell>
          <table:table-cell office:value-type="string" calcext:value-type="string">
            <text:p>ｽｺｯﾄﾗﾝﾄﾞ</text:p>
          </table:table-cell>
          <table:table-cell table:formula="of:=LEN([.L59])" office:value-type="float" office:value="8" calcext:value-type="float">
            <text:p>8</text:p>
          </table:table-cell>
          <table:table-cell office:value-type="string" calcext:value-type="string">
            <text:p>ｳｪｰﾙｽﾞ</text:p>
          </table:table-cell>
          <table:table-cell table:formula="of:=LEN([.N59])" office:value-type="float" office:value="6" calcext:value-type="float">
            <text:p>6</text:p>
          </table:table-cell>
        </table:table-row>
        <table:table-row table:style-name="ro3">
          <table:table-cell office:value-type="string" calcext:value-type="string">
            <text:p>地理</text:p>
          </table:table-cell>
          <table:table-cell office:value-type="string" calcext:value-type="string">
            <text:p>ﾌﾞﾗｼﾞﾙの首都ﾌﾞﾗｼﾞﾘｱ</text:p>
          </table:table-cell>
          <table:table-cell table:formula="of:=LEN([.B60])" office:value-type="float" office:value="16" calcext:value-type="float">
            <text:p>16</text:p>
          </table:table-cell>
          <table:table-cell office:value-type="string" calcext:value-type="string">
            <text:p>空から見ると何の形をしている？</text:p>
          </table:table-cell>
          <table:table-cell table:formula="of:=LEN([.D60])" office:value-type="float" office:value="15" calcext:value-type="float">
            <text:p>15</text:p>
          </table:table-cell>
          <table:table-cell office:value-type="string" calcext:value-type="string">
            <text:p>ﾌﾞﾗｼﾞﾙﾉｼｭﾄﾌﾞﾗｼﾞﾘｱ ｿﾗｶﾗﾐﾙﾄﾅﾝﾉｶﾀﾁｦｼﾃｲﾙ?</text:p>
          </table:table-cell>
          <table:table-cell table:formula="of:=LEN([.F60])" office:value-type="float" office:value="37" calcext:value-type="float">
            <text:p>37</text:p>
          </table:table-cell>
          <table:table-cell office:value-type="string" calcext:value-type="string">
            <text:p>飛行機(ひこうき)</text:p>
          </table:table-cell>
          <table:table-cell table:formula="of:=LEN([.H60])" office:value-type="float" office:value="9" calcext:value-type="float">
            <text:p>9</text:p>
          </table:table-cell>
          <table:table-cell office:value-type="string" calcext:value-type="string">
            <text:p>星(ほし)</text:p>
          </table:table-cell>
          <table:table-cell table:formula="of:=LEN([.J60])" office:value-type="float" office:value="5" calcext:value-type="float">
            <text:p>5</text:p>
          </table:table-cell>
          <table:table-cell office:value-type="string" calcext:value-type="string">
            <text:p>人(ひと)</text:p>
          </table:table-cell>
          <table:table-cell table:formula="of:=LEN([.L60])" office:value-type="float" office:value="5" calcext:value-type="float">
            <text:p>5</text:p>
          </table:table-cell>
          <table:table-cell office:value-type="string" calcext:value-type="string">
            <text:p>薔薇(ばら)</text:p>
          </table:table-cell>
          <table:table-cell table:formula="of:=LEN([.N60])" office:value-type="float" office:value="6" calcext:value-type="float">
            <text:p>6</text:p>
          </table:table-cell>
        </table:table-row>
        <table:table-row table:style-name="ro3">
          <table:table-cell office:value-type="string" calcext:value-type="string">
            <text:p>理科</text:p>
          </table:table-cell>
          <table:table-cell office:value-type="string" calcext:value-type="string">
            <text:p>ｵｰﾛﾗは何が原因で起こる？</text:p>
          </table:table-cell>
          <table:table-cell table:formula="of:=LEN([.B61])" office:value-type="float" office:value="14" calcext:value-type="float">
            <text:p>14</text:p>
          </table:table-cell>
          <table:table-cell/>
          <table:table-cell table:formula="of:=LEN([.D61])" office:value-type="float" office:value="0" calcext:value-type="float">
            <text:p>0</text:p>
          </table:table-cell>
          <table:table-cell office:value-type="string" calcext:value-type="string">
            <text:p>ｵｰﾛﾗﾊﾅﾆｶﾞｹﾞﾝｲﾝﾃﾞｵｺﾙ?</text:p>
          </table:table-cell>
          <table:table-cell table:formula="of:=LEN([.F61])" office:value-type="float" office:value="20" calcext:value-type="float">
            <text:p>20</text:p>
          </table:table-cell>
          <table:table-cell office:value-type="string" calcext:value-type="string">
            <text:p>太陽風</text:p>
          </table:table-cell>
          <table:table-cell table:formula="of:=LEN([.H61])" office:value-type="float" office:value="3" calcext:value-type="float">
            <text:p>3</text:p>
          </table:table-cell>
          <table:table-cell office:value-type="string" calcext:value-type="string">
            <text:p>気まぐれ</text:p>
          </table:table-cell>
          <table:table-cell table:formula="of:=LEN([.J61])" office:value-type="float" office:value="4" calcext:value-type="float">
            <text:p>4</text:p>
          </table:table-cell>
          <table:table-cell office:value-type="string" calcext:value-type="string">
            <text:p>山火事</text:p>
          </table:table-cell>
          <table:table-cell table:formula="of:=LEN([.L61])" office:value-type="float" office:value="3" calcext:value-type="float">
            <text:p>3</text:p>
          </table:table-cell>
          <table:table-cell office:value-type="string" calcext:value-type="string">
            <text:p>隕石(いんせき)</text:p>
          </table:table-cell>
          <table:table-cell table:formula="of:=LEN([.N61])" office:value-type="float" office:value="8" calcext:value-type="float">
            <text:p>8</text:p>
          </table:table-cell>
        </table:table-row>
        <table:table-row table:style-name="ro3">
          <table:table-cell office:value-type="string" calcext:value-type="string">
            <text:p>理科</text:p>
          </table:table-cell>
          <table:table-cell office:value-type="string" calcext:value-type="string">
            <text:p>次のうちｱｲﾝｼｭﾀｲﾝが提唱したのはどれ？</text:p>
          </table:table-cell>
          <table:table-cell table:formula="of:=LEN([.B62])" office:value-type="float" office:value="22" calcext:value-type="float">
            <text:p>22</text:p>
          </table:table-cell>
          <table:table-cell/>
          <table:table-cell table:formula="of:=LEN([.D62])" office:value-type="float" office:value="0" calcext:value-type="float">
            <text:p>0</text:p>
          </table:table-cell>
          <table:table-cell office:value-type="string" calcext:value-type="string">
            <text:p>ﾂｷﾞﾉｳﾁ ｱｲﾝｼｭﾀｲﾝｶﾞﾃｲｼｮｳｼﾀﾉﾊﾄﾞﾚ?</text:p>
          </table:table-cell>
          <table:table-cell table:formula="of:=LEN([.F62])" office:value-type="float" office:value="30" calcext:value-type="float">
            <text:p>30</text:p>
          </table:table-cell>
          <table:table-cell office:value-type="string" calcext:value-type="string">
            <text:p>相対性理論</text:p>
          </table:table-cell>
          <table:table-cell table:formula="of:=LEN([.H62])" office:value-type="float" office:value="5" calcext:value-type="float">
            <text:p>5</text:p>
          </table:table-cell>
          <table:table-cell office:value-type="string" calcext:value-type="string">
            <text:p>量子力学</text:p>
          </table:table-cell>
          <table:table-cell table:formula="of:=LEN([.J62])" office:value-type="float" office:value="4" calcext:value-type="float">
            <text:p>4</text:p>
          </table:table-cell>
          <table:table-cell office:value-type="string" calcext:value-type="string">
            <text:p>不完全性定理</text:p>
          </table:table-cell>
          <table:table-cell table:formula="of:=LEN([.L62])" office:value-type="float" office:value="6" calcext:value-type="float">
            <text:p>6</text:p>
          </table:table-cell>
          <table:table-cell office:value-type="string" calcext:value-type="string">
            <text:p>運命石</text:p>
          </table:table-cell>
          <table:table-cell table:formula="of:=LEN([.N62])" office:value-type="float" office:value="3" calcext:value-type="float">
            <text:p>3</text:p>
          </table:table-cell>
        </table:table-row>
        <table:table-row table:style-name="ro3">
          <table:table-cell office:value-type="string" calcext:value-type="string">
            <text:p>理科</text:p>
          </table:table-cell>
          <table:table-cell office:value-type="string" calcext:value-type="string">
            <text:p>二酸化炭素を集まる時に用いる方法はどれ？</text:p>
          </table:table-cell>
          <table:table-cell table:formula="of:=LEN([.B63])" office:value-type="float" office:value="20" calcext:value-type="float">
            <text:p>20</text:p>
          </table:table-cell>
          <table:table-cell/>
          <table:table-cell table:formula="of:=LEN([.D63])" office:value-type="float" office:value="0" calcext:value-type="float">
            <text:p>0</text:p>
          </table:table-cell>
          <table:table-cell office:value-type="string" calcext:value-type="string">
            <text:p>ﾆｻﾝｶﾀﾝｿｦｱﾂﾒﾙﾄｷﾆﾓﾁｲﾙﾎｳﾎｳﾊﾄﾞﾚ?</text:p>
          </table:table-cell>
          <table:table-cell table:formula="of:=LEN([.F63])" office:value-type="float" office:value="28" calcext:value-type="float">
            <text:p>28</text:p>
          </table:table-cell>
          <table:table-cell office:value-type="string" calcext:value-type="string">
            <text:p>下方置換</text:p>
          </table:table-cell>
          <table:table-cell table:formula="of:=LEN([.H63])" office:value-type="float" office:value="4" calcext:value-type="float">
            <text:p>4</text:p>
          </table:table-cell>
          <table:table-cell office:value-type="string" calcext:value-type="string">
            <text:p>上方置換</text:p>
          </table:table-cell>
          <table:table-cell table:formula="of:=LEN([.J63])" office:value-type="float" office:value="4" calcext:value-type="float">
            <text:p>4</text:p>
          </table:table-cell>
          <table:table-cell office:value-type="string" calcext:value-type="string">
            <text:p>電気分解</text:p>
          </table:table-cell>
          <table:table-cell table:formula="of:=LEN([.N63])" office:value-type="float" office:value="6" calcext:value-type="float">
            <text:p>6</text:p>
          </table:table-cell>
          <table:table-cell office:value-type="string" calcext:value-type="string">
            <text:p>電車でGO!</text:p>
          </table:table-cell>
          <table:table-cell table:formula="of:=LEN([.N63])" office:value-type="float" office:value="6" calcext:value-type="float">
            <text:p>6</text:p>
          </table:table-cell>
        </table:table-row>
        <table:table-row table:style-name="ro3">
          <table:table-cell office:value-type="string" calcext:value-type="string">
            <text:p>ｱﾆﾒ</text:p>
          </table:table-cell>
          <table:table-cell office:value-type="string" calcext:value-type="string">
            <text:p>ｼﾞｮｼﾞｮの奇妙な冒険 劇中(げきちゅう)</text:p>
          </table:table-cell>
          <table:table-cell table:formula="of:=LEN([.B64])" office:value-type="float" office:value="22" calcext:value-type="float">
            <text:p>22</text:p>
          </table:table-cell>
          <table:table-cell table:style-name="ce2" office:value-type="string" calcext:value-type="string">
            <text:p>のﾎﾟｰｽﾞをまねることを何という？</text:p>
          </table:table-cell>
          <table:table-cell table:formula="of:=LEN([.D64])" office:value-type="float" office:value="18" calcext:value-type="float">
            <text:p>18</text:p>
          </table:table-cell>
          <table:table-cell office:value-type="string" calcext:value-type="string">
            <text:p>ｼﾞｮｼﾞｮﾉｷﾐｮｳﾅﾎﾞｳｹﾝ ｹﾞｷﾁｭｳﾉﾎﾟｰｽﾞｦﾏﾈﾙｺﾄｦﾅﾝﾄｲｳ?</text:p>
          </table:table-cell>
          <table:table-cell table:formula="of:=LEN([.F64])" office:value-type="float" office:value="43" calcext:value-type="float">
            <text:p>43</text:p>
          </table:table-cell>
          <table:table-cell office:value-type="string" calcext:value-type="string">
            <text:p>ｼﾞｮｼﾞｮ立ち</text:p>
          </table:table-cell>
          <table:table-cell table:formula="of:=LEN([.H64])" office:value-type="float" office:value="8" calcext:value-type="float">
            <text:p>8</text:p>
          </table:table-cell>
          <table:table-cell office:value-type="string" calcext:value-type="string">
            <text:p>やれやれだぜ</text:p>
          </table:table-cell>
          <table:table-cell table:formula="of:=LEN([.J64])" office:value-type="float" office:value="6" calcext:value-type="float">
            <text:p>6</text:p>
          </table:table-cell>
          <table:table-cell office:value-type="string" calcext:value-type="string">
            <text:p>ｵﾗｵﾗ</text:p>
          </table:table-cell>
          <table:table-cell table:formula="of:=LEN([.L64])" office:value-type="float" office:value="4" calcext:value-type="float">
            <text:p>4</text:p>
          </table:table-cell>
          <table:table-cell office:value-type="string" calcext:value-type="string">
            <text:p>朝立ち</text:p>
          </table:table-cell>
          <table:table-cell table:formula="of:=LEN([.N64])" office:value-type="float" office:value="3" calcext:value-type="float">
            <text:p>3</text:p>
          </table:table-cell>
        </table:table-row>
        <table:table-row table:style-name="ro3">
          <table:table-cell office:value-type="string" calcext:value-type="string">
            <text:p>動物</text:p>
          </table:table-cell>
          <table:table-cell office:value-type="string" calcext:value-type="string">
            <text:p>ｱﾅｸﾞﾏの狩猟(しゅりょう)のために</text:p>
          </table:table-cell>
          <table:table-cell table:formula="of:=LEN([.B65])" office:value-type="float" office:value="19" calcext:value-type="float">
            <text:p>19</text:p>
          </table:table-cell>
          <table:table-cell office:value-type="string" calcext:value-type="string">
            <text:p>品種改良された胴の長い小型犬は？</text:p>
          </table:table-cell>
          <table:table-cell table:formula="of:=LEN([.D65])" office:value-type="float" office:value="16" calcext:value-type="float">
            <text:p>16</text:p>
          </table:table-cell>
          <table:table-cell office:value-type="string" calcext:value-type="string">
            <text:p>ｱﾅｸﾞﾏﾉｼｭﾘｮｳﾉﾀﾒﾆｶｲﾘｮｳｻﾚﾀ ﾄﾞｳﾉﾅｶﾞｲｺｶﾞﾀｹﾝﾊ?</text:p>
          </table:table-cell>
          <table:table-cell table:formula="of:=LEN([.F65])" office:value-type="float" office:value="40" calcext:value-type="float">
            <text:p>40</text:p>
          </table:table-cell>
          <table:table-cell office:value-type="string" calcext:value-type="string">
            <text:p>ﾀﾞｯｸｽﾌﾝﾄﾞ</text:p>
          </table:table-cell>
          <table:table-cell table:formula="of:=LEN([.H65])" office:value-type="float" office:value="9" calcext:value-type="float">
            <text:p>9</text:p>
          </table:table-cell>
          <table:table-cell office:value-type="string" calcext:value-type="string">
            <text:p>ﾋﾞｰｸﾞﾙ</text:p>
          </table:table-cell>
          <table:table-cell table:formula="of:=LEN([.J65])" office:value-type="float" office:value="6" calcext:value-type="float">
            <text:p>6</text:p>
          </table:table-cell>
          <table:table-cell office:value-type="string" calcext:value-type="string">
            <text:p>ﾁﾜﾜ</text:p>
          </table:table-cell>
          <table:table-cell table:formula="of:=LEN([.L65])" office:value-type="float" office:value="3" calcext:value-type="float">
            <text:p>3</text:p>
          </table:table-cell>
          <table:table-cell office:value-type="string" calcext:value-type="string">
            <text:p>津軽犬</text:p>
          </table:table-cell>
          <table:table-cell table:formula="of:=LEN([.N65])" office:value-type="float" office:value="3" calcext:value-type="float">
            <text:p>3</text:p>
          </table:table-cell>
        </table:table-row>
        <table:table-row table:style-name="ro3">
          <table:table-cell office:value-type="string" calcext:value-type="string">
            <text:p>動物</text:p>
          </table:table-cell>
          <table:table-cell office:value-type="string" calcext:value-type="string">
            <text:p>航海の守り神として古代ｴｼﾞﾌﾟﾄで</text:p>
          </table:table-cell>
          <table:table-cell table:formula="of:=LEN([.B66])" office:value-type="float" office:value="18" calcext:value-type="float">
            <text:p>18</text:p>
          </table:table-cell>
          <table:table-cell office:value-type="string" calcext:value-type="string">
            <text:p>飼われていた動物は？</text:p>
          </table:table-cell>
          <table:table-cell table:formula="of:=LEN([.D66])" office:value-type="float" office:value="10" calcext:value-type="float">
            <text:p>10</text:p>
          </table:table-cell>
          <table:table-cell office:value-type="string" calcext:value-type="string">
            <text:p>ｺｳｶｲﾉﾏﾓﾘｶﾞﾐﾄｼﾃ ｺﾀﾞｲｴｼﾞﾌﾟﾄﾃﾞｶﾜﾚﾃｲﾀﾄﾞｳﾌﾞﾂﾊ?</text:p>
          </table:table-cell>
          <table:table-cell table:formula="of:=LEN([.F66])" office:value-type="float" office:value="41" calcext:value-type="float">
            <text:p>41</text:p>
          </table:table-cell>
          <table:table-cell office:value-type="string" calcext:value-type="string">
            <text:p>猫</text:p>
          </table:table-cell>
          <table:table-cell table:formula="of:=LEN([.H66])" office:value-type="float" office:value="1" calcext:value-type="float">
            <text:p>1</text:p>
          </table:table-cell>
          <table:table-cell office:value-type="string" calcext:value-type="string">
            <text:p>犬</text:p>
          </table:table-cell>
          <table:table-cell table:formula="of:=LEN([.J66])" office:value-type="float" office:value="1" calcext:value-type="float">
            <text:p>1</text:p>
          </table:table-cell>
          <table:table-cell office:value-type="string" calcext:value-type="string">
            <text:p>オウム</text:p>
          </table:table-cell>
          <table:table-cell table:formula="of:=LEN([.L66])" office:value-type="float" office:value="3" calcext:value-type="float">
            <text:p>3</text:p>
          </table:table-cell>
          <table:table-cell office:value-type="string" calcext:value-type="string">
            <text:p>蛇</text:p>
          </table:table-cell>
          <table:table-cell table:formula="of:=LEN([.N66])" office:value-type="float" office:value="1" calcext:value-type="float">
            <text:p>1</text:p>
          </table:table-cell>
        </table:table-row>
        <table:table-row table:style-name="ro3">
          <table:table-cell office:value-type="string" calcext:value-type="string">
            <text:p>一般教養</text:p>
          </table:table-cell>
          <table:table-cell office:value-type="string" calcext:value-type="string">
            <text:p>ｽﾊﾟｹﾞﾃｨｰの種類</text:p>
          </table:table-cell>
          <table:table-cell table:formula="of:=LEN([.B67])" office:value-type="float" office:value="11" calcext:value-type="float">
            <text:p>11</text:p>
          </table:table-cell>
          <table:table-cell office:value-type="string" calcext:value-type="string">
            <text:p>「ﾍﾟﾍﾟﾛﾝﾁｰﾉ」って何の素材のこと？</text:p>
          </table:table-cell>
          <table:table-cell table:formula="of:=LEN([.D67])" office:value-type="float" office:value="21" calcext:value-type="float">
            <text:p>21</text:p>
          </table:table-cell>
          <table:table-cell office:value-type="string" calcext:value-type="string">
            <text:p>ｽﾊﾟｹﾞﾃｨｰﾉｼｭﾙｲ ﾍﾟﾍﾟﾛﾝﾁｰﾉｯﾃﾅﾝﾉｿｻﾞｲﾉｺﾄ?</text:p>
          </table:table-cell>
          <table:table-cell table:formula="of:=LEN([.F67])" office:value-type="float" office:value="36" calcext:value-type="float">
            <text:p>36</text:p>
          </table:table-cell>
          <table:table-cell office:value-type="string" calcext:value-type="string">
            <text:p>唐辛子</text:p>
          </table:table-cell>
          <table:table-cell table:formula="of:=LEN([.H67])" office:value-type="float" office:value="3" calcext:value-type="float">
            <text:p>3</text:p>
          </table:table-cell>
          <table:table-cell office:value-type="string" calcext:value-type="string">
            <text:p>チーズ</text:p>
          </table:table-cell>
          <table:table-cell table:formula="of:=LEN([.J67])" office:value-type="float" office:value="3" calcext:value-type="float">
            <text:p>3</text:p>
          </table:table-cell>
          <table:table-cell office:value-type="string" calcext:value-type="string">
            <text:p>こしょう</text:p>
          </table:table-cell>
          <table:table-cell table:formula="of:=LEN([.L67])" office:value-type="float" office:value="4" calcext:value-type="float">
            <text:p>4</text:p>
          </table:table-cell>
          <table:table-cell office:value-type="string" calcext:value-type="string">
            <text:p>ニンニク</text:p>
          </table:table-cell>
          <table:table-cell table:formula="of:=LEN([.N67])" office:value-type="float" office:value="4" calcext:value-type="float">
            <text:p>4</text:p>
          </table:table-cell>
        </table:table-row>
        <table:table-row table:style-name="ro3">
          <table:table-cell office:value-type="string" calcext:value-type="string">
            <text:p>一般教養</text:p>
          </table:table-cell>
          <table:table-cell office:value-type="string" calcext:value-type="string">
            <text:p>ｲｽﾗﾑのﾓｽｸとは何のための建物？</text:p>
          </table:table-cell>
          <table:table-cell table:formula="of:=LEN([.B68])" office:value-type="float" office:value="18" calcext:value-type="float">
            <text:p>18</text:p>
          </table:table-cell>
          <table:table-cell/>
          <table:table-cell table:formula="of:=LEN([.D68])" office:value-type="float" office:value="0" calcext:value-type="float">
            <text:p>0</text:p>
          </table:table-cell>
          <table:table-cell office:value-type="string" calcext:value-type="string">
            <text:p>ｲｽﾗﾑﾉﾓｽｸﾄﾊﾅﾝﾉﾀﾒﾉﾀﾃﾓﾉ?</text:p>
          </table:table-cell>
          <table:table-cell table:formula="of:=LEN([.F68])" office:value-type="float" office:value="21" calcext:value-type="float">
            <text:p>21</text:p>
          </table:table-cell>
          <table:table-cell office:value-type="string" calcext:value-type="string">
            <text:p>礼拝堂</text:p>
          </table:table-cell>
          <table:table-cell table:formula="of:=LEN([.H68])" office:value-type="float" office:value="3" calcext:value-type="float">
            <text:p>3</text:p>
          </table:table-cell>
          <table:table-cell office:value-type="string" calcext:value-type="string">
            <text:p>図書館</text:p>
          </table:table-cell>
          <table:table-cell table:formula="of:=LEN([.J68])" office:value-type="float" office:value="3" calcext:value-type="float">
            <text:p>3</text:p>
          </table:table-cell>
          <table:table-cell office:value-type="string" calcext:value-type="string">
            <text:p>宿舎</text:p>
          </table:table-cell>
          <table:table-cell table:formula="of:=LEN([.L68])" office:value-type="float" office:value="2" calcext:value-type="float">
            <text:p>2</text:p>
          </table:table-cell>
          <table:table-cell office:value-type="string" calcext:value-type="string">
            <text:p>交易所</text:p>
          </table:table-cell>
          <table:table-cell table:formula="of:=LEN([.N68])" office:value-type="float" office:value="3" calcext:value-type="float">
            <text:p>3</text:p>
          </table:table-cell>
        </table:table-row>
        <table:table-row table:style-name="ro3">
          <table:table-cell office:value-type="string" calcext:value-type="string">
            <text:p>一般教養</text:p>
          </table:table-cell>
          <table:table-cell office:value-type="string" calcext:value-type="string">
            <text:p>世界遺産の首里城(しゅりじょう)</text:p>
          </table:table-cell>
          <table:table-cell table:formula="of:=LEN([.B69])" office:value-type="float" office:value="16" calcext:value-type="float">
            <text:p>16</text:p>
          </table:table-cell>
          <table:table-cell office:value-type="string" calcext:value-type="string">
            <text:p>琉球(りゅうきゅう)語で城(しろ)を何という？</text:p>
          </table:table-cell>
          <table:table-cell table:formula="of:=LEN([.D69])" office:value-type="float" office:value="23" calcext:value-type="float">
            <text:p>23</text:p>
          </table:table-cell>
          <table:table-cell office:value-type="string" calcext:value-type="string">
            <text:p>ｾｶｲｲｻﾝﾉｼｭﾘｼﾞｮｳ ﾘｭｳｷｭｳｺﾞﾃﾞｼﾛｦﾅﾝﾄｲｳ?</text:p>
          </table:table-cell>
          <table:table-cell table:formula="of:=LEN([.F69])" office:value-type="float" office:value="34" calcext:value-type="float">
            <text:p>34</text:p>
          </table:table-cell>
          <table:table-cell office:value-type="string" calcext:value-type="string">
            <text:p>ｸﾞｽｸ</text:p>
          </table:table-cell>
          <table:table-cell table:formula="of:=LEN([.H69])" office:value-type="float" office:value="4" calcext:value-type="float">
            <text:p>4</text:p>
          </table:table-cell>
          <table:table-cell office:value-type="string" calcext:value-type="string">
            <text:p>ｳﾁﾅｰ</text:p>
          </table:table-cell>
          <table:table-cell table:formula="of:=LEN([.J69])" office:value-type="float" office:value="4" calcext:value-type="float">
            <text:p>4</text:p>
          </table:table-cell>
          <table:table-cell office:value-type="string" calcext:value-type="string">
            <text:p>ﾔｰﾔｼﾁ</text:p>
          </table:table-cell>
          <table:table-cell table:formula="of:=LEN([.L69])" office:value-type="float" office:value="5" calcext:value-type="float">
            <text:p>5</text:p>
          </table:table-cell>
          <table:table-cell office:value-type="string" calcext:value-type="string">
            <text:p>ｼﾙ</text:p>
          </table:table-cell>
          <table:table-cell table:formula="of:=LEN([.N69])" office:value-type="float" office:value="2" calcext:value-type="float">
            <text:p>2</text:p>
          </table:table-cell>
        </table:table-row>
        <table:table-row table:style-name="ro3">
          <table:table-cell office:value-type="string" calcext:value-type="string">
            <text:p>歴史</text:p>
          </table:table-cell>
          <table:table-cell office:value-type="string" calcext:value-type="string">
            <text:p>秦(しん)の始皇帝 本来の名前を何という？</text:p>
          </table:table-cell>
          <table:table-cell table:formula="of:=LEN([.B70])" office:value-type="float" office:value="21" calcext:value-type="float">
            <text:p>21</text:p>
          </table:table-cell>
          <table:table-cell/>
          <table:table-cell table:formula="of:=LEN([.D70])" office:value-type="float" office:value="0" calcext:value-type="float">
            <text:p>0</text:p>
          </table:table-cell>
          <table:table-cell office:value-type="string" calcext:value-type="string">
            <text:p>ｼﾝﾉｼｺｳﾃｲ ﾎﾝﾗｲﾉﾅﾏｴｦﾅﾝﾄｲｳ?</text:p>
          </table:table-cell>
          <table:table-cell table:formula="of:=LEN([.F70])" office:value-type="float" office:value="24" calcext:value-type="float">
            <text:p>24</text:p>
          </table:table-cell>
          <table:table-cell office:value-type="string" calcext:value-type="string">
            <text:p>政(せい)</text:p>
          </table:table-cell>
          <table:table-cell table:formula="of:=LEN([.H70])" office:value-type="float" office:value="5" calcext:value-type="float">
            <text:p>5</text:p>
          </table:table-cell>
          <table:table-cell office:value-type="string" calcext:value-type="string">
            <text:p>冶(じ)</text:p>
          </table:table-cell>
          <table:table-cell table:formula="of:=LEN([.J70])" office:value-type="float" office:value="4" calcext:value-type="float">
            <text:p>4</text:p>
          </table:table-cell>
          <table:table-cell office:value-type="string" calcext:value-type="string">
            <text:p>学(がく)</text:p>
          </table:table-cell>
          <table:table-cell table:formula="of:=LEN([.L70])" office:value-type="float" office:value="5" calcext:value-type="float">
            <text:p>5</text:p>
          </table:table-cell>
          <table:table-cell office:value-type="string" calcext:value-type="string">
            <text:p>単(たん)</text:p>
          </table:table-cell>
          <table:table-cell table:formula="of:=LEN([.N70])" office:value-type="float" office:value="5" calcext:value-type="float">
            <text:p>5</text:p>
          </table:table-cell>
        </table:table-row>
        <table:table-row table:style-name="ro3">
          <table:table-cell office:value-type="string" calcext:value-type="string">
            <text:p>文学</text:p>
          </table:table-cell>
          <table:table-cell office:value-type="string" calcext:value-type="string">
            <text:p>ﾎﾞｰﾄﾞｹﾞｰﾑ「ｵｾﾛ」の名前の由来となった</text:p>
          </table:table-cell>
          <table:table-cell table:formula="of:=LEN([.B71])" office:value-type="float" office:value="24" calcext:value-type="float">
            <text:p>24</text:p>
          </table:table-cell>
          <table:table-cell office:value-type="string" calcext:value-type="string">
            <text:p>戯曲を書いた人は？</text:p>
          </table:table-cell>
          <table:table-cell table:formula="of:=LEN([.D71])" office:value-type="float" office:value="9" calcext:value-type="float">
            <text:p>9</text:p>
          </table:table-cell>
          <table:table-cell office:value-type="string" calcext:value-type="string">
            <text:p>ﾎﾞｰﾄﾞｹﾞｰﾑｵｾﾛﾉﾅﾏｴﾉﾕﾗｲﾄﾅｯﾀｷﾞｷｮｸｦｶｲﾀﾋﾄﾊ?</text:p>
          </table:table-cell>
          <table:table-cell table:formula="of:=LEN([.F71])" office:value-type="float" office:value="37" calcext:value-type="float">
            <text:p>37</text:p>
          </table:table-cell>
          <table:table-cell office:value-type="string" calcext:value-type="string">
            <text:p>ｼｪｲｸｽﾋﾟｱ</text:p>
          </table:table-cell>
          <table:table-cell table:formula="of:=LEN([.H71])" office:value-type="float" office:value="8" calcext:value-type="float">
            <text:p>8</text:p>
          </table:table-cell>
          <table:table-cell office:value-type="string" calcext:value-type="string">
            <text:p>ｿﾌｫｸﾚｽ</text:p>
          </table:table-cell>
          <table:table-cell table:formula="of:=LEN([.J71])" office:value-type="float" office:value="6" calcext:value-type="float">
            <text:p>6</text:p>
          </table:table-cell>
          <table:table-cell office:value-type="string" calcext:value-type="string">
            <text:p>ｳｨﾘｱﾑｽﾞ</text:p>
          </table:table-cell>
          <table:table-cell table:formula="of:=LEN([.L71])" office:value-type="float" office:value="7" calcext:value-type="float">
            <text:p>7</text:p>
          </table:table-cell>
          <table:table-cell office:value-type="string" calcext:value-type="string">
            <text:p>ﾁｪｰﾎﾌ</text:p>
          </table:table-cell>
          <table:table-cell table:formula="of:=LEN([.N71])" office:value-type="float" office:value="5" calcext:value-type="float">
            <text:p>5</text:p>
          </table:table-cell>
        </table:table-row>
        <table:table-row table:style-name="ro3">
          <table:table-cell office:value-type="string" calcext:value-type="string">
            <text:p>地理</text:p>
          </table:table-cell>
          <table:table-cell office:value-type="string" calcext:value-type="string">
            <text:p>ﾙｸｾﾝﾌﾞﾙｸ大公国の公用語は</text:p>
          </table:table-cell>
          <table:table-cell table:formula="of:=LEN([.B72])" office:value-type="float" office:value="16" calcext:value-type="float">
            <text:p>16</text:p>
          </table:table-cell>
          <table:table-cell office:value-type="string" calcext:value-type="string">
            <text:p>ﾌﾗﾝｽ語 ﾄﾞｲﾂ語 あとなに？</text:p>
          </table:table-cell>
          <table:table-cell table:formula="of:=LEN([.D72])" office:value-type="float" office:value="17" calcext:value-type="float">
            <text:p>17</text:p>
          </table:table-cell>
          <table:table-cell office:value-type="string" calcext:value-type="string">
            <text:p>ﾙｸｾﾝﾌﾞﾙｸﾀｲｺｳｺｸﾉｺｳﾖｳｺﾞﾊ ﾌﾗﾝｽｺﾞ ﾄﾞｲﾂｺﾞ ｱﾄﾅﾆ?__</text:p>
          </table:table-cell>
          <table:table-cell table:formula="of:=LEN([.F72])" office:value-type="float" office:value="44" calcext:value-type="float">
            <text:p>44</text:p>
          </table:table-cell>
          <table:table-cell office:value-type="string" calcext:value-type="string">
            <text:p>ﾙｸｾﾝﾌﾞﾙｸ語</text:p>
          </table:table-cell>
          <table:table-cell table:formula="of:=LEN([.H72])" office:value-type="float" office:value="9" calcext:value-type="float">
            <text:p>9</text:p>
          </table:table-cell>
          <table:table-cell office:value-type="string" calcext:value-type="string">
            <text:p>ﾎﾟﾙﾄｶﾞﾙ語</text:p>
          </table:table-cell>
          <table:table-cell table:formula="of:=LEN([.N72])" office:value-type="float" office:value="5" calcext:value-type="float">
            <text:p>5</text:p>
          </table:table-cell>
          <table:table-cell office:value-type="string" calcext:value-type="string">
            <text:p>ｵﾗﾝﾀﾞ語</text:p>
          </table:table-cell>
          <table:table-cell table:formula="of:=LEN([.L72])" office:value-type="float" office:value="6" calcext:value-type="float">
            <text:p>6</text:p>
          </table:table-cell>
          <table:table-cell office:value-type="string" calcext:value-type="string">
            <text:p>ｲﾀﾘｱ語</text:p>
          </table:table-cell>
          <table:table-cell table:formula="of:=LEN([.J72])" office:value-type="float" office:value="8" calcext:value-type="float">
            <text:p>8</text:p>
          </table:table-cell>
        </table:table-row>
        <table:table-row table:style-name="ro3">
          <table:table-cell office:value-type="string" calcext:value-type="string">
            <text:p>地理</text:p>
          </table:table-cell>
          <table:table-cell office:value-type="string" calcext:value-type="string">
            <text:p>ﾍﾞﾙｷﾞｰの首都(しゅと)は？</text:p>
          </table:table-cell>
          <table:table-cell table:formula="of:=LEN([.B73])" office:value-type="float" office:value="16" calcext:value-type="float">
            <text:p>16</text:p>
          </table:table-cell>
          <table:table-cell/>
          <table:table-cell table:formula="of:=LEN([.D73])" office:value-type="float" office:value="0" calcext:value-type="float">
            <text:p>0</text:p>
          </table:table-cell>
          <table:table-cell office:value-type="string" calcext:value-type="string">
            <text:p>ﾍﾞﾙｷﾞｰﾉｼｭﾄﾊ?</text:p>
          </table:table-cell>
          <table:table-cell table:formula="of:=LEN([.F73])" office:value-type="float" office:value="12" calcext:value-type="float">
            <text:p>12</text:p>
          </table:table-cell>
          <table:table-cell office:value-type="string" calcext:value-type="string">
            <text:p>ﾌﾞﾘｭｯｾﾙ</text:p>
          </table:table-cell>
          <table:table-cell table:formula="of:=LEN([.H73])" office:value-type="float" office:value="7" calcext:value-type="float">
            <text:p>7</text:p>
          </table:table-cell>
          <table:table-cell office:value-type="string" calcext:value-type="string">
            <text:p>ｱﾝﾄﾜｰﾌﾟ</text:p>
          </table:table-cell>
          <table:table-cell table:formula="of:=LEN([.J73])" office:value-type="float" office:value="7" calcext:value-type="float">
            <text:p>7</text:p>
          </table:table-cell>
          <table:table-cell office:value-type="string" calcext:value-type="string">
            <text:p>ｼｬﾙﾙﾛﾜ</text:p>
          </table:table-cell>
          <table:table-cell table:formula="of:=LEN([.L73])" office:value-type="float" office:value="6" calcext:value-type="float">
            <text:p>6</text:p>
          </table:table-cell>
          <table:table-cell office:value-type="string" calcext:value-type="string">
            <text:p>ﾌﾞﾙｯﾍ</text:p>
          </table:table-cell>
          <table:table-cell table:formula="of:=LEN([.N73])" office:value-type="float" office:value="5" calcext:value-type="float">
            <text:p>5</text:p>
          </table:table-cell>
        </table:table-row>
        <table:table-row table:style-name="ro3">
          <table:table-cell office:value-type="string" calcext:value-type="string">
            <text:p>地理</text:p>
          </table:table-cell>
          <table:table-cell office:value-type="string" calcext:value-type="string">
            <text:p>ｽﾍﾟｲﾝの首都(しゅと)は？</text:p>
          </table:table-cell>
          <table:table-cell table:formula="of:=LEN([.B74])" office:value-type="float" office:value="15" calcext:value-type="float">
            <text:p>15</text:p>
          </table:table-cell>
          <table:table-cell/>
          <table:table-cell table:formula="of:=LEN([.D74])" office:value-type="float" office:value="0" calcext:value-type="float">
            <text:p>0</text:p>
          </table:table-cell>
          <table:table-cell office:value-type="string" calcext:value-type="string">
            <text:p>ｽﾍﾟｲﾝﾉｼｭﾄﾊ?</text:p>
          </table:table-cell>
          <table:table-cell table:formula="of:=LEN([.F74])" office:value-type="float" office:value="11" calcext:value-type="float">
            <text:p>11</text:p>
          </table:table-cell>
          <table:table-cell office:value-type="string" calcext:value-type="string">
            <text:p>ﾏﾄﾞﾘｰﾄﾞ</text:p>
          </table:table-cell>
          <table:table-cell table:formula="of:=LEN([.H74])" office:value-type="float" office:value="7" calcext:value-type="float">
            <text:p>7</text:p>
          </table:table-cell>
          <table:table-cell office:value-type="string" calcext:value-type="string">
            <text:p>ﾊﾞﾚﾝｼｱ</text:p>
          </table:table-cell>
          <table:table-cell table:formula="of:=LEN([.N72])" office:value-type="float" office:value="5" calcext:value-type="float">
            <text:p>5</text:p>
          </table:table-cell>
          <table:table-cell office:value-type="string" calcext:value-type="string">
            <text:p>ﾊﾞﾙｾﾛﾅ</text:p>
          </table:table-cell>
          <table:table-cell table:formula="of:=LEN([.L74])" office:value-type="float" office:value="6" calcext:value-type="float">
            <text:p>6</text:p>
          </table:table-cell>
          <table:table-cell office:value-type="string" calcext:value-type="string">
            <text:p>ｾﾋﾞﾘｱ</text:p>
          </table:table-cell>
          <table:table-cell table:formula="of:=LEN([.N74])" office:value-type="float" office:value="5" calcext:value-type="float">
            <text:p>5</text:p>
          </table:table-cell>
        </table:table-row>
        <table:table-row table:style-name="ro3">
          <table:table-cell office:value-type="string" calcext:value-type="string">
            <text:p>地理</text:p>
          </table:table-cell>
          <table:table-cell office:value-type="string" calcext:value-type="string">
            <text:p>ｱﾒﾘｶ合衆国の首都(しゅと)は？</text:p>
          </table:table-cell>
          <table:table-cell table:formula="of:=LEN([.B75])" office:value-type="float" office:value="17" calcext:value-type="float">
            <text:p>17</text:p>
          </table:table-cell>
          <table:table-cell/>
          <table:table-cell table:formula="of:=LEN([.D75])" office:value-type="float" office:value="0" calcext:value-type="float">
            <text:p>0</text:p>
          </table:table-cell>
          <table:table-cell office:value-type="string" calcext:value-type="string">
            <text:p>ｱﾒﾘｶｶﾞｯｼｭｳｺｸﾉｼｭﾄﾊ?</text:p>
          </table:table-cell>
          <table:table-cell table:formula="of:=LEN([.F75])" office:value-type="float" office:value="18" calcext:value-type="float">
            <text:p>18</text:p>
          </table:table-cell>
          <table:table-cell office:value-type="string" calcext:value-type="string">
            <text:p>ﾜｼﾝﾄﾝD.C.</text:p>
          </table:table-cell>
          <table:table-cell table:formula="of:=LEN([.H75])" office:value-type="float" office:value="9" calcext:value-type="float">
            <text:p>9</text:p>
          </table:table-cell>
          <table:table-cell office:value-type="string" calcext:value-type="string">
            <text:p>ﾆｭｰﾖｰｸ</text:p>
          </table:table-cell>
          <table:table-cell table:formula="of:=LEN([.J75])" office:value-type="float" office:value="6" calcext:value-type="float">
            <text:p>6</text:p>
          </table:table-cell>
          <table:table-cell office:value-type="string" calcext:value-type="string">
            <text:p>ﾛｽｱﾝｼﾞｪﾙｽ</text:p>
          </table:table-cell>
          <table:table-cell table:formula="of:=LEN([.L75])" office:value-type="float" office:value="9" calcext:value-type="float">
            <text:p>9</text:p>
          </table:table-cell>
          <table:table-cell office:value-type="string" calcext:value-type="string">
            <text:p>ｼｶｺﾞ</text:p>
          </table:table-cell>
          <table:table-cell table:formula="of:=LEN([.N75])" office:value-type="float" office:value="4" calcext:value-type="float">
            <text:p>4</text:p>
          </table:table-cell>
        </table:table-row>
        <table:table-row table:style-name="ro3">
          <table:table-cell office:value-type="string" calcext:value-type="string">
            <text:p>地理</text:p>
          </table:table-cell>
          <table:table-cell office:value-type="string" calcext:value-type="string">
            <text:p>ｲﾝﾄﾞの首都(しゅと)は？</text:p>
          </table:table-cell>
          <table:table-cell table:formula="of:=LEN([.B76])" office:value-type="float" office:value="14" calcext:value-type="float">
            <text:p>14</text:p>
          </table:table-cell>
          <table:table-cell/>
          <table:table-cell table:formula="of:=LEN([.D76])" office:value-type="float" office:value="0" calcext:value-type="float">
            <text:p>0</text:p>
          </table:table-cell>
          <table:table-cell office:value-type="string" calcext:value-type="string">
            <text:p>ｲﾝﾄﾞﾉｼｭﾄﾊ?</text:p>
          </table:table-cell>
          <table:table-cell table:formula="of:=LEN([.F76])" office:value-type="float" office:value="10" calcext:value-type="float">
            <text:p>10</text:p>
          </table:table-cell>
          <table:table-cell office:value-type="string" calcext:value-type="string">
            <text:p>ﾆｭｰﾃﾞﾘｰ</text:p>
          </table:table-cell>
          <table:table-cell table:formula="of:=LEN([.H76])" office:value-type="float" office:value="7" calcext:value-type="float">
            <text:p>7</text:p>
          </table:table-cell>
          <table:table-cell office:value-type="string" calcext:value-type="string">
            <text:p>ﾑﾝﾊﾞｲ</text:p>
          </table:table-cell>
          <table:table-cell table:formula="of:=LEN([.J76])" office:value-type="float" office:value="5" calcext:value-type="float">
            <text:p>5</text:p>
          </table:table-cell>
          <table:table-cell office:value-type="string" calcext:value-type="string">
            <text:p>ﾊﾞﾝｶﾞﾛｰﾙ</text:p>
          </table:table-cell>
          <table:table-cell table:formula="of:=LEN([.L76])" office:value-type="float" office:value="8" calcext:value-type="float">
            <text:p>8</text:p>
          </table:table-cell>
          <table:table-cell office:value-type="string" calcext:value-type="string">
            <text:p>ﾁｪﾝﾅｲ</text:p>
          </table:table-cell>
          <table:table-cell table:formula="of:=LEN([.N76])" office:value-type="float" office:value="5" calcext:value-type="float">
            <text:p>5</text:p>
          </table:table-cell>
        </table:table-row>
        <table:table-row table:style-name="ro3">
          <table:table-cell office:value-type="string" calcext:value-type="string">
            <text:p>地理</text:p>
          </table:table-cell>
          <table:table-cell office:value-type="string" calcext:value-type="string">
            <text:p>ﾄﾞｲﾂ連邦共和国の首都(しゅと)は？</text:p>
          </table:table-cell>
          <table:table-cell table:formula="of:=LEN([.B77])" office:value-type="float" office:value="19" calcext:value-type="float">
            <text:p>19</text:p>
          </table:table-cell>
          <table:table-cell/>
          <table:table-cell table:formula="of:=LEN([.D77])" office:value-type="float" office:value="0" calcext:value-type="float">
            <text:p>0</text:p>
          </table:table-cell>
          <table:table-cell office:value-type="string" calcext:value-type="string">
            <text:p>ﾄﾞｲﾂﾚﾝﾎﾟｳｷｮｳﾜｺｸﾉｼｭﾄﾊ?</text:p>
          </table:table-cell>
          <table:table-cell table:formula="of:=LEN([.F77])" office:value-type="float" office:value="21" calcext:value-type="float">
            <text:p>21</text:p>
          </table:table-cell>
          <table:table-cell office:value-type="string" calcext:value-type="string">
            <text:p>ﾍﾞﾙﾘﾝ</text:p>
          </table:table-cell>
          <table:table-cell table:formula="of:=LEN([.H77])" office:value-type="float" office:value="5" calcext:value-type="float">
            <text:p>5</text:p>
          </table:table-cell>
          <table:table-cell office:value-type="string" calcext:value-type="string">
            <text:p>ﾐｭﾝﾍﾝ</text:p>
          </table:table-cell>
          <table:table-cell table:formula="of:=LEN([.J77])" office:value-type="float" office:value="5" calcext:value-type="float">
            <text:p>5</text:p>
          </table:table-cell>
          <table:table-cell office:value-type="string" calcext:value-type="string">
            <text:p>ﾎﾟﾂﾀﾞﾑ</text:p>
          </table:table-cell>
          <table:table-cell table:formula="of:=LEN([.L77])" office:value-type="float" office:value="6" calcext:value-type="float">
            <text:p>6</text:p>
          </table:table-cell>
          <table:table-cell office:value-type="string" calcext:value-type="string">
            <text:p>ﾄﾞﾚｽﾃﾞﾝ</text:p>
          </table:table-cell>
          <table:table-cell table:formula="of:=LEN([.N77])" office:value-type="float" office:value="7" calcext:value-type="float">
            <text:p>7</text:p>
          </table:table-cell>
        </table:table-row>
        <table:table-row table:style-name="ro3">
          <table:table-cell office:value-type="string" calcext:value-type="string">
            <text:p>地理</text:p>
          </table:table-cell>
          <table:table-cell office:value-type="string" calcext:value-type="string">
            <text:p>ｻｳｼﾞｱﾗﾋﾞｱの首都(しゅと)は？</text:p>
          </table:table-cell>
          <table:table-cell table:formula="of:=LEN([.B78])" office:value-type="float" office:value="19" calcext:value-type="float">
            <text:p>19</text:p>
          </table:table-cell>
          <table:table-cell/>
          <table:table-cell table:formula="of:=LEN([.D78])" office:value-type="float" office:value="0" calcext:value-type="float">
            <text:p>0</text:p>
          </table:table-cell>
          <table:table-cell office:value-type="string" calcext:value-type="string">
            <text:p>ｻｳｼﾞｱﾗﾋﾞｱﾉｼｭﾄﾊ?</text:p>
          </table:table-cell>
          <table:table-cell table:formula="of:=LEN([.F78])" office:value-type="float" office:value="15" calcext:value-type="float">
            <text:p>15</text:p>
          </table:table-cell>
          <table:table-cell office:value-type="string" calcext:value-type="string">
            <text:p>ﾘﾔﾄﾞ</text:p>
          </table:table-cell>
          <table:table-cell table:formula="of:=LEN([.H78])" office:value-type="float" office:value="4" calcext:value-type="float">
            <text:p>4</text:p>
          </table:table-cell>
          <table:table-cell office:value-type="string" calcext:value-type="string">
            <text:p>ｼﾞｯﾀﾞ</text:p>
          </table:table-cell>
          <table:table-cell table:formula="of:=LEN([.J78])" office:value-type="float" office:value="5" calcext:value-type="float">
            <text:p>5</text:p>
          </table:table-cell>
          <table:table-cell office:value-type="string" calcext:value-type="string">
            <text:p>ﾒｯｶ</text:p>
          </table:table-cell>
          <table:table-cell table:formula="of:=LEN([.L78])" office:value-type="float" office:value="3" calcext:value-type="float">
            <text:p>3</text:p>
          </table:table-cell>
          <table:table-cell office:value-type="string" calcext:value-type="string">
            <text:p>ｶﾌｼﾞ</text:p>
          </table:table-cell>
          <table:table-cell table:formula="of:=LEN([.N78])" office:value-type="float" office:value="4" calcext:value-type="float">
            <text:p>4</text:p>
          </table:table-cell>
        </table:table-row>
        <table:table-row table:style-name="ro3">
          <table:table-cell office:value-type="string" calcext:value-type="string">
            <text:p>地理</text:p>
          </table:table-cell>
          <table:table-cell office:value-type="string" calcext:value-type="string">
            <text:p>ﾊﾞﾙﾄ三国といったら ｴｽﾄﾆｱ ﾘﾄｱﾆｱ</text:p>
          </table:table-cell>
          <table:table-cell table:formula="of:=LEN([.B79])" office:value-type="float" office:value="23" calcext:value-type="float">
            <text:p>23</text:p>
          </table:table-cell>
          <table:table-cell office:value-type="string" calcext:value-type="string">
            <text:p>あとどこ？</text:p>
          </table:table-cell>
          <table:table-cell table:formula="of:=LEN([.D79])" office:value-type="float" office:value="5" calcext:value-type="float">
            <text:p>5</text:p>
          </table:table-cell>
          <table:table-cell office:value-type="string" calcext:value-type="string">
            <text:p>ﾊﾞﾙﾄｻﾝｺﾞｸﾄｲｯﾀﾗ ｴｽﾄﾆｱ ﾘﾄｱﾆｱ ｱﾄﾄﾞｺ?</text:p>
          </table:table-cell>
          <table:table-cell table:formula="of:=LEN([.F79])" office:value-type="float" office:value="33" calcext:value-type="float">
            <text:p>33</text:p>
          </table:table-cell>
          <table:table-cell office:value-type="string" calcext:value-type="string">
            <text:p>ﾗﾄﾋﾞｱ</text:p>
          </table:table-cell>
          <table:table-cell table:formula="of:=LEN([.H79])" office:value-type="float" office:value="5" calcext:value-type="float">
            <text:p>5</text:p>
          </table:table-cell>
          <table:table-cell office:value-type="string" calcext:value-type="string">
            <text:p>ﾎﾟｰﾗﾝﾄﾞ</text:p>
          </table:table-cell>
          <table:table-cell table:formula="of:=LEN([.J79])" office:value-type="float" office:value="7" calcext:value-type="float">
            <text:p>7</text:p>
          </table:table-cell>
          <table:table-cell office:value-type="string" calcext:value-type="string">
            <text:p>ﾛｼｱ</text:p>
          </table:table-cell>
          <table:table-cell table:formula="of:=LEN([.L79])" office:value-type="float" office:value="3" calcext:value-type="float">
            <text:p>3</text:p>
          </table:table-cell>
          <table:table-cell office:value-type="string" calcext:value-type="string">
            <text:p>ﾌｨﾝﾗﾝﾄﾞ</text:p>
          </table:table-cell>
          <table:table-cell table:formula="of:=LEN([.N79])" office:value-type="float" office:value="7" calcext:value-type="float">
            <text:p>7</text:p>
          </table:table-cell>
        </table:table-row>
        <table:table-row table:style-name="ro3">
          <table:table-cell office:value-type="string" calcext:value-type="string">
            <text:p>地理</text:p>
          </table:table-cell>
          <table:table-cell office:value-type="string" calcext:value-type="string">
            <text:p>ﾍﾗｸﾚｽの柱との別名もある</text:p>
          </table:table-cell>
          <table:table-cell table:formula="of:=LEN([.B80])" office:value-type="float" office:value="14" calcext:value-type="float">
            <text:p>14</text:p>
          </table:table-cell>
          <table:table-cell office:value-type="string" calcext:value-type="string">
            <text:p>地中海の海峡(かいきょう)は？</text:p>
          </table:table-cell>
          <table:table-cell table:formula="of:=LEN([.D80])" office:value-type="float" office:value="15" calcext:value-type="float">
            <text:p>15</text:p>
          </table:table-cell>
          <table:table-cell office:value-type="string" calcext:value-type="string">
            <text:p>ﾍﾗｸﾚｽﾉﾊｼﾗﾄﾉﾍﾞﾂﾒｲﾓｱﾙﾁｭｳｶｲﾉｶｲｷｮｳﾊ?</text:p>
          </table:table-cell>
          <table:table-cell table:formula="of:=LEN([.F80])" office:value-type="float" office:value="32" calcext:value-type="float">
            <text:p>32</text:p>
          </table:table-cell>
          <table:table-cell office:value-type="string" calcext:value-type="string">
            <text:p>ｼﾞﾌﾞﾗﾙﾀﾙ</text:p>
          </table:table-cell>
          <table:table-cell table:formula="of:=LEN([.H80])" office:value-type="float" office:value="8" calcext:value-type="float">
            <text:p>8</text:p>
          </table:table-cell>
          <table:table-cell office:value-type="string" calcext:value-type="string">
            <text:p>ﾄﾞｰﾊﾞｰ</text:p>
          </table:table-cell>
          <table:table-cell table:formula="of:=LEN([.J80])" office:value-type="float" office:value="6" calcext:value-type="float">
            <text:p>6</text:p>
          </table:table-cell>
          <table:table-cell office:value-type="string" calcext:value-type="string">
            <text:p>ﾀﾞｰﾀﾞﾈﾙｽ</text:p>
          </table:table-cell>
          <table:table-cell table:formula="of:=LEN([.L80])" office:value-type="float" office:value="8" calcext:value-type="float">
            <text:p>8</text:p>
          </table:table-cell>
          <table:table-cell office:value-type="string" calcext:value-type="string">
            <text:p>ﾎﾞｽﾎﾟﾗｽ</text:p>
          </table:table-cell>
          <table:table-cell table:formula="of:=LEN([.N80])" office:value-type="float" office:value="7" calcext:value-type="float">
            <text:p>7</text:p>
          </table:table-cell>
        </table:table-row>
        <table:table-row table:style-name="ro3">
          <table:table-cell office:value-type="string" calcext:value-type="string">
            <text:p>一般教養</text:p>
          </table:table-cell>
          <table:table-cell office:value-type="string" calcext:value-type="string">
            <text:p>ｱﾒﾘｶの独立記念日はいつ？</text:p>
          </table:table-cell>
          <table:table-cell table:formula="of:=LEN([.B81])" office:value-type="float" office:value="14" calcext:value-type="float">
            <text:p>14</text:p>
          </table:table-cell>
          <table:table-cell/>
          <table:table-cell table:formula="of:=LEN([.D81])" office:value-type="float" office:value="0" calcext:value-type="float">
            <text:p>0</text:p>
          </table:table-cell>
          <table:table-cell office:value-type="string" calcext:value-type="string">
            <text:p>ｱﾒﾘｶﾉﾄﾞｸﾘﾂｷﾈﾝﾋﾞﾊｲﾂ?</text:p>
          </table:table-cell>
          <table:table-cell table:formula="of:=LEN([.F81])" office:value-type="float" office:value="19" calcext:value-type="float">
            <text:p>19</text:p>
          </table:table-cell>
          <table:table-cell table:style-name="ce4" office:value-type="string" calcext:value-type="string">
            <text:p>7月4日</text:p>
          </table:table-cell>
          <table:table-cell table:formula="of:=LEN([.H81])" office:value-type="float" office:value="4" calcext:value-type="float">
            <text:p>4</text:p>
          </table:table-cell>
          <table:table-cell table:style-name="ce4" office:value-type="string" calcext:value-type="string">
            <text:p>11月3日</text:p>
          </table:table-cell>
          <table:table-cell table:formula="of:=LEN([.J81])" office:value-type="float" office:value="5" calcext:value-type="float">
            <text:p>5</text:p>
          </table:table-cell>
          <table:table-cell table:style-name="ce4" office:value-type="string" calcext:value-type="string">
            <text:p>12月25日</text:p>
          </table:table-cell>
          <table:table-cell table:formula="of:=LEN([.L81])" office:value-type="float" office:value="6" calcext:value-type="float">
            <text:p>6</text:p>
          </table:table-cell>
          <table:table-cell table:style-name="ce4" office:value-type="string" calcext:value-type="string">
            <text:p>4月1日</text:p>
          </table:table-cell>
          <table:table-cell table:formula="of:=LEN([.N81])" office:value-type="float" office:value="4" calcext:value-type="float">
            <text:p>4</text:p>
          </table:table-cell>
        </table:table-row>
        <table:table-row table:style-name="ro3">
          <table:table-cell office:value-type="string" calcext:value-type="string">
            <text:p>一般教養</text:p>
          </table:table-cell>
          <table:table-cell office:value-type="string" calcext:value-type="string">
            <text:p>ﾒｰﾄﾙ法を提唱したのはどの国？</text:p>
          </table:table-cell>
          <table:table-cell table:formula="of:=LEN([.B82])" office:value-type="float" office:value="16" calcext:value-type="float">
            <text:p>16</text:p>
          </table:table-cell>
          <table:table-cell/>
          <table:table-cell table:formula="of:=LEN([.D82])" office:value-type="float" office:value="0" calcext:value-type="float">
            <text:p>0</text:p>
          </table:table-cell>
          <table:table-cell office:value-type="string" calcext:value-type="string">
            <text:p>ﾒｰﾄﾙﾎｳｦﾃｲｼｮｳｼﾀﾉﾊﾄﾞﾉｸﾆ?</text:p>
          </table:table-cell>
          <table:table-cell table:formula="of:=LEN([.F82])" office:value-type="float" office:value="22" calcext:value-type="float">
            <text:p>22</text:p>
          </table:table-cell>
          <table:table-cell office:value-type="string" calcext:value-type="string">
            <text:p>ﾌﾗﾝｽ</text:p>
          </table:table-cell>
          <table:table-cell table:formula="of:=LEN([.H82])" office:value-type="float" office:value="4" calcext:value-type="float">
            <text:p>4</text:p>
          </table:table-cell>
          <table:table-cell office:value-type="string" calcext:value-type="string">
            <text:p>ｱﾒﾘｶ</text:p>
          </table:table-cell>
          <table:table-cell table:formula="of:=LEN([.J82])" office:value-type="float" office:value="4" calcext:value-type="float">
            <text:p>4</text:p>
          </table:table-cell>
          <table:table-cell office:value-type="string" calcext:value-type="string">
            <text:p>ｲｷﾞﾘｽ</text:p>
          </table:table-cell>
          <table:table-cell table:formula="of:=LEN([.L82])" office:value-type="float" office:value="5" calcext:value-type="float">
            <text:p>5</text:p>
          </table:table-cell>
          <table:table-cell office:value-type="string" calcext:value-type="string">
            <text:p>日本</text:p>
          </table:table-cell>
          <table:table-cell table:formula="of:=LEN([.N82])" office:value-type="float" office:value="2" calcext:value-type="float">
            <text:p>2</text:p>
          </table:table-cell>
        </table:table-row>
        <table:table-row table:style-name="ro3">
          <table:table-cell office:value-type="string" calcext:value-type="string">
            <text:p>地理</text:p>
          </table:table-cell>
          <table:table-cell office:value-type="string" calcext:value-type="string">
            <text:p>2010年現在 次のうち日本より</text:p>
          </table:table-cell>
          <table:table-cell table:formula="of:=LEN([.B83])" office:value-type="float" office:value="16" calcext:value-type="float">
            <text:p>16</text:p>
          </table:table-cell>
          <table:table-cell office:value-type="string" calcext:value-type="string">
            <text:p>人口密度が低い国は？</text:p>
          </table:table-cell>
          <table:table-cell table:formula="of:=LEN([.D83])" office:value-type="float" office:value="10" calcext:value-type="float">
            <text:p>10</text:p>
          </table:table-cell>
          <table:table-cell office:value-type="string" calcext:value-type="string">
            <text:p>ﾆｾﾝｼﾞｭｳﾈﾝｹﾞﾝｻﾞｲ ﾂｷﾞﾉｳﾁﾆﾎﾝﾖﾘｼﾞﾝｺｳﾐﾂﾄﾞｶﾞﾋｸｲｸﾆﾊ?______</text:p>
          </table:table-cell>
          <table:table-cell table:formula="of:=LEN([.F83])" office:value-type="float" office:value="51" calcext:value-type="float">
            <text:p>51</text:p>
          </table:table-cell>
          <table:table-cell office:value-type="string" calcext:value-type="string">
            <text:p>ﾌｨﾘﾋﾟﾝ</text:p>
          </table:table-cell>
          <table:table-cell table:formula="of:=LEN([.H83])" office:value-type="float" office:value="6" calcext:value-type="float">
            <text:p>6</text:p>
          </table:table-cell>
          <table:table-cell office:value-type="string" calcext:value-type="string">
            <text:p>韓国(かんこく)</text:p>
          </table:table-cell>
          <table:table-cell table:formula="of:=LEN([.J83])" office:value-type="float" office:value="8" calcext:value-type="float">
            <text:p>8</text:p>
          </table:table-cell>
          <table:table-cell office:value-type="string" calcext:value-type="string">
            <text:p>ｵﾗﾝﾀﾞ</text:p>
          </table:table-cell>
          <table:table-cell table:formula="of:=LEN([.L83])" office:value-type="float" office:value="5" calcext:value-type="float">
            <text:p>5</text:p>
          </table:table-cell>
          <table:table-cell office:value-type="string" calcext:value-type="string">
            <text:p>ﾚﾊﾞﾉﾝ</text:p>
          </table:table-cell>
          <table:table-cell table:formula="of:=LEN([.N83])" office:value-type="float" office:value="5" calcext:value-type="float">
            <text:p>5</text:p>
          </table:table-cell>
        </table:table-row>
        <table:table-row table:style-name="ro3">
          <table:table-cell office:value-type="string" calcext:value-type="string">
            <text:p>一般教養</text:p>
          </table:table-cell>
          <table:table-cell office:value-type="string" calcext:value-type="string">
            <text:p>ｸﾞﾚｰﾄｼﾞｬｰﾆｰにおいて 人類は</text:p>
          </table:table-cell>
          <table:table-cell table:formula="of:=LEN([.B84])" office:value-type="float" office:value="19" calcext:value-type="float">
            <text:p>19</text:p>
          </table:table-cell>
          <table:table-cell office:value-type="string" calcext:value-type="string">
            <text:p>ｱﾌﾘｶからどこまで移動したとされる？</text:p>
          </table:table-cell>
          <table:table-cell table:formula="of:=LEN([.D84])" office:value-type="float" office:value="19" calcext:value-type="float">
            <text:p>19</text:p>
          </table:table-cell>
          <table:table-cell office:value-type="string" calcext:value-type="string">
            <text:p>ｸﾞﾚｰﾄｼﾞｬｰﾆｰﾆｵｲﾃ ｼﾞﾝﾙｲﾊｱﾌﾘｶｶﾗﾄﾞｺﾏﾃﾞｲﾄﾞｳｼﾀﾄｻﾚﾙ?______</text:p>
          </table:table-cell>
          <table:table-cell table:formula="of:=LEN([.F84])" office:value-type="float" office:value="51" calcext:value-type="float">
            <text:p>51</text:p>
          </table:table-cell>
          <table:table-cell office:value-type="string" calcext:value-type="string">
            <text:p>南ｱﾒﾘｶ</text:p>
          </table:table-cell>
          <table:table-cell table:formula="of:=LEN([.H84])" office:value-type="float" office:value="5" calcext:value-type="float">
            <text:p>5</text:p>
          </table:table-cell>
          <table:table-cell office:value-type="string" calcext:value-type="string">
            <text:p>中国</text:p>
          </table:table-cell>
          <table:table-cell table:formula="of:=LEN([.J84])" office:value-type="float" office:value="2" calcext:value-type="float">
            <text:p>2</text:p>
          </table:table-cell>
          <table:table-cell office:value-type="string" calcext:value-type="string">
            <text:p>ﾛｼｱ</text:p>
          </table:table-cell>
          <table:table-cell table:formula="of:=LEN([.L84])" office:value-type="float" office:value="3" calcext:value-type="float">
            <text:p>3</text:p>
          </table:table-cell>
          <table:table-cell office:value-type="string" calcext:value-type="string">
            <text:p>北極(ほっきょく)</text:p>
          </table:table-cell>
          <table:table-cell table:formula="of:=LEN([.N84])" office:value-type="float" office:value="9" calcext:value-type="float">
            <text:p>9</text:p>
          </table:table-cell>
        </table:table-row>
        <table:table-row table:style-name="ro3">
          <table:table-cell office:value-type="string" calcext:value-type="string">
            <text:p>ｽﾎﾟｰﾂ</text:p>
          </table:table-cell>
          <table:table-cell office:value-type="string" calcext:value-type="string">
            <text:p>次のうちｻｯｶｰ ﾌﾟﾚﾐｱﾘｰｸﾞのｸﾗﾌﾞ</text:p>
          </table:table-cell>
          <table:table-cell table:formula="of:=LEN([.B85])" office:value-type="float" office:value="23" calcext:value-type="float">
            <text:p>23</text:p>
          </table:table-cell>
          <table:table-cell table:style-name="ce2" office:value-type="string" calcext:value-type="string">
            <text:p>でないのは？</text:p>
          </table:table-cell>
          <table:table-cell table:formula="of:=LEN([.D85])" office:value-type="float" office:value="6" calcext:value-type="float">
            <text:p>6</text:p>
          </table:table-cell>
          <table:table-cell office:value-type="string" calcext:value-type="string">
            <text:p>ﾂｷﾞﾉｳﾁ ｻｯｶｰﾌﾟﾚﾐｱﾘｰｸﾞﾉｸﾗﾌﾞﾃﾞﾅｲﾉﾊ?</text:p>
          </table:table-cell>
          <table:table-cell table:formula="of:=LEN([.F85])" office:value-type="float" office:value="32" calcext:value-type="float">
            <text:p>32</text:p>
          </table:table-cell>
          <table:table-cell office:value-type="string" calcext:value-type="string">
            <text:p>ｲﾝﾃﾙ</text:p>
          </table:table-cell>
          <table:table-cell table:formula="of:=LEN([.H85])" office:value-type="float" office:value="4" calcext:value-type="float">
            <text:p>4</text:p>
          </table:table-cell>
          <table:table-cell office:value-type="string" calcext:value-type="string">
            <text:p>ﾘﾊﾞﾌﾟｰﾙ</text:p>
          </table:table-cell>
          <table:table-cell table:formula="of:=LEN([.J85])" office:value-type="float" office:value="7" calcext:value-type="float">
            <text:p>7</text:p>
          </table:table-cell>
          <table:table-cell office:value-type="string" calcext:value-type="string">
            <text:p>ﾁｪﾙｼｰ</text:p>
          </table:table-cell>
          <table:table-cell table:formula="of:=LEN([.L85])" office:value-type="float" office:value="5" calcext:value-type="float">
            <text:p>5</text:p>
          </table:table-cell>
          <table:table-cell office:value-type="string" calcext:value-type="string">
            <text:p>ｱｰｾﾅﾙ</text:p>
          </table:table-cell>
          <table:table-cell table:formula="of:=LEN([.N85])" office:value-type="float" office:value="5" calcext:value-type="float">
            <text:p>5</text:p>
          </table:table-cell>
        </table:table-row>
        <table:table-row table:style-name="ro3">
          <table:table-cell office:value-type="string" calcext:value-type="string">
            <text:p>一般教養</text:p>
          </table:table-cell>
          <table:table-cell office:value-type="string" calcext:value-type="string">
            <text:p>次のうちｲﾀﾘｱの自動車会社はどれ？</text:p>
          </table:table-cell>
          <table:table-cell table:formula="of:=LEN([.B86])" office:value-type="float" office:value="18" calcext:value-type="float">
            <text:p>18</text:p>
          </table:table-cell>
          <table:table-cell/>
          <table:table-cell table:formula="of:=LEN([.D86])" office:value-type="float" office:value="0" calcext:value-type="float">
            <text:p>0</text:p>
          </table:table-cell>
          <table:table-cell office:value-type="string" calcext:value-type="string">
            <text:p>ﾂｷﾞﾉｳﾁ ｲﾀﾘｱﾉｼﾞﾄﾞｳｼｬｶﾞｲｼｬﾊﾄﾞﾚ?</text:p>
          </table:table-cell>
          <table:table-cell table:formula="of:=LEN([.F86])" office:value-type="float" office:value="29" calcext:value-type="float">
            <text:p>29</text:p>
          </table:table-cell>
          <table:table-cell office:value-type="string" calcext:value-type="string">
            <text:p>ﾌｨｱｯﾄ</text:p>
          </table:table-cell>
          <table:table-cell table:formula="of:=LEN([.H86])" office:value-type="float" office:value="5" calcext:value-type="float">
            <text:p>5</text:p>
          </table:table-cell>
          <table:table-cell office:value-type="string" calcext:value-type="string">
            <text:p>ﾌﾟｼﾞｮｰ</text:p>
          </table:table-cell>
          <table:table-cell table:formula="of:=LEN([.J86])" office:value-type="float" office:value="6" calcext:value-type="float">
            <text:p>6</text:p>
          </table:table-cell>
          <table:table-cell office:value-type="string" calcext:value-type="string">
            <text:p>BMW</text:p>
          </table:table-cell>
          <table:table-cell table:formula="of:=LEN([.L86])" office:value-type="float" office:value="3" calcext:value-type="float">
            <text:p>3</text:p>
          </table:table-cell>
          <table:table-cell office:value-type="string" calcext:value-type="string">
            <text:p>ﾙﾉｰ</text:p>
          </table:table-cell>
          <table:table-cell table:formula="of:=LEN([.N86])" office:value-type="float" office:value="3" calcext:value-type="float">
            <text:p>3</text:p>
          </table:table-cell>
        </table:table-row>
        <table:table-row table:style-name="ro3">
          <table:table-cell office:value-type="string" calcext:value-type="string">
            <text:p>地理</text:p>
          </table:table-cell>
          <table:table-cell office:value-type="string" calcext:value-type="string">
            <text:p>ｵﾗﾝﾀﾞの国土の多くを占める干拓地</text:p>
          </table:table-cell>
          <table:table-cell table:formula="of:=LEN([.B87])" office:value-type="float" office:value="18" calcext:value-type="float">
            <text:p>18</text:p>
          </table:table-cell>
          <table:table-cell office:value-type="string" calcext:value-type="string">
            <text:p>を何と呼ぶ？</text:p>
          </table:table-cell>
          <table:table-cell table:formula="of:=LEN([.D87])" office:value-type="float" office:value="6" calcext:value-type="float">
            <text:p>6</text:p>
          </table:table-cell>
          <table:table-cell office:value-type="string" calcext:value-type="string">
            <text:p>ｵﾗﾝﾄﾞﾉｺｸﾄﾞﾉｵｵｸｦｼﾒﾙｶﾝﾀｸﾁｦﾅﾝﾄﾖﾌﾞ?</text:p>
          </table:table-cell>
          <table:table-cell table:formula="of:=LEN([.F87])" office:value-type="float" office:value="31" calcext:value-type="float">
            <text:p>31</text:p>
          </table:table-cell>
          <table:table-cell office:value-type="string" calcext:value-type="string">
            <text:p>ﾎﾟﾙﾀﾞｰ</text:p>
          </table:table-cell>
          <table:table-cell table:formula="of:=LEN([.H87])" office:value-type="float" office:value="6" calcext:value-type="float">
            <text:p>6</text:p>
          </table:table-cell>
          <table:table-cell office:value-type="string" calcext:value-type="string">
            <text:p>ﾌｨﾖﾙﾄﾞ</text:p>
          </table:table-cell>
          <table:table-cell table:formula="of:=LEN([.J87])" office:value-type="float" office:value="6" calcext:value-type="float">
            <text:p>6</text:p>
          </table:table-cell>
          <table:table-cell office:value-type="string" calcext:value-type="string">
            <text:p>ﾘｱｽ式海岸</text:p>
          </table:table-cell>
          <table:table-cell table:formula="of:=LEN([.L87])" office:value-type="float" office:value="6" calcext:value-type="float">
            <text:p>6</text:p>
          </table:table-cell>
          <table:table-cell office:value-type="string" calcext:value-type="string">
            <text:p>ﾓﾙﾀﾞｰ</text:p>
          </table:table-cell>
          <table:table-cell table:formula="of:=LEN([.N87])" office:value-type="float" office:value="5" calcext:value-type="float">
            <text:p>5</text:p>
          </table:table-cell>
        </table:table-row>
        <table:table-row table:style-name="ro3">
          <table:table-cell office:value-type="string" calcext:value-type="string">
            <text:p>一般教養</text:p>
          </table:table-cell>
          <table:table-cell office:value-type="string" calcext:value-type="string">
            <text:p>ﾛﾀﾞﾝの有名な彫刻(ちょうこく)</text:p>
          </table:table-cell>
          <table:table-cell table:formula="of:=LEN([.B88])" office:value-type="float" office:value="17" calcext:value-type="float">
            <text:p>17</text:p>
          </table:table-cell>
          <table:table-cell office:value-type="string" calcext:value-type="string">
            <text:p>「？？？の市民」？</text:p>
          </table:table-cell>
          <table:table-cell table:formula="of:=LEN([.D88])" office:value-type="float" office:value="9" calcext:value-type="float">
            <text:p>9</text:p>
          </table:table-cell>
          <table:table-cell office:value-type="string" calcext:value-type="string">
            <text:p>ﾛﾀﾞﾝﾉﾕｳﾒｲﾅﾁｮｳｺｸ ﾅﾝﾉｼﾐﾝ?</text:p>
          </table:table-cell>
          <table:table-cell table:formula="of:=LEN([.F88])" office:value-type="float" office:value="23" calcext:value-type="float">
            <text:p>23</text:p>
          </table:table-cell>
          <table:table-cell office:value-type="string" calcext:value-type="string">
            <text:p>ｶﾚｰ</text:p>
          </table:table-cell>
          <table:table-cell table:formula="of:=LEN([.H88])" office:value-type="float" office:value="3" calcext:value-type="float">
            <text:p>3</text:p>
          </table:table-cell>
          <table:table-cell office:value-type="string" calcext:value-type="string">
            <text:p>ﾀﾞﾌﾞﾘﾝ</text:p>
          </table:table-cell>
          <table:table-cell table:formula="of:=LEN([.J88])" office:value-type="float" office:value="6" calcext:value-type="float">
            <text:p>6</text:p>
          </table:table-cell>
          <table:table-cell office:value-type="string" calcext:value-type="string">
            <text:p>ﾊﾝﾊﾞｰｸﾞ</text:p>
          </table:table-cell>
          <table:table-cell table:formula="of:=LEN([.L88])" office:value-type="float" office:value="7" calcext:value-type="float">
            <text:p>7</text:p>
          </table:table-cell>
          <table:table-cell office:value-type="string" calcext:value-type="string">
            <text:p>ｽﾊﾟｹﾞﾃｨ</text:p>
          </table:table-cell>
          <table:table-cell table:formula="of:=LEN([.N88])" office:value-type="float" office:value="7" calcext:value-type="float">
            <text:p>7</text:p>
          </table:table-cell>
        </table:table-row>
        <table:table-row table:style-name="ro3">
          <table:table-cell office:value-type="string" calcext:value-type="string">
            <text:p>地理</text:p>
          </table:table-cell>
          <table:table-cell office:value-type="string" calcext:value-type="string">
            <text:p>ｻﾝｸﾄﾍﾟﾃﾙﾌﾞﾙｸﾞの以前の名称は？</text:p>
          </table:table-cell>
          <table:table-cell table:formula="of:=LEN([.B89])" office:value-type="float" office:value="21" calcext:value-type="float">
            <text:p>21</text:p>
          </table:table-cell>
          <table:table-cell/>
          <table:table-cell table:formula="of:=LEN([.D89])" office:value-type="float" office:value="0" calcext:value-type="float">
            <text:p>0</text:p>
          </table:table-cell>
          <table:table-cell office:value-type="string" calcext:value-type="string">
            <text:p>ｻﾝｸﾄﾍﾟﾃﾙﾌﾞﾙｸﾞﾉｲｾﾞﾝﾉﾒｲｼｮｳﾊ?</text:p>
          </table:table-cell>
          <table:table-cell table:formula="of:=LEN([.F89])" office:value-type="float" office:value="26" calcext:value-type="float">
            <text:p>26</text:p>
          </table:table-cell>
          <table:table-cell office:value-type="string" calcext:value-type="string">
            <text:p>ﾚﾆﾝｸﾞﾗｰﾄﾞ</text:p>
          </table:table-cell>
          <table:table-cell table:formula="of:=LEN([.H89])" office:value-type="float" office:value="9" calcext:value-type="float">
            <text:p>9</text:p>
          </table:table-cell>
          <table:table-cell office:value-type="string" calcext:value-type="string">
            <text:p>ｺﾞｰﾘｷｨｰ</text:p>
          </table:table-cell>
          <table:table-cell table:formula="of:=LEN([.J89])" office:value-type="float" office:value="7" calcext:value-type="float">
            <text:p>7</text:p>
          </table:table-cell>
          <table:table-cell office:value-type="string" calcext:value-type="string">
            <text:p>ﾌﾙﾝｾﾞ</text:p>
          </table:table-cell>
          <table:table-cell table:formula="of:=LEN([.N89])" office:value-type="float" office:value="7" calcext:value-type="float">
            <text:p>7</text:p>
          </table:table-cell>
          <table:table-cell office:value-type="string" calcext:value-type="string">
            <text:p>ｸｲﾋﾞｼｪﾌ</text:p>
          </table:table-cell>
          <table:table-cell table:formula="of:=LEN([.N89])" office:value-type="float" office:value="7" calcext:value-type="float">
            <text:p>7</text:p>
          </table:table-cell>
        </table:table-row>
        <table:table-row table:style-name="ro3">
          <table:table-cell office:value-type="string" calcext:value-type="string">
            <text:p>一般教養</text:p>
          </table:table-cell>
          <table:table-cell office:value-type="string" calcext:value-type="string">
            <text:p>ｻｹの卵「ｲｸﾗ」 この言葉は何語から</text:p>
          </table:table-cell>
          <table:table-cell table:formula="of:=LEN([.B90])" office:value-type="float" office:value="19" calcext:value-type="float">
            <text:p>19</text:p>
          </table:table-cell>
          <table:table-cell office:value-type="string" calcext:value-type="string">
            <text:p>とったもの？</text:p>
          </table:table-cell>
          <table:table-cell table:formula="of:=LEN([.D90])" office:value-type="float" office:value="6" calcext:value-type="float">
            <text:p>6</text:p>
          </table:table-cell>
          <table:table-cell office:value-type="string" calcext:value-type="string">
            <text:p>ｻｹﾉﾀﾏｺﾞｲｸﾗ ｺﾉｺﾄﾊﾞﾊﾅﾆｺﾞｶﾗﾄｯﾀﾓﾉ?</text:p>
          </table:table-cell>
          <table:table-cell table:formula="of:=LEN([.F90])" office:value-type="float" office:value="30" calcext:value-type="float">
            <text:p>30</text:p>
          </table:table-cell>
          <table:table-cell office:value-type="string" calcext:value-type="string">
            <text:p>ﾛｼｱ語</text:p>
          </table:table-cell>
          <table:table-cell table:formula="of:=LEN([.H90])" office:value-type="float" office:value="4" calcext:value-type="float">
            <text:p>4</text:p>
          </table:table-cell>
          <table:table-cell office:value-type="string" calcext:value-type="string">
            <text:p>ﾄﾞｲﾂ語</text:p>
          </table:table-cell>
          <table:table-cell table:formula="of:=LEN([.J90])" office:value-type="float" office:value="5" calcext:value-type="float">
            <text:p>5</text:p>
          </table:table-cell>
          <table:table-cell office:value-type="string" calcext:value-type="string">
            <text:p>ﾌｨﾝﾗﾝﾄﾞ語</text:p>
          </table:table-cell>
          <table:table-cell table:formula="of:=LEN([.L90])" office:value-type="float" office:value="8" calcext:value-type="float">
            <text:p>8</text:p>
          </table:table-cell>
          <table:table-cell office:value-type="string" calcext:value-type="string">
            <text:p>ｽｳｪｰﾃﾞﾝ語</text:p>
          </table:table-cell>
          <table:table-cell table:formula="of:=LEN([.N90])" office:value-type="float" office:value="8" calcext:value-type="float">
            <text:p>8</text:p>
          </table:table-cell>
        </table:table-row>
        <table:table-row table:style-name="ro3">
          <table:table-cell office:value-type="string" calcext:value-type="string">
            <text:p>ｹﾞｰﾑ</text:p>
          </table:table-cell>
          <table:table-cell office:value-type="string" calcext:value-type="string">
            <text:p>ｱｲﾚﾑの「10ﾔｰﾄﾞﾌｧｲﾄ」</text:p>
          </table:table-cell>
          <table:table-cell table:formula="of:=LEN([.B91])" office:value-type="float" office:value="17" calcext:value-type="float">
            <text:p>17</text:p>
          </table:table-cell>
          <table:table-cell office:value-type="string" calcext:value-type="string">
            <text:p>何をﾓﾁｰﾌとしたｹﾞｰﾑ？</text:p>
          </table:table-cell>
          <table:table-cell table:formula="of:=LEN([.D91])" office:value-type="float" office:value="14" calcext:value-type="float">
            <text:p>14</text:p>
          </table:table-cell>
          <table:table-cell office:value-type="string" calcext:value-type="string">
            <text:p>ｱｲﾚﾑﾉﾃﾝﾔｰﾄﾞﾌｧｲﾄ ﾅﾆｦﾓﾁｰﾌﾄｼﾀｹﾞｰﾑ?</text:p>
          </table:table-cell>
          <table:table-cell table:formula="of:=LEN([.F91])" office:value-type="float" office:value="31" calcext:value-type="float">
            <text:p>31</text:p>
          </table:table-cell>
          <table:table-cell office:value-type="string" calcext:value-type="string">
            <text:p>ｱﾒﾌﾄ</text:p>
          </table:table-cell>
          <table:table-cell table:formula="of:=LEN([.H91])" office:value-type="float" office:value="4" calcext:value-type="float">
            <text:p>4</text:p>
          </table:table-cell>
          <table:table-cell office:value-type="string" calcext:value-type="string">
            <text:p>ｻｯｶｰ</text:p>
          </table:table-cell>
          <table:table-cell table:formula="of:=LEN([.J91])" office:value-type="float" office:value="4" calcext:value-type="float">
            <text:p>4</text:p>
          </table:table-cell>
          <table:table-cell office:value-type="string" calcext:value-type="string">
            <text:p>ﾊﾞﾚｰﾎﾞｰﾙ</text:p>
          </table:table-cell>
          <table:table-cell table:formula="of:=LEN([.L91])" office:value-type="float" office:value="8" calcext:value-type="float">
            <text:p>8</text:p>
          </table:table-cell>
          <table:table-cell office:value-type="string" calcext:value-type="string">
            <text:p>ｱｲｽﾎｯｹｰ</text:p>
          </table:table-cell>
          <table:table-cell table:formula="of:=LEN([.N91])" office:value-type="float" office:value="7" calcext:value-type="float">
            <text:p>7</text:p>
          </table:table-cell>
        </table:table-row>
        <table:table-row table:style-name="ro3">
          <table:table-cell office:value-type="string" calcext:value-type="string">
            <text:p>文学</text:p>
          </table:table-cell>
          <table:table-cell office:value-type="string" calcext:value-type="string">
            <text:p>「百年の孤独」でﾗﾃﾝｱﾒﾘｶ文学を</text:p>
          </table:table-cell>
          <table:table-cell table:formula="of:=LEN([.B92])" office:value-type="float" office:value="18" calcext:value-type="float">
            <text:p>18</text:p>
          </table:table-cell>
          <table:table-cell office:value-type="string" calcext:value-type="string">
            <text:p>世界に知らしめた作家は？</text:p>
          </table:table-cell>
          <table:table-cell table:formula="of:=LEN([.D92])" office:value-type="float" office:value="12" calcext:value-type="float">
            <text:p>12</text:p>
          </table:table-cell>
          <table:table-cell office:value-type="string" calcext:value-type="string">
            <text:p>ﾋｬｸﾈﾝﾉｺﾄﾞｸﾃﾞ ﾗﾃﾝｱﾒﾘｶﾌﾞﾝｶﾞｸｦｾｶｲﾆｼﾗｼﾒﾀｻｯｶﾊ?_____</text:p>
          </table:table-cell>
          <table:table-cell table:formula="of:=LEN([.F92])" office:value-type="float" office:value="46" calcext:value-type="float">
            <text:p>46</text:p>
          </table:table-cell>
          <table:table-cell office:value-type="string" calcext:value-type="string">
            <text:p>ｶﾞﾙｼｱﾏﾙｹｽ</text:p>
          </table:table-cell>
          <table:table-cell table:formula="of:=LEN([.H92])" office:value-type="float" office:value="9" calcext:value-type="float">
            <text:p>9</text:p>
          </table:table-cell>
          <table:table-cell office:value-type="string" calcext:value-type="string">
            <text:p>ﾈﾙｰﾀﾞ</text:p>
          </table:table-cell>
          <table:table-cell table:formula="of:=LEN([.J92])" office:value-type="float" office:value="5" calcext:value-type="float">
            <text:p>5</text:p>
          </table:table-cell>
          <table:table-cell office:value-type="string" calcext:value-type="string">
            <text:p>ﾛﾙｶ</text:p>
          </table:table-cell>
          <table:table-cell table:formula="of:=LEN([.L92])" office:value-type="float" office:value="3" calcext:value-type="float">
            <text:p>3</text:p>
          </table:table-cell>
          <table:table-cell office:value-type="string" calcext:value-type="string">
            <text:p>ｽﾀｲﾝﾍﾞｯｸ</text:p>
          </table:table-cell>
          <table:table-cell table:formula="of:=LEN([.N92])" office:value-type="float" office:value="8" calcext:value-type="float">
            <text:p>8</text:p>
          </table:table-cell>
        </table:table-row>
        <table:table-row table:style-name="ro3">
          <table:table-cell office:value-type="string" calcext:value-type="string">
            <text:p>音楽</text:p>
          </table:table-cell>
          <table:table-cell office:value-type="string" calcext:value-type="string">
            <text:p>ﾍﾞｰﾄｰｳﾞｪﾝの交響曲第3番</text:p>
          </table:table-cell>
          <table:table-cell table:formula="of:=LEN([.B93])" office:value-type="float" office:value="16" calcext:value-type="float">
            <text:p>16</text:p>
          </table:table-cell>
          <table:table-cell office:value-type="string" calcext:value-type="string">
            <text:p>「英雄」(えいゆう) 誰を讃えたもの？</text:p>
          </table:table-cell>
          <table:table-cell table:formula="of:=LEN([.D93])" office:value-type="float" office:value="19" calcext:value-type="float">
            <text:p>19</text:p>
          </table:table-cell>
          <table:table-cell office:value-type="string" calcext:value-type="string">
            <text:p>ﾍﾞｰﾄｰｳﾞｪﾝﾉｺｳｷｮｳｷｮｸﾀﾞｲｻﾝﾊﾞﾝｴｲﾕｳ ﾀﾞﾚｦﾀﾀｴﾀﾓﾉ?</text:p>
          </table:table-cell>
          <table:table-cell table:formula="of:=LEN([.F93])" office:value-type="float" office:value="42" calcext:value-type="float">
            <text:p>42</text:p>
          </table:table-cell>
          <table:table-cell office:value-type="string" calcext:value-type="string">
            <text:p>ﾅﾎﾟﾚｵﾝ</text:p>
          </table:table-cell>
          <table:table-cell table:formula="of:=LEN([.H93])" office:value-type="float" office:value="6" calcext:value-type="float">
            <text:p>6</text:p>
          </table:table-cell>
          <table:table-cell office:value-type="string" calcext:value-type="string">
            <text:p>ﾗｲﾝﾊﾙﾄ</text:p>
          </table:table-cell>
          <table:table-cell table:formula="of:=LEN([.J93])" office:value-type="float" office:value="6" calcext:value-type="float">
            <text:p>6</text:p>
          </table:table-cell>
          <table:table-cell office:value-type="string" calcext:value-type="string">
            <text:p>ｶｴｻﾙ</text:p>
          </table:table-cell>
          <table:table-cell table:formula="of:=LEN([.L93])" office:value-type="float" office:value="4" calcext:value-type="float">
            <text:p>4</text:p>
          </table:table-cell>
          <table:table-cell office:value-type="string" calcext:value-type="string">
            <text:p>ｻｳｻﾞｰ</text:p>
          </table:table-cell>
          <table:table-cell table:formula="of:=LEN([.N93])" office:value-type="float" office:value="5" calcext:value-type="float">
            <text:p>5</text:p>
          </table:table-cell>
        </table:table-row>
        <table:table-row table:style-name="ro3">
          <table:table-cell office:value-type="string" calcext:value-type="string">
            <text:p>音楽</text:p>
          </table:table-cell>
          <table:table-cell office:value-type="string" calcext:value-type="string">
            <text:p>ｱﾒﾘｶ横断ｳﾙﾄﾗｸｲｽﾞのｵｰﾌﾟﾆﾝｸﾞ</text:p>
          </table:table-cell>
          <table:table-cell table:formula="of:=LEN([.B94])" office:value-type="float" office:value="23" calcext:value-type="float">
            <text:p>23</text:p>
          </table:table-cell>
          <table:table-cell office:value-type="string" calcext:value-type="string">
            <text:p>曲名は？？？のテーマ？</text:p>
          </table:table-cell>
          <table:table-cell table:formula="of:=LEN([.D94])" office:value-type="float" office:value="11" calcext:value-type="float">
            <text:p>11</text:p>
          </table:table-cell>
          <table:table-cell office:value-type="string" calcext:value-type="string">
            <text:p>ｱﾒﾘｶｵｳﾀﾞﾝｳﾙﾄﾗｸｲｽﾞﾉｵｰﾌﾟﾆﾝｸﾞ ｷｮｸﾒｲﾊﾅﾝﾉﾃｰﾏ?__</text:p>
          </table:table-cell>
          <table:table-cell table:formula="of:=LEN([.F94])" office:value-type="float" office:value="42" calcext:value-type="float">
            <text:p>42</text:p>
          </table:table-cell>
          <table:table-cell office:value-type="string" calcext:value-type="string">
            <text:p>ｽﾀｰﾄﾚｯｸ</text:p>
          </table:table-cell>
          <table:table-cell table:formula="of:=LEN([.H94])" office:value-type="float" office:value="7" calcext:value-type="float">
            <text:p>7</text:p>
          </table:table-cell>
          <table:table-cell office:value-type="string" calcext:value-type="string">
            <text:p>ｻﾝﾀﾞｰﾊﾞｰﾄﾞ</text:p>
          </table:table-cell>
          <table:table-cell table:formula="of:=LEN([.J94])" office:value-type="float" office:value="10" calcext:value-type="float">
            <text:p>10</text:p>
          </table:table-cell>
          <table:table-cell office:value-type="string" calcext:value-type="string">
            <text:p>ｽﾀｰｳｫｰｽﾞ</text:p>
          </table:table-cell>
          <table:table-cell table:formula="of:=LEN([.L94])" office:value-type="float" office:value="8" calcext:value-type="float">
            <text:p>8</text:p>
          </table:table-cell>
          <table:table-cell office:value-type="string" calcext:value-type="string">
            <text:p>ｷﾞｬﾗｸﾃｨｶ</text:p>
          </table:table-cell>
          <table:table-cell table:formula="of:=LEN([.N94])" office:value-type="float" office:value="8" calcext:value-type="float">
            <text:p>8</text:p>
          </table:table-cell>
        </table:table-row>
        <table:table-row table:style-name="ro3">
          <table:table-cell office:value-type="string" calcext:value-type="string">
            <text:p>音楽</text:p>
          </table:table-cell>
          <table:table-cell office:value-type="string" calcext:value-type="string">
            <text:p>映画「炎のﾗﾝﾅｰ」の音楽を担当したのは？</text:p>
          </table:table-cell>
          <table:table-cell table:formula="of:=LEN([.B95])" office:value-type="float" office:value="21" calcext:value-type="float">
            <text:p>21</text:p>
          </table:table-cell>
          <table:table-cell/>
          <table:table-cell table:formula="of:=LEN([.D95])" office:value-type="float" office:value="0" calcext:value-type="float">
            <text:p>0</text:p>
          </table:table-cell>
          <table:table-cell office:value-type="string" calcext:value-type="string">
            <text:p>ｴｲｶﾞ ﾎﾉｳﾉﾗﾝﾅｰﾉｵﾝｶﾞｸｦﾀﾝﾄｳｼﾀﾉﾊ?</text:p>
          </table:table-cell>
          <table:table-cell table:formula="of:=LEN([.F95])" office:value-type="float" office:value="29" calcext:value-type="float">
            <text:p>29</text:p>
          </table:table-cell>
          <table:table-cell office:value-type="string" calcext:value-type="string">
            <text:p>ｳﾞｧﾝｹﾞﾘｽ</text:p>
          </table:table-cell>
          <table:table-cell table:formula="of:=LEN([.H95])" office:value-type="float" office:value="8" calcext:value-type="float">
            <text:p>8</text:p>
          </table:table-cell>
          <table:table-cell office:value-type="string" calcext:value-type="string">
            <text:p>ｺﾞｰﾙﾄﾞｽﾐｽ</text:p>
          </table:table-cell>
          <table:table-cell table:formula="of:=LEN([.L95])" office:value-type="float" office:value="10" calcext:value-type="float">
            <text:p>10</text:p>
          </table:table-cell>
          <table:table-cell office:value-type="string" calcext:value-type="string">
            <text:p>ﾄﾞﾙﾃﾞｨﾝｶﾞｰ</text:p>
          </table:table-cell>
          <table:table-cell table:formula="of:=LEN([.L95])" office:value-type="float" office:value="10" calcext:value-type="float">
            <text:p>10</text:p>
          </table:table-cell>
          <table:table-cell office:value-type="string" calcext:value-type="string">
            <text:p>ｴｳﾞｧﾝｹﾞﾘｵﾝ</text:p>
          </table:table-cell>
          <table:table-cell table:formula="of:=LEN([.N95])" office:value-type="float" office:value="10" calcext:value-type="float">
            <text:p>10</text:p>
          </table:table-cell>
        </table:table-row>
        <table:table-row table:style-name="ro3">
          <table:table-cell office:value-type="string" calcext:value-type="string">
            <text:p>国語</text:p>
          </table:table-cell>
          <table:table-cell office:value-type="string" calcext:value-type="string">
            <text:p>あめのむらくもの剣(つるぎ)</text:p>
          </table:table-cell>
          <table:table-cell table:formula="of:=LEN([.B96])" office:value-type="float" office:value="14" calcext:value-type="float">
            <text:p>14</text:p>
          </table:table-cell>
          <table:table-cell office:value-type="string" calcext:value-type="string">
            <text:p>別名を何という？</text:p>
          </table:table-cell>
          <table:table-cell table:formula="of:=LEN([.D96])" office:value-type="float" office:value="8" calcext:value-type="float">
            <text:p>8</text:p>
          </table:table-cell>
          <table:table-cell office:value-type="string" calcext:value-type="string">
            <text:p>ｱﾒﾉﾑﾗｸﾓﾉﾂﾙｷﾞ ﾍﾞﾂﾒｲｦﾅﾝﾄｲｳ?</text:p>
          </table:table-cell>
          <table:table-cell table:formula="of:=LEN([.F96])" office:value-type="float" office:value="25" calcext:value-type="float">
            <text:p>25</text:p>
          </table:table-cell>
          <table:table-cell office:value-type="string" calcext:value-type="string">
            <text:p>ｸｻﾅｷﾞﾉﾂﾙｷﾞ</text:p>
          </table:table-cell>
          <table:table-cell table:formula="of:=LEN([.H96])" office:value-type="float" office:value="10" calcext:value-type="float">
            <text:p>10</text:p>
          </table:table-cell>
          <table:table-cell office:value-type="string" calcext:value-type="string">
            <text:p>ﾔｻｶﾆﾉﾏｶﾞﾀﾏ</text:p>
          </table:table-cell>
          <table:table-cell table:formula="of:=LEN([.J96])" office:value-type="float" office:value="10" calcext:value-type="float">
            <text:p>10</text:p>
          </table:table-cell>
          <table:table-cell office:value-type="string" calcext:value-type="string">
            <text:p>ﾔﾀﾉｶｶﾞﾐ</text:p>
          </table:table-cell>
          <table:table-cell table:formula="of:=LEN([.L96])" office:value-type="float" office:value="7" calcext:value-type="float">
            <text:p>7</text:p>
          </table:table-cell>
          <table:table-cell office:value-type="string" calcext:value-type="string">
            <text:p>ﾑﾗﾏｻ</text:p>
          </table:table-cell>
          <table:table-cell table:formula="of:=LEN([.N96])" office:value-type="float" office:value="4" calcext:value-type="float">
            <text:p>4</text:p>
          </table:table-cell>
        </table:table-row>
        <table:table-row table:style-name="ro3">
          <table:table-cell office:value-type="string" calcext:value-type="string">
            <text:p>歴史</text:p>
          </table:table-cell>
          <table:table-cell office:value-type="string" calcext:value-type="string">
            <text:p>百年戦争はﾌﾗﾝｽとどの国の間で起こった戦い？</text:p>
          </table:table-cell>
          <table:table-cell table:formula="of:=LEN([.B97])" office:value-type="float" office:value="23" calcext:value-type="float">
            <text:p>23</text:p>
          </table:table-cell>
          <table:table-cell/>
          <table:table-cell table:formula="of:=LEN([.D97])" office:value-type="float" office:value="0" calcext:value-type="float">
            <text:p>0</text:p>
          </table:table-cell>
          <table:table-cell office:value-type="string" calcext:value-type="string">
            <text:p>ﾋｬｸﾈﾝｾﾝｿｳﾊﾌﾗﾝｽﾄﾄﾞﾉｸﾆﾉｱｲﾀﾞﾆｵｺｯﾀﾀﾀｶｲ?</text:p>
          </table:table-cell>
          <table:table-cell table:formula="of:=LEN([.F97])" office:value-type="float" office:value="35" calcext:value-type="float">
            <text:p>35</text:p>
          </table:table-cell>
          <table:table-cell office:value-type="string" calcext:value-type="string">
            <text:p>ｲｷﾞﾘｽ</text:p>
          </table:table-cell>
          <table:table-cell table:formula="of:=LEN([.H97])" office:value-type="float" office:value="5" calcext:value-type="float">
            <text:p>5</text:p>
          </table:table-cell>
          <table:table-cell office:value-type="string" calcext:value-type="string">
            <text:p>ｲﾀﾘｱ</text:p>
          </table:table-cell>
          <table:table-cell table:formula="of:=LEN([.J97])" office:value-type="float" office:value="4" calcext:value-type="float">
            <text:p>4</text:p>
          </table:table-cell>
          <table:table-cell office:value-type="string" calcext:value-type="string">
            <text:p>ｵﾗﾝﾀﾞ</text:p>
          </table:table-cell>
          <table:table-cell table:formula="of:=LEN([.L97])" office:value-type="float" office:value="5" calcext:value-type="float">
            <text:p>5</text:p>
          </table:table-cell>
          <table:table-cell office:value-type="string" calcext:value-type="string">
            <text:p>ｽﾍﾟｲﾝ</text:p>
          </table:table-cell>
          <table:table-cell table:formula="of:=LEN([.N97])" office:value-type="float" office:value="5" calcext:value-type="float">
            <text:p>5</text:p>
          </table:table-cell>
        </table:table-row>
        <table:table-row table:style-name="ro3">
          <table:table-cell office:value-type="string" calcext:value-type="string">
            <text:p>歴史</text:p>
          </table:table-cell>
          <table:table-cell office:value-type="string" calcext:value-type="string">
            <text:p>敵味方の空母が主力として初めて戦った</text:p>
          </table:table-cell>
          <table:table-cell table:formula="of:=LEN([.B98])" office:value-type="float" office:value="18" calcext:value-type="float">
            <text:p>18</text:p>
          </table:table-cell>
          <table:table-cell office:value-type="string" calcext:value-type="string">
            <text:p>海戦は？</text:p>
          </table:table-cell>
          <table:table-cell table:formula="of:=LEN([.D98])" office:value-type="float" office:value="4" calcext:value-type="float">
            <text:p>4</text:p>
          </table:table-cell>
          <table:table-cell office:value-type="string" calcext:value-type="string">
            <text:p>ﾃｷﾐｶﾀﾉｸｳﾎﾞｶﾞｼｭﾘｮｸﾄｼﾃﾊｼﾞﾒﾃﾀﾀｶｯﾀｶｲｾﾝﾊ?</text:p>
          </table:table-cell>
          <table:table-cell table:formula="of:=LEN([.F98])" office:value-type="float" office:value="36" calcext:value-type="float">
            <text:p>36</text:p>
          </table:table-cell>
          <table:table-cell office:value-type="string" calcext:value-type="string">
            <text:p>珊瑚海</text:p>
          </table:table-cell>
          <table:table-cell table:formula="of:=LEN([.H98])" office:value-type="float" office:value="3" calcext:value-type="float">
            <text:p>3</text:p>
          </table:table-cell>
          <table:table-cell office:value-type="string" calcext:value-type="string">
            <text:p>ﾐｯﾄﾞｳｪｰ</text:p>
          </table:table-cell>
          <table:table-cell table:formula="of:=LEN([.J98])" office:value-type="float" office:value="7" calcext:value-type="float">
            <text:p>7</text:p>
          </table:table-cell>
          <table:table-cell office:value-type="string" calcext:value-type="string">
            <text:p>真珠湾</text:p>
          </table:table-cell>
          <table:table-cell table:formula="of:=LEN([.L98])" office:value-type="float" office:value="3" calcext:value-type="float">
            <text:p>3</text:p>
          </table:table-cell>
          <table:table-cell office:value-type="string" calcext:value-type="string">
            <text:p>ﾏﾚｰ沖</text:p>
          </table:table-cell>
          <table:table-cell table:formula="of:=LEN([.N98])" office:value-type="float" office:value="4" calcext:value-type="float">
            <text:p>4</text:p>
          </table:table-cell>
        </table:table-row>
        <table:table-row table:style-name="ro3">
          <table:table-cell office:value-type="string" calcext:value-type="string">
            <text:p>歴史</text:p>
          </table:table-cell>
          <table:table-cell office:value-type="string" calcext:value-type="string">
            <text:p>米ｿ冷戦の末期 ﾍﾟﾚｽﾄﾛｲｶを推し進めた</text:p>
          </table:table-cell>
          <table:table-cell table:formula="of:=LEN([.B99])" office:value-type="float" office:value="22" calcext:value-type="float">
            <text:p>22</text:p>
          </table:table-cell>
          <table:table-cell office:value-type="string" calcext:value-type="string">
            <text:p>ｿ連の指導者は？</text:p>
          </table:table-cell>
          <table:table-cell table:formula="of:=LEN([.D99])" office:value-type="float" office:value="8" calcext:value-type="float">
            <text:p>8</text:p>
          </table:table-cell>
          <table:table-cell office:value-type="string" calcext:value-type="string">
            <text:p>ﾍﾞｲｿﾚｲｾﾝﾉﾏｯｷ ﾍﾟﾚｽﾄﾛｲｶｦｵｼｽｽﾒﾀ ｿﾚﾝﾉｼﾄﾞｳｼｬﾊ?____</text:p>
          </table:table-cell>
          <table:table-cell table:formula="of:=LEN([.F99])" office:value-type="float" office:value="45" calcext:value-type="float">
            <text:p>45</text:p>
          </table:table-cell>
          <table:table-cell office:value-type="string" calcext:value-type="string">
            <text:p>ｺﾞﾙﾊﾞﾁｮﾌ</text:p>
          </table:table-cell>
          <table:table-cell table:formula="of:=LEN([.H99])" office:value-type="float" office:value="8" calcext:value-type="float">
            <text:p>8</text:p>
          </table:table-cell>
          <table:table-cell office:value-type="string" calcext:value-type="string">
            <text:p>ﾌﾞﾚｼﾞﾈﾌ</text:p>
          </table:table-cell>
          <table:table-cell table:formula="of:=LEN([.J99])" office:value-type="float" office:value="7" calcext:value-type="float">
            <text:p>7</text:p>
          </table:table-cell>
          <table:table-cell office:value-type="string" calcext:value-type="string">
            <text:p>ﾌﾙｼﾁｮﾌ</text:p>
          </table:table-cell>
          <table:table-cell table:formula="of:=LEN([.L99])" office:value-type="float" office:value="6" calcext:value-type="float">
            <text:p>6</text:p>
          </table:table-cell>
          <table:table-cell office:value-type="string" calcext:value-type="string">
            <text:p>ｻﾞﾝｷﾞｴﾌ</text:p>
          </table:table-cell>
          <table:table-cell table:formula="of:=LEN([.N99])" office:value-type="float" office:value="7" calcext:value-type="float">
            <text:p>7</text:p>
          </table:table-cell>
        </table:table-row>
        <table:table-row table:style-name="ro3">
          <table:table-cell office:value-type="string" calcext:value-type="string">
            <text:p>一般教養</text:p>
          </table:table-cell>
          <table:table-cell office:value-type="string" calcext:value-type="string">
            <text:p>不特定多数の人が突如公共の場に集合し</text:p>
          </table:table-cell>
          <table:table-cell table:formula="of:=LEN([.B100])" office:value-type="float" office:value="18" calcext:value-type="float">
            <text:p>18</text:p>
          </table:table-cell>
          <table:table-cell office:value-type="string" calcext:value-type="string">
            <text:p>ﾊﾟﾌｫｰﾏﾝｽするのは？</text:p>
          </table:table-cell>
          <table:table-cell table:formula="of:=LEN([.D100])" office:value-type="float" office:value="13" calcext:value-type="float">
            <text:p>13</text:p>
          </table:table-cell>
          <table:table-cell office:value-type="string" calcext:value-type="string">
            <text:p>ﾌﾄｸﾃｲﾀｽｳﾉﾋﾄｶﾞﾄﾂｼﾞｮｺｳｷｮｳﾉﾊﾞﾆｱﾂﾏﾘ ﾊﾟﾌｫｰﾏﾝｽｽﾙﾉﾊ?______</text:p>
          </table:table-cell>
          <table:table-cell table:formula="of:=LEN([.F100])" office:value-type="float" office:value="51" calcext:value-type="float">
            <text:p>51</text:p>
          </table:table-cell>
          <table:table-cell office:value-type="string" calcext:value-type="string">
            <text:p>ﾌﾗｯｼｭﾓﾌﾞ</text:p>
          </table:table-cell>
          <table:table-cell table:formula="of:=LEN([.H100])" office:value-type="float" office:value="8" calcext:value-type="float">
            <text:p>8</text:p>
          </table:table-cell>
          <table:table-cell office:value-type="string" calcext:value-type="string">
            <text:p>ﾃﾞﾓ</text:p>
          </table:table-cell>
          <table:table-cell table:formula="of:=LEN([.J100])" office:value-type="float" office:value="3" calcext:value-type="float">
            <text:p>3</text:p>
          </table:table-cell>
          <table:table-cell office:value-type="string" calcext:value-type="string">
            <text:p>ｵﾌ会</text:p>
          </table:table-cell>
          <table:table-cell table:formula="of:=LEN([.L100])" office:value-type="float" office:value="3" calcext:value-type="float">
            <text:p>3</text:p>
          </table:table-cell>
          <table:table-cell office:value-type="string" calcext:value-type="string">
            <text:p>三々五々</text:p>
          </table:table-cell>
          <table:table-cell table:formula="of:=LEN([.N100])" office:value-type="float" office:value="4" calcext:value-type="float">
            <text:p>4</text:p>
          </table:table-cell>
        </table:table-row>
        <table:table-row table:style-name="ro3">
          <table:table-cell office:value-type="string" calcext:value-type="string">
            <text:p>軍事</text:p>
          </table:table-cell>
          <table:table-cell office:value-type="string" calcext:value-type="string">
            <text:p>「空母」とは何の略称？</text:p>
          </table:table-cell>
          <table:table-cell table:formula="of:=LEN([.B101])" office:value-type="float" office:value="11" calcext:value-type="float">
            <text:p>11</text:p>
          </table:table-cell>
          <table:table-cell/>
          <table:table-cell table:formula="of:=LEN([.D101])" office:value-type="float" office:value="0" calcext:value-type="float">
            <text:p>0</text:p>
          </table:table-cell>
          <table:table-cell office:value-type="string" calcext:value-type="string">
            <text:p>ｸｳﾎﾞﾄﾊﾅﾝﾉﾘｬｸｼｮｳ?</text:p>
          </table:table-cell>
          <table:table-cell table:formula="of:=LEN([.F101])" office:value-type="float" office:value="16" calcext:value-type="float">
            <text:p>16</text:p>
          </table:table-cell>
          <table:table-cell office:value-type="string" calcext:value-type="string">
            <text:p>こうくうぼかん</text:p>
          </table:table-cell>
          <table:table-cell table:formula="of:=LEN([.H101])" office:value-type="float" office:value="7" calcext:value-type="float">
            <text:p>7</text:p>
          </table:table-cell>
          <table:table-cell office:value-type="string" calcext:value-type="string">
            <text:p>せんかん</text:p>
          </table:table-cell>
          <table:table-cell table:formula="of:=LEN([.J101])" office:value-type="float" office:value="4" calcext:value-type="float">
            <text:p>4</text:p>
          </table:table-cell>
          <table:table-cell office:value-type="string" calcext:value-type="string">
            <text:p>せんすいかん</text:p>
          </table:table-cell>
          <table:table-cell table:formula="of:=LEN([.L101])" office:value-type="float" office:value="6" calcext:value-type="float">
            <text:p>6</text:p>
          </table:table-cell>
          <table:table-cell office:value-type="string" calcext:value-type="string">
            <text:p>たいむぼかん</text:p>
          </table:table-cell>
          <table:table-cell table:formula="of:=LEN([.N101])" office:value-type="float" office:value="6" calcext:value-type="float">
            <text:p>6</text:p>
          </table:table-cell>
        </table:table-row>
        <table:table-row table:style-name="ro3">
          <table:table-cell office:value-type="string" calcext:value-type="string">
            <text:p>軍事</text:p>
          </table:table-cell>
          <table:table-cell office:value-type="string" calcext:value-type="string">
            <text:p>9mmﾊﾟﾗﾍﾞﾗﾑ弾 「ﾊﾟﾗﾍﾞﾗﾑ」という</text:p>
          </table:table-cell>
          <table:table-cell table:formula="of:=LEN([.B102])" office:value-type="float" office:value="24" calcext:value-type="float">
            <text:p>24</text:p>
          </table:table-cell>
          <table:table-cell office:value-type="string" calcext:value-type="string">
            <text:p>言葉に込められた意味は？</text:p>
          </table:table-cell>
          <table:table-cell table:formula="of:=LEN([.D102])" office:value-type="float" office:value="12" calcext:value-type="float">
            <text:p>12</text:p>
          </table:table-cell>
          <table:table-cell office:value-type="string" calcext:value-type="string">
            <text:p>ｷｭｳﾐﾘﾊﾟﾗﾍﾞﾗﾑﾀﾞﾝ ﾊﾟﾗﾍﾞﾗﾑﾄｲｳｺﾄﾊﾞﾆｺﾒﾗﾚﾀｲﾐﾊ?</text:p>
          </table:table-cell>
          <table:table-cell table:formula="of:=LEN([.F102])" office:value-type="float" office:value="40" calcext:value-type="float">
            <text:p>40</text:p>
          </table:table-cell>
          <table:table-cell office:value-type="string" calcext:value-type="string">
            <text:p>戦いに備えよ</text:p>
          </table:table-cell>
          <table:table-cell table:formula="of:=LEN([.H102])" office:value-type="float" office:value="6" calcext:value-type="float">
            <text:p>6</text:p>
          </table:table-cell>
          <table:table-cell office:value-type="string" calcext:value-type="string">
            <text:p>主よどこに行くのか</text:p>
          </table:table-cell>
          <table:table-cell table:formula="of:=LEN([.J102])" office:value-type="float" office:value="9" calcext:value-type="float">
            <text:p>9</text:p>
          </table:table-cell>
          <table:table-cell office:value-type="string" calcext:value-type="string">
            <text:p>賽は投げられた</text:p>
          </table:table-cell>
          <table:table-cell table:formula="of:=LEN([.L102])" office:value-type="float" office:value="7" calcext:value-type="float">
            <text:p>7</text:p>
          </table:table-cell>
          <table:table-cell office:value-type="string" calcext:value-type="string">
            <text:p>死ぬことを忘れるな</text:p>
          </table:table-cell>
          <table:table-cell table:formula="of:=LEN([.N102])" office:value-type="float" office:value="9" calcext:value-type="float">
            <text:p>9</text:p>
          </table:table-cell>
        </table:table-row>
        <table:table-row table:style-name="ro3">
          <table:table-cell office:value-type="string" calcext:value-type="string">
            <text:p>ｹﾞｰﾑ</text:p>
          </table:table-cell>
          <table:table-cell office:value-type="string" calcext:value-type="string">
            <text:p>ﾊﾞｲｵﾊｻﾞｰﾄﾞが最初に発売された</text:p>
          </table:table-cell>
          <table:table-cell table:formula="of:=LEN([.B103])" office:value-type="float" office:value="19" calcext:value-type="float">
            <text:p>19</text:p>
          </table:table-cell>
          <table:table-cell office:value-type="string" calcext:value-type="string">
            <text:p>ｹﾞｰﾑ機は？</text:p>
          </table:table-cell>
          <table:table-cell table:formula="of:=LEN([.D103])" office:value-type="float" office:value="7" calcext:value-type="float">
            <text:p>7</text:p>
          </table:table-cell>
          <table:table-cell office:value-type="string" calcext:value-type="string">
            <text:p>ﾊﾞｲｵﾊｻﾞｰﾄﾞｶﾞｻｲｼｮﾆﾊﾂﾊﾞｲｻﾚﾀｹﾞｰﾑｷﾊ?</text:p>
          </table:table-cell>
          <table:table-cell table:formula="of:=LEN([.F103])" office:value-type="float" office:value="32" calcext:value-type="float">
            <text:p>32</text:p>
          </table:table-cell>
          <table:table-cell office:value-type="string" calcext:value-type="string">
            <text:p>ﾌﾟﾚｲｽﾃｰｼｮﾝ</text:p>
          </table:table-cell>
          <table:table-cell table:formula="of:=LEN([.H103])" office:value-type="float" office:value="10" calcext:value-type="float">
            <text:p>10</text:p>
          </table:table-cell>
          <table:table-cell office:value-type="string" calcext:value-type="string">
            <text:p>ｾｶﾞｻﾀｰﾝ</text:p>
          </table:table-cell>
          <table:table-cell table:formula="of:=LEN([.J103])" office:value-type="float" office:value="7" calcext:value-type="float">
            <text:p>7</text:p>
          </table:table-cell>
          <table:table-cell office:value-type="string" calcext:value-type="string">
            <text:p>3DO</text:p>
          </table:table-cell>
          <table:table-cell table:formula="of:=LEN([.L103])" office:value-type="float" office:value="3" calcext:value-type="float">
            <text:p>3</text:p>
          </table:table-cell>
          <table:table-cell office:value-type="string" calcext:value-type="string">
            <text:p>ｼﾞｬｶﾞｰ</text:p>
          </table:table-cell>
          <table:table-cell table:formula="of:=LEN([.N103])" office:value-type="float" office:value="6" calcext:value-type="float">
            <text:p>6</text:p>
          </table:table-cell>
        </table:table-row>
        <table:table-row table:style-name="ro3">
          <table:table-cell office:value-type="string" calcext:value-type="string">
            <text:p>ｽﾎﾟｰﾂ</text:p>
          </table:table-cell>
          <table:table-cell office:value-type="string" calcext:value-type="string">
            <text:p>ｽｹｰﾄの荒川静香 話題となったｲﾅﾊﾞｳｱｰは</text:p>
          </table:table-cell>
          <table:table-cell table:formula="of:=LEN([.B104])" office:value-type="float" office:value="24" calcext:value-type="float">
            <text:p>24</text:p>
          </table:table-cell>
          <table:table-cell office:value-type="string" calcext:value-type="string">
            <text:p>本来どんな技？</text:p>
          </table:table-cell>
          <table:table-cell table:formula="of:=LEN([.D104])" office:value-type="float" office:value="7" calcext:value-type="float">
            <text:p>7</text:p>
          </table:table-cell>
          <table:table-cell office:value-type="string" calcext:value-type="string">
            <text:p>ｽｹｰﾄﾉｱﾗｶﾜｼｽﾞｶ ﾜﾀﾞｲﾄﾄﾅｯﾀｲﾅﾊﾞｳｱｰﾄﾊﾎﾝﾗｲﾄﾞﾝﾅﾜｻﾞ?</text:p>
          </table:table-cell>
          <table:table-cell table:formula="of:=LEN([.F104])" office:value-type="float" office:value="44" calcext:value-type="float">
            <text:p>44</text:p>
          </table:table-cell>
          <table:table-cell office:value-type="string" calcext:value-type="string">
            <text:p>横滑り</text:p>
          </table:table-cell>
          <table:table-cell table:formula="of:=LEN([.H104])" office:value-type="float" office:value="3" calcext:value-type="float">
            <text:p>3</text:p>
          </table:table-cell>
          <table:table-cell office:value-type="string" calcext:value-type="string">
            <text:p>のけぞり</text:p>
          </table:table-cell>
          <table:table-cell table:formula="of:=LEN([.J104])" office:value-type="float" office:value="4" calcext:value-type="float">
            <text:p>4</text:p>
          </table:table-cell>
          <table:table-cell office:value-type="string" calcext:value-type="string">
            <text:p>ｼﾞｬﾝﾌﾟ</text:p>
          </table:table-cell>
          <table:table-cell table:formula="of:=LEN([.L104])" office:value-type="float" office:value="6" calcext:value-type="float">
            <text:p>6</text:p>
          </table:table-cell>
          <table:table-cell office:value-type="string" calcext:value-type="string">
            <text:p>寝転ぶ</text:p>
          </table:table-cell>
          <table:table-cell table:formula="of:=LEN([.N104])" office:value-type="float" office:value="3" calcext:value-type="float">
            <text:p>3</text:p>
          </table:table-cell>
        </table:table-row>
        <table:table-row table:style-name="ro3">
          <table:table-cell office:value-type="string" calcext:value-type="string">
            <text:p>一般教養</text:p>
          </table:table-cell>
          <table:table-cell office:value-type="string" calcext:value-type="string">
            <text:p>お酒の泡盛(あわもり)は次のうちどれと仲間？</text:p>
          </table:table-cell>
          <table:table-cell table:formula="of:=LEN([.B105])" office:value-type="float" office:value="22" calcext:value-type="float">
            <text:p>22</text:p>
          </table:table-cell>
          <table:table-cell/>
          <table:table-cell table:formula="of:=LEN([.D105])" office:value-type="float" office:value="0" calcext:value-type="float">
            <text:p>0</text:p>
          </table:table-cell>
          <table:table-cell office:value-type="string" calcext:value-type="string">
            <text:p>ｵｻｹﾉｱﾜﾓﾘﾊﾂｷﾞﾉｳﾁﾄﾞﾚﾄﾅｶﾏ?</text:p>
          </table:table-cell>
          <table:table-cell table:formula="of:=LEN([.F105])" office:value-type="float" office:value="23" calcext:value-type="float">
            <text:p>23</text:p>
          </table:table-cell>
          <table:table-cell office:value-type="string" calcext:value-type="string">
            <text:p>しょうちゅう</text:p>
          </table:table-cell>
          <table:table-cell table:formula="of:=LEN([.H105])" office:value-type="float" office:value="6" calcext:value-type="float">
            <text:p>6</text:p>
          </table:table-cell>
          <table:table-cell office:value-type="string" calcext:value-type="string">
            <text:p>日本酒</text:p>
          </table:table-cell>
          <table:table-cell table:formula="of:=LEN([.J105])" office:value-type="float" office:value="3" calcext:value-type="float">
            <text:p>3</text:p>
          </table:table-cell>
          <table:table-cell office:value-type="string" calcext:value-type="string">
            <text:p>どぶろく</text:p>
          </table:table-cell>
          <table:table-cell table:formula="of:=LEN([.L105])" office:value-type="float" office:value="4" calcext:value-type="float">
            <text:p>4</text:p>
          </table:table-cell>
          <table:table-cell office:value-type="string" calcext:value-type="string">
            <text:p>ワイン</text:p>
          </table:table-cell>
          <table:table-cell table:formula="of:=LEN([.N105])" office:value-type="float" office:value="3" calcext:value-type="float">
            <text:p>3</text:p>
          </table:table-cell>
        </table:table-row>
        <table:table-row table:style-name="ro3">
          <table:table-cell office:value-type="string" calcext:value-type="string">
            <text:p>ｹﾞｰﾑ</text:p>
          </table:table-cell>
          <table:table-cell office:value-type="string" calcext:value-type="string">
            <text:p>囲碁において 初手を中央に打つことを</text:p>
          </table:table-cell>
          <table:table-cell table:formula="of:=LEN([.B106])" office:value-type="float" office:value="18" calcext:value-type="float">
            <text:p>18</text:p>
          </table:table-cell>
          <table:table-cell office:value-type="string" calcext:value-type="string">
            <text:p>何という？</text:p>
          </table:table-cell>
          <table:table-cell table:formula="of:=LEN([.D106])" office:value-type="float" office:value="5" calcext:value-type="float">
            <text:p>5</text:p>
          </table:table-cell>
          <table:table-cell office:value-type="string" calcext:value-type="string">
            <text:p>ｲｺﾞﾆｵｲﾃ ｼｮﾃｦﾁｭｳｵｳﾆｳﾂｺﾄｦﾅﾝﾄｲｳ?</text:p>
          </table:table-cell>
          <table:table-cell table:formula="of:=LEN([.F106])" office:value-type="float" office:value="29" calcext:value-type="float">
            <text:p>29</text:p>
          </table:table-cell>
          <table:table-cell office:value-type="string" calcext:value-type="string">
            <text:p>天元(てんげん)</text:p>
          </table:table-cell>
          <table:table-cell table:formula="of:=LEN([.H106])" office:value-type="float" office:value="8" calcext:value-type="float">
            <text:p>8</text:p>
          </table:table-cell>
          <table:table-cell office:value-type="string" calcext:value-type="string">
            <text:p>小目(こもく)</text:p>
          </table:table-cell>
          <table:table-cell table:formula="of:=LEN([.J106])" office:value-type="float" office:value="7" calcext:value-type="float">
            <text:p>7</text:p>
          </table:table-cell>
          <table:table-cell office:value-type="string" calcext:value-type="string">
            <text:p>星(ほし)</text:p>
          </table:table-cell>
          <table:table-cell table:formula="of:=LEN([.L106])" office:value-type="float" office:value="5" calcext:value-type="float">
            <text:p>5</text:p>
          </table:table-cell>
          <table:table-cell office:value-type="string" calcext:value-type="string">
            <text:p>シチョウ</text:p>
          </table:table-cell>
          <table:table-cell table:formula="of:=LEN([.N106])" office:value-type="float" office:value="4" calcext:value-type="float">
            <text:p>4</text:p>
          </table:table-cell>
        </table:table-row>
        <table:table-row table:style-name="ro3">
          <table:table-cell office:value-type="string" calcext:value-type="string">
            <text:p>ことわざ</text:p>
          </table:table-cell>
          <table:table-cell office:value-type="string" calcext:value-type="string">
            <text:p>完璧(かんぺき)の故事 「へき」とは何のこと？</text:p>
          </table:table-cell>
          <table:table-cell table:formula="of:=LEN([.B107])" office:value-type="float" office:value="23" calcext:value-type="float">
            <text:p>23</text:p>
          </table:table-cell>
          <table:table-cell/>
          <table:table-cell table:formula="of:=LEN([.D107])" office:value-type="float" office:value="0" calcext:value-type="float">
            <text:p>0</text:p>
          </table:table-cell>
          <table:table-cell office:value-type="string" calcext:value-type="string">
            <text:p>ｶﾝﾍﾟｷﾉｺｼﾞ ﾍｷﾄﾊﾅﾝﾉｺﾄ?</text:p>
          </table:table-cell>
          <table:table-cell table:formula="of:=LEN([.F107])" office:value-type="float" office:value="20" calcext:value-type="float">
            <text:p>20</text:p>
          </table:table-cell>
          <table:table-cell office:value-type="string" calcext:value-type="string">
            <text:p>宝玉(ほうぎょく)</text:p>
          </table:table-cell>
          <table:table-cell table:formula="of:=LEN([.H107])" office:value-type="float" office:value="9" calcext:value-type="float">
            <text:p>9</text:p>
          </table:table-cell>
          <table:table-cell office:value-type="string" calcext:value-type="string">
            <text:p>癖(くせ)</text:p>
          </table:table-cell>
          <table:table-cell table:formula="of:=LEN([.J107])" office:value-type="float" office:value="5" calcext:value-type="float">
            <text:p>5</text:p>
          </table:table-cell>
          <table:table-cell office:value-type="string" calcext:value-type="string">
            <text:p>手柄(てがら)</text:p>
          </table:table-cell>
          <table:table-cell table:formula="of:=LEN([.L107])" office:value-type="float" office:value="7" calcext:value-type="float">
            <text:p>7</text:p>
          </table:table-cell>
          <table:table-cell office:value-type="string" calcext:value-type="string">
            <text:p>ﾇﾘｶﾍﾞ</text:p>
          </table:table-cell>
          <table:table-cell table:formula="of:=LEN([.N107])" office:value-type="float" office:value="5" calcext:value-type="float">
            <text:p>5</text:p>
          </table:table-cell>
        </table:table-row>
        <table:table-row table:style-name="ro3">
          <table:table-cell office:value-type="string" calcext:value-type="string">
            <text:p>ｹﾞｰﾑ</text:p>
          </table:table-cell>
          <table:table-cell office:value-type="string" calcext:value-type="string">
            <text:p>ｹﾞｰﾑ ﾀﾞﾝｼﾞｮﾝｽﾞ&amp;ﾄﾞﾗｺﾞﾝｽﾞ</text:p>
          </table:table-cell>
          <table:table-cell table:formula="of:=LEN([.B108])" office:value-type="float" office:value="23" calcext:value-type="float">
            <text:p>23</text:p>
          </table:table-cell>
          <table:table-cell office:value-type="string" calcext:value-type="string">
            <text:p>「ﾀﾞﾝｼﾞｮﾝ」とはどんな意味？</text:p>
          </table:table-cell>
          <table:table-cell table:formula="of:=LEN([.D108])" office:value-type="float" office:value="17" calcext:value-type="float">
            <text:p>17</text:p>
          </table:table-cell>
          <table:table-cell office:value-type="string" calcext:value-type="string">
            <text:p>ﾀﾞﾝｼﾞｮﾝｽﾞｱﾝﾄﾞﾄﾞﾗｺﾞﾝｽﾞ ﾀﾞﾝｼﾞｮﾝﾄﾊﾄﾞﾝﾅｲﾐ?</text:p>
          </table:table-cell>
          <table:table-cell table:formula="of:=LEN([.F108])" office:value-type="float" office:value="38" calcext:value-type="float">
            <text:p>38</text:p>
          </table:table-cell>
          <table:table-cell office:value-type="string" calcext:value-type="string">
            <text:p>地下牢(ちかろう)</text:p>
          </table:table-cell>
          <table:table-cell table:formula="of:=LEN([.H108])" office:value-type="float" office:value="9" calcext:value-type="float">
            <text:p>9</text:p>
          </table:table-cell>
          <table:table-cell office:value-type="string" calcext:value-type="string">
            <text:p>迷宮(めいきゅう)</text:p>
          </table:table-cell>
          <table:table-cell table:formula="of:=LEN([.J108])" office:value-type="float" office:value="9" calcext:value-type="float">
            <text:p>9</text:p>
          </table:table-cell>
          <table:table-cell office:value-type="string" calcext:value-type="string">
            <text:p>怪物(かいぶつ)</text:p>
          </table:table-cell>
          <table:table-cell table:formula="of:=LEN([.L108])" office:value-type="float" office:value="8" calcext:value-type="float">
            <text:p>8</text:p>
          </table:table-cell>
          <table:table-cell office:value-type="string" calcext:value-type="string">
            <text:p>会社(かいしゃ)</text:p>
          </table:table-cell>
          <table:table-cell table:formula="of:=LEN([.N108])" office:value-type="float" office:value="8" calcext:value-type="float">
            <text:p>8</text:p>
          </table:table-cell>
        </table:table-row>
        <table:table-row table:style-name="ro3">
          <table:table-cell office:value-type="string" calcext:value-type="string">
            <text:p>音楽</text:p>
          </table:table-cell>
          <table:table-cell office:value-type="string" calcext:value-type="string">
            <text:p>世界一売れたとしてｷﾞﾈｽにも</text:p>
          </table:table-cell>
          <table:table-cell table:formula="of:=LEN([.B109])" office:value-type="float" office:value="15" calcext:value-type="float">
            <text:p>15</text:p>
          </table:table-cell>
          <table:table-cell office:value-type="string" calcext:value-type="string">
            <text:p>載った ﾏｲｹﾙ・ｼﾞｬｸｿﾝのｱﾙﾊﾞﾑは？</text:p>
          </table:table-cell>
          <table:table-cell table:formula="of:=LEN([.D109])" office:value-type="float" office:value="23" calcext:value-type="float">
            <text:p>23</text:p>
          </table:table-cell>
          <table:table-cell office:value-type="string" calcext:value-type="string">
            <text:p>ｾｶｲｲﾁｳﾚﾀﾄｼﾃｷﾞﾈｽﾆﾓﾉｯﾀ ﾏｲｹﾙｼﾞｬｸｿﾝﾉｱﾙﾊﾞﾑﾊ?</text:p>
          </table:table-cell>
          <table:table-cell table:formula="of:=LEN([.F109])" office:value-type="float" office:value="39" calcext:value-type="float">
            <text:p>39</text:p>
          </table:table-cell>
          <table:table-cell office:value-type="string" calcext:value-type="string">
            <text:p>ｽﾘﾗｰ</text:p>
          </table:table-cell>
          <table:table-cell table:formula="of:=LEN([.H109])" office:value-type="float" office:value="4" calcext:value-type="float">
            <text:p>4</text:p>
          </table:table-cell>
          <table:table-cell office:value-type="string" calcext:value-type="string">
            <text:p>ﾊﾞｯﾄﾞ</text:p>
          </table:table-cell>
          <table:table-cell table:formula="of:=LEN([.J109])" office:value-type="float" office:value="5" calcext:value-type="float">
            <text:p>5</text:p>
          </table:table-cell>
          <table:table-cell office:value-type="string" calcext:value-type="string">
            <text:p>THIS IS IT</text:p>
          </table:table-cell>
          <table:table-cell table:formula="of:=LEN([.L109])" office:value-type="float" office:value="10" calcext:value-type="float">
            <text:p>10</text:p>
          </table:table-cell>
          <table:table-cell office:value-type="string" calcext:value-type="string">
            <text:p>ﾋｽﾄﾘｰ</text:p>
          </table:table-cell>
          <table:table-cell table:formula="of:=LEN([.N109])" office:value-type="float" office:value="5" calcext:value-type="float">
            <text:p>5</text:p>
          </table:table-cell>
        </table:table-row>
        <table:table-row table:style-name="ro3">
          <table:table-cell office:value-type="string" calcext:value-type="string">
            <text:p>ｽﾎﾟｰﾂ</text:p>
          </table:table-cell>
          <table:table-cell office:value-type="string" calcext:value-type="string">
            <text:p>ﾌﾟﾛﾚｽ 2mの大男「ｱﾝﾄﾞﾚ・ｻﾞ・？？」</text:p>
          </table:table-cell>
          <table:table-cell table:formula="of:=LEN([.B110])" office:value-type="float" office:value="24" calcext:value-type="float">
            <text:p>24</text:p>
          </table:table-cell>
          <table:table-cell office:value-type="string" calcext:value-type="string">
            <text:p>？？？に入るのは？</text:p>
          </table:table-cell>
          <table:table-cell table:formula="of:=LEN([.D110])" office:value-type="float" office:value="9" calcext:value-type="float">
            <text:p>9</text:p>
          </table:table-cell>
          <table:table-cell office:value-type="string" calcext:value-type="string">
            <text:p>ﾌﾟﾛﾚｽ ﾆﾒｰﾀｰﾉｵｵｵﾄｺｱﾝﾄﾞﾚｻﾞﾊﾃﾅ ﾊﾃﾅﾆﾊｲﾙﾉﾊ?</text:p>
          </table:table-cell>
          <table:table-cell table:formula="of:=LEN([.F110])" office:value-type="float" office:value="38" calcext:value-type="float">
            <text:p>38</text:p>
          </table:table-cell>
          <table:table-cell office:value-type="string" calcext:value-type="string">
            <text:p>ｼﾞｬｲｱﾝﾄ</text:p>
          </table:table-cell>
          <table:table-cell table:formula="of:=LEN([.H110])" office:value-type="float" office:value="7" calcext:value-type="float">
            <text:p>7</text:p>
          </table:table-cell>
          <table:table-cell office:value-type="string" calcext:value-type="string">
            <text:p>ﾀｲｶﾞｰ</text:p>
          </table:table-cell>
          <table:table-cell table:formula="of:=LEN([.J110])" office:value-type="float" office:value="5" calcext:value-type="float">
            <text:p>5</text:p>
          </table:table-cell>
          <table:table-cell office:value-type="string" calcext:value-type="string">
            <text:p>ﾄﾞﾗｺﾞﾝ</text:p>
          </table:table-cell>
          <table:table-cell table:formula="of:=LEN([.L110])" office:value-type="float" office:value="6" calcext:value-type="float">
            <text:p>6</text:p>
          </table:table-cell>
          <table:table-cell office:value-type="string" calcext:value-type="string">
            <text:p>ﾍﾞｲｽﾀｰ</text:p>
          </table:table-cell>
          <table:table-cell table:formula="of:=LEN([.N110])" office:value-type="float" office:value="6" calcext:value-type="float">
            <text:p>6</text:p>
          </table:table-cell>
        </table:table-row>
        <table:table-row table:style-name="ro3">
          <table:table-cell office:value-type="string" calcext:value-type="string">
            <text:p>数学</text:p>
          </table:table-cell>
          <table:table-cell office:value-type="string" calcext:value-type="string">
            <text:p>17×53=「90○」 ○に入るのは？</text:p>
          </table:table-cell>
          <table:table-cell table:formula="of:=LEN([.B111])" office:value-type="float" office:value="19" calcext:value-type="float">
            <text:p>19</text:p>
          </table:table-cell>
          <table:table-cell/>
          <table:table-cell table:formula="of:=LEN([.D111])" office:value-type="float" office:value="0" calcext:value-type="float">
            <text:p>0</text:p>
          </table:table-cell>
          <table:table-cell office:value-type="string" calcext:value-type="string">
            <text:p>ｼﾞｭｳﾅﾅｶｹﾙｺﾞｼﾞｭｳｻﾝﾊｷｭｳﾋｬｸ ﾏﾙﾆﾊｲﾙﾉﾊ?</text:p>
          </table:table-cell>
          <table:table-cell table:formula="of:=LEN([.F111])" office:value-type="float" office:value="34" calcext:value-type="float">
            <text:p>34</text:p>
          </table:table-cell>
          <table:table-cell office:value-type="float" office:value="1" calcext:value-type="float">
            <text:p>1</text:p>
          </table:table-cell>
          <table:table-cell table:formula="of:=LEN([.H111])" office:value-type="float" office:value="1" calcext:value-type="float">
            <text:p>1</text:p>
          </table:table-cell>
          <table:table-cell office:value-type="float" office:value="3" calcext:value-type="float">
            <text:p>3</text:p>
          </table:table-cell>
          <table:table-cell table:formula="of:=LEN([.J111])" office:value-type="float" office:value="1" calcext:value-type="float">
            <text:p>1</text:p>
          </table:table-cell>
          <table:table-cell office:value-type="float" office:value="5" calcext:value-type="float">
            <text:p>5</text:p>
          </table:table-cell>
          <table:table-cell table:formula="of:=LEN([.L111])" office:value-type="float" office:value="1" calcext:value-type="float">
            <text:p>1</text:p>
          </table:table-cell>
          <table:table-cell office:value-type="float" office:value="7" calcext:value-type="float">
            <text:p>7</text:p>
          </table:table-cell>
          <table:table-cell table:formula="of:=LEN([.N111])" office:value-type="float" office:value="1" calcext:value-type="float">
            <text:p>1</text:p>
          </table:table-cell>
        </table:table-row>
        <table:table-row table:style-name="ro3">
          <table:table-cell office:value-type="string" calcext:value-type="string">
            <text:p>一般教養</text:p>
          </table:table-cell>
          <table:table-cell office:value-type="string" calcext:value-type="string">
            <text:p>大相撲(おおずもう)で関取(せきとり)が結う</text:p>
          </table:table-cell>
          <table:table-cell table:formula="of:=LEN([.B97])" office:value-type="float" office:value="23" calcext:value-type="float">
            <text:p>23</text:p>
          </table:table-cell>
          <table:table-cell office:value-type="string" calcext:value-type="string">
            <text:p>まげを何という？</text:p>
          </table:table-cell>
          <table:table-cell table:formula="of:=LEN([.D112])" office:value-type="float" office:value="8" calcext:value-type="float">
            <text:p>8</text:p>
          </table:table-cell>
          <table:table-cell office:value-type="string" calcext:value-type="string">
            <text:p>ｵｵｽﾞﾓｳﾃﾞｾｷﾄﾘｶﾞﾕｳﾏｹﾞｦﾅﾝﾄｲｳ?</text:p>
          </table:table-cell>
          <table:table-cell table:formula="of:=LEN([.F112])" office:value-type="float" office:value="26" calcext:value-type="float">
            <text:p>26</text:p>
          </table:table-cell>
          <table:table-cell office:value-type="string" calcext:value-type="string">
            <text:p>おおいちょう</text:p>
          </table:table-cell>
          <table:table-cell table:formula="of:=LEN([.H112])" office:value-type="float" office:value="6" calcext:value-type="float">
            <text:p>6</text:p>
          </table:table-cell>
          <table:table-cell office:value-type="string" calcext:value-type="string">
            <text:p>まつ</text:p>
          </table:table-cell>
          <table:table-cell table:formula="of:=LEN([.J112])" office:value-type="float" office:value="2" calcext:value-type="float">
            <text:p>2</text:p>
          </table:table-cell>
          <table:table-cell office:value-type="string" calcext:value-type="string">
            <text:p>すぎ</text:p>
          </table:table-cell>
          <table:table-cell table:formula="of:=LEN([.L112])" office:value-type="float" office:value="2" calcext:value-type="float">
            <text:p>2</text:p>
          </table:table-cell>
          <table:table-cell office:value-type="string" calcext:value-type="string">
            <text:p>ひのき</text:p>
          </table:table-cell>
          <table:table-cell table:formula="of:=LEN([.N112])" office:value-type="float" office:value="3" calcext:value-type="float">
            <text:p>3</text:p>
          </table:table-cell>
        </table:table-row>
        <table:table-row table:style-name="ro3">
          <table:table-cell office:value-type="string" calcext:value-type="string">
            <text:p>軍事</text:p>
          </table:table-cell>
          <table:table-cell office:value-type="string" calcext:value-type="string">
            <text:p>「ｵｽﾌﾟﾚｲ」 飛行機の用途としては何？</text:p>
          </table:table-cell>
          <table:table-cell table:formula="of:=LEN([.B113])" office:value-type="float" office:value="21" calcext:value-type="float">
            <text:p>21</text:p>
          </table:table-cell>
          <table:table-cell/>
          <table:table-cell table:formula="of:=LEN([.D113])" office:value-type="float" office:value="0" calcext:value-type="float">
            <text:p>0</text:p>
          </table:table-cell>
          <table:table-cell office:value-type="string" calcext:value-type="string">
            <text:p>ｵｽﾌﾟﾚｲ ﾋｺｳｷﾉﾖｳﾄﾄｼﾃﾊﾅﾆ?</text:p>
          </table:table-cell>
          <table:table-cell table:formula="of:=LEN([.F113])" office:value-type="float" office:value="22" calcext:value-type="float">
            <text:p>22</text:p>
          </table:table-cell>
          <table:table-cell office:value-type="string" calcext:value-type="string">
            <text:p>輸送機(ゆそうき)</text:p>
          </table:table-cell>
          <table:table-cell table:formula="of:=LEN([.H113])" office:value-type="float" office:value="9" calcext:value-type="float">
            <text:p>9</text:p>
          </table:table-cell>
          <table:table-cell office:value-type="string" calcext:value-type="string">
            <text:p>戦闘機(せんとうき)</text:p>
          </table:table-cell>
          <table:table-cell table:formula="of:=LEN([.J113])" office:value-type="float" office:value="10" calcext:value-type="float">
            <text:p>10</text:p>
          </table:table-cell>
          <table:table-cell office:value-type="string" calcext:value-type="string">
            <text:p>爆撃機(ばくげきき)</text:p>
          </table:table-cell>
          <table:table-cell table:formula="of:=LEN([.L113])" office:value-type="float" office:value="10" calcext:value-type="float">
            <text:p>10</text:p>
          </table:table-cell>
          <table:table-cell office:value-type="string" calcext:value-type="string">
            <text:p>旅客機(りょかくき)</text:p>
          </table:table-cell>
          <table:table-cell table:formula="of:=LEN([.N113])" office:value-type="float" office:value="10" calcext:value-type="float">
            <text:p>10</text:p>
          </table:table-cell>
        </table:table-row>
        <table:table-row table:style-name="ro3">
          <table:table-cell office:value-type="string" calcext:value-type="string">
            <text:p>IT</text:p>
          </table:table-cell>
          <table:table-cell office:value-type="string" calcext:value-type="string">
            <text:p>「ｺﾋﾟｰﾚﾌﾄ」という概念に基づいた</text:p>
          </table:table-cell>
          <table:table-cell table:formula="of:=LEN([.B114])" office:value-type="float" office:value="19" calcext:value-type="float">
            <text:p>19</text:p>
          </table:table-cell>
          <table:table-cell office:value-type="string" calcext:value-type="string">
            <text:p>ｵｰﾌﾟﾝｿｰｽのﾗｲｾﾝｽは？</text:p>
          </table:table-cell>
          <table:table-cell table:formula="of:=LEN([.D114])" office:value-type="float" office:value="16" calcext:value-type="float">
            <text:p>16</text:p>
          </table:table-cell>
          <table:table-cell office:value-type="string" calcext:value-type="string">
            <text:p>ｺﾋﾟｰﾚﾌﾄﾄｲｳｶﾞｲﾈﾝﾆﾓﾄﾂﾞｲﾀ ｵｰﾌﾟﾝｿｰｽﾉﾗｲｾﾝｽﾊ?</text:p>
          </table:table-cell>
          <table:table-cell table:formula="of:=LEN([.F114])" office:value-type="float" office:value="39" calcext:value-type="float">
            <text:p>39</text:p>
          </table:table-cell>
          <table:table-cell office:value-type="string" calcext:value-type="string">
            <text:p>GPL</text:p>
          </table:table-cell>
          <table:table-cell table:formula="of:=LEN([.H114])" office:value-type="float" office:value="3" calcext:value-type="float">
            <text:p>3</text:p>
          </table:table-cell>
          <table:table-cell office:value-type="string" calcext:value-type="string">
            <text:p>BSDﾗｲｾﾝｽ</text:p>
          </table:table-cell>
          <table:table-cell table:formula="of:=LEN([.J114])" office:value-type="float" office:value="8" calcext:value-type="float">
            <text:p>8</text:p>
          </table:table-cell>
          <table:table-cell office:value-type="string" calcext:value-type="string">
            <text:p>ｱﾊﾟｯﾁﾗｲｾﾝｽ</text:p>
          </table:table-cell>
          <table:table-cell table:formula="of:=LEN([.L114])" office:value-type="float" office:value="10" calcext:value-type="float">
            <text:p>10</text:p>
          </table:table-cell>
          <table:table-cell office:value-type="string" calcext:value-type="string">
            <text:p>CC</text:p>
          </table:table-cell>
          <table:table-cell table:formula="of:=LEN([.N114])" office:value-type="float" office:value="2" calcext:value-type="float">
            <text:p>2</text:p>
          </table:table-cell>
        </table:table-row>
        <table:table-row table:style-name="ro3">
          <table:table-cell office:value-type="string" calcext:value-type="string">
            <text:p>理科</text:p>
          </table:table-cell>
          <table:table-cell office:value-type="string" calcext:value-type="string">
            <text:p>化学物質の「L-ｱｽｺﾙﾋﾞﾝ酸(さん)」</text:p>
          </table:table-cell>
          <table:table-cell table:formula="of:=LEN([.B115])" office:value-type="float" office:value="21" calcext:value-type="float">
            <text:p>21</text:p>
          </table:table-cell>
          <table:table-cell table:style-name="ce2" office:value-type="string" calcext:value-type="string">
            <text:p>通称は？</text:p>
          </table:table-cell>
          <table:table-cell table:formula="of:=LEN([.D115])" office:value-type="float" office:value="4" calcext:value-type="float">
            <text:p>4</text:p>
          </table:table-cell>
          <table:table-cell office:value-type="string" calcext:value-type="string">
            <text:p>ｶｶﾞｸﾌﾞｯｼﾂﾉｴﾙｱｽｺﾙﾋﾞﾝｻﾝ ﾂｳｼｮｳﾊ?</text:p>
          </table:table-cell>
          <table:table-cell table:formula="of:=LEN([.F115])" office:value-type="float" office:value="29" calcext:value-type="float">
            <text:p>29</text:p>
          </table:table-cell>
          <table:table-cell office:value-type="string" calcext:value-type="string">
            <text:p>ﾋﾞﾀﾐﾝC</text:p>
          </table:table-cell>
          <table:table-cell table:formula="of:=LEN([.H115])" office:value-type="float" office:value="6" calcext:value-type="float">
            <text:p>6</text:p>
          </table:table-cell>
          <table:table-cell office:value-type="string" calcext:value-type="string">
            <text:p>たんぱく質</text:p>
          </table:table-cell>
          <table:table-cell table:formula="of:=LEN([.J115])" office:value-type="float" office:value="5" calcext:value-type="float">
            <text:p>5</text:p>
          </table:table-cell>
          <table:table-cell office:value-type="string" calcext:value-type="string">
            <text:p>脂肪(しぼう)</text:p>
          </table:table-cell>
          <table:table-cell table:formula="of:=LEN([.L115])" office:value-type="float" office:value="7" calcext:value-type="float">
            <text:p>7</text:p>
          </table:table-cell>
          <table:table-cell office:value-type="string" calcext:value-type="string">
            <text:p>ｶﾙｼｳﾑ</text:p>
          </table:table-cell>
          <table:table-cell table:formula="of:=LEN([.N115])" office:value-type="float" office:value="5" calcext:value-type="float">
            <text:p>5</text:p>
          </table:table-cell>
        </table:table-row>
        <table:table-row table:style-name="ro3">
          <table:table-cell office:value-type="string" calcext:value-type="string">
            <text:p>数学</text:p>
          </table:table-cell>
          <table:table-cell office:value-type="string" calcext:value-type="string">
            <text:p>二つの数に共通する約数のうち</text:p>
          </table:table-cell>
          <table:table-cell table:formula="of:=LEN([.B116])" office:value-type="float" office:value="14" calcext:value-type="float">
            <text:p>14</text:p>
          </table:table-cell>
          <table:table-cell office:value-type="string" calcext:value-type="string">
            <text:p>最大のものを何という？</text:p>
          </table:table-cell>
          <table:table-cell table:formula="of:=LEN([.D116])" office:value-type="float" office:value="11" calcext:value-type="float">
            <text:p>11</text:p>
          </table:table-cell>
          <table:table-cell office:value-type="string" calcext:value-type="string">
            <text:p>ﾌﾀﾂﾉｶｽﾞﾆｷｮｳﾂｳｽﾙﾔｸｽｳﾉｳﾁ ｻｲﾀﾞｲﾉﾓﾉｦﾅﾝﾄｲｳ?</text:p>
          </table:table-cell>
          <table:table-cell table:formula="of:=LEN([.F116])" office:value-type="float" office:value="38" calcext:value-type="float">
            <text:p>38</text:p>
          </table:table-cell>
          <table:table-cell office:value-type="string" calcext:value-type="string">
            <text:p>最大公約数</text:p>
          </table:table-cell>
          <table:table-cell table:formula="of:=LEN([.H116])" office:value-type="float" office:value="5" calcext:value-type="float">
            <text:p>5</text:p>
          </table:table-cell>
          <table:table-cell office:value-type="string" calcext:value-type="string">
            <text:p>最小公倍数</text:p>
          </table:table-cell>
          <table:table-cell table:formula="of:=LEN([.J116])" office:value-type="float" office:value="5" calcext:value-type="float">
            <text:p>5</text:p>
          </table:table-cell>
          <table:table-cell office:value-type="string" calcext:value-type="string">
            <text:p>完全数</text:p>
          </table:table-cell>
          <table:table-cell table:formula="of:=LEN([.L116])" office:value-type="float" office:value="3" calcext:value-type="float">
            <text:p>3</text:p>
          </table:table-cell>
          <table:table-cell office:value-type="string" calcext:value-type="string">
            <text:p>平方数</text:p>
          </table:table-cell>
          <table:table-cell table:formula="of:=LEN([.N116])" office:value-type="float" office:value="3" calcext:value-type="float">
            <text:p>3</text:p>
          </table:table-cell>
        </table:table-row>
        <table:table-row table:style-name="ro3">
          <table:table-cell office:value-type="string" calcext:value-type="string">
            <text:p>ｹﾞｰﾑ</text:p>
          </table:table-cell>
          <table:table-cell office:value-type="string" calcext:value-type="string">
            <text:p>「ﾐﾝﾅﾆ ﾅｲｼｮﾀﾞﾖ」</text:p>
          </table:table-cell>
          <table:table-cell table:formula="of:=LEN([.B117])" office:value-type="float" office:value="14" calcext:value-type="float">
            <text:p>14</text:p>
          </table:table-cell>
          <table:table-cell office:value-type="string" calcext:value-type="string">
            <text:p>このｾﾘﾌが出てくるｹﾞｰﾑは？</text:p>
          </table:table-cell>
          <table:table-cell table:formula="of:=LEN([.D117])" office:value-type="float" office:value="16" calcext:value-type="float">
            <text:p>16</text:p>
          </table:table-cell>
          <table:table-cell office:value-type="string" calcext:value-type="string">
            <text:p>ﾐﾝﾅﾆﾅｲｼｮﾀﾞﾖ ｺﾉｾﾘﾌｶﾞﾃﾞﾃｸﾙｹﾞｰﾑﾊ?</text:p>
          </table:table-cell>
          <table:table-cell table:formula="of:=LEN([.F117])" office:value-type="float" office:value="30" calcext:value-type="float">
            <text:p>30</text:p>
          </table:table-cell>
          <table:table-cell office:value-type="string" calcext:value-type="string">
            <text:p>ｾﾞﾙﾀﾞの伝説</text:p>
          </table:table-cell>
          <table:table-cell table:formula="of:=LEN([.H117])" office:value-type="float" office:value="8" calcext:value-type="float">
            <text:p>8</text:p>
          </table:table-cell>
          <table:table-cell office:value-type="string" calcext:value-type="string">
            <text:p>ﾄﾞﾝｷｰｺﾝｸﾞ</text:p>
          </table:table-cell>
          <table:table-cell table:formula="of:=LEN([.J117])" office:value-type="float" office:value="9" calcext:value-type="float">
            <text:p>9</text:p>
          </table:table-cell>
          <table:table-cell office:value-type="string" calcext:value-type="string">
            <text:p>ｽｰﾊﾟｰﾏﾘｵ</text:p>
          </table:table-cell>
          <table:table-cell table:formula="of:=LEN([.L117])" office:value-type="float" office:value="8" calcext:value-type="float">
            <text:p>8</text:p>
          </table:table-cell>
          <table:table-cell office:value-type="string" calcext:value-type="string">
            <text:p>ｶﾗﾃｶ</text:p>
          </table:table-cell>
          <table:table-cell table:formula="of:=LEN([.N117])" office:value-type="float" office:value="4" calcext:value-type="float">
            <text:p>4</text:p>
          </table:table-cell>
        </table:table-row>
        <table:table-row table:style-name="ro3">
          <table:table-cell office:value-type="string" calcext:value-type="string">
            <text:p>ｹﾞｰﾑ</text:p>
          </table:table-cell>
          <table:table-cell office:value-type="string" calcext:value-type="string">
            <text:p>ｾﾞﾋﾞｳｽでｿﾙを出現させると何点入る？</text:p>
          </table:table-cell>
          <table:table-cell table:formula="of:=LEN([.B118])" office:value-type="float" office:value="21" calcext:value-type="float">
            <text:p>21</text:p>
          </table:table-cell>
          <table:table-cell/>
          <table:table-cell table:formula="of:=LEN([.D118])" office:value-type="float" office:value="0" calcext:value-type="float">
            <text:p>0</text:p>
          </table:table-cell>
          <table:table-cell office:value-type="string" calcext:value-type="string">
            <text:p>ｾﾞﾋﾞｳｽﾃﾞｿﾙｦｼｭﾂｹﾞﾝｻｾﾙﾄﾅﾝﾃﾝﾊｲﾙ?</text:p>
          </table:table-cell>
          <table:table-cell table:formula="of:=LEN([.F118])" office:value-type="float" office:value="29" calcext:value-type="float">
            <text:p>29</text:p>
          </table:table-cell>
          <table:table-cell office:value-type="float" office:value="2000" calcext:value-type="float">
            <text:p>2000</text:p>
          </table:table-cell>
          <table:table-cell table:formula="of:=LEN([.H118])" office:value-type="float" office:value="4" calcext:value-type="float">
            <text:p>4</text:p>
          </table:table-cell>
          <table:table-cell office:value-type="float" office:value="1000" calcext:value-type="float">
            <text:p>1000</text:p>
          </table:table-cell>
          <table:table-cell table:formula="of:=LEN([.J118])" office:value-type="float" office:value="4" calcext:value-type="float">
            <text:p>4</text:p>
          </table:table-cell>
          <table:table-cell office:value-type="float" office:value="800" calcext:value-type="float">
            <text:p>800</text:p>
          </table:table-cell>
          <table:table-cell table:formula="of:=LEN([.L118])" office:value-type="float" office:value="3" calcext:value-type="float">
            <text:p>3</text:p>
          </table:table-cell>
          <table:table-cell office:value-type="float" office:value="7650" calcext:value-type="float">
            <text:p>7650</text:p>
          </table:table-cell>
          <table:table-cell table:formula="of:=LEN([.N118])" office:value-type="float" office:value="4" calcext:value-type="float">
            <text:p>4</text:p>
          </table:table-cell>
        </table:table-row>
        <table:table-row table:style-name="ro3">
          <table:table-cell office:value-type="string" calcext:value-type="string">
            <text:p>一般教養</text:p>
          </table:table-cell>
          <table:table-cell office:value-type="string" calcext:value-type="string">
            <text:p>消費者にとって消費税(しょうひぜい)は</text:p>
          </table:table-cell>
          <table:table-cell table:formula="of:=LEN([.B119])" office:value-type="float" office:value="19" calcext:value-type="float">
            <text:p>19</text:p>
          </table:table-cell>
          <table:table-cell office:value-type="string" calcext:value-type="string">
            <text:p>直接税と間接税のうちどちら？</text:p>
          </table:table-cell>
          <table:table-cell table:formula="of:=LEN([.D119])" office:value-type="float" office:value="14" calcext:value-type="float">
            <text:p>14</text:p>
          </table:table-cell>
          <table:table-cell office:value-type="string" calcext:value-type="string">
            <text:p>ｼｮｳﾋｼｬﾆﾄｯﾃｼｮｳﾋｾﾞｲﾊ ﾁｮｸｾﾂｾﾞｲﾄｶﾝｾﾂｾﾞｲﾉｳﾁﾄﾞﾁﾗ?___</text:p>
          </table:table-cell>
          <table:table-cell table:formula="of:=LEN([.F119])" office:value-type="float" office:value="46" calcext:value-type="float">
            <text:p>46</text:p>
          </table:table-cell>
          <table:table-cell office:value-type="string" calcext:value-type="string">
            <text:p>間接(かんせつ)税</text:p>
          </table:table-cell>
          <table:table-cell table:formula="of:=LEN([.H119])" office:value-type="float" office:value="9" calcext:value-type="float">
            <text:p>9</text:p>
          </table:table-cell>
          <table:table-cell office:value-type="string" calcext:value-type="string">
            <text:p>直接(ちょくせつ)税</text:p>
          </table:table-cell>
          <table:table-cell table:formula="of:=LEN([.J119])" office:value-type="float" office:value="10" calcext:value-type="float">
            <text:p>10</text:p>
          </table:table-cell>
          <table:table-cell office:value-type="string" calcext:value-type="string">
            <text:p>両方</text:p>
          </table:table-cell>
          <table:table-cell table:formula="of:=LEN([.L119])" office:value-type="float" office:value="2" calcext:value-type="float">
            <text:p>2</text:p>
          </table:table-cell>
          <table:table-cell office:value-type="string" calcext:value-type="string">
            <text:p>どちらでもない</text:p>
          </table:table-cell>
          <table:table-cell table:formula="of:=LEN([.N119])" office:value-type="float" office:value="7" calcext:value-type="float">
            <text:p>7</text:p>
          </table:table-cell>
        </table:table-row>
        <table:table-row table:style-name="ro3">
          <table:table-cell office:value-type="string" calcext:value-type="string">
            <text:p>ｽﾎﾟｰﾂ</text:p>
          </table:table-cell>
          <table:table-cell office:value-type="string" calcext:value-type="string">
            <text:p>ﾓｰﾀｰｽﾎﾟｰﾂの「Formula1」</text:p>
          </table:table-cell>
          <table:table-cell table:formula="of:=LEN([.B120])" office:value-type="float" office:value="20" calcext:value-type="float">
            <text:p>20</text:p>
          </table:table-cell>
          <table:table-cell office:value-type="string" calcext:value-type="string">
            <text:p>Formulaとは何のこと？</text:p>
          </table:table-cell>
          <table:table-cell table:formula="of:=LEN([.D120])" office:value-type="float" office:value="14" calcext:value-type="float">
            <text:p>14</text:p>
          </table:table-cell>
          <table:table-cell office:value-type="string" calcext:value-type="string">
            <text:p>ｼﾞﾄﾞｳｼｬｷｮｳｷﾞﾉﾌｫｰﾐｭﾗﾜﾝ ﾌｫｰﾐｭﾗﾄﾊﾅﾝﾉｺﾄ?</text:p>
          </table:table-cell>
          <table:table-cell table:formula="of:=LEN([.F120])" office:value-type="float" office:value="36" calcext:value-type="float">
            <text:p>36</text:p>
          </table:table-cell>
          <table:table-cell office:value-type="string" calcext:value-type="string">
            <text:p>規定(きてい)</text:p>
          </table:table-cell>
          <table:table-cell table:formula="of:=LEN([.H120])" office:value-type="float" office:value="7" calcext:value-type="float">
            <text:p>7</text:p>
          </table:table-cell>
          <table:table-cell office:value-type="string" calcext:value-type="string">
            <text:p>数式(すうしき)</text:p>
          </table:table-cell>
          <table:table-cell table:formula="of:=LEN([.J120])" office:value-type="float" office:value="8" calcext:value-type="float">
            <text:p>8</text:p>
          </table:table-cell>
          <table:table-cell office:value-type="string" calcext:value-type="string">
            <text:p>速度(そくど)</text:p>
          </table:table-cell>
          <table:table-cell table:formula="of:=LEN([.L120])" office:value-type="float" office:value="7" calcext:value-type="float">
            <text:p>7</text:p>
          </table:table-cell>
          <table:table-cell office:value-type="string" calcext:value-type="string">
            <text:p>世界(せかい)</text:p>
          </table:table-cell>
          <table:table-cell table:formula="of:=LEN([.N120])" office:value-type="float" office:value="7" calcext:value-type="float">
            <text:p>7</text:p>
          </table:table-cell>
        </table:table-row>
        <table:table-row table:style-name="ro3">
          <table:table-cell office:value-type="string" calcext:value-type="string">
            <text:p>ｹﾞｰﾑ</text:p>
          </table:table-cell>
          <table:table-cell office:value-type="string" calcext:value-type="string">
            <text:p>ｹﾞｰﾑ「ｱｳﾄﾗﾝ」のBGM</text:p>
          </table:table-cell>
          <table:table-cell table:formula="of:=LEN([.B121])" office:value-type="float" office:value="15" calcext:value-type="float">
            <text:p>15</text:p>
          </table:table-cell>
          <table:table-cell office:value-type="string" calcext:value-type="string">
            <text:p>「Passing ？？？」</text:p>
          </table:table-cell>
          <table:table-cell table:formula="of:=LEN([.D121])" office:value-type="float" office:value="13" calcext:value-type="float">
            <text:p>13</text:p>
          </table:table-cell>
          <table:table-cell office:value-type="string" calcext:value-type="string">
            <text:p>ｹﾞｰﾑｱｳﾄﾗﾝﾉﾋﾞｰｼﾞｰｴﾑ ﾊﾟｯｼﾝｸﾞﾅﾆ?</text:p>
          </table:table-cell>
          <table:table-cell table:formula="of:=LEN([.F121])" office:value-type="float" office:value="29" calcext:value-type="float">
            <text:p>29</text:p>
          </table:table-cell>
          <table:table-cell office:value-type="string" calcext:value-type="string">
            <text:p>Breeze</text:p>
          </table:table-cell>
          <table:table-cell table:formula="of:=LEN([.H121])" office:value-type="float" office:value="6" calcext:value-type="float">
            <text:p>6</text:p>
          </table:table-cell>
          <table:table-cell office:value-type="string" calcext:value-type="string">
            <text:p>Breath</text:p>
          </table:table-cell>
          <table:table-cell table:formula="of:=LEN([.J121])" office:value-type="float" office:value="6" calcext:value-type="float">
            <text:p>6</text:p>
          </table:table-cell>
          <table:table-cell office:value-type="string" calcext:value-type="string">
            <text:p>Bless</text:p>
          </table:table-cell>
          <table:table-cell table:formula="of:=LEN([.L121])" office:value-type="float" office:value="5" calcext:value-type="float">
            <text:p>5</text:p>
          </table:table-cell>
          <table:table-cell office:value-type="string" calcext:value-type="string">
            <text:p>Wind</text:p>
          </table:table-cell>
          <table:table-cell table:formula="of:=LEN([.N121])" office:value-type="float" office:value="4" calcext:value-type="float">
            <text:p>4</text:p>
          </table:table-cell>
        </table:table-row>
        <table:table-row table:style-name="ro3">
          <table:table-cell office:value-type="string" calcext:value-type="string">
            <text:p>文学</text:p>
          </table:table-cell>
          <table:table-cell office:value-type="string" calcext:value-type="string">
            <text:p>指輪物語(ゆびわものがたり)で旅の仲間となる</text:p>
          </table:table-cell>
          <table:table-cell table:formula="of:=LEN([.B122])" office:value-type="float" office:value="22" calcext:value-type="float">
            <text:p>22</text:p>
          </table:table-cell>
          <table:table-cell office:value-type="string" calcext:value-type="string">
            <text:p>魔法使い(まほうつかい)は誰？</text:p>
          </table:table-cell>
          <table:table-cell table:formula="of:=LEN([.D122])" office:value-type="float" office:value="15" calcext:value-type="float">
            <text:p>15</text:p>
          </table:table-cell>
          <table:table-cell office:value-type="string" calcext:value-type="string">
            <text:p>ﾕﾋﾞﾜﾓﾉｶﾞﾀﾘﾃﾞﾀﾋﾞﾉﾅｶﾏﾄﾅﾙﾏﾎｳﾂｶｲﾊﾀﾞﾚ?</text:p>
          </table:table-cell>
          <table:table-cell table:formula="of:=LEN([.F122])" office:value-type="float" office:value="33" calcext:value-type="float">
            <text:p>33</text:p>
          </table:table-cell>
          <table:table-cell office:value-type="string" calcext:value-type="string">
            <text:p>ｶﾞﾝﾀﾞﾙﾌ</text:p>
          </table:table-cell>
          <table:table-cell table:formula="of:=LEN([.H122])" office:value-type="float" office:value="7" calcext:value-type="float">
            <text:p>7</text:p>
          </table:table-cell>
          <table:table-cell office:value-type="string" calcext:value-type="string">
            <text:p>ｻﾙﾏﾝ</text:p>
          </table:table-cell>
          <table:table-cell table:formula="of:=LEN([.J122])" office:value-type="float" office:value="4" calcext:value-type="float">
            <text:p>4</text:p>
          </table:table-cell>
          <table:table-cell office:value-type="string" calcext:value-type="string">
            <text:p>ｻｳﾛﾝ</text:p>
          </table:table-cell>
          <table:table-cell table:formula="of:=LEN([.L122])" office:value-type="float" office:value="4" calcext:value-type="float">
            <text:p>4</text:p>
          </table:table-cell>
          <table:table-cell office:value-type="string" calcext:value-type="string">
            <text:p>ｱﾙｺﾞﾗﾝ</text:p>
          </table:table-cell>
          <table:table-cell table:formula="of:=LEN([.N122])" office:value-type="float" office:value="6" calcext:value-type="float">
            <text:p>6</text:p>
          </table:table-cell>
        </table:table-row>
        <table:table-row table:style-name="ro3">
          <table:table-cell office:value-type="string" calcext:value-type="string">
            <text:p>ｱﾆﾒ</text:p>
          </table:table-cell>
          <table:table-cell office:value-type="string" calcext:value-type="string">
            <text:p>ｱｲｱﾝﾏﾝ、ｽﾊﾟｲﾀﾞｰﾏﾝなどのｺﾐｯｸ</text:p>
          </table:table-cell>
          <table:table-cell table:formula="of:=LEN([.B123])" office:value-type="float" office:value="23" calcext:value-type="float">
            <text:p>23</text:p>
          </table:table-cell>
          <table:table-cell office:value-type="string" calcext:value-type="string">
            <text:p>を出しているアメリカの出版社は？</text:p>
          </table:table-cell>
          <table:table-cell table:formula="of:=LEN([.D123])" office:value-type="float" office:value="16" calcext:value-type="float">
            <text:p>16</text:p>
          </table:table-cell>
          <table:table-cell office:value-type="string" calcext:value-type="string">
            <text:p>ｱｲｱﾝﾏﾝ ｽﾊﾟｲﾀﾞｰﾏﾝﾅﾄﾞﾉｺﾐｯｸｦﾀﾞｼﾃｲﾙｱﾒﾘｶﾉｼｭｯﾊﾟﾝｼｬﾊ?__</text:p>
          </table:table-cell>
          <table:table-cell table:formula="of:=LEN([.F123])" office:value-type="float" office:value="48" calcext:value-type="float">
            <text:p>48</text:p>
          </table:table-cell>
          <table:table-cell office:value-type="string" calcext:value-type="string">
            <text:p>ﾏｰﾍﾞﾙｺﾐｯｸｽ</text:p>
          </table:table-cell>
          <table:table-cell table:formula="of:=LEN([.H123])" office:value-type="float" office:value="10" calcext:value-type="float">
            <text:p>10</text:p>
          </table:table-cell>
          <table:table-cell office:value-type="string" calcext:value-type="string">
            <text:p>ｶﾌﾟｺﾝ</text:p>
          </table:table-cell>
          <table:table-cell table:formula="of:=LEN([.J123])" office:value-type="float" office:value="5" calcext:value-type="float">
            <text:p>5</text:p>
          </table:table-cell>
          <table:table-cell office:value-type="string" calcext:value-type="string">
            <text:p>DCｺﾐｯｸ</text:p>
          </table:table-cell>
          <table:table-cell table:formula="of:=LEN([.L123])" office:value-type="float" office:value="6" calcext:value-type="float">
            <text:p>6</text:p>
          </table:table-cell>
          <table:table-cell office:value-type="string" calcext:value-type="string">
            <text:p>ﾃﾞｨｽﾞﾆｰ</text:p>
          </table:table-cell>
          <table:table-cell table:formula="of:=LEN([.N123])" office:value-type="float" office:value="7" calcext:value-type="float">
            <text:p>7</text:p>
          </table:table-cell>
        </table:table-row>
        <table:table-row table:style-name="ro3">
          <table:table-cell office:value-type="string" calcext:value-type="string">
            <text:p>数学</text:p>
          </table:table-cell>
          <table:table-cell office:value-type="string" calcext:value-type="string">
            <text:p>ｻｲｺﾛを1個振った時の期待値はいくつ？</text:p>
          </table:table-cell>
          <table:table-cell table:formula="of:=LEN([.B124])" office:value-type="float" office:value="20" calcext:value-type="float">
            <text:p>20</text:p>
          </table:table-cell>
          <table:table-cell/>
          <table:table-cell table:formula="of:=LEN([.D124])" office:value-type="float" office:value="0" calcext:value-type="float">
            <text:p>0</text:p>
          </table:table-cell>
          <table:table-cell office:value-type="string" calcext:value-type="string">
            <text:p>ｻｲｺﾛｦﾋﾄﾂﾌｯﾀﾄｷﾉｷﾀｲﾁﾊｲｸﾂ?</text:p>
          </table:table-cell>
          <table:table-cell table:formula="of:=LEN([.F124])" office:value-type="float" office:value="23" calcext:value-type="float">
            <text:p>23</text:p>
          </table:table-cell>
          <table:table-cell office:value-type="float" office:value="3.5" calcext:value-type="float">
            <text:p>3.5</text:p>
          </table:table-cell>
          <table:table-cell table:formula="of:=LEN([.H124])" office:value-type="float" office:value="3" calcext:value-type="float">
            <text:p>3</text:p>
          </table:table-cell>
          <table:table-cell office:value-type="float" office:value="3" calcext:value-type="float">
            <text:p>3</text:p>
          </table:table-cell>
          <table:table-cell table:formula="of:=LEN([.J124])" office:value-type="float" office:value="1" calcext:value-type="float">
            <text:p>1</text:p>
          </table:table-cell>
          <table:table-cell office:value-type="float" office:value="4" calcext:value-type="float">
            <text:p>4</text:p>
          </table:table-cell>
          <table:table-cell table:formula="of:=LEN([.L124])" office:value-type="float" office:value="1" calcext:value-type="float">
            <text:p>1</text:p>
          </table:table-cell>
          <table:table-cell office:value-type="float" office:value="6" calcext:value-type="float">
            <text:p>6</text:p>
          </table:table-cell>
          <table:table-cell table:formula="of:=LEN([.N124])" office:value-type="float" office:value="1" calcext:value-type="float">
            <text:p>1</text:p>
          </table:table-cell>
        </table:table-row>
        <table:table-row table:style-name="ro3">
          <table:table-cell office:value-type="string" calcext:value-type="string">
            <text:p>数学</text:p>
          </table:table-cell>
          <table:table-cell office:value-type="string" calcext:value-type="string">
            <text:p>数学のSINを正弦という</text:p>
          </table:table-cell>
          <table:table-cell table:formula="of:=LEN([.B125])" office:value-type="float" office:value="12" calcext:value-type="float">
            <text:p>12</text:p>
          </table:table-cell>
          <table:table-cell office:value-type="string" calcext:value-type="string">
            <text:p>ではCOSは？</text:p>
          </table:table-cell>
          <table:table-cell table:formula="of:=LEN([.D125])" office:value-type="float" office:value="7" calcext:value-type="float">
            <text:p>7</text:p>
          </table:table-cell>
          <table:table-cell office:value-type="string" calcext:value-type="string">
            <text:p>ｽｳｶﾞｸﾉｻｲﾝｦｾｲｹﾞﾝﾄｲｳ ﾃﾞﾊｺｰｻｲﾝﾊ?</text:p>
          </table:table-cell>
          <table:table-cell table:formula="of:=LEN([.F125])" office:value-type="float" office:value="29" calcext:value-type="float">
            <text:p>29</text:p>
          </table:table-cell>
          <table:table-cell office:value-type="string" calcext:value-type="string">
            <text:p>余弦</text:p>
          </table:table-cell>
          <table:table-cell table:formula="of:=LEN([.H125])" office:value-type="float" office:value="2" calcext:value-type="float">
            <text:p>2</text:p>
          </table:table-cell>
          <table:table-cell office:value-type="string" calcext:value-type="string">
            <text:p>対数</text:p>
          </table:table-cell>
          <table:table-cell table:formula="of:=LEN([.J125])" office:value-type="float" office:value="2" calcext:value-type="float">
            <text:p>2</text:p>
          </table:table-cell>
          <table:table-cell office:value-type="string" calcext:value-type="string">
            <text:p>虚数</text:p>
          </table:table-cell>
          <table:table-cell table:formula="of:=LEN([.L125])" office:value-type="float" office:value="2" calcext:value-type="float">
            <text:p>2</text:p>
          </table:table-cell>
          <table:table-cell office:value-type="string" calcext:value-type="string">
            <text:p>剰余</text:p>
          </table:table-cell>
          <table:table-cell table:formula="of:=LEN([.N125])" office:value-type="float" office:value="2" calcext:value-type="float">
            <text:p>2</text:p>
          </table:table-cell>
        </table:table-row>
        <table:table-row table:style-name="ro3">
          <table:table-cell office:value-type="string" calcext:value-type="string">
            <text:p>数学</text:p>
          </table:table-cell>
          <table:table-cell office:value-type="string" calcext:value-type="string">
            <text:p>数学の虚数単位i</text:p>
          </table:table-cell>
          <table:table-cell table:formula="of:=LEN([.B126])" office:value-type="float" office:value="8" calcext:value-type="float">
            <text:p>8</text:p>
          </table:table-cell>
          <table:table-cell office:value-type="string" calcext:value-type="string">
            <text:p>iは何の頭文字？</text:p>
          </table:table-cell>
          <table:table-cell table:formula="of:=LEN([.D126])" office:value-type="float" office:value="8" calcext:value-type="float">
            <text:p>8</text:p>
          </table:table-cell>
          <table:table-cell office:value-type="string" calcext:value-type="string">
            <text:p>ｽｳｶﾞｸﾉｷｮｽｳﾀﾝｲｱｲ ｱｲﾊﾅﾝﾉｶｼﾗﾓｼﾞ?</text:p>
          </table:table-cell>
          <table:table-cell table:formula="of:=LEN([.F126])" office:value-type="float" office:value="29" calcext:value-type="float">
            <text:p>29</text:p>
          </table:table-cell>
          <table:table-cell office:value-type="string" calcext:value-type="string">
            <text:p>imaginary</text:p>
          </table:table-cell>
          <table:table-cell table:formula="of:=LEN([.H126])" office:value-type="float" office:value="9" calcext:value-type="float">
            <text:p>9</text:p>
          </table:table-cell>
          <table:table-cell office:value-type="string" calcext:value-type="string">
            <text:p>integral</text:p>
          </table:table-cell>
          <table:table-cell table:formula="of:=LEN([.J126])" office:value-type="float" office:value="8" calcext:value-type="float">
            <text:p>8</text:p>
          </table:table-cell>
          <table:table-cell office:value-type="string" calcext:value-type="string">
            <text:p>intel</text:p>
          </table:table-cell>
          <table:table-cell table:formula="of:=LEN([.L126])" office:value-type="float" office:value="5" calcext:value-type="float">
            <text:p>5</text:p>
          </table:table-cell>
          <table:table-cell office:value-type="string" calcext:value-type="string">
            <text:p>ishiteru</text:p>
          </table:table-cell>
          <table:table-cell table:formula="of:=LEN([.N126])" office:value-type="float" office:value="8" calcext:value-type="float">
            <text:p>8</text:p>
          </table:table-cell>
        </table:table-row>
        <table:table-row table:style-name="ro3">
          <table:table-cell office:value-type="string" calcext:value-type="string">
            <text:p>地理</text:p>
          </table:table-cell>
          <table:table-cell office:value-type="string" calcext:value-type="string">
            <text:p>東ﾛｰﾏ帝国の首都ｺﾝｽﾀﾝﾁﾉｰﾌﾟﾙ</text:p>
          </table:table-cell>
          <table:table-cell table:formula="of:=LEN([.B127])" office:value-type="float" office:value="20" calcext:value-type="float">
            <text:p>20</text:p>
          </table:table-cell>
          <table:table-cell office:value-type="string" calcext:value-type="string">
            <text:p>現在のどの都市にあたる？</text:p>
          </table:table-cell>
          <table:table-cell table:formula="of:=LEN([.D127])" office:value-type="float" office:value="12" calcext:value-type="float">
            <text:p>12</text:p>
          </table:table-cell>
          <table:table-cell office:value-type="string" calcext:value-type="string">
            <text:p>ﾋｶﾞｼﾛｰﾏﾃｲｺｸﾉｼｭﾄｺﾝｽﾀﾝﾁﾉｰﾌﾟﾙ ｹﾞﾝｻﾞｲﾉﾄﾞﾉﾄｼﾆｱﾀﾙ?</text:p>
          </table:table-cell>
          <table:table-cell table:formula="of:=LEN([.F127])" office:value-type="float" office:value="44" calcext:value-type="float">
            <text:p>44</text:p>
          </table:table-cell>
          <table:table-cell office:value-type="string" calcext:value-type="string">
            <text:p>ｲｽﾀﾝﾌﾞｰﾙ</text:p>
          </table:table-cell>
          <table:table-cell table:formula="of:=LEN([.H127])" office:value-type="float" office:value="8" calcext:value-type="float">
            <text:p>8</text:p>
          </table:table-cell>
          <table:table-cell office:value-type="string" calcext:value-type="string">
            <text:p>ｱﾚｸｻﾝﾄﾞﾘｱ</text:p>
          </table:table-cell>
          <table:table-cell table:formula="of:=LEN([.J127])" office:value-type="float" office:value="9" calcext:value-type="float">
            <text:p>9</text:p>
          </table:table-cell>
          <table:table-cell office:value-type="string" calcext:value-type="string">
            <text:p>ｶｲﾛ</text:p>
          </table:table-cell>
          <table:table-cell table:formula="of:=LEN([.L127])" office:value-type="float" office:value="3" calcext:value-type="float">
            <text:p>3</text:p>
          </table:table-cell>
          <table:table-cell office:value-type="string" calcext:value-type="string">
            <text:p>ﾃﾙｱﾋﾞﾌﾞ</text:p>
          </table:table-cell>
          <table:table-cell table:formula="of:=LEN([.N127])" office:value-type="float" office:value="7" calcext:value-type="float">
            <text:p>7</text:p>
          </table:table-cell>
        </table:table-row>
        <table:table-row table:style-name="ro3">
          <table:table-cell office:value-type="string" calcext:value-type="string">
            <text:p>英語</text:p>
          </table:table-cell>
          <table:table-cell office:value-type="string" calcext:value-type="string">
            <text:p>「esquire」とは中世ではどんな意味の</text:p>
          </table:table-cell>
          <table:table-cell table:formula="of:=LEN([.B128])" office:value-type="float" office:value="21" calcext:value-type="float">
            <text:p>21</text:p>
          </table:table-cell>
          <table:table-cell office:value-type="string" calcext:value-type="string">
            <text:p>言葉だった？</text:p>
          </table:table-cell>
          <table:table-cell table:formula="of:=LEN([.D128])" office:value-type="float" office:value="6" calcext:value-type="float">
            <text:p>6</text:p>
          </table:table-cell>
          <table:table-cell office:value-type="string" calcext:value-type="string">
            <text:p>ｴｽｸﾜｲｱﾄﾊ ﾁｭｳｾｲﾃﾞﾊﾄﾞﾝﾅｲﾐﾉｺﾄﾊﾞﾀﾞｯﾀ?</text:p>
          </table:table-cell>
          <table:table-cell table:formula="of:=LEN([.F128])" office:value-type="float" office:value="33" calcext:value-type="float">
            <text:p>33</text:p>
          </table:table-cell>
          <table:table-cell office:value-type="string" calcext:value-type="string">
            <text:p>見習い騎士</text:p>
          </table:table-cell>
          <table:table-cell table:formula="of:=LEN([.H128])" office:value-type="float" office:value="5" calcext:value-type="float">
            <text:p>5</text:p>
          </table:table-cell>
          <table:table-cell office:value-type="string" calcext:value-type="string">
            <text:p>牧師</text:p>
          </table:table-cell>
          <table:table-cell table:formula="of:=LEN([.J128])" office:value-type="float" office:value="2" calcext:value-type="float">
            <text:p>2</text:p>
          </table:table-cell>
          <table:table-cell office:value-type="string" calcext:value-type="string">
            <text:p>農民</text:p>
          </table:table-cell>
          <table:table-cell table:formula="of:=LEN([.L128])" office:value-type="float" office:value="2" calcext:value-type="float">
            <text:p>2</text:p>
          </table:table-cell>
          <table:table-cell office:value-type="string" calcext:value-type="string">
            <text:p>貴族</text:p>
          </table:table-cell>
          <table:table-cell table:formula="of:=LEN([.N128])" office:value-type="float" office:value="2" calcext:value-type="float">
            <text:p>2</text:p>
          </table:table-cell>
        </table:table-row>
        <table:table-row table:style-name="ro3">
          <table:table-cell office:value-type="string" calcext:value-type="string">
            <text:p>英語</text:p>
          </table:table-cell>
          <table:table-cell office:value-type="string" calcext:value-type="string">
            <text:p>Windowsで「ﾃﾞﾊﾞｲｽの競合」という時の</text:p>
          </table:table-cell>
          <table:table-cell table:formula="of:=LEN([.B129])" office:value-type="float" office:value="24" calcext:value-type="float">
            <text:p>24</text:p>
          </table:table-cell>
          <table:table-cell office:value-type="string" calcext:value-type="string">
            <text:p>「競合」を表す英単語は？</text:p>
          </table:table-cell>
          <table:table-cell table:formula="of:=LEN([.D129])" office:value-type="float" office:value="12" calcext:value-type="float">
            <text:p>12</text:p>
          </table:table-cell>
          <table:table-cell office:value-type="string" calcext:value-type="string">
            <text:p>ｳｨﾝﾄﾞｳｽﾞﾃﾞ ﾃﾞﾊﾞｲｽﾉｷｮｳｺﾞｳﾄｲｳﾄｷﾉｷｮｳｺﾞｳｦｱﾗﾜｽｴｲﾀﾝｺﾞﾊ?</text:p>
          </table:table-cell>
          <table:table-cell table:formula="of:=LEN([.F129])" office:value-type="float" office:value="49" calcext:value-type="float">
            <text:p>49</text:p>
          </table:table-cell>
          <table:table-cell office:value-type="string" calcext:value-type="string">
            <text:p>conflict</text:p>
          </table:table-cell>
          <table:table-cell table:formula="of:=LEN([.H129])" office:value-type="float" office:value="8" calcext:value-type="float">
            <text:p>8</text:p>
          </table:table-cell>
          <table:table-cell office:value-type="string" calcext:value-type="string">
            <text:p>process</text:p>
          </table:table-cell>
          <table:table-cell table:formula="of:=LEN([.J129])" office:value-type="float" office:value="7" calcext:value-type="float">
            <text:p>7</text:p>
          </table:table-cell>
          <table:table-cell office:value-type="string" calcext:value-type="string">
            <text:p>run</text:p>
          </table:table-cell>
          <table:table-cell table:formula="of:=LEN([.L129])" office:value-type="float" office:value="3" calcext:value-type="float">
            <text:p>3</text:p>
          </table:table-cell>
          <table:table-cell office:value-type="string" calcext:value-type="string">
            <text:p>deamon</text:p>
          </table:table-cell>
          <table:table-cell table:formula="of:=LEN([.N129])" office:value-type="float" office:value="6" calcext:value-type="float">
            <text:p>6</text:p>
          </table:table-cell>
        </table:table-row>
        <table:table-row table:style-name="ro3">
          <table:table-cell office:value-type="string" calcext:value-type="string">
            <text:p>国語</text:p>
          </table:table-cell>
          <table:table-cell office:value-type="string" calcext:value-type="string">
            <text:p>古事記で天照大神がとじこもったのはどこ？</text:p>
          </table:table-cell>
          <table:table-cell table:formula="of:=LEN([.B130])" office:value-type="float" office:value="20" calcext:value-type="float">
            <text:p>20</text:p>
          </table:table-cell>
          <table:table-cell/>
          <table:table-cell table:formula="of:=LEN([.D130])" office:value-type="float" office:value="0" calcext:value-type="float">
            <text:p>0</text:p>
          </table:table-cell>
          <table:table-cell office:value-type="string" calcext:value-type="string">
            <text:p>ｺｼﾞｷﾃﾞｱﾏﾃﾗｽｵｵﾐﾉｶﾐｶﾞﾄｼﾞｺﾓｯﾀﾉﾊﾄﾞｺ?</text:p>
          </table:table-cell>
          <table:table-cell table:formula="of:=LEN([.F130])" office:value-type="float" office:value="32" calcext:value-type="float">
            <text:p>32</text:p>
          </table:table-cell>
          <table:table-cell office:value-type="string" calcext:value-type="string">
            <text:p>天岩戸</text:p>
          </table:table-cell>
          <table:table-cell table:formula="of:=LEN([.H130])" office:value-type="float" office:value="3" calcext:value-type="float">
            <text:p>3</text:p>
          </table:table-cell>
          <table:table-cell office:value-type="string" calcext:value-type="string">
            <text:p>厠</text:p>
          </table:table-cell>
          <table:table-cell table:formula="of:=LEN([.J130])" office:value-type="float" office:value="1" calcext:value-type="float">
            <text:p>1</text:p>
          </table:table-cell>
          <table:table-cell office:value-type="string" calcext:value-type="string">
            <text:p>納屋</text:p>
          </table:table-cell>
          <table:table-cell table:formula="of:=LEN([.L130])" office:value-type="float" office:value="2" calcext:value-type="float">
            <text:p>2</text:p>
          </table:table-cell>
          <table:table-cell office:value-type="string" calcext:value-type="string">
            <text:p>自分の部屋</text:p>
          </table:table-cell>
          <table:table-cell table:formula="of:=LEN([.N130])" office:value-type="float" office:value="5" calcext:value-type="float">
            <text:p>5</text:p>
          </table:table-cell>
        </table:table-row>
        <table:table-row table:style-name="ro3">
          <table:table-cell office:value-type="string" calcext:value-type="string">
            <text:p>歴史</text:p>
          </table:table-cell>
          <table:table-cell office:value-type="string" calcext:value-type="string">
            <text:p>ｶﾙﾀｺﾞのﾊﾝﾆﾊﾞﾙが軍用動物として</text:p>
          </table:table-cell>
          <table:table-cell table:formula="of:=LEN([.B131])" office:value-type="float" office:value="20" calcext:value-type="float">
            <text:p>20</text:p>
          </table:table-cell>
          <table:table-cell office:value-type="string" calcext:value-type="string">
            <text:p>使ったのは？</text:p>
          </table:table-cell>
          <table:table-cell table:formula="of:=LEN([.D131])" office:value-type="float" office:value="6" calcext:value-type="float">
            <text:p>6</text:p>
          </table:table-cell>
          <table:table-cell office:value-type="string" calcext:value-type="string">
            <text:p>ｶﾙﾀｺﾞﾉﾊﾝﾆﾊﾞﾙｶﾞｸﾞﾝﾖｳﾄﾞｳﾌﾞﾂﾄｼﾃﾂｶｯﾀﾉﾊ?</text:p>
          </table:table-cell>
          <table:table-cell table:formula="of:=LEN([.F131])" office:value-type="float" office:value="35" calcext:value-type="float">
            <text:p>35</text:p>
          </table:table-cell>
          <table:table-cell office:value-type="string" calcext:value-type="string">
            <text:p>ｿﾞｳ</text:p>
          </table:table-cell>
          <table:table-cell table:formula="of:=LEN([.H131])" office:value-type="float" office:value="3" calcext:value-type="float">
            <text:p>3</text:p>
          </table:table-cell>
          <table:table-cell office:value-type="string" calcext:value-type="string">
            <text:p>ｺﾞﾘﾗ</text:p>
          </table:table-cell>
          <table:table-cell table:formula="of:=LEN([.J131])" office:value-type="float" office:value="4" calcext:value-type="float">
            <text:p>4</text:p>
          </table:table-cell>
          <table:table-cell office:value-type="string" calcext:value-type="string">
            <text:p>ﾗｲｵﾝ</text:p>
          </table:table-cell>
          <table:table-cell table:formula="of:=LEN([.L131])" office:value-type="float" office:value="4" calcext:value-type="float">
            <text:p>4</text:p>
          </table:table-cell>
          <table:table-cell office:value-type="string" calcext:value-type="string">
            <text:p>ｶﾊﾞ</text:p>
          </table:table-cell>
          <table:table-cell table:formula="of:=LEN([.N131])" office:value-type="float" office:value="3" calcext:value-type="float">
            <text:p>3</text:p>
          </table:table-cell>
        </table:table-row>
        <table:table-row table:style-name="ro3">
          <table:table-cell office:value-type="string" calcext:value-type="string">
            <text:p>音楽</text:p>
          </table:table-cell>
          <table:table-cell office:value-type="string" calcext:value-type="string">
            <text:p>「雨上がりの夜空に」などで知られる</text:p>
          </table:table-cell>
          <table:table-cell table:formula="of:=LEN([.B132])" office:value-type="float" office:value="17" calcext:value-type="float">
            <text:p>17</text:p>
          </table:table-cell>
          <table:table-cell office:value-type="string" calcext:value-type="string">
            <text:p>忌野清志郎がﾎﾞｰｶﾙを務めたﾊﾞﾝﾄﾞは？</text:p>
          </table:table-cell>
          <table:table-cell table:formula="of:=LEN([.D132])" office:value-type="float" office:value="22" calcext:value-type="float">
            <text:p>22</text:p>
          </table:table-cell>
          <table:table-cell office:value-type="string" calcext:value-type="string">
            <text:p>ｱﾒｱｶﾞﾘﾉﾖｿﾞﾗﾆﾅﾄﾞﾃﾞｼﾗﾚﾙ ｲﾏﾜﾉｷﾖｼﾛｳｶﾞﾎﾞｰｶﾙｦﾂﾄﾒﾀﾊﾞﾝﾄﾞﾊ?</text:p>
          </table:table-cell>
          <table:table-cell table:formula="of:=LEN([.F132])" office:value-type="float" office:value="50" calcext:value-type="float">
            <text:p>50</text:p>
          </table:table-cell>
          <table:table-cell office:value-type="string" calcext:value-type="string">
            <text:p>RCｻｸｾｼｮﾝ</text:p>
          </table:table-cell>
          <table:table-cell table:formula="of:=LEN([.H132])" office:value-type="float" office:value="8" calcext:value-type="float">
            <text:p>8</text:p>
          </table:table-cell>
          <table:table-cell office:value-type="string" calcext:value-type="string">
            <text:p>ｻﾞ･ﾀｲﾏｰｽﾞ</text:p>
          </table:table-cell>
          <table:table-cell table:formula="of:=LEN([.J132])" office:value-type="float" office:value="9" calcext:value-type="float">
            <text:p>9</text:p>
          </table:table-cell>
          <table:table-cell office:value-type="string" calcext:value-type="string">
            <text:p>ﾗﾌｨｰﾀﾌｨｰ</text:p>
          </table:table-cell>
          <table:table-cell table:formula="of:=LEN([.L132])" office:value-type="float" office:value="8" calcext:value-type="float">
            <text:p>8</text:p>
          </table:table-cell>
          <table:table-cell office:value-type="string" calcext:value-type="string">
            <text:p>ﾄｰｻﾝｽﾞ</text:p>
          </table:table-cell>
          <table:table-cell table:formula="of:=LEN([.N132])" office:value-type="float" office:value="6" calcext:value-type="float">
            <text:p>6</text:p>
          </table:table-cell>
        </table:table-row>
        <table:table-row table:style-name="ro3">
          <table:table-cell office:value-type="string" calcext:value-type="string">
            <text:p>音楽</text:p>
          </table:table-cell>
          <table:table-cell office:value-type="string" calcext:value-type="string">
            <text:p>80年代のﾊﾞﾝﾄﾞBO0WYは ライブのことを</text:p>
          </table:table-cell>
          <table:table-cell table:formula="of:=LEN([.B133])" office:value-type="float" office:value="24" calcext:value-type="float">
            <text:p>24</text:p>
          </table:table-cell>
          <table:table-cell office:value-type="string" calcext:value-type="string">
            <text:p>何と称していた？</text:p>
          </table:table-cell>
          <table:table-cell table:formula="of:=LEN([.D133])" office:value-type="float" office:value="8" calcext:value-type="float">
            <text:p>8</text:p>
          </table:table-cell>
          <table:table-cell office:value-type="string" calcext:value-type="string">
            <text:p>ﾊﾁｼﾞｭｳﾈﾝﾀﾞｲﾉﾊﾞﾝﾄﾞ ﾎﾞｰｲﾊ ﾗｲﾌﾞﾉｺﾄｦﾅﾝﾄｼｮｳｼﾃｲﾀ?</text:p>
          </table:table-cell>
          <table:table-cell table:formula="of:=LEN([.F133])" office:value-type="float" office:value="43" calcext:value-type="float">
            <text:p>43</text:p>
          </table:table-cell>
          <table:table-cell office:value-type="string" calcext:value-type="string">
            <text:p>ｷﾞｸﾞ</text:p>
          </table:table-cell>
          <table:table-cell table:formula="of:=LEN([.H133])" office:value-type="float" office:value="4" calcext:value-type="float">
            <text:p>4</text:p>
          </table:table-cell>
          <table:table-cell office:value-type="string" calcext:value-type="string">
            <text:p>ｼﾞｬﾑ</text:p>
          </table:table-cell>
          <table:table-cell table:formula="of:=LEN([.J133])" office:value-type="float" office:value="4" calcext:value-type="float">
            <text:p>4</text:p>
          </table:table-cell>
          <table:table-cell office:value-type="string" calcext:value-type="string">
            <text:p>ｺﾝｻｰﾄ</text:p>
          </table:table-cell>
          <table:table-cell table:formula="of:=LEN([.L133])" office:value-type="float" office:value="5" calcext:value-type="float">
            <text:p>5</text:p>
          </table:table-cell>
          <table:table-cell office:value-type="string" calcext:value-type="string">
            <text:p>ﾗｲｳﾞ</text:p>
          </table:table-cell>
          <table:table-cell table:formula="of:=LEN([.N133])" office:value-type="float" office:value="4" calcext:value-type="float">
            <text:p>4</text:p>
          </table:table-cell>
        </table:table-row>
        <table:table-row table:style-name="ro3">
          <table:table-cell office:value-type="string" calcext:value-type="string">
            <text:p>音楽</text:p>
          </table:table-cell>
          <table:table-cell office:value-type="string" calcext:value-type="string">
            <text:p>松田聖子のﾃﾞﾋﾞｭｰ曲は次のうちどれ？</text:p>
          </table:table-cell>
          <table:table-cell table:formula="of:=LEN([.B134])" office:value-type="float" office:value="20" calcext:value-type="float">
            <text:p>20</text:p>
          </table:table-cell>
          <table:table-cell/>
          <table:table-cell table:formula="of:=LEN([.D134])" office:value-type="float" office:value="0" calcext:value-type="float">
            <text:p>0</text:p>
          </table:table-cell>
          <table:table-cell office:value-type="string" calcext:value-type="string">
            <text:p>ﾏﾂﾀﾞｾｲｺﾉﾃﾞﾋﾞｭｰｷｮｸﾊﾂｷﾞﾉｳﾁﾄﾞﾚ?</text:p>
          </table:table-cell>
          <table:table-cell table:formula="of:=LEN([.F134])" office:value-type="float" office:value="28" calcext:value-type="float">
            <text:p>28</text:p>
          </table:table-cell>
          <table:table-cell office:value-type="string" calcext:value-type="string">
            <text:p>裸足の季節</text:p>
          </table:table-cell>
          <table:table-cell table:formula="of:=LEN([.H134])" office:value-type="float" office:value="5" calcext:value-type="float">
            <text:p>5</text:p>
          </table:table-cell>
          <table:table-cell office:value-type="string" calcext:value-type="string">
            <text:p>青い珊瑚礁</text:p>
          </table:table-cell>
          <table:table-cell table:formula="of:=LEN([.J134])" office:value-type="float" office:value="5" calcext:value-type="float">
            <text:p>5</text:p>
          </table:table-cell>
          <table:table-cell office:value-type="string" calcext:value-type="string">
            <text:p>夏の扉</text:p>
          </table:table-cell>
          <table:table-cell table:formula="of:=LEN([.L134])" office:value-type="float" office:value="3" calcext:value-type="float">
            <text:p>3</text:p>
          </table:table-cell>
          <table:table-cell office:value-type="string" calcext:value-type="string">
            <text:p>渚のﾊﾞﾙｺﾆｰ</text:p>
          </table:table-cell>
          <table:table-cell table:formula="of:=LEN([.N134])" office:value-type="float" office:value="8" calcext:value-type="float">
            <text:p>8</text:p>
          </table:table-cell>
        </table:table-row>
        <table:table-row table:style-name="ro3">
          <table:table-cell office:value-type="string" calcext:value-type="string">
            <text:p>歴史</text:p>
          </table:table-cell>
          <table:table-cell office:value-type="string" calcext:value-type="string">
            <text:p>小説「のぼうの城」で有名になった忍城は</text:p>
          </table:table-cell>
          <table:table-cell table:formula="of:=LEN([.B135])" office:value-type="float" office:value="19" calcext:value-type="float">
            <text:p>19</text:p>
          </table:table-cell>
          <table:table-cell office:value-type="string" calcext:value-type="string">
            <text:p>現在どこにある？</text:p>
          </table:table-cell>
          <table:table-cell table:formula="of:=LEN([.D135])" office:value-type="float" office:value="8" calcext:value-type="float">
            <text:p>8</text:p>
          </table:table-cell>
          <table:table-cell office:value-type="string" calcext:value-type="string">
            <text:p>ｼｮｳｾﾂﾉﾎﾞｳﾉｼﾛﾃﾞﾕｳﾒｲﾆﾅｯﾀｵｼｼﾞｮｳﾊｹﾞﾝｻﾞｲﾄﾞｺﾆｱﾙ?</text:p>
          </table:table-cell>
          <table:table-cell table:formula="of:=LEN([.F135])" office:value-type="float" office:value="42" calcext:value-type="float">
            <text:p>42</text:p>
          </table:table-cell>
          <table:table-cell office:value-type="string" calcext:value-type="string">
            <text:p>埼玉県行田市</text:p>
          </table:table-cell>
          <table:table-cell table:formula="of:=LEN([.H135])" office:value-type="float" office:value="6" calcext:value-type="float">
            <text:p>6</text:p>
          </table:table-cell>
          <table:table-cell office:value-type="string" calcext:value-type="string">
            <text:p>千葉県柏市</text:p>
          </table:table-cell>
          <table:table-cell table:formula="of:=LEN([.J135])" office:value-type="float" office:value="5" calcext:value-type="float">
            <text:p>5</text:p>
          </table:table-cell>
          <table:table-cell office:value-type="string" calcext:value-type="string">
            <text:p>神奈川県小田原市</text:p>
          </table:table-cell>
          <table:table-cell table:formula="of:=LEN([.L135])" office:value-type="float" office:value="8" calcext:value-type="float">
            <text:p>8</text:p>
          </table:table-cell>
          <table:table-cell office:value-type="string" calcext:value-type="string">
            <text:p>東京都青梅市</text:p>
          </table:table-cell>
          <table:table-cell table:formula="of:=LEN([.N135])" office:value-type="float" office:value="6" calcext:value-type="float">
            <text:p>6</text:p>
          </table:table-cell>
        </table:table-row>
        <table:table-row table:style-name="ro3">
          <table:table-cell office:value-type="string" calcext:value-type="string">
            <text:p>歴史</text:p>
          </table:table-cell>
          <table:table-cell office:value-type="string" calcext:value-type="string">
            <text:p>源義経が崖を馬で駆け下りたとされるのは</text:p>
          </table:table-cell>
          <table:table-cell table:formula="of:=LEN([.B136])" office:value-type="float" office:value="19" calcext:value-type="float">
            <text:p>19</text:p>
          </table:table-cell>
          <table:table-cell office:value-type="string" calcext:value-type="string">
            <text:p>どの合戦の時？</text:p>
          </table:table-cell>
          <table:table-cell table:formula="of:=LEN([.D136])" office:value-type="float" office:value="7" calcext:value-type="float">
            <text:p>7</text:p>
          </table:table-cell>
          <table:table-cell office:value-type="string" calcext:value-type="string">
            <text:p>ﾐﾅﾓﾄﾉﾖｼﾂﾈｶﾞ ｶﾞｹｦｳﾏﾃﾞｶｹｵﾘﾀﾄｻﾚﾙﾉﾊﾄﾞﾉｶｯｾﾝﾉﾄｷ?</text:p>
          </table:table-cell>
          <table:table-cell table:formula="of:=LEN([.F136])" office:value-type="float" office:value="42" calcext:value-type="float">
            <text:p>42</text:p>
          </table:table-cell>
          <table:table-cell office:value-type="string" calcext:value-type="string">
            <text:p>一ノ谷の合戦</text:p>
          </table:table-cell>
          <table:table-cell table:formula="of:=LEN([.H136])" office:value-type="float" office:value="6" calcext:value-type="float">
            <text:p>6</text:p>
          </table:table-cell>
          <table:table-cell office:value-type="string" calcext:value-type="string">
            <text:p>壇ノ浦の合戦</text:p>
          </table:table-cell>
          <table:table-cell table:formula="of:=LEN([.J136])" office:value-type="float" office:value="6" calcext:value-type="float">
            <text:p>6</text:p>
          </table:table-cell>
          <table:table-cell office:value-type="string" calcext:value-type="string">
            <text:p>屋島の合戦</text:p>
          </table:table-cell>
          <table:table-cell table:formula="of:=LEN([.L136])" office:value-type="float" office:value="5" calcext:value-type="float">
            <text:p>5</text:p>
          </table:table-cell>
          <table:table-cell office:value-type="string" calcext:value-type="string">
            <text:p>さるかに合戦</text:p>
          </table:table-cell>
          <table:table-cell table:formula="of:=LEN([.N136])" office:value-type="float" office:value="6" calcext:value-type="float">
            <text:p>6</text:p>
          </table:table-cell>
        </table:table-row>
        <table:table-row table:style-name="ro3">
          <table:table-cell office:value-type="string" calcext:value-type="string">
            <text:p>音楽</text:p>
          </table:table-cell>
          <table:table-cell office:value-type="string" calcext:value-type="string">
            <text:p>80年代のﾊﾟｿｺﾝやｹﾞｰﾑ機の音源で</text:p>
          </table:table-cell>
          <table:table-cell table:formula="of:=LEN([.B137])" office:value-type="float" office:value="20" calcext:value-type="float">
            <text:p>20</text:p>
          </table:table-cell>
          <table:table-cell office:value-type="string" calcext:value-type="string">
            <text:p>楽曲を作る音楽ｼﾞｬﾝﾙを何という？</text:p>
          </table:table-cell>
          <table:table-cell table:formula="of:=LEN([.D137])" office:value-type="float" office:value="18" calcext:value-type="float">
            <text:p>18</text:p>
          </table:table-cell>
          <table:table-cell office:value-type="string" calcext:value-type="string">
            <text:p>ﾊﾁｼﾞｭｳﾈﾝﾀﾞｲﾉﾊﾟｿｺﾝﾔｹﾞｰﾑｷﾉｵﾝｹﾞﾝﾃﾞｶﾞｯｷｮｦﾂｸﾙｵﾝｶﾞｸｼﾞｬﾝﾙﾊ?</text:p>
          </table:table-cell>
          <table:table-cell table:formula="of:=LEN([.F137])" office:value-type="float" office:value="52" calcext:value-type="float">
            <text:p>52</text:p>
          </table:table-cell>
          <table:table-cell office:value-type="string" calcext:value-type="string">
            <text:p>ﾁｯﾌﾟﾁｭｰﾝ</text:p>
          </table:table-cell>
          <table:table-cell table:formula="of:=LEN([.H137])" office:value-type="float" office:value="8" calcext:value-type="float">
            <text:p>8</text:p>
          </table:table-cell>
          <table:table-cell office:value-type="string" calcext:value-type="string">
            <text:p>Kﾎﾟｯﾌﾟ</text:p>
          </table:table-cell>
          <table:table-cell table:formula="of:=LEN([.J137])" office:value-type="float" office:value="6" calcext:value-type="float">
            <text:p>6</text:p>
          </table:table-cell>
          <table:table-cell office:value-type="string" calcext:value-type="string">
            <text:p>ﾌﾞﾘｯﾄﾎﾟｯﾌﾟ</text:p>
          </table:table-cell>
          <table:table-cell table:formula="of:=LEN([.L137])" office:value-type="float" office:value="10" calcext:value-type="float">
            <text:p>10</text:p>
          </table:table-cell>
          <table:table-cell office:value-type="string" calcext:value-type="string">
            <text:p>ﾁｯﾌﾟとﾃﾞｰﾙ</text:p>
          </table:table-cell>
          <table:table-cell table:formula="of:=LEN([.N137])" office:value-type="float" office:value="9" calcext:value-type="float">
            <text:p>9</text:p>
          </table:table-cell>
        </table:table-row>
        <table:table-row table:style-name="ro3">
          <table:table-cell office:value-type="string" calcext:value-type="string">
            <text:p>一般教養</text:p>
          </table:table-cell>
          <table:table-cell office:value-type="string" calcext:value-type="string">
            <text:p>カメラレンズのF値。</text:p>
          </table:table-cell>
          <table:table-cell table:formula="of:=LEN([.B138])" office:value-type="float" office:value="10" calcext:value-type="float">
            <text:p>10</text:p>
          </table:table-cell>
          <table:table-cell office:value-type="string" calcext:value-type="string">
            <text:p>1段暗くなると何倍になる？</text:p>
          </table:table-cell>
          <table:table-cell table:formula="of:=LEN([.D138])" office:value-type="float" office:value="13" calcext:value-type="float">
            <text:p>13</text:p>
          </table:table-cell>
          <table:table-cell office:value-type="string" calcext:value-type="string">
            <text:p>ｶﾒﾗﾚﾝｽﾞﾉｴﾌﾁ ｲﾁﾀﾞﾝｸﾗｸﾅﾙﾄﾅﾝﾊﾞｲﾆﾅﾙ?</text:p>
          </table:table-cell>
          <table:table-cell table:formula="of:=LEN([.F138])" office:value-type="float" office:value="32" calcext:value-type="float">
            <text:p>32</text:p>
          </table:table-cell>
          <table:table-cell office:value-type="float" office:value="1.4" calcext:value-type="float">
            <text:p>1.4</text:p>
          </table:table-cell>
          <table:table-cell table:formula="of:=LEN([.H138])" office:value-type="float" office:value="3" calcext:value-type="float">
            <text:p>3</text:p>
          </table:table-cell>
          <table:table-cell office:value-type="float" office:value="2" calcext:value-type="float">
            <text:p>2</text:p>
          </table:table-cell>
          <table:table-cell table:formula="of:=LEN([.J138])" office:value-type="float" office:value="1" calcext:value-type="float">
            <text:p>1</text:p>
          </table:table-cell>
          <table:table-cell office:value-type="float" office:value="4" calcext:value-type="float">
            <text:p>4</text:p>
          </table:table-cell>
          <table:table-cell table:formula="of:=LEN([.L138])" office:value-type="float" office:value="1" calcext:value-type="float">
            <text:p>1</text:p>
          </table:table-cell>
          <table:table-cell office:value-type="float" office:value="7" calcext:value-type="float">
            <text:p>7</text:p>
          </table:table-cell>
          <table:table-cell table:formula="of:=LEN([.N138])" office:value-type="float" office:value="1" calcext:value-type="float">
            <text:p>1</text:p>
          </table:table-cell>
        </table:table-row>
        <table:table-row table:style-name="ro3">
          <table:table-cell office:value-type="string" calcext:value-type="string">
            <text:p>一般教養</text:p>
          </table:table-cell>
          <table:table-cell office:value-type="string" calcext:value-type="string">
            <text:p>背もたれにもたれるような姿勢で乗る</text:p>
          </table:table-cell>
          <table:table-cell table:formula="of:=LEN([.B139])" office:value-type="float" office:value="17" calcext:value-type="float">
            <text:p>17</text:p>
          </table:table-cell>
          <table:table-cell office:value-type="string" calcext:value-type="string">
            <text:p>ﾀｲﾌﾟの自転車を何という？</text:p>
          </table:table-cell>
          <table:table-cell table:formula="of:=LEN([.D139])" office:value-type="float" office:value="14" calcext:value-type="float">
            <text:p>14</text:p>
          </table:table-cell>
          <table:table-cell office:value-type="string" calcext:value-type="string">
            <text:p>ｾﾓﾀﾚﾆﾓﾀﾚﾙﾖｳﾅｼｾｲﾃﾞﾉﾙﾀｲﾌﾟﾉｼﾞﾃﾝｼｬｦﾅﾝﾄｲｳ?</text:p>
          </table:table-cell>
          <table:table-cell table:formula="of:=LEN([.F139])" office:value-type="float" office:value="37" calcext:value-type="float">
            <text:p>37</text:p>
          </table:table-cell>
          <table:table-cell office:value-type="string" calcext:value-type="string">
            <text:p>ﾘｶﾝﾍﾞﾝﾄ</text:p>
          </table:table-cell>
          <table:table-cell table:formula="of:=LEN([.H139])" office:value-type="float" office:value="7" calcext:value-type="float">
            <text:p>7</text:p>
          </table:table-cell>
          <table:table-cell office:value-type="string" calcext:value-type="string">
            <text:p>ﾌｫｰﾙﾃﾞｨﾝｸﾞ</text:p>
          </table:table-cell>
          <table:table-cell table:formula="of:=LEN([.J139])" office:value-type="float" office:value="10" calcext:value-type="float">
            <text:p>10</text:p>
          </table:table-cell>
          <table:table-cell office:value-type="string" calcext:value-type="string">
            <text:p>ﾄﾗｲｸ</text:p>
          </table:table-cell>
          <table:table-cell table:formula="of:=LEN([.L139])" office:value-type="float" office:value="4" calcext:value-type="float">
            <text:p>4</text:p>
          </table:table-cell>
          <table:table-cell office:value-type="string" calcext:value-type="string">
            <text:p>ﾐﾆﾍﾞﾛ</text:p>
          </table:table-cell>
          <table:table-cell table:formula="of:=LEN([.N139])" office:value-type="float" office:value="5" calcext:value-type="float">
            <text:p>5</text:p>
          </table:table-cell>
        </table:table-row>
        <table:table-row table:style-name="ro3">
          <table:table-cell office:value-type="string" calcext:value-type="string">
            <text:p>一般教養</text:p>
          </table:table-cell>
          <table:table-cell office:value-type="string" calcext:value-type="string">
            <text:p>2011年現在、世界一乗降数が多い駅は？</text:p>
          </table:table-cell>
          <table:table-cell table:formula="of:=LEN([.B140])" office:value-type="float" office:value="20" calcext:value-type="float">
            <text:p>20</text:p>
          </table:table-cell>
          <table:table-cell/>
          <table:table-cell table:formula="of:=LEN([.D140])" office:value-type="float" office:value="0" calcext:value-type="float">
            <text:p>0</text:p>
          </table:table-cell>
          <table:table-cell office:value-type="string" calcext:value-type="string">
            <text:p>ﾆｾﾝｼﾞｭｳｲﾁﾈﾝｹﾞﾝｻﾞｲ ｾｶｲｲﾁｼﾞｮｳｺｳｽｳｶﾞｵｵｲｴｷﾊ?</text:p>
          </table:table-cell>
          <table:table-cell table:formula="of:=LEN([.F140])" office:value-type="float" office:value="40" calcext:value-type="float">
            <text:p>40</text:p>
          </table:table-cell>
          <table:table-cell office:value-type="string" calcext:value-type="string">
            <text:p>新宿駅</text:p>
          </table:table-cell>
          <table:table-cell table:formula="of:=LEN([.H140])" office:value-type="float" office:value="3" calcext:value-type="float">
            <text:p>3</text:p>
          </table:table-cell>
          <table:table-cell office:value-type="string" calcext:value-type="string">
            <text:p>渋谷駅</text:p>
          </table:table-cell>
          <table:table-cell table:formula="of:=LEN([.J140])" office:value-type="float" office:value="3" calcext:value-type="float">
            <text:p>3</text:p>
          </table:table-cell>
          <table:table-cell office:value-type="string" calcext:value-type="string">
            <text:p>横浜駅</text:p>
          </table:table-cell>
          <table:table-cell table:formula="of:=LEN([.L140])" office:value-type="float" office:value="3" calcext:value-type="float">
            <text:p>3</text:p>
          </table:table-cell>
          <table:table-cell office:value-type="string" calcext:value-type="string">
            <text:p>大阪駅</text:p>
          </table:table-cell>
          <table:table-cell table:formula="of:=LEN([.N140])" office:value-type="float" office:value="3" calcext:value-type="float">
            <text:p>3</text:p>
          </table:table-cell>
        </table:table-row>
        <table:table-row table:style-name="ro3">
          <table:table-cell office:value-type="string" calcext:value-type="string">
            <text:p>ｹﾞｰﾑ</text:p>
          </table:table-cell>
          <table:table-cell office:value-type="string" calcext:value-type="string">
            <text:p>日本に本社がある会社として最も多く</text:p>
          </table:table-cell>
          <table:table-cell table:formula="of:=LEN([.B141])" office:value-type="float" office:value="17" calcext:value-type="float">
            <text:p>17</text:p>
          </table:table-cell>
          <table:table-cell office:value-type="string" calcext:value-type="string">
            <text:p>ﾋﾟﾝﾎﾞｰﾙ台を発売したのは？</text:p>
          </table:table-cell>
          <table:table-cell table:formula="of:=LEN([.D141])" office:value-type="float" office:value="16" calcext:value-type="float">
            <text:p>16</text:p>
          </table:table-cell>
          <table:table-cell office:value-type="string" calcext:value-type="string">
            <text:p>ﾆﾎﾝﾆﾎﾝｼｬｶﾞｱﾙｶｲｼｬﾄｼﾃﾓｯﾄﾓｵｵｸﾋﾟﾝﾎﾞｰﾙﾀﾞｲｦﾊﾂﾊﾞｲｼﾀﾉﾊ?</text:p>
          </table:table-cell>
          <table:table-cell table:formula="of:=LEN([.F141])" office:value-type="float" office:value="47" calcext:value-type="float">
            <text:p>47</text:p>
          </table:table-cell>
          <table:table-cell office:value-type="string" calcext:value-type="string">
            <text:p>ﾃﾞｰﾀｲｰｽﾄ</text:p>
          </table:table-cell>
          <table:table-cell table:formula="of:=LEN([.H141])" office:value-type="float" office:value="8" calcext:value-type="float">
            <text:p>8</text:p>
          </table:table-cell>
          <table:table-cell office:value-type="string" calcext:value-type="string">
            <text:p>ｾｶﾞ</text:p>
          </table:table-cell>
          <table:table-cell table:formula="of:=LEN([.J141])" office:value-type="float" office:value="3" calcext:value-type="float">
            <text:p>3</text:p>
          </table:table-cell>
          <table:table-cell office:value-type="string" calcext:value-type="string">
            <text:p>任天堂</text:p>
          </table:table-cell>
          <table:table-cell table:formula="of:=LEN([.L141])" office:value-type="float" office:value="3" calcext:value-type="float">
            <text:p>3</text:p>
          </table:table-cell>
          <table:table-cell office:value-type="string" calcext:value-type="string">
            <text:p>ﾀｲﾄｰ</text:p>
          </table:table-cell>
          <table:table-cell table:formula="of:=LEN([.N141])" office:value-type="float" office:value="4" calcext:value-type="float">
            <text:p>4</text:p>
          </table:table-cell>
        </table:table-row>
        <table:table-row table:style-name="ro3">
          <table:table-cell office:value-type="string" calcext:value-type="string">
            <text:p>ｹﾞｰﾑ</text:p>
          </table:table-cell>
          <table:table-cell office:value-type="string" calcext:value-type="string">
            <text:p>ﾛｰﾄﾞﾗﾝﾅｰを開発した会社が発売していた</text:p>
          </table:table-cell>
          <table:table-cell table:formula="of:=LEN([.B142])" office:value-type="float" office:value="22" calcext:value-type="float">
            <text:p>22</text:p>
          </table:table-cell>
          <table:table-cell office:value-type="string" calcext:value-type="string">
            <text:p>のは次のうちどれ？</text:p>
          </table:table-cell>
          <table:table-cell table:formula="of:=LEN([.D142])" office:value-type="float" office:value="9" calcext:value-type="float">
            <text:p>9</text:p>
          </table:table-cell>
          <table:table-cell office:value-type="string" calcext:value-type="string">
            <text:p>ﾛｰﾄﾞﾗﾝﾅｰｦｶｲﾊﾂｼﾀｶｲｼｬｶﾞﾊﾂﾊﾞｲｼﾃｲﾀﾉﾊﾂｷﾞﾉｳﾁﾄﾞﾚ?</text:p>
          </table:table-cell>
          <table:table-cell table:formula="of:=LEN([.F142])" office:value-type="float" office:value="42" calcext:value-type="float">
            <text:p>42</text:p>
          </table:table-cell>
          <table:table-cell office:value-type="string" calcext:value-type="string">
            <text:p>ｶﾗﾃｶ</text:p>
          </table:table-cell>
          <table:table-cell table:formula="of:=LEN([.H142])" office:value-type="float" office:value="4" calcext:value-type="float">
            <text:p>4</text:p>
          </table:table-cell>
          <table:table-cell office:value-type="string" calcext:value-type="string">
            <text:p>ｱｽﾞﾃｯｸ</text:p>
          </table:table-cell>
          <table:table-cell table:formula="of:=LEN([.J142])" office:value-type="float" office:value="6" calcext:value-type="float">
            <text:p>6</text:p>
          </table:table-cell>
          <table:table-cell office:value-type="string" calcext:value-type="string">
            <text:p>A.E.</text:p>
          </table:table-cell>
          <table:table-cell table:formula="of:=LEN([.L142])" office:value-type="float" office:value="4" calcext:value-type="float">
            <text:p>4</text:p>
          </table:table-cell>
          <table:table-cell office:value-type="string" calcext:value-type="string">
            <text:p>E.T.</text:p>
          </table:table-cell>
          <table:table-cell table:formula="of:=LEN([.N142])" office:value-type="float" office:value="4" calcext:value-type="float">
            <text:p>4</text:p>
          </table:table-cell>
        </table:table-row>
        <table:table-row table:style-name="ro3">
          <table:table-cell office:value-type="string" calcext:value-type="string">
            <text:p>ｹﾞｰﾑ</text:p>
          </table:table-cell>
          <table:table-cell office:value-type="string" calcext:value-type="string">
            <text:p>2012年現在、ｳｨｻﾞｰﾄﾞﾘｨは第何作目</text:p>
          </table:table-cell>
          <table:table-cell table:formula="of:=LEN([.B143])" office:value-type="float" office:value="22" calcext:value-type="float">
            <text:p>22</text:p>
          </table:table-cell>
          <table:table-cell office:value-type="string" calcext:value-type="string">
            <text:p>まで発売されている？</text:p>
          </table:table-cell>
          <table:table-cell table:formula="of:=LEN([.D143])" office:value-type="float" office:value="10" calcext:value-type="float">
            <text:p>10</text:p>
          </table:table-cell>
          <table:table-cell office:value-type="string" calcext:value-type="string">
            <text:p>ﾆｾﾝｼﾞｭｳﾆﾈﾝｹﾞﾝｻﾞｲ ｻｰﾃｯｸｼｬｺｳｼｷﾉｳｨｻﾞｰﾄﾞﾘｰｻｲｼﾝｻｸﾊ?</text:p>
          </table:table-cell>
          <table:table-cell table:formula="of:=LEN([.F143])" office:value-type="float" office:value="46" calcext:value-type="float">
            <text:p>46</text:p>
          </table:table-cell>
          <table:table-cell office:value-type="float" office:value="8" calcext:value-type="float">
            <text:p>8</text:p>
          </table:table-cell>
          <table:table-cell table:formula="of:=LEN([.H143])" office:value-type="float" office:value="1" calcext:value-type="float">
            <text:p>1</text:p>
          </table:table-cell>
          <table:table-cell office:value-type="float" office:value="7" calcext:value-type="float">
            <text:p>7</text:p>
          </table:table-cell>
          <table:table-cell table:formula="of:=LEN([.J143])" office:value-type="float" office:value="1" calcext:value-type="float">
            <text:p>1</text:p>
          </table:table-cell>
          <table:table-cell office:value-type="float" office:value="9" calcext:value-type="float">
            <text:p>9</text:p>
          </table:table-cell>
          <table:table-cell table:formula="of:=LEN([.L143])" office:value-type="float" office:value="1" calcext:value-type="float">
            <text:p>1</text:p>
          </table:table-cell>
          <table:table-cell office:value-type="float" office:value="10" calcext:value-type="float">
            <text:p>10</text:p>
          </table:table-cell>
          <table:table-cell table:formula="of:=LEN([.N143])" office:value-type="float" office:value="2" calcext:value-type="float">
            <text:p>2</text:p>
          </table:table-cell>
        </table:table-row>
        <table:table-row table:style-name="ro3">
          <table:table-cell office:value-type="string" calcext:value-type="string">
            <text:p>ｹﾞｰﾑ</text:p>
          </table:table-cell>
          <table:table-cell office:value-type="string" calcext:value-type="string">
            <text:p>RPGｻﾞ･ﾌﾞﾗｯｸｵﾆｷｽの</text:p>
          </table:table-cell>
          <table:table-cell table:formula="of:=LEN([.B144])" office:value-type="float" office:value="16" calcext:value-type="float">
            <text:p>16</text:p>
          </table:table-cell>
          <table:table-cell office:value-type="string" calcext:value-type="string">
            <text:p>未だ発売されていない第3作目とは？</text:p>
          </table:table-cell>
          <table:table-cell table:formula="of:=LEN([.D144])" office:value-type="float" office:value="17" calcext:value-type="float">
            <text:p>17</text:p>
          </table:table-cell>
          <table:table-cell office:value-type="string" calcext:value-type="string">
            <text:p>ｱｰﾙﾋﾟｰｼﾞｰﾌﾞﾗｯｸｵﾆｷｽﾉ ｲﾏﾀﾞﾊﾂﾊﾞｲｻﾚﾃｲﾅｲﾀﾞｲｻﾝｻｸﾒﾄﾊ?</text:p>
          </table:table-cell>
          <table:table-cell table:formula="of:=LEN([.F144])" office:value-type="float" office:value="46" calcext:value-type="float">
            <text:p>46</text:p>
          </table:table-cell>
          <table:table-cell office:value-type="string" calcext:value-type="string">
            <text:p>ﾑｰﾝｽﾄｰﾝ</text:p>
          </table:table-cell>
          <table:table-cell table:formula="of:=LEN([.H144])" office:value-type="float" office:value="7" calcext:value-type="float">
            <text:p>7</text:p>
          </table:table-cell>
          <table:table-cell office:value-type="string" calcext:value-type="string">
            <text:p>ﾌｧｲｱｸﾘｽﾀﾙ</text:p>
          </table:table-cell>
          <table:table-cell table:formula="of:=LEN([.J144])" office:value-type="float" office:value="9" calcext:value-type="float">
            <text:p>9</text:p>
          </table:table-cell>
          <table:table-cell office:value-type="string" calcext:value-type="string">
            <text:p>ｱｸｱﾏﾘﾝ</text:p>
          </table:table-cell>
          <table:table-cell table:formula="of:=LEN([.L144])" office:value-type="float" office:value="6" calcext:value-type="float">
            <text:p>6</text:p>
          </table:table-cell>
          <table:table-cell office:value-type="string" calcext:value-type="string">
            <text:p>ｵﾌﾞｼﾀﾞﾝ</text:p>
          </table:table-cell>
          <table:table-cell table:formula="of:=LEN([.N144])" office:value-type="float" office:value="7" calcext:value-type="float">
            <text:p>7</text:p>
          </table:table-cell>
        </table:table-row>
        <table:table-row table:style-name="ro3">
          <table:table-cell office:value-type="string" calcext:value-type="string">
            <text:p>ｹﾞｰﾑ</text:p>
          </table:table-cell>
          <table:table-cell office:value-type="string" calcext:value-type="string">
            <text:p>ｹﾞｰﾑ ﾎﾟｰﾄﾋﾟｱ連続殺人事件</text:p>
          </table:table-cell>
          <table:table-cell table:formula="of:=LEN([.B145])" office:value-type="float" office:value="18" calcext:value-type="float">
            <text:p>18</text:p>
          </table:table-cell>
          <table:table-cell office:value-type="string" calcext:value-type="string">
            <text:p>真犯人を見つけるにはどうする？</text:p>
          </table:table-cell>
          <table:table-cell table:formula="of:=LEN([.D145])" office:value-type="float" office:value="15" calcext:value-type="float">
            <text:p>15</text:p>
          </table:table-cell>
          <table:table-cell office:value-type="string" calcext:value-type="string">
            <text:p>ｹﾞｰﾑﾎﾟｰﾄﾋﾟｱﾚﾝｿﾞｸｻﾂｼﾞﾝｼﾞｹﾝ ｼﾝﾊﾝﾆﾝｦﾐﾂｹﾙﾆﾊﾄﾞｳｽﾙ?</text:p>
          </table:table-cell>
          <table:table-cell table:formula="of:=LEN([.F145])" office:value-type="float" office:value="45" calcext:value-type="float">
            <text:p>45</text:p>
          </table:table-cell>
          <table:table-cell office:value-type="string" calcext:value-type="string">
            <text:p>服をとる</text:p>
          </table:table-cell>
          <table:table-cell table:formula="of:=LEN([.H145])" office:value-type="float" office:value="4" calcext:value-type="float">
            <text:p>4</text:p>
          </table:table-cell>
          <table:table-cell office:value-type="string" calcext:value-type="string">
            <text:p>柱をみがく</text:p>
          </table:table-cell>
          <table:table-cell table:formula="of:=LEN([.J145])" office:value-type="float" office:value="5" calcext:value-type="float">
            <text:p>5</text:p>
          </table:table-cell>
          <table:table-cell office:value-type="string" calcext:value-type="string">
            <text:p>ひたすら待つ</text:p>
          </table:table-cell>
          <table:table-cell table:formula="of:=LEN([.L145])" office:value-type="float" office:value="6" calcext:value-type="float">
            <text:p>6</text:p>
          </table:table-cell>
          <table:table-cell office:value-type="string" calcext:value-type="string">
            <text:p>靴をなめる</text:p>
          </table:table-cell>
          <table:table-cell table:formula="of:=LEN([.N145])" office:value-type="float" office:value="5" calcext:value-type="float">
            <text:p>5</text:p>
          </table:table-cell>
        </table:table-row>
        <table:table-row table:style-name="ro3">
          <table:table-cell office:value-type="string" calcext:value-type="string">
            <text:p>ｹﾞｰﾑ</text:p>
          </table:table-cell>
          <table:table-cell office:value-type="string" calcext:value-type="string">
            <text:p>ｹﾞｰﾑ ﾂｲﾝﾋﾞｰで手をやられた時に</text:p>
          </table:table-cell>
          <table:table-cell table:formula="of:=LEN([.B146])" office:value-type="float" office:value="20" calcext:value-type="float">
            <text:p>20</text:p>
          </table:table-cell>
          <table:table-cell office:value-type="string" calcext:value-type="string">
            <text:p>直しに来てくれるのは？</text:p>
          </table:table-cell>
          <table:table-cell table:formula="of:=LEN([.D146])" office:value-type="float" office:value="11" calcext:value-type="float">
            <text:p>11</text:p>
          </table:table-cell>
          <table:table-cell office:value-type="string" calcext:value-type="string">
            <text:p>ｹﾞｰﾑﾂｲﾝﾋﾞｰﾃﾞﾃｦﾔﾗﾚﾀﾄｷﾆﾅｵｼﾆｷﾃｸﾚﾙﾉﾊ?</text:p>
          </table:table-cell>
          <table:table-cell table:formula="of:=LEN([.F146])" office:value-type="float" office:value="33" calcext:value-type="float">
            <text:p>33</text:p>
          </table:table-cell>
          <table:table-cell office:value-type="string" calcext:value-type="string">
            <text:p>救急車</text:p>
          </table:table-cell>
          <table:table-cell table:formula="of:=LEN([.H146])" office:value-type="float" office:value="3" calcext:value-type="float">
            <text:p>3</text:p>
          </table:table-cell>
          <table:table-cell office:value-type="string" calcext:value-type="string">
            <text:p>博士</text:p>
          </table:table-cell>
          <table:table-cell table:formula="of:=LEN([.J146])" office:value-type="float" office:value="2" calcext:value-type="float">
            <text:p>2</text:p>
          </table:table-cell>
          <table:table-cell office:value-type="string" calcext:value-type="string">
            <text:p>ﾒﾛｰﾗ姫</text:p>
          </table:table-cell>
          <table:table-cell table:formula="of:=LEN([.L146])" office:value-type="float" office:value="5" calcext:value-type="float">
            <text:p>5</text:p>
          </table:table-cell>
          <table:table-cell office:value-type="string" calcext:value-type="string">
            <text:p>弥七</text:p>
          </table:table-cell>
          <table:table-cell table:formula="of:=LEN([.N146])" office:value-type="float" office:value="2" calcext:value-type="float">
            <text:p>2</text:p>
          </table:table-cell>
        </table:table-row>
        <table:table-row table:style-name="ro3">
          <table:table-cell office:value-type="string" calcext:value-type="string">
            <text:p>ｹﾞｰﾑ</text:p>
          </table:table-cell>
          <table:table-cell office:value-type="string" calcext:value-type="string">
            <text:p>ﾌｧﾐｺﾝで最も多い種類のROMｶｰﾄﾘｯｼﾞを</text:p>
          </table:table-cell>
          <table:table-cell table:formula="of:=LEN([.B147])" office:value-type="float" office:value="24" calcext:value-type="float">
            <text:p>24</text:p>
          </table:table-cell>
          <table:table-cell office:value-type="string" calcext:value-type="string">
            <text:p>販売したﾒｰｶｰは？</text:p>
          </table:table-cell>
          <table:table-cell table:formula="of:=LEN([.D147])" office:value-type="float" office:value="10" calcext:value-type="float">
            <text:p>10</text:p>
          </table:table-cell>
          <table:table-cell office:value-type="string" calcext:value-type="string">
            <text:p>ﾌｧﾐｺﾝﾃﾞﾓｯﾄﾓｵｵｲｼｭﾙｲﾉﾛﾑｶｰﾄﾘｯｼﾞｦﾊﾝﾊﾞｲｼﾀﾒｰｶｰﾊ?</text:p>
          </table:table-cell>
          <table:table-cell table:formula="of:=LEN([.F147])" office:value-type="float" office:value="42" calcext:value-type="float">
            <text:p>42</text:p>
          </table:table-cell>
          <table:table-cell office:value-type="string" calcext:value-type="string">
            <text:p>ﾅﾑｺ</text:p>
          </table:table-cell>
          <table:table-cell table:formula="of:=LEN([.H147])" office:value-type="float" office:value="3" calcext:value-type="float">
            <text:p>3</text:p>
          </table:table-cell>
          <table:table-cell office:value-type="string" calcext:value-type="string">
            <text:p>ｺﾅﾐ</text:p>
          </table:table-cell>
          <table:table-cell table:formula="of:=LEN([.J147])" office:value-type="float" office:value="3" calcext:value-type="float">
            <text:p>3</text:p>
          </table:table-cell>
          <table:table-cell office:value-type="string" calcext:value-type="string">
            <text:p>ｹﾑｺ</text:p>
          </table:table-cell>
          <table:table-cell table:formula="of:=LEN([.L147])" office:value-type="float" office:value="3" calcext:value-type="float">
            <text:p>3</text:p>
          </table:table-cell>
          <table:table-cell office:value-type="string" calcext:value-type="string">
            <text:p>ｶﾈｺ</text:p>
          </table:table-cell>
          <table:table-cell table:formula="of:=LEN([.N147])" office:value-type="float" office:value="3" calcext:value-type="float">
            <text:p>3</text:p>
          </table:table-cell>
        </table:table-row>
        <table:table-row table:style-name="ro3">
          <table:table-cell office:value-type="string" calcext:value-type="string">
            <text:p>ｹﾞｰﾑ</text:p>
          </table:table-cell>
          <table:table-cell office:value-type="string" calcext:value-type="string">
            <text:p>ｾｶﾞﾄﾞﾘｰﾑｷｬｽﾄのCMで有名な</text:p>
          </table:table-cell>
          <table:table-cell table:formula="of:=LEN([.B148])" office:value-type="float" office:value="19" calcext:value-type="float">
            <text:p>19</text:p>
          </table:table-cell>
          <table:table-cell office:value-type="string" calcext:value-type="string">
            <text:p>名物専務は誰？</text:p>
          </table:table-cell>
          <table:table-cell table:formula="of:=LEN([.D148])" office:value-type="float" office:value="7" calcext:value-type="float">
            <text:p>7</text:p>
          </table:table-cell>
          <table:table-cell office:value-type="string" calcext:value-type="string">
            <text:p>ｾｶﾞﾄﾞﾘｰﾑｷｬｽﾄﾉｼｰｴﾑﾃﾞﾕｳﾒｲﾅ ﾒｲﾌﾞﾂｾﾝﾑﾊﾀﾞﾚ?</text:p>
          </table:table-cell>
          <table:table-cell table:formula="of:=LEN([.F148])" office:value-type="float" office:value="38" calcext:value-type="float">
            <text:p>38</text:p>
          </table:table-cell>
          <table:table-cell office:value-type="string" calcext:value-type="string">
            <text:p>湯川専務</text:p>
          </table:table-cell>
          <table:table-cell table:formula="of:=LEN([.H148])" office:value-type="float" office:value="4" calcext:value-type="float">
            <text:p>4</text:p>
          </table:table-cell>
          <table:table-cell office:value-type="string" calcext:value-type="string">
            <text:p>朝永専務</text:p>
          </table:table-cell>
          <table:table-cell table:formula="of:=LEN([.J148])" office:value-type="float" office:value="4" calcext:value-type="float">
            <text:p>4</text:p>
          </table:table-cell>
          <table:table-cell office:value-type="string" calcext:value-type="string">
            <text:p>江崎専務</text:p>
          </table:table-cell>
          <table:table-cell table:formula="of:=LEN([.L148])" office:value-type="float" office:value="4" calcext:value-type="float">
            <text:p>4</text:p>
          </table:table-cell>
          <table:table-cell office:value-type="string" calcext:value-type="string">
            <text:p>小柴専務</text:p>
          </table:table-cell>
          <table:table-cell table:formula="of:=LEN([.N148])" office:value-type="float" office:value="4" calcext:value-type="float">
            <text:p>4</text:p>
          </table:table-cell>
        </table:table-row>
        <table:table-row table:style-name="ro3">
          <table:table-cell office:value-type="string" calcext:value-type="string">
            <text:p>ｹﾞｰﾑ</text:p>
          </table:table-cell>
          <table:table-cell office:value-type="string" calcext:value-type="string">
            <text:p>ﾌｧﾐｺﾝの高橋名人が16連射で</text:p>
          </table:table-cell>
          <table:table-cell table:formula="of:=LEN([.B149])" office:value-type="float" office:value="16" calcext:value-type="float">
            <text:p>16</text:p>
          </table:table-cell>
          <table:table-cell office:value-type="string" calcext:value-type="string">
            <text:p>割ったものとは？</text:p>
          </table:table-cell>
          <table:table-cell table:formula="of:=LEN([.D149])" office:value-type="float" office:value="8" calcext:value-type="float">
            <text:p>8</text:p>
          </table:table-cell>
          <table:table-cell office:value-type="string" calcext:value-type="string">
            <text:p>ﾌｧﾐｺﾝﾉﾀｶﾊｼﾒｲｼﾞﾝｶﾞ ｼﾞｭｳﾛｸﾚﾝｼｬﾃﾞﾜｯﾀﾓﾉﾄﾊ?</text:p>
          </table:table-cell>
          <table:table-cell table:formula="of:=LEN([.F149])" office:value-type="float" office:value="38" calcext:value-type="float">
            <text:p>38</text:p>
          </table:table-cell>
          <table:table-cell office:value-type="string" calcext:value-type="string">
            <text:p>ｽｲｶ</text:p>
          </table:table-cell>
          <table:table-cell table:formula="of:=LEN([.H149])" office:value-type="float" office:value="3" calcext:value-type="float">
            <text:p>3</text:p>
          </table:table-cell>
          <table:table-cell office:value-type="string" calcext:value-type="string">
            <text:p>ﾋﾞｰﾙ瓶</text:p>
          </table:table-cell>
          <table:table-cell table:formula="of:=LEN([.J149])" office:value-type="float" office:value="5" calcext:value-type="float">
            <text:p>5</text:p>
          </table:table-cell>
          <table:table-cell office:value-type="string" calcext:value-type="string">
            <text:p>金庫</text:p>
          </table:table-cell>
          <table:table-cell table:formula="of:=LEN([.L149])" office:value-type="float" office:value="2" calcext:value-type="float">
            <text:p>2</text:p>
          </table:table-cell>
          <table:table-cell office:value-type="string" calcext:value-type="string">
            <text:p>水晶玉</text:p>
          </table:table-cell>
          <table:table-cell table:formula="of:=LEN([.N149])" office:value-type="float" office:value="3" calcext:value-type="float">
            <text:p>3</text:p>
          </table:table-cell>
        </table:table-row>
        <table:table-row table:style-name="ro3">
          <table:table-cell office:value-type="string" calcext:value-type="string">
            <text:p>ｹﾞｰﾑ</text:p>
          </table:table-cell>
          <table:table-cell office:value-type="string" calcext:value-type="string">
            <text:p>女性中心に構成された</text:p>
          </table:table-cell>
          <table:table-cell table:formula="of:=LEN([.B150])" office:value-type="float" office:value="10" calcext:value-type="float">
            <text:p>10</text:p>
          </table:table-cell>
          <table:table-cell office:value-type="string" calcext:value-type="string">
            <text:p>ｶﾌﾟｺﾝのｹﾞｰﾑﾐｭｰｼﾞｯｸﾊﾞﾝﾄﾞは？</text:p>
          </table:table-cell>
          <table:table-cell table:formula="of:=LEN([.D150])" office:value-type="float" office:value="24" calcext:value-type="float">
            <text:p>24</text:p>
          </table:table-cell>
          <table:table-cell office:value-type="string" calcext:value-type="string">
            <text:p>ｼﾞｮｾｲﾁｭｳｼﾝﾆｺｳｾｲｻﾚﾀｶﾌﾟｺﾝﾉｹﾞｰﾑﾐｭｰｼﾞｯｸﾊﾞﾝﾄﾞﾊ?</text:p>
          </table:table-cell>
          <table:table-cell table:formula="of:=LEN([.F150])" office:value-type="float" office:value="42" calcext:value-type="float">
            <text:p>42</text:p>
          </table:table-cell>
          <table:table-cell office:value-type="string" calcext:value-type="string">
            <text:p>ｱﾙﾌﾗｲﾗ</text:p>
          </table:table-cell>
          <table:table-cell table:formula="of:=LEN([.H150])" office:value-type="float" office:value="6" calcext:value-type="float">
            <text:p>6</text:p>
          </table:table-cell>
          <table:table-cell office:value-type="string" calcext:value-type="string">
            <text:p>ZUNTATA</text:p>
          </table:table-cell>
          <table:table-cell table:formula="of:=LEN([.J150])" office:value-type="float" office:value="7" calcext:value-type="float">
            <text:p>7</text:p>
          </table:table-cell>
          <table:table-cell office:value-type="string" calcext:value-type="string">
            <text:p>ｹﾞｰﾏﾃﾞﾘｯｸ</text:p>
          </table:table-cell>
          <table:table-cell table:formula="of:=LEN([.L150])" office:value-type="float" office:value="9" calcext:value-type="float">
            <text:p>9</text:p>
          </table:table-cell>
          <table:table-cell office:value-type="string" calcext:value-type="string">
            <text:p>S.S.T.BAND</text:p>
          </table:table-cell>
          <table:table-cell table:formula="of:=LEN([.N150])" office:value-type="float" office:value="10" calcext:value-type="float">
            <text:p>10</text:p>
          </table:table-cell>
        </table:table-row>
        <table:table-row table:style-name="ro3">
          <table:table-cell office:value-type="string" calcext:value-type="string">
            <text:p>ｹﾞｰﾑ</text:p>
          </table:table-cell>
          <table:table-cell office:value-type="string" calcext:value-type="string">
            <text:p>ｹﾞｰﾑ ﾛｯｸﾏﾝの海外でのﾀｲﾄﾙは？</text:p>
          </table:table-cell>
          <table:table-cell table:formula="of:=LEN([.B151])" office:value-type="float" office:value="21" calcext:value-type="float">
            <text:p>21</text:p>
          </table:table-cell>
          <table:table-cell/>
          <table:table-cell table:formula="of:=LEN([.D151])" office:value-type="float" office:value="0" calcext:value-type="float">
            <text:p>0</text:p>
          </table:table-cell>
          <table:table-cell office:value-type="string" calcext:value-type="string">
            <text:p>ｹﾞｰﾑ ﾛｯｸﾏﾝﾉｶｲｶﾞｲﾃﾞﾉﾀｲﾄﾙﾊ?</text:p>
          </table:table-cell>
          <table:table-cell table:formula="of:=LEN([.F151])" office:value-type="float" office:value="25" calcext:value-type="float">
            <text:p>25</text:p>
          </table:table-cell>
          <table:table-cell office:value-type="string" calcext:value-type="string">
            <text:p>MEGAMAN</text:p>
          </table:table-cell>
          <table:table-cell table:formula="of:=LEN([.H151])" office:value-type="float" office:value="7" calcext:value-type="float">
            <text:p>7</text:p>
          </table:table-cell>
          <table:table-cell office:value-type="string" calcext:value-type="string">
            <text:p>MARIO BROS</text:p>
          </table:table-cell>
          <table:table-cell table:formula="of:=LEN([.J151])" office:value-type="float" office:value="10" calcext:value-type="float">
            <text:p>10</text:p>
          </table:table-cell>
          <table:table-cell office:value-type="string" calcext:value-type="string">
            <text:p>ALEX KID</text:p>
          </table:table-cell>
          <table:table-cell table:formula="of:=LEN([.L151])" office:value-type="float" office:value="8" calcext:value-type="float">
            <text:p>8</text:p>
          </table:table-cell>
          <table:table-cell office:value-type="string" calcext:value-type="string">
            <text:p>WONDER BOY</text:p>
          </table:table-cell>
          <table:table-cell table:formula="of:=LEN([.N151])" office:value-type="float" office:value="10" calcext:value-type="float">
            <text:p>10</text:p>
          </table:table-cell>
        </table:table-row>
        <table:table-row table:style-name="ro3">
          <table:table-cell office:value-type="string" calcext:value-type="string">
            <text:p>ｹﾞｰﾑ</text:p>
          </table:table-cell>
          <table:table-cell office:value-type="string" calcext:value-type="string">
            <text:p>ﾌｧﾐｺﾝの悪魔城ﾄﾞﾗｷｭﾗ</text:p>
          </table:table-cell>
          <table:table-cell table:formula="of:=LEN([.B152])" office:value-type="float" office:value="15" calcext:value-type="float">
            <text:p>15</text:p>
          </table:table-cell>
          <table:table-cell office:value-type="string" calcext:value-type="string">
            <text:p>主人公のﾒｲﾝ武器は？</text:p>
          </table:table-cell>
          <table:table-cell table:formula="of:=LEN([.D152])" office:value-type="float" office:value="11" calcext:value-type="float">
            <text:p>11</text:p>
          </table:table-cell>
          <table:table-cell office:value-type="string" calcext:value-type="string">
            <text:p>ﾌｧﾐｺﾝﾉｱｸﾏｼﾞｮｳﾄﾞﾗｷｭﾗ ｼｭｼﾞﾝｺｳﾉﾒｲﾝﾌﾞｷﾊ?</text:p>
          </table:table-cell>
          <table:table-cell table:formula="of:=LEN([.F152])" office:value-type="float" office:value="36" calcext:value-type="float">
            <text:p>36</text:p>
          </table:table-cell>
          <table:table-cell office:value-type="string" calcext:value-type="string">
            <text:p>ﾑﾁ</text:p>
          </table:table-cell>
          <table:table-cell table:formula="of:=LEN([.H152])" office:value-type="float" office:value="2" calcext:value-type="float">
            <text:p>2</text:p>
          </table:table-cell>
          <table:table-cell office:value-type="string" calcext:value-type="string">
            <text:p>十字架</text:p>
          </table:table-cell>
          <table:table-cell table:formula="of:=LEN([.J152])" office:value-type="float" office:value="3" calcext:value-type="float">
            <text:p>3</text:p>
          </table:table-cell>
          <table:table-cell office:value-type="string" calcext:value-type="string">
            <text:p>聖水</text:p>
          </table:table-cell>
          <table:table-cell table:formula="of:=LEN([.L152])" office:value-type="float" office:value="2" calcext:value-type="float">
            <text:p>2</text:p>
          </table:table-cell>
          <table:table-cell office:value-type="string" calcext:value-type="string">
            <text:p>ﾛｳｿｸ</text:p>
          </table:table-cell>
          <table:table-cell table:formula="of:=LEN([.N152])" office:value-type="float" office:value="4" calcext:value-type="float">
            <text:p>4</text:p>
          </table:table-cell>
        </table:table-row>
        <table:table-row table:style-name="ro3">
          <table:table-cell office:value-type="string" calcext:value-type="string">
            <text:p>ｹﾞｰﾑ</text:p>
          </table:table-cell>
          <table:table-cell office:value-type="string" calcext:value-type="string">
            <text:p>MSXのｹﾞｰﾑﾒﾀﾙｷﾞｱ。 隠れるｹﾞｰﾑとなった</text:p>
          </table:table-cell>
          <table:table-cell table:formula="of:=LEN([.B153])" office:value-type="float" office:value="27" calcext:value-type="float">
            <text:p>27</text:p>
          </table:table-cell>
          <table:table-cell office:value-type="string" calcext:value-type="string">
            <text:p>理由は何の制限？</text:p>
          </table:table-cell>
          <table:table-cell table:formula="of:=LEN([.D153])" office:value-type="float" office:value="8" calcext:value-type="float">
            <text:p>8</text:p>
          </table:table-cell>
          <table:table-cell office:value-type="string" calcext:value-type="string">
            <text:p>ｴﾑｴｽｴｯｸｽﾉｹﾞｰﾑﾒﾀﾙｷﾞｱ ｶｸﾚﾙｹﾞｰﾑﾄﾅｯﾀﾘﾕｳﾊﾅﾆﾉｾｲｹﾞﾝ?</text:p>
          </table:table-cell>
          <table:table-cell table:formula="of:=LEN([.F153])" office:value-type="float" office:value="45" calcext:value-type="float">
            <text:p>45</text:p>
          </table:table-cell>
          <table:table-cell office:value-type="string" calcext:value-type="string">
            <text:p>ｽﾌﾟﾗｲﾄ数</text:p>
          </table:table-cell>
          <table:table-cell table:formula="of:=LEN([.H153])" office:value-type="float" office:value="7" calcext:value-type="float">
            <text:p>7</text:p>
          </table:table-cell>
          <table:table-cell office:value-type="string" calcext:value-type="string">
            <text:p>発音数</text:p>
          </table:table-cell>
          <table:table-cell table:formula="of:=LEN([.J153])" office:value-type="float" office:value="3" calcext:value-type="float">
            <text:p>3</text:p>
          </table:table-cell>
          <table:table-cell office:value-type="string" calcext:value-type="string">
            <text:p>ﾃｰﾌﾟ速度</text:p>
          </table:table-cell>
          <table:table-cell table:formula="of:=LEN([.L153])" office:value-type="float" office:value="6" calcext:value-type="float">
            <text:p>6</text:p>
          </table:table-cell>
          <table:table-cell office:value-type="string" calcext:value-type="string">
            <text:p>色数</text:p>
          </table:table-cell>
          <table:table-cell table:formula="of:=LEN([.N153])" office:value-type="float" office:value="2" calcext:value-type="float">
            <text:p>2</text:p>
          </table:table-cell>
        </table:table-row>
        <table:table-row table:style-name="ro3">
          <table:table-cell office:value-type="string" calcext:value-type="string">
            <text:p>ｹﾞｰﾑ</text:p>
          </table:table-cell>
          <table:table-cell office:value-type="string" calcext:value-type="string">
            <text:p>ﾌｧｲﾅﾙﾌｧﾝﾀｼﾞｰとﾄﾞﾗｺﾞﾝｸｴｽﾄ</text:p>
          </table:table-cell>
          <table:table-cell table:formula="of:=LEN([.B154])" office:value-type="float" office:value="23" calcext:value-type="float">
            <text:p>23</text:p>
          </table:table-cell>
          <table:table-cell office:value-type="string" calcext:value-type="string">
            <text:p>6作目が先に発売されたのは？</text:p>
          </table:table-cell>
          <table:table-cell table:formula="of:=LEN([.D154])" office:value-type="float" office:value="14" calcext:value-type="float">
            <text:p>14</text:p>
          </table:table-cell>
          <table:table-cell office:value-type="string" calcext:value-type="string">
            <text:p>ﾌｧｲﾅﾙﾌｧﾝﾀｼﾞｰﾄﾄﾞﾗｺﾞﾝｸｴｽﾄ ﾛｸｻｸﾒｶﾞｻｷﾆﾊﾂﾊﾞｲｻﾚﾀﾉﾊ?</text:p>
          </table:table-cell>
          <table:table-cell table:formula="of:=LEN([.F154])" office:value-type="float" office:value="45" calcext:value-type="float">
            <text:p>45</text:p>
          </table:table-cell>
          <table:table-cell office:value-type="string" calcext:value-type="string">
            <text:p>FF</text:p>
          </table:table-cell>
          <table:table-cell table:formula="of:=LEN([.H154])" office:value-type="float" office:value="2" calcext:value-type="float">
            <text:p>2</text:p>
          </table:table-cell>
          <table:table-cell office:value-type="string" calcext:value-type="string">
            <text:p>DQ</text:p>
          </table:table-cell>
          <table:table-cell table:formula="of:=LEN([.J154])" office:value-type="float" office:value="2" calcext:value-type="float">
            <text:p>2</text:p>
          </table:table-cell>
          <table:table-cell office:value-type="string" calcext:value-type="string">
            <text:p>同時</text:p>
          </table:table-cell>
          <table:table-cell table:formula="of:=LEN([.L154])" office:value-type="float" office:value="2" calcext:value-type="float">
            <text:p>2</text:p>
          </table:table-cell>
          <table:table-cell office:value-type="string" calcext:value-type="string">
            <text:p>発売されていない</text:p>
          </table:table-cell>
          <table:table-cell table:formula="of:=LEN([.N154])" office:value-type="float" office:value="8" calcext:value-type="float">
            <text:p>8</text:p>
          </table:table-cell>
        </table:table-row>
        <table:table-row table:style-name="ro3">
          <table:table-cell office:value-type="string" calcext:value-type="string">
            <text:p>ｹﾞｰﾑ</text:p>
          </table:table-cell>
          <table:table-cell office:value-type="string" calcext:value-type="string">
            <text:p>PCｴﾝｼﾞﾝ版R-TYPEの特徴は？</text:p>
          </table:table-cell>
          <table:table-cell table:formula="of:=LEN([.B155])" office:value-type="float" office:value="19" calcext:value-type="float">
            <text:p>19</text:p>
          </table:table-cell>
          <table:table-cell/>
          <table:table-cell table:formula="of:=LEN([.D155])" office:value-type="float" office:value="0" calcext:value-type="float">
            <text:p>0</text:p>
          </table:table-cell>
          <table:table-cell office:value-type="string" calcext:value-type="string">
            <text:p>ﾋﾟｰｼｰｴﾝｼﾞﾝﾊﾞﾝｱｰﾙﾀｲﾌﾟﾉﾄｸﾁｮｳﾊ?</text:p>
          </table:table-cell>
          <table:table-cell table:formula="of:=LEN([.F155])" office:value-type="float" office:value="28" calcext:value-type="float">
            <text:p>28</text:p>
          </table:table-cell>
          <table:table-cell office:value-type="string" calcext:value-type="string">
            <text:p>前後編に分かれる</text:p>
          </table:table-cell>
          <table:table-cell table:formula="of:=LEN([.H155])" office:value-type="float" office:value="8" calcext:value-type="float">
            <text:p>8</text:p>
          </table:table-cell>
          <table:table-cell office:value-type="string" calcext:value-type="string">
            <text:p>主題歌がある</text:p>
          </table:table-cell>
          <table:table-cell table:formula="of:=LEN([.J155])" office:value-type="float" office:value="6" calcext:value-type="float">
            <text:p>6</text:p>
          </table:table-cell>
          <table:table-cell office:value-type="string" calcext:value-type="string">
            <text:p>立体視に対応</text:p>
          </table:table-cell>
          <table:table-cell table:formula="of:=LEN([.L155])" office:value-type="float" office:value="6" calcext:value-type="float">
            <text:p>6</text:p>
          </table:table-cell>
          <table:table-cell office:value-type="string" calcext:value-type="string">
            <text:p>隠し機体がある</text:p>
          </table:table-cell>
          <table:table-cell table:formula="of:=LEN([.N155])" office:value-type="float" office:value="7" calcext:value-type="float">
            <text:p>7</text:p>
          </table:table-cell>
        </table:table-row>
        <table:table-row table:style-name="ro3">
          <table:table-cell office:value-type="string" calcext:value-type="string">
            <text:p>ｹﾞｰﾑ</text:p>
          </table:table-cell>
          <table:table-cell office:value-type="string" calcext:value-type="string">
            <text:p>ｹﾞｰﾑｽｰﾊﾟｰﾘｱﾙ麻雀の一作目。</text:p>
          </table:table-cell>
          <table:table-cell table:formula="of:=LEN([.B156])" office:value-type="float" office:value="19" calcext:value-type="float">
            <text:p>19</text:p>
          </table:table-cell>
          <table:table-cell office:value-type="string" calcext:value-type="string">
            <text:p>以降の作品との最大の違いは？</text:p>
          </table:table-cell>
          <table:table-cell table:formula="of:=LEN([.D156])" office:value-type="float" office:value="14" calcext:value-type="float">
            <text:p>14</text:p>
          </table:table-cell>
          <table:table-cell office:value-type="string" calcext:value-type="string">
            <text:p>ｹﾞｰﾑｽｰﾊﾟｰﾘｱﾙﾏｱｼﾞｬﾝﾉｲｯｻｸﾒ ｲｺｳﾉｻｸﾋﾝﾄﾉｻｲﾀﾞｲﾉﾁｶﾞｲﾊ?</text:p>
          </table:table-cell>
          <table:table-cell table:formula="of:=LEN([.F156])" office:value-type="float" office:value="47" calcext:value-type="float">
            <text:p>47</text:p>
          </table:table-cell>
          <table:table-cell office:value-type="string" calcext:value-type="string">
            <text:p>脱衣がない</text:p>
          </table:table-cell>
          <table:table-cell table:formula="of:=LEN([.H156])" office:value-type="float" office:value="5" calcext:value-type="float">
            <text:p>5</text:p>
          </table:table-cell>
          <table:table-cell office:value-type="string" calcext:value-type="string">
            <text:p>ﾒｰｶｰがちがう</text:p>
          </table:table-cell>
          <table:table-cell table:formula="of:=LEN([.J156])" office:value-type="float" office:value="8" calcext:value-type="float">
            <text:p>8</text:p>
          </table:table-cell>
          <table:table-cell office:value-type="string" calcext:value-type="string">
            <text:p>ｲｶｻﾏ技がある</text:p>
          </table:table-cell>
          <table:table-cell table:formula="of:=LEN([.L156])" office:value-type="float" office:value="8" calcext:value-type="float">
            <text:p>8</text:p>
          </table:table-cell>
          <table:table-cell office:value-type="string" calcext:value-type="string">
            <text:p>十字ｷｰで操作</text:p>
          </table:table-cell>
          <table:table-cell table:formula="of:=LEN([.N156])" office:value-type="float" office:value="7" calcext:value-type="float">
            <text:p>7</text:p>
          </table:table-cell>
        </table:table-row>
        <table:table-row table:style-name="ro3">
          <table:table-cell office:value-type="string" calcext:value-type="string">
            <text:p>ｹﾞｰﾑ</text:p>
          </table:table-cell>
          <table:table-cell office:value-type="string" calcext:value-type="string">
            <text:p>ﾃﾞｺｹﾞｰ○○○○戦闘部隊ﾌﾞﾗｯﾃﾞｨｳﾙﾌ</text:p>
          </table:table-cell>
          <table:table-cell table:formula="of:=LEN([.B157])" office:value-type="float" office:value="24" calcext:value-type="float">
            <text:p>24</text:p>
          </table:table-cell>
          <table:table-cell office:value-type="string" calcext:value-type="string">
            <text:p>○○○○に入るのは？</text:p>
          </table:table-cell>
          <table:table-cell table:formula="of:=LEN([.D157])" office:value-type="float" office:value="10" calcext:value-type="float">
            <text:p>10</text:p>
          </table:table-cell>
          <table:table-cell office:value-type="string" calcext:value-type="string">
            <text:p>ﾃﾞｺｹﾞｰ ﾎﾆｬﾗﾗｾﾝﾄｳﾌﾞﾀｲﾌﾞﾗｯﾃﾞｨｳﾙﾌ ﾎﾆｬﾗﾗﾆﾊｲﾙﾉﾊ?</text:p>
          </table:table-cell>
          <table:table-cell table:formula="of:=LEN([.F157])" office:value-type="float" office:value="43" calcext:value-type="float">
            <text:p>43</text:p>
          </table:table-cell>
          <table:table-cell office:value-type="string" calcext:value-type="string">
            <text:p>ならず者</text:p>
          </table:table-cell>
          <table:table-cell table:formula="of:=LEN([.H157])" office:value-type="float" office:value="4" calcext:value-type="float">
            <text:p>4</text:p>
          </table:table-cell>
          <table:table-cell office:value-type="string" calcext:value-type="string">
            <text:p>乱暴者</text:p>
          </table:table-cell>
          <table:table-cell table:formula="of:=LEN([.J157])" office:value-type="float" office:value="3" calcext:value-type="float">
            <text:p>3</text:p>
          </table:table-cell>
          <table:table-cell office:value-type="string" calcext:value-type="string">
            <text:p>狼藉者</text:p>
          </table:table-cell>
          <table:table-cell table:formula="of:=LEN([.L157])" office:value-type="float" office:value="3" calcext:value-type="float">
            <text:p>3</text:p>
          </table:table-cell>
          <table:table-cell office:value-type="string" calcext:value-type="string">
            <text:p>おかず物</text:p>
          </table:table-cell>
          <table:table-cell table:formula="of:=LEN([.N157])" office:value-type="float" office:value="4" calcext:value-type="float">
            <text:p>4</text:p>
          </table:table-cell>
        </table:table-row>
        <table:table-row table:style-name="ro3">
          <table:table-cell office:value-type="string" calcext:value-type="string">
            <text:p>ｹﾞｰﾑ</text:p>
          </table:table-cell>
          <table:table-cell office:value-type="string" calcext:value-type="string">
            <text:p>ﾃﾞｺﾉｹﾞｰﾑ ﾀﾞｰｳｨﾝ4078</text:p>
          </table:table-cell>
          <table:table-cell table:formula="of:=LEN([.B158])" office:value-type="float" office:value="19" calcext:value-type="float">
            <text:p>19</text:p>
          </table:table-cell>
          <table:table-cell office:value-type="string" calcext:value-type="string">
            <text:p>ｶﾌﾟｾﾙをとると自機がどうなる？</text:p>
          </table:table-cell>
          <table:table-cell table:formula="of:=LEN([.D158])" office:value-type="float" office:value="17" calcext:value-type="float">
            <text:p>17</text:p>
          </table:table-cell>
          <table:table-cell office:value-type="string" calcext:value-type="string">
            <text:p>ﾃﾞｺﾉｹﾞｰﾑﾀﾞｰｳｨﾝﾖﾝｾﾞﾛﾅﾅﾊﾁ ｶﾌﾟｾﾙｦﾄﾙﾄｼﾞｷｶﾞﾄﾞｳﾅﾙ?</text:p>
          </table:table-cell>
          <table:table-cell table:formula="of:=LEN([.F158])" office:value-type="float" office:value="44" calcext:value-type="float">
            <text:p>44</text:p>
          </table:table-cell>
          <table:table-cell office:value-type="string" calcext:value-type="string">
            <text:p>進化する</text:p>
          </table:table-cell>
          <table:table-cell table:formula="of:=LEN([.H158])" office:value-type="float" office:value="4" calcext:value-type="float">
            <text:p>4</text:p>
          </table:table-cell>
          <table:table-cell office:value-type="string" calcext:value-type="string">
            <text:p>爆発する</text:p>
          </table:table-cell>
          <table:table-cell table:formula="of:=LEN([.J158])" office:value-type="float" office:value="4" calcext:value-type="float">
            <text:p>4</text:p>
          </table:table-cell>
          <table:table-cell office:value-type="string" calcext:value-type="string">
            <text:p>最大化する</text:p>
          </table:table-cell>
          <table:table-cell table:formula="of:=LEN([.L158])" office:value-type="float" office:value="5" calcext:value-type="float">
            <text:p>5</text:p>
          </table:table-cell>
          <table:table-cell office:value-type="string" calcext:value-type="string">
            <text:p>脱皮する</text:p>
          </table:table-cell>
          <table:table-cell table:formula="of:=LEN([.N158])" office:value-type="float" office:value="4" calcext:value-type="float">
            <text:p>4</text:p>
          </table:table-cell>
        </table:table-row>
        <table:table-row table:style-name="ro3">
          <table:table-cell office:value-type="string" calcext:value-type="string">
            <text:p>ｹﾞｰﾑ</text:p>
          </table:table-cell>
          <table:table-cell office:value-type="string" calcext:value-type="string">
            <text:p>ﾃｸﾉｽｼﾞｬﾊﾟﾝのﾀﾞﾌﾞﾙﾄﾞﾗｺﾞﾝ</text:p>
          </table:table-cell>
          <table:table-cell table:formula="of:=LEN([.B159])" office:value-type="float" office:value="22" calcext:value-type="float">
            <text:p>22</text:p>
          </table:table-cell>
          <table:table-cell office:value-type="string" calcext:value-type="string">
            <text:p>2人ﾌﾟﾚｲでﾗｽﾎﾞｽを倒すとどうなる？</text:p>
          </table:table-cell>
          <table:table-cell table:formula="of:=LEN([.D159])" office:value-type="float" office:value="21" calcext:value-type="float">
            <text:p>21</text:p>
          </table:table-cell>
          <table:table-cell office:value-type="string" calcext:value-type="string">
            <text:p>ﾃｸﾉｽｼﾞｬﾊﾟﾝﾉﾀﾞﾌﾞﾙﾄﾞﾗｺﾞﾝ ﾌﾀﾘﾌﾟﾚｲﾃﾞﾗｽﾎﾞｽｦﾀｵｽﾄﾄﾞｳﾅﾙ?</text:p>
          </table:table-cell>
          <table:table-cell table:formula="of:=LEN([.F159])" office:value-type="float" office:value="48" calcext:value-type="float">
            <text:p>48</text:p>
          </table:table-cell>
          <table:table-cell office:value-type="string" calcext:value-type="string">
            <text:p>1・2Pで戦う</text:p>
          </table:table-cell>
          <table:table-cell table:formula="of:=LEN([.H159])" office:value-type="float" office:value="7" calcext:value-type="float">
            <text:p>7</text:p>
          </table:table-cell>
          <table:table-cell office:value-type="string" calcext:value-type="string">
            <text:p>ｸﾘｱ</text:p>
          </table:table-cell>
          <table:table-cell table:formula="of:=LEN([.J159])" office:value-type="float" office:value="3" calcext:value-type="float">
            <text:p>3</text:p>
          </table:table-cell>
          <table:table-cell office:value-type="string" calcext:value-type="string">
            <text:p>前の面に戻る</text:p>
          </table:table-cell>
          <table:table-cell table:formula="of:=LEN([.L159])" office:value-type="float" office:value="6" calcext:value-type="float">
            <text:p>6</text:p>
          </table:table-cell>
          <table:table-cell office:value-type="string" calcext:value-type="string">
            <text:p>ﾎﾞｰﾅｽ獲得</text:p>
          </table:table-cell>
          <table:table-cell table:formula="of:=LEN([.N159])" office:value-type="float" office:value="7" calcext:value-type="float">
            <text:p>7</text:p>
          </table:table-cell>
        </table:table-row>
        <table:table-row table:style-name="ro3">
          <table:table-cell office:value-type="string" calcext:value-type="string">
            <text:p>ｹﾞｰﾑ</text:p>
          </table:table-cell>
          <table:table-cell office:value-type="string" calcext:value-type="string">
            <text:p>懐かしのﾊﾟｿｺﾝｹﾞｰﾑ ﾚﾘｸｽ</text:p>
          </table:table-cell>
          <table:table-cell table:formula="of:=LEN([.B160])" office:value-type="float" office:value="18" calcext:value-type="float">
            <text:p>18</text:p>
          </table:table-cell>
          <table:table-cell table:style-name="ce2" office:value-type="string" calcext:value-type="string">
            <text:p>主人公は敵に対してどうできる？</text:p>
          </table:table-cell>
          <table:table-cell table:formula="of:=LEN([.D160])" office:value-type="float" office:value="15" calcext:value-type="float">
            <text:p>15</text:p>
          </table:table-cell>
          <table:table-cell office:value-type="string" calcext:value-type="string">
            <text:p>ﾅﾂｶｼﾉﾊﾟｿｺﾝｹﾞｰﾑﾚﾘｸｽ ｼｭｼﾞﾝｺｳﾊﾃｷﾆﾀｲｼﾃﾄﾞｳﾃﾞｷﾙ?</text:p>
          </table:table-cell>
          <table:table-cell table:formula="of:=LEN([.F160])" office:value-type="float" office:value="42" calcext:value-type="float">
            <text:p>42</text:p>
          </table:table-cell>
          <table:table-cell office:value-type="string" calcext:value-type="string">
            <text:p>のりうつれる</text:p>
          </table:table-cell>
          <table:table-cell table:formula="of:=LEN([.H160])" office:value-type="float" office:value="6" calcext:value-type="float">
            <text:p>6</text:p>
          </table:table-cell>
          <table:table-cell office:value-type="string" calcext:value-type="string">
            <text:p>のりおくれる</text:p>
          </table:table-cell>
          <table:table-cell table:formula="of:=LEN([.J160])" office:value-type="float" office:value="6" calcext:value-type="float">
            <text:p>6</text:p>
          </table:table-cell>
          <table:table-cell office:value-type="string" calcext:value-type="string">
            <text:p>ﾉﾘﾉﾘ</text:p>
          </table:table-cell>
          <table:table-cell table:formula="of:=LEN([.L160])" office:value-type="float" office:value="4" calcext:value-type="float">
            <text:p>4</text:p>
          </table:table-cell>
          <table:table-cell office:value-type="string" calcext:value-type="string">
            <text:p>のりぴー</text:p>
          </table:table-cell>
          <table:table-cell table:formula="of:=LEN([.J160])" office:value-type="float" office:value="6" calcext:value-type="float">
            <text:p>6</text:p>
          </table:table-cell>
        </table:table-row>
        <table:table-row table:style-name="ro3">
          <table:table-cell office:value-type="string" calcext:value-type="string">
            <text:p>ｹﾞｰﾑ</text:p>
          </table:table-cell>
          <table:table-cell office:value-type="string" calcext:value-type="string">
            <text:p>光栄のｹﾞｰﾑ三国志</text:p>
          </table:table-cell>
          <table:table-cell table:formula="of:=LEN([.B161])" office:value-type="float" office:value="10" calcext:value-type="float">
            <text:p>10</text:p>
          </table:table-cell>
          <table:table-cell office:value-type="string" calcext:value-type="string">
            <text:p>初代の音楽を作曲したのは？</text:p>
          </table:table-cell>
          <table:table-cell table:formula="of:=LEN([.D161])" office:value-type="float" office:value="13" calcext:value-type="float">
            <text:p>13</text:p>
          </table:table-cell>
          <table:table-cell office:value-type="string" calcext:value-type="string">
            <text:p>ｺｳｴｲﾉｹﾞｰﾑｻﾝｺﾞｸｼ ｼｮﾀﾞｲﾉｵﾝｶﾞｸｦｻｯｷｮｸｼﾀﾉﾊ?</text:p>
          </table:table-cell>
          <table:table-cell table:formula="of:=LEN([.F161])" office:value-type="float" office:value="38" calcext:value-type="float">
            <text:p>38</text:p>
          </table:table-cell>
          <table:table-cell office:value-type="string" calcext:value-type="string">
            <text:p>菅野よう子</text:p>
          </table:table-cell>
          <table:table-cell table:formula="of:=LEN([.H161])" office:value-type="float" office:value="5" calcext:value-type="float">
            <text:p>5</text:p>
          </table:table-cell>
          <table:table-cell office:value-type="string" calcext:value-type="string">
            <text:p>古代祐三</text:p>
          </table:table-cell>
          <table:table-cell table:formula="of:=LEN([.J161])" office:value-type="float" office:value="4" calcext:value-type="float">
            <text:p>4</text:p>
          </table:table-cell>
          <table:table-cell office:value-type="string" calcext:value-type="string">
            <text:p>伊藤賢治</text:p>
          </table:table-cell>
          <table:table-cell table:formula="of:=LEN([.L161])" office:value-type="float" office:value="4" calcext:value-type="float">
            <text:p>4</text:p>
          </table:table-cell>
          <table:table-cell office:value-type="string" calcext:value-type="string">
            <text:p>植松伸夫</text:p>
          </table:table-cell>
          <table:table-cell table:formula="of:=LEN([.N161])" office:value-type="float" office:value="4" calcext:value-type="float">
            <text:p>4</text:p>
          </table:table-cell>
        </table:table-row>
        <table:table-row table:style-name="ro3">
          <table:table-cell office:value-type="string" calcext:value-type="string">
            <text:p>ｹﾞｰﾑ</text:p>
          </table:table-cell>
          <table:table-cell office:value-type="string" calcext:value-type="string">
            <text:p>ｹﾞｰﾑ ｼﾙﾌｨｰﾄﾞが最初に発売された</text:p>
          </table:table-cell>
          <table:table-cell table:formula="of:=LEN([.B162])" office:value-type="float" office:value="21" calcext:value-type="float">
            <text:p>21</text:p>
          </table:table-cell>
          <table:table-cell office:value-type="string" calcext:value-type="string">
            <text:p>ﾊﾟｿｺﾝは？</text:p>
          </table:table-cell>
          <table:table-cell table:formula="of:=LEN([.D162])" office:value-type="float" office:value="7" calcext:value-type="float">
            <text:p>7</text:p>
          </table:table-cell>
          <table:table-cell office:value-type="string" calcext:value-type="string">
            <text:p>ｹﾞｰﾑｼﾙﾌｨｰﾄﾞｶﾞｻｲｼｮﾆﾊﾂﾊﾞｲｻﾚﾀﾊﾟｿｺﾝﾊ?</text:p>
          </table:table-cell>
          <table:table-cell table:formula="of:=LEN([.F162])" office:value-type="float" office:value="33" calcext:value-type="float">
            <text:p>33</text:p>
          </table:table-cell>
          <table:table-cell office:value-type="string" calcext:value-type="string">
            <text:p>88mkIISR</text:p>
          </table:table-cell>
          <table:table-cell table:formula="of:=LEN([.H162])" office:value-type="float" office:value="8" calcext:value-type="float">
            <text:p>8</text:p>
          </table:table-cell>
          <table:table-cell office:value-type="string" calcext:value-type="string">
            <text:p>FM77AV</text:p>
          </table:table-cell>
          <table:table-cell table:formula="of:=LEN([.J162])" office:value-type="float" office:value="6" calcext:value-type="float">
            <text:p>6</text:p>
          </table:table-cell>
          <table:table-cell office:value-type="string" calcext:value-type="string">
            <text:p>MEGA-CD</text:p>
          </table:table-cell>
          <table:table-cell table:formula="of:=LEN([.L162])" office:value-type="float" office:value="7" calcext:value-type="float">
            <text:p>7</text:p>
          </table:table-cell>
          <table:table-cell office:value-type="string" calcext:value-type="string">
            <text:p>6001mkIISR</text:p>
          </table:table-cell>
          <table:table-cell table:formula="of:=LEN([.N162])" office:value-type="float" office:value="10" calcext:value-type="float">
            <text:p>10</text:p>
          </table:table-cell>
        </table:table-row>
        <table:table-row table:style-name="ro3">
          <table:table-cell office:value-type="string" calcext:value-type="string">
            <text:p>ｹﾞｰﾑ</text:p>
          </table:table-cell>
          <table:table-cell office:value-type="string" calcext:value-type="string">
            <text:p>ｹﾞｰﾑ ﾊｲﾄﾞﾗｲﾄﾞ ｸﾘｱのために探す</text:p>
          </table:table-cell>
          <table:table-cell table:formula="of:=LEN([.B163])" office:value-type="float" office:value="23" calcext:value-type="float">
            <text:p>23</text:p>
          </table:table-cell>
          <table:table-cell office:value-type="string" calcext:value-type="string">
            <text:p>3つのものは宝石と何？</text:p>
          </table:table-cell>
          <table:table-cell table:formula="of:=LEN([.D163])" office:value-type="float" office:value="11" calcext:value-type="float">
            <text:p>11</text:p>
          </table:table-cell>
          <table:table-cell office:value-type="string" calcext:value-type="string">
            <text:p>ｹﾞｰﾑﾊｲﾄﾞﾗｲﾄﾞ ｸﾘｱｽﾙﾀﾒﾆｻｶﾞｽﾐｯﾂﾉﾓﾉﾊﾎｳｾｷﾄﾅﾆ?</text:p>
          </table:table-cell>
          <table:table-cell table:formula="of:=LEN([.F163])" office:value-type="float" office:value="40" calcext:value-type="float">
            <text:p>40</text:p>
          </table:table-cell>
          <table:table-cell office:value-type="string" calcext:value-type="string">
            <text:p>妖精(ようせい)</text:p>
          </table:table-cell>
          <table:table-cell table:formula="of:=LEN([.H163])" office:value-type="float" office:value="8" calcext:value-type="float">
            <text:p>8</text:p>
          </table:table-cell>
          <table:table-cell office:value-type="string" calcext:value-type="string">
            <text:p>幽霊(ゆうれい)</text:p>
          </table:table-cell>
          <table:table-cell table:formula="of:=LEN([.J163])" office:value-type="float" office:value="8" calcext:value-type="float">
            <text:p>8</text:p>
          </table:table-cell>
          <table:table-cell office:value-type="string" calcext:value-type="string">
            <text:p>剣(けん)</text:p>
          </table:table-cell>
          <table:table-cell table:formula="of:=LEN([.L163])" office:value-type="float" office:value="5" calcext:value-type="float">
            <text:p>5</text:p>
          </table:table-cell>
          <table:table-cell office:value-type="string" calcext:value-type="string">
            <text:p>呪文(じゅもん)</text:p>
          </table:table-cell>
          <table:table-cell table:formula="of:=LEN([.N163])" office:value-type="float" office:value="8" calcext:value-type="float">
            <text:p>8</text:p>
          </table:table-cell>
        </table:table-row>
        <table:table-row table:style-name="ro3">
          <table:table-cell office:value-type="string" calcext:value-type="string">
            <text:p>ｹﾞｰﾑ</text:p>
          </table:table-cell>
          <table:table-cell office:value-type="string" calcext:value-type="string">
            <text:p>ｾｶﾞ ｹﾞｲﾝｸﾞﾗｳﾝﾄﾞの初期ｷｬﾗは</text:p>
          </table:table-cell>
          <table:table-cell table:formula="of:=LEN([.B164])" office:value-type="float" office:value="22" calcext:value-type="float">
            <text:p>22</text:p>
          </table:table-cell>
          <table:table-cell office:value-type="string" calcext:value-type="string">
            <text:p>ｼﾞｮﾆｰ,ﾍﾞﾃｨ,あと○○○？</text:p>
          </table:table-cell>
          <table:table-cell table:formula="of:=LEN([.D164])" office:value-type="float" office:value="17" calcext:value-type="float">
            <text:p>17</text:p>
          </table:table-cell>
          <table:table-cell office:value-type="string" calcext:value-type="string">
            <text:p>ｾｶﾞｹﾞｲﾝｸﾞﾗｳﾝﾄﾞﾉｼｮｷｷｬﾗﾊ ｼﾞｮﾆｰ ﾍﾞﾃｨ ｱﾄﾀﾞﾚ?</text:p>
          </table:table-cell>
          <table:table-cell table:formula="of:=LEN([.F164])" office:value-type="float" office:value="40" calcext:value-type="float">
            <text:p>40</text:p>
          </table:table-cell>
          <table:table-cell office:value-type="string" calcext:value-type="string">
            <text:p>ｱｽﾗ</text:p>
          </table:table-cell>
          <table:table-cell table:formula="of:=LEN([.H164])" office:value-type="float" office:value="3" calcext:value-type="float">
            <text:p>3</text:p>
          </table:table-cell>
          <table:table-cell office:value-type="string" calcext:value-type="string">
            <text:p>ｶﾞｽｺﾝ</text:p>
          </table:table-cell>
          <table:table-cell table:formula="of:=LEN([.J164])" office:value-type="float" office:value="5" calcext:value-type="float">
            <text:p>5</text:p>
          </table:table-cell>
          <table:table-cell office:value-type="string" calcext:value-type="string">
            <text:p>教授</text:p>
          </table:table-cell>
          <table:table-cell table:formula="of:=LEN([.L164])" office:value-type="float" office:value="2" calcext:value-type="float">
            <text:p>2</text:p>
          </table:table-cell>
          <table:table-cell office:value-type="string" calcext:value-type="string">
            <text:p>ﾏｯﾄﾞﾊﾟﾋﾟｰ</text:p>
          </table:table-cell>
          <table:table-cell table:formula="of:=LEN([.N164])" office:value-type="float" office:value="9" calcext:value-type="float">
            <text:p>9</text:p>
          </table:table-cell>
        </table:table-row>
        <table:table-row table:style-name="ro3">
          <table:table-cell office:value-type="string" calcext:value-type="string">
            <text:p>ｹﾞｰﾑ</text:p>
          </table:table-cell>
          <table:table-cell office:value-type="string" calcext:value-type="string">
            <text:p>ｹﾞｰﾑ ｳﾙﾃｨﾏの世界における</text:p>
          </table:table-cell>
          <table:table-cell table:formula="of:=LEN([.B165])" office:value-type="float" office:value="17" calcext:value-type="float">
            <text:p>17</text:p>
          </table:table-cell>
          <table:table-cell office:value-type="string" calcext:value-type="string">
            <text:p>ﾌﾞﾘﾀﾆｱの王はﾛｰﾄﾞ○○○○？</text:p>
          </table:table-cell>
          <table:table-cell table:formula="of:=LEN([.D165])" office:value-type="float" office:value="18" calcext:value-type="float">
            <text:p>18</text:p>
          </table:table-cell>
          <table:table-cell office:value-type="string" calcext:value-type="string">
            <text:p>ｹﾞｰﾑｳﾙﾃｨﾏﾉｾｶｲﾆｵｹﾙﾌﾞﾘﾀﾆｱﾉｵｳﾊﾛｰﾄﾞﾀﾞﾚﾀﾞﾚ?</text:p>
          </table:table-cell>
          <table:table-cell table:formula="of:=LEN([.F165])" office:value-type="float" office:value="38" calcext:value-type="float">
            <text:p>38</text:p>
          </table:table-cell>
          <table:table-cell office:value-type="string" calcext:value-type="string">
            <text:p>ﾌﾞﾘﾃｨｯｼｭ</text:p>
          </table:table-cell>
          <table:table-cell table:formula="of:=LEN([.H165])" office:value-type="float" office:value="8" calcext:value-type="float">
            <text:p>8</text:p>
          </table:table-cell>
          <table:table-cell office:value-type="string" calcext:value-type="string">
            <text:p>ｼｬﾐﾉ</text:p>
          </table:table-cell>
          <table:table-cell table:formula="of:=LEN([.J165])" office:value-type="float" office:value="4" calcext:value-type="float">
            <text:p>4</text:p>
          </table:table-cell>
          <table:table-cell office:value-type="string" calcext:value-type="string">
            <text:p>ﾓﾅｰｸ</text:p>
          </table:table-cell>
          <table:table-cell table:formula="of:=LEN([.L165])" office:value-type="float" office:value="4" calcext:value-type="float">
            <text:p>4</text:p>
          </table:table-cell>
          <table:table-cell office:value-type="string" calcext:value-type="string">
            <text:p>ﾛｰﾗｰだ!</text:p>
          </table:table-cell>
          <table:table-cell table:formula="of:=LEN([.N165])" office:value-type="float" office:value="6" calcext:value-type="float">
            <text:p>6</text:p>
          </table:table-cell>
        </table:table-row>
        <table:table-row table:style-name="ro3">
          <table:table-cell office:value-type="string" calcext:value-type="string">
            <text:p>ｹﾞｰﾑ</text:p>
          </table:table-cell>
          <table:table-cell office:value-type="string" calcext:value-type="string">
            <text:p>MSXのｸﾞﾗﾃﾞｨｳｽ2のｶｰﾄﾘｯｼﾞ</text:p>
          </table:table-cell>
          <table:table-cell table:formula="of:=LEN([.B166])" office:value-type="float" office:value="21" calcext:value-type="float">
            <text:p>21</text:p>
          </table:table-cell>
          <table:table-cell office:value-type="string" calcext:value-type="string">
            <text:p>に搭載された独自音源は？</text:p>
          </table:table-cell>
          <table:table-cell table:formula="of:=LEN([.D166])" office:value-type="float" office:value="12" calcext:value-type="float">
            <text:p>12</text:p>
          </table:table-cell>
          <table:table-cell office:value-type="string" calcext:value-type="string">
            <text:p>ｴﾑｴｽｴｯｸｽﾉｸﾞﾗﾃﾞｨｳｽﾉｶｰﾄﾘｯｼﾞﾆﾄｳｻｲｻﾚﾀﾄﾞｸｼﾞｵﾝｹﾞﾝﾊ?</text:p>
          </table:table-cell>
          <table:table-cell table:formula="of:=LEN([.F166])" office:value-type="float" office:value="45" calcext:value-type="float">
            <text:p>45</text:p>
          </table:table-cell>
          <table:table-cell office:value-type="string" calcext:value-type="string">
            <text:p>SCC音源</text:p>
          </table:table-cell>
          <table:table-cell table:formula="of:=LEN([.H166])" office:value-type="float" office:value="5" calcext:value-type="float">
            <text:p>5</text:p>
          </table:table-cell>
          <table:table-cell office:value-type="string" calcext:value-type="string">
            <text:p>FM音源</text:p>
          </table:table-cell>
          <table:table-cell table:formula="of:=LEN([.J166])" office:value-type="float" office:value="4" calcext:value-type="float">
            <text:p>4</text:p>
          </table:table-cell>
          <table:table-cell office:value-type="string" calcext:value-type="string">
            <text:p>PCM音源</text:p>
          </table:table-cell>
          <table:table-cell table:formula="of:=LEN([.L166])" office:value-type="float" office:value="5" calcext:value-type="float">
            <text:p>5</text:p>
          </table:table-cell>
          <table:table-cell office:value-type="string" calcext:value-type="string">
            <text:p>MIDI</text:p>
          </table:table-cell>
          <table:table-cell table:formula="of:=LEN([.N166])" office:value-type="float" office:value="4" calcext:value-type="float">
            <text:p>4</text:p>
          </table:table-cell>
        </table:table-row>
        <table:table-row table:style-name="ro3">
          <table:table-cell office:value-type="string" calcext:value-type="string">
            <text:p>ｹﾞｰﾑ</text:p>
          </table:table-cell>
          <table:table-cell office:value-type="string" calcext:value-type="string">
            <text:p>ｹﾞｰﾑ ﾒﾀﾙﾌﾞﾗｯｸで自機のｴﾈﾙｷﾞｰを</text:p>
          </table:table-cell>
          <table:table-cell table:formula="of:=LEN([.B167])" office:value-type="float" office:value="24" calcext:value-type="float">
            <text:p>24</text:p>
          </table:table-cell>
          <table:table-cell office:value-type="string" calcext:value-type="string">
            <text:p>貯めるｱｲﾃﾑは？</text:p>
          </table:table-cell>
          <table:table-cell table:formula="of:=LEN([.D167])" office:value-type="float" office:value="9" calcext:value-type="float">
            <text:p>9</text:p>
          </table:table-cell>
          <table:table-cell office:value-type="string" calcext:value-type="string">
            <text:p>ｹﾞｰﾑﾒﾀﾙﾌﾞﾗｯｸﾃﾞｼﾞｷﾉｴﾈﾙｷﾞｰｦﾀﾒﾙｱｲﾃﾑﾊ?</text:p>
          </table:table-cell>
          <table:table-cell table:formula="of:=LEN([.F167])" office:value-type="float" office:value="34" calcext:value-type="float">
            <text:p>34</text:p>
          </table:table-cell>
          <table:table-cell office:value-type="string" calcext:value-type="string">
            <text:p>NEWALONE</text:p>
          </table:table-cell>
          <table:table-cell table:formula="of:=LEN([.H167])" office:value-type="float" office:value="8" calcext:value-type="float">
            <text:p>8</text:p>
          </table:table-cell>
          <table:table-cell office:value-type="string" calcext:value-type="string">
            <text:p>NEURON</text:p>
          </table:table-cell>
          <table:table-cell table:formula="of:=LEN([.J167])" office:value-type="float" office:value="6" calcext:value-type="float">
            <text:p>6</text:p>
          </table:table-cell>
          <table:table-cell office:value-type="string" calcext:value-type="string">
            <text:p>NEUTRINO</text:p>
          </table:table-cell>
          <table:table-cell table:formula="of:=LEN([.L167])" office:value-type="float" office:value="8" calcext:value-type="float">
            <text:p>8</text:p>
          </table:table-cell>
          <table:table-cell office:value-type="string" calcext:value-type="string">
            <text:p>NEW ON 1</text:p>
          </table:table-cell>
          <table:table-cell table:formula="of:=LEN([.N167])" office:value-type="float" office:value="8" calcext:value-type="float">
            <text:p>8</text:p>
          </table:table-cell>
        </table:table-row>
        <table:table-row table:style-name="ro3">
          <table:table-cell office:value-type="string" calcext:value-type="string">
            <text:p>ｹﾞｰﾑ</text:p>
          </table:table-cell>
          <table:table-cell office:value-type="string" calcext:value-type="string">
            <text:p>ﾄﾞﾗｸｴ3で唯一ｱｲﾃﾑなしで賢者に</text:p>
          </table:table-cell>
          <table:table-cell table:formula="of:=LEN([.B168])" office:value-type="float" office:value="19" calcext:value-type="float">
            <text:p>19</text:p>
          </table:table-cell>
          <table:table-cell office:value-type="string" calcext:value-type="string">
            <text:p>転職できる職業は？</text:p>
          </table:table-cell>
          <table:table-cell table:formula="of:=LEN([.D168])" office:value-type="float" office:value="9" calcext:value-type="float">
            <text:p>9</text:p>
          </table:table-cell>
          <table:table-cell office:value-type="string" calcext:value-type="string">
            <text:p>ﾄﾞﾗｸｴｽﾘｰﾃﾞﾕｲｲﾂｱｲﾃﾑﾅｼﾃﾞｹﾝｼﾞｬﾆﾃﾝｼｮｸﾃﾞｷﾙｼｮｸｷﾞｮｳﾊ?</text:p>
          </table:table-cell>
          <table:table-cell table:formula="of:=LEN([.F168])" office:value-type="float" office:value="46" calcext:value-type="float">
            <text:p>46</text:p>
          </table:table-cell>
          <table:table-cell office:value-type="string" calcext:value-type="string">
            <text:p>遊び人</text:p>
          </table:table-cell>
          <table:table-cell table:formula="of:=LEN([.H168])" office:value-type="float" office:value="3" calcext:value-type="float">
            <text:p>3</text:p>
          </table:table-cell>
          <table:table-cell office:value-type="string" calcext:value-type="string">
            <text:p>勇者</text:p>
          </table:table-cell>
          <table:table-cell table:formula="of:=LEN([.J168])" office:value-type="float" office:value="2" calcext:value-type="float">
            <text:p>2</text:p>
          </table:table-cell>
          <table:table-cell office:value-type="string" calcext:value-type="string">
            <text:p>戦士</text:p>
          </table:table-cell>
          <table:table-cell table:formula="of:=LEN([.L168])" office:value-type="float" office:value="2" calcext:value-type="float">
            <text:p>2</text:p>
          </table:table-cell>
          <table:table-cell office:value-type="string" calcext:value-type="string">
            <text:p>魔法使い</text:p>
          </table:table-cell>
          <table:table-cell table:formula="of:=LEN([.N168])" office:value-type="float" office:value="4" calcext:value-type="float">
            <text:p>4</text:p>
          </table:table-cell>
        </table:table-row>
        <table:table-row table:style-name="ro3">
          <table:table-cell office:value-type="string" calcext:value-type="string">
            <text:p>ｹﾞｰﾑ</text:p>
          </table:table-cell>
          <table:table-cell office:value-type="string" calcext:value-type="string">
            <text:p>ｹﾞｰﾑ 源平討魔伝でｺﾝﾃｨﾆｭｰしないと</text:p>
          </table:table-cell>
          <table:table-cell table:formula="of:=LEN([.B169])" office:value-type="float" office:value="22" calcext:value-type="float">
            <text:p>22</text:p>
          </table:table-cell>
          <table:table-cell office:value-type="string" calcext:value-type="string">
            <text:p>「諸行無常よのう」と言うは誰？</text:p>
          </table:table-cell>
          <table:table-cell table:formula="of:=LEN([.D169])" office:value-type="float" office:value="15" calcext:value-type="float">
            <text:p>15</text:p>
          </table:table-cell>
          <table:table-cell office:value-type="string" calcext:value-type="string">
            <text:p>ｹﾞｰﾑｹﾞﾝﾍﾟｲﾄｳﾏﾃﾞﾝﾃﾞｺﾝﾃｨﾆｭｰｼﾅｲﾄｼｮｷﾞｮｳﾑｼﾞｮｳﾖﾉｳﾄｲｳﾉﾊﾀﾞﾚ?</text:p>
          </table:table-cell>
          <table:table-cell table:formula="of:=LEN([.F169])" office:value-type="float" office:value="52" calcext:value-type="float">
            <text:p>52</text:p>
          </table:table-cell>
          <table:table-cell office:value-type="string" calcext:value-type="string">
            <text:p>安駄婆</text:p>
          </table:table-cell>
          <table:table-cell table:formula="of:=LEN([.H169])" office:value-type="float" office:value="3" calcext:value-type="float">
            <text:p>3</text:p>
          </table:table-cell>
          <table:table-cell office:value-type="string" calcext:value-type="string">
            <text:p>景清</text:p>
          </table:table-cell>
          <table:table-cell table:formula="of:=LEN([.J169])" office:value-type="float" office:value="2" calcext:value-type="float">
            <text:p>2</text:p>
          </table:table-cell>
          <table:table-cell office:value-type="string" calcext:value-type="string">
            <text:p>弁慶</text:p>
          </table:table-cell>
          <table:table-cell table:formula="of:=LEN([.L169])" office:value-type="float" office:value="2" calcext:value-type="float">
            <text:p>2</text:p>
          </table:table-cell>
          <table:table-cell office:value-type="string" calcext:value-type="string">
            <text:p>頼朝</text:p>
          </table:table-cell>
          <table:table-cell table:formula="of:=LEN([.N169])" office:value-type="float" office:value="2" calcext:value-type="float">
            <text:p>2</text:p>
          </table:table-cell>
        </table:table-row>
        <table:table-row table:style-name="ro3">
          <table:table-cell office:value-type="string" calcext:value-type="string">
            <text:p>ｹﾞｰﾑ</text:p>
          </table:table-cell>
          <table:table-cell office:value-type="string" calcext:value-type="string">
            <text:p>ﾃﾞｺｹﾞｰ ｶﾙﾉﾌで主人公が</text:p>
          </table:table-cell>
          <table:table-cell table:formula="of:=LEN([.B170])" office:value-type="float" office:value="16" calcext:value-type="float">
            <text:p>16</text:p>
          </table:table-cell>
          <table:table-cell table:style-name="ce2" office:value-type="string" calcext:value-type="string">
            <text:p>口から出すのは何？</text:p>
          </table:table-cell>
          <table:table-cell table:formula="of:=LEN([.D170])" office:value-type="float" office:value="9" calcext:value-type="float">
            <text:p>9</text:p>
          </table:table-cell>
          <table:table-cell office:value-type="string" calcext:value-type="string">
            <text:p>ﾃﾞｺｹﾞｰ ｶﾙﾉﾌﾃﾞｼｭｼﾞﾝｺｳｶﾞｸﾁｶﾗﾀﾞｽﾉﾊ?</text:p>
          </table:table-cell>
          <table:table-cell table:formula="of:=LEN([.F170])" office:value-type="float" office:value="32" calcext:value-type="float">
            <text:p>32</text:p>
          </table:table-cell>
          <table:table-cell office:value-type="string" calcext:value-type="string">
            <text:p>火の玉</text:p>
          </table:table-cell>
          <table:table-cell table:formula="of:=LEN([.H170])" office:value-type="float" office:value="3" calcext:value-type="float">
            <text:p>3</text:p>
          </table:table-cell>
          <table:table-cell office:value-type="string" calcext:value-type="string">
            <text:p>よだれ</text:p>
          </table:table-cell>
          <table:table-cell table:formula="of:=LEN([.J170])" office:value-type="float" office:value="3" calcext:value-type="float">
            <text:p>3</text:p>
          </table:table-cell>
          <table:table-cell office:value-type="string" calcext:value-type="string">
            <text:p>ﾀﾊﾞｺ</text:p>
          </table:table-cell>
          <table:table-cell table:formula="of:=LEN([.L170])" office:value-type="float" office:value="4" calcext:value-type="float">
            <text:p>4</text:p>
          </table:table-cell>
          <table:table-cell office:value-type="string" calcext:value-type="string">
            <text:p>ﾊﾄ</text:p>
          </table:table-cell>
          <table:table-cell table:formula="of:=LEN([.N170])" office:value-type="float" office:value="2" calcext:value-type="float">
            <text:p>2</text:p>
          </table:table-cell>
        </table:table-row>
        <table:table-row table:style-name="ro3">
          <table:table-cell office:value-type="string" calcext:value-type="string">
            <text:p>ｹﾞｰﾑ</text:p>
          </table:table-cell>
          <table:table-cell office:value-type="string" calcext:value-type="string">
            <text:p>ﾌｧﾙｺﾑのｲｰｽ 宝箱をとった時の音は</text:p>
          </table:table-cell>
          <table:table-cell table:formula="of:=LEN([.B171])" office:value-type="float" office:value="20" calcext:value-type="float">
            <text:p>20</text:p>
          </table:table-cell>
          <table:table-cell office:value-type="string" calcext:value-type="string">
            <text:p>どのｹﾞｰﾑにｲﾝｽﾊﾟｲｱされたもの？</text:p>
          </table:table-cell>
          <table:table-cell table:formula="of:=LEN([.D171])" office:value-type="float" office:value="20" calcext:value-type="float">
            <text:p>20</text:p>
          </table:table-cell>
          <table:table-cell office:value-type="string" calcext:value-type="string">
            <text:p>ﾌｧﾙｺﾑﾉｲｰｽ ﾀｶﾗﾊﾞｺｦﾄｯﾀﾄｷﾉｵﾄﾊﾄﾞﾉｹﾞｰﾑﾆｲﾝｽﾊﾟｲｱｻﾚﾀﾓﾉ?</text:p>
          </table:table-cell>
          <table:table-cell table:formula="of:=LEN([.F171])" office:value-type="float" office:value="47" calcext:value-type="float">
            <text:p>47</text:p>
          </table:table-cell>
          <table:table-cell office:value-type="string" calcext:value-type="string">
            <text:p>ﾒﾄﾛｲﾄﾞ</text:p>
          </table:table-cell>
          <table:table-cell table:formula="of:=LEN([.H171])" office:value-type="float" office:value="6" calcext:value-type="float">
            <text:p>6</text:p>
          </table:table-cell>
          <table:table-cell office:value-type="string" calcext:value-type="string">
            <text:p>ﾄﾞﾗｸｴ</text:p>
          </table:table-cell>
          <table:table-cell table:formula="of:=LEN([.J171])" office:value-type="float" office:value="5" calcext:value-type="float">
            <text:p>5</text:p>
          </table:table-cell>
          <table:table-cell office:value-type="string" calcext:value-type="string">
            <text:p>ﾜﾙｷｭｰﾚの冒険</text:p>
          </table:table-cell>
          <table:table-cell table:formula="of:=LEN([.N171])" office:value-type="float" office:value="6" calcext:value-type="float">
            <text:p>6</text:p>
          </table:table-cell>
          <table:table-cell office:value-type="string" calcext:value-type="string">
            <text:p>ﾒﾄﾛｸﾛｽ</text:p>
          </table:table-cell>
          <table:table-cell table:formula="of:=LEN([.N171])" office:value-type="float" office:value="6" calcext:value-type="float">
            <text:p>6</text:p>
          </table:table-cell>
        </table:table-row>
        <table:table-row table:style-name="ro3">
          <table:table-cell office:value-type="string" calcext:value-type="string">
            <text:p>ｹﾞｰﾑ</text:p>
          </table:table-cell>
          <table:table-cell office:value-type="string" calcext:value-type="string">
            <text:p>ｲｰｽ、ｿｰｻﾘｱﾝなどの楽曲で有名な</text:p>
          </table:table-cell>
          <table:table-cell table:formula="of:=LEN([.B172])" office:value-type="float" office:value="19" calcext:value-type="float">
            <text:p>19</text:p>
          </table:table-cell>
          <table:table-cell table:style-name="ce2" office:value-type="string" calcext:value-type="string">
            <text:p>作曲者は○○祐三？</text:p>
          </table:table-cell>
          <table:table-cell table:formula="of:=LEN([.D172])" office:value-type="float" office:value="9" calcext:value-type="float">
            <text:p>9</text:p>
          </table:table-cell>
          <table:table-cell table:style-name="ce2" office:value-type="string" calcext:value-type="string">
            <text:p>ｲｰｽ ｿｰｻﾘｱﾝﾅﾄﾞﾉｶﾞｯｷｮｸﾃﾞﾕｳﾒｲﾅｻｯｷｮｸｼｬﾊﾅﾆﾕｳｿﾞｳ?</text:p>
          </table:table-cell>
          <table:table-cell table:formula="of:=LEN([.F172])" office:value-type="float" office:value="43" calcext:value-type="float">
            <text:p>43</text:p>
          </table:table-cell>
          <table:table-cell office:value-type="string" calcext:value-type="string">
            <text:p>古代(こしろ)</text:p>
          </table:table-cell>
          <table:table-cell table:formula="of:=LEN([.H172])" office:value-type="float" office:value="7" calcext:value-type="float">
            <text:p>7</text:p>
          </table:table-cell>
          <table:table-cell office:value-type="string" calcext:value-type="string">
            <text:p>古城(ふるしろ)</text:p>
          </table:table-cell>
          <table:table-cell table:formula="of:=LEN([.J172])" office:value-type="float" office:value="8" calcext:value-type="float">
            <text:p>8</text:p>
          </table:table-cell>
          <table:table-cell office:value-type="string" calcext:value-type="string">
            <text:p>与代(よしろ)</text:p>
          </table:table-cell>
          <table:table-cell table:formula="of:=LEN([.L172])" office:value-type="float" office:value="7" calcext:value-type="float">
            <text:p>7</text:p>
          </table:table-cell>
          <table:table-cell office:value-type="string" calcext:value-type="string">
            <text:p>五代(ごだい)</text:p>
          </table:table-cell>
          <table:table-cell table:formula="of:=LEN([.N172])" office:value-type="float" office:value="7" calcext:value-type="float">
            <text:p>7</text:p>
          </table:table-cell>
        </table:table-row>
        <table:table-row table:style-name="ro3">
          <table:table-cell office:value-type="string" calcext:value-type="string">
            <text:p>ｹﾞｰﾑ</text:p>
          </table:table-cell>
          <table:table-cell office:value-type="string" calcext:value-type="string">
            <text:p>ﾃﾄﾘｽを開発したﾊﾟｼﾞﾄﾉﾌさんの</text:p>
          </table:table-cell>
          <table:table-cell table:formula="of:=LEN([.B173])" office:value-type="float" office:value="19" calcext:value-type="float">
            <text:p>19</text:p>
          </table:table-cell>
          <table:table-cell table:style-name="ce2" office:value-type="string" calcext:value-type="string">
            <text:p>母国はどこ？</text:p>
          </table:table-cell>
          <table:table-cell table:formula="of:=LEN([.D173])" office:value-type="float" office:value="6" calcext:value-type="float">
            <text:p>6</text:p>
          </table:table-cell>
          <table:table-cell office:value-type="string" calcext:value-type="string">
            <text:p>ﾃﾄﾘｽｦｶｲﾊﾂｼﾀﾊﾟｼﾞﾄﾉﾌｻﾝﾉﾎﾞｺｸﾊﾄﾞｺ?</text:p>
          </table:table-cell>
          <table:table-cell table:formula="of:=LEN([.F173])" office:value-type="float" office:value="30" calcext:value-type="float">
            <text:p>30</text:p>
          </table:table-cell>
          <table:table-cell office:value-type="string" calcext:value-type="string">
            <text:p>ﾛｼｱ</text:p>
          </table:table-cell>
          <table:table-cell table:formula="of:=LEN([.H173])" office:value-type="float" office:value="3" calcext:value-type="float">
            <text:p>3</text:p>
          </table:table-cell>
          <table:table-cell office:value-type="string" calcext:value-type="string">
            <text:p>ﾄﾞｲﾂ</text:p>
          </table:table-cell>
          <table:table-cell table:formula="of:=LEN([.J173])" office:value-type="float" office:value="4" calcext:value-type="float">
            <text:p>4</text:p>
          </table:table-cell>
          <table:table-cell office:value-type="string" calcext:value-type="string">
            <text:p>ｱﾒﾘｶ合衆国</text:p>
          </table:table-cell>
          <table:table-cell table:formula="of:=LEN([.L173])" office:value-type="float" office:value="7" calcext:value-type="float">
            <text:p>7</text:p>
          </table:table-cell>
          <table:table-cell office:value-type="string" calcext:value-type="string">
            <text:p>ﾃﾞｺ</text:p>
          </table:table-cell>
          <table:table-cell table:formula="of:=LEN([.N173])" office:value-type="float" office:value="3" calcext:value-type="float">
            <text:p>3</text:p>
          </table:table-cell>
        </table:table-row>
        <table:table-row table:style-name="ro3">
          <table:table-cell office:value-type="string" calcext:value-type="string">
            <text:p>ｹﾞｰﾑ</text:p>
          </table:table-cell>
          <table:table-cell office:value-type="string" calcext:value-type="string">
            <text:p>ﾅﾑｺのﾃﾞｨｸﾞﾀﾞｸﾞのﾏｲｷｬﾗ</text:p>
          </table:table-cell>
          <table:table-cell table:formula="of:=LEN([.B174])" office:value-type="float" office:value="19" calcext:value-type="float">
            <text:p>19</text:p>
          </table:table-cell>
          <table:table-cell table:style-name="ce2" office:value-type="string" calcext:value-type="string">
            <text:p>ﾐｽﾀｰﾄﾞﾘﾗｰの主人公の関係は？</text:p>
          </table:table-cell>
          <table:table-cell table:formula="of:=LEN([.D174])" office:value-type="float" office:value="18" calcext:value-type="float">
            <text:p>18</text:p>
          </table:table-cell>
          <table:table-cell office:value-type="string" calcext:value-type="string">
            <text:p>ﾅﾑｺﾉﾃﾞｨｸﾞﾀﾞｸﾞﾉﾏｲｷｬﾗ ﾐｽﾀｰﾄﾞﾘﾗｰﾉｼｭｼﾞﾝｺｳﾄﾉｶﾝｹｲﾊ?</text:p>
          </table:table-cell>
          <table:table-cell table:formula="of:=LEN([.F174])" office:value-type="float" office:value="45" calcext:value-type="float">
            <text:p>45</text:p>
          </table:table-cell>
          <table:table-cell office:value-type="string" calcext:value-type="string">
            <text:p>親子</text:p>
          </table:table-cell>
          <table:table-cell table:formula="of:=LEN([.J174])" office:value-type="float" office:value="4" calcext:value-type="float">
            <text:p>4</text:p>
          </table:table-cell>
          <table:table-cell office:value-type="string" calcext:value-type="string">
            <text:p>叔父と甥</text:p>
          </table:table-cell>
          <table:table-cell table:formula="of:=LEN([.H174])" office:value-type="float" office:value="2" calcext:value-type="float">
            <text:p>2</text:p>
          </table:table-cell>
          <table:table-cell office:value-type="string" calcext:value-type="string">
            <text:p>赤の他人</text:p>
          </table:table-cell>
          <table:table-cell table:formula="of:=LEN([.L174])" office:value-type="float" office:value="4" calcext:value-type="float">
            <text:p>4</text:p>
          </table:table-cell>
          <table:table-cell office:value-type="string" calcext:value-type="string">
            <text:p>人には言えない仲</text:p>
          </table:table-cell>
          <table:table-cell table:formula="of:=LEN([.N174])" office:value-type="float" office:value="8" calcext:value-type="float">
            <text:p>8</text:p>
          </table:table-cell>
        </table:table-row>
        <table:table-row table:style-name="ro3">
          <table:table-cell office:value-type="string" calcext:value-type="string">
            <text:p>ｹﾞｰﾑ</text:p>
          </table:table-cell>
          <table:table-cell table:style-name="ce1" office:value-type="string" calcext:value-type="string">
            <text:p>ﾊﾞｰﾁｬﾌｧｲﾀｰのｷｬﾗ</text:p>
          </table:table-cell>
          <table:table-cell table:formula="of:=LEN([.B175])" office:value-type="float" office:value="14" calcext:value-type="float">
            <text:p>14</text:p>
          </table:table-cell>
          <table:table-cell table:style-name="ce3" office:value-type="string" calcext:value-type="string">
            <text:p>ｱｷﾗが使う拳法は？</text:p>
          </table:table-cell>
          <table:table-cell table:formula="of:=LEN([.D175])" office:value-type="float" office:value="10" calcext:value-type="float">
            <text:p>10</text:p>
          </table:table-cell>
          <table:table-cell office:value-type="string" calcext:value-type="string">
            <text:p>ﾊﾞｰﾁｬﾌｧｲﾀｰﾉｷｬﾗ ｱｷﾗﾉﾂｶｳｹﾝﾎﾟｳﾊ?</text:p>
          </table:table-cell>
          <table:table-cell table:formula="of:=LEN([.F175])" office:value-type="float" office:value="29" calcext:value-type="float">
            <text:p>29</text:p>
          </table:table-cell>
          <table:table-cell office:value-type="string" calcext:value-type="string">
            <text:p>八極拳</text:p>
          </table:table-cell>
          <table:table-cell table:formula="of:=LEN([.H175])" office:value-type="float" office:value="3" calcext:value-type="float">
            <text:p>3</text:p>
          </table:table-cell>
          <table:table-cell office:value-type="string" calcext:value-type="string">
            <text:p>琉球空手</text:p>
          </table:table-cell>
          <table:table-cell table:formula="of:=LEN([.J175])" office:value-type="float" office:value="4" calcext:value-type="float">
            <text:p>4</text:p>
          </table:table-cell>
          <table:table-cell office:value-type="string" calcext:value-type="string">
            <text:p>酔拳</text:p>
          </table:table-cell>
          <table:table-cell table:formula="of:=LEN([.L175])" office:value-type="float" office:value="2" calcext:value-type="float">
            <text:p>2</text:p>
          </table:table-cell>
          <table:table-cell office:value-type="string" calcext:value-type="string">
            <text:p>ﾃｺﾝﾄﾞｰ</text:p>
          </table:table-cell>
          <table:table-cell table:formula="of:=LEN([.N175])" office:value-type="float" office:value="6" calcext:value-type="float">
            <text:p>6</text:p>
          </table:table-cell>
        </table:table-row>
        <table:table-row table:style-name="ro3">
          <table:table-cell office:value-type="string" calcext:value-type="string">
            <text:p>ｹﾞｰﾑ</text:p>
          </table:table-cell>
          <table:table-cell office:value-type="string" calcext:value-type="string">
            <text:p>自由に横ｽｸﾛｰﾙできるｱｸｼｮﾝｹﾞｰﾑは</text:p>
          </table:table-cell>
          <table:table-cell table:formula="of:=LEN([.B176])" office:value-type="float" office:value="22" calcext:value-type="float">
            <text:p>22</text:p>
          </table:table-cell>
          <table:table-cell office:value-type="string" calcext:value-type="string">
            <text:p>○○○ﾌﾛｱｱｸｼｮﾝ ○○○は？</text:p>
          </table:table-cell>
          <table:table-cell table:formula="of:=LEN([.D176])" office:value-type="float" office:value="17" calcext:value-type="float">
            <text:p>17</text:p>
          </table:table-cell>
          <table:table-cell office:value-type="string" calcext:value-type="string">
            <text:p>ｼﾞﾕｳﾆﾖｺｽｸﾛｰﾙﾃﾞｷﾙｱｸｼｮﾝｹﾞｰﾑ ﾅﾝﾄｶﾌﾛｱｱｸｼｮﾝ ﾅﾝﾄｶﾊ?</text:p>
          </table:table-cell>
          <table:table-cell table:formula="of:=LEN([.F176])" office:value-type="float" office:value="45" calcext:value-type="float">
            <text:p>45</text:p>
          </table:table-cell>
          <table:table-cell office:value-type="string" calcext:value-type="string">
            <text:p>ﾍﾞﾙﾄ</text:p>
          </table:table-cell>
          <table:table-cell table:formula="of:=LEN([.J174])" office:value-type="float" office:value="4" calcext:value-type="float">
            <text:p>4</text:p>
          </table:table-cell>
          <table:table-cell office:value-type="string" calcext:value-type="string">
            <text:p>ﾎﾞﾙﾄ</text:p>
          </table:table-cell>
          <table:table-cell table:formula="of:=LEN([.J176])" office:value-type="float" office:value="4" calcext:value-type="float">
            <text:p>4</text:p>
          </table:table-cell>
          <table:table-cell office:value-type="string" calcext:value-type="string">
            <text:p>ﾌｧｲﾅﾙ</text:p>
          </table:table-cell>
          <table:table-cell table:formula="of:=LEN([.L176])" office:value-type="float" office:value="5" calcext:value-type="float">
            <text:p>5</text:p>
          </table:table-cell>
          <table:table-cell office:value-type="float" office:value="100" calcext:value-type="float">
            <text:p>100</text:p>
          </table:table-cell>
          <table:table-cell table:formula="of:=LEN([.N176])" office:value-type="float" office:value="3" calcext:value-type="float">
            <text:p>3</text:p>
          </table:table-cell>
        </table:table-row>
        <table:table-row table:style-name="ro3">
          <table:table-cell office:value-type="string" calcext:value-type="string">
            <text:p>一般教養</text:p>
          </table:table-cell>
          <table:table-cell office:value-type="string" calcext:value-type="string">
            <text:p>ﾏｶﾛﾝはどこの国のお菓子？</text:p>
          </table:table-cell>
          <table:table-cell table:formula="of:=LEN([.B177])" office:value-type="float" office:value="14" calcext:value-type="float">
            <text:p>14</text:p>
          </table:table-cell>
          <table:table-cell/>
          <table:table-cell table:formula="of:=LEN([.D177])" office:value-type="float" office:value="0" calcext:value-type="float">
            <text:p>0</text:p>
          </table:table-cell>
          <table:table-cell office:value-type="string" calcext:value-type="string">
            <text:p>ﾏｶﾛﾝﾊﾄﾞｺﾉｸﾆﾉｵｶｼ?</text:p>
          </table:table-cell>
          <table:table-cell table:formula="of:=LEN([.F177])" office:value-type="float" office:value="16" calcext:value-type="float">
            <text:p>16</text:p>
          </table:table-cell>
          <table:table-cell office:value-type="string" calcext:value-type="string">
            <text:p>ﾌﾗﾝｽ</text:p>
          </table:table-cell>
          <table:table-cell table:formula="of:=LEN([.H177])" office:value-type="float" office:value="4" calcext:value-type="float">
            <text:p>4</text:p>
          </table:table-cell>
          <table:table-cell office:value-type="string" calcext:value-type="string">
            <text:p>ｲﾀﾘｱ</text:p>
          </table:table-cell>
          <table:table-cell table:formula="of:=LEN([.J177])" office:value-type="float" office:value="4" calcext:value-type="float">
            <text:p>4</text:p>
          </table:table-cell>
          <table:table-cell office:value-type="string" calcext:value-type="string">
            <text:p>中国</text:p>
          </table:table-cell>
          <table:table-cell table:formula="of:=LEN([.L177])" office:value-type="float" office:value="2" calcext:value-type="float">
            <text:p>2</text:p>
          </table:table-cell>
          <table:table-cell office:value-type="string" calcext:value-type="string">
            <text:p>ﾎﾟﾙﾄｶﾞﾙ</text:p>
          </table:table-cell>
          <table:table-cell table:formula="of:=LEN([.N177])" office:value-type="float" office:value="7" calcext:value-type="float">
            <text:p>7</text:p>
          </table:table-cell>
        </table:table-row>
        <table:table-row table:style-name="ro3">
          <table:table-cell office:value-type="string" calcext:value-type="string">
            <text:p>一般教養</text:p>
          </table:table-cell>
          <table:table-cell office:value-type="string" calcext:value-type="string">
            <text:p>お菓子のﾓﾝﾌﾞﾗﾝ 名前の由来となった山は</text:p>
          </table:table-cell>
          <table:table-cell table:formula="of:=LEN([.B178])" office:value-type="float" office:value="22" calcext:value-type="float">
            <text:p>22</text:p>
          </table:table-cell>
          <table:table-cell office:value-type="string" calcext:value-type="string">
            <text:p>どの国にある？</text:p>
          </table:table-cell>
          <table:table-cell table:formula="of:=LEN([.D178])" office:value-type="float" office:value="7" calcext:value-type="float">
            <text:p>7</text:p>
          </table:table-cell>
          <table:table-cell office:value-type="string" calcext:value-type="string">
            <text:p>ｵｶｼﾉﾓﾝﾌﾞﾗﾝ ﾅﾏｴﾉﾕﾗｲﾄﾅｯﾀﾔﾏﾊﾄﾞﾉｸﾆﾆｱﾙ?</text:p>
          </table:table-cell>
          <table:table-cell table:formula="of:=LEN([.F178])" office:value-type="float" office:value="34" calcext:value-type="float">
            <text:p>34</text:p>
          </table:table-cell>
          <table:table-cell office:value-type="string" calcext:value-type="string">
            <text:p>ﾌﾗﾝｽとｲﾀﾘｱ</text:p>
          </table:table-cell>
          <table:table-cell table:formula="of:=LEN([.H178])" office:value-type="float" office:value="9" calcext:value-type="float">
            <text:p>9</text:p>
          </table:table-cell>
          <table:table-cell office:value-type="string" calcext:value-type="string">
            <text:p>ﾀﾝｻﾞﾆｱ</text:p>
          </table:table-cell>
          <table:table-cell table:formula="of:=LEN([.J178])" office:value-type="float" office:value="6" calcext:value-type="float">
            <text:p>6</text:p>
          </table:table-cell>
          <table:table-cell office:value-type="string" calcext:value-type="string">
            <text:p>ｱﾙｾﾞﾝﾁﾝ</text:p>
          </table:table-cell>
          <table:table-cell table:formula="of:=LEN([.L178])" office:value-type="float" office:value="7" calcext:value-type="float">
            <text:p>7</text:p>
          </table:table-cell>
          <table:table-cell office:value-type="string" calcext:value-type="string">
            <text:p>ﾍﾟﾙｰとﾁﾘ</text:p>
          </table:table-cell>
          <table:table-cell table:formula="of:=LEN([.N178])" office:value-type="float" office:value="7" calcext:value-type="float">
            <text:p>7</text:p>
          </table:table-cell>
        </table:table-row>
        <table:table-row table:style-name="ro3">
          <table:table-cell office:value-type="string" calcext:value-type="string">
            <text:p>一般教養</text:p>
          </table:table-cell>
          <table:table-cell office:value-type="string" calcext:value-type="string">
            <text:p>金平糖はもともとはどこの国のお菓子？</text:p>
          </table:table-cell>
          <table:table-cell table:formula="of:=LEN([.B179])" office:value-type="float" office:value="18" calcext:value-type="float">
            <text:p>18</text:p>
          </table:table-cell>
          <table:table-cell/>
          <table:table-cell table:formula="of:=LEN([.D179])" office:value-type="float" office:value="0" calcext:value-type="float">
            <text:p>0</text:p>
          </table:table-cell>
          <table:table-cell office:value-type="string" calcext:value-type="string">
            <text:p>ｺﾝﾍﾟｲﾄｳﾊﾓﾄﾓﾄﾊﾄﾞｺﾉｸﾆﾉｵｶｼ?</text:p>
          </table:table-cell>
          <table:table-cell table:formula="of:=LEN([.F179])" office:value-type="float" office:value="24" calcext:value-type="float">
            <text:p>24</text:p>
          </table:table-cell>
          <table:table-cell office:value-type="string" calcext:value-type="string">
            <text:p>ﾎﾟﾙﾄｶﾞﾙ</text:p>
          </table:table-cell>
          <table:table-cell table:formula="of:=LEN([.H179])" office:value-type="float" office:value="7" calcext:value-type="float">
            <text:p>7</text:p>
          </table:table-cell>
          <table:table-cell office:value-type="string" calcext:value-type="string">
            <text:p>ﾌﾗﾝｽ</text:p>
          </table:table-cell>
          <table:table-cell table:formula="of:=LEN([.J179])" office:value-type="float" office:value="4" calcext:value-type="float">
            <text:p>4</text:p>
          </table:table-cell>
          <table:table-cell office:value-type="string" calcext:value-type="string">
            <text:p>ｲﾀﾘｱ</text:p>
          </table:table-cell>
          <table:table-cell table:formula="of:=LEN([.L179])" office:value-type="float" office:value="4" calcext:value-type="float">
            <text:p>4</text:p>
          </table:table-cell>
          <table:table-cell office:value-type="string" calcext:value-type="string">
            <text:p>ｽｲｽ</text:p>
          </table:table-cell>
          <table:table-cell table:formula="of:=LEN([.N179])" office:value-type="float" office:value="3" calcext:value-type="float">
            <text:p>3</text:p>
          </table:table-cell>
        </table:table-row>
        <table:table-row table:style-name="ro3">
          <table:table-cell office:value-type="string" calcext:value-type="string">
            <text:p>一般教養</text:p>
          </table:table-cell>
          <table:table-cell office:value-type="string" calcext:value-type="string">
            <text:p>ﾊﾜｲで好んで食べられるﾎﾟﾙﾄｶﾞﾙ発祥の</text:p>
          </table:table-cell>
          <table:table-cell table:formula="of:=LEN([.B180])" office:value-type="float" office:value="22" calcext:value-type="float">
            <text:p>22</text:p>
          </table:table-cell>
          <table:table-cell office:value-type="string" calcext:value-type="string">
            <text:p>お菓子は？</text:p>
          </table:table-cell>
          <table:table-cell table:formula="of:=LEN([.D180])" office:value-type="float" office:value="5" calcext:value-type="float">
            <text:p>5</text:p>
          </table:table-cell>
          <table:table-cell office:value-type="string" calcext:value-type="string">
            <text:p>ﾊﾜｲﾃﾞｺﾉﾝﾃﾞﾀﾍﾞﾗﾚﾙ ﾎﾟﾙﾄｶﾞﾙﾊｯｼｮｳﾉｵｶｼﾊ?</text:p>
          </table:table-cell>
          <table:table-cell table:formula="of:=LEN([.F180])" office:value-type="float" office:value="35" calcext:value-type="float">
            <text:p>35</text:p>
          </table:table-cell>
          <table:table-cell office:value-type="string" calcext:value-type="string">
            <text:p>ﾏﾗｻﾀﾞ</text:p>
          </table:table-cell>
          <table:table-cell table:formula="of:=LEN([.H180])" office:value-type="float" office:value="5" calcext:value-type="float">
            <text:p>5</text:p>
          </table:table-cell>
          <table:table-cell office:value-type="string" calcext:value-type="string">
            <text:p>ﾁｭﾛｽ</text:p>
          </table:table-cell>
          <table:table-cell table:formula="of:=LEN([.J180])" office:value-type="float" office:value="4" calcext:value-type="float">
            <text:p>4</text:p>
          </table:table-cell>
          <table:table-cell office:value-type="string" calcext:value-type="string">
            <text:p>ｱﾝﾆﾝﾄﾞｰﾌ</text:p>
          </table:table-cell>
          <table:table-cell table:formula="of:=LEN([.L180])" office:value-type="float" office:value="8" calcext:value-type="float">
            <text:p>8</text:p>
          </table:table-cell>
          <table:table-cell office:value-type="string" calcext:value-type="string">
            <text:p>ｱﾝﾊﾟﾝ</text:p>
          </table:table-cell>
          <table:table-cell table:formula="of:=LEN([.N180])" office:value-type="float" office:value="5" calcext:value-type="float">
            <text:p>5</text:p>
          </table:table-cell>
        </table:table-row>
        <table:table-row table:style-name="ro3">
          <table:table-cell office:value-type="string" calcext:value-type="string">
            <text:p>英語</text:p>
          </table:table-cell>
          <table:table-cell office:value-type="string" calcext:value-type="string">
            <text:p>Rice ballはおにぎり</text:p>
          </table:table-cell>
          <table:table-cell table:formula="of:=LEN([.B181])" office:value-type="float" office:value="14" calcext:value-type="float">
            <text:p>14</text:p>
          </table:table-cell>
          <table:table-cell office:value-type="string" calcext:value-type="string">
            <text:p>ではRice cakeは？</text:p>
          </table:table-cell>
          <table:table-cell table:formula="of:=LEN([.D181])" office:value-type="float" office:value="13" calcext:value-type="float">
            <text:p>13</text:p>
          </table:table-cell>
          <table:table-cell office:value-type="string" calcext:value-type="string">
            <text:p>ﾗｲｽﾎﾞｰﾙﾊｵﾆｷﾞﾘ ﾃﾞﾊﾗｲｽｹｰｷﾊ?</text:p>
          </table:table-cell>
          <table:table-cell table:formula="of:=LEN([.F181])" office:value-type="float" office:value="25" calcext:value-type="float">
            <text:p>25</text:p>
          </table:table-cell>
          <table:table-cell office:value-type="string" calcext:value-type="string">
            <text:p>餅</text:p>
          </table:table-cell>
          <table:table-cell table:formula="of:=LEN([.H181])" office:value-type="float" office:value="1" calcext:value-type="float">
            <text:p>1</text:p>
          </table:table-cell>
          <table:table-cell office:value-type="string" calcext:value-type="string">
            <text:p>寿司</text:p>
          </table:table-cell>
          <table:table-cell table:formula="of:=LEN([.J181])" office:value-type="float" office:value="2" calcext:value-type="float">
            <text:p>2</text:p>
          </table:table-cell>
          <table:table-cell office:value-type="string" calcext:value-type="string">
            <text:p>せんぺい</text:p>
          </table:table-cell>
          <table:table-cell table:formula="of:=LEN([.L181])" office:value-type="float" office:value="4" calcext:value-type="float">
            <text:p>4</text:p>
          </table:table-cell>
          <table:table-cell office:value-type="string" calcext:value-type="string">
            <text:p>まんじゅう</text:p>
          </table:table-cell>
          <table:table-cell table:formula="of:=LEN([.N181])" office:value-type="float" office:value="5" calcext:value-type="float">
            <text:p>5</text:p>
          </table:table-cell>
        </table:table-row>
        <table:table-row table:style-name="ro3">
          <table:table-cell office:value-type="string" calcext:value-type="string">
            <text:p>英語</text:p>
          </table:table-cell>
          <table:table-cell office:value-type="string" calcext:value-type="string">
            <text:p>次のうち「すばらしい」「恐るべき」を表す</text:p>
          </table:table-cell>
          <table:table-cell table:formula="of:=LEN([.B182])" office:value-type="float" office:value="20" calcext:value-type="float">
            <text:p>20</text:p>
          </table:table-cell>
          <table:table-cell office:value-type="string" calcext:value-type="string">
            <text:p>英単語は？</text:p>
          </table:table-cell>
          <table:table-cell table:formula="of:=LEN([.D182])" office:value-type="float" office:value="5" calcext:value-type="float">
            <text:p>5</text:p>
          </table:table-cell>
          <table:table-cell office:value-type="string" calcext:value-type="string">
            <text:p>ﾂｷﾞﾉｳﾁ ｽﾊﾞﾗｼｲ ｵｿﾙﾍﾞｷ ｦｱﾗﾜｽｴｲﾀﾝｺﾞﾊ?</text:p>
          </table:table-cell>
          <table:table-cell table:formula="of:=LEN([.F182])" office:value-type="float" office:value="34" calcext:value-type="float">
            <text:p>34</text:p>
          </table:table-cell>
          <table:table-cell office:value-type="string" calcext:value-type="string">
            <text:p>awesome</text:p>
          </table:table-cell>
          <table:table-cell table:formula="of:=LEN([.H182])" office:value-type="float" office:value="7" calcext:value-type="float">
            <text:p>7</text:p>
          </table:table-cell>
          <table:table-cell office:value-type="string" calcext:value-type="string">
            <text:p>sometime</text:p>
          </table:table-cell>
          <table:table-cell table:formula="of:=LEN([.J182])" office:value-type="float" office:value="8" calcext:value-type="float">
            <text:p>8</text:p>
          </table:table-cell>
          <table:table-cell office:value-type="string" calcext:value-type="string">
            <text:p>blousom</text:p>
          </table:table-cell>
          <table:table-cell table:formula="of:=LEN([.L182])" office:value-type="float" office:value="7" calcext:value-type="float">
            <text:p>7</text:p>
          </table:table-cell>
          <table:table-cell office:value-type="string" calcext:value-type="string">
            <text:p>somersault</text:p>
          </table:table-cell>
          <table:table-cell table:formula="of:=LEN([.N182])" office:value-type="float" office:value="10" calcext:value-type="float">
            <text:p>10</text:p>
          </table:table-cell>
        </table:table-row>
        <table:table-row table:style-name="ro3">
          <table:table-cell office:value-type="string" calcext:value-type="string">
            <text:p>英語</text:p>
          </table:table-cell>
          <table:table-cell office:value-type="string" calcext:value-type="string">
            <text:p>「Check it out!」</text:p>
          </table:table-cell>
          <table:table-cell table:formula="of:=LEN([.B183])" office:value-type="float" office:value="15" calcext:value-type="float">
            <text:p>15</text:p>
          </table:table-cell>
          <table:table-cell office:value-type="string" calcext:value-type="string">
            <text:p>日本語ではどんな意味？</text:p>
          </table:table-cell>
          <table:table-cell table:formula="of:=LEN([.D183])" office:value-type="float" office:value="11" calcext:value-type="float">
            <text:p>11</text:p>
          </table:table-cell>
          <table:table-cell office:value-type="string" calcext:value-type="string">
            <text:p>ﾁｪｷﾗ ﾆﾎﾝｺﾞﾃﾞﾊﾄﾞﾝﾅｲﾐ?</text:p>
          </table:table-cell>
          <table:table-cell table:formula="of:=LEN([.F183])" office:value-type="float" office:value="20" calcext:value-type="float">
            <text:p>20</text:p>
          </table:table-cell>
          <table:table-cell office:value-type="string" calcext:value-type="string">
            <text:p>見てよこれ</text:p>
          </table:table-cell>
          <table:table-cell table:formula="of:=LEN([.H183])" office:value-type="float" office:value="5" calcext:value-type="float">
            <text:p>5</text:p>
          </table:table-cell>
          <table:table-cell office:value-type="string" calcext:value-type="string">
            <text:p>おーい</text:p>
          </table:table-cell>
          <table:table-cell table:formula="of:=LEN([.J183])" office:value-type="float" office:value="3" calcext:value-type="float">
            <text:p>3</text:p>
          </table:table-cell>
          <table:table-cell office:value-type="string" calcext:value-type="string">
            <text:p>じゃあね</text:p>
          </table:table-cell>
          <table:table-cell table:formula="of:=LEN([.L183])" office:value-type="float" office:value="4" calcext:value-type="float">
            <text:p>4</text:p>
          </table:table-cell>
          <table:table-cell office:value-type="string" calcext:value-type="string">
            <text:p>なんだって</text:p>
          </table:table-cell>
          <table:table-cell table:formula="of:=LEN([.N183])" office:value-type="float" office:value="5" calcext:value-type="float">
            <text:p>5</text:p>
          </table:table-cell>
        </table:table-row>
        <table:table-row table:style-name="ro3">
          <table:table-cell office:value-type="string" calcext:value-type="string">
            <text:p>地理</text:p>
          </table:table-cell>
          <table:table-cell office:value-type="string" calcext:value-type="string">
            <text:p>愛媛 香川 高知 徳島で構成される地方は？</text:p>
          </table:table-cell>
          <table:table-cell table:formula="of:=LEN([.B184])" office:value-type="float" office:value="21" calcext:value-type="float">
            <text:p>21</text:p>
          </table:table-cell>
          <table:table-cell/>
          <table:table-cell table:formula="of:=LEN([.D184])" office:value-type="float" office:value="0" calcext:value-type="float">
            <text:p>0</text:p>
          </table:table-cell>
          <table:table-cell office:value-type="string" calcext:value-type="string">
            <text:p>ｴﾋﾒ ｶｶﾞﾜ ｺｳﾁ ﾄｸｼﾏﾃﾞｺｳｾｲｻﾚﾙﾁﾎｳﾊ?</text:p>
          </table:table-cell>
          <table:table-cell table:formula="of:=LEN([.F184])" office:value-type="float" office:value="31" calcext:value-type="float">
            <text:p>31</text:p>
          </table:table-cell>
          <table:table-cell office:value-type="string" calcext:value-type="string">
            <text:p>四国</text:p>
          </table:table-cell>
          <table:table-cell table:formula="of:=LEN([.H184])" office:value-type="float" office:value="2" calcext:value-type="float">
            <text:p>2</text:p>
          </table:table-cell>
          <table:table-cell office:value-type="string" calcext:value-type="string">
            <text:p>九州</text:p>
          </table:table-cell>
          <table:table-cell table:formula="of:=LEN([.J184])" office:value-type="float" office:value="2" calcext:value-type="float">
            <text:p>2</text:p>
          </table:table-cell>
          <table:table-cell office:value-type="string" calcext:value-type="string">
            <text:p>中国</text:p>
          </table:table-cell>
          <table:table-cell table:formula="of:=LEN([.L184])" office:value-type="float" office:value="2" calcext:value-type="float">
            <text:p>2</text:p>
          </table:table-cell>
          <table:table-cell office:value-type="string" calcext:value-type="string">
            <text:p>近畿</text:p>
          </table:table-cell>
          <table:table-cell table:formula="of:=LEN([.N184])" office:value-type="float" office:value="2" calcext:value-type="float">
            <text:p>2</text:p>
          </table:table-cell>
        </table:table-row>
        <table:table-row table:style-name="ro3">
          <table:table-cell office:value-type="string" calcext:value-type="string">
            <text:p>地理</text:p>
          </table:table-cell>
          <table:table-cell office:value-type="string" calcext:value-type="string">
            <text:p>九州の最東端の岬がある県は？</text:p>
          </table:table-cell>
          <table:table-cell table:formula="of:=LEN([.B185])" office:value-type="float" office:value="14" calcext:value-type="float">
            <text:p>14</text:p>
          </table:table-cell>
          <table:table-cell/>
          <table:table-cell table:formula="of:=LEN([.D185])" office:value-type="float" office:value="0" calcext:value-type="float">
            <text:p>0</text:p>
          </table:table-cell>
          <table:table-cell office:value-type="string" calcext:value-type="string">
            <text:p>ｷｭｳｼｭｳﾉｻｲﾄｳﾀﾝﾉﾐｻｷｶﾞｱﾙｹﾝﾊ?</text:p>
          </table:table-cell>
          <table:table-cell table:formula="of:=LEN([.F185])" office:value-type="float" office:value="25" calcext:value-type="float">
            <text:p>25</text:p>
          </table:table-cell>
          <table:table-cell office:value-type="string" calcext:value-type="string">
            <text:p>大分</text:p>
          </table:table-cell>
          <table:table-cell table:formula="of:=LEN([.H185])" office:value-type="float" office:value="2" calcext:value-type="float">
            <text:p>2</text:p>
          </table:table-cell>
          <table:table-cell office:value-type="string" calcext:value-type="string">
            <text:p>宮崎</text:p>
          </table:table-cell>
          <table:table-cell table:formula="of:=LEN([.J185])" office:value-type="float" office:value="2" calcext:value-type="float">
            <text:p>2</text:p>
          </table:table-cell>
          <table:table-cell office:value-type="string" calcext:value-type="string">
            <text:p>福岡</text:p>
          </table:table-cell>
          <table:table-cell table:formula="of:=LEN([.L185])" office:value-type="float" office:value="2" calcext:value-type="float">
            <text:p>2</text:p>
          </table:table-cell>
          <table:table-cell office:value-type="string" calcext:value-type="string">
            <text:p>佐賀</text:p>
          </table:table-cell>
          <table:table-cell table:formula="of:=LEN([.N185])" office:value-type="float" office:value="2" calcext:value-type="float">
            <text:p>2</text:p>
          </table:table-cell>
        </table:table-row>
        <table:table-row table:style-name="ro3">
          <table:table-cell office:value-type="string" calcext:value-type="string">
            <text:p>地理</text:p>
          </table:table-cell>
          <table:table-cell office:value-type="string" calcext:value-type="string">
            <text:p>九州には県はいくつある？</text:p>
          </table:table-cell>
          <table:table-cell table:formula="of:=LEN([.B186])" office:value-type="float" office:value="12" calcext:value-type="float">
            <text:p>12</text:p>
          </table:table-cell>
          <table:table-cell/>
          <table:table-cell table:formula="of:=LEN([.D186])" office:value-type="float" office:value="0" calcext:value-type="float">
            <text:p>0</text:p>
          </table:table-cell>
          <table:table-cell office:value-type="string" calcext:value-type="string">
            <text:p>ｷｭｳｼｭｳﾆﾊｹﾝﾊｲｸﾂｱﾙ?</text:p>
          </table:table-cell>
          <table:table-cell table:formula="of:=LEN([.F186])" office:value-type="float" office:value="17" calcext:value-type="float">
            <text:p>17</text:p>
          </table:table-cell>
          <table:table-cell office:value-type="float" office:value="7" calcext:value-type="float">
            <text:p>7</text:p>
          </table:table-cell>
          <table:table-cell table:formula="of:=LEN([.H186])" office:value-type="float" office:value="1" calcext:value-type="float">
            <text:p>1</text:p>
          </table:table-cell>
          <table:table-cell office:value-type="float" office:value="9" calcext:value-type="float">
            <text:p>9</text:p>
          </table:table-cell>
          <table:table-cell table:formula="of:=LEN([.J186])" office:value-type="float" office:value="1" calcext:value-type="float">
            <text:p>1</text:p>
          </table:table-cell>
          <table:table-cell office:value-type="float" office:value="8" calcext:value-type="float">
            <text:p>8</text:p>
          </table:table-cell>
          <table:table-cell table:formula="of:=LEN([.L186])" office:value-type="float" office:value="1" calcext:value-type="float">
            <text:p>1</text:p>
          </table:table-cell>
          <table:table-cell office:value-type="float" office:value="10" calcext:value-type="float">
            <text:p>10</text:p>
          </table:table-cell>
          <table:table-cell table:formula="of:=LEN([.N186])" office:value-type="float" office:value="2" calcext:value-type="float">
            <text:p>2</text:p>
          </table:table-cell>
        </table:table-row>
        <table:table-row table:style-name="ro3">
          <table:table-cell office:value-type="string" calcext:value-type="string">
            <text:p>地理</text:p>
          </table:table-cell>
          <table:table-cell office:value-type="string" calcext:value-type="string">
            <text:p>伊豆大島はどこの都道府県に属する？</text:p>
          </table:table-cell>
          <table:table-cell table:formula="of:=LEN([.B187])" office:value-type="float" office:value="17" calcext:value-type="float">
            <text:p>17</text:p>
          </table:table-cell>
          <table:table-cell/>
          <table:table-cell table:formula="of:=LEN([.D187])" office:value-type="float" office:value="0" calcext:value-type="float">
            <text:p>0</text:p>
          </table:table-cell>
          <table:table-cell office:value-type="string" calcext:value-type="string">
            <text:p>ｲｽﾞｵｵｼﾏﾊﾄﾞｺﾉﾄﾄﾞｳﾌｹﾝﾆｿﾞｸｽﾙ?</text:p>
          </table:table-cell>
          <table:table-cell table:formula="of:=LEN([.F187])" office:value-type="float" office:value="26" calcext:value-type="float">
            <text:p>26</text:p>
          </table:table-cell>
          <table:table-cell office:value-type="string" calcext:value-type="string">
            <text:p>東京都</text:p>
          </table:table-cell>
          <table:table-cell table:formula="of:=LEN([.H187])" office:value-type="float" office:value="3" calcext:value-type="float">
            <text:p>3</text:p>
          </table:table-cell>
          <table:table-cell office:value-type="string" calcext:value-type="string">
            <text:p>静岡県</text:p>
          </table:table-cell>
          <table:table-cell table:formula="of:=LEN([.J187])" office:value-type="float" office:value="3" calcext:value-type="float">
            <text:p>3</text:p>
          </table:table-cell>
          <table:table-cell office:value-type="string" calcext:value-type="string">
            <text:p>神奈川県</text:p>
          </table:table-cell>
          <table:table-cell table:formula="of:=LEN([.L187])" office:value-type="float" office:value="4" calcext:value-type="float">
            <text:p>4</text:p>
          </table:table-cell>
          <table:table-cell office:value-type="string" calcext:value-type="string">
            <text:p>山梨県</text:p>
          </table:table-cell>
          <table:table-cell table:formula="of:=LEN([.N187])" office:value-type="float" office:value="3" calcext:value-type="float">
            <text:p>3</text:p>
          </table:table-cell>
        </table:table-row>
        <table:table-row table:style-name="ro3">
          <table:table-cell office:value-type="string" calcext:value-type="string">
            <text:p>地理</text:p>
          </table:table-cell>
          <table:table-cell office:value-type="string" calcext:value-type="string">
            <text:p>かつて海軍兵学校があった広島県の市は？</text:p>
          </table:table-cell>
          <table:table-cell table:formula="of:=LEN([.B188])" office:value-type="float" office:value="19" calcext:value-type="float">
            <text:p>19</text:p>
          </table:table-cell>
          <table:table-cell/>
          <table:table-cell table:formula="of:=LEN([.D188])" office:value-type="float" office:value="0" calcext:value-type="float">
            <text:p>0</text:p>
          </table:table-cell>
          <table:table-cell office:value-type="string" calcext:value-type="string">
            <text:p>ｶﾂﾃｶｲｸﾞﾝﾍｲｶﾞｯｺｳｶﾞｱｯﾀﾋﾛｼﾏｹﾝﾉｼﾊ?</text:p>
          </table:table-cell>
          <table:table-cell table:formula="of:=LEN([.F188])" office:value-type="float" office:value="30" calcext:value-type="float">
            <text:p>30</text:p>
          </table:table-cell>
          <table:table-cell office:value-type="string" calcext:value-type="string">
            <text:p>江田島市</text:p>
          </table:table-cell>
          <table:table-cell table:formula="of:=LEN([.H188])" office:value-type="float" office:value="4" calcext:value-type="float">
            <text:p>4</text:p>
          </table:table-cell>
          <table:table-cell office:value-type="string" calcext:value-type="string">
            <text:p>呉市</text:p>
          </table:table-cell>
          <table:table-cell table:formula="of:=LEN([.J188])" office:value-type="float" office:value="2" calcext:value-type="float">
            <text:p>2</text:p>
          </table:table-cell>
          <table:table-cell office:value-type="string" calcext:value-type="string">
            <text:p>広島市</text:p>
          </table:table-cell>
          <table:table-cell table:formula="of:=LEN([.L188])" office:value-type="float" office:value="3" calcext:value-type="float">
            <text:p>3</text:p>
          </table:table-cell>
          <table:table-cell office:value-type="string" calcext:value-type="string">
            <text:p>東広島市</text:p>
          </table:table-cell>
          <table:table-cell table:formula="of:=LEN([.N188])" office:value-type="float" office:value="4" calcext:value-type="float">
            <text:p>4</text:p>
          </table:table-cell>
        </table:table-row>
        <table:table-row table:style-name="ro3">
          <table:table-cell office:value-type="string" calcext:value-type="string">
            <text:p>地理</text:p>
          </table:table-cell>
          <table:table-cell office:value-type="string" calcext:value-type="string">
            <text:p>日本の都道府県の数は？</text:p>
          </table:table-cell>
          <table:table-cell table:formula="of:=LEN([.B189])" office:value-type="float" office:value="11" calcext:value-type="float">
            <text:p>11</text:p>
          </table:table-cell>
          <table:table-cell/>
          <table:table-cell table:formula="of:=LEN([.D189])" office:value-type="float" office:value="0" calcext:value-type="float">
            <text:p>0</text:p>
          </table:table-cell>
          <table:table-cell office:value-type="string" calcext:value-type="string">
            <text:p>ﾆﾎﾝﾉﾄﾄﾞｳﾌｹﾝﾉｶｽﾞﾊ?</text:p>
          </table:table-cell>
          <table:table-cell table:formula="of:=LEN([.F189])" office:value-type="float" office:value="17" calcext:value-type="float">
            <text:p>17</text:p>
          </table:table-cell>
          <table:table-cell office:value-type="float" office:value="47" calcext:value-type="float">
            <text:p>47</text:p>
          </table:table-cell>
          <table:table-cell table:formula="of:=LEN([.H189])" office:value-type="float" office:value="2" calcext:value-type="float">
            <text:p>2</text:p>
          </table:table-cell>
          <table:table-cell office:value-type="float" office:value="57" calcext:value-type="float">
            <text:p>57</text:p>
          </table:table-cell>
          <table:table-cell table:formula="of:=LEN([.J189])" office:value-type="float" office:value="2" calcext:value-type="float">
            <text:p>2</text:p>
          </table:table-cell>
          <table:table-cell office:value-type="float" office:value="42" calcext:value-type="float">
            <text:p>42</text:p>
          </table:table-cell>
          <table:table-cell table:formula="of:=LEN([.L189])" office:value-type="float" office:value="2" calcext:value-type="float">
            <text:p>2</text:p>
          </table:table-cell>
          <table:table-cell office:value-type="float" office:value="64" calcext:value-type="float">
            <text:p>64</text:p>
          </table:table-cell>
          <table:table-cell table:formula="of:=LEN([.N189])" office:value-type="float" office:value="2" calcext:value-type="float">
            <text:p>2</text:p>
          </table:table-cell>
        </table:table-row>
        <table:table-row table:style-name="ro3">
          <table:table-cell office:value-type="string" calcext:value-type="string">
            <text:p>歴史</text:p>
          </table:table-cell>
          <table:table-cell office:value-type="string" calcext:value-type="string">
            <text:p>後鳥羽上皇が島流しされたのはどこ？</text:p>
          </table:table-cell>
          <table:table-cell table:formula="of:=LEN([.B190])" office:value-type="float" office:value="17" calcext:value-type="float">
            <text:p>17</text:p>
          </table:table-cell>
          <table:table-cell/>
          <table:table-cell table:formula="of:=LEN([.D190])" office:value-type="float" office:value="0" calcext:value-type="float">
            <text:p>0</text:p>
          </table:table-cell>
          <table:table-cell office:value-type="string" calcext:value-type="string">
            <text:p>ｺﾞﾄﾊﾞｼﾞｮｳｺｳｶﾞｼﾏﾅｶﾞｼｻﾚﾀﾉﾊﾄﾞｺ?</text:p>
          </table:table-cell>
          <table:table-cell table:formula="of:=LEN([.F190])" office:value-type="float" office:value="28" calcext:value-type="float">
            <text:p>28</text:p>
          </table:table-cell>
          <table:table-cell office:value-type="string" calcext:value-type="string">
            <text:p>隠岐島</text:p>
          </table:table-cell>
          <table:table-cell table:formula="of:=LEN([.H190])" office:value-type="float" office:value="3" calcext:value-type="float">
            <text:p>3</text:p>
          </table:table-cell>
          <table:table-cell office:value-type="string" calcext:value-type="string">
            <text:p>佐渡島</text:p>
          </table:table-cell>
          <table:table-cell table:formula="of:=LEN([.J190])" office:value-type="float" office:value="3" calcext:value-type="float">
            <text:p>3</text:p>
          </table:table-cell>
          <table:table-cell office:value-type="string" calcext:value-type="string">
            <text:p>壱岐島</text:p>
          </table:table-cell>
          <table:table-cell table:formula="of:=LEN([.L190])" office:value-type="float" office:value="3" calcext:value-type="float">
            <text:p>3</text:p>
          </table:table-cell>
          <table:table-cell office:value-type="string" calcext:value-type="string">
            <text:p>淡路島</text:p>
          </table:table-cell>
          <table:table-cell table:formula="of:=LEN([.N190])" office:value-type="float" office:value="3" calcext:value-type="float">
            <text:p>3</text:p>
          </table:table-cell>
        </table:table-row>
        <table:table-row table:style-name="ro3">
          <table:table-cell office:value-type="string" calcext:value-type="string">
            <text:p>一般教養</text:p>
          </table:table-cell>
          <table:table-cell office:value-type="string" calcext:value-type="string">
            <text:p>東京発の夜行列車ムーンライトながら</text:p>
          </table:table-cell>
          <table:table-cell table:formula="of:=LEN([.B191])" office:value-type="float" office:value="17" calcext:value-type="float">
            <text:p>17</text:p>
          </table:table-cell>
          <table:table-cell office:value-type="string" calcext:value-type="string">
            <text:p>終着駅はどこ？</text:p>
          </table:table-cell>
          <table:table-cell table:formula="of:=LEN([.D191])" office:value-type="float" office:value="7" calcext:value-type="float">
            <text:p>7</text:p>
          </table:table-cell>
          <table:table-cell office:value-type="string" calcext:value-type="string">
            <text:p>ﾄｳｷｮｳﾊﾂﾉﾔｺｳﾚｯｼｬﾑｰﾝﾗｲﾄﾅｶﾞﾗ ｼｭｳﾁｬｸｴｷﾊﾄﾞｺ?</text:p>
          </table:table-cell>
          <table:table-cell table:formula="of:=LEN([.F191])" office:value-type="float" office:value="39" calcext:value-type="float">
            <text:p>39</text:p>
          </table:table-cell>
          <table:table-cell office:value-type="string" calcext:value-type="string">
            <text:p>大垣</text:p>
          </table:table-cell>
          <table:table-cell table:formula="of:=LEN([.H191])" office:value-type="float" office:value="2" calcext:value-type="float">
            <text:p>2</text:p>
          </table:table-cell>
          <table:table-cell office:value-type="string" calcext:value-type="string">
            <text:p>岐阜</text:p>
          </table:table-cell>
          <table:table-cell table:formula="of:=LEN([.J191])" office:value-type="float" office:value="2" calcext:value-type="float">
            <text:p>2</text:p>
          </table:table-cell>
          <table:table-cell office:value-type="string" calcext:value-type="string">
            <text:p>各務原</text:p>
          </table:table-cell>
          <table:table-cell table:formula="of:=LEN([.L191])" office:value-type="float" office:value="3" calcext:value-type="float">
            <text:p>3</text:p>
          </table:table-cell>
          <table:table-cell office:value-type="string" calcext:value-type="string">
            <text:p>名古屋</text:p>
          </table:table-cell>
          <table:table-cell table:formula="of:=LEN([.N191])" office:value-type="float" office:value="3" calcext:value-type="float">
            <text:p>3</text:p>
          </table:table-cell>
        </table:table-row>
        <table:table-row table:style-name="ro3">
          <table:table-cell office:value-type="string" calcext:value-type="string">
            <text:p>一般教養</text:p>
          </table:table-cell>
          <table:table-cell office:value-type="string" calcext:value-type="string">
            <text:p>東京と出雲をむすぶ寝台特急</text:p>
          </table:table-cell>
          <table:table-cell table:formula="of:=LEN([.B192])" office:value-type="float" office:value="13" calcext:value-type="float">
            <text:p>13</text:p>
          </table:table-cell>
          <table:table-cell office:value-type="string" calcext:value-type="string">
            <text:p>？？？？？いずも？</text:p>
          </table:table-cell>
          <table:table-cell table:formula="of:=LEN([.D192])" office:value-type="float" office:value="9" calcext:value-type="float">
            <text:p>9</text:p>
          </table:table-cell>
          <table:table-cell office:value-type="string" calcext:value-type="string">
            <text:p>ﾄｳｷｮｳﾄｲｽﾞﾓｦﾑｽﾌﾞｼﾝﾀﾞｲﾄｯｷｭｳ ﾅﾆｲｽﾞﾓ?</text:p>
          </table:table-cell>
          <table:table-cell table:formula="of:=LEN([.F192])" office:value-type="float" office:value="33" calcext:value-type="float">
            <text:p>33</text:p>
          </table:table-cell>
          <table:table-cell office:value-type="string" calcext:value-type="string">
            <text:p>ｻﾝﾗｲｽﾞ</text:p>
          </table:table-cell>
          <table:table-cell table:formula="of:=LEN([.H192])" office:value-type="float" office:value="6" calcext:value-type="float">
            <text:p>6</text:p>
          </table:table-cell>
          <table:table-cell office:value-type="string" calcext:value-type="string">
            <text:p>ｻﾝｾｯﾄ</text:p>
          </table:table-cell>
          <table:table-cell table:formula="of:=LEN([.J192])" office:value-type="float" office:value="5" calcext:value-type="float">
            <text:p>5</text:p>
          </table:table-cell>
          <table:table-cell office:value-type="string" calcext:value-type="string">
            <text:p>ｻﾝｼｬｲﾝ</text:p>
          </table:table-cell>
          <table:table-cell table:formula="of:=LEN([.L192])" office:value-type="float" office:value="6" calcext:value-type="float">
            <text:p>6</text:p>
          </table:table-cell>
          <table:table-cell office:value-type="string" calcext:value-type="string">
            <text:p>ﾀﾂﾉｺﾌﾟﾛ</text:p>
          </table:table-cell>
          <table:table-cell table:formula="of:=LEN([.N192])" office:value-type="float" office:value="7" calcext:value-type="float">
            <text:p>7</text:p>
          </table:table-cell>
        </table:table-row>
        <table:table-row table:style-name="ro3">
          <table:table-cell office:value-type="string" calcext:value-type="string">
            <text:p>歴史</text:p>
          </table:table-cell>
          <table:table-cell office:value-type="string" calcext:value-type="string">
            <text:p>戦国時代の武将松永久秀が爆死した時</text:p>
          </table:table-cell>
          <table:table-cell table:formula="of:=LEN([.B193])" office:value-type="float" office:value="17" calcext:value-type="float">
            <text:p>17</text:p>
          </table:table-cell>
          <table:table-cell office:value-type="string" calcext:value-type="string">
            <text:p>持っていたとされる茶器は？</text:p>
          </table:table-cell>
          <table:table-cell table:formula="of:=LEN([.D193])" office:value-type="float" office:value="13" calcext:value-type="float">
            <text:p>13</text:p>
          </table:table-cell>
          <table:table-cell office:value-type="string" calcext:value-type="string">
            <text:p>ｾﾝｺﾞｸｼﾞﾀﾞｲﾉﾌﾞｼｮｳﾏﾂﾅｶﾞﾋｻﾋﾃﾞｶﾞﾊﾞｸｼｼﾀﾄｷﾓｯﾃｲﾀﾄｻﾚﾙﾁｬｷﾊ?</text:p>
          </table:table-cell>
          <table:table-cell table:formula="of:=LEN([.F193])" office:value-type="float" office:value="50" calcext:value-type="float">
            <text:p>50</text:p>
          </table:table-cell>
          <table:table-cell office:value-type="string" calcext:value-type="string">
            <text:p>平蜘蛛</text:p>
          </table:table-cell>
          <table:table-cell table:formula="of:=LEN([.H193])" office:value-type="float" office:value="3" calcext:value-type="float">
            <text:p>3</text:p>
          </table:table-cell>
          <table:table-cell office:value-type="string" calcext:value-type="string">
            <text:p>平蝶</text:p>
          </table:table-cell>
          <table:table-cell table:formula="of:=LEN([.J193])" office:value-type="float" office:value="2" calcext:value-type="float">
            <text:p>2</text:p>
          </table:table-cell>
          <table:table-cell office:value-type="string" calcext:value-type="string">
            <text:p>平蟻</text:p>
          </table:table-cell>
          <table:table-cell table:formula="of:=LEN([.L193])" office:value-type="float" office:value="2" calcext:value-type="float">
            <text:p>2</text:p>
          </table:table-cell>
          <table:table-cell office:value-type="string" calcext:value-type="string">
            <text:p>平蛙</text:p>
          </table:table-cell>
          <table:table-cell table:formula="of:=LEN([.N193])" office:value-type="float" office:value="2" calcext:value-type="float">
            <text:p>2</text:p>
          </table:table-cell>
        </table:table-row>
        <table:table-row table:style-name="ro3">
          <table:table-cell office:value-type="string" calcext:value-type="string">
            <text:p>歴史</text:p>
          </table:table-cell>
          <table:table-cell office:value-type="string" calcext:value-type="string">
            <text:p>村上水軍が活動した海域は？</text:p>
          </table:table-cell>
          <table:table-cell table:formula="of:=LEN([.B194])" office:value-type="float" office:value="13" calcext:value-type="float">
            <text:p>13</text:p>
          </table:table-cell>
          <table:table-cell/>
          <table:table-cell table:formula="of:=LEN([.D194])" office:value-type="float" office:value="0" calcext:value-type="float">
            <text:p>0</text:p>
          </table:table-cell>
          <table:table-cell office:value-type="string" calcext:value-type="string">
            <text:p>ﾑﾗｶﾐｽｲｸﾞﾝｶﾞｶﾂﾄﾞｳｼﾀｶｲｲｷﾊ?</text:p>
          </table:table-cell>
          <table:table-cell table:formula="of:=LEN([.F194])" office:value-type="float" office:value="24" calcext:value-type="float">
            <text:p>24</text:p>
          </table:table-cell>
          <table:table-cell office:value-type="string" calcext:value-type="string">
            <text:p>瀬戸内海</text:p>
          </table:table-cell>
          <table:table-cell table:formula="of:=LEN([.H194])" office:value-type="float" office:value="4" calcext:value-type="float">
            <text:p>4</text:p>
          </table:table-cell>
          <table:table-cell office:value-type="string" calcext:value-type="string">
            <text:p>響灘</text:p>
          </table:table-cell>
          <table:table-cell table:formula="of:=LEN([.J194])" office:value-type="float" office:value="2" calcext:value-type="float">
            <text:p>2</text:p>
          </table:table-cell>
          <table:table-cell office:value-type="string" calcext:value-type="string">
            <text:p>豊後水道</text:p>
          </table:table-cell>
          <table:table-cell table:formula="of:=LEN([.L194])" office:value-type="float" office:value="4" calcext:value-type="float">
            <text:p>4</text:p>
          </table:table-cell>
          <table:table-cell office:value-type="string" calcext:value-type="string">
            <text:p>日向灘</text:p>
          </table:table-cell>
          <table:table-cell table:formula="of:=LEN([.N194])" office:value-type="float" office:value="3" calcext:value-type="float">
            <text:p>3</text:p>
          </table:table-cell>
        </table:table-row>
        <table:table-row table:style-name="ro3">
          <table:table-cell office:value-type="string" calcext:value-type="string">
            <text:p>歴史</text:p>
          </table:table-cell>
          <table:table-cell office:value-type="string" calcext:value-type="string">
            <text:p>戦国時代の武将斎藤道三は</text:p>
          </table:table-cell>
          <table:table-cell table:formula="of:=LEN([.B195])" office:value-type="float" office:value="12" calcext:value-type="float">
            <text:p>12</text:p>
          </table:table-cell>
          <table:table-cell office:value-type="string" calcext:value-type="string">
            <text:p>「美濃の？？？」と呼ばれた？</text:p>
          </table:table-cell>
          <table:table-cell table:formula="of:=LEN([.D195])" office:value-type="float" office:value="14" calcext:value-type="float">
            <text:p>14</text:p>
          </table:table-cell>
          <table:table-cell office:value-type="string" calcext:value-type="string">
            <text:p>ｾﾝｺﾞｸｼﾞﾀﾞｲﾉﾌﾞｼｮｳｻｲﾄｳﾄﾞｳｻﾝﾊﾐﾉﾉﾅﾆﾄﾖﾊﾞﾚﾀ?</text:p>
          </table:table-cell>
          <table:table-cell table:formula="of:=LEN([.F195])" office:value-type="float" office:value="38" calcext:value-type="float">
            <text:p>38</text:p>
          </table:table-cell>
          <table:table-cell office:value-type="string" calcext:value-type="string">
            <text:p>まむし</text:p>
          </table:table-cell>
          <table:table-cell table:formula="of:=LEN([.H195])" office:value-type="float" office:value="3" calcext:value-type="float">
            <text:p>3</text:p>
          </table:table-cell>
          <table:table-cell office:value-type="string" calcext:value-type="string">
            <text:p>きつね</text:p>
          </table:table-cell>
          <table:table-cell table:formula="of:=LEN([.J195])" office:value-type="float" office:value="3" calcext:value-type="float">
            <text:p>3</text:p>
          </table:table-cell>
          <table:table-cell office:value-type="string" calcext:value-type="string">
            <text:p>うさぎ</text:p>
          </table:table-cell>
          <table:table-cell table:formula="of:=LEN([.L195])" office:value-type="float" office:value="3" calcext:value-type="float">
            <text:p>3</text:p>
          </table:table-cell>
          <table:table-cell office:value-type="string" calcext:value-type="string">
            <text:p>かえる</text:p>
          </table:table-cell>
          <table:table-cell table:formula="of:=LEN([.N195])" office:value-type="float" office:value="3" calcext:value-type="float">
            <text:p>3</text:p>
          </table:table-cell>
        </table:table-row>
        <table:table-row table:style-name="ro3">
          <table:table-cell office:value-type="string" calcext:value-type="string">
            <text:p>歴史</text:p>
          </table:table-cell>
          <table:table-cell office:value-type="string" calcext:value-type="string">
            <text:p>中国における戦国時代の前の時代を</text:p>
          </table:table-cell>
          <table:table-cell table:formula="of:=LEN([.B196])" office:value-type="float" office:value="16" calcext:value-type="float">
            <text:p>16</text:p>
          </table:table-cell>
          <table:table-cell office:value-type="string" calcext:value-type="string">
            <text:p>何時代という？</text:p>
          </table:table-cell>
          <table:table-cell table:formula="of:=LEN([.D196])" office:value-type="float" office:value="7" calcext:value-type="float">
            <text:p>7</text:p>
          </table:table-cell>
          <table:table-cell office:value-type="string" calcext:value-type="string">
            <text:p>ﾁｭｳｺﾞｸﾆｵｹﾙｾﾝｺﾞｸｼﾞﾀﾞｲﾉﾏｴﾉｼﾞﾀﾞｲｦﾅﾆｼﾞﾀﾞｲﾄｲｳ?</text:p>
          </table:table-cell>
          <table:table-cell table:formula="of:=LEN([.F196])" office:value-type="float" office:value="41" calcext:value-type="float">
            <text:p>41</text:p>
          </table:table-cell>
          <table:table-cell office:value-type="string" calcext:value-type="string">
            <text:p>春秋</text:p>
          </table:table-cell>
          <table:table-cell table:formula="of:=LEN([.H196])" office:value-type="float" office:value="2" calcext:value-type="float">
            <text:p>2</text:p>
          </table:table-cell>
          <table:table-cell office:value-type="string" calcext:value-type="string">
            <text:p>西周</text:p>
          </table:table-cell>
          <table:table-cell table:formula="of:=LEN([.N196])" office:value-type="float" office:value="2" calcext:value-type="float">
            <text:p>2</text:p>
          </table:table-cell>
          <table:table-cell office:value-type="string" calcext:value-type="string">
            <text:p>前漢</text:p>
          </table:table-cell>
          <table:table-cell table:formula="of:=LEN([.L196])" office:value-type="float" office:value="2" calcext:value-type="float">
            <text:p>2</text:p>
          </table:table-cell>
          <table:table-cell office:value-type="string" calcext:value-type="string">
            <text:p>三国</text:p>
          </table:table-cell>
          <table:table-cell table:formula="of:=LEN([.N196])" office:value-type="float" office:value="2" calcext:value-type="float">
            <text:p>2</text:p>
          </table:table-cell>
        </table:table-row>
        <table:table-row table:style-name="ro3">
          <table:table-cell office:value-type="string" calcext:value-type="string">
            <text:p>ことわざ</text:p>
          </table:table-cell>
          <table:table-cell office:value-type="string" calcext:value-type="string">
            <text:p>他者の実力や権威を疑うことを</text:p>
          </table:table-cell>
          <table:table-cell table:formula="of:=LEN([.B197])" office:value-type="float" office:value="14" calcext:value-type="float">
            <text:p>14</text:p>
          </table:table-cell>
          <table:table-cell office:value-type="string" calcext:value-type="string">
            <text:p>「？？？の軽重を問う」？</text:p>
          </table:table-cell>
          <table:table-cell table:formula="of:=LEN([.D197])" office:value-type="float" office:value="12" calcext:value-type="float">
            <text:p>12</text:p>
          </table:table-cell>
          <table:table-cell office:value-type="string" calcext:value-type="string">
            <text:p>ﾀｼｬﾉｼﾞﾂﾘｮｸﾔｹﾝｲｦｳﾀｶﾞｳｺﾄｦﾅﾆﾉｹｲﾁｮｳｦﾄｳ?</text:p>
          </table:table-cell>
          <table:table-cell table:formula="of:=LEN([.F197])" office:value-type="float" office:value="35" calcext:value-type="float">
            <text:p>35</text:p>
          </table:table-cell>
          <table:table-cell office:value-type="string" calcext:value-type="string">
            <text:p>かなえ</text:p>
          </table:table-cell>
          <table:table-cell table:formula="of:=LEN([.H197])" office:value-type="float" office:value="3" calcext:value-type="float">
            <text:p>3</text:p>
          </table:table-cell>
          <table:table-cell office:value-type="string" calcext:value-type="string">
            <text:p>のぞみ</text:p>
          </table:table-cell>
          <table:table-cell table:formula="of:=LEN([.J197])" office:value-type="float" office:value="3" calcext:value-type="float">
            <text:p>3</text:p>
          </table:table-cell>
          <table:table-cell office:value-type="string" calcext:value-type="string">
            <text:p>たまえ</text:p>
          </table:table-cell>
          <table:table-cell table:formula="of:=LEN([.L197])" office:value-type="float" office:value="3" calcext:value-type="float">
            <text:p>3</text:p>
          </table:table-cell>
          <table:table-cell office:value-type="string" calcext:value-type="string">
            <text:p>わらべ</text:p>
          </table:table-cell>
          <table:table-cell table:formula="of:=LEN([.N197])" office:value-type="float" office:value="3" calcext:value-type="float">
            <text:p>3</text:p>
          </table:table-cell>
        </table:table-row>
        <table:table-row table:style-name="ro3">
          <table:table-cell office:value-type="string" calcext:value-type="string">
            <text:p>歴史</text:p>
          </table:table-cell>
          <table:table-cell office:value-type="string" calcext:value-type="string">
            <text:p>孔子は諸子百家において何家にあたる？</text:p>
          </table:table-cell>
          <table:table-cell table:formula="of:=LEN([.B198])" office:value-type="float" office:value="18" calcext:value-type="float">
            <text:p>18</text:p>
          </table:table-cell>
          <table:table-cell/>
          <table:table-cell table:formula="of:=LEN([.D198])" office:value-type="float" office:value="0" calcext:value-type="float">
            <text:p>0</text:p>
          </table:table-cell>
          <table:table-cell office:value-type="string" calcext:value-type="string">
            <text:p>ｺｳｼﾊｼｮｼﾋｬｯｹﾆｵｲﾃﾅﾆｹﾆｱﾀﾙ?</text:p>
          </table:table-cell>
          <table:table-cell table:formula="of:=LEN([.F198])" office:value-type="float" office:value="23" calcext:value-type="float">
            <text:p>23</text:p>
          </table:table-cell>
          <table:table-cell office:value-type="string" calcext:value-type="string">
            <text:p>儒家(じゅか)</text:p>
          </table:table-cell>
          <table:table-cell table:formula="of:=LEN([.H198])" office:value-type="float" office:value="7" calcext:value-type="float">
            <text:p>7</text:p>
          </table:table-cell>
          <table:table-cell office:value-type="string" calcext:value-type="string">
            <text:p>墨家(ぼくか)</text:p>
          </table:table-cell>
          <table:table-cell table:formula="of:=LEN([.J198])" office:value-type="float" office:value="7" calcext:value-type="float">
            <text:p>7</text:p>
          </table:table-cell>
          <table:table-cell office:value-type="string" calcext:value-type="string">
            <text:p>法家(ほうけ)</text:p>
          </table:table-cell>
          <table:table-cell table:formula="of:=LEN([.L198])" office:value-type="float" office:value="7" calcext:value-type="float">
            <text:p>7</text:p>
          </table:table-cell>
          <table:table-cell office:value-type="string" calcext:value-type="string">
            <text:p>道家(どうか)</text:p>
          </table:table-cell>
          <table:table-cell table:formula="of:=LEN([.N198])" office:value-type="float" office:value="7" calcext:value-type="float">
            <text:p>7</text:p>
          </table:table-cell>
        </table:table-row>
        <table:table-row table:style-name="ro3">
          <table:table-cell office:value-type="string" calcext:value-type="string">
            <text:p>ｽﾎﾟｰﾂ</text:p>
          </table:table-cell>
          <table:table-cell office:value-type="string" calcext:value-type="string">
            <text:p>ｽｹｰﾄﾎﾞｰﾄﾞのﾄﾘｯｸでﾎﾞｰﾄﾞと一緒に</text:p>
          </table:table-cell>
          <table:table-cell table:formula="of:=LEN([.B199])" office:value-type="float" office:value="24" calcext:value-type="float">
            <text:p>24</text:p>
          </table:table-cell>
          <table:table-cell office:value-type="string" calcext:value-type="string">
            <text:p>ｼﾞｬﾝﾌﾟするのを何という？</text:p>
          </table:table-cell>
          <table:table-cell table:formula="of:=LEN([.D199])" office:value-type="float" office:value="15" calcext:value-type="float">
            <text:p>15</text:p>
          </table:table-cell>
          <table:table-cell office:value-type="string" calcext:value-type="string">
            <text:p>ｽｹｰﾄﾎﾞｰﾄﾞﾉﾄﾘｯｸﾃﾞﾎﾞｰﾄﾞﾄｲｯｼｮﾆｼﾞｬﾝﾌﾟｽﾙﾉｦﾅﾝﾄｲｳ?</text:p>
          </table:table-cell>
          <table:table-cell table:formula="of:=LEN([.F199])" office:value-type="float" office:value="43" calcext:value-type="float">
            <text:p>43</text:p>
          </table:table-cell>
          <table:table-cell office:value-type="string" calcext:value-type="string">
            <text:p>ｵｰﾘｰ</text:p>
          </table:table-cell>
          <table:table-cell table:formula="of:=LEN([.H199])" office:value-type="float" office:value="4" calcext:value-type="float">
            <text:p>4</text:p>
          </table:table-cell>
          <table:table-cell office:value-type="string" calcext:value-type="string">
            <text:p>ﾌｪｲｷｰ</text:p>
          </table:table-cell>
          <table:table-cell table:formula="of:=LEN([.J199])" office:value-type="float" office:value="5" calcext:value-type="float">
            <text:p>5</text:p>
          </table:table-cell>
          <table:table-cell office:value-type="string" calcext:value-type="string">
            <text:p>ｽﾗｲﾄﾞ</text:p>
          </table:table-cell>
          <table:table-cell table:formula="of:=LEN([.L199])" office:value-type="float" office:value="5" calcext:value-type="float">
            <text:p>5</text:p>
          </table:table-cell>
          <table:table-cell office:value-type="string" calcext:value-type="string">
            <text:p>ﾁｸﾀｸ</text:p>
          </table:table-cell>
          <table:table-cell table:formula="of:=LEN([.N199])" office:value-type="float" office:value="4" calcext:value-type="float">
            <text:p>4</text:p>
          </table:table-cell>
        </table:table-row>
        <table:table-row table:style-name="ro3">
          <table:table-cell office:value-type="string" calcext:value-type="string">
            <text:p>ｹﾞｰﾑ</text:p>
          </table:table-cell>
          <table:table-cell office:value-type="string" calcext:value-type="string">
            <text:p>次のうち格闘ｹﾞｰﾑ鉄拳のﾏｲｷｬﾗでない</text:p>
          </table:table-cell>
          <table:table-cell table:formula="of:=LEN([.B200])" office:value-type="float" office:value="21" calcext:value-type="float">
            <text:p>21</text:p>
          </table:table-cell>
          <table:table-cell office:value-type="string" calcext:value-type="string">
            <text:p>動物は？</text:p>
          </table:table-cell>
          <table:table-cell table:formula="of:=LEN([.D200])" office:value-type="float" office:value="4" calcext:value-type="float">
            <text:p>4</text:p>
          </table:table-cell>
          <table:table-cell office:value-type="string" calcext:value-type="string">
            <text:p>ﾂｷﾞﾉｳﾁｶｸﾄｳｹﾞｰﾑﾃｯｹﾝﾉﾏｲｷｬﾗﾃﾞﾅｲﾄﾞｳﾌﾞﾂﾊ?</text:p>
          </table:table-cell>
          <table:table-cell table:formula="of:=LEN([.F200])" office:value-type="float" office:value="36" calcext:value-type="float">
            <text:p>36</text:p>
          </table:table-cell>
          <table:table-cell office:value-type="string" calcext:value-type="string">
            <text:p>牛</text:p>
          </table:table-cell>
          <table:table-cell table:formula="of:=LEN([.H200])" office:value-type="float" office:value="1" calcext:value-type="float">
            <text:p>1</text:p>
          </table:table-cell>
          <table:table-cell office:value-type="string" calcext:value-type="string">
            <text:p>熊</text:p>
          </table:table-cell>
          <table:table-cell table:formula="of:=LEN([.J200])" office:value-type="float" office:value="1" calcext:value-type="float">
            <text:p>1</text:p>
          </table:table-cell>
          <table:table-cell office:value-type="string" calcext:value-type="string">
            <text:p>ﾊﾟﾝﾀﾞ</text:p>
          </table:table-cell>
          <table:table-cell table:formula="of:=LEN([.L200])" office:value-type="float" office:value="5" calcext:value-type="float">
            <text:p>5</text:p>
          </table:table-cell>
          <table:table-cell office:value-type="string" calcext:value-type="string">
            <text:p>ｶﾝｶﾞﾙｰ</text:p>
          </table:table-cell>
          <table:table-cell table:formula="of:=LEN([.N200])" office:value-type="float" office:value="6" calcext:value-type="float">
            <text:p>6</text:p>
          </table:table-cell>
        </table:table-row>
        <table:table-row table:style-name="ro2" table:number-rows-repeated="1048374">
          <table:table-cell table:number-columns-repeated="15"/>
        </table:table-row>
        <table:table-row table:style-name="ro2">
          <table:table-cell table:number-columns-repeated="1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date-style style:name="N110">
      <number:month/>
      <number:text>月</number:text>
      <number:day/>
      <number:text>日</number:text>
    </number:date-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17">0000/00/00</text:date>, <text:time style:data-style-name="N2" text:time-value="0000-00-00">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9T06:47:17.69</meta:creation-date>
    <dc:date>2013-09-17T13:29:00.444000000</dc:date>
    <meta:editing-duration>P50DT5H49M42S</meta:editing-duration>
    <meta:editing-cycles>309</meta:editing-cycles>
    <meta:generator>LibreOffice/4.1.0.4$Windows_x86 LibreOffice_project/89ea49ddacd9aa532507cbf852f2bb22b1ace28</meta:generator>
    <meta:document-statistic meta:table-count="7" meta:cell-count="6800" meta:object-count="0"/>
  </office:meta>
</office:document-meta>
</file>